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Kinging Weight</text:p>
          </table:table-cell>
          <table:table-cell table:style-name="ce1" office:value-type="string" calcext:value-type="string">
            <text:p>Sigma Weight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Distribution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19415" calcext:value-type="float">
            <text:p>0.0519415</text:p>
          </table:table-cell>
          <table:table-cell table:style-name="ce1" office:value-type="float" office:value="0.343638" calcext:value-type="float">
            <text:p>0.343638</text:p>
          </table:table-cell>
          <table:table-cell table:style-name="ce1" table:formula="of:=AVERAGE([.C2]; [.C1000])" office:value-type="string" office:string-value="0.3916755" calcext:value-type="string">
            <text:p>0.3916755</text:p>
          </table:table-cell>
          <table:table-cell table:formula="of:=STDEV([.C2];[.C1000])" office:value-type="string" office:string-value="0.067935284" calcext:value-type="string">
            <text:p>0.067935284</text:p>
          </table:table-cell>
          <table:table-cell table:formula="of:=NORMDIST([.C2];[.$D$2];[.$E$2];0)" office:value-type="float" office:value="4.57341961463231" calcext:value-type="float">
            <text:p>4.5734196146</text:p>
          </table:table-cell>
          <table:table-cell table:number-columns-repeated="1018"/>
        </table:table-row>
        <table:table-row table:style-name="ro1">
          <table:table-cell table:style-name="ce1" office:value-type="float" office:value="0.0168693" calcext:value-type="float">
            <text:p>0.0168693</text:p>
          </table:table-cell>
          <table:table-cell table:style-name="ce1" office:value-type="float" office:value="0.149344" calcext:value-type="float">
            <text:p>0.149344</text:p>
          </table:table-cell>
          <table:table-cell table:style-name="ce1" office:value-type="float" office:value="0.496919" calcext:value-type="float">
            <text:p>0.496919</text:p>
          </table:table-cell>
          <table:table-cell table:style-name="ce1"/>
          <table:table-cell/>
          <table:table-cell table:formula="of:=NORMDIST([.C3];[.$D$2];[.$E$2];0)" office:value-type="float" office:value="1.76878502392554" calcext:value-type="float">
            <text:p>1.7687850239</text:p>
          </table:table-cell>
          <table:table-cell table:number-columns-repeated="1018"/>
        </table:table-row>
        <table:table-row table:style-name="ro1">
          <table:table-cell table:style-name="ce1" office:value-type="float" office:value="0.0115852" calcext:value-type="float">
            <text:p>0.0115852</text:p>
          </table:table-cell>
          <table:table-cell table:style-name="ce1" office:value-type="float" office:value="0.117294" calcext:value-type="float">
            <text:p>0.117294</text:p>
          </table:table-cell>
          <table:table-cell table:style-name="ce1" office:value-type="float" office:value="0.586429" calcext:value-type="float">
            <text:p>0.586429</text:p>
          </table:table-cell>
          <table:table-cell table:style-name="ce1"/>
          <table:table-cell/>
          <table:table-cell table:formula="of:=NORMDIST([.C4];[.$D$2];[.$E$2];0)" office:value-type="float" office:value="0.0964367795634985" calcext:value-type="float">
            <text:p>0.0964367796</text:p>
          </table:table-cell>
          <table:table-cell table:number-columns-repeated="1018"/>
        </table:table-row>
        <table:table-row table:style-name="ro1">
          <table:table-cell table:style-name="ce1" office:value-type="float" office:value="0.0115275" calcext:value-type="float">
            <text:p>0.0115275</text:p>
          </table:table-cell>
          <table:table-cell table:style-name="ce1" office:value-type="float" office:value="0.061346" calcext:value-type="float">
            <text:p>0.061346</text:p>
          </table:table-cell>
          <table:table-cell table:style-name="ce1" office:value-type="float" office:value="0.529542" calcext:value-type="float">
            <text:p>0.529542</text:p>
          </table:table-cell>
          <table:table-cell table:style-name="ce1"/>
          <table:table-cell/>
          <table:table-cell table:formula="of:=NORMDIST([.C5];[.$D$2];[.$E$2];0)" office:value-type="float" office:value="0.749064492707839" calcext:value-type="float">
            <text:p>0.7490644927</text:p>
          </table:table-cell>
          <table:table-cell table:number-columns-repeated="1018"/>
        </table:table-row>
        <table:table-row table:style-name="ro1">
          <table:table-cell table:style-name="ce1" office:value-type="float" office:value="0.0300903" calcext:value-type="float">
            <text:p>0.0300903</text:p>
          </table:table-cell>
          <table:table-cell table:style-name="ce1" office:value-type="float" office:value="0.13697" calcext:value-type="float">
            <text:p>0.13697</text:p>
          </table:table-cell>
          <table:table-cell table:style-name="ce1" office:value-type="float" office:value="0.618654" calcext:value-type="float">
            <text:p>0.618654</text:p>
          </table:table-cell>
          <table:table-cell table:style-name="ce1"/>
          <table:table-cell/>
          <table:table-cell table:formula="of:=NORMDIST([.C6];[.$D$2];[.$E$2];0)" office:value-type="float" office:value="0.0221214047131309" calcext:value-type="float">
            <text:p>0.0221214047</text:p>
          </table:table-cell>
          <table:table-cell table:number-columns-repeated="1018"/>
        </table:table-row>
        <table:table-row table:style-name="ro1">
          <table:table-cell table:style-name="ce1" office:value-type="float" office:value="0.0185867" calcext:value-type="float">
            <text:p>0.0185867</text:p>
          </table:table-cell>
          <table:table-cell table:style-name="ce1" office:value-type="float" office:value="0.0385726" calcext:value-type="float">
            <text:p>0.0385726</text:p>
          </table:table-cell>
          <table:table-cell table:style-name="ce1" office:value-type="float" office:value="0.105633" calcext:value-type="float">
            <text:p>0.105633</text:p>
          </table:table-cell>
          <table:table-cell table:style-name="ce1"/>
          <table:table-cell/>
          <table:table-cell table:formula="of:=NORMDIST([.C7];[.$D$2];[.$E$2];0)" office:value-type="float" office:value="0.000830107721735423" calcext:value-type="float">
            <text:p>0.0008301077</text:p>
          </table:table-cell>
          <table:table-cell table:number-columns-repeated="1018"/>
        </table:table-row>
        <table:table-row table:style-name="ro1">
          <table:table-cell table:style-name="ce1" office:value-type="float" office:value="0.0316791" calcext:value-type="float">
            <text:p>0.0316791</text:p>
          </table:table-cell>
          <table:table-cell table:style-name="ce1" office:value-type="float" office:value="0.013662" calcext:value-type="float">
            <text:p>0.013662</text:p>
          </table:table-cell>
          <table:table-cell table:style-name="ce1" office:value-type="float" office:value="0.458153" calcext:value-type="float">
            <text:p>0.458153</text:p>
          </table:table-cell>
          <table:table-cell table:style-name="ce1"/>
          <table:table-cell/>
          <table:table-cell table:formula="of:=NORMDIST([.C8];[.$D$2];[.$E$2];0)" office:value-type="float" office:value="3.63820122230519" calcext:value-type="float">
            <text:p>3.6382012223</text:p>
          </table:table-cell>
          <table:table-cell table:number-columns-repeated="1018"/>
        </table:table-row>
        <table:table-row table:style-name="ro1">
          <table:table-cell table:style-name="ce1" office:value-type="float" office:value="0.0362392" calcext:value-type="float">
            <text:p>0.0362392</text:p>
          </table:table-cell>
          <table:table-cell table:style-name="ce1" office:value-type="float" office:value="0.0658917" calcext:value-type="float">
            <text:p>0.0658917</text:p>
          </table:table-cell>
          <table:table-cell table:style-name="ce1" office:value-type="float" office:value="0.586399" calcext:value-type="float">
            <text:p>0.586399</text:p>
          </table:table-cell>
          <table:table-cell table:style-name="ce1"/>
          <table:table-cell/>
          <table:table-cell table:formula="of:=NORMDIST([.C9];[.$D$2];[.$E$2];0)" office:value-type="float" office:value="0.0965589313684062" calcext:value-type="float">
            <text:p>0.0965589314</text:p>
          </table:table-cell>
          <table:table-cell table:number-columns-repeated="1018"/>
        </table:table-row>
        <table:table-row table:style-name="ro1">
          <table:table-cell table:style-name="ce1" office:value-type="float" office:value="0.0274977" calcext:value-type="float">
            <text:p>0.0274977</text:p>
          </table:table-cell>
          <table:table-cell table:style-name="ce1" office:value-type="float" office:value="0.00435581" calcext:value-type="float">
            <text:p>0.00435581</text:p>
          </table:table-cell>
          <table:table-cell table:style-name="ce1" office:value-type="float" office:value="0.522606" calcext:value-type="float">
            <text:p>0.522606</text:p>
          </table:table-cell>
          <table:table-cell table:style-name="ce1"/>
          <table:table-cell/>
          <table:table-cell table:formula="of:=NORMDIST([.C10];[.$D$2];[.$E$2];0)" office:value-type="float" office:value="0.916724606336171" calcext:value-type="float">
            <text:p>0.9167246063</text:p>
          </table:table-cell>
          <table:table-cell table:number-columns-repeated="1018"/>
        </table:table-row>
        <table:table-row table:style-name="ro1">
          <table:table-cell table:style-name="ce1" office:value-type="float" office:value="0.0210001" calcext:value-type="float">
            <text:p>0.0210001</text:p>
          </table:table-cell>
          <table:table-cell table:style-name="ce1" office:value-type="float" office:value="-0.0184041" calcext:value-type="float">
            <text:p>-0.0184041</text:p>
          </table:table-cell>
          <table:table-cell table:style-name="ce1" office:value-type="float" office:value="0.46255" calcext:value-type="float">
            <text:p>0.46255</text:p>
          </table:table-cell>
          <table:table-cell table:style-name="ce1"/>
          <table:table-cell/>
          <table:table-cell table:formula="of:=NORMDIST([.C11];[.$D$2];[.$E$2];0)" office:value-type="float" office:value="3.40777754306352" calcext:value-type="float">
            <text:p>3.4077775431</text:p>
          </table:table-cell>
          <table:table-cell table:number-columns-repeated="1018"/>
        </table:table-row>
        <table:table-row table:style-name="ro1">
          <table:table-cell table:style-name="ce1" office:value-type="float" office:value="0.0358891" calcext:value-type="float">
            <text:p>0.0358891</text:p>
          </table:table-cell>
          <table:table-cell table:style-name="ce1" office:value-type="float" office:value="0.0948192" calcext:value-type="float">
            <text:p>0.0948192</text:p>
          </table:table-cell>
          <table:table-cell table:style-name="ce1" office:value-type="float" office:value="0.411138" calcext:value-type="float">
            <text:p>0.411138</text:p>
          </table:table-cell>
          <table:table-cell table:style-name="ce1"/>
          <table:table-cell/>
          <table:table-cell table:formula="of:=NORMDIST([.C12];[.$D$2];[.$E$2];0)" office:value-type="float" office:value="5.63627912577525" calcext:value-type="float">
            <text:p>5.6362791258</text:p>
          </table:table-cell>
          <table:table-cell table:number-columns-repeated="1018"/>
        </table:table-row>
        <table:table-row table:style-name="ro1">
          <table:table-cell table:style-name="ce1" office:value-type="float" office:value="0.030059" calcext:value-type="float">
            <text:p>0.030059</text:p>
          </table:table-cell>
          <table:table-cell table:style-name="ce1" office:value-type="float" office:value="-0.0372915" calcext:value-type="float">
            <text:p>-0.0372915</text:p>
          </table:table-cell>
          <table:table-cell table:style-name="ce1" office:value-type="float" office:value="0.623493" calcext:value-type="float">
            <text:p>0.623493</text:p>
          </table:table-cell>
          <table:table-cell table:style-name="ce1"/>
          <table:table-cell/>
          <table:table-cell table:formula="of:=NORMDIST([.C13];[.$D$2];[.$E$2];0)" office:value-type="float" office:value="0.0173922355074879" calcext:value-type="float">
            <text:p>0.0173922355</text:p>
          </table:table-cell>
          <table:table-cell table:number-columns-repeated="1018"/>
        </table:table-row>
        <table:table-row table:style-name="ro1">
          <table:table-cell table:style-name="ce1" office:value-type="float" office:value="0.024515" calcext:value-type="float">
            <text:p>0.024515</text:p>
          </table:table-cell>
          <table:table-cell table:style-name="ce1" office:value-type="float" office:value="0.000385325" calcext:value-type="float">
            <text:p>0.000385325</text:p>
          </table:table-cell>
          <table:table-cell table:style-name="ce1" office:value-type="float" office:value="0.518159" calcext:value-type="float">
            <text:p>0.518159</text:p>
          </table:table-cell>
          <table:table-cell table:style-name="ce1"/>
          <table:table-cell/>
          <table:table-cell table:formula="of:=NORMDIST([.C14];[.$D$2];[.$E$2];0)" office:value-type="float" office:value="1.03776364097765" calcext:value-type="float">
            <text:p>1.037763641</text:p>
          </table:table-cell>
          <table:table-cell table:number-columns-repeated="1018"/>
        </table:table-row>
        <table:table-row table:style-name="ro1">
          <table:table-cell table:style-name="ce1" office:value-type="float" office:value="0.0331036" calcext:value-type="float">
            <text:p>0.0331036</text:p>
          </table:table-cell>
          <table:table-cell table:style-name="ce1" office:value-type="float" office:value="0.0717097" calcext:value-type="float">
            <text:p>0.0717097</text:p>
          </table:table-cell>
          <table:table-cell table:style-name="ce1" office:value-type="float" office:value="0.454285" calcext:value-type="float">
            <text:p>0.454285</text:p>
          </table:table-cell>
          <table:table-cell table:style-name="ce1"/>
          <table:table-cell/>
          <table:table-cell table:formula="of:=NORMDIST([.C15];[.$D$2];[.$E$2];0)" office:value-type="float" office:value="3.8404259176599" calcext:value-type="float">
            <text:p>3.8404259177</text:p>
          </table:table-cell>
          <table:table-cell table:number-columns-repeated="1018"/>
        </table:table-row>
        <table:table-row table:style-name="ro1">
          <table:table-cell table:style-name="ce1" office:value-type="float" office:value="0.0225799" calcext:value-type="float">
            <text:p>0.0225799</text:p>
          </table:table-cell>
          <table:table-cell table:style-name="ce1" office:value-type="float" office:value="0.118977" calcext:value-type="float">
            <text:p>0.118977</text:p>
          </table:table-cell>
          <table:table-cell table:style-name="ce1" office:value-type="float" office:value="0.383583" calcext:value-type="float">
            <text:p>0.383583</text:p>
          </table:table-cell>
          <table:table-cell table:style-name="ce1"/>
          <table:table-cell/>
          <table:table-cell table:formula="of:=NORMDIST([.C16];[.$D$2];[.$E$2];0)" office:value-type="float" office:value="5.83087063683708" calcext:value-type="float">
            <text:p>5.8308706368</text:p>
          </table:table-cell>
          <table:table-cell table:number-columns-repeated="1018"/>
        </table:table-row>
        <table:table-row table:style-name="ro1">
          <table:table-cell table:style-name="ce1" office:value-type="float" office:value="0.0150096" calcext:value-type="float">
            <text:p>0.0150096</text:p>
          </table:table-cell>
          <table:table-cell table:style-name="ce1" office:value-type="float" office:value="0.107263" calcext:value-type="float">
            <text:p>0.107263</text:p>
          </table:table-cell>
          <table:table-cell table:style-name="ce1" office:value-type="float" office:value="0.291123" calcext:value-type="float">
            <text:p>0.291123</text:p>
          </table:table-cell>
          <table:table-cell table:style-name="ce1"/>
          <table:table-cell/>
          <table:table-cell table:formula="of:=NORMDIST([.C17];[.$D$2];[.$E$2];0)" office:value-type="float" office:value="1.96379890812361" calcext:value-type="float">
            <text:p>1.9637989081</text:p>
          </table:table-cell>
          <table:table-cell table:number-columns-repeated="1018"/>
        </table:table-row>
        <table:table-row table:style-name="ro1">
          <table:table-cell table:style-name="ce1" office:value-type="float" office:value="0.0189624" calcext:value-type="float">
            <text:p>0.0189624</text:p>
          </table:table-cell>
          <table:table-cell table:style-name="ce1" office:value-type="float" office:value="-0.023386" calcext:value-type="float">
            <text:p>-0.023386</text:p>
          </table:table-cell>
          <table:table-cell table:style-name="ce1" office:value-type="float" office:value="0.386549" calcext:value-type="float">
            <text:p>0.386549</text:p>
          </table:table-cell>
          <table:table-cell table:style-name="ce1"/>
          <table:table-cell/>
          <table:table-cell table:formula="of:=NORMDIST([.C18];[.$D$2];[.$E$2];0)" office:value-type="float" office:value="5.85569082455661" calcext:value-type="float">
            <text:p>5.8556908246</text:p>
          </table:table-cell>
          <table:table-cell table:number-columns-repeated="1018"/>
        </table:table-row>
        <table:table-row table:style-name="ro1">
          <table:table-cell table:style-name="ce1" office:value-type="float" office:value="0.0251205" calcext:value-type="float">
            <text:p>0.0251205</text:p>
          </table:table-cell>
          <table:table-cell table:style-name="ce1" office:value-type="float" office:value="-0.0424312" calcext:value-type="float">
            <text:p>-0.0424312</text:p>
          </table:table-cell>
          <table:table-cell table:style-name="ce1" office:value-type="float" office:value="0.600393" calcext:value-type="float">
            <text:p>0.600393</text:p>
          </table:table-cell>
          <table:table-cell table:style-name="ce1"/>
          <table:table-cell/>
          <table:table-cell table:formula="of:=NORMDIST([.C19];[.$D$2];[.$E$2];0)" office:value-type="float" office:value="0.0523790203666086" calcext:value-type="float">
            <text:p>0.0523790204</text:p>
          </table:table-cell>
          <table:table-cell table:number-columns-repeated="1018"/>
        </table:table-row>
        <table:table-row table:style-name="ro1">
          <table:table-cell table:style-name="ce1" office:value-type="float" office:value="0.0258214" calcext:value-type="float">
            <text:p>0.0258214</text:p>
          </table:table-cell>
          <table:table-cell table:style-name="ce1" office:value-type="float" office:value="0.135541" calcext:value-type="float">
            <text:p>0.135541</text:p>
          </table:table-cell>
          <table:table-cell table:style-name="ce1" office:value-type="float" office:value="0.309027" calcext:value-type="float">
            <text:p>0.309027</text:p>
          </table:table-cell>
          <table:table-cell table:style-name="ce1"/>
          <table:table-cell/>
          <table:table-cell table:formula="of:=NORMDIST([.C20];[.$D$2];[.$E$2];0)" office:value-type="float" office:value="2.80171428046948" calcext:value-type="float">
            <text:p>2.8017142805</text:p>
          </table:table-cell>
          <table:table-cell table:number-columns-repeated="1018"/>
        </table:table-row>
        <table:table-row table:style-name="ro1">
          <table:table-cell table:style-name="ce1" office:value-type="float" office:value="0.0183515" calcext:value-type="float">
            <text:p>0.0183515</text:p>
          </table:table-cell>
          <table:table-cell table:style-name="ce1" office:value-type="float" office:value="0.0892927" calcext:value-type="float">
            <text:p>0.0892927</text:p>
          </table:table-cell>
          <table:table-cell table:style-name="ce1" office:value-type="float" office:value="0.340868" calcext:value-type="float">
            <text:p>0.340868</text:p>
          </table:table-cell>
          <table:table-cell table:style-name="ce1"/>
          <table:table-cell/>
          <table:table-cell table:formula="of:=NORMDIST([.C21];[.$D$2];[.$E$2];0)" office:value-type="float" office:value="4.43975100136993" calcext:value-type="float">
            <text:p>4.4397510014</text:p>
          </table:table-cell>
          <table:table-cell table:number-columns-repeated="1018"/>
        </table:table-row>
        <table:table-row table:style-name="ro1">
          <table:table-cell table:style-name="ce1" office:value-type="float" office:value="0.0178252" calcext:value-type="float">
            <text:p>0.0178252</text:p>
          </table:table-cell>
          <table:table-cell table:style-name="ce1" office:value-type="float" office:value="0.124293" calcext:value-type="float">
            <text:p>0.124293</text:p>
          </table:table-cell>
          <table:table-cell table:style-name="ce1" office:value-type="float" office:value="0.733062" calcext:value-type="float">
            <text:p>0.733062</text:p>
          </table:table-cell>
          <table:table-cell table:style-name="ce1"/>
          <table:table-cell/>
          <table:table-cell table:formula="of:=NORMDIST([.C22];[.$D$2];[.$E$2];0)" office:value-type="float" office:value="0.0000192901379622606" calcext:value-type="float">
            <text:p>1.92901379622606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372516" calcext:value-type="float">
            <text:p>0.0372516</text:p>
          </table:table-cell>
          <table:table-cell table:style-name="ce1" office:value-type="float" office:value="-0.0437549" calcext:value-type="float">
            <text:p>-0.0437549</text:p>
          </table:table-cell>
          <table:table-cell table:style-name="ce1" office:value-type="float" office:value="0.234567" calcext:value-type="float">
            <text:p>0.234567</text:p>
          </table:table-cell>
          <table:table-cell table:style-name="ce1"/>
          <table:table-cell/>
          <table:table-cell table:formula="of:=NORMDIST([.C23];[.$D$2];[.$E$2];0)" office:value-type="float" office:value="0.405009582264172" calcext:value-type="float">
            <text:p>0.4050095823</text:p>
          </table:table-cell>
          <table:table-cell table:number-columns-repeated="1018"/>
        </table:table-row>
        <table:table-row table:style-name="ro1">
          <table:table-cell table:style-name="ce1" office:value-type="float" office:value="0.0095643" calcext:value-type="float">
            <text:p>0.0095643</text:p>
          </table:table-cell>
          <table:table-cell table:style-name="ce1" office:value-type="float" office:value="0.00689646" calcext:value-type="float">
            <text:p>0.00689646</text:p>
          </table:table-cell>
          <table:table-cell table:style-name="ce1" office:value-type="float" office:value="0.582299" calcext:value-type="float">
            <text:p>0.582299</text:p>
          </table:table-cell>
          <table:table-cell table:style-name="ce1"/>
          <table:table-cell/>
          <table:table-cell table:formula="of:=NORMDIST([.C24];[.$D$2];[.$E$2];0)" office:value-type="float" office:value="0.114585187788401" calcext:value-type="float">
            <text:p>0.1145851878</text:p>
          </table:table-cell>
          <table:table-cell table:number-columns-repeated="1018"/>
        </table:table-row>
        <table:table-row table:style-name="ro1">
          <table:table-cell table:style-name="ce1" office:value-type="float" office:value="0.0387021" calcext:value-type="float">
            <text:p>0.0387021</text:p>
          </table:table-cell>
          <table:table-cell table:style-name="ce1" office:value-type="float" office:value="0.0599754" calcext:value-type="float">
            <text:p>0.0599754</text:p>
          </table:table-cell>
          <table:table-cell table:style-name="ce1" office:value-type="float" office:value="0.793114" calcext:value-type="float">
            <text:p>0.793114</text:p>
          </table:table-cell>
          <table:table-cell table:style-name="ce1"/>
          <table:table-cell/>
          <table:table-cell table:formula="of:=NORMDIST([.C25];[.$D$2];[.$E$2];0)" office:value-type="float" office:value="0.000000153639939875878" calcext:value-type="float">
            <text:p>1.53639939875878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208213" calcext:value-type="float">
            <text:p>0.0208213</text:p>
          </table:table-cell>
          <table:table-cell table:style-name="ce1" office:value-type="float" office:value="0.0603177" calcext:value-type="float">
            <text:p>0.0603177</text:p>
          </table:table-cell>
          <table:table-cell table:style-name="ce1" office:value-type="float" office:value="0.714568" calcext:value-type="float">
            <text:p>0.714568</text:p>
          </table:table-cell>
          <table:table-cell table:style-name="ce1"/>
          <table:table-cell/>
          <table:table-cell table:formula="of:=NORMDIST([.C26];[.$D$2];[.$E$2];0)" office:value-type="float" office:value="0.0000730059141506723" calcext:value-type="float">
            <text:p>7.30059141506723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157961" calcext:value-type="float">
            <text:p>0.0157961</text:p>
          </table:table-cell>
          <table:table-cell table:style-name="ce1" office:value-type="float" office:value="0.130997" calcext:value-type="float">
            <text:p>0.130997</text:p>
          </table:table-cell>
          <table:table-cell table:style-name="ce1" office:value-type="float" office:value="0.462116" calcext:value-type="float">
            <text:p>0.462116</text:p>
          </table:table-cell>
          <table:table-cell table:style-name="ce1"/>
          <table:table-cell/>
          <table:table-cell table:formula="of:=NORMDIST([.C27];[.$D$2];[.$E$2];0)" office:value-type="float" office:value="3.43049564581837" calcext:value-type="float">
            <text:p>3.4304956458</text:p>
          </table:table-cell>
          <table:table-cell table:number-columns-repeated="1018"/>
        </table:table-row>
        <table:table-row table:style-name="ro1">
          <table:table-cell table:style-name="ce1" office:value-type="float" office:value="0.0274678" calcext:value-type="float">
            <text:p>0.0274678</text:p>
          </table:table-cell>
          <table:table-cell table:style-name="ce1" office:value-type="float" office:value="0.0588398" calcext:value-type="float">
            <text:p>0.0588398</text:p>
          </table:table-cell>
          <table:table-cell table:style-name="ce1" office:value-type="float" office:value="0.560779" calcext:value-type="float">
            <text:p>0.560779</text:p>
          </table:table-cell>
          <table:table-cell table:style-name="ce1"/>
          <table:table-cell/>
          <table:table-cell table:formula="of:=NORMDIST([.C28];[.$D$2];[.$E$2];0)" office:value-type="float" office:value="0.265070313982319" calcext:value-type="float">
            <text:p>0.265070314</text:p>
          </table:table-cell>
          <table:table-cell table:number-columns-repeated="1018"/>
        </table:table-row>
        <table:table-row table:style-name="ro1">
          <table:table-cell table:style-name="ce1" office:value-type="float" office:value="0.0129649" calcext:value-type="float">
            <text:p>0.0129649</text:p>
          </table:table-cell>
          <table:table-cell table:style-name="ce1" office:value-type="float" office:value="0.0305091" calcext:value-type="float">
            <text:p>0.0305091</text:p>
          </table:table-cell>
          <table:table-cell table:style-name="ce1" office:value-type="float" office:value="0.285145" calcext:value-type="float">
            <text:p>0.285145</text:p>
          </table:table-cell>
          <table:table-cell table:style-name="ce1"/>
          <table:table-cell/>
          <table:table-cell table:formula="of:=NORMDIST([.C29];[.$D$2];[.$E$2];0)" office:value-type="float" office:value="1.71732033406784" calcext:value-type="float">
            <text:p>1.7173203341</text:p>
          </table:table-cell>
          <table:table-cell table:number-columns-repeated="1018"/>
        </table:table-row>
        <table:table-row table:style-name="ro1">
          <table:table-cell table:style-name="ce1" office:value-type="float" office:value="0.0334582" calcext:value-type="float">
            <text:p>0.0334582</text:p>
          </table:table-cell>
          <table:table-cell table:style-name="ce1" office:value-type="float" office:value="-0.024133" calcext:value-type="float">
            <text:p>-0.024133</text:p>
          </table:table-cell>
          <table:table-cell table:style-name="ce1" office:value-type="float" office:value="0.377823" calcext:value-type="float">
            <text:p>0.377823</text:p>
          </table:table-cell>
          <table:table-cell table:style-name="ce1"/>
          <table:table-cell/>
          <table:table-cell table:formula="of:=NORMDIST([.C30];[.$D$2];[.$E$2];0)" office:value-type="float" office:value="5.75156566409279" calcext:value-type="float">
            <text:p>5.7515656641</text:p>
          </table:table-cell>
          <table:table-cell table:number-columns-repeated="1018"/>
        </table:table-row>
        <table:table-row table:style-name="ro1">
          <table:table-cell table:style-name="ce1" office:value-type="float" office:value="0.040588" calcext:value-type="float">
            <text:p>0.040588</text:p>
          </table:table-cell>
          <table:table-cell table:style-name="ce1" office:value-type="float" office:value="0.143006" calcext:value-type="float">
            <text:p>0.143006</text:p>
          </table:table-cell>
          <table:table-cell table:style-name="ce1" office:value-type="float" office:value="0.555447" calcext:value-type="float">
            <text:p>0.555447</text:p>
          </table:table-cell>
          <table:table-cell table:style-name="ce1"/>
          <table:table-cell/>
          <table:table-cell table:formula="of:=NORMDIST([.C31];[.$D$2];[.$E$2];0)" office:value-type="float" office:value="0.321270162452007" calcext:value-type="float">
            <text:p>0.3212701625</text:p>
          </table:table-cell>
          <table:table-cell table:number-columns-repeated="1018"/>
        </table:table-row>
        <table:table-row table:style-name="ro1">
          <table:table-cell table:style-name="ce1" office:value-type="float" office:value="0.0276509" calcext:value-type="float">
            <text:p>0.0276509</text:p>
          </table:table-cell>
          <table:table-cell table:style-name="ce1" office:value-type="float" office:value="0.0805159" calcext:value-type="float">
            <text:p>0.0805159</text:p>
          </table:table-cell>
          <table:table-cell table:style-name="ce1" office:value-type="float" office:value="1.02175" calcext:value-type="float">
            <text:p>1.02175</text:p>
          </table:table-cell>
          <table:table-cell table:style-name="ce1"/>
          <table:table-cell/>
          <table:table-cell table:formula="of:=NORMDIST([.C32];[.$D$2];[.$E$2];0)" office:value-type="float" office:value="1.23051016707069E-018" calcext:value-type="float">
            <text:p>1.23051016707069E-18</text:p>
          </table:table-cell>
          <table:table-cell table:number-columns-repeated="1018"/>
        </table:table-row>
        <table:table-row table:style-name="ro1">
          <table:table-cell table:style-name="ce1" office:value-type="float" office:value="0.0156228" calcext:value-type="float">
            <text:p>0.0156228</text:p>
          </table:table-cell>
          <table:table-cell table:style-name="ce1" office:value-type="float" office:value="-0.0224862" calcext:value-type="float">
            <text:p>-0.0224862</text:p>
          </table:table-cell>
          <table:table-cell table:style-name="ce1" office:value-type="float" office:value="0.555202" calcext:value-type="float">
            <text:p>0.555202</text:p>
          </table:table-cell>
          <table:table-cell table:style-name="ce1"/>
          <table:table-cell/>
          <table:table-cell table:formula="of:=NORMDIST([.C33];[.$D$2];[.$E$2];0)" office:value-type="float" office:value="0.324073315744103" calcext:value-type="float">
            <text:p>0.3240733157</text:p>
          </table:table-cell>
          <table:table-cell table:number-columns-repeated="1018"/>
        </table:table-row>
        <table:table-row table:style-name="ro1">
          <table:table-cell table:style-name="ce1" office:value-type="float" office:value="0.0223839" calcext:value-type="float">
            <text:p>0.0223839</text:p>
          </table:table-cell>
          <table:table-cell table:style-name="ce1" office:value-type="float" office:value="0.0663856" calcext:value-type="float">
            <text:p>0.0663856</text:p>
          </table:table-cell>
          <table:table-cell table:style-name="ce1" office:value-type="float" office:value="0.480523" calcext:value-type="float">
            <text:p>0.480523</text:p>
          </table:table-cell>
          <table:table-cell table:style-name="ce1"/>
          <table:table-cell/>
          <table:table-cell table:formula="of:=NORMDIST([.C34];[.$D$2];[.$E$2];0)" office:value-type="float" office:value="2.49691849136551" calcext:value-type="float">
            <text:p>2.4969184914</text:p>
          </table:table-cell>
          <table:table-cell table:number-columns-repeated="1018"/>
        </table:table-row>
        <table:table-row table:style-name="ro1">
          <table:table-cell table:style-name="ce1" office:value-type="float" office:value="0.0073776" calcext:value-type="float">
            <text:p>0.0073776</text:p>
          </table:table-cell>
          <table:table-cell table:style-name="ce1" office:value-type="float" office:value="0.105051" calcext:value-type="float">
            <text:p>0.105051</text:p>
          </table:table-cell>
          <table:table-cell table:style-name="ce1" office:value-type="float" office:value="0.413566" calcext:value-type="float">
            <text:p>0.413566</text:p>
          </table:table-cell>
          <table:table-cell table:style-name="ce1"/>
          <table:table-cell/>
          <table:table-cell table:formula="of:=NORMDIST([.C35];[.$D$2];[.$E$2];0)" office:value-type="float" office:value="5.57530192264956" calcext:value-type="float">
            <text:p>5.5753019226</text:p>
          </table:table-cell>
          <table:table-cell table:number-columns-repeated="1018"/>
        </table:table-row>
        <table:table-row table:style-name="ro1">
          <table:table-cell table:style-name="ce1" office:value-type="float" office:value="0.0138215" calcext:value-type="float">
            <text:p>0.0138215</text:p>
          </table:table-cell>
          <table:table-cell table:style-name="ce1" office:value-type="float" office:value="0.0209941" calcext:value-type="float">
            <text:p>0.0209941</text:p>
          </table:table-cell>
          <table:table-cell table:style-name="ce1" office:value-type="float" office:value="0.475536" calcext:value-type="float">
            <text:p>0.475536</text:p>
          </table:table-cell>
          <table:table-cell table:style-name="ce1"/>
          <table:table-cell/>
          <table:table-cell table:formula="of:=NORMDIST([.C36];[.$D$2];[.$E$2];0)" office:value-type="float" office:value="2.74112379354441" calcext:value-type="float">
            <text:p>2.7411237935</text:p>
          </table:table-cell>
          <table:table-cell table:number-columns-repeated="1018"/>
        </table:table-row>
        <table:table-row table:style-name="ro1">
          <table:table-cell table:style-name="ce1" office:value-type="float" office:value="0.00500982" calcext:value-type="float">
            <text:p>0.00500982</text:p>
          </table:table-cell>
          <table:table-cell table:style-name="ce1" office:value-type="float" office:value="0.0926189" calcext:value-type="float">
            <text:p>0.0926189</text:p>
          </table:table-cell>
          <table:table-cell table:style-name="ce1" office:value-type="float" office:value="0.603533" calcext:value-type="float">
            <text:p>0.603533</text:p>
          </table:table-cell>
          <table:table-cell table:style-name="ce1"/>
          <table:table-cell/>
          <table:table-cell table:formula="of:=NORMDIST([.C37];[.$D$2];[.$E$2];0)" office:value-type="float" office:value="0.0453964952514819" calcext:value-type="float">
            <text:p>0.0453964953</text:p>
          </table:table-cell>
          <table:table-cell table:number-columns-repeated="1018"/>
        </table:table-row>
        <table:table-row table:style-name="ro1">
          <table:table-cell table:style-name="ce1" office:value-type="float" office:value="0.0223315" calcext:value-type="float">
            <text:p>0.0223315</text:p>
          </table:table-cell>
          <table:table-cell table:style-name="ce1" office:value-type="float" office:value="0.138477" calcext:value-type="float">
            <text:p>0.138477</text:p>
          </table:table-cell>
          <table:table-cell table:style-name="ce1" office:value-type="float" office:value="0.371834" calcext:value-type="float">
            <text:p>0.371834</text:p>
          </table:table-cell>
          <table:table-cell table:style-name="ce1"/>
          <table:table-cell/>
          <table:table-cell table:formula="of:=NORMDIST([.C38];[.$D$2];[.$E$2];0)" office:value-type="float" office:value="5.62719051975059" calcext:value-type="float">
            <text:p>5.6271905198</text:p>
          </table:table-cell>
          <table:table-cell table:number-columns-repeated="1018"/>
        </table:table-row>
        <table:table-row table:style-name="ro1">
          <table:table-cell table:style-name="ce1" office:value-type="float" office:value="0.0365433" calcext:value-type="float">
            <text:p>0.0365433</text:p>
          </table:table-cell>
          <table:table-cell table:style-name="ce1" office:value-type="float" office:value="0.0710544" calcext:value-type="float">
            <text:p>0.0710544</text:p>
          </table:table-cell>
          <table:table-cell table:style-name="ce1" office:value-type="float" office:value="0.528516" calcext:value-type="float">
            <text:p>0.528516</text:p>
          </table:table-cell>
          <table:table-cell table:style-name="ce1"/>
          <table:table-cell/>
          <table:table-cell table:formula="of:=NORMDIST([.C39];[.$D$2];[.$E$2];0)" office:value-type="float" office:value="0.772289879198037" calcext:value-type="float">
            <text:p>0.7722898792</text:p>
          </table:table-cell>
          <table:table-cell table:number-columns-repeated="1018"/>
        </table:table-row>
        <table:table-row table:style-name="ro1">
          <table:table-cell table:style-name="ce1" office:value-type="float" office:value="0.0205156" calcext:value-type="float">
            <text:p>0.0205156</text:p>
          </table:table-cell>
          <table:table-cell table:style-name="ce1" office:value-type="float" office:value="0.00821491" calcext:value-type="float">
            <text:p>0.00821491</text:p>
          </table:table-cell>
          <table:table-cell table:style-name="ce1" office:value-type="float" office:value="0.733441" calcext:value-type="float">
            <text:p>0.733441</text:p>
          </table:table-cell>
          <table:table-cell table:style-name="ce1"/>
          <table:table-cell/>
          <table:table-cell table:formula="of:=NORMDIST([.C40];[.$D$2];[.$E$2];0)" office:value-type="float" office:value="0.0000187565643807375" calcext:value-type="float">
            <text:p>1.87565643807375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291406" calcext:value-type="float">
            <text:p>0.0291406</text:p>
          </table:table-cell>
          <table:table-cell table:style-name="ce1" office:value-type="float" office:value="0.145631" calcext:value-type="float">
            <text:p>0.145631</text:p>
          </table:table-cell>
          <table:table-cell table:style-name="ce1" office:value-type="float" office:value="0.510328" calcext:value-type="float">
            <text:p>0.510328</text:p>
          </table:table-cell>
          <table:table-cell table:style-name="ce1"/>
          <table:table-cell/>
          <table:table-cell table:formula="of:=NORMDIST([.C41];[.$D$2];[.$E$2];0)" office:value-type="float" office:value="1.27767166929639" calcext:value-type="float">
            <text:p>1.2776716693</text:p>
          </table:table-cell>
          <table:table-cell table:number-columns-repeated="1018"/>
        </table:table-row>
        <table:table-row table:style-name="ro1">
          <table:table-cell table:style-name="ce1" office:value-type="float" office:value="0.0250482" calcext:value-type="float">
            <text:p>0.0250482</text:p>
          </table:table-cell>
          <table:table-cell table:style-name="ce1" office:value-type="float" office:value="0.0237387" calcext:value-type="float">
            <text:p>0.0237387</text:p>
          </table:table-cell>
          <table:table-cell table:style-name="ce1" office:value-type="float" office:value="0.264846" calcext:value-type="float">
            <text:p>0.264846</text:p>
          </table:table-cell>
          <table:table-cell table:style-name="ce1"/>
          <table:table-cell/>
          <table:table-cell table:formula="of:=NORMDIST([.C42];[.$D$2];[.$E$2];0)" office:value-type="float" office:value="1.02795630676291" calcext:value-type="float">
            <text:p>1.0279563068</text:p>
          </table:table-cell>
          <table:table-cell table:number-columns-repeated="1018"/>
        </table:table-row>
        <table:table-row table:style-name="ro1">
          <table:table-cell table:style-name="ce1" office:value-type="float" office:value="0.0344106" calcext:value-type="float">
            <text:p>0.0344106</text:p>
          </table:table-cell>
          <table:table-cell table:style-name="ce1" office:value-type="float" office:value="0.0276619" calcext:value-type="float">
            <text:p>0.0276619</text:p>
          </table:table-cell>
          <table:table-cell table:style-name="ce1" office:value-type="float" office:value="0.454802" calcext:value-type="float">
            <text:p>0.454802</text:p>
          </table:table-cell>
          <table:table-cell table:style-name="ce1"/>
          <table:table-cell/>
          <table:table-cell table:formula="of:=NORMDIST([.C43];[.$D$2];[.$E$2];0)" office:value-type="float" office:value="3.81347457423476" calcext:value-type="float">
            <text:p>3.8134745742</text:p>
          </table:table-cell>
          <table:table-cell table:number-columns-repeated="1018"/>
        </table:table-row>
        <table:table-row table:style-name="ro1">
          <table:table-cell table:style-name="ce1" office:value-type="float" office:value="0.009345" calcext:value-type="float">
            <text:p>0.009345</text:p>
          </table:table-cell>
          <table:table-cell table:style-name="ce1" office:value-type="float" office:value="0.0323355" calcext:value-type="float">
            <text:p>0.0323355</text:p>
          </table:table-cell>
          <table:table-cell table:style-name="ce1" office:value-type="float" office:value="0.641082" calcext:value-type="float">
            <text:p>0.641082</text:p>
          </table:table-cell>
          <table:table-cell table:style-name="ce1"/>
          <table:table-cell/>
          <table:table-cell table:formula="of:=NORMDIST([.C44];[.$D$2];[.$E$2];0)" office:value-type="float" office:value="0.00695198651962181" calcext:value-type="float">
            <text:p>0.0069519865</text:p>
          </table:table-cell>
          <table:table-cell table:number-columns-repeated="1018"/>
        </table:table-row>
        <table:table-row table:style-name="ro1">
          <table:table-cell table:style-name="ce1" office:value-type="float" office:value="0.0321608" calcext:value-type="float">
            <text:p>0.0321608</text:p>
          </table:table-cell>
          <table:table-cell table:style-name="ce1" office:value-type="float" office:value="0.0754144" calcext:value-type="float">
            <text:p>0.0754144</text:p>
          </table:table-cell>
          <table:table-cell table:style-name="ce1" office:value-type="float" office:value="0.494647" calcext:value-type="float">
            <text:p>0.494647</text:p>
          </table:table-cell>
          <table:table-cell table:style-name="ce1"/>
          <table:table-cell/>
          <table:table-cell table:formula="of:=NORMDIST([.C45];[.$D$2];[.$E$2];0)" office:value-type="float" office:value="1.86179961428257" calcext:value-type="float">
            <text:p>1.8617996143</text:p>
          </table:table-cell>
          <table:table-cell table:number-columns-repeated="1018"/>
        </table:table-row>
        <table:table-row table:style-name="ro1">
          <table:table-cell table:style-name="ce1" office:value-type="float" office:value="0.0095721" calcext:value-type="float">
            <text:p>0.0095721</text:p>
          </table:table-cell>
          <table:table-cell table:style-name="ce1" office:value-type="float" office:value="0.10311" calcext:value-type="float">
            <text:p>0.10311</text:p>
          </table:table-cell>
          <table:table-cell table:style-name="ce1" office:value-type="float" office:value="0.407501" calcext:value-type="float">
            <text:p>0.407501</text:p>
          </table:table-cell>
          <table:table-cell table:style-name="ce1"/>
          <table:table-cell/>
          <table:table-cell table:formula="of:=NORMDIST([.C46];[.$D$2];[.$E$2];0)" office:value-type="float" office:value="5.71519508394456" calcext:value-type="float">
            <text:p>5.7151950839</text:p>
          </table:table-cell>
          <table:table-cell table:number-columns-repeated="1018"/>
        </table:table-row>
        <table:table-row table:style-name="ro1">
          <table:table-cell table:style-name="ce1" office:value-type="float" office:value="0.0269261" calcext:value-type="float">
            <text:p>0.0269261</text:p>
          </table:table-cell>
          <table:table-cell table:style-name="ce1" office:value-type="float" office:value="0.0747955" calcext:value-type="float">
            <text:p>0.0747955</text:p>
          </table:table-cell>
          <table:table-cell table:style-name="ce1" office:value-type="float" office:value="0.375692" calcext:value-type="float">
            <text:p>0.375692</text:p>
          </table:table-cell>
          <table:table-cell table:style-name="ce1"/>
          <table:table-cell/>
          <table:table-cell table:formula="of:=NORMDIST([.C47];[.$D$2];[.$E$2];0)" office:value-type="float" office:value="5.71208409012739" calcext:value-type="float">
            <text:p>5.7120840901</text:p>
          </table:table-cell>
          <table:table-cell table:number-columns-repeated="1018"/>
        </table:table-row>
        <table:table-row table:style-name="ro1">
          <table:table-cell table:style-name="ce1" office:value-type="float" office:value="0.0224253" calcext:value-type="float">
            <text:p>0.0224253</text:p>
          </table:table-cell>
          <table:table-cell table:style-name="ce1" office:value-type="float" office:value="0.0908079" calcext:value-type="float">
            <text:p>0.0908079</text:p>
          </table:table-cell>
          <table:table-cell table:style-name="ce1" office:value-type="float" office:value="0.539316" calcext:value-type="float">
            <text:p>0.539316</text:p>
          </table:table-cell>
          <table:table-cell table:style-name="ce1"/>
          <table:table-cell/>
          <table:table-cell table:formula="of:=NORMDIST([.C48];[.$D$2];[.$E$2];0)" office:value-type="float" office:value="0.553634149872374" calcext:value-type="float">
            <text:p>0.5536341499</text:p>
          </table:table-cell>
          <table:table-cell table:number-columns-repeated="1018"/>
        </table:table-row>
        <table:table-row table:style-name="ro1">
          <table:table-cell table:style-name="ce1" office:value-type="float" office:value="0.00988684" calcext:value-type="float">
            <text:p>0.00988684</text:p>
          </table:table-cell>
          <table:table-cell table:style-name="ce1" office:value-type="float" office:value="-0.0267536" calcext:value-type="float">
            <text:p>-0.0267536</text:p>
          </table:table-cell>
          <table:table-cell table:style-name="ce1" office:value-type="float" office:value="0.427143" calcext:value-type="float">
            <text:p>0.427143</text:p>
          </table:table-cell>
          <table:table-cell table:style-name="ce1"/>
          <table:table-cell/>
          <table:table-cell table:formula="of:=NORMDIST([.C49];[.$D$2];[.$E$2];0)" office:value-type="float" office:value="5.1242215088964" calcext:value-type="float">
            <text:p>5.1242215089</text:p>
          </table:table-cell>
          <table:table-cell table:number-columns-repeated="1018"/>
        </table:table-row>
        <table:table-row table:style-name="ro1">
          <table:table-cell table:style-name="ce1" office:value-type="float" office:value="0.0303443" calcext:value-type="float">
            <text:p>0.0303443</text:p>
          </table:table-cell>
          <table:table-cell table:style-name="ce1" office:value-type="float" office:value="0.0545975" calcext:value-type="float">
            <text:p>0.0545975</text:p>
          </table:table-cell>
          <table:table-cell table:style-name="ce1" office:value-type="float" office:value="0.5102" calcext:value-type="float">
            <text:p>0.5102</text:p>
          </table:table-cell>
          <table:table-cell table:style-name="ce1"/>
          <table:table-cell/>
          <table:table-cell table:formula="of:=NORMDIST([.C50];[.$D$2];[.$E$2];0)" office:value-type="float" office:value="1.28188082905204" calcext:value-type="float">
            <text:p>1.2818808291</text:p>
          </table:table-cell>
          <table:table-cell table:number-columns-repeated="1018"/>
        </table:table-row>
        <table:table-row table:style-name="ro1">
          <table:table-cell table:style-name="ce1" office:value-type="float" office:value="0.0181365" calcext:value-type="float">
            <text:p>0.0181365</text:p>
          </table:table-cell>
          <table:table-cell table:style-name="ce1" office:value-type="float" office:value="-0.0338858" calcext:value-type="float">
            <text:p>-0.0338858</text:p>
          </table:table-cell>
          <table:table-cell table:style-name="ce1" office:value-type="float" office:value="0.394759" calcext:value-type="float">
            <text:p>0.394759</text:p>
          </table:table-cell>
          <table:table-cell table:style-name="ce1"/>
          <table:table-cell/>
          <table:table-cell table:formula="of:=NORMDIST([.C51];[.$D$2];[.$E$2];0)" office:value-type="float" office:value="5.86634116583824" calcext:value-type="float">
            <text:p>5.8663411658</text:p>
          </table:table-cell>
          <table:table-cell table:number-columns-repeated="1018"/>
        </table:table-row>
        <table:table-row table:style-name="ro1">
          <table:table-cell table:style-name="ce1" office:value-type="float" office:value="0.0150249" calcext:value-type="float">
            <text:p>0.0150249</text:p>
          </table:table-cell>
          <table:table-cell table:style-name="ce1" office:value-type="float" office:value="0.145737" calcext:value-type="float">
            <text:p>0.145737</text:p>
          </table:table-cell>
          <table:table-cell table:style-name="ce1" office:value-type="float" office:value="0.599534" calcext:value-type="float">
            <text:p>0.599534</text:p>
          </table:table-cell>
          <table:table-cell table:style-name="ce1"/>
          <table:table-cell/>
          <table:table-cell table:formula="of:=NORMDIST([.C52];[.$D$2];[.$E$2];0)" office:value-type="float" office:value="0.0544494926609542" calcext:value-type="float">
            <text:p>0.0544494927</text:p>
          </table:table-cell>
          <table:table-cell table:number-columns-repeated="1018"/>
        </table:table-row>
        <table:table-row table:style-name="ro1">
          <table:table-cell table:style-name="ce1" office:value-type="float" office:value="0.021664" calcext:value-type="float">
            <text:p>0.021664</text:p>
          </table:table-cell>
          <table:table-cell table:style-name="ce1" office:value-type="float" office:value="0.0513777" calcext:value-type="float">
            <text:p>0.0513777</text:p>
          </table:table-cell>
          <table:table-cell table:style-name="ce1" office:value-type="float" office:value="0.319643" calcext:value-type="float">
            <text:p>0.319643</text:p>
          </table:table-cell>
          <table:table-cell table:style-name="ce1"/>
          <table:table-cell/>
          <table:table-cell table:formula="of:=NORMDIST([.C53];[.$D$2];[.$E$2];0)" office:value-type="float" office:value="3.34722599815047" calcext:value-type="float">
            <text:p>3.3472259982</text:p>
          </table:table-cell>
          <table:table-cell table:number-columns-repeated="1018"/>
        </table:table-row>
        <table:table-row table:style-name="ro1">
          <table:table-cell table:style-name="ce1" office:value-type="float" office:value="0.0315929" calcext:value-type="float">
            <text:p>0.0315929</text:p>
          </table:table-cell>
          <table:table-cell table:style-name="ce1" office:value-type="float" office:value="0.0489643" calcext:value-type="float">
            <text:p>0.0489643</text:p>
          </table:table-cell>
          <table:table-cell table:style-name="ce1" office:value-type="float" office:value="0.572603" calcext:value-type="float">
            <text:p>0.572603</text:p>
          </table:table-cell>
          <table:table-cell table:style-name="ce1"/>
          <table:table-cell/>
          <table:table-cell table:formula="of:=NORMDIST([.C54];[.$D$2];[.$E$2];0)" office:value-type="float" office:value="0.169289639101806" calcext:value-type="float">
            <text:p>0.1692896391</text:p>
          </table:table-cell>
          <table:table-cell table:number-columns-repeated="1018"/>
        </table:table-row>
        <table:table-row table:style-name="ro1">
          <table:table-cell table:style-name="ce1" office:value-type="float" office:value="0.0364849" calcext:value-type="float">
            <text:p>0.0364849</text:p>
          </table:table-cell>
          <table:table-cell table:style-name="ce1" office:value-type="float" office:value="0.0168594" calcext:value-type="float">
            <text:p>0.0168594</text:p>
          </table:table-cell>
          <table:table-cell table:style-name="ce1" office:value-type="float" office:value="0.1443" calcext:value-type="float">
            <text:p>0.1443</text:p>
          </table:table-cell>
          <table:table-cell table:style-name="ce1"/>
          <table:table-cell/>
          <table:table-cell table:formula="of:=NORMDIST([.C55];[.$D$2];[.$E$2];0)" office:value-type="float" office:value="0.00775498772823844" calcext:value-type="float">
            <text:p>0.0077549877</text:p>
          </table:table-cell>
          <table:table-cell table:number-columns-repeated="1018"/>
        </table:table-row>
        <table:table-row table:style-name="ro1">
          <table:table-cell table:style-name="ce1" office:value-type="float" office:value="0.0308402" calcext:value-type="float">
            <text:p>0.0308402</text:p>
          </table:table-cell>
          <table:table-cell table:style-name="ce1" office:value-type="float" office:value="-0.0190572" calcext:value-type="float">
            <text:p>-0.0190572</text:p>
          </table:table-cell>
          <table:table-cell table:style-name="ce1" office:value-type="float" office:value="0.587261" calcext:value-type="float">
            <text:p>0.587261</text:p>
          </table:table-cell>
          <table:table-cell table:style-name="ce1"/>
          <table:table-cell/>
          <table:table-cell table:formula="of:=NORMDIST([.C56];[.$D$2];[.$E$2];0)" office:value-type="float" office:value="0.0931027496737682" calcext:value-type="float">
            <text:p>0.0931027497</text:p>
          </table:table-cell>
          <table:table-cell table:number-columns-repeated="1018"/>
        </table:table-row>
        <table:table-row table:style-name="ro1">
          <table:table-cell table:style-name="ce1" office:value-type="float" office:value="0.0126126" calcext:value-type="float">
            <text:p>0.0126126</text:p>
          </table:table-cell>
          <table:table-cell table:style-name="ce1" office:value-type="float" office:value="0.144144" calcext:value-type="float">
            <text:p>0.144144</text:p>
          </table:table-cell>
          <table:table-cell table:style-name="ce1" office:value-type="float" office:value="0.514974" calcext:value-type="float">
            <text:p>0.514974</text:p>
          </table:table-cell>
          <table:table-cell table:style-name="ce1"/>
          <table:table-cell/>
          <table:table-cell table:formula="of:=NORMDIST([.C57];[.$D$2];[.$E$2];0)" office:value-type="float" office:value="1.13117469429779" calcext:value-type="float">
            <text:p>1.1311746943</text:p>
          </table:table-cell>
          <table:table-cell table:number-columns-repeated="1018"/>
        </table:table-row>
        <table:table-row table:style-name="ro1">
          <table:table-cell table:style-name="ce1" office:value-type="float" office:value="0.0200332" calcext:value-type="float">
            <text:p>0.0200332</text:p>
          </table:table-cell>
          <table:table-cell table:style-name="ce1" office:value-type="float" office:value="0.104131" calcext:value-type="float">
            <text:p>0.104131</text:p>
          </table:table-cell>
          <table:table-cell table:style-name="ce1" office:value-type="float" office:value="0.726709" calcext:value-type="float">
            <text:p>0.726709</text:p>
          </table:table-cell>
          <table:table-cell table:style-name="ce1"/>
          <table:table-cell/>
          <table:table-cell table:formula="of:=NORMDIST([.C58];[.$D$2];[.$E$2];0)" office:value-type="float" office:value="0.0000307273379634459" calcext:value-type="float">
            <text:p>3.07273379634459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375913" calcext:value-type="float">
            <text:p>0.0375913</text:p>
          </table:table-cell>
          <table:table-cell table:style-name="ce1" office:value-type="float" office:value="0.0647044" calcext:value-type="float">
            <text:p>0.0647044</text:p>
          </table:table-cell>
          <table:table-cell table:style-name="ce1" office:value-type="float" office:value="0.803737" calcext:value-type="float">
            <text:p>0.803737</text:p>
          </table:table-cell>
          <table:table-cell table:style-name="ce1"/>
          <table:table-cell/>
          <table:table-cell table:formula="of:=NORMDIST([.C59];[.$D$2];[.$E$2];0)" office:value-type="float" office:value="0.0000000602425429215578" calcext:value-type="float">
            <text:p>6.02425429215578E-08</text:p>
          </table:table-cell>
          <table:table-cell table:number-columns-repeated="1018"/>
        </table:table-row>
        <table:table-row table:style-name="ro1">
          <table:table-cell table:style-name="ce1" office:value-type="float" office:value="0.0230399" calcext:value-type="float">
            <text:p>0.0230399</text:p>
          </table:table-cell>
          <table:table-cell table:style-name="ce1" office:value-type="float" office:value="0.050424" calcext:value-type="float">
            <text:p>0.050424</text:p>
          </table:table-cell>
          <table:table-cell table:style-name="ce1" office:value-type="float" office:value="0.572757" calcext:value-type="float">
            <text:p>0.572757</text:p>
          </table:table-cell>
          <table:table-cell table:style-name="ce1"/>
          <table:table-cell/>
          <table:table-cell table:formula="of:=NORMDIST([.C60];[.$D$2];[.$E$2];0)" office:value-type="float" office:value="0.168270252724501" calcext:value-type="float">
            <text:p>0.1682702527</text:p>
          </table:table-cell>
          <table:table-cell table:number-columns-repeated="1018"/>
        </table:table-row>
        <table:table-row table:style-name="ro1">
          <table:table-cell table:style-name="ce1" office:value-type="float" office:value="0.0374459" calcext:value-type="float">
            <text:p>0.0374459</text:p>
          </table:table-cell>
          <table:table-cell table:style-name="ce1" office:value-type="float" office:value="0.137096" calcext:value-type="float">
            <text:p>0.137096</text:p>
          </table:table-cell>
          <table:table-cell table:style-name="ce1" office:value-type="float" office:value="0.271494" calcext:value-type="float">
            <text:p>0.271494</text:p>
          </table:table-cell>
          <table:table-cell table:style-name="ce1"/>
          <table:table-cell/>
          <table:table-cell table:formula="of:=NORMDIST([.C61];[.$D$2];[.$E$2];0)" office:value-type="float" office:value="1.22811072544007" calcext:value-type="float">
            <text:p>1.2281107254</text:p>
          </table:table-cell>
          <table:table-cell table:number-columns-repeated="1018"/>
        </table:table-row>
        <table:table-row table:style-name="ro1">
          <table:table-cell table:style-name="ce1" office:value-type="float" office:value="0.0328276" calcext:value-type="float">
            <text:p>0.0328276</text:p>
          </table:table-cell>
          <table:table-cell table:style-name="ce1" office:value-type="float" office:value="0.00403284" calcext:value-type="float">
            <text:p>0.00403284</text:p>
          </table:table-cell>
          <table:table-cell table:style-name="ce1" office:value-type="float" office:value="0.433364" calcext:value-type="float">
            <text:p>0.433364</text:p>
          </table:table-cell>
          <table:table-cell table:style-name="ce1"/>
          <table:table-cell/>
          <table:table-cell table:formula="of:=NORMDIST([.C62];[.$D$2];[.$E$2];0)" office:value-type="float" office:value="4.86456803426855" calcext:value-type="float">
            <text:p>4.8645680343</text:p>
          </table:table-cell>
          <table:table-cell table:number-columns-repeated="1018"/>
        </table:table-row>
        <table:table-row table:style-name="ro1">
          <table:table-cell table:style-name="ce1" office:value-type="float" office:value="0.0170684" calcext:value-type="float">
            <text:p>0.0170684</text:p>
          </table:table-cell>
          <table:table-cell table:style-name="ce1" office:value-type="float" office:value="0.0111572" calcext:value-type="float">
            <text:p>0.0111572</text:p>
          </table:table-cell>
          <table:table-cell table:style-name="ce1" office:value-type="float" office:value="0.609634" calcext:value-type="float">
            <text:p>0.609634</text:p>
          </table:table-cell>
          <table:table-cell table:style-name="ce1"/>
          <table:table-cell/>
          <table:table-cell table:formula="of:=NORMDIST([.C63];[.$D$2];[.$E$2];0)" office:value-type="float" office:value="0.0341697384213055" calcext:value-type="float">
            <text:p>0.0341697384</text:p>
          </table:table-cell>
          <table:table-cell table:number-columns-repeated="1018"/>
        </table:table-row>
        <table:table-row table:style-name="ro1">
          <table:table-cell table:style-name="ce1" office:value-type="float" office:value="0.031268" calcext:value-type="float">
            <text:p>0.031268</text:p>
          </table:table-cell>
          <table:table-cell table:style-name="ce1" office:value-type="float" office:value="-0.00583358" calcext:value-type="float">
            <text:p>-0.00583358</text:p>
          </table:table-cell>
          <table:table-cell table:style-name="ce1" office:value-type="float" office:value="0.481076" calcext:value-type="float">
            <text:p>0.481076</text:p>
          </table:table-cell>
          <table:table-cell table:style-name="ce1"/>
          <table:table-cell/>
          <table:table-cell table:formula="of:=NORMDIST([.C64];[.$D$2];[.$E$2];0)" office:value-type="float" office:value="2.47039586465229" calcext:value-type="float">
            <text:p>2.4703958647</text:p>
          </table:table-cell>
          <table:table-cell table:number-columns-repeated="1018"/>
        </table:table-row>
        <table:table-row table:style-name="ro1">
          <table:table-cell table:style-name="ce1" office:value-type="float" office:value="0.0271305" calcext:value-type="float">
            <text:p>0.0271305</text:p>
          </table:table-cell>
          <table:table-cell table:style-name="ce1" office:value-type="float" office:value="0.134986" calcext:value-type="float">
            <text:p>0.134986</text:p>
          </table:table-cell>
          <table:table-cell table:style-name="ce1" office:value-type="float" office:value="0.476057" calcext:value-type="float">
            <text:p>0.476057</text:p>
          </table:table-cell>
          <table:table-cell table:style-name="ce1"/>
          <table:table-cell/>
          <table:table-cell table:formula="of:=NORMDIST([.C65];[.$D$2];[.$E$2];0)" office:value-type="float" office:value="2.71521664829716" calcext:value-type="float">
            <text:p>2.7152166483</text:p>
          </table:table-cell>
          <table:table-cell table:number-columns-repeated="1018"/>
        </table:table-row>
        <table:table-row table:style-name="ro1">
          <table:table-cell table:style-name="ce1" office:value-type="float" office:value="0.0350383" calcext:value-type="float">
            <text:p>0.0350383</text:p>
          </table:table-cell>
          <table:table-cell table:style-name="ce1" office:value-type="float" office:value="0.14987" calcext:value-type="float">
            <text:p>0.14987</text:p>
          </table:table-cell>
          <table:table-cell table:style-name="ce1" office:value-type="float" office:value="0.328458" calcext:value-type="float">
            <text:p>0.328458</text:p>
          </table:table-cell>
          <table:table-cell table:style-name="ce1"/>
          <table:table-cell/>
          <table:table-cell table:formula="of:=NORMDIST([.C66];[.$D$2];[.$E$2];0)" office:value-type="float" office:value="3.80872750424227" calcext:value-type="float">
            <text:p>3.8087275042</text:p>
          </table:table-cell>
          <table:table-cell table:number-columns-repeated="1018"/>
        </table:table-row>
        <table:table-row table:style-name="ro1">
          <table:table-cell table:style-name="ce1" office:value-type="float" office:value="0.0129439" calcext:value-type="float">
            <text:p>0.0129439</text:p>
          </table:table-cell>
          <table:table-cell table:style-name="ce1" office:value-type="float" office:value="0.0459808" calcext:value-type="float">
            <text:p>0.0459808</text:p>
          </table:table-cell>
          <table:table-cell table:style-name="ce1" office:value-type="float" office:value="0.481591" calcext:value-type="float">
            <text:p>0.481591</text:p>
          </table:table-cell>
          <table:table-cell table:style-name="ce1"/>
          <table:table-cell/>
          <table:table-cell table:formula="of:=NORMDIST([.C67];[.$D$2];[.$E$2];0)" office:value-type="float" office:value="2.44580344007301" calcext:value-type="float">
            <text:p>2.4458034401</text:p>
          </table:table-cell>
          <table:table-cell table:number-columns-repeated="1018"/>
        </table:table-row>
        <table:table-row table:style-name="ro1">
          <table:table-cell table:style-name="ce1" office:value-type="float" office:value="0.0311865" calcext:value-type="float">
            <text:p>0.0311865</text:p>
          </table:table-cell>
          <table:table-cell table:style-name="ce1" office:value-type="float" office:value="0.0388484" calcext:value-type="float">
            <text:p>0.0388484</text:p>
          </table:table-cell>
          <table:table-cell table:style-name="ce1" office:value-type="float" office:value="0.527597" calcext:value-type="float">
            <text:p>0.527597</text:p>
          </table:table-cell>
          <table:table-cell table:style-name="ce1"/>
          <table:table-cell/>
          <table:table-cell table:formula="of:=NORMDIST([.C68];[.$D$2];[.$E$2];0)" office:value-type="float" office:value="0.793550175075546" calcext:value-type="float">
            <text:p>0.7935501751</text:p>
          </table:table-cell>
          <table:table-cell table:number-columns-repeated="1018"/>
        </table:table-row>
        <table:table-row table:style-name="ro1">
          <table:table-cell table:style-name="ce1" office:value-type="float" office:value="0.0253295" calcext:value-type="float">
            <text:p>0.0253295</text:p>
          </table:table-cell>
          <table:table-cell table:style-name="ce1" office:value-type="float" office:value="0.129845" calcext:value-type="float">
            <text:p>0.129845</text:p>
          </table:table-cell>
          <table:table-cell table:style-name="ce1" office:value-type="float" office:value="0.656406" calcext:value-type="float">
            <text:p>0.656406</text:p>
          </table:table-cell>
          <table:table-cell table:style-name="ce1"/>
          <table:table-cell/>
          <table:table-cell table:formula="of:=NORMDIST([.C69];[.$D$2];[.$E$2];0)" office:value-type="float" office:value="0.00296084586634251" calcext:value-type="float">
            <text:p>0.0029608459</text:p>
          </table:table-cell>
          <table:table-cell table:number-columns-repeated="1018"/>
        </table:table-row>
        <table:table-row table:style-name="ro1">
          <table:table-cell table:style-name="ce1" office:value-type="float" office:value="0.0285336" calcext:value-type="float">
            <text:p>0.0285336</text:p>
          </table:table-cell>
          <table:table-cell table:style-name="ce1" office:value-type="float" office:value="0.0215093" calcext:value-type="float">
            <text:p>0.0215093</text:p>
          </table:table-cell>
          <table:table-cell table:style-name="ce1" office:value-type="float" office:value="0.479614" calcext:value-type="float">
            <text:p>0.479614</text:p>
          </table:table-cell>
          <table:table-cell table:style-name="ce1"/>
          <table:table-cell/>
          <table:table-cell table:formula="of:=NORMDIST([.C70];[.$D$2];[.$E$2];0)" office:value-type="float" office:value="2.54076967115694" calcext:value-type="float">
            <text:p>2.5407696712</text:p>
          </table:table-cell>
          <table:table-cell table:number-columns-repeated="1018"/>
        </table:table-row>
        <table:table-row table:style-name="ro1">
          <table:table-cell table:style-name="ce1" office:value-type="float" office:value="0.0193892" calcext:value-type="float">
            <text:p>0.0193892</text:p>
          </table:table-cell>
          <table:table-cell table:style-name="ce1" office:value-type="float" office:value="0.117777" calcext:value-type="float">
            <text:p>0.117777</text:p>
          </table:table-cell>
          <table:table-cell table:style-name="ce1" office:value-type="float" office:value="0.536279" calcext:value-type="float">
            <text:p>0.536279</text:p>
          </table:table-cell>
          <table:table-cell table:style-name="ce1"/>
          <table:table-cell/>
          <table:table-cell table:formula="of:=NORMDIST([.C71];[.$D$2];[.$E$2];0)" office:value-type="float" office:value="0.609511970299731" calcext:value-type="float">
            <text:p>0.6095119703</text:p>
          </table:table-cell>
          <table:table-cell table:number-columns-repeated="1018"/>
        </table:table-row>
        <table:table-row table:style-name="ro1">
          <table:table-cell table:style-name="ce1" office:value-type="float" office:value="0.0315917" calcext:value-type="float">
            <text:p>0.0315917</text:p>
          </table:table-cell>
          <table:table-cell table:style-name="ce1" office:value-type="float" office:value="-0.0269921" calcext:value-type="float">
            <text:p>-0.0269921</text:p>
          </table:table-cell>
          <table:table-cell table:style-name="ce1" office:value-type="float" office:value="0.373322" calcext:value-type="float">
            <text:p>0.373322</text:p>
          </table:table-cell>
          <table:table-cell table:style-name="ce1"/>
          <table:table-cell/>
          <table:table-cell table:formula="of:=NORMDIST([.C72];[.$D$2];[.$E$2];0)" office:value-type="float" office:value="5.66194557636519" calcext:value-type="float">
            <text:p>5.6619455764</text:p>
          </table:table-cell>
          <table:table-cell table:number-columns-repeated="1018"/>
        </table:table-row>
        <table:table-row table:style-name="ro1">
          <table:table-cell table:style-name="ce1" office:value-type="float" office:value="0.0237995" calcext:value-type="float">
            <text:p>0.0237995</text:p>
          </table:table-cell>
          <table:table-cell table:style-name="ce1" office:value-type="float" office:value="0.0730698" calcext:value-type="float">
            <text:p>0.0730698</text:p>
          </table:table-cell>
          <table:table-cell table:style-name="ce1" office:value-type="float" office:value="0.635156" calcext:value-type="float">
            <text:p>0.635156</text:p>
          </table:table-cell>
          <table:table-cell table:style-name="ce1"/>
          <table:table-cell/>
          <table:table-cell table:formula="of:=NORMDIST([.C73];[.$D$2];[.$E$2];0)" office:value-type="float" office:value="0.00953972971039688" calcext:value-type="float">
            <text:p>0.0095397297</text:p>
          </table:table-cell>
          <table:table-cell table:number-columns-repeated="1018"/>
        </table:table-row>
        <table:table-row table:style-name="ro1">
          <table:table-cell table:style-name="ce1" office:value-type="float" office:value="0.0286964" calcext:value-type="float">
            <text:p>0.0286964</text:p>
          </table:table-cell>
          <table:table-cell table:style-name="ce1" office:value-type="float" office:value="-0.00440069" calcext:value-type="float">
            <text:p>-0.00440069</text:p>
          </table:table-cell>
          <table:table-cell table:style-name="ce1" office:value-type="float" office:value="0.636985" calcext:value-type="float">
            <text:p>0.636985</text:p>
          </table:table-cell>
          <table:table-cell table:style-name="ce1"/>
          <table:table-cell/>
          <table:table-cell table:formula="of:=NORMDIST([.C74];[.$D$2];[.$E$2];0)" office:value-type="float" office:value="0.00865910763180861" calcext:value-type="float">
            <text:p>0.0086591076</text:p>
          </table:table-cell>
          <table:table-cell table:number-columns-repeated="1018"/>
        </table:table-row>
        <table:table-row table:style-name="ro1">
          <table:table-cell table:style-name="ce1" office:value-type="float" office:value="0.0232265" calcext:value-type="float">
            <text:p>0.0232265</text:p>
          </table:table-cell>
          <table:table-cell table:style-name="ce1" office:value-type="float" office:value="-0.0222665" calcext:value-type="float">
            <text:p>-0.0222665</text:p>
          </table:table-cell>
          <table:table-cell table:style-name="ce1" office:value-type="float" office:value="0.440167" calcext:value-type="float">
            <text:p>0.440167</text:p>
          </table:table-cell>
          <table:table-cell table:style-name="ce1"/>
          <table:table-cell/>
          <table:table-cell table:formula="of:=NORMDIST([.C75];[.$D$2];[.$E$2];0)" office:value-type="float" office:value="4.55175737484366" calcext:value-type="float">
            <text:p>4.5517573748</text:p>
          </table:table-cell>
          <table:table-cell table:number-columns-repeated="1018"/>
        </table:table-row>
        <table:table-row table:style-name="ro1">
          <table:table-cell table:style-name="ce1" office:value-type="float" office:value="0.0185598" calcext:value-type="float">
            <text:p>0.0185598</text:p>
          </table:table-cell>
          <table:table-cell table:style-name="ce1" office:value-type="float" office:value="0.104363" calcext:value-type="float">
            <text:p>0.104363</text:p>
          </table:table-cell>
          <table:table-cell table:style-name="ce1" office:value-type="float" office:value="0.659912" calcext:value-type="float">
            <text:p>0.659912</text:p>
          </table:table-cell>
          <table:table-cell table:style-name="ce1"/>
          <table:table-cell/>
          <table:table-cell table:formula="of:=NORMDIST([.C76];[.$D$2];[.$E$2];0)" office:value-type="float" office:value="0.00241823339040801" calcext:value-type="float">
            <text:p>0.0024182334</text:p>
          </table:table-cell>
          <table:table-cell table:number-columns-repeated="1018"/>
        </table:table-row>
        <table:table-row table:style-name="ro1">
          <table:table-cell table:style-name="ce1" office:value-type="float" office:value="0.0111473" calcext:value-type="float">
            <text:p>0.0111473</text:p>
          </table:table-cell>
          <table:table-cell table:style-name="ce1" office:value-type="float" office:value="0.117796" calcext:value-type="float">
            <text:p>0.117796</text:p>
          </table:table-cell>
          <table:table-cell table:style-name="ce1" office:value-type="float" office:value="0.550726" calcext:value-type="float">
            <text:p>0.550726</text:p>
          </table:table-cell>
          <table:table-cell table:style-name="ce1"/>
          <table:table-cell/>
          <table:table-cell table:formula="of:=NORMDIST([.C77];[.$D$2];[.$E$2];0)" office:value-type="float" office:value="0.378945927081562" calcext:value-type="float">
            <text:p>0.3789459271</text:p>
          </table:table-cell>
          <table:table-cell table:number-columns-repeated="1018"/>
        </table:table-row>
        <table:table-row table:style-name="ro1">
          <table:table-cell table:style-name="ce1" office:value-type="float" office:value="0.042847" calcext:value-type="float">
            <text:p>0.042847</text:p>
          </table:table-cell>
          <table:table-cell table:style-name="ce1" office:value-type="float" office:value="-0.0234975" calcext:value-type="float">
            <text:p>-0.0234975</text:p>
          </table:table-cell>
          <table:table-cell table:style-name="ce1" office:value-type="float" office:value="0.687356" calcext:value-type="float">
            <text:p>0.687356</text:p>
          </table:table-cell>
          <table:table-cell table:style-name="ce1"/>
          <table:table-cell/>
          <table:table-cell table:formula="of:=NORMDIST([.C78];[.$D$2];[.$E$2];0)" office:value-type="float" office:value="0.00045220918506094" calcext:value-type="float">
            <text:p>0.0004522092</text:p>
          </table:table-cell>
          <table:table-cell table:number-columns-repeated="1018"/>
        </table:table-row>
        <table:table-row table:style-name="ro1">
          <table:table-cell table:style-name="ce1" office:value-type="float" office:value="0.0373371" calcext:value-type="float">
            <text:p>0.0373371</text:p>
          </table:table-cell>
          <table:table-cell table:style-name="ce1" office:value-type="float" office:value="0.124762" calcext:value-type="float">
            <text:p>0.124762</text:p>
          </table:table-cell>
          <table:table-cell table:style-name="ce1" office:value-type="float" office:value="0.321047" calcext:value-type="float">
            <text:p>0.321047</text:p>
          </table:table-cell>
          <table:table-cell table:style-name="ce1"/>
          <table:table-cell/>
          <table:table-cell table:formula="of:=NORMDIST([.C79];[.$D$2];[.$E$2];0)" office:value-type="float" office:value="3.42065322881809" calcext:value-type="float">
            <text:p>3.4206532288</text:p>
          </table:table-cell>
          <table:table-cell table:number-columns-repeated="1018"/>
        </table:table-row>
        <table:table-row table:style-name="ro1">
          <table:table-cell table:style-name="ce1" office:value-type="float" office:value="0.02637" calcext:value-type="float">
            <text:p>0.02637</text:p>
          </table:table-cell>
          <table:table-cell table:style-name="ce1" office:value-type="float" office:value="0.0549272" calcext:value-type="float">
            <text:p>0.0549272</text:p>
          </table:table-cell>
          <table:table-cell table:style-name="ce1" office:value-type="float" office:value="0.45889" calcext:value-type="float">
            <text:p>0.45889</text:p>
          </table:table-cell>
          <table:table-cell table:style-name="ce1"/>
          <table:table-cell/>
          <table:table-cell table:formula="of:=NORMDIST([.C80];[.$D$2];[.$E$2];0)" office:value-type="float" office:value="3.59957137988166" calcext:value-type="float">
            <text:p>3.5995713799</text:p>
          </table:table-cell>
          <table:table-cell table:number-columns-repeated="1018"/>
        </table:table-row>
        <table:table-row table:style-name="ro1">
          <table:table-cell table:style-name="ce1" office:value-type="float" office:value="0.03728" calcext:value-type="float">
            <text:p>0.03728</text:p>
          </table:table-cell>
          <table:table-cell table:style-name="ce1" office:value-type="float" office:value="0.00232724" calcext:value-type="float">
            <text:p>0.00232724</text:p>
          </table:table-cell>
          <table:table-cell table:style-name="ce1" office:value-type="float" office:value="0.498492" calcext:value-type="float">
            <text:p>0.498492</text:p>
          </table:table-cell>
          <table:table-cell table:style-name="ce1"/>
          <table:table-cell/>
          <table:table-cell table:formula="of:=NORMDIST([.C81];[.$D$2];[.$E$2];0)" office:value-type="float" office:value="1.70600549329535" calcext:value-type="float">
            <text:p>1.7060054933</text:p>
          </table:table-cell>
          <table:table-cell table:number-columns-repeated="1018"/>
        </table:table-row>
        <table:table-row table:style-name="ro1">
          <table:table-cell table:style-name="ce1" office:value-type="float" office:value="0.0280641" calcext:value-type="float">
            <text:p>0.0280641</text:p>
          </table:table-cell>
          <table:table-cell table:style-name="ce1" office:value-type="float" office:value="0.0515935" calcext:value-type="float">
            <text:p>0.0515935</text:p>
          </table:table-cell>
          <table:table-cell table:style-name="ce1" office:value-type="float" office:value="0.465624" calcext:value-type="float">
            <text:p>0.465624</text:p>
          </table:table-cell>
          <table:table-cell table:style-name="ce1"/>
          <table:table-cell/>
          <table:table-cell table:formula="of:=NORMDIST([.C82];[.$D$2];[.$E$2];0)" office:value-type="float" office:value="3.24731973565005" calcext:value-type="float">
            <text:p>3.2473197357</text:p>
          </table:table-cell>
          <table:table-cell table:number-columns-repeated="1018"/>
        </table:table-row>
        <table:table-row table:style-name="ro1">
          <table:table-cell table:style-name="ce1" office:value-type="float" office:value="0.0101607" calcext:value-type="float">
            <text:p>0.0101607</text:p>
          </table:table-cell>
          <table:table-cell table:style-name="ce1" office:value-type="float" office:value="0.00140499" calcext:value-type="float">
            <text:p>0.00140499</text:p>
          </table:table-cell>
          <table:table-cell table:style-name="ce1" office:value-type="float" office:value="0.83915" calcext:value-type="float">
            <text:p>0.83915</text:p>
          </table:table-cell>
          <table:table-cell table:style-name="ce1"/>
          <table:table-cell/>
          <table:table-cell table:formula="of:=NORMDIST([.C83];[.$D$2];[.$E$2];0)" office:value-type="float" office:value="0.00000000222713905182856" calcext:value-type="float">
            <text:p>2.22713905182856E-09</text:p>
          </table:table-cell>
          <table:table-cell table:number-columns-repeated="1018"/>
        </table:table-row>
        <table:table-row table:style-name="ro1">
          <table:table-cell table:style-name="ce1" office:value-type="float" office:value="0.0203422" calcext:value-type="float">
            <text:p>0.0203422</text:p>
          </table:table-cell>
          <table:table-cell table:style-name="ce1" office:value-type="float" office:value="-0.00528388" calcext:value-type="float">
            <text:p>-0.00528388</text:p>
          </table:table-cell>
          <table:table-cell table:style-name="ce1" office:value-type="float" office:value="0.425352" calcext:value-type="float">
            <text:p>0.425352</text:p>
          </table:table-cell>
          <table:table-cell table:style-name="ce1"/>
          <table:table-cell/>
          <table:table-cell table:formula="of:=NORMDIST([.C84];[.$D$2];[.$E$2];0)" office:value-type="float" office:value="5.19343228847513" calcext:value-type="float">
            <text:p>5.1934322885</text:p>
          </table:table-cell>
          <table:table-cell table:number-columns-repeated="1018"/>
        </table:table-row>
        <table:table-row table:style-name="ro1">
          <table:table-cell table:style-name="ce1" office:value-type="float" office:value="0.031073" calcext:value-type="float">
            <text:p>0.031073</text:p>
          </table:table-cell>
          <table:table-cell table:style-name="ce1" office:value-type="float" office:value="0.0859858" calcext:value-type="float">
            <text:p>0.0859858</text:p>
          </table:table-cell>
          <table:table-cell table:style-name="ce1" office:value-type="float" office:value="0.256637" calcext:value-type="float">
            <text:p>0.256637</text:p>
          </table:table-cell>
          <table:table-cell table:style-name="ce1"/>
          <table:table-cell/>
          <table:table-cell table:formula="of:=NORMDIST([.C85];[.$D$2];[.$E$2];0)" office:value-type="float" office:value="0.814388376812346" calcext:value-type="float">
            <text:p>0.8143883768</text:p>
          </table:table-cell>
          <table:table-cell table:number-columns-repeated="1018"/>
        </table:table-row>
        <table:table-row table:style-name="ro1">
          <table:table-cell table:style-name="ce1" office:value-type="float" office:value="0.022496" calcext:value-type="float">
            <text:p>0.022496</text:p>
          </table:table-cell>
          <table:table-cell table:style-name="ce1" office:value-type="float" office:value="0.013546" calcext:value-type="float">
            <text:p>0.013546</text:p>
          </table:table-cell>
          <table:table-cell table:style-name="ce1" office:value-type="float" office:value="0.543652" calcext:value-type="float">
            <text:p>0.543652</text:p>
          </table:table-cell>
          <table:table-cell table:style-name="ce1"/>
          <table:table-cell/>
          <table:table-cell table:formula="of:=NORMDIST([.C86];[.$D$2];[.$E$2];0)" office:value-type="float" office:value="0.480947661871206" calcext:value-type="float">
            <text:p>0.4809476619</text:p>
          </table:table-cell>
          <table:table-cell table:number-columns-repeated="1018"/>
        </table:table-row>
        <table:table-row table:style-name="ro1">
          <table:table-cell table:style-name="ce1" office:value-type="float" office:value="0.0225216" calcext:value-type="float">
            <text:p>0.0225216</text:p>
          </table:table-cell>
          <table:table-cell table:style-name="ce1" office:value-type="float" office:value="0.135457" calcext:value-type="float">
            <text:p>0.135457</text:p>
          </table:table-cell>
          <table:table-cell table:style-name="ce1" office:value-type="float" office:value="0.189854" calcext:value-type="float">
            <text:p>0.189854</text:p>
          </table:table-cell>
          <table:table-cell table:style-name="ce1"/>
          <table:table-cell/>
          <table:table-cell table:formula="of:=NORMDIST([.C87];[.$D$2];[.$E$2];0)" office:value-type="float" office:value="0.07118045130117" calcext:value-type="float">
            <text:p>0.0711804513</text:p>
          </table:table-cell>
          <table:table-cell table:number-columns-repeated="1018"/>
        </table:table-row>
        <table:table-row table:style-name="ro1">
          <table:table-cell table:style-name="ce1" office:value-type="float" office:value="0.0276062" calcext:value-type="float">
            <text:p>0.0276062</text:p>
          </table:table-cell>
          <table:table-cell table:style-name="ce1" office:value-type="float" office:value="-0.0184245" calcext:value-type="float">
            <text:p>-0.0184245</text:p>
          </table:table-cell>
          <table:table-cell table:style-name="ce1" office:value-type="float" office:value="0.479919" calcext:value-type="float">
            <text:p>0.479919</text:p>
          </table:table-cell>
          <table:table-cell table:style-name="ce1"/>
          <table:table-cell/>
          <table:table-cell table:formula="of:=NORMDIST([.C88];[.$D$2];[.$E$2];0)" office:value-type="float" office:value="2.52602135769493" calcext:value-type="float">
            <text:p>2.5260213577</text:p>
          </table:table-cell>
          <table:table-cell table:number-columns-repeated="1018"/>
        </table:table-row>
        <table:table-row table:style-name="ro1">
          <table:table-cell table:style-name="ce1" office:value-type="float" office:value="0.0282509" calcext:value-type="float">
            <text:p>0.0282509</text:p>
          </table:table-cell>
          <table:table-cell table:style-name="ce1" office:value-type="float" office:value="0.0728596" calcext:value-type="float">
            <text:p>0.0728596</text:p>
          </table:table-cell>
          <table:table-cell table:style-name="ce1" office:value-type="float" office:value="0.17809" calcext:value-type="float">
            <text:p>0.17809</text:p>
          </table:table-cell>
          <table:table-cell table:style-name="ce1"/>
          <table:table-cell/>
          <table:table-cell table:formula="of:=NORMDIST([.C89];[.$D$2];[.$E$2];0)" office:value-type="float" office:value="0.0419210814676412" calcext:value-type="float">
            <text:p>0.0419210815</text:p>
          </table:table-cell>
          <table:table-cell table:number-columns-repeated="1018"/>
        </table:table-row>
        <table:table-row table:style-name="ro1">
          <table:table-cell table:style-name="ce1" office:value-type="float" office:value="0.0305901" calcext:value-type="float">
            <text:p>0.0305901</text:p>
          </table:table-cell>
          <table:table-cell table:style-name="ce1" office:value-type="float" office:value="-0.0379029" calcext:value-type="float">
            <text:p>-0.0379029</text:p>
          </table:table-cell>
          <table:table-cell table:style-name="ce1" office:value-type="float" office:value="0.656083" calcext:value-type="float">
            <text:p>0.656083</text:p>
          </table:table-cell>
          <table:table-cell table:style-name="ce1"/>
          <table:table-cell/>
          <table:table-cell table:formula="of:=NORMDIST([.C90];[.$D$2];[.$E$2];0)" office:value-type="float" office:value="0.00301618003917202" calcext:value-type="float">
            <text:p>0.00301618</text:p>
          </table:table-cell>
          <table:table-cell table:number-columns-repeated="1018"/>
        </table:table-row>
        <table:table-row table:style-name="ro1">
          <table:table-cell table:style-name="ce1" office:value-type="float" office:value="0.0297831" calcext:value-type="float">
            <text:p>0.0297831</text:p>
          </table:table-cell>
          <table:table-cell table:style-name="ce1" office:value-type="float" office:value="-0.0167323" calcext:value-type="float">
            <text:p>-0.0167323</text:p>
          </table:table-cell>
          <table:table-cell table:style-name="ce1" office:value-type="float" office:value="0.622672" calcext:value-type="float">
            <text:p>0.622672</text:p>
          </table:table-cell>
          <table:table-cell table:style-name="ce1"/>
          <table:table-cell/>
          <table:table-cell table:formula="of:=NORMDIST([.C91];[.$D$2];[.$E$2];0)" office:value-type="float" office:value="0.0181231285222274" calcext:value-type="float">
            <text:p>0.0181231285</text:p>
          </table:table-cell>
          <table:table-cell table:number-columns-repeated="1018"/>
        </table:table-row>
        <table:table-row table:style-name="ro1">
          <table:table-cell table:style-name="ce1" office:value-type="float" office:value="0.0170088" calcext:value-type="float">
            <text:p>0.0170088</text:p>
          </table:table-cell>
          <table:table-cell table:style-name="ce1" office:value-type="float" office:value="-0.003383" calcext:value-type="float">
            <text:p>-0.003383</text:p>
          </table:table-cell>
          <table:table-cell table:style-name="ce1" office:value-type="float" office:value="0.555208" calcext:value-type="float">
            <text:p>0.555208</text:p>
          </table:table-cell>
          <table:table-cell table:style-name="ce1"/>
          <table:table-cell/>
          <table:table-cell table:formula="of:=NORMDIST([.C92];[.$D$2];[.$E$2];0)" office:value-type="float" office:value="0.324004426141844" calcext:value-type="float">
            <text:p>0.3240044261</text:p>
          </table:table-cell>
          <table:table-cell table:number-columns-repeated="1018"/>
        </table:table-row>
        <table:table-row table:style-name="ro1">
          <table:table-cell table:style-name="ce1" office:value-type="float" office:value="0.0244342" calcext:value-type="float">
            <text:p>0.0244342</text:p>
          </table:table-cell>
          <table:table-cell table:style-name="ce1" office:value-type="float" office:value="-0.0175825" calcext:value-type="float">
            <text:p>-0.0175825</text:p>
          </table:table-cell>
          <table:table-cell table:style-name="ce1" office:value-type="float" office:value="0.617981" calcext:value-type="float">
            <text:p>0.617981</text:p>
          </table:table-cell>
          <table:table-cell table:style-name="ce1"/>
          <table:table-cell/>
          <table:table-cell table:formula="of:=NORMDIST([.C93];[.$D$2];[.$E$2];0)" office:value-type="float" office:value="0.0228647211526662" calcext:value-type="float">
            <text:p>0.0228647212</text:p>
          </table:table-cell>
          <table:table-cell table:number-columns-repeated="1018"/>
        </table:table-row>
        <table:table-row table:style-name="ro1">
          <table:table-cell table:style-name="ce1" office:value-type="float" office:value="0.00847119" calcext:value-type="float">
            <text:p>0.00847119</text:p>
          </table:table-cell>
          <table:table-cell table:style-name="ce1" office:value-type="float" office:value="0.00527284" calcext:value-type="float">
            <text:p>0.00527284</text:p>
          </table:table-cell>
          <table:table-cell table:style-name="ce1" office:value-type="float" office:value="0.54382" calcext:value-type="float">
            <text:p>0.54382</text:p>
          </table:table-cell>
          <table:table-cell table:style-name="ce1"/>
          <table:table-cell/>
          <table:table-cell table:formula="of:=NORMDIST([.C94];[.$D$2];[.$E$2];0)" office:value-type="float" office:value="0.478292864862013" calcext:value-type="float">
            <text:p>0.4782928649</text:p>
          </table:table-cell>
          <table:table-cell table:number-columns-repeated="1018"/>
        </table:table-row>
        <table:table-row table:style-name="ro1">
          <table:table-cell table:style-name="ce1" office:value-type="float" office:value="0.0378506" calcext:value-type="float">
            <text:p>0.0378506</text:p>
          </table:table-cell>
          <table:table-cell table:style-name="ce1" office:value-type="float" office:value="0.0706441" calcext:value-type="float">
            <text:p>0.0706441</text:p>
          </table:table-cell>
          <table:table-cell table:style-name="ce1" office:value-type="float" office:value="0.316844" calcext:value-type="float">
            <text:p>0.316844</text:p>
          </table:table-cell>
          <table:table-cell table:style-name="ce1"/>
          <table:table-cell/>
          <table:table-cell table:formula="of:=NORMDIST([.C95];[.$D$2];[.$E$2];0)" office:value-type="float" office:value="3.20142925380019" calcext:value-type="float">
            <text:p>3.2014292538</text:p>
          </table:table-cell>
          <table:table-cell table:number-columns-repeated="1018"/>
        </table:table-row>
        <table:table-row table:style-name="ro1">
          <table:table-cell table:style-name="ce1" office:value-type="float" office:value="0.0287298" calcext:value-type="float">
            <text:p>0.0287298</text:p>
          </table:table-cell>
          <table:table-cell table:style-name="ce1" office:value-type="float" office:value="0.0709377" calcext:value-type="float">
            <text:p>0.0709377</text:p>
          </table:table-cell>
          <table:table-cell table:style-name="ce1" office:value-type="float" office:value="0.0634226" calcext:value-type="float">
            <text:p>0.0634226</text:p>
          </table:table-cell>
          <table:table-cell table:style-name="ce1"/>
          <table:table-cell/>
          <table:table-cell table:formula="of:=NORMDIST([.C96];[.$D$2];[.$E$2];0)" office:value-type="float" office:value="0.0000500187989185005" calcext:value-type="float">
            <text:p>5.00187989185005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17296" calcext:value-type="float">
            <text:p>0.017296</text:p>
          </table:table-cell>
          <table:table-cell table:style-name="ce1" office:value-type="float" office:value="0.140693" calcext:value-type="float">
            <text:p>0.140693</text:p>
          </table:table-cell>
          <table:table-cell table:style-name="ce1" office:value-type="float" office:value="0.312541" calcext:value-type="float">
            <text:p>0.312541</text:p>
          </table:table-cell>
          <table:table-cell table:style-name="ce1"/>
          <table:table-cell/>
          <table:table-cell table:formula="of:=NORMDIST([.C97];[.$D$2];[.$E$2];0)" office:value-type="float" office:value="2.97969811195293" calcext:value-type="float">
            <text:p>2.979698112</text:p>
          </table:table-cell>
          <table:table-cell table:number-columns-repeated="1018"/>
        </table:table-row>
        <table:table-row table:style-name="ro1">
          <table:table-cell table:style-name="ce1" office:value-type="float" office:value="0.020492" calcext:value-type="float">
            <text:p>0.020492</text:p>
          </table:table-cell>
          <table:table-cell table:style-name="ce1" office:value-type="float" office:value="-0.0220718" calcext:value-type="float">
            <text:p>-0.0220718</text:p>
          </table:table-cell>
          <table:table-cell table:style-name="ce1" office:value-type="float" office:value="0.728661" calcext:value-type="float">
            <text:p>0.728661</text:p>
          </table:table-cell>
          <table:table-cell table:style-name="ce1"/>
          <table:table-cell/>
          <table:table-cell table:formula="of:=NORMDIST([.C98];[.$D$2];[.$E$2];0)" office:value-type="float" office:value="0.0000266566201293157" calcext:value-type="float">
            <text:p>2.66566201293157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240324" calcext:value-type="float">
            <text:p>0.0240324</text:p>
          </table:table-cell>
          <table:table-cell table:style-name="ce1" office:value-type="float" office:value="0.14477" calcext:value-type="float">
            <text:p>0.14477</text:p>
          </table:table-cell>
          <table:table-cell table:style-name="ce1" office:value-type="float" office:value="0.252211" calcext:value-type="float">
            <text:p>0.252211</text:p>
          </table:table-cell>
          <table:table-cell table:style-name="ce1"/>
          <table:table-cell/>
          <table:table-cell table:formula="of:=NORMDIST([.C99];[.$D$2];[.$E$2];0)" office:value-type="float" office:value="0.713949745468558" calcext:value-type="float">
            <text:p>0.7139497455</text:p>
          </table:table-cell>
          <table:table-cell table:number-columns-repeated="1018"/>
        </table:table-row>
        <table:table-row table:style-name="ro1">
          <table:table-cell table:style-name="ce1" office:value-type="float" office:value="0.0253679" calcext:value-type="float">
            <text:p>0.0253679</text:p>
          </table:table-cell>
          <table:table-cell table:style-name="ce1" office:value-type="float" office:value="-0.0364663" calcext:value-type="float">
            <text:p>-0.0364663</text:p>
          </table:table-cell>
          <table:table-cell table:style-name="ce1" office:value-type="float" office:value="0.476253" calcext:value-type="float">
            <text:p>0.476253</text:p>
          </table:table-cell>
          <table:table-cell table:style-name="ce1"/>
          <table:table-cell/>
          <table:table-cell table:formula="of:=NORMDIST([.C100];[.$D$2];[.$E$2];0)" office:value-type="float" office:value="2.7054927081661" calcext:value-type="float">
            <text:p>2.7054927082</text:p>
          </table:table-cell>
          <table:table-cell table:number-columns-repeated="1018"/>
        </table:table-row>
        <table:table-row table:style-name="ro1">
          <table:table-cell table:style-name="ce1" office:value-type="float" office:value="0.023024" calcext:value-type="float">
            <text:p>0.023024</text:p>
          </table:table-cell>
          <table:table-cell table:style-name="ce1" office:value-type="float" office:value="0.107477" calcext:value-type="float">
            <text:p>0.107477</text:p>
          </table:table-cell>
          <table:table-cell table:style-name="ce1" office:value-type="float" office:value="0.564482" calcext:value-type="float">
            <text:p>0.564482</text:p>
          </table:table-cell>
          <table:table-cell table:style-name="ce1"/>
          <table:table-cell/>
          <table:table-cell table:formula="of:=NORMDIST([.C101];[.$D$2];[.$E$2];0)" office:value-type="float" office:value="0.231095184041748" calcext:value-type="float">
            <text:p>0.231095184</text:p>
          </table:table-cell>
          <table:table-cell table:number-columns-repeated="1018"/>
        </table:table-row>
        <table:table-row table:style-name="ro1">
          <table:table-cell table:style-name="ce1" office:value-type="float" office:value="0.0129752" calcext:value-type="float">
            <text:p>0.0129752</text:p>
          </table:table-cell>
          <table:table-cell table:style-name="ce1" office:value-type="float" office:value="0.0414259" calcext:value-type="float">
            <text:p>0.0414259</text:p>
          </table:table-cell>
          <table:table-cell table:style-name="ce1" office:value-type="float" office:value="0.6437" calcext:value-type="float">
            <text:p>0.6437</text:p>
          </table:table-cell>
          <table:table-cell table:style-name="ce1"/>
          <table:table-cell/>
          <table:table-cell table:formula="of:=NORMDIST([.C102];[.$D$2];[.$E$2];0)" office:value-type="float" office:value="0.00603036571392944" calcext:value-type="float">
            <text:p>0.0060303657</text:p>
          </table:table-cell>
          <table:table-cell table:number-columns-repeated="1018"/>
        </table:table-row>
        <table:table-row table:style-name="ro1">
          <table:table-cell table:style-name="ce1" office:value-type="float" office:value="0.0315864" calcext:value-type="float">
            <text:p>0.0315864</text:p>
          </table:table-cell>
          <table:table-cell table:style-name="ce1" office:value-type="float" office:value="-0.0210838" calcext:value-type="float">
            <text:p>-0.0210838</text:p>
          </table:table-cell>
          <table:table-cell table:style-name="ce1" office:value-type="float" office:value="0.595083" calcext:value-type="float">
            <text:p>0.595083</text:p>
          </table:table-cell>
          <table:table-cell table:style-name="ce1"/>
          <table:table-cell/>
          <table:table-cell table:formula="of:=NORMDIST([.C103];[.$D$2];[.$E$2];0)" office:value-type="float" office:value="0.066392917168029" calcext:value-type="float">
            <text:p>0.0663929172</text:p>
          </table:table-cell>
          <table:table-cell table:number-columns-repeated="1018"/>
        </table:table-row>
        <table:table-row table:style-name="ro1">
          <table:table-cell table:style-name="ce1" office:value-type="float" office:value="0.0235775" calcext:value-type="float">
            <text:p>0.0235775</text:p>
          </table:table-cell>
          <table:table-cell table:style-name="ce1" office:value-type="float" office:value="0.0090106" calcext:value-type="float">
            <text:p>0.0090106</text:p>
          </table:table-cell>
          <table:table-cell table:style-name="ce1" office:value-type="float" office:value="0.478131" calcext:value-type="float">
            <text:p>0.478131</text:p>
          </table:table-cell>
          <table:table-cell table:style-name="ce1"/>
          <table:table-cell/>
          <table:table-cell table:formula="of:=NORMDIST([.C104];[.$D$2];[.$E$2];0)" office:value-type="float" office:value="2.61296608818512" calcext:value-type="float">
            <text:p>2.6129660882</text:p>
          </table:table-cell>
          <table:table-cell table:number-columns-repeated="1018"/>
        </table:table-row>
        <table:table-row table:style-name="ro1">
          <table:table-cell table:style-name="ce1" office:value-type="float" office:value="0.0241355" calcext:value-type="float">
            <text:p>0.0241355</text:p>
          </table:table-cell>
          <table:table-cell table:style-name="ce1" office:value-type="float" office:value="0.107025" calcext:value-type="float">
            <text:p>0.107025</text:p>
          </table:table-cell>
          <table:table-cell table:style-name="ce1" office:value-type="float" office:value="0.386544" calcext:value-type="float">
            <text:p>0.386544</text:p>
          </table:table-cell>
          <table:table-cell table:style-name="ce1"/>
          <table:table-cell/>
          <table:table-cell table:formula="of:=NORMDIST([.C105];[.$D$2];[.$E$2];0)" office:value-type="float" office:value="5.85565828670723" calcext:value-type="float">
            <text:p>5.8556582867</text:p>
          </table:table-cell>
          <table:table-cell table:number-columns-repeated="1018"/>
        </table:table-row>
        <table:table-row table:style-name="ro1">
          <table:table-cell table:style-name="ce1" office:value-type="float" office:value="0.0297406" calcext:value-type="float">
            <text:p>0.0297406</text:p>
          </table:table-cell>
          <table:table-cell table:style-name="ce1" office:value-type="float" office:value="0.128691" calcext:value-type="float">
            <text:p>0.128691</text:p>
          </table:table-cell>
          <table:table-cell table:style-name="ce1" office:value-type="float" office:value="0.462632" calcext:value-type="float">
            <text:p>0.462632</text:p>
          </table:table-cell>
          <table:table-cell table:style-name="ce1"/>
          <table:table-cell/>
          <table:table-cell table:formula="of:=NORMDIST([.C106];[.$D$2];[.$E$2];0)" office:value-type="float" office:value="3.40348650966386" calcext:value-type="float">
            <text:p>3.4034865097</text:p>
          </table:table-cell>
          <table:table-cell table:number-columns-repeated="1018"/>
        </table:table-row>
        <table:table-row table:style-name="ro1">
          <table:table-cell table:style-name="ce1" office:value-type="float" office:value="0.0240292" calcext:value-type="float">
            <text:p>0.0240292</text:p>
          </table:table-cell>
          <table:table-cell table:style-name="ce1" office:value-type="float" office:value="0.0526866" calcext:value-type="float">
            <text:p>0.0526866</text:p>
          </table:table-cell>
          <table:table-cell table:style-name="ce1" office:value-type="float" office:value="0.421049" calcext:value-type="float">
            <text:p>0.421049</text:p>
          </table:table-cell>
          <table:table-cell table:style-name="ce1"/>
          <table:table-cell/>
          <table:table-cell table:formula="of:=NORMDIST([.C107];[.$D$2];[.$E$2];0)" office:value-type="float" office:value="5.34834542415406" calcext:value-type="float">
            <text:p>5.3483454242</text:p>
          </table:table-cell>
          <table:table-cell table:number-columns-repeated="1018"/>
        </table:table-row>
        <table:table-row table:style-name="ro1">
          <table:table-cell table:style-name="ce1" office:value-type="float" office:value="0.0336608" calcext:value-type="float">
            <text:p>0.0336608</text:p>
          </table:table-cell>
          <table:table-cell table:style-name="ce1" office:value-type="float" office:value="0.0462946" calcext:value-type="float">
            <text:p>0.0462946</text:p>
          </table:table-cell>
          <table:table-cell table:style-name="ce1" office:value-type="float" office:value="0.584612" calcext:value-type="float">
            <text:p>0.584612</text:p>
          </table:table-cell>
          <table:table-cell table:style-name="ce1"/>
          <table:table-cell/>
          <table:table-cell table:formula="of:=NORMDIST([.C108];[.$D$2];[.$E$2];0)" office:value-type="float" office:value="0.104084618892065" calcext:value-type="float">
            <text:p>0.1040846189</text:p>
          </table:table-cell>
          <table:table-cell table:number-columns-repeated="1018"/>
        </table:table-row>
        <table:table-row table:style-name="ro1">
          <table:table-cell table:style-name="ce1" office:value-type="float" office:value="0.00283841" calcext:value-type="float">
            <text:p>0.00283841</text:p>
          </table:table-cell>
          <table:table-cell table:style-name="ce1" office:value-type="float" office:value="0.128447" calcext:value-type="float">
            <text:p>0.128447</text:p>
          </table:table-cell>
          <table:table-cell table:style-name="ce1" office:value-type="float" office:value="0.336812" calcext:value-type="float">
            <text:p>0.336812</text:p>
          </table:table-cell>
          <table:table-cell table:style-name="ce1"/>
          <table:table-cell/>
          <table:table-cell table:formula="of:=NORMDIST([.C109];[.$D$2];[.$E$2];0)" office:value-type="float" office:value="4.23831009647379" calcext:value-type="float">
            <text:p>4.2383100965</text:p>
          </table:table-cell>
          <table:table-cell table:number-columns-repeated="1018"/>
        </table:table-row>
        <table:table-row table:style-name="ro1">
          <table:table-cell table:style-name="ce1" office:value-type="float" office:value="0.0181811" calcext:value-type="float">
            <text:p>0.0181811</text:p>
          </table:table-cell>
          <table:table-cell table:style-name="ce1" office:value-type="float" office:value="0.107974" calcext:value-type="float">
            <text:p>0.107974</text:p>
          </table:table-cell>
          <table:table-cell table:style-name="ce1" office:value-type="float" office:value="0.454046" calcext:value-type="float">
            <text:p>0.454046</text:p>
          </table:table-cell>
          <table:table-cell table:style-name="ce1"/>
          <table:table-cell/>
          <table:table-cell table:formula="of:=NORMDIST([.C110];[.$D$2];[.$E$2];0)" office:value-type="float" office:value="3.85287392740667" calcext:value-type="float">
            <text:p>3.8528739274</text:p>
          </table:table-cell>
          <table:table-cell table:number-columns-repeated="1018"/>
        </table:table-row>
        <table:table-row table:style-name="ro1">
          <table:table-cell table:style-name="ce1" office:value-type="float" office:value="0.0209919" calcext:value-type="float">
            <text:p>0.0209919</text:p>
          </table:table-cell>
          <table:table-cell table:style-name="ce1" office:value-type="float" office:value="0.105541" calcext:value-type="float">
            <text:p>0.105541</text:p>
          </table:table-cell>
          <table:table-cell table:style-name="ce1" office:value-type="float" office:value="0.492141" calcext:value-type="float">
            <text:p>0.492141</text:p>
          </table:table-cell>
          <table:table-cell table:style-name="ce1"/>
          <table:table-cell/>
          <table:table-cell table:formula="of:=NORMDIST([.C111];[.$D$2];[.$E$2];0)" office:value-type="float" office:value="1.96752318461356" calcext:value-type="float">
            <text:p>1.9675231846</text:p>
          </table:table-cell>
          <table:table-cell table:number-columns-repeated="1018"/>
        </table:table-row>
        <table:table-row table:style-name="ro1">
          <table:table-cell table:style-name="ce1" office:value-type="float" office:value="0.0234617" calcext:value-type="float">
            <text:p>0.0234617</text:p>
          </table:table-cell>
          <table:table-cell table:style-name="ce1" office:value-type="float" office:value="0.110411" calcext:value-type="float">
            <text:p>0.110411</text:p>
          </table:table-cell>
          <table:table-cell table:style-name="ce1" office:value-type="float" office:value="0.292685" calcext:value-type="float">
            <text:p>0.292685</text:p>
          </table:table-cell>
          <table:table-cell table:style-name="ce1"/>
          <table:table-cell/>
          <table:table-cell table:formula="of:=NORMDIST([.C112];[.$D$2];[.$E$2];0)" office:value-type="float" office:value="2.03124345956956" calcext:value-type="float">
            <text:p>2.0312434596</text:p>
          </table:table-cell>
          <table:table-cell table:number-columns-repeated="1018"/>
        </table:table-row>
        <table:table-row table:style-name="ro1">
          <table:table-cell table:style-name="ce1" office:value-type="float" office:value="0.0212834" calcext:value-type="float">
            <text:p>0.0212834</text:p>
          </table:table-cell>
          <table:table-cell table:style-name="ce1" office:value-type="float" office:value="0.13462" calcext:value-type="float">
            <text:p>0.13462</text:p>
          </table:table-cell>
          <table:table-cell table:style-name="ce1" office:value-type="float" office:value="0.562465" calcext:value-type="float">
            <text:p>0.562465</text:p>
          </table:table-cell>
          <table:table-cell table:style-name="ce1"/>
          <table:table-cell/>
          <table:table-cell table:formula="of:=NORMDIST([.C113];[.$D$2];[.$E$2];0)" office:value-type="float" office:value="0.249114149861486" calcext:value-type="float">
            <text:p>0.2491141499</text:p>
          </table:table-cell>
          <table:table-cell table:number-columns-repeated="1018"/>
        </table:table-row>
        <table:table-row table:style-name="ro1">
          <table:table-cell table:style-name="ce1" office:value-type="float" office:value="0.0256044" calcext:value-type="float">
            <text:p>0.0256044</text:p>
          </table:table-cell>
          <table:table-cell table:style-name="ce1" office:value-type="float" office:value="0.115434" calcext:value-type="float">
            <text:p>0.115434</text:p>
          </table:table-cell>
          <table:table-cell table:style-name="ce1" office:value-type="float" office:value="0.682476" calcext:value-type="float">
            <text:p>0.682476</text:p>
          </table:table-cell>
          <table:table-cell table:style-name="ce1"/>
          <table:table-cell/>
          <table:table-cell table:formula="of:=NORMDIST([.C114];[.$D$2];[.$E$2];0)" office:value-type="float" office:value="0.000616593541238949" calcext:value-type="float">
            <text:p>0.0006165935</text:p>
          </table:table-cell>
          <table:table-cell table:number-columns-repeated="1018"/>
        </table:table-row>
        <table:table-row table:style-name="ro1">
          <table:table-cell table:style-name="ce1" office:value-type="float" office:value="0.0287103" calcext:value-type="float">
            <text:p>0.0287103</text:p>
          </table:table-cell>
          <table:table-cell table:style-name="ce1" office:value-type="float" office:value="0.0566091" calcext:value-type="float">
            <text:p>0.0566091</text:p>
          </table:table-cell>
          <table:table-cell table:style-name="ce1" office:value-type="float" office:value="0.774923" calcext:value-type="float">
            <text:p>0.774923</text:p>
          </table:table-cell>
          <table:table-cell table:style-name="ce1"/>
          <table:table-cell/>
          <table:table-cell table:formula="of:=NORMDIST([.C115];[.$D$2];[.$E$2];0)" office:value-type="float" office:value="0.000000721294048538371" calcext:value-type="float">
            <text:p>7.21294048538371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231082" calcext:value-type="float">
            <text:p>0.0231082</text:p>
          </table:table-cell>
          <table:table-cell table:style-name="ce1" office:value-type="float" office:value="-0.0288867" calcext:value-type="float">
            <text:p>-0.0288867</text:p>
          </table:table-cell>
          <table:table-cell table:style-name="ce1" office:value-type="float" office:value="0.364657" calcext:value-type="float">
            <text:p>0.364657</text:p>
          </table:table-cell>
          <table:table-cell table:style-name="ce1"/>
          <table:table-cell/>
          <table:table-cell table:formula="of:=NORMDIST([.C116];[.$D$2];[.$E$2];0)" office:value-type="float" office:value="5.42585137337904" calcext:value-type="float">
            <text:p>5.4258513734</text:p>
          </table:table-cell>
          <table:table-cell table:number-columns-repeated="1018"/>
        </table:table-row>
        <table:table-row table:style-name="ro1">
          <table:table-cell table:style-name="ce1" office:value-type="float" office:value="0.0237476" calcext:value-type="float">
            <text:p>0.0237476</text:p>
          </table:table-cell>
          <table:table-cell table:style-name="ce1" office:value-type="float" office:value="-0.0261423" calcext:value-type="float">
            <text:p>-0.0261423</text:p>
          </table:table-cell>
          <table:table-cell table:style-name="ce1" office:value-type="float" office:value="0.375285" calcext:value-type="float">
            <text:p>0.375285</text:p>
          </table:table-cell>
          <table:table-cell table:style-name="ce1"/>
          <table:table-cell/>
          <table:table-cell table:formula="of:=NORMDIST([.C117];[.$D$2];[.$E$2];0)" office:value-type="float" office:value="5.70393602219452" calcext:value-type="float">
            <text:p>5.7039360222</text:p>
          </table:table-cell>
          <table:table-cell table:number-columns-repeated="1018"/>
        </table:table-row>
        <table:table-row table:style-name="ro1">
          <table:table-cell table:style-name="ce1" office:value-type="float" office:value="0.0274627" calcext:value-type="float">
            <text:p>0.0274627</text:p>
          </table:table-cell>
          <table:table-cell table:style-name="ce1" office:value-type="float" office:value="0.125577" calcext:value-type="float">
            <text:p>0.125577</text:p>
          </table:table-cell>
          <table:table-cell table:style-name="ce1" office:value-type="float" office:value="0.416514" calcext:value-type="float">
            <text:p>0.416514</text:p>
          </table:table-cell>
          <table:table-cell table:style-name="ce1"/>
          <table:table-cell/>
          <table:table-cell table:formula="of:=NORMDIST([.C118];[.$D$2];[.$E$2];0)" office:value-type="float" office:value="5.49271242263453" calcext:value-type="float">
            <text:p>5.4927124226</text:p>
          </table:table-cell>
          <table:table-cell table:number-columns-repeated="1018"/>
        </table:table-row>
        <table:table-row table:style-name="ro1">
          <table:table-cell table:style-name="ce1" office:value-type="float" office:value="0.0170593" calcext:value-type="float">
            <text:p>0.0170593</text:p>
          </table:table-cell>
          <table:table-cell table:style-name="ce1" office:value-type="float" office:value="0.0674389" calcext:value-type="float">
            <text:p>0.0674389</text:p>
          </table:table-cell>
          <table:table-cell table:style-name="ce1" office:value-type="float" office:value="0.479503" calcext:value-type="float">
            <text:p>0.479503</text:p>
          </table:table-cell>
          <table:table-cell table:style-name="ce1"/>
          <table:table-cell/>
          <table:table-cell table:formula="of:=NORMDIST([.C119];[.$D$2];[.$E$2];0)" office:value-type="float" office:value="2.54614569785606" calcext:value-type="float">
            <text:p>2.5461456979</text:p>
          </table:table-cell>
          <table:table-cell table:number-columns-repeated="1018"/>
        </table:table-row>
        <table:table-row table:style-name="ro1">
          <table:table-cell table:style-name="ce1" office:value-type="float" office:value="0.0150653" calcext:value-type="float">
            <text:p>0.0150653</text:p>
          </table:table-cell>
          <table:table-cell table:style-name="ce1" office:value-type="float" office:value="0.021785" calcext:value-type="float">
            <text:p>0.021785</text:p>
          </table:table-cell>
          <table:table-cell table:style-name="ce1" office:value-type="float" office:value="0.364058" calcext:value-type="float">
            <text:p>0.364058</text:p>
          </table:table-cell>
          <table:table-cell table:style-name="ce1"/>
          <table:table-cell/>
          <table:table-cell table:formula="of:=NORMDIST([.C120];[.$D$2];[.$E$2];0)" office:value-type="float" office:value="5.4066477515699" calcext:value-type="float">
            <text:p>5.4066477516</text:p>
          </table:table-cell>
          <table:table-cell table:number-columns-repeated="1018"/>
        </table:table-row>
        <table:table-row table:style-name="ro1">
          <table:table-cell table:style-name="ce1" office:value-type="float" office:value="0.0235211" calcext:value-type="float">
            <text:p>0.0235211</text:p>
          </table:table-cell>
          <table:table-cell table:style-name="ce1" office:value-type="float" office:value="0.123851" calcext:value-type="float">
            <text:p>0.123851</text:p>
          </table:table-cell>
          <table:table-cell table:style-name="ce1" office:value-type="float" office:value="0.557345" calcext:value-type="float">
            <text:p>0.557345</text:p>
          </table:table-cell>
          <table:table-cell table:style-name="ce1"/>
          <table:table-cell/>
          <table:table-cell table:formula="of:=NORMDIST([.C121];[.$D$2];[.$E$2];0)" office:value-type="float" office:value="0.300227694390982" calcext:value-type="float">
            <text:p>0.3002276944</text:p>
          </table:table-cell>
          <table:table-cell table:number-columns-repeated="1018"/>
        </table:table-row>
        <table:table-row table:style-name="ro1">
          <table:table-cell table:style-name="ce1" office:value-type="float" office:value="0.0237911" calcext:value-type="float">
            <text:p>0.0237911</text:p>
          </table:table-cell>
          <table:table-cell table:style-name="ce1" office:value-type="float" office:value="0.0783817" calcext:value-type="float">
            <text:p>0.0783817</text:p>
          </table:table-cell>
          <table:table-cell table:style-name="ce1" office:value-type="float" office:value="0.517864" calcext:value-type="float">
            <text:p>0.517864</text:p>
          </table:table-cell>
          <table:table-cell table:style-name="ce1"/>
          <table:table-cell/>
          <table:table-cell table:formula="of:=NORMDIST([.C122];[.$D$2];[.$E$2];0)" office:value-type="float" office:value="1.04617781531791" calcext:value-type="float">
            <text:p>1.0461778153</text:p>
          </table:table-cell>
          <table:table-cell table:number-columns-repeated="1018"/>
        </table:table-row>
        <table:table-row table:style-name="ro1">
          <table:table-cell table:style-name="ce1" office:value-type="float" office:value="0.0175" calcext:value-type="float">
            <text:p>0.0175</text:p>
          </table:table-cell>
          <table:table-cell table:style-name="ce1" office:value-type="float" office:value="0.0654609" calcext:value-type="float">
            <text:p>0.0654609</text:p>
          </table:table-cell>
          <table:table-cell table:style-name="ce1" office:value-type="float" office:value="0.656657" calcext:value-type="float">
            <text:p>0.656657</text:p>
          </table:table-cell>
          <table:table-cell table:style-name="ce1"/>
          <table:table-cell/>
          <table:table-cell table:formula="of:=NORMDIST([.C123];[.$D$2];[.$E$2];0)" office:value-type="float" office:value="0.0029185025915642" calcext:value-type="float">
            <text:p>0.0029185026</text:p>
          </table:table-cell>
          <table:table-cell table:number-columns-repeated="1018"/>
        </table:table-row>
        <table:table-row table:style-name="ro1">
          <table:table-cell table:style-name="ce1" office:value-type="float" office:value="0.0279508" calcext:value-type="float">
            <text:p>0.0279508</text:p>
          </table:table-cell>
          <table:table-cell table:style-name="ce1" office:value-type="float" office:value="0.0476485" calcext:value-type="float">
            <text:p>0.0476485</text:p>
          </table:table-cell>
          <table:table-cell table:style-name="ce1" office:value-type="float" office:value="0.458232" calcext:value-type="float">
            <text:p>0.458232</text:p>
          </table:table-cell>
          <table:table-cell table:style-name="ce1"/>
          <table:table-cell/>
          <table:table-cell table:formula="of:=NORMDIST([.C124];[.$D$2];[.$E$2];0)" office:value-type="float" office:value="3.63406114499744" calcext:value-type="float">
            <text:p>3.634061145</text:p>
          </table:table-cell>
          <table:table-cell table:number-columns-repeated="1018"/>
        </table:table-row>
        <table:table-row table:style-name="ro1">
          <table:table-cell table:style-name="ce1" office:value-type="float" office:value="0.0189199" calcext:value-type="float">
            <text:p>0.0189199</text:p>
          </table:table-cell>
          <table:table-cell table:style-name="ce1" office:value-type="float" office:value="0.131914" calcext:value-type="float">
            <text:p>0.131914</text:p>
          </table:table-cell>
          <table:table-cell table:style-name="ce1" office:value-type="float" office:value="0.481923" calcext:value-type="float">
            <text:p>0.481923</text:p>
          </table:table-cell>
          <table:table-cell table:style-name="ce1"/>
          <table:table-cell/>
          <table:table-cell table:formula="of:=NORMDIST([.C125];[.$D$2];[.$E$2];0)" office:value-type="float" office:value="2.43000558686624" calcext:value-type="float">
            <text:p>2.4300055869</text:p>
          </table:table-cell>
          <table:table-cell table:number-columns-repeated="1018"/>
        </table:table-row>
        <table:table-row table:style-name="ro1">
          <table:table-cell table:style-name="ce1" office:value-type="float" office:value="0.0476751" calcext:value-type="float">
            <text:p>0.0476751</text:p>
          </table:table-cell>
          <table:table-cell table:style-name="ce1" office:value-type="float" office:value="0.0223045" calcext:value-type="float">
            <text:p>0.0223045</text:p>
          </table:table-cell>
          <table:table-cell table:style-name="ce1" office:value-type="float" office:value="0.618847" calcext:value-type="float">
            <text:p>0.618847</text:p>
          </table:table-cell>
          <table:table-cell table:style-name="ce1"/>
          <table:table-cell/>
          <table:table-cell table:formula="of:=NORMDIST([.C126];[.$D$2];[.$E$2];0)" office:value-type="float" office:value="0.0219123364230863" calcext:value-type="float">
            <text:p>0.0219123364</text:p>
          </table:table-cell>
          <table:table-cell table:number-columns-repeated="1018"/>
        </table:table-row>
        <table:table-row table:style-name="ro1">
          <table:table-cell table:style-name="ce1" office:value-type="float" office:value="0.0231567" calcext:value-type="float">
            <text:p>0.0231567</text:p>
          </table:table-cell>
          <table:table-cell table:style-name="ce1" office:value-type="float" office:value="0.114792" calcext:value-type="float">
            <text:p>0.114792</text:p>
          </table:table-cell>
          <table:table-cell table:style-name="ce1" office:value-type="float" office:value="0.667895" calcext:value-type="float">
            <text:p>0.667895</text:p>
          </table:table-cell>
          <table:table-cell table:style-name="ce1"/>
          <table:table-cell/>
          <table:table-cell table:formula="of:=NORMDIST([.C127];[.$D$2];[.$E$2];0)" office:value-type="float" office:value="0.00151007536657516" calcext:value-type="float">
            <text:p>0.0015100754</text:p>
          </table:table-cell>
          <table:table-cell table:number-columns-repeated="1018"/>
        </table:table-row>
        <table:table-row table:style-name="ro1">
          <table:table-cell table:style-name="ce1" office:value-type="float" office:value="0.0329056" calcext:value-type="float">
            <text:p>0.0329056</text:p>
          </table:table-cell>
          <table:table-cell table:style-name="ce1" office:value-type="float" office:value="0.105323" calcext:value-type="float">
            <text:p>0.105323</text:p>
          </table:table-cell>
          <table:table-cell table:style-name="ce1" office:value-type="float" office:value="0.566443" calcext:value-type="float">
            <text:p>0.566443</text:p>
          </table:table-cell>
          <table:table-cell table:style-name="ce1"/>
          <table:table-cell/>
          <table:table-cell table:formula="of:=NORMDIST([.C128];[.$D$2];[.$E$2];0)" office:value-type="float" office:value="0.214645444009286" calcext:value-type="float">
            <text:p>0.214645444</text:p>
          </table:table-cell>
          <table:table-cell table:number-columns-repeated="1018"/>
        </table:table-row>
        <table:table-row table:style-name="ro1">
          <table:table-cell table:style-name="ce1" office:value-type="float" office:value="0.032576" calcext:value-type="float">
            <text:p>0.032576</text:p>
          </table:table-cell>
          <table:table-cell table:style-name="ce1" office:value-type="float" office:value="0.0268494" calcext:value-type="float">
            <text:p>0.0268494</text:p>
          </table:table-cell>
          <table:table-cell table:style-name="ce1" office:value-type="float" office:value="0.441626" calcext:value-type="float">
            <text:p>0.441626</text:p>
          </table:table-cell>
          <table:table-cell table:style-name="ce1"/>
          <table:table-cell/>
          <table:table-cell table:formula="of:=NORMDIST([.C129];[.$D$2];[.$E$2];0)" office:value-type="float" office:value="4.48147934674175" calcext:value-type="float">
            <text:p>4.4814793467</text:p>
          </table:table-cell>
          <table:table-cell table:number-columns-repeated="1018"/>
        </table:table-row>
        <table:table-row table:style-name="ro1">
          <table:table-cell table:style-name="ce1" office:value-type="float" office:value="0.0149175" calcext:value-type="float">
            <text:p>0.0149175</text:p>
          </table:table-cell>
          <table:table-cell table:style-name="ce1" office:value-type="float" office:value="0.0835634" calcext:value-type="float">
            <text:p>0.0835634</text:p>
          </table:table-cell>
          <table:table-cell table:style-name="ce1" office:value-type="float" office:value="0.581521" calcext:value-type="float">
            <text:p>0.581521</text:p>
          </table:table-cell>
          <table:table-cell table:style-name="ce1"/>
          <table:table-cell/>
          <table:table-cell table:formula="of:=NORMDIST([.C130];[.$D$2];[.$E$2];0)" office:value-type="float" office:value="0.118319311955025" calcext:value-type="float">
            <text:p>0.118319312</text:p>
          </table:table-cell>
          <table:table-cell table:number-columns-repeated="1018"/>
        </table:table-row>
        <table:table-row table:style-name="ro1">
          <table:table-cell table:style-name="ce1" office:value-type="float" office:value="0.0195609" calcext:value-type="float">
            <text:p>0.0195609</text:p>
          </table:table-cell>
          <table:table-cell table:style-name="ce1" office:value-type="float" office:value="0.108409" calcext:value-type="float">
            <text:p>0.108409</text:p>
          </table:table-cell>
          <table:table-cell table:style-name="ce1" office:value-type="float" office:value="0.40091" calcext:value-type="float">
            <text:p>0.40091</text:p>
          </table:table-cell>
          <table:table-cell table:style-name="ce1"/>
          <table:table-cell/>
          <table:table-cell table:formula="of:=NORMDIST([.C131];[.$D$2];[.$E$2];0)" office:value-type="float" office:value="5.81838425306432" calcext:value-type="float">
            <text:p>5.8183842531</text:p>
          </table:table-cell>
          <table:table-cell table:number-columns-repeated="1018"/>
        </table:table-row>
        <table:table-row table:style-name="ro1">
          <table:table-cell table:style-name="ce1" office:value-type="float" office:value="0.0269946" calcext:value-type="float">
            <text:p>0.0269946</text:p>
          </table:table-cell>
          <table:table-cell table:style-name="ce1" office:value-type="float" office:value="0.0690687" calcext:value-type="float">
            <text:p>0.0690687</text:p>
          </table:table-cell>
          <table:table-cell table:style-name="ce1" office:value-type="float" office:value="0.482566" calcext:value-type="float">
            <text:p>0.482566</text:p>
          </table:table-cell>
          <table:table-cell table:style-name="ce1"/>
          <table:table-cell/>
          <table:table-cell table:formula="of:=NORMDIST([.C132];[.$D$2];[.$E$2];0)" office:value-type="float" office:value="2.39953576704519" calcext:value-type="float">
            <text:p>2.399535767</text:p>
          </table:table-cell>
          <table:table-cell table:number-columns-repeated="1018"/>
        </table:table-row>
        <table:table-row table:style-name="ro1">
          <table:table-cell table:style-name="ce1" office:value-type="float" office:value="0.0211431" calcext:value-type="float">
            <text:p>0.0211431</text:p>
          </table:table-cell>
          <table:table-cell table:style-name="ce1" office:value-type="float" office:value="0.0448874" calcext:value-type="float">
            <text:p>0.0448874</text:p>
          </table:table-cell>
          <table:table-cell table:style-name="ce1" office:value-type="float" office:value="0.437815" calcext:value-type="float">
            <text:p>0.437815</text:p>
          </table:table-cell>
          <table:table-cell table:style-name="ce1"/>
          <table:table-cell/>
          <table:table-cell table:formula="of:=NORMDIST([.C133];[.$D$2];[.$E$2];0)" office:value-type="float" office:value="4.66284754767098" calcext:value-type="float">
            <text:p>4.6628475477</text:p>
          </table:table-cell>
          <table:table-cell table:number-columns-repeated="1018"/>
        </table:table-row>
        <table:table-row table:style-name="ro1">
          <table:table-cell table:style-name="ce1" office:value-type="float" office:value="0.029032" calcext:value-type="float">
            <text:p>0.029032</text:p>
          </table:table-cell>
          <table:table-cell table:style-name="ce1" office:value-type="float" office:value="0.0548828" calcext:value-type="float">
            <text:p>0.0548828</text:p>
          </table:table-cell>
          <table:table-cell table:style-name="ce1" office:value-type="float" office:value="0.93439" calcext:value-type="float">
            <text:p>0.93439</text:p>
          </table:table-cell>
          <table:table-cell table:style-name="ce1"/>
          <table:table-cell/>
          <table:table-cell table:formula="of:=NORMDIST([.C134];[.$D$2];[.$E$2];0)" office:value-type="float" office:value="0.0000000000000814008647003753" calcext:value-type="float">
            <text:p>8.14008647003753E-14</text:p>
          </table:table-cell>
          <table:table-cell table:number-columns-repeated="1018"/>
        </table:table-row>
        <table:table-row table:style-name="ro1">
          <table:table-cell table:style-name="ce1" office:value-type="float" office:value="0.0165863" calcext:value-type="float">
            <text:p>0.0165863</text:p>
          </table:table-cell>
          <table:table-cell table:style-name="ce1" office:value-type="float" office:value="0.0818379" calcext:value-type="float">
            <text:p>0.0818379</text:p>
          </table:table-cell>
          <table:table-cell table:style-name="ce1" office:value-type="float" office:value="0.224576" calcext:value-type="float">
            <text:p>0.224576</text:p>
          </table:table-cell>
          <table:table-cell table:style-name="ce1"/>
          <table:table-cell/>
          <table:table-cell table:formula="of:=NORMDIST([.C135];[.$D$2];[.$E$2];0)" office:value-type="float" office:value="0.285142105873554" calcext:value-type="float">
            <text:p>0.2851421059</text:p>
          </table:table-cell>
          <table:table-cell table:number-columns-repeated="1018"/>
        </table:table-row>
        <table:table-row table:style-name="ro1">
          <table:table-cell table:style-name="ce1" office:value-type="float" office:value="0.0193686" calcext:value-type="float">
            <text:p>0.0193686</text:p>
          </table:table-cell>
          <table:table-cell table:style-name="ce1" office:value-type="float" office:value="-0.0379729" calcext:value-type="float">
            <text:p>-0.0379729</text:p>
          </table:table-cell>
          <table:table-cell table:style-name="ce1" office:value-type="float" office:value="0.636631" calcext:value-type="float">
            <text:p>0.636631</text:p>
          </table:table-cell>
          <table:table-cell table:style-name="ce1"/>
          <table:table-cell/>
          <table:table-cell table:formula="of:=NORMDIST([.C136];[.$D$2];[.$E$2];0)" office:value-type="float" office:value="0.00882345993370443" calcext:value-type="float">
            <text:p>0.0088234599</text:p>
          </table:table-cell>
          <table:table-cell table:number-columns-repeated="1018"/>
        </table:table-row>
        <table:table-row table:style-name="ro1">
          <table:table-cell table:style-name="ce1" office:value-type="float" office:value="0.0148648" calcext:value-type="float">
            <text:p>0.0148648</text:p>
          </table:table-cell>
          <table:table-cell table:style-name="ce1" office:value-type="float" office:value="0.136022" calcext:value-type="float">
            <text:p>0.136022</text:p>
          </table:table-cell>
          <table:table-cell table:style-name="ce1" office:value-type="float" office:value="0.511227" calcext:value-type="float">
            <text:p>0.511227</text:p>
          </table:table-cell>
          <table:table-cell table:style-name="ce1"/>
          <table:table-cell/>
          <table:table-cell table:formula="of:=NORMDIST([.C137];[.$D$2];[.$E$2];0)" office:value-type="float" office:value="1.24837089179522" calcext:value-type="float">
            <text:p>1.2483708918</text:p>
          </table:table-cell>
          <table:table-cell table:number-columns-repeated="1018"/>
        </table:table-row>
        <table:table-row table:style-name="ro1">
          <table:table-cell table:style-name="ce1" office:value-type="float" office:value="0.0262514" calcext:value-type="float">
            <text:p>0.0262514</text:p>
          </table:table-cell>
          <table:table-cell table:style-name="ce1" office:value-type="float" office:value="0.0101828" calcext:value-type="float">
            <text:p>0.0101828</text:p>
          </table:table-cell>
          <table:table-cell table:style-name="ce1" office:value-type="float" office:value="0.264555" calcext:value-type="float">
            <text:p>0.264555</text:p>
          </table:table-cell>
          <table:table-cell table:style-name="ce1"/>
          <table:table-cell/>
          <table:table-cell table:formula="of:=NORMDIST([.C138];[.$D$2];[.$E$2];0)" office:value-type="float" office:value="1.01975925391612" calcext:value-type="float">
            <text:p>1.0197592539</text:p>
          </table:table-cell>
          <table:table-cell table:number-columns-repeated="1018"/>
        </table:table-row>
        <table:table-row table:style-name="ro1">
          <table:table-cell table:style-name="ce1" office:value-type="float" office:value="0.034417" calcext:value-type="float">
            <text:p>0.034417</text:p>
          </table:table-cell>
          <table:table-cell table:style-name="ce1" office:value-type="float" office:value="-0.0340875" calcext:value-type="float">
            <text:p>-0.0340875</text:p>
          </table:table-cell>
          <table:table-cell table:style-name="ce1" office:value-type="float" office:value="0.671451" calcext:value-type="float">
            <text:p>0.671451</text:p>
          </table:table-cell>
          <table:table-cell table:style-name="ce1"/>
          <table:table-cell/>
          <table:table-cell table:formula="of:=NORMDIST([.C139];[.$D$2];[.$E$2];0)" office:value-type="float" office:value="0.0012189176790958" calcext:value-type="float">
            <text:p>0.0012189177</text:p>
          </table:table-cell>
          <table:table-cell table:number-columns-repeated="1018"/>
        </table:table-row>
        <table:table-row table:style-name="ro1">
          <table:table-cell table:style-name="ce1" office:value-type="float" office:value="0.0235465" calcext:value-type="float">
            <text:p>0.0235465</text:p>
          </table:table-cell>
          <table:table-cell table:style-name="ce1" office:value-type="float" office:value="0.0889631" calcext:value-type="float">
            <text:p>0.0889631</text:p>
          </table:table-cell>
          <table:table-cell table:style-name="ce1" office:value-type="float" office:value="0.350255" calcext:value-type="float">
            <text:p>0.350255</text:p>
          </table:table-cell>
          <table:table-cell table:style-name="ce1"/>
          <table:table-cell/>
          <table:table-cell table:formula="of:=NORMDIST([.C140];[.$D$2];[.$E$2];0)" office:value-type="float" office:value="4.87632053896962" calcext:value-type="float">
            <text:p>4.876320539</text:p>
          </table:table-cell>
          <table:table-cell table:number-columns-repeated="1018"/>
        </table:table-row>
        <table:table-row table:style-name="ro1">
          <table:table-cell table:style-name="ce1" office:value-type="float" office:value="0.0258789" calcext:value-type="float">
            <text:p>0.0258789</text:p>
          </table:table-cell>
          <table:table-cell table:style-name="ce1" office:value-type="float" office:value="0.0264182" calcext:value-type="float">
            <text:p>0.0264182</text:p>
          </table:table-cell>
          <table:table-cell table:style-name="ce1" office:value-type="float" office:value="0.482596" calcext:value-type="float">
            <text:p>0.482596</text:p>
          </table:table-cell>
          <table:table-cell table:style-name="ce1"/>
          <table:table-cell/>
          <table:table-cell table:formula="of:=NORMDIST([.C141];[.$D$2];[.$E$2];0)" office:value-type="float" office:value="2.39811827854609" calcext:value-type="float">
            <text:p>2.3981182785</text:p>
          </table:table-cell>
          <table:table-cell table:number-columns-repeated="1018"/>
        </table:table-row>
        <table:table-row table:style-name="ro1">
          <table:table-cell table:style-name="ce1" office:value-type="float" office:value="0.0303504" calcext:value-type="float">
            <text:p>0.0303504</text:p>
          </table:table-cell>
          <table:table-cell table:style-name="ce1" office:value-type="float" office:value="0.0818973" calcext:value-type="float">
            <text:p>0.0818973</text:p>
          </table:table-cell>
          <table:table-cell table:style-name="ce1" office:value-type="float" office:value="0.834938" calcext:value-type="float">
            <text:p>0.834938</text:p>
          </table:table-cell>
          <table:table-cell table:style-name="ce1"/>
          <table:table-cell/>
          <table:table-cell table:formula="of:=NORMDIST([.C142];[.$D$2];[.$E$2];0)" office:value-type="float" office:value="0.00000000334403154743906" calcext:value-type="float">
            <text:p>3.34403154743906E-09</text:p>
          </table:table-cell>
          <table:table-cell table:number-columns-repeated="1018"/>
        </table:table-row>
        <table:table-row table:style-name="ro1">
          <table:table-cell table:style-name="ce1" office:value-type="float" office:value="0.019656" calcext:value-type="float">
            <text:p>0.019656</text:p>
          </table:table-cell>
          <table:table-cell table:style-name="ce1" office:value-type="float" office:value="0.00334737" calcext:value-type="float">
            <text:p>0.00334737</text:p>
          </table:table-cell>
          <table:table-cell table:style-name="ce1" office:value-type="float" office:value="0.379995" calcext:value-type="float">
            <text:p>0.379995</text:p>
          </table:table-cell>
          <table:table-cell table:style-name="ce1"/>
          <table:table-cell/>
          <table:table-cell table:formula="of:=NORMDIST([.C143];[.$D$2];[.$E$2];0)" office:value-type="float" office:value="5.78622596023306" calcext:value-type="float">
            <text:p>5.7862259602</text:p>
          </table:table-cell>
          <table:table-cell table:number-columns-repeated="1018"/>
        </table:table-row>
        <table:table-row table:style-name="ro1">
          <table:table-cell table:style-name="ce1" office:value-type="float" office:value="0.0293988" calcext:value-type="float">
            <text:p>0.0293988</text:p>
          </table:table-cell>
          <table:table-cell table:style-name="ce1" office:value-type="float" office:value="0.128475" calcext:value-type="float">
            <text:p>0.128475</text:p>
          </table:table-cell>
          <table:table-cell table:style-name="ce1" office:value-type="float" office:value="0.464852" calcext:value-type="float">
            <text:p>0.464852</text:p>
          </table:table-cell>
          <table:table-cell table:style-name="ce1"/>
          <table:table-cell/>
          <table:table-cell table:formula="of:=NORMDIST([.C144];[.$D$2];[.$E$2];0)" office:value-type="float" office:value="3.28752498751463" calcext:value-type="float">
            <text:p>3.2875249875</text:p>
          </table:table-cell>
          <table:table-cell table:number-columns-repeated="1018"/>
        </table:table-row>
        <table:table-row table:style-name="ro1">
          <table:table-cell table:style-name="ce1" office:value-type="float" office:value="0.0255847" calcext:value-type="float">
            <text:p>0.0255847</text:p>
          </table:table-cell>
          <table:table-cell table:style-name="ce1" office:value-type="float" office:value="0.089141" calcext:value-type="float">
            <text:p>0.089141</text:p>
          </table:table-cell>
          <table:table-cell table:style-name="ce1" office:value-type="float" office:value="0.697475" calcext:value-type="float">
            <text:p>0.697475</text:p>
          </table:table-cell>
          <table:table-cell table:style-name="ce1"/>
          <table:table-cell/>
          <table:table-cell table:formula="of:=NORMDIST([.C145];[.$D$2];[.$E$2];0)" office:value-type="float" office:value="0.000233869083134367" calcext:value-type="float">
            <text:p>0.0002338691</text:p>
          </table:table-cell>
          <table:table-cell table:number-columns-repeated="1018"/>
        </table:table-row>
        <table:table-row table:style-name="ro1">
          <table:table-cell table:style-name="ce1" office:value-type="float" office:value="0.0311682" calcext:value-type="float">
            <text:p>0.0311682</text:p>
          </table:table-cell>
          <table:table-cell table:style-name="ce1" office:value-type="float" office:value="0.133559" calcext:value-type="float">
            <text:p>0.133559</text:p>
          </table:table-cell>
          <table:table-cell table:style-name="ce1" office:value-type="float" office:value="0.734145" calcext:value-type="float">
            <text:p>0.734145</text:p>
          </table:table-cell>
          <table:table-cell table:style-name="ce1"/>
          <table:table-cell/>
          <table:table-cell table:formula="of:=NORMDIST([.C146];[.$D$2];[.$E$2];0)" office:value-type="float" office:value="0.0000178028296386442" calcext:value-type="float">
            <text:p>1.78028296386442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156132" calcext:value-type="float">
            <text:p>0.0156132</text:p>
          </table:table-cell>
          <table:table-cell table:style-name="ce1" office:value-type="float" office:value="-0.0466522" calcext:value-type="float">
            <text:p>-0.0466522</text:p>
          </table:table-cell>
          <table:table-cell table:style-name="ce1" office:value-type="float" office:value="0.637191" calcext:value-type="float">
            <text:p>0.637191</text:p>
          </table:table-cell>
          <table:table-cell table:style-name="ce1"/>
          <table:table-cell/>
          <table:table-cell table:formula="of:=NORMDIST([.C147];[.$D$2];[.$E$2];0)" office:value-type="float" office:value="0.00856477329824421" calcext:value-type="float">
            <text:p>0.0085647733</text:p>
          </table:table-cell>
          <table:table-cell table:number-columns-repeated="1018"/>
        </table:table-row>
        <table:table-row table:style-name="ro1">
          <table:table-cell table:style-name="ce1" office:value-type="float" office:value="0.0123103" calcext:value-type="float">
            <text:p>0.0123103</text:p>
          </table:table-cell>
          <table:table-cell table:style-name="ce1" office:value-type="float" office:value="-0.0124075" calcext:value-type="float">
            <text:p>-0.0124075</text:p>
          </table:table-cell>
          <table:table-cell table:style-name="ce1" office:value-type="float" office:value="0.409105" calcext:value-type="float">
            <text:p>0.409105</text:p>
          </table:table-cell>
          <table:table-cell table:style-name="ce1"/>
          <table:table-cell/>
          <table:table-cell table:formula="of:=NORMDIST([.C148];[.$D$2];[.$E$2];0)" office:value-type="float" office:value="5.6822631424852" calcext:value-type="float">
            <text:p>5.6822631425</text:p>
          </table:table-cell>
          <table:table-cell table:number-columns-repeated="1018"/>
        </table:table-row>
        <table:table-row table:style-name="ro1">
          <table:table-cell table:style-name="ce1" office:value-type="float" office:value="0.0189881" calcext:value-type="float">
            <text:p>0.0189881</text:p>
          </table:table-cell>
          <table:table-cell table:style-name="ce1" office:value-type="float" office:value="0.0537594" calcext:value-type="float">
            <text:p>0.0537594</text:p>
          </table:table-cell>
          <table:table-cell table:style-name="ce1" office:value-type="float" office:value="0.571996" calcext:value-type="float">
            <text:p>0.571996</text:p>
          </table:table-cell>
          <table:table-cell table:style-name="ce1"/>
          <table:table-cell/>
          <table:table-cell table:formula="of:=NORMDIST([.C149];[.$D$2];[.$E$2];0)" office:value-type="float" office:value="0.173359433763861" calcext:value-type="float">
            <text:p>0.1733594338</text:p>
          </table:table-cell>
          <table:table-cell table:number-columns-repeated="1018"/>
        </table:table-row>
        <table:table-row table:style-name="ro1">
          <table:table-cell table:style-name="ce1" office:value-type="float" office:value="0.0312449" calcext:value-type="float">
            <text:p>0.0312449</text:p>
          </table:table-cell>
          <table:table-cell table:style-name="ce1" office:value-type="float" office:value="-0.00818483" calcext:value-type="float">
            <text:p>-0.00818483</text:p>
          </table:table-cell>
          <table:table-cell table:style-name="ce1" office:value-type="float" office:value="0.454641" calcext:value-type="float">
            <text:p>0.454641</text:p>
          </table:table-cell>
          <table:table-cell table:style-name="ce1"/>
          <table:table-cell/>
          <table:table-cell table:formula="of:=NORMDIST([.C150];[.$D$2];[.$E$2];0)" office:value-type="float" office:value="3.82187093608428" calcext:value-type="float">
            <text:p>3.8218709361</text:p>
          </table:table-cell>
          <table:table-cell table:number-columns-repeated="1018"/>
        </table:table-row>
        <table:table-row table:style-name="ro1">
          <table:table-cell table:style-name="ce1" office:value-type="float" office:value="0.0269323" calcext:value-type="float">
            <text:p>0.0269323</text:p>
          </table:table-cell>
          <table:table-cell table:style-name="ce1" office:value-type="float" office:value="-0.032599" calcext:value-type="float">
            <text:p>-0.032599</text:p>
          </table:table-cell>
          <table:table-cell table:style-name="ce1" office:value-type="float" office:value="0.674177" calcext:value-type="float">
            <text:p>0.674177</text:p>
          </table:table-cell>
          <table:table-cell table:style-name="ce1"/>
          <table:table-cell/>
          <table:table-cell table:formula="of:=NORMDIST([.C151];[.$D$2];[.$E$2];0)" office:value-type="float" office:value="0.00103242149210168" calcext:value-type="float">
            <text:p>0.0010324215</text:p>
          </table:table-cell>
          <table:table-cell table:number-columns-repeated="1018"/>
        </table:table-row>
        <table:table-row table:style-name="ro1">
          <table:table-cell table:style-name="ce1" office:value-type="float" office:value="0.0239401" calcext:value-type="float">
            <text:p>0.0239401</text:p>
          </table:table-cell>
          <table:table-cell table:style-name="ce1" office:value-type="float" office:value="0.00846552" calcext:value-type="float">
            <text:p>0.00846552</text:p>
          </table:table-cell>
          <table:table-cell table:style-name="ce1" office:value-type="float" office:value="0.589344" calcext:value-type="float">
            <text:p>0.589344</text:p>
          </table:table-cell>
          <table:table-cell table:style-name="ce1"/>
          <table:table-cell/>
          <table:table-cell table:formula="of:=NORMDIST([.C152];[.$D$2];[.$E$2];0)" office:value-type="float" office:value="0.0851964000959633" calcext:value-type="float">
            <text:p>0.0851964001</text:p>
          </table:table-cell>
          <table:table-cell table:number-columns-repeated="1018"/>
        </table:table-row>
        <table:table-row table:style-name="ro1">
          <table:table-cell table:style-name="ce1" office:value-type="float" office:value="0.017192" calcext:value-type="float">
            <text:p>0.017192</text:p>
          </table:table-cell>
          <table:table-cell table:style-name="ce1" office:value-type="float" office:value="0.134821" calcext:value-type="float">
            <text:p>0.134821</text:p>
          </table:table-cell>
          <table:table-cell table:style-name="ce1" office:value-type="float" office:value="0.473138" calcext:value-type="float">
            <text:p>0.473138</text:p>
          </table:table-cell>
          <table:table-cell table:style-name="ce1"/>
          <table:table-cell/>
          <table:table-cell table:formula="of:=NORMDIST([.C153];[.$D$2];[.$E$2];0)" office:value-type="float" office:value="2.86141950404031" calcext:value-type="float">
            <text:p>2.861419504</text:p>
          </table:table-cell>
          <table:table-cell table:number-columns-repeated="1018"/>
        </table:table-row>
        <table:table-row table:style-name="ro1">
          <table:table-cell table:style-name="ce1" office:value-type="float" office:value="0.0242246" calcext:value-type="float">
            <text:p>0.0242246</text:p>
          </table:table-cell>
          <table:table-cell table:style-name="ce1" office:value-type="float" office:value="0.0570789" calcext:value-type="float">
            <text:p>0.0570789</text:p>
          </table:table-cell>
          <table:table-cell table:style-name="ce1" office:value-type="float" office:value="0.874778" calcext:value-type="float">
            <text:p>0.874778</text:p>
          </table:table-cell>
          <table:table-cell table:style-name="ce1"/>
          <table:table-cell/>
          <table:table-cell table:formula="of:=NORMDIST([.C154];[.$D$2];[.$E$2];0)" office:value-type="float" office:value="0.0000000000613492883007102" calcext:value-type="float">
            <text:p>6.13492883007102E-11</text:p>
          </table:table-cell>
          <table:table-cell table:number-columns-repeated="1018"/>
        </table:table-row>
        <table:table-row table:style-name="ro1">
          <table:table-cell table:style-name="ce1" office:value-type="float" office:value="0.0235744" calcext:value-type="float">
            <text:p>0.0235744</text:p>
          </table:table-cell>
          <table:table-cell table:style-name="ce1" office:value-type="float" office:value="0.121705" calcext:value-type="float">
            <text:p>0.121705</text:p>
          </table:table-cell>
          <table:table-cell table:style-name="ce1" office:value-type="float" office:value="0.680699" calcext:value-type="float">
            <text:p>0.680699</text:p>
          </table:table-cell>
          <table:table-cell table:style-name="ce1"/>
          <table:table-cell/>
          <table:table-cell table:formula="of:=NORMDIST([.C155];[.$D$2];[.$E$2];0)" office:value-type="float" office:value="0.000689409469237782" calcext:value-type="float">
            <text:p>0.0006894095</text:p>
          </table:table-cell>
          <table:table-cell table:number-columns-repeated="1018"/>
        </table:table-row>
        <table:table-row table:style-name="ro1">
          <table:table-cell table:style-name="ce1" office:value-type="float" office:value="0.0326996" calcext:value-type="float">
            <text:p>0.0326996</text:p>
          </table:table-cell>
          <table:table-cell table:style-name="ce1" office:value-type="float" office:value="0.118602" calcext:value-type="float">
            <text:p>0.118602</text:p>
          </table:table-cell>
          <table:table-cell table:style-name="ce1" office:value-type="float" office:value="0.490774" calcext:value-type="float">
            <text:p>0.490774</text:p>
          </table:table-cell>
          <table:table-cell table:style-name="ce1"/>
          <table:table-cell/>
          <table:table-cell table:formula="of:=NORMDIST([.C156];[.$D$2];[.$E$2];0)" office:value-type="float" office:value="2.02654103198059" calcext:value-type="float">
            <text:p>2.026541032</text:p>
          </table:table-cell>
          <table:table-cell table:number-columns-repeated="1018"/>
        </table:table-row>
        <table:table-row table:style-name="ro1">
          <table:table-cell table:style-name="ce1" office:value-type="float" office:value="0.0303566" calcext:value-type="float">
            <text:p>0.0303566</text:p>
          </table:table-cell>
          <table:table-cell table:style-name="ce1" office:value-type="float" office:value="0.0906407" calcext:value-type="float">
            <text:p>0.0906407</text:p>
          </table:table-cell>
          <table:table-cell table:style-name="ce1" office:value-type="float" office:value="0.688623" calcext:value-type="float">
            <text:p>0.688623</text:p>
          </table:table-cell>
          <table:table-cell table:style-name="ce1"/>
          <table:table-cell/>
          <table:table-cell table:formula="of:=NORMDIST([.C157];[.$D$2];[.$E$2];0)" office:value-type="float" office:value="0.000416880052161972" calcext:value-type="float">
            <text:p>0.0004168801</text:p>
          </table:table-cell>
          <table:table-cell table:number-columns-repeated="1018"/>
        </table:table-row>
        <table:table-row table:style-name="ro1">
          <table:table-cell table:style-name="ce1" office:value-type="float" office:value="0.0288289" calcext:value-type="float">
            <text:p>0.0288289</text:p>
          </table:table-cell>
          <table:table-cell table:style-name="ce1" office:value-type="float" office:value="0.143611" calcext:value-type="float">
            <text:p>0.143611</text:p>
          </table:table-cell>
          <table:table-cell table:style-name="ce1" office:value-type="float" office:value="0.162526" calcext:value-type="float">
            <text:p>0.162526</text:p>
          </table:table-cell>
          <table:table-cell table:style-name="ce1"/>
          <table:table-cell/>
          <table:table-cell table:formula="of:=NORMDIST([.C158];[.$D$2];[.$E$2];0)" office:value-type="float" office:value="0.0198710509888282" calcext:value-type="float">
            <text:p>0.019871051</text:p>
          </table:table-cell>
          <table:table-cell table:number-columns-repeated="1018"/>
        </table:table-row>
        <table:table-row table:style-name="ro1">
          <table:table-cell table:style-name="ce1" office:value-type="float" office:value="0.0255316" calcext:value-type="float">
            <text:p>0.0255316</text:p>
          </table:table-cell>
          <table:table-cell table:style-name="ce1" office:value-type="float" office:value="0.134235" calcext:value-type="float">
            <text:p>0.134235</text:p>
          </table:table-cell>
          <table:table-cell table:style-name="ce1" office:value-type="float" office:value="0.34532" calcext:value-type="float">
            <text:p>0.34532</text:p>
          </table:table-cell>
          <table:table-cell table:style-name="ce1"/>
          <table:table-cell/>
          <table:table-cell table:formula="of:=NORMDIST([.C159];[.$D$2];[.$E$2];0)" office:value-type="float" office:value="4.65276587681748" calcext:value-type="float">
            <text:p>4.6527658768</text:p>
          </table:table-cell>
          <table:table-cell table:number-columns-repeated="1018"/>
        </table:table-row>
        <table:table-row table:style-name="ro1">
          <table:table-cell table:style-name="ce1" office:value-type="float" office:value="0.0444222" calcext:value-type="float">
            <text:p>0.0444222</text:p>
          </table:table-cell>
          <table:table-cell table:style-name="ce1" office:value-type="float" office:value="0.0566551" calcext:value-type="float">
            <text:p>0.0566551</text:p>
          </table:table-cell>
          <table:table-cell table:style-name="ce1" office:value-type="float" office:value="0.43417" calcext:value-type="float">
            <text:p>0.43417</text:p>
          </table:table-cell>
          <table:table-cell table:style-name="ce1"/>
          <table:table-cell/>
          <table:table-cell table:formula="of:=NORMDIST([.C160];[.$D$2];[.$E$2];0)" office:value-type="float" office:value="4.82894034198066" calcext:value-type="float">
            <text:p>4.828940342</text:p>
          </table:table-cell>
          <table:table-cell table:number-columns-repeated="1018"/>
        </table:table-row>
        <table:table-row table:style-name="ro1">
          <table:table-cell table:style-name="ce1" office:value-type="float" office:value="0.0181213" calcext:value-type="float">
            <text:p>0.0181213</text:p>
          </table:table-cell>
          <table:table-cell table:style-name="ce1" office:value-type="float" office:value="0.0380263" calcext:value-type="float">
            <text:p>0.0380263</text:p>
          </table:table-cell>
          <table:table-cell table:style-name="ce1" office:value-type="float" office:value="0.675541" calcext:value-type="float">
            <text:p>0.675541</text:p>
          </table:table-cell>
          <table:table-cell table:style-name="ce1"/>
          <table:table-cell/>
          <table:table-cell table:formula="of:=NORMDIST([.C161];[.$D$2];[.$E$2];0)" office:value-type="float" office:value="0.000949531613694517" calcext:value-type="float">
            <text:p>0.0009495316</text:p>
          </table:table-cell>
          <table:table-cell table:number-columns-repeated="1018"/>
        </table:table-row>
        <table:table-row table:style-name="ro1">
          <table:table-cell table:style-name="ce1" office:value-type="float" office:value="0.0263133" calcext:value-type="float">
            <text:p>0.0263133</text:p>
          </table:table-cell>
          <table:table-cell table:style-name="ce1" office:value-type="float" office:value="0.126777" calcext:value-type="float">
            <text:p>0.126777</text:p>
          </table:table-cell>
          <table:table-cell table:style-name="ce1" office:value-type="float" office:value="0.56089" calcext:value-type="float">
            <text:p>0.56089</text:p>
          </table:table-cell>
          <table:table-cell table:style-name="ce1"/>
          <table:table-cell/>
          <table:table-cell table:formula="of:=NORMDIST([.C162];[.$D$2];[.$E$2];0)" office:value-type="float" office:value="0.26399408361997" calcext:value-type="float">
            <text:p>0.2639940836</text:p>
          </table:table-cell>
          <table:table-cell table:number-columns-repeated="1018"/>
        </table:table-row>
        <table:table-row table:style-name="ro1">
          <table:table-cell table:style-name="ce1" office:value-type="float" office:value="0.0255182" calcext:value-type="float">
            <text:p>0.0255182</text:p>
          </table:table-cell>
          <table:table-cell table:style-name="ce1" office:value-type="float" office:value="0.143232" calcext:value-type="float">
            <text:p>0.143232</text:p>
          </table:table-cell>
          <table:table-cell table:style-name="ce1" office:value-type="float" office:value="0.623059" calcext:value-type="float">
            <text:p>0.623059</text:p>
          </table:table-cell>
          <table:table-cell table:style-name="ce1"/>
          <table:table-cell/>
          <table:table-cell table:formula="of:=NORMDIST([.C163];[.$D$2];[.$E$2];0)" office:value-type="float" office:value="0.0177751763403298" calcext:value-type="float">
            <text:p>0.0177751763</text:p>
          </table:table-cell>
          <table:table-cell table:number-columns-repeated="1018"/>
        </table:table-row>
        <table:table-row table:style-name="ro1">
          <table:table-cell table:style-name="ce1" office:value-type="float" office:value="0.0156379" calcext:value-type="float">
            <text:p>0.0156379</text:p>
          </table:table-cell>
          <table:table-cell table:style-name="ce1" office:value-type="float" office:value="0.134573" calcext:value-type="float">
            <text:p>0.134573</text:p>
          </table:table-cell>
          <table:table-cell table:style-name="ce1" office:value-type="float" office:value="0.556877" calcext:value-type="float">
            <text:p>0.556877</text:p>
          </table:table-cell>
          <table:table-cell table:style-name="ce1"/>
          <table:table-cell/>
          <table:table-cell table:formula="of:=NORMDIST([.C164];[.$D$2];[.$E$2];0)" office:value-type="float" office:value="0.305306743800165" calcext:value-type="float">
            <text:p>0.3053067438</text:p>
          </table:table-cell>
          <table:table-cell table:number-columns-repeated="1018"/>
        </table:table-row>
        <table:table-row table:style-name="ro1">
          <table:table-cell table:style-name="ce1" office:value-type="float" office:value="0.0327006" calcext:value-type="float">
            <text:p>0.0327006</text:p>
          </table:table-cell>
          <table:table-cell table:style-name="ce1" office:value-type="float" office:value="-0.0269232" calcext:value-type="float">
            <text:p>-0.0269232</text:p>
          </table:table-cell>
          <table:table-cell table:style-name="ce1" office:value-type="float" office:value="0.289974" calcext:value-type="float">
            <text:p>0.289974</text:p>
          </table:table-cell>
          <table:table-cell table:style-name="ce1"/>
          <table:table-cell/>
          <table:table-cell table:formula="of:=NORMDIST([.C165];[.$D$2];[.$E$2];0)" office:value-type="float" office:value="1.91497440571009" calcext:value-type="float">
            <text:p>1.9149744057</text:p>
          </table:table-cell>
          <table:table-cell table:number-columns-repeated="1018"/>
        </table:table-row>
        <table:table-row table:style-name="ro1">
          <table:table-cell table:style-name="ce1" office:value-type="float" office:value="0.02037" calcext:value-type="float">
            <text:p>0.02037</text:p>
          </table:table-cell>
          <table:table-cell table:style-name="ce1" office:value-type="float" office:value="-0.0261144" calcext:value-type="float">
            <text:p>-0.0261144</text:p>
          </table:table-cell>
          <table:table-cell table:style-name="ce1" office:value-type="float" office:value="0.574962" calcext:value-type="float">
            <text:p>0.574962</text:p>
          </table:table-cell>
          <table:table-cell table:style-name="ce1"/>
          <table:table-cell/>
          <table:table-cell table:formula="of:=NORMDIST([.C166];[.$D$2];[.$E$2];0)" office:value-type="float" office:value="0.154243033712395" calcext:value-type="float">
            <text:p>0.1542430337</text:p>
          </table:table-cell>
          <table:table-cell table:number-columns-repeated="1018"/>
        </table:table-row>
        <table:table-row table:style-name="ro1">
          <table:table-cell table:style-name="ce1" office:value-type="float" office:value="0.0264815" calcext:value-type="float">
            <text:p>0.0264815</text:p>
          </table:table-cell>
          <table:table-cell table:style-name="ce1" office:value-type="float" office:value="0.134737" calcext:value-type="float">
            <text:p>0.134737</text:p>
          </table:table-cell>
          <table:table-cell table:style-name="ce1" office:value-type="float" office:value="0.358108" calcext:value-type="float">
            <text:p>0.358108</text:p>
          </table:table-cell>
          <table:table-cell table:style-name="ce1"/>
          <table:table-cell/>
          <table:table-cell table:formula="of:=NORMDIST([.C167];[.$D$2];[.$E$2];0)" office:value-type="float" office:value="5.19755787943335" calcext:value-type="float">
            <text:p>5.1975578794</text:p>
          </table:table-cell>
          <table:table-cell table:number-columns-repeated="1018"/>
        </table:table-row>
        <table:table-row table:style-name="ro1">
          <table:table-cell table:style-name="ce1" office:value-type="float" office:value="0.0233908" calcext:value-type="float">
            <text:p>0.0233908</text:p>
          </table:table-cell>
          <table:table-cell table:style-name="ce1" office:value-type="float" office:value="0.029569" calcext:value-type="float">
            <text:p>0.029569</text:p>
          </table:table-cell>
          <table:table-cell table:style-name="ce1" office:value-type="float" office:value="0.231416" calcext:value-type="float">
            <text:p>0.231416</text:p>
          </table:table-cell>
          <table:table-cell table:style-name="ce1"/>
          <table:table-cell/>
          <table:table-cell table:formula="of:=NORMDIST([.C168];[.$D$2];[.$E$2];0)" office:value-type="float" office:value="0.363424018494089" calcext:value-type="float">
            <text:p>0.3634240185</text:p>
          </table:table-cell>
          <table:table-cell table:number-columns-repeated="1018"/>
        </table:table-row>
        <table:table-row table:style-name="ro1">
          <table:table-cell table:style-name="ce1" office:value-type="float" office:value="0.0179905" calcext:value-type="float">
            <text:p>0.0179905</text:p>
          </table:table-cell>
          <table:table-cell table:style-name="ce1" office:value-type="float" office:value="0.0537731" calcext:value-type="float">
            <text:p>0.0537731</text:p>
          </table:table-cell>
          <table:table-cell table:style-name="ce1" office:value-type="float" office:value="0.455953" calcext:value-type="float">
            <text:p>0.455953</text:p>
          </table:table-cell>
          <table:table-cell table:style-name="ce1"/>
          <table:table-cell/>
          <table:table-cell table:formula="of:=NORMDIST([.C169];[.$D$2];[.$E$2];0)" office:value-type="float" office:value="3.75336920920953" calcext:value-type="float">
            <text:p>3.7533692092</text:p>
          </table:table-cell>
          <table:table-cell table:number-columns-repeated="1018"/>
        </table:table-row>
        <table:table-row table:style-name="ro1">
          <table:table-cell table:style-name="ce1" office:value-type="float" office:value="0.0250322" calcext:value-type="float">
            <text:p>0.0250322</text:p>
          </table:table-cell>
          <table:table-cell table:style-name="ce1" office:value-type="float" office:value="-0.0289869" calcext:value-type="float">
            <text:p>-0.0289869</text:p>
          </table:table-cell>
          <table:table-cell table:style-name="ce1" office:value-type="float" office:value="0.189073" calcext:value-type="float">
            <text:p>0.189073</text:p>
          </table:table-cell>
          <table:table-cell table:style-name="ce1"/>
          <table:table-cell/>
          <table:table-cell table:formula="of:=NORMDIST([.C170];[.$D$2];[.$E$2];0)" office:value-type="float" office:value="0.0687859309369651" calcext:value-type="float">
            <text:p>0.0687859309</text:p>
          </table:table-cell>
          <table:table-cell table:number-columns-repeated="1018"/>
        </table:table-row>
        <table:table-row table:style-name="ro1">
          <table:table-cell table:style-name="ce1" office:value-type="float" office:value="0.0409344" calcext:value-type="float">
            <text:p>0.0409344</text:p>
          </table:table-cell>
          <table:table-cell table:style-name="ce1" office:value-type="float" office:value="0.107303" calcext:value-type="float">
            <text:p>0.107303</text:p>
          </table:table-cell>
          <table:table-cell table:style-name="ce1" office:value-type="float" office:value="0.295669" calcext:value-type="float">
            <text:p>0.295669</text:p>
          </table:table-cell>
          <table:table-cell table:style-name="ce1"/>
          <table:table-cell/>
          <table:table-cell table:formula="of:=NORMDIST([.C171];[.$D$2];[.$E$2];0)" office:value-type="float" office:value="2.16341212005741" calcext:value-type="float">
            <text:p>2.1634121201</text:p>
          </table:table-cell>
          <table:table-cell table:number-columns-repeated="1018"/>
        </table:table-row>
        <table:table-row table:style-name="ro1">
          <table:table-cell table:style-name="ce1" office:value-type="float" office:value="0.0242413" calcext:value-type="float">
            <text:p>0.0242413</text:p>
          </table:table-cell>
          <table:table-cell table:style-name="ce1" office:value-type="float" office:value="0.0854651" calcext:value-type="float">
            <text:p>0.0854651</text:p>
          </table:table-cell>
          <table:table-cell table:style-name="ce1" office:value-type="float" office:value="0.564215" calcext:value-type="float">
            <text:p>0.564215</text:p>
          </table:table-cell>
          <table:table-cell table:style-name="ce1"/>
          <table:table-cell/>
          <table:table-cell table:formula="of:=NORMDIST([.C172];[.$D$2];[.$E$2];0)" office:value-type="float" office:value="0.233415284576298" calcext:value-type="float">
            <text:p>0.2334152846</text:p>
          </table:table-cell>
          <table:table-cell table:number-columns-repeated="1018"/>
        </table:table-row>
        <table:table-row table:style-name="ro1">
          <table:table-cell table:style-name="ce1" office:value-type="float" office:value="0.00717642" calcext:value-type="float">
            <text:p>0.00717642</text:p>
          </table:table-cell>
          <table:table-cell table:style-name="ce1" office:value-type="float" office:value="0.0894014" calcext:value-type="float">
            <text:p>0.0894014</text:p>
          </table:table-cell>
          <table:table-cell table:style-name="ce1" office:value-type="float" office:value="0.694909" calcext:value-type="float">
            <text:p>0.694909</text:p>
          </table:table-cell>
          <table:table-cell table:style-name="ce1"/>
          <table:table-cell/>
          <table:table-cell table:formula="of:=NORMDIST([.C173];[.$D$2];[.$E$2];0)" office:value-type="float" office:value="0.00027701431335314" calcext:value-type="float">
            <text:p>0.0002770143</text:p>
          </table:table-cell>
          <table:table-cell table:number-columns-repeated="1018"/>
        </table:table-row>
        <table:table-row table:style-name="ro1">
          <table:table-cell table:style-name="ce1" office:value-type="float" office:value="0.0159513" calcext:value-type="float">
            <text:p>0.0159513</text:p>
          </table:table-cell>
          <table:table-cell table:style-name="ce1" office:value-type="float" office:value="0.0549193" calcext:value-type="float">
            <text:p>0.0549193</text:p>
          </table:table-cell>
          <table:table-cell table:style-name="ce1" office:value-type="float" office:value="0.634709" calcext:value-type="float">
            <text:p>0.634709</text:p>
          </table:table-cell>
          <table:table-cell table:style-name="ce1"/>
          <table:table-cell/>
          <table:table-cell table:formula="of:=NORMDIST([.C174];[.$D$2];[.$E$2];0)" office:value-type="float" office:value="0.00976715788345734" calcext:value-type="float">
            <text:p>0.0097671579</text:p>
          </table:table-cell>
          <table:table-cell table:number-columns-repeated="1018"/>
        </table:table-row>
        <table:table-row table:style-name="ro1">
          <table:table-cell table:style-name="ce1" office:value-type="float" office:value="0.0328561" calcext:value-type="float">
            <text:p>0.0328561</text:p>
          </table:table-cell>
          <table:table-cell table:style-name="ce1" office:value-type="float" office:value="0.130813" calcext:value-type="float">
            <text:p>0.130813</text:p>
          </table:table-cell>
          <table:table-cell table:style-name="ce1" office:value-type="float" office:value="0.381384" calcext:value-type="float">
            <text:p>0.381384</text:p>
          </table:table-cell>
          <table:table-cell table:style-name="ce1"/>
          <table:table-cell/>
          <table:table-cell table:formula="of:=NORMDIST([.C175];[.$D$2];[.$E$2];0)" office:value-type="float" office:value="5.80538900903382" calcext:value-type="float">
            <text:p>5.805389009</text:p>
          </table:table-cell>
          <table:table-cell table:number-columns-repeated="1018"/>
        </table:table-row>
        <table:table-row table:style-name="ro1">
          <table:table-cell table:style-name="ce1" office:value-type="float" office:value="0.0232434" calcext:value-type="float">
            <text:p>0.0232434</text:p>
          </table:table-cell>
          <table:table-cell table:style-name="ce1" office:value-type="float" office:value="0.0744212" calcext:value-type="float">
            <text:p>0.0744212</text:p>
          </table:table-cell>
          <table:table-cell table:style-name="ce1" office:value-type="float" office:value="0.301065" calcext:value-type="float">
            <text:p>0.301065</text:p>
          </table:table-cell>
          <table:table-cell table:style-name="ce1"/>
          <table:table-cell/>
          <table:table-cell table:formula="of:=NORMDIST([.C176];[.$D$2];[.$E$2];0)" office:value-type="float" office:value="2.41278344010093" calcext:value-type="float">
            <text:p>2.4127834401</text:p>
          </table:table-cell>
          <table:table-cell table:number-columns-repeated="1018"/>
        </table:table-row>
        <table:table-row table:style-name="ro1">
          <table:table-cell table:style-name="ce1" office:value-type="float" office:value="0.0214292" calcext:value-type="float">
            <text:p>0.0214292</text:p>
          </table:table-cell>
          <table:table-cell table:style-name="ce1" office:value-type="float" office:value="-0.0433533" calcext:value-type="float">
            <text:p>-0.0433533</text:p>
          </table:table-cell>
          <table:table-cell table:style-name="ce1" office:value-type="float" office:value="0.398298" calcext:value-type="float">
            <text:p>0.398298</text:p>
          </table:table-cell>
          <table:table-cell table:style-name="ce1"/>
          <table:table-cell/>
          <table:table-cell table:formula="of:=NORMDIST([.C177];[.$D$2];[.$E$2];0)" office:value-type="float" office:value="5.84455104943029" calcext:value-type="float">
            <text:p>5.8445510494</text:p>
          </table:table-cell>
          <table:table-cell table:number-columns-repeated="1018"/>
        </table:table-row>
        <table:table-row table:style-name="ro1">
          <table:table-cell table:style-name="ce1" office:value-type="float" office:value="0.0214452" calcext:value-type="float">
            <text:p>0.0214452</text:p>
          </table:table-cell>
          <table:table-cell table:style-name="ce1" office:value-type="float" office:value="0.0293825" calcext:value-type="float">
            <text:p>0.0293825</text:p>
          </table:table-cell>
          <table:table-cell table:style-name="ce1" office:value-type="float" office:value="0.779838" calcext:value-type="float">
            <text:p>0.779838</text:p>
          </table:table-cell>
          <table:table-cell table:style-name="ce1"/>
          <table:table-cell/>
          <table:table-cell table:formula="of:=NORMDIST([.C178];[.$D$2];[.$E$2];0)" office:value-type="float" office:value="0.000000478323377356304" calcext:value-type="float">
            <text:p>4.78323377356304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25345" calcext:value-type="float">
            <text:p>0.025345</text:p>
          </table:table-cell>
          <table:table-cell table:style-name="ce1" office:value-type="float" office:value="0.0657219" calcext:value-type="float">
            <text:p>0.0657219</text:p>
          </table:table-cell>
          <table:table-cell table:style-name="ce1" office:value-type="float" office:value="0.795767" calcext:value-type="float">
            <text:p>0.795767</text:p>
          </table:table-cell>
          <table:table-cell table:style-name="ce1"/>
          <table:table-cell/>
          <table:table-cell table:formula="of:=NORMDIST([.C179];[.$D$2];[.$E$2];0)" office:value-type="float" office:value="0.000000121886057993797" calcext:value-type="float">
            <text:p>1.21886057993797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309714" calcext:value-type="float">
            <text:p>0.0309714</text:p>
          </table:table-cell>
          <table:table-cell table:style-name="ce1" office:value-type="float" office:value="0.129322" calcext:value-type="float">
            <text:p>0.129322</text:p>
          </table:table-cell>
          <table:table-cell table:style-name="ce1" office:value-type="float" office:value="0.316091" calcext:value-type="float">
            <text:p>0.316091</text:p>
          </table:table-cell>
          <table:table-cell table:style-name="ce1"/>
          <table:table-cell/>
          <table:table-cell table:formula="of:=NORMDIST([.C180];[.$D$2];[.$E$2];0)" office:value-type="float" office:value="3.16238561222885" calcext:value-type="float">
            <text:p>3.1623856122</text:p>
          </table:table-cell>
          <table:table-cell table:number-columns-repeated="1018"/>
        </table:table-row>
        <table:table-row table:style-name="ro1">
          <table:table-cell table:style-name="ce1" office:value-type="float" office:value="0.0259004" calcext:value-type="float">
            <text:p>0.0259004</text:p>
          </table:table-cell>
          <table:table-cell table:style-name="ce1" office:value-type="float" office:value="0.0454378" calcext:value-type="float">
            <text:p>0.0454378</text:p>
          </table:table-cell>
          <table:table-cell table:style-name="ce1" office:value-type="float" office:value="0.497596" calcext:value-type="float">
            <text:p>0.497596</text:p>
          </table:table-cell>
          <table:table-cell table:style-name="ce1"/>
          <table:table-cell/>
          <table:table-cell table:formula="of:=NORMDIST([.C181];[.$D$2];[.$E$2];0)" office:value-type="float" office:value="1.74160160752427" calcext:value-type="float">
            <text:p>1.7416016075</text:p>
          </table:table-cell>
          <table:table-cell table:number-columns-repeated="1018"/>
        </table:table-row>
        <table:table-row table:style-name="ro1">
          <table:table-cell table:style-name="ce1" office:value-type="float" office:value="0.0442376" calcext:value-type="float">
            <text:p>0.0442376</text:p>
          </table:table-cell>
          <table:table-cell table:style-name="ce1" office:value-type="float" office:value="0.14373" calcext:value-type="float">
            <text:p>0.14373</text:p>
          </table:table-cell>
          <table:table-cell table:style-name="ce1" office:value-type="float" office:value="0.338814" calcext:value-type="float">
            <text:p>0.338814</text:p>
          </table:table-cell>
          <table:table-cell table:style-name="ce1"/>
          <table:table-cell/>
          <table:table-cell table:formula="of:=NORMDIST([.C182];[.$D$2];[.$E$2];0)" office:value-type="float" office:value="4.33850277155331" calcext:value-type="float">
            <text:p>4.3385027716</text:p>
          </table:table-cell>
          <table:table-cell table:number-columns-repeated="1018"/>
        </table:table-row>
        <table:table-row table:style-name="ro1">
          <table:table-cell table:style-name="ce1" office:value-type="float" office:value="0.0254936" calcext:value-type="float">
            <text:p>0.0254936</text:p>
          </table:table-cell>
          <table:table-cell table:style-name="ce1" office:value-type="float" office:value="0.0571686" calcext:value-type="float">
            <text:p>0.0571686</text:p>
          </table:table-cell>
          <table:table-cell table:style-name="ce1" office:value-type="float" office:value="0.716435" calcext:value-type="float">
            <text:p>0.716435</text:p>
          </table:table-cell>
          <table:table-cell table:style-name="ce1"/>
          <table:table-cell/>
          <table:table-cell table:formula="of:=NORMDIST([.C183];[.$D$2];[.$E$2];0)" office:value-type="float" office:value="0.0000640422024561691" calcext:value-type="float">
            <text:p>6.40422024561691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129818" calcext:value-type="float">
            <text:p>0.0129818</text:p>
          </table:table-cell>
          <table:table-cell table:style-name="ce1" office:value-type="float" office:value="-0.0345137" calcext:value-type="float">
            <text:p>-0.0345137</text:p>
          </table:table-cell>
          <table:table-cell table:style-name="ce1" office:value-type="float" office:value="0.140472" calcext:value-type="float">
            <text:p>0.140472</text:p>
          </table:table-cell>
          <table:table-cell table:style-name="ce1"/>
          <table:table-cell/>
          <table:table-cell table:formula="of:=NORMDIST([.C184];[.$D$2];[.$E$2];0)" office:value-type="float" office:value="0.00630641492954834" calcext:value-type="float">
            <text:p>0.0063064149</text:p>
          </table:table-cell>
          <table:table-cell table:number-columns-repeated="1018"/>
        </table:table-row>
        <table:table-row table:style-name="ro1">
          <table:table-cell table:style-name="ce1" office:value-type="float" office:value="0.0199743" calcext:value-type="float">
            <text:p>0.0199743</text:p>
          </table:table-cell>
          <table:table-cell table:style-name="ce1" office:value-type="float" office:value="0.114175" calcext:value-type="float">
            <text:p>0.114175</text:p>
          </table:table-cell>
          <table:table-cell table:style-name="ce1" office:value-type="float" office:value="0.368454" calcext:value-type="float">
            <text:p>0.368454</text:p>
          </table:table-cell>
          <table:table-cell table:style-name="ce1"/>
          <table:table-cell/>
          <table:table-cell table:formula="of:=NORMDIST([.C185];[.$D$2];[.$E$2];0)" office:value-type="float" office:value="5.53915211772652" calcext:value-type="float">
            <text:p>5.5391521177</text:p>
          </table:table-cell>
          <table:table-cell table:number-columns-repeated="1018"/>
        </table:table-row>
        <table:table-row table:style-name="ro1">
          <table:table-cell table:style-name="ce1" office:value-type="float" office:value="0.0278805" calcext:value-type="float">
            <text:p>0.0278805</text:p>
          </table:table-cell>
          <table:table-cell table:style-name="ce1" office:value-type="float" office:value="0.0193742" calcext:value-type="float">
            <text:p>0.0193742</text:p>
          </table:table-cell>
          <table:table-cell table:style-name="ce1" office:value-type="float" office:value="0.50889" calcext:value-type="float">
            <text:p>0.50889</text:p>
          </table:table-cell>
          <table:table-cell table:style-name="ce1"/>
          <table:table-cell/>
          <table:table-cell table:formula="of:=NORMDIST([.C186];[.$D$2];[.$E$2];0)" office:value-type="float" office:value="1.32549371891532" calcext:value-type="float">
            <text:p>1.3254937189</text:p>
          </table:table-cell>
          <table:table-cell table:number-columns-repeated="1018"/>
        </table:table-row>
        <table:table-row table:style-name="ro1">
          <table:table-cell table:style-name="ce1" office:value-type="float" office:value="0.0214147" calcext:value-type="float">
            <text:p>0.0214147</text:p>
          </table:table-cell>
          <table:table-cell table:style-name="ce1" office:value-type="float" office:value="0.0981409" calcext:value-type="float">
            <text:p>0.0981409</text:p>
          </table:table-cell>
          <table:table-cell table:style-name="ce1" office:value-type="float" office:value="0.272769" calcext:value-type="float">
            <text:p>0.272769</text:p>
          </table:table-cell>
          <table:table-cell table:style-name="ce1"/>
          <table:table-cell/>
          <table:table-cell table:formula="of:=NORMDIST([.C187];[.$D$2];[.$E$2];0)" office:value-type="float" office:value="1.26934665580097" calcext:value-type="float">
            <text:p>1.2693466558</text:p>
          </table:table-cell>
          <table:table-cell table:number-columns-repeated="1018"/>
        </table:table-row>
        <table:table-row table:style-name="ro1">
          <table:table-cell table:style-name="ce1" office:value-type="float" office:value="0.0304078" calcext:value-type="float">
            <text:p>0.0304078</text:p>
          </table:table-cell>
          <table:table-cell table:style-name="ce1" office:value-type="float" office:value="0.133907" calcext:value-type="float">
            <text:p>0.133907</text:p>
          </table:table-cell>
          <table:table-cell table:style-name="ce1" office:value-type="float" office:value="0.340219" calcext:value-type="float">
            <text:p>0.340219</text:p>
          </table:table-cell>
          <table:table-cell table:style-name="ce1"/>
          <table:table-cell/>
          <table:table-cell table:formula="of:=NORMDIST([.C188];[.$D$2];[.$E$2];0)" office:value-type="float" office:value="4.40794237731531" calcext:value-type="float">
            <text:p>4.4079423773</text:p>
          </table:table-cell>
          <table:table-cell table:number-columns-repeated="1018"/>
        </table:table-row>
        <table:table-row table:style-name="ro1">
          <table:table-cell table:style-name="ce1" office:value-type="float" office:value="0.0150671" calcext:value-type="float">
            <text:p>0.0150671</text:p>
          </table:table-cell>
          <table:table-cell table:style-name="ce1" office:value-type="float" office:value="0.0762784" calcext:value-type="float">
            <text:p>0.0762784</text:p>
          </table:table-cell>
          <table:table-cell table:style-name="ce1" office:value-type="float" office:value="0.567266" calcext:value-type="float">
            <text:p>0.567266</text:p>
          </table:table-cell>
          <table:table-cell table:style-name="ce1"/>
          <table:table-cell/>
          <table:table-cell table:formula="of:=NORMDIST([.C189];[.$D$2];[.$E$2];0)" office:value-type="float" office:value="0.208043876752168" calcext:value-type="float">
            <text:p>0.2080438768</text:p>
          </table:table-cell>
          <table:table-cell table:number-columns-repeated="1018"/>
        </table:table-row>
        <table:table-row table:style-name="ro1">
          <table:table-cell table:style-name="ce1" office:value-type="float" office:value="0.0246903" calcext:value-type="float">
            <text:p>0.0246903</text:p>
          </table:table-cell>
          <table:table-cell table:style-name="ce1" office:value-type="float" office:value="0.04784" calcext:value-type="float">
            <text:p>0.04784</text:p>
          </table:table-cell>
          <table:table-cell table:style-name="ce1" office:value-type="float" office:value="0.335176" calcext:value-type="float">
            <text:p>0.335176</text:p>
          </table:table-cell>
          <table:table-cell table:style-name="ce1"/>
          <table:table-cell/>
          <table:table-cell table:formula="of:=NORMDIST([.C190];[.$D$2];[.$E$2];0)" office:value-type="float" office:value="4.15547447051227" calcext:value-type="float">
            <text:p>4.1554744705</text:p>
          </table:table-cell>
          <table:table-cell table:number-columns-repeated="1018"/>
        </table:table-row>
        <table:table-row table:style-name="ro1">
          <table:table-cell table:style-name="ce1" office:value-type="float" office:value="0.0132974" calcext:value-type="float">
            <text:p>0.0132974</text:p>
          </table:table-cell>
          <table:table-cell table:style-name="ce1" office:value-type="float" office:value="0.0732261" calcext:value-type="float">
            <text:p>0.0732261</text:p>
          </table:table-cell>
          <table:table-cell table:style-name="ce1" office:value-type="float" office:value="0.718105" calcext:value-type="float">
            <text:p>0.718105</text:p>
          </table:table-cell>
          <table:table-cell table:style-name="ce1"/>
          <table:table-cell/>
          <table:table-cell table:formula="of:=NORMDIST([.C191];[.$D$2];[.$E$2];0)" office:value-type="float" office:value="0.0000569245493482972" calcext:value-type="float">
            <text:p>5.69245493482972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333026" calcext:value-type="float">
            <text:p>0.0333026</text:p>
          </table:table-cell>
          <table:table-cell table:style-name="ce1" office:value-type="float" office:value="0.01381" calcext:value-type="float">
            <text:p>0.01381</text:p>
          </table:table-cell>
          <table:table-cell table:style-name="ce1" office:value-type="float" office:value="0.373206" calcext:value-type="float">
            <text:p>0.373206</text:p>
          </table:table-cell>
          <table:table-cell table:style-name="ce1"/>
          <table:table-cell/>
          <table:table-cell table:formula="of:=NORMDIST([.C192];[.$D$2];[.$E$2];0)" office:value-type="float" office:value="5.65932605721254" calcext:value-type="float">
            <text:p>5.6593260572</text:p>
          </table:table-cell>
          <table:table-cell table:number-columns-repeated="1018"/>
        </table:table-row>
        <table:table-row table:style-name="ro1">
          <table:table-cell table:style-name="ce1" office:value-type="float" office:value="0.0387675" calcext:value-type="float">
            <text:p>0.0387675</text:p>
          </table:table-cell>
          <table:table-cell table:style-name="ce1" office:value-type="float" office:value="-0.0457134" calcext:value-type="float">
            <text:p>-0.0457134</text:p>
          </table:table-cell>
          <table:table-cell table:style-name="ce1" office:value-type="float" office:value="0.730295" calcext:value-type="float">
            <text:p>0.730295</text:p>
          </table:table-cell>
          <table:table-cell table:style-name="ce1"/>
          <table:table-cell/>
          <table:table-cell table:formula="of:=NORMDIST([.C193];[.$D$2];[.$E$2];0)" office:value-type="float" office:value="0.0000236518059544886" calcext:value-type="float">
            <text:p>2.36518059544886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166855" calcext:value-type="float">
            <text:p>0.0166855</text:p>
          </table:table-cell>
          <table:table-cell table:style-name="ce1" office:value-type="float" office:value="-0.00340321" calcext:value-type="float">
            <text:p>-0.00340321</text:p>
          </table:table-cell>
          <table:table-cell table:style-name="ce1" office:value-type="float" office:value="0.720843" calcext:value-type="float">
            <text:p>0.720843</text:p>
          </table:table-cell>
          <table:table-cell table:style-name="ce1"/>
          <table:table-cell/>
          <table:table-cell table:formula="of:=NORMDIST([.C194];[.$D$2];[.$E$2];0)" office:value-type="float" office:value="0.0000468643865439922" calcext:value-type="float">
            <text:p>4.68643865439922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0596813" calcext:value-type="float">
            <text:p>0.00596813</text:p>
          </table:table-cell>
          <table:table-cell table:style-name="ce1" office:value-type="float" office:value="0.126542" calcext:value-type="float">
            <text:p>0.126542</text:p>
          </table:table-cell>
          <table:table-cell table:style-name="ce1" office:value-type="float" office:value="0.61243" calcext:value-type="float">
            <text:p>0.61243</text:p>
          </table:table-cell>
          <table:table-cell table:style-name="ce1"/>
          <table:table-cell/>
          <table:table-cell table:formula="of:=NORMDIST([.C195];[.$D$2];[.$E$2];0)" office:value-type="float" office:value="0.0299176620046661" calcext:value-type="float">
            <text:p>0.029917662</text:p>
          </table:table-cell>
          <table:table-cell table:number-columns-repeated="1018"/>
        </table:table-row>
        <table:table-row table:style-name="ro1">
          <table:table-cell table:style-name="ce1" office:value-type="float" office:value="0.0230261" calcext:value-type="float">
            <text:p>0.0230261</text:p>
          </table:table-cell>
          <table:table-cell table:style-name="ce1" office:value-type="float" office:value="0.0660721" calcext:value-type="float">
            <text:p>0.0660721</text:p>
          </table:table-cell>
          <table:table-cell table:style-name="ce1" office:value-type="float" office:value="0.763065" calcext:value-type="float">
            <text:p>0.763065</text:p>
          </table:table-cell>
          <table:table-cell table:style-name="ce1"/>
          <table:table-cell/>
          <table:table-cell table:formula="of:=NORMDIST([.C196];[.$D$2];[.$E$2];0)" office:value-type="float" office:value="0.00000190170160044435" calcext:value-type="float">
            <text:p>1.90170160044435E-06</text:p>
          </table:table-cell>
          <table:table-cell table:number-columns-repeated="1018"/>
        </table:table-row>
        <table:table-row table:style-name="ro1">
          <table:table-cell table:style-name="ce1" office:value-type="float" office:value="0.036878" calcext:value-type="float">
            <text:p>0.036878</text:p>
          </table:table-cell>
          <table:table-cell table:style-name="ce1" office:value-type="float" office:value="0.08128" calcext:value-type="float">
            <text:p>0.08128</text:p>
          </table:table-cell>
          <table:table-cell table:style-name="ce1" office:value-type="float" office:value="0.344663" calcext:value-type="float">
            <text:p>0.344663</text:p>
          </table:table-cell>
          <table:table-cell table:style-name="ce1"/>
          <table:table-cell/>
          <table:table-cell table:formula="of:=NORMDIST([.C197];[.$D$2];[.$E$2];0)" office:value-type="float" office:value="4.62194737400102" calcext:value-type="float">
            <text:p>4.621947374</text:p>
          </table:table-cell>
          <table:table-cell table:number-columns-repeated="1018"/>
        </table:table-row>
        <table:table-row table:style-name="ro1">
          <table:table-cell table:style-name="ce1" office:value-type="float" office:value="0.0227424" calcext:value-type="float">
            <text:p>0.0227424</text:p>
          </table:table-cell>
          <table:table-cell table:style-name="ce1" office:value-type="float" office:value="0.0688407" calcext:value-type="float">
            <text:p>0.0688407</text:p>
          </table:table-cell>
          <table:table-cell table:style-name="ce1" office:value-type="float" office:value="0.455292" calcext:value-type="float">
            <text:p>0.455292</text:p>
          </table:table-cell>
          <table:table-cell table:style-name="ce1"/>
          <table:table-cell/>
          <table:table-cell table:formula="of:=NORMDIST([.C198];[.$D$2];[.$E$2];0)" office:value-type="float" office:value="3.78790285429741" calcext:value-type="float">
            <text:p>3.7879028543</text:p>
          </table:table-cell>
          <table:table-cell table:number-columns-repeated="1018"/>
        </table:table-row>
        <table:table-row table:style-name="ro1">
          <table:table-cell table:style-name="ce1" office:value-type="float" office:value="0.0306348" calcext:value-type="float">
            <text:p>0.0306348</text:p>
          </table:table-cell>
          <table:table-cell table:style-name="ce1" office:value-type="float" office:value="-0.0314245" calcext:value-type="float">
            <text:p>-0.0314245</text:p>
          </table:table-cell>
          <table:table-cell table:style-name="ce1" office:value-type="float" office:value="0.715552" calcext:value-type="float">
            <text:p>0.715552</text:p>
          </table:table-cell>
          <table:table-cell table:style-name="ce1"/>
          <table:table-cell/>
          <table:table-cell table:formula="of:=NORMDIST([.C199];[.$D$2];[.$E$2];0)" office:value-type="float" office:value="0.0000681418909163638" calcext:value-type="float">
            <text:p>6.81418909163638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152595" calcext:value-type="float">
            <text:p>0.0152595</text:p>
          </table:table-cell>
          <table:table-cell table:style-name="ce1" office:value-type="float" office:value="0.137493" calcext:value-type="float">
            <text:p>0.137493</text:p>
          </table:table-cell>
          <table:table-cell table:style-name="ce1" office:value-type="float" office:value="0.379414" calcext:value-type="float">
            <text:p>0.379414</text:p>
          </table:table-cell>
          <table:table-cell table:style-name="ce1"/>
          <table:table-cell/>
          <table:table-cell table:formula="of:=NORMDIST([.C200];[.$D$2];[.$E$2];0)" office:value-type="float" office:value="5.77751263428603" calcext:value-type="float">
            <text:p>5.7775126343</text:p>
          </table:table-cell>
          <table:table-cell table:number-columns-repeated="1018"/>
        </table:table-row>
        <table:table-row table:style-name="ro1">
          <table:table-cell table:style-name="ce1" office:value-type="float" office:value="0.0216869" calcext:value-type="float">
            <text:p>0.0216869</text:p>
          </table:table-cell>
          <table:table-cell table:style-name="ce1" office:value-type="float" office:value="0.0972328" calcext:value-type="float">
            <text:p>0.0972328</text:p>
          </table:table-cell>
          <table:table-cell table:style-name="ce1" office:value-type="float" office:value="0.598123" calcext:value-type="float">
            <text:p>0.598123</text:p>
          </table:table-cell>
          <table:table-cell table:style-name="ce1"/>
          <table:table-cell/>
          <table:table-cell table:formula="of:=NORMDIST([.C201];[.$D$2];[.$E$2];0)" office:value-type="float" office:value="0.058009462928631" calcext:value-type="float">
            <text:p>0.0580094629</text:p>
          </table:table-cell>
          <table:table-cell table:number-columns-repeated="1018"/>
        </table:table-row>
        <table:table-row table:style-name="ro1">
          <table:table-cell table:style-name="ce1" office:value-type="float" office:value="0.0275945" calcext:value-type="float">
            <text:p>0.0275945</text:p>
          </table:table-cell>
          <table:table-cell table:style-name="ce1" office:value-type="float" office:value="0.10495" calcext:value-type="float">
            <text:p>0.10495</text:p>
          </table:table-cell>
          <table:table-cell table:style-name="ce1" office:value-type="float" office:value="0.786741" calcext:value-type="float">
            <text:p>0.786741</text:p>
          </table:table-cell>
          <table:table-cell table:style-name="ce1"/>
          <table:table-cell/>
          <table:table-cell table:formula="of:=NORMDIST([.C202];[.$D$2];[.$E$2];0)" office:value-type="float" office:value="0.000000266279490568967" calcext:value-type="float">
            <text:p>2.66279490568967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274049" calcext:value-type="float">
            <text:p>0.0274049</text:p>
          </table:table-cell>
          <table:table-cell table:style-name="ce1" office:value-type="float" office:value="-0.0145608" calcext:value-type="float">
            <text:p>-0.0145608</text:p>
          </table:table-cell>
          <table:table-cell table:style-name="ce1" office:value-type="float" office:value="0.489868" calcext:value-type="float">
            <text:p>0.489868</text:p>
          </table:table-cell>
          <table:table-cell table:style-name="ce1"/>
          <table:table-cell/>
          <table:table-cell table:formula="of:=NORMDIST([.C203];[.$D$2];[.$E$2];0)" office:value-type="float" office:value="2.06616718405012" calcext:value-type="float">
            <text:p>2.0661671841</text:p>
          </table:table-cell>
          <table:table-cell table:number-columns-repeated="1018"/>
        </table:table-row>
        <table:table-row table:style-name="ro1">
          <table:table-cell table:style-name="ce1" office:value-type="float" office:value="0.0253749" calcext:value-type="float">
            <text:p>0.0253749</text:p>
          </table:table-cell>
          <table:table-cell table:style-name="ce1" office:value-type="float" office:value="0.0300806" calcext:value-type="float">
            <text:p>0.0300806</text:p>
          </table:table-cell>
          <table:table-cell table:style-name="ce1" office:value-type="float" office:value="0.422723" calcext:value-type="float">
            <text:p>0.422723</text:p>
          </table:table-cell>
          <table:table-cell table:style-name="ce1"/>
          <table:table-cell/>
          <table:table-cell table:formula="of:=NORMDIST([.C204];[.$D$2];[.$E$2];0)" office:value-type="float" office:value="5.29005935787352" calcext:value-type="float">
            <text:p>5.2900593579</text:p>
          </table:table-cell>
          <table:table-cell table:number-columns-repeated="1018"/>
        </table:table-row>
        <table:table-row table:style-name="ro1">
          <table:table-cell table:style-name="ce1" office:value-type="float" office:value="0.0285892" calcext:value-type="float">
            <text:p>0.0285892</text:p>
          </table:table-cell>
          <table:table-cell table:style-name="ce1" office:value-type="float" office:value="0.138239" calcext:value-type="float">
            <text:p>0.138239</text:p>
          </table:table-cell>
          <table:table-cell table:style-name="ce1" office:value-type="float" office:value="0.30245" calcext:value-type="float">
            <text:p>0.30245</text:p>
          </table:table-cell>
          <table:table-cell table:style-name="ce1"/>
          <table:table-cell/>
          <table:table-cell table:formula="of:=NORMDIST([.C205];[.$D$2];[.$E$2];0)" office:value-type="float" office:value="2.4787762518025" calcext:value-type="float">
            <text:p>2.4787762518</text:p>
          </table:table-cell>
          <table:table-cell table:number-columns-repeated="1018"/>
        </table:table-row>
        <table:table-row table:style-name="ro1">
          <table:table-cell table:style-name="ce1" office:value-type="float" office:value="0.0330922" calcext:value-type="float">
            <text:p>0.0330922</text:p>
          </table:table-cell>
          <table:table-cell table:style-name="ce1" office:value-type="float" office:value="0.0737652" calcext:value-type="float">
            <text:p>0.0737652</text:p>
          </table:table-cell>
          <table:table-cell table:style-name="ce1" office:value-type="float" office:value="0.127788" calcext:value-type="float">
            <text:p>0.127788</text:p>
          </table:table-cell>
          <table:table-cell table:style-name="ce1"/>
          <table:table-cell/>
          <table:table-cell table:formula="of:=NORMDIST([.C206];[.$D$2];[.$E$2];0)" office:value-type="float" office:value="0.00310729612149425" calcext:value-type="float">
            <text:p>0.0031072961</text:p>
          </table:table-cell>
          <table:table-cell table:number-columns-repeated="1018"/>
        </table:table-row>
        <table:table-row table:style-name="ro1">
          <table:table-cell table:style-name="ce1" office:value-type="float" office:value="0.0220292" calcext:value-type="float">
            <text:p>0.0220292</text:p>
          </table:table-cell>
          <table:table-cell table:style-name="ce1" office:value-type="float" office:value="0.0632632" calcext:value-type="float">
            <text:p>0.0632632</text:p>
          </table:table-cell>
          <table:table-cell table:style-name="ce1" office:value-type="float" office:value="0.178485" calcext:value-type="float">
            <text:p>0.178485</text:p>
          </table:table-cell>
          <table:table-cell table:style-name="ce1"/>
          <table:table-cell/>
          <table:table-cell table:formula="of:=NORMDIST([.C207];[.$D$2];[.$E$2];0)" office:value-type="float" office:value="0.0426937275552132" calcext:value-type="float">
            <text:p>0.0426937276</text:p>
          </table:table-cell>
          <table:table-cell table:number-columns-repeated="1018"/>
        </table:table-row>
        <table:table-row table:style-name="ro1">
          <table:table-cell table:style-name="ce1" office:value-type="float" office:value="0.0117051" calcext:value-type="float">
            <text:p>0.0117051</text:p>
          </table:table-cell>
          <table:table-cell table:style-name="ce1" office:value-type="float" office:value="0.0606428" calcext:value-type="float">
            <text:p>0.0606428</text:p>
          </table:table-cell>
          <table:table-cell table:style-name="ce1" office:value-type="float" office:value="0.27358" calcext:value-type="float">
            <text:p>0.27358</text:p>
          </table:table-cell>
          <table:table-cell table:style-name="ce1"/>
          <table:table-cell/>
          <table:table-cell table:formula="of:=NORMDIST([.C208];[.$D$2];[.$E$2];0)" office:value-type="float" office:value="1.29605591956691" calcext:value-type="float">
            <text:p>1.2960559196</text:p>
          </table:table-cell>
          <table:table-cell table:number-columns-repeated="1018"/>
        </table:table-row>
        <table:table-row table:style-name="ro1">
          <table:table-cell table:style-name="ce1" office:value-type="float" office:value="0.0253551" calcext:value-type="float">
            <text:p>0.0253551</text:p>
          </table:table-cell>
          <table:table-cell table:style-name="ce1" office:value-type="float" office:value="-0.0188998" calcext:value-type="float">
            <text:p>-0.0188998</text:p>
          </table:table-cell>
          <table:table-cell table:style-name="ce1" office:value-type="float" office:value="0.709485" calcext:value-type="float">
            <text:p>0.709485</text:p>
          </table:table-cell>
          <table:table-cell table:style-name="ce1"/>
          <table:table-cell/>
          <table:table-cell table:formula="of:=NORMDIST([.C209];[.$D$2];[.$E$2];0)" office:value-type="float" office:value="0.000103893075181951" calcext:value-type="float">
            <text:p>0.0001038931</text:p>
          </table:table-cell>
          <table:table-cell table:number-columns-repeated="1018"/>
        </table:table-row>
        <table:table-row table:style-name="ro1">
          <table:table-cell table:style-name="ce1" office:value-type="float" office:value="0.0181848" calcext:value-type="float">
            <text:p>0.0181848</text:p>
          </table:table-cell>
          <table:table-cell table:style-name="ce1" office:value-type="float" office:value="0.139054" calcext:value-type="float">
            <text:p>0.139054</text:p>
          </table:table-cell>
          <table:table-cell table:style-name="ce1" office:value-type="float" office:value="0.610454" calcext:value-type="float">
            <text:p>0.610454</text:p>
          </table:table-cell>
          <table:table-cell table:style-name="ce1"/>
          <table:table-cell/>
          <table:table-cell table:formula="of:=NORMDIST([.C210];[.$D$2];[.$E$2];0)" office:value-type="float" office:value="0.0328693982022689" calcext:value-type="float">
            <text:p>0.0328693982</text:p>
          </table:table-cell>
          <table:table-cell table:number-columns-repeated="1018"/>
        </table:table-row>
        <table:table-row table:style-name="ro1">
          <table:table-cell table:style-name="ce1" office:value-type="float" office:value="0.0168646" calcext:value-type="float">
            <text:p>0.0168646</text:p>
          </table:table-cell>
          <table:table-cell table:style-name="ce1" office:value-type="float" office:value="0.0847002" calcext:value-type="float">
            <text:p>0.0847002</text:p>
          </table:table-cell>
          <table:table-cell table:style-name="ce1" office:value-type="float" office:value="0.673838" calcext:value-type="float">
            <text:p>0.673838</text:p>
          </table:table-cell>
          <table:table-cell table:style-name="ce1"/>
          <table:table-cell/>
          <table:table-cell table:formula="of:=NORMDIST([.C211];[.$D$2];[.$E$2];0)" office:value-type="float" office:value="0.00105405550344223" calcext:value-type="float">
            <text:p>0.0010540555</text:p>
          </table:table-cell>
          <table:table-cell table:number-columns-repeated="1018"/>
        </table:table-row>
        <table:table-row table:style-name="ro1">
          <table:table-cell table:style-name="ce1" office:value-type="float" office:value="0.0283214" calcext:value-type="float">
            <text:p>0.0283214</text:p>
          </table:table-cell>
          <table:table-cell table:style-name="ce1" office:value-type="float" office:value="0.108599" calcext:value-type="float">
            <text:p>0.108599</text:p>
          </table:table-cell>
          <table:table-cell table:style-name="ce1" office:value-type="float" office:value="0.42208" calcext:value-type="float">
            <text:p>0.42208</text:p>
          </table:table-cell>
          <table:table-cell table:style-name="ce1"/>
          <table:table-cell/>
          <table:table-cell table:formula="of:=NORMDIST([.C212];[.$D$2];[.$E$2];0)" office:value-type="float" office:value="5.31275365057591" calcext:value-type="float">
            <text:p>5.3127536506</text:p>
          </table:table-cell>
          <table:table-cell table:number-columns-repeated="1018"/>
        </table:table-row>
        <table:table-row table:style-name="ro1">
          <table:table-cell table:style-name="ce1" office:value-type="float" office:value="0.0209622" calcext:value-type="float">
            <text:p>0.0209622</text:p>
          </table:table-cell>
          <table:table-cell table:style-name="ce1" office:value-type="float" office:value="0.037643" calcext:value-type="float">
            <text:p>0.037643</text:p>
          </table:table-cell>
          <table:table-cell table:style-name="ce1" office:value-type="float" office:value="0.295674" calcext:value-type="float">
            <text:p>0.295674</text:p>
          </table:table-cell>
          <table:table-cell table:style-name="ce1"/>
          <table:table-cell/>
          <table:table-cell table:formula="of:=NORMDIST([.C213];[.$D$2];[.$E$2];0)" office:value-type="float" office:value="2.16363714485814" calcext:value-type="float">
            <text:p>2.1636371449</text:p>
          </table:table-cell>
          <table:table-cell table:number-columns-repeated="1018"/>
        </table:table-row>
        <table:table-row table:style-name="ro1">
          <table:table-cell table:style-name="ce1" office:value-type="float" office:value="0.0296885" calcext:value-type="float">
            <text:p>0.0296885</text:p>
          </table:table-cell>
          <table:table-cell table:style-name="ce1" office:value-type="float" office:value="0.131789" calcext:value-type="float">
            <text:p>0.131789</text:p>
          </table:table-cell>
          <table:table-cell table:style-name="ce1" office:value-type="float" office:value="0.567733" calcext:value-type="float">
            <text:p>0.567733</text:p>
          </table:table-cell>
          <table:table-cell table:style-name="ce1"/>
          <table:table-cell/>
          <table:table-cell table:formula="of:=NORMDIST([.C214];[.$D$2];[.$E$2];0)" office:value-type="float" office:value="0.204375266203012" calcext:value-type="float">
            <text:p>0.2043752662</text:p>
          </table:table-cell>
          <table:table-cell table:number-columns-repeated="1018"/>
        </table:table-row>
        <table:table-row table:style-name="ro1">
          <table:table-cell table:style-name="ce1" office:value-type="float" office:value="0.0126335" calcext:value-type="float">
            <text:p>0.0126335</text:p>
          </table:table-cell>
          <table:table-cell table:style-name="ce1" office:value-type="float" office:value="0.0417932" calcext:value-type="float">
            <text:p>0.0417932</text:p>
          </table:table-cell>
          <table:table-cell table:style-name="ce1" office:value-type="float" office:value="0.535448" calcext:value-type="float">
            <text:p>0.535448</text:p>
          </table:table-cell>
          <table:table-cell table:style-name="ce1"/>
          <table:table-cell/>
          <table:table-cell table:formula="of:=NORMDIST([.C215];[.$D$2];[.$E$2];0)" office:value-type="float" office:value="0.625543367684688" calcext:value-type="float">
            <text:p>0.6255433677</text:p>
          </table:table-cell>
          <table:table-cell table:number-columns-repeated="1018"/>
        </table:table-row>
        <table:table-row table:style-name="ro1">
          <table:table-cell table:style-name="ce1" office:value-type="float" office:value="0.0399134" calcext:value-type="float">
            <text:p>0.0399134</text:p>
          </table:table-cell>
          <table:table-cell table:style-name="ce1" office:value-type="float" office:value="0.140441" calcext:value-type="float">
            <text:p>0.140441</text:p>
          </table:table-cell>
          <table:table-cell table:style-name="ce1" office:value-type="float" office:value="0.148517" calcext:value-type="float">
            <text:p>0.148517</text:p>
          </table:table-cell>
          <table:table-cell table:style-name="ce1"/>
          <table:table-cell/>
          <table:table-cell table:formula="of:=NORMDIST([.C216];[.$D$2];[.$E$2];0)" office:value-type="float" office:value="0.00970306108959" calcext:value-type="float">
            <text:p>0.0097030611</text:p>
          </table:table-cell>
          <table:table-cell table:number-columns-repeated="1018"/>
        </table:table-row>
        <table:table-row table:style-name="ro1">
          <table:table-cell table:style-name="ce1" office:value-type="float" office:value="0.0289171" calcext:value-type="float">
            <text:p>0.0289171</text:p>
          </table:table-cell>
          <table:table-cell table:style-name="ce1" office:value-type="float" office:value="-0.0281489" calcext:value-type="float">
            <text:p>-0.0281489</text:p>
          </table:table-cell>
          <table:table-cell table:style-name="ce1" office:value-type="float" office:value="0.457526" calcext:value-type="float">
            <text:p>0.457526</text:p>
          </table:table-cell>
          <table:table-cell table:style-name="ce1"/>
          <table:table-cell/>
          <table:table-cell table:formula="of:=NORMDIST([.C217];[.$D$2];[.$E$2];0)" office:value-type="float" office:value="3.67105146325798" calcext:value-type="float">
            <text:p>3.6710514633</text:p>
          </table:table-cell>
          <table:table-cell table:number-columns-repeated="1018"/>
        </table:table-row>
        <table:table-row table:style-name="ro1">
          <table:table-cell table:style-name="ce1" office:value-type="float" office:value="0.01325" calcext:value-type="float">
            <text:p>0.01325</text:p>
          </table:table-cell>
          <table:table-cell table:style-name="ce1" office:value-type="float" office:value="-0.0146042" calcext:value-type="float">
            <text:p>-0.0146042</text:p>
          </table:table-cell>
          <table:table-cell table:style-name="ce1" office:value-type="float" office:value="0.602391" calcext:value-type="float">
            <text:p>0.602391</text:p>
          </table:table-cell>
          <table:table-cell table:style-name="ce1"/>
          <table:table-cell/>
          <table:table-cell table:formula="of:=NORMDIST([.C218];[.$D$2];[.$E$2];0)" office:value-type="float" office:value="0.0478330243700043" calcext:value-type="float">
            <text:p>0.0478330244</text:p>
          </table:table-cell>
          <table:table-cell table:number-columns-repeated="1018"/>
        </table:table-row>
        <table:table-row table:style-name="ro1">
          <table:table-cell table:style-name="ce1" office:value-type="float" office:value="0.0204292" calcext:value-type="float">
            <text:p>0.0204292</text:p>
          </table:table-cell>
          <table:table-cell table:style-name="ce1" office:value-type="float" office:value="0.103314" calcext:value-type="float">
            <text:p>0.103314</text:p>
          </table:table-cell>
          <table:table-cell table:style-name="ce1" office:value-type="float" office:value="0.680531" calcext:value-type="float">
            <text:p>0.680531</text:p>
          </table:table-cell>
          <table:table-cell table:style-name="ce1"/>
          <table:table-cell/>
          <table:table-cell table:formula="of:=NORMDIST([.C219];[.$D$2];[.$E$2];0)" office:value-type="float" office:value="0.000696698815285811" calcext:value-type="float">
            <text:p>0.0006966988</text:p>
          </table:table-cell>
          <table:table-cell table:number-columns-repeated="1018"/>
        </table:table-row>
        <table:table-row table:style-name="ro1">
          <table:table-cell table:style-name="ce1" office:value-type="float" office:value="0.0325148" calcext:value-type="float">
            <text:p>0.0325148</text:p>
          </table:table-cell>
          <table:table-cell table:style-name="ce1" office:value-type="float" office:value="0.00354562" calcext:value-type="float">
            <text:p>0.00354562</text:p>
          </table:table-cell>
          <table:table-cell table:style-name="ce1" office:value-type="float" office:value="0.577045" calcext:value-type="float">
            <text:p>0.577045</text:p>
          </table:table-cell>
          <table:table-cell table:style-name="ce1"/>
          <table:table-cell/>
          <table:table-cell table:formula="of:=NORMDIST([.C220];[.$D$2];[.$E$2];0)" office:value-type="float" office:value="0.141930276132144" calcext:value-type="float">
            <text:p>0.1419302761</text:p>
          </table:table-cell>
          <table:table-cell table:number-columns-repeated="1018"/>
        </table:table-row>
        <table:table-row table:style-name="ro1">
          <table:table-cell table:style-name="ce1" office:value-type="float" office:value="0.0418904" calcext:value-type="float">
            <text:p>0.0418904</text:p>
          </table:table-cell>
          <table:table-cell table:style-name="ce1" office:value-type="float" office:value="0.10189" calcext:value-type="float">
            <text:p>0.10189</text:p>
          </table:table-cell>
          <table:table-cell table:style-name="ce1" office:value-type="float" office:value="0.725326" calcext:value-type="float">
            <text:p>0.725326</text:p>
          </table:table-cell>
          <table:table-cell table:style-name="ce1"/>
          <table:table-cell/>
          <table:table-cell table:formula="of:=NORMDIST([.C221];[.$D$2];[.$E$2];0)" office:value-type="float" office:value="0.000033965397051313" calcext:value-type="float">
            <text:p>3.3965397051313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16415" calcext:value-type="float">
            <text:p>0.016415</text:p>
          </table:table-cell>
          <table:table-cell table:style-name="ce1" office:value-type="float" office:value="0.117791" calcext:value-type="float">
            <text:p>0.117791</text:p>
          </table:table-cell>
          <table:table-cell table:style-name="ce1" office:value-type="float" office:value="0.302242" calcext:value-type="float">
            <text:p>0.302242</text:p>
          </table:table-cell>
          <table:table-cell table:style-name="ce1"/>
          <table:table-cell/>
          <table:table-cell table:formula="of:=NORMDIST([.C222];[.$D$2];[.$E$2];0)" office:value-type="float" office:value="2.46881690523178" calcext:value-type="float">
            <text:p>2.4688169052</text:p>
          </table:table-cell>
          <table:table-cell table:number-columns-repeated="1018"/>
        </table:table-row>
        <table:table-row table:style-name="ro1">
          <table:table-cell table:style-name="ce1" office:value-type="float" office:value="0.0175443" calcext:value-type="float">
            <text:p>0.0175443</text:p>
          </table:table-cell>
          <table:table-cell table:style-name="ce1" office:value-type="float" office:value="0.136973" calcext:value-type="float">
            <text:p>0.136973</text:p>
          </table:table-cell>
          <table:table-cell table:style-name="ce1" office:value-type="float" office:value="0.659469" calcext:value-type="float">
            <text:p>0.659469</text:p>
          </table:table-cell>
          <table:table-cell table:style-name="ce1"/>
          <table:table-cell/>
          <table:table-cell table:formula="of:=NORMDIST([.C223];[.$D$2];[.$E$2];0)" office:value-type="float" office:value="0.00248125196171888" calcext:value-type="float">
            <text:p>0.002481252</text:p>
          </table:table-cell>
          <table:table-cell table:number-columns-repeated="1018"/>
        </table:table-row>
        <table:table-row table:style-name="ro1">
          <table:table-cell table:style-name="ce1" office:value-type="float" office:value="0.0251885" calcext:value-type="float">
            <text:p>0.0251885</text:p>
          </table:table-cell>
          <table:table-cell table:style-name="ce1" office:value-type="float" office:value="0.0319482" calcext:value-type="float">
            <text:p>0.0319482</text:p>
          </table:table-cell>
          <table:table-cell table:style-name="ce1" office:value-type="float" office:value="0.450376" calcext:value-type="float">
            <text:p>0.450376</text:p>
          </table:table-cell>
          <table:table-cell table:style-name="ce1"/>
          <table:table-cell/>
          <table:table-cell table:formula="of:=NORMDIST([.C224];[.$D$2];[.$E$2];0)" office:value-type="float" office:value="4.04287896145277" calcext:value-type="float">
            <text:p>4.0428789615</text:p>
          </table:table-cell>
          <table:table-cell table:number-columns-repeated="1018"/>
        </table:table-row>
        <table:table-row table:style-name="ro1">
          <table:table-cell table:style-name="ce1" office:value-type="float" office:value="0.0203473" calcext:value-type="float">
            <text:p>0.0203473</text:p>
          </table:table-cell>
          <table:table-cell table:style-name="ce1" office:value-type="float" office:value="0.125572" calcext:value-type="float">
            <text:p>0.125572</text:p>
          </table:table-cell>
          <table:table-cell table:style-name="ce1" office:value-type="float" office:value="0.438207" calcext:value-type="float">
            <text:p>0.438207</text:p>
          </table:table-cell>
          <table:table-cell table:style-name="ce1"/>
          <table:table-cell/>
          <table:table-cell table:formula="of:=NORMDIST([.C225];[.$D$2];[.$E$2];0)" office:value-type="float" office:value="4.64453258550755" calcext:value-type="float">
            <text:p>4.6445325855</text:p>
          </table:table-cell>
          <table:table-cell table:number-columns-repeated="1018"/>
        </table:table-row>
        <table:table-row table:style-name="ro1">
          <table:table-cell table:style-name="ce1" office:value-type="float" office:value="0.0251769" calcext:value-type="float">
            <text:p>0.0251769</text:p>
          </table:table-cell>
          <table:table-cell table:style-name="ce1" office:value-type="float" office:value="0.11012" calcext:value-type="float">
            <text:p>0.11012</text:p>
          </table:table-cell>
          <table:table-cell table:style-name="ce1" office:value-type="float" office:value="0.338083" calcext:value-type="float">
            <text:p>0.338083</text:p>
          </table:table-cell>
          <table:table-cell table:style-name="ce1"/>
          <table:table-cell/>
          <table:table-cell table:formula="of:=NORMDIST([.C226];[.$D$2];[.$E$2];0)" office:value-type="float" office:value="4.30208032968402" calcext:value-type="float">
            <text:p>4.3020803297</text:p>
          </table:table-cell>
          <table:table-cell table:number-columns-repeated="1018"/>
        </table:table-row>
        <table:table-row table:style-name="ro1">
          <table:table-cell table:style-name="ce1" office:value-type="float" office:value="0.0311107" calcext:value-type="float">
            <text:p>0.0311107</text:p>
          </table:table-cell>
          <table:table-cell table:style-name="ce1" office:value-type="float" office:value="-0.0409157" calcext:value-type="float">
            <text:p>-0.0409157</text:p>
          </table:table-cell>
          <table:table-cell table:style-name="ce1" office:value-type="float" office:value="0.898967" calcext:value-type="float">
            <text:p>0.898967</text:p>
          </table:table-cell>
          <table:table-cell table:style-name="ce1"/>
          <table:table-cell/>
          <table:table-cell table:formula="of:=NORMDIST([.C227];[.$D$2];[.$E$2];0)" office:value-type="float" office:value="0.00000000000457761728125762" calcext:value-type="float">
            <text:p>4.57761728125762E-12</text:p>
          </table:table-cell>
          <table:table-cell table:number-columns-repeated="1018"/>
        </table:table-row>
        <table:table-row table:style-name="ro1">
          <table:table-cell table:style-name="ce1" office:value-type="float" office:value="0.0215529" calcext:value-type="float">
            <text:p>0.0215529</text:p>
          </table:table-cell>
          <table:table-cell table:style-name="ce1" office:value-type="float" office:value="0.135085" calcext:value-type="float">
            <text:p>0.135085</text:p>
          </table:table-cell>
          <table:table-cell table:style-name="ce1" office:value-type="float" office:value="0.814663" calcext:value-type="float">
            <text:p>0.814663</text:p>
          </table:table-cell>
          <table:table-cell table:style-name="ce1"/>
          <table:table-cell/>
          <table:table-cell table:formula="of:=NORMDIST([.C228];[.$D$2];[.$E$2];0)" office:value-type="float" office:value="0.0000000224195671581291" calcext:value-type="float">
            <text:p>2.24195671581291E-08</text:p>
          </table:table-cell>
          <table:table-cell table:number-columns-repeated="1018"/>
        </table:table-row>
        <table:table-row table:style-name="ro1">
          <table:table-cell table:style-name="ce1" office:value-type="float" office:value="0.0301166" calcext:value-type="float">
            <text:p>0.0301166</text:p>
          </table:table-cell>
          <table:table-cell table:style-name="ce1" office:value-type="float" office:value="-0.0228642" calcext:value-type="float">
            <text:p>-0.0228642</text:p>
          </table:table-cell>
          <table:table-cell table:style-name="ce1" office:value-type="float" office:value="0.411152" calcext:value-type="float">
            <text:p>0.411152</text:p>
          </table:table-cell>
          <table:table-cell table:style-name="ce1"/>
          <table:table-cell/>
          <table:table-cell table:formula="of:=NORMDIST([.C229];[.$D$2];[.$E$2];0)" office:value-type="float" office:value="5.63594625803209" calcext:value-type="float">
            <text:p>5.635946258</text:p>
          </table:table-cell>
          <table:table-cell table:number-columns-repeated="1018"/>
        </table:table-row>
        <table:table-row table:style-name="ro1">
          <table:table-cell table:style-name="ce1" office:value-type="float" office:value="0.026683" calcext:value-type="float">
            <text:p>0.026683</text:p>
          </table:table-cell>
          <table:table-cell table:style-name="ce1" office:value-type="float" office:value="0.150245" calcext:value-type="float">
            <text:p>0.150245</text:p>
          </table:table-cell>
          <table:table-cell table:style-name="ce1" office:value-type="float" office:value="0.58845" calcext:value-type="float">
            <text:p>0.58845</text:p>
          </table:table-cell>
          <table:table-cell table:style-name="ce1"/>
          <table:table-cell/>
          <table:table-cell table:formula="of:=NORMDIST([.C230];[.$D$2];[.$E$2];0)" office:value-type="float" office:value="0.0885141556395809" calcext:value-type="float">
            <text:p>0.0885141556</text:p>
          </table:table-cell>
          <table:table-cell table:number-columns-repeated="1018"/>
        </table:table-row>
        <table:table-row table:style-name="ro1">
          <table:table-cell table:style-name="ce1" office:value-type="float" office:value="0.0211119" calcext:value-type="float">
            <text:p>0.0211119</text:p>
          </table:table-cell>
          <table:table-cell table:style-name="ce1" office:value-type="float" office:value="0.0690556" calcext:value-type="float">
            <text:p>0.0690556</text:p>
          </table:table-cell>
          <table:table-cell table:style-name="ce1" office:value-type="float" office:value="0.478286" calcext:value-type="float">
            <text:p>0.478286</text:p>
          </table:table-cell>
          <table:table-cell table:style-name="ce1"/>
          <table:table-cell/>
          <table:table-cell table:formula="of:=NORMDIST([.C231];[.$D$2];[.$E$2];0)" office:value-type="float" office:value="2.605383359358" calcext:value-type="float">
            <text:p>2.6053833594</text:p>
          </table:table-cell>
          <table:table-cell table:number-columns-repeated="1018"/>
        </table:table-row>
        <table:table-row table:style-name="ro1">
          <table:table-cell table:style-name="ce1" office:value-type="float" office:value="0.0255839" calcext:value-type="float">
            <text:p>0.0255839</text:p>
          </table:table-cell>
          <table:table-cell table:style-name="ce1" office:value-type="float" office:value="-0.00258415" calcext:value-type="float">
            <text:p>-0.00258415</text:p>
          </table:table-cell>
          <table:table-cell table:style-name="ce1" office:value-type="float" office:value="0.837813" calcext:value-type="float">
            <text:p>0.837813</text:p>
          </table:table-cell>
          <table:table-cell table:style-name="ce1"/>
          <table:table-cell/>
          <table:table-cell table:formula="of:=NORMDIST([.C232];[.$D$2];[.$E$2];0)" office:value-type="float" office:value="0.00000000253490250177643" calcext:value-type="float">
            <text:p>2.53490250177643E-09</text:p>
          </table:table-cell>
          <table:table-cell table:number-columns-repeated="1018"/>
        </table:table-row>
        <table:table-row table:style-name="ro1">
          <table:table-cell table:style-name="ce1" office:value-type="float" office:value="0.0238789" calcext:value-type="float">
            <text:p>0.0238789</text:p>
          </table:table-cell>
          <table:table-cell table:style-name="ce1" office:value-type="float" office:value="0.0648014" calcext:value-type="float">
            <text:p>0.0648014</text:p>
          </table:table-cell>
          <table:table-cell table:style-name="ce1" office:value-type="float" office:value="0.50867" calcext:value-type="float">
            <text:p>0.50867</text:p>
          </table:table-cell>
          <table:table-cell table:style-name="ce1"/>
          <table:table-cell/>
          <table:table-cell table:formula="of:=NORMDIST([.C233];[.$D$2];[.$E$2];0)" office:value-type="float" office:value="1.33291358166474" calcext:value-type="float">
            <text:p>1.3329135817</text:p>
          </table:table-cell>
          <table:table-cell table:number-columns-repeated="1018"/>
        </table:table-row>
        <table:table-row table:style-name="ro1">
          <table:table-cell table:style-name="ce1" office:value-type="float" office:value="0.0331304" calcext:value-type="float">
            <text:p>0.0331304</text:p>
          </table:table-cell>
          <table:table-cell table:style-name="ce1" office:value-type="float" office:value="0.0718123" calcext:value-type="float">
            <text:p>0.0718123</text:p>
          </table:table-cell>
          <table:table-cell table:style-name="ce1" office:value-type="float" office:value="0.4158" calcext:value-type="float">
            <text:p>0.4158</text:p>
          </table:table-cell>
          <table:table-cell table:style-name="ce1"/>
          <table:table-cell/>
          <table:table-cell table:formula="of:=NORMDIST([.C234];[.$D$2];[.$E$2];0)" office:value-type="float" office:value="5.51355517159812" calcext:value-type="float">
            <text:p>5.5135551716</text:p>
          </table:table-cell>
          <table:table-cell table:number-columns-repeated="1018"/>
        </table:table-row>
        <table:table-row table:style-name="ro1">
          <table:table-cell table:style-name="ce1" office:value-type="float" office:value="0.0390984" calcext:value-type="float">
            <text:p>0.0390984</text:p>
          </table:table-cell>
          <table:table-cell table:style-name="ce1" office:value-type="float" office:value="-0.0298734" calcext:value-type="float">
            <text:p>-0.0298734</text:p>
          </table:table-cell>
          <table:table-cell table:style-name="ce1" office:value-type="float" office:value="0.331539" calcext:value-type="float">
            <text:p>0.331539</text:p>
          </table:table-cell>
          <table:table-cell table:style-name="ce1"/>
          <table:table-cell/>
          <table:table-cell table:formula="of:=NORMDIST([.C235];[.$D$2];[.$E$2];0)" office:value-type="float" office:value="3.96882169425907" calcext:value-type="float">
            <text:p>3.9688216943</text:p>
          </table:table-cell>
          <table:table-cell table:number-columns-repeated="1018"/>
        </table:table-row>
        <table:table-row table:style-name="ro1">
          <table:table-cell table:style-name="ce1" office:value-type="float" office:value="0.0360542" calcext:value-type="float">
            <text:p>0.0360542</text:p>
          </table:table-cell>
          <table:table-cell table:style-name="ce1" office:value-type="float" office:value="-0.00524233" calcext:value-type="float">
            <text:p>-0.00524233</text:p>
          </table:table-cell>
          <table:table-cell table:style-name="ce1" office:value-type="float" office:value="0.606878" calcext:value-type="float">
            <text:p>0.606878</text:p>
          </table:table-cell>
          <table:table-cell table:style-name="ce1"/>
          <table:table-cell/>
          <table:table-cell table:formula="of:=NORMDIST([.C236];[.$D$2];[.$E$2];0)" office:value-type="float" office:value="0.0388875030743651" calcext:value-type="float">
            <text:p>0.0388875031</text:p>
          </table:table-cell>
          <table:table-cell table:number-columns-repeated="1018"/>
        </table:table-row>
        <table:table-row table:style-name="ro1">
          <table:table-cell table:style-name="ce1" office:value-type="float" office:value="0.0204807" calcext:value-type="float">
            <text:p>0.0204807</text:p>
          </table:table-cell>
          <table:table-cell table:style-name="ce1" office:value-type="float" office:value="-0.0402435" calcext:value-type="float">
            <text:p>-0.0402435</text:p>
          </table:table-cell>
          <table:table-cell table:style-name="ce1" office:value-type="float" office:value="0.559281" calcext:value-type="float">
            <text:p>0.559281</text:p>
          </table:table-cell>
          <table:table-cell table:style-name="ce1"/>
          <table:table-cell/>
          <table:table-cell table:formula="of:=NORMDIST([.C237];[.$D$2];[.$E$2];0)" office:value-type="float" office:value="0.279957984887864" calcext:value-type="float">
            <text:p>0.2799579849</text:p>
          </table:table-cell>
          <table:table-cell table:number-columns-repeated="1018"/>
        </table:table-row>
        <table:table-row table:style-name="ro1">
          <table:table-cell table:style-name="ce1" office:value-type="float" office:value="0.0328976" calcext:value-type="float">
            <text:p>0.0328976</text:p>
          </table:table-cell>
          <table:table-cell table:style-name="ce1" office:value-type="float" office:value="-0.035445" calcext:value-type="float">
            <text:p>-0.035445</text:p>
          </table:table-cell>
          <table:table-cell table:style-name="ce1" office:value-type="float" office:value="0.408693" calcext:value-type="float">
            <text:p>0.408693</text:p>
          </table:table-cell>
          <table:table-cell table:style-name="ce1"/>
          <table:table-cell/>
          <table:table-cell table:formula="of:=NORMDIST([.C238];[.$D$2];[.$E$2];0)" office:value-type="float" office:value="5.69100659776446" calcext:value-type="float">
            <text:p>5.6910065978</text:p>
          </table:table-cell>
          <table:table-cell table:number-columns-repeated="1018"/>
        </table:table-row>
        <table:table-row table:style-name="ro1">
          <table:table-cell table:style-name="ce1" office:value-type="float" office:value="0.00730435" calcext:value-type="float">
            <text:p>0.00730435</text:p>
          </table:table-cell>
          <table:table-cell table:style-name="ce1" office:value-type="float" office:value="0.121352" calcext:value-type="float">
            <text:p>0.121352</text:p>
          </table:table-cell>
          <table:table-cell table:style-name="ce1" office:value-type="float" office:value="0.359762" calcext:value-type="float">
            <text:p>0.359762</text:p>
          </table:table-cell>
          <table:table-cell table:style-name="ce1"/>
          <table:table-cell/>
          <table:table-cell table:formula="of:=NORMDIST([.C239];[.$D$2];[.$E$2];0)" office:value-type="float" office:value="5.25890296255455" calcext:value-type="float">
            <text:p>5.2589029626</text:p>
          </table:table-cell>
          <table:table-cell table:number-columns-repeated="1018"/>
        </table:table-row>
        <table:table-row table:style-name="ro1">
          <table:table-cell table:style-name="ce1" office:value-type="float" office:value="0.00995652" calcext:value-type="float">
            <text:p>0.00995652</text:p>
          </table:table-cell>
          <table:table-cell table:style-name="ce1" office:value-type="float" office:value="0.144222" calcext:value-type="float">
            <text:p>0.144222</text:p>
          </table:table-cell>
          <table:table-cell table:style-name="ce1" office:value-type="float" office:value="0.629205" calcext:value-type="float">
            <text:p>0.629205</text:p>
          </table:table-cell>
          <table:table-cell table:style-name="ce1"/>
          <table:table-cell/>
          <table:table-cell table:formula="of:=NORMDIST([.C240];[.$D$2];[.$E$2];0)" office:value-type="float" office:value="0.0130082075345866" calcext:value-type="float">
            <text:p>0.0130082075</text:p>
          </table:table-cell>
          <table:table-cell table:number-columns-repeated="1018"/>
        </table:table-row>
        <table:table-row table:style-name="ro1">
          <table:table-cell table:style-name="ce1" office:value-type="float" office:value="0.0242534" calcext:value-type="float">
            <text:p>0.0242534</text:p>
          </table:table-cell>
          <table:table-cell table:style-name="ce1" office:value-type="float" office:value="0.0507089" calcext:value-type="float">
            <text:p>0.0507089</text:p>
          </table:table-cell>
          <table:table-cell table:style-name="ce1" office:value-type="float" office:value="0.291597" calcext:value-type="float">
            <text:p>0.291597</text:p>
          </table:table-cell>
          <table:table-cell table:style-name="ce1"/>
          <table:table-cell/>
          <table:table-cell table:formula="of:=NORMDIST([.C241];[.$D$2];[.$E$2];0)" office:value-type="float" office:value="1.9841361359836" calcext:value-type="float">
            <text:p>1.984136136</text:p>
          </table:table-cell>
          <table:table-cell table:number-columns-repeated="1018"/>
        </table:table-row>
        <table:table-row table:style-name="ro1">
          <table:table-cell table:style-name="ce1" office:value-type="float" office:value="0.0263267" calcext:value-type="float">
            <text:p>0.0263267</text:p>
          </table:table-cell>
          <table:table-cell table:style-name="ce1" office:value-type="float" office:value="-0.00107708" calcext:value-type="float">
            <text:p>-0.00107708</text:p>
          </table:table-cell>
          <table:table-cell table:style-name="ce1" office:value-type="float" office:value="0.505014" calcext:value-type="float">
            <text:p>0.505014</text:p>
          </table:table-cell>
          <table:table-cell table:style-name="ce1"/>
          <table:table-cell/>
          <table:table-cell table:formula="of:=NORMDIST([.C242];[.$D$2];[.$E$2];0)" office:value-type="float" office:value="1.46023594133083" calcext:value-type="float">
            <text:p>1.4602359413</text:p>
          </table:table-cell>
          <table:table-cell table:number-columns-repeated="1018"/>
        </table:table-row>
        <table:table-row table:style-name="ro1">
          <table:table-cell table:style-name="ce1" office:value-type="float" office:value="0.0140046" calcext:value-type="float">
            <text:p>0.0140046</text:p>
          </table:table-cell>
          <table:table-cell table:style-name="ce1" office:value-type="float" office:value="0.0489642" calcext:value-type="float">
            <text:p>0.0489642</text:p>
          </table:table-cell>
          <table:table-cell table:style-name="ce1" office:value-type="float" office:value="0.527929" calcext:value-type="float">
            <text:p>0.527929</text:p>
          </table:table-cell>
          <table:table-cell table:style-name="ce1"/>
          <table:table-cell/>
          <table:table-cell table:formula="of:=NORMDIST([.C243];[.$D$2];[.$E$2];0)" office:value-type="float" office:value="0.785819527634063" calcext:value-type="float">
            <text:p>0.7858195276</text:p>
          </table:table-cell>
          <table:table-cell table:number-columns-repeated="1018"/>
        </table:table-row>
        <table:table-row table:style-name="ro1">
          <table:table-cell table:style-name="ce1" office:value-type="float" office:value="0.0201674" calcext:value-type="float">
            <text:p>0.0201674</text:p>
          </table:table-cell>
          <table:table-cell table:style-name="ce1" office:value-type="float" office:value="0.0984979" calcext:value-type="float">
            <text:p>0.0984979</text:p>
          </table:table-cell>
          <table:table-cell table:style-name="ce1" office:value-type="float" office:value="0.422762" calcext:value-type="float">
            <text:p>0.422762</text:p>
          </table:table-cell>
          <table:table-cell table:style-name="ce1"/>
          <table:table-cell/>
          <table:table-cell table:formula="of:=NORMDIST([.C244];[.$D$2];[.$E$2];0)" office:value-type="float" office:value="5.28867075943249" calcext:value-type="float">
            <text:p>5.2886707594</text:p>
          </table:table-cell>
          <table:table-cell table:number-columns-repeated="1018"/>
        </table:table-row>
        <table:table-row table:style-name="ro1">
          <table:table-cell table:style-name="ce1" office:value-type="float" office:value="0.0334012" calcext:value-type="float">
            <text:p>0.0334012</text:p>
          </table:table-cell>
          <table:table-cell table:style-name="ce1" office:value-type="float" office:value="0.0376294" calcext:value-type="float">
            <text:p>0.0376294</text:p>
          </table:table-cell>
          <table:table-cell table:style-name="ce1" office:value-type="float" office:value="0.574659" calcext:value-type="float">
            <text:p>0.574659</text:p>
          </table:table-cell>
          <table:table-cell table:style-name="ce1"/>
          <table:table-cell/>
          <table:table-cell table:formula="of:=NORMDIST([.C245];[.$D$2];[.$E$2];0)" office:value-type="float" office:value="0.156108735332157" calcext:value-type="float">
            <text:p>0.1561087353</text:p>
          </table:table-cell>
          <table:table-cell table:number-columns-repeated="1018"/>
        </table:table-row>
        <table:table-row table:style-name="ro1">
          <table:table-cell table:style-name="ce1" office:value-type="float" office:value="0.0177535" calcext:value-type="float">
            <text:p>0.0177535</text:p>
          </table:table-cell>
          <table:table-cell table:style-name="ce1" office:value-type="float" office:value="0.114083" calcext:value-type="float">
            <text:p>0.114083</text:p>
          </table:table-cell>
          <table:table-cell table:style-name="ce1" office:value-type="float" office:value="0.515992" calcext:value-type="float">
            <text:p>0.515992</text:p>
          </table:table-cell>
          <table:table-cell table:style-name="ce1"/>
          <table:table-cell/>
          <table:table-cell table:formula="of:=NORMDIST([.C246];[.$D$2];[.$E$2];0)" office:value-type="float" office:value="1.10070156397819" calcext:value-type="float">
            <text:p>1.100701564</text:p>
          </table:table-cell>
          <table:table-cell table:number-columns-repeated="1018"/>
        </table:table-row>
        <table:table-row table:style-name="ro1">
          <table:table-cell table:style-name="ce1" office:value-type="float" office:value="0.035132" calcext:value-type="float">
            <text:p>0.035132</text:p>
          </table:table-cell>
          <table:table-cell table:style-name="ce1" office:value-type="float" office:value="0.00843339" calcext:value-type="float">
            <text:p>0.00843339</text:p>
          </table:table-cell>
          <table:table-cell table:style-name="ce1" office:value-type="float" office:value="0.573924" calcext:value-type="float">
            <text:p>0.573924</text:p>
          </table:table-cell>
          <table:table-cell table:style-name="ce1"/>
          <table:table-cell/>
          <table:table-cell table:formula="of:=NORMDIST([.C247];[.$D$2];[.$E$2];0)" office:value-type="float" office:value="0.160715469187999" calcext:value-type="float">
            <text:p>0.1607154692</text:p>
          </table:table-cell>
          <table:table-cell table:number-columns-repeated="1018"/>
        </table:table-row>
        <table:table-row table:style-name="ro1">
          <table:table-cell table:style-name="ce1" office:value-type="float" office:value="0.0282036" calcext:value-type="float">
            <text:p>0.0282036</text:p>
          </table:table-cell>
          <table:table-cell table:style-name="ce1" office:value-type="float" office:value="0.097454" calcext:value-type="float">
            <text:p>0.097454</text:p>
          </table:table-cell>
          <table:table-cell table:style-name="ce1" office:value-type="float" office:value="0.711938" calcext:value-type="float">
            <text:p>0.711938</text:p>
          </table:table-cell>
          <table:table-cell table:style-name="ce1"/>
          <table:table-cell/>
          <table:table-cell table:formula="of:=NORMDIST([.C248];[.$D$2];[.$E$2];0)" office:value-type="float" office:value="0.000087688718248483" calcext:value-type="float">
            <text:p>8.7688718248483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274337" calcext:value-type="float">
            <text:p>0.0274337</text:p>
          </table:table-cell>
          <table:table-cell table:style-name="ce1" office:value-type="float" office:value="0.00424079" calcext:value-type="float">
            <text:p>0.00424079</text:p>
          </table:table-cell>
          <table:table-cell table:style-name="ce1" office:value-type="float" office:value="0.79208" calcext:value-type="float">
            <text:p>0.79208</text:p>
          </table:table-cell>
          <table:table-cell table:style-name="ce1"/>
          <table:table-cell/>
          <table:table-cell table:formula="of:=NORMDIST([.C249];[.$D$2];[.$E$2];0)" office:value-type="float" office:value="0.000000168079172016923" calcext:value-type="float">
            <text:p>1.68079172016923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299985" calcext:value-type="float">
            <text:p>0.0299985</text:p>
          </table:table-cell>
          <table:table-cell table:style-name="ce1" office:value-type="float" office:value="0.108679" calcext:value-type="float">
            <text:p>0.108679</text:p>
          </table:table-cell>
          <table:table-cell table:style-name="ce1" office:value-type="float" office:value="0.487227" calcext:value-type="float">
            <text:p>0.487227</text:p>
          </table:table-cell>
          <table:table-cell table:style-name="ce1"/>
          <table:table-cell/>
          <table:table-cell table:formula="of:=NORMDIST([.C250];[.$D$2];[.$E$2];0)" office:value-type="float" office:value="2.18393707477404" calcext:value-type="float">
            <text:p>2.1839370748</text:p>
          </table:table-cell>
          <table:table-cell table:number-columns-repeated="1018"/>
        </table:table-row>
        <table:table-row table:style-name="ro1">
          <table:table-cell table:style-name="ce1" office:value-type="float" office:value="0.0280604" calcext:value-type="float">
            <text:p>0.0280604</text:p>
          </table:table-cell>
          <table:table-cell table:style-name="ce1" office:value-type="float" office:value="0.127459" calcext:value-type="float">
            <text:p>0.127459</text:p>
          </table:table-cell>
          <table:table-cell table:style-name="ce1" office:value-type="float" office:value="0.270397" calcext:value-type="float">
            <text:p>0.270397</text:p>
          </table:table-cell>
          <table:table-cell table:style-name="ce1"/>
          <table:table-cell/>
          <table:table-cell table:formula="of:=NORMDIST([.C251];[.$D$2];[.$E$2];0)" office:value-type="float" office:value="1.19336894531577" calcext:value-type="float">
            <text:p>1.1933689453</text:p>
          </table:table-cell>
          <table:table-cell table:number-columns-repeated="1018"/>
        </table:table-row>
        <table:table-row table:style-name="ro1">
          <table:table-cell table:style-name="ce1" office:value-type="float" office:value="0.0261929" calcext:value-type="float">
            <text:p>0.0261929</text:p>
          </table:table-cell>
          <table:table-cell table:style-name="ce1" office:value-type="float" office:value="-0.0172599" calcext:value-type="float">
            <text:p>-0.0172599</text:p>
          </table:table-cell>
          <table:table-cell table:style-name="ce1" office:value-type="float" office:value="0.584568" calcext:value-type="float">
            <text:p>0.584568</text:p>
          </table:table-cell>
          <table:table-cell table:style-name="ce1"/>
          <table:table-cell/>
          <table:table-cell table:formula="of:=NORMDIST([.C252];[.$D$2];[.$E$2];0)" office:value-type="float" office:value="0.104276226500551" calcext:value-type="float">
            <text:p>0.1042762265</text:p>
          </table:table-cell>
          <table:table-cell table:number-columns-repeated="1018"/>
        </table:table-row>
        <table:table-row table:style-name="ro1">
          <table:table-cell table:style-name="ce1" office:value-type="float" office:value="0.039024" calcext:value-type="float">
            <text:p>0.039024</text:p>
          </table:table-cell>
          <table:table-cell table:style-name="ce1" office:value-type="float" office:value="0.0236839" calcext:value-type="float">
            <text:p>0.0236839</text:p>
          </table:table-cell>
          <table:table-cell table:style-name="ce1" office:value-type="float" office:value="0.203116" calcext:value-type="float">
            <text:p>0.203116</text:p>
          </table:table-cell>
          <table:table-cell table:style-name="ce1"/>
          <table:table-cell/>
          <table:table-cell table:formula="of:=NORMDIST([.C253];[.$D$2];[.$E$2];0)" office:value-type="float" office:value="0.124724487313233" calcext:value-type="float">
            <text:p>0.1247244873</text:p>
          </table:table-cell>
          <table:table-cell table:number-columns-repeated="1018"/>
        </table:table-row>
        <table:table-row table:style-name="ro1">
          <table:table-cell table:style-name="ce1" office:value-type="float" office:value="0.0183378" calcext:value-type="float">
            <text:p>0.0183378</text:p>
          </table:table-cell>
          <table:table-cell table:style-name="ce1" office:value-type="float" office:value="0.125169" calcext:value-type="float">
            <text:p>0.125169</text:p>
          </table:table-cell>
          <table:table-cell table:style-name="ce1" office:value-type="float" office:value="0.341624" calcext:value-type="float">
            <text:p>0.341624</text:p>
          </table:table-cell>
          <table:table-cell table:style-name="ce1"/>
          <table:table-cell/>
          <table:table-cell table:formula="of:=NORMDIST([.C254];[.$D$2];[.$E$2];0)" office:value-type="float" office:value="4.47657825214574" calcext:value-type="float">
            <text:p>4.4765782521</text:p>
          </table:table-cell>
          <table:table-cell table:number-columns-repeated="1018"/>
        </table:table-row>
        <table:table-row table:style-name="ro1">
          <table:table-cell table:style-name="ce1" office:value-type="float" office:value="0.0284626" calcext:value-type="float">
            <text:p>0.0284626</text:p>
          </table:table-cell>
          <table:table-cell table:style-name="ce1" office:value-type="float" office:value="-0.0208693" calcext:value-type="float">
            <text:p>-0.0208693</text:p>
          </table:table-cell>
          <table:table-cell table:style-name="ce1" office:value-type="float" office:value="0.539251" calcext:value-type="float">
            <text:p>0.539251</text:p>
          </table:table-cell>
          <table:table-cell table:style-name="ce1"/>
          <table:table-cell/>
          <table:table-cell table:formula="of:=NORMDIST([.C255];[.$D$2];[.$E$2];0)" office:value-type="float" office:value="0.554786294070642" calcext:value-type="float">
            <text:p>0.5547862941</text:p>
          </table:table-cell>
          <table:table-cell table:number-columns-repeated="1018"/>
        </table:table-row>
        <table:table-row table:style-name="ro1">
          <table:table-cell table:style-name="ce1" office:value-type="float" office:value="0.0410488" calcext:value-type="float">
            <text:p>0.0410488</text:p>
          </table:table-cell>
          <table:table-cell table:style-name="ce1" office:value-type="float" office:value="-0.00809052" calcext:value-type="float">
            <text:p>-0.00809052</text:p>
          </table:table-cell>
          <table:table-cell table:style-name="ce1" office:value-type="float" office:value="0.419997" calcext:value-type="float">
            <text:p>0.419997</text:p>
          </table:table-cell>
          <table:table-cell table:style-name="ce1"/>
          <table:table-cell/>
          <table:table-cell table:formula="of:=NORMDIST([.C256];[.$D$2];[.$E$2];0)" office:value-type="float" office:value="5.38362970158589" calcext:value-type="float">
            <text:p>5.3836297016</text:p>
          </table:table-cell>
          <table:table-cell table:number-columns-repeated="1018"/>
        </table:table-row>
        <table:table-row table:style-name="ro1">
          <table:table-cell table:style-name="ce1" office:value-type="float" office:value="0.0306659" calcext:value-type="float">
            <text:p>0.0306659</text:p>
          </table:table-cell>
          <table:table-cell table:style-name="ce1" office:value-type="float" office:value="-0.0360756" calcext:value-type="float">
            <text:p>-0.0360756</text:p>
          </table:table-cell>
          <table:table-cell table:style-name="ce1" office:value-type="float" office:value="0.0547467" calcext:value-type="float">
            <text:p>0.0547467</text:p>
          </table:table-cell>
          <table:table-cell table:style-name="ce1"/>
          <table:table-cell/>
          <table:table-cell table:formula="of:=NORMDIST([.C257];[.$D$2];[.$E$2];0)" office:value-type="float" office:value="0.0000267671987728637" calcext:value-type="float">
            <text:p>2.67671987728637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131734" calcext:value-type="float">
            <text:p>0.0131734</text:p>
          </table:table-cell>
          <table:table-cell table:style-name="ce1" office:value-type="float" office:value="0.122697" calcext:value-type="float">
            <text:p>0.122697</text:p>
          </table:table-cell>
          <table:table-cell table:style-name="ce1" office:value-type="float" office:value="0.520427" calcext:value-type="float">
            <text:p>0.520427</text:p>
          </table:table-cell>
          <table:table-cell table:style-name="ce1"/>
          <table:table-cell/>
          <table:table-cell table:formula="of:=NORMDIST([.C258];[.$D$2];[.$E$2];0)" office:value-type="float" office:value="0.974680399398819" calcext:value-type="float">
            <text:p>0.9746803994</text:p>
          </table:table-cell>
          <table:table-cell table:number-columns-repeated="1018"/>
        </table:table-row>
        <table:table-row table:style-name="ro1">
          <table:table-cell table:style-name="ce1" office:value-type="float" office:value="0.0333167" calcext:value-type="float">
            <text:p>0.0333167</text:p>
          </table:table-cell>
          <table:table-cell table:style-name="ce1" office:value-type="float" office:value="0.114576" calcext:value-type="float">
            <text:p>0.114576</text:p>
          </table:table-cell>
          <table:table-cell table:style-name="ce1" office:value-type="float" office:value="0.500948" calcext:value-type="float">
            <text:p>0.500948</text:p>
          </table:table-cell>
          <table:table-cell table:style-name="ce1"/>
          <table:table-cell/>
          <table:table-cell table:formula="of:=NORMDIST([.C259];[.$D$2];[.$E$2];0)" office:value-type="float" office:value="1.6106830187707" calcext:value-type="float">
            <text:p>1.6106830188</text:p>
          </table:table-cell>
          <table:table-cell table:number-columns-repeated="1018"/>
        </table:table-row>
        <table:table-row table:style-name="ro1">
          <table:table-cell table:style-name="ce1" office:value-type="float" office:value="0.0326279" calcext:value-type="float">
            <text:p>0.0326279</text:p>
          </table:table-cell>
          <table:table-cell table:style-name="ce1" office:value-type="float" office:value="0.126165" calcext:value-type="float">
            <text:p>0.126165</text:p>
          </table:table-cell>
          <table:table-cell table:style-name="ce1" office:value-type="float" office:value="0.539622" calcext:value-type="float">
            <text:p>0.539622</text:p>
          </table:table-cell>
          <table:table-cell table:style-name="ce1"/>
          <table:table-cell/>
          <table:table-cell table:formula="of:=NORMDIST([.C260];[.$D$2];[.$E$2];0)" office:value-type="float" office:value="0.548235530211101" calcext:value-type="float">
            <text:p>0.5482355302</text:p>
          </table:table-cell>
          <table:table-cell table:number-columns-repeated="1018"/>
        </table:table-row>
        <table:table-row table:style-name="ro1">
          <table:table-cell table:style-name="ce1" office:value-type="float" office:value="0.0278078" calcext:value-type="float">
            <text:p>0.0278078</text:p>
          </table:table-cell>
          <table:table-cell table:style-name="ce1" office:value-type="float" office:value="0.0963541" calcext:value-type="float">
            <text:p>0.0963541</text:p>
          </table:table-cell>
          <table:table-cell table:style-name="ce1" office:value-type="float" office:value="0.774895" calcext:value-type="float">
            <text:p>0.774895</text:p>
          </table:table-cell>
          <table:table-cell table:style-name="ce1"/>
          <table:table-cell/>
          <table:table-cell table:formula="of:=NORMDIST([.C261];[.$D$2];[.$E$2];0)" office:value-type="float" office:value="0.00000072297303822809" calcext:value-type="float">
            <text:p>0.000000723</text:p>
          </table:table-cell>
          <table:table-cell table:number-columns-repeated="1018"/>
        </table:table-row>
        <table:table-row table:style-name="ro1">
          <table:table-cell table:style-name="ce1" office:value-type="float" office:value="0.0254154" calcext:value-type="float">
            <text:p>0.0254154</text:p>
          </table:table-cell>
          <table:table-cell table:style-name="ce1" office:value-type="float" office:value="0.141271" calcext:value-type="float">
            <text:p>0.141271</text:p>
          </table:table-cell>
          <table:table-cell table:style-name="ce1" office:value-type="float" office:value="0.553125" calcext:value-type="float">
            <text:p>0.553125</text:p>
          </table:table-cell>
          <table:table-cell table:style-name="ce1"/>
          <table:table-cell/>
          <table:table-cell table:formula="of:=NORMDIST([.C262];[.$D$2];[.$E$2];0)" office:value-type="float" office:value="0.348659207366145" calcext:value-type="float">
            <text:p>0.3486592074</text:p>
          </table:table-cell>
          <table:table-cell table:number-columns-repeated="1018"/>
        </table:table-row>
        <table:table-row table:style-name="ro1">
          <table:table-cell table:style-name="ce1" office:value-type="float" office:value="0.0370568" calcext:value-type="float">
            <text:p>0.0370568</text:p>
          </table:table-cell>
          <table:table-cell table:style-name="ce1" office:value-type="float" office:value="0.0374353" calcext:value-type="float">
            <text:p>0.0374353</text:p>
          </table:table-cell>
          <table:table-cell table:style-name="ce1" office:value-type="float" office:value="0.318008" calcext:value-type="float">
            <text:p>0.318008</text:p>
          </table:table-cell>
          <table:table-cell table:style-name="ce1"/>
          <table:table-cell/>
          <table:table-cell table:formula="of:=NORMDIST([.C263];[.$D$2];[.$E$2];0)" office:value-type="float" office:value="3.26194555523783" calcext:value-type="float">
            <text:p>3.2619455552</text:p>
          </table:table-cell>
          <table:table-cell table:number-columns-repeated="1018"/>
        </table:table-row>
        <table:table-row table:style-name="ro1">
          <table:table-cell table:style-name="ce1" office:value-type="float" office:value="0.0219999" calcext:value-type="float">
            <text:p>0.0219999</text:p>
          </table:table-cell>
          <table:table-cell table:style-name="ce1" office:value-type="float" office:value="0.124467" calcext:value-type="float">
            <text:p>0.124467</text:p>
          </table:table-cell>
          <table:table-cell table:style-name="ce1" office:value-type="float" office:value="0.296529" calcext:value-type="float">
            <text:p>0.296529</text:p>
          </table:table-cell>
          <table:table-cell table:style-name="ce1"/>
          <table:table-cell/>
          <table:table-cell table:formula="of:=NORMDIST([.C264];[.$D$2];[.$E$2];0)" office:value-type="float" office:value="2.20228718504794" calcext:value-type="float">
            <text:p>2.202287185</text:p>
          </table:table-cell>
          <table:table-cell table:number-columns-repeated="1018"/>
        </table:table-row>
        <table:table-row table:style-name="ro1">
          <table:table-cell table:style-name="ce1" office:value-type="float" office:value="0.0180685" calcext:value-type="float">
            <text:p>0.0180685</text:p>
          </table:table-cell>
          <table:table-cell table:style-name="ce1" office:value-type="float" office:value="0.0615705" calcext:value-type="float">
            <text:p>0.0615705</text:p>
          </table:table-cell>
          <table:table-cell table:style-name="ce1" office:value-type="float" office:value="0.680505" calcext:value-type="float">
            <text:p>0.680505</text:p>
          </table:table-cell>
          <table:table-cell table:style-name="ce1"/>
          <table:table-cell/>
          <table:table-cell table:formula="of:=NORMDIST([.C265];[.$D$2];[.$E$2];0)" office:value-type="float" office:value="0.000697833413555212" calcext:value-type="float">
            <text:p>0.0006978334</text:p>
          </table:table-cell>
          <table:table-cell table:number-columns-repeated="1018"/>
        </table:table-row>
        <table:table-row table:style-name="ro1">
          <table:table-cell table:style-name="ce1" office:value-type="float" office:value="0.0201089" calcext:value-type="float">
            <text:p>0.0201089</text:p>
          </table:table-cell>
          <table:table-cell table:style-name="ce1" office:value-type="float" office:value="-0.0325032" calcext:value-type="float">
            <text:p>-0.0325032</text:p>
          </table:table-cell>
          <table:table-cell table:style-name="ce1" office:value-type="float" office:value="0.334655" calcext:value-type="float">
            <text:p>0.334655</text:p>
          </table:table-cell>
          <table:table-cell table:style-name="ce1"/>
          <table:table-cell/>
          <table:table-cell table:formula="of:=NORMDIST([.C266];[.$D$2];[.$E$2];0)" office:value-type="float" office:value="4.12893334671059" calcext:value-type="float">
            <text:p>4.1289333467</text:p>
          </table:table-cell>
          <table:table-cell table:number-columns-repeated="1018"/>
        </table:table-row>
        <table:table-row table:style-name="ro1">
          <table:table-cell table:style-name="ce1" office:value-type="float" office:value="0.0260448" calcext:value-type="float">
            <text:p>0.0260448</text:p>
          </table:table-cell>
          <table:table-cell table:style-name="ce1" office:value-type="float" office:value="0.0453549" calcext:value-type="float">
            <text:p>0.0453549</text:p>
          </table:table-cell>
          <table:table-cell table:style-name="ce1" office:value-type="float" office:value="0.583974" calcext:value-type="float">
            <text:p>0.583974</text:p>
          </table:table-cell>
          <table:table-cell table:style-name="ce1"/>
          <table:table-cell/>
          <table:table-cell table:formula="of:=NORMDIST([.C267];[.$D$2];[.$E$2];0)" office:value-type="float" office:value="0.106893329800203" calcext:value-type="float">
            <text:p>0.1068933298</text:p>
          </table:table-cell>
          <table:table-cell table:number-columns-repeated="1018"/>
        </table:table-row>
        <table:table-row table:style-name="ro1">
          <table:table-cell table:style-name="ce1" office:value-type="float" office:value="0.0221167" calcext:value-type="float">
            <text:p>0.0221167</text:p>
          </table:table-cell>
          <table:table-cell table:style-name="ce1" office:value-type="float" office:value="0.0577496" calcext:value-type="float">
            <text:p>0.0577496</text:p>
          </table:table-cell>
          <table:table-cell table:style-name="ce1" office:value-type="float" office:value="0.307651" calcext:value-type="float">
            <text:p>0.307651</text:p>
          </table:table-cell>
          <table:table-cell table:style-name="ce1"/>
          <table:table-cell/>
          <table:table-cell table:formula="of:=NORMDIST([.C268];[.$D$2];[.$E$2];0)" office:value-type="float" office:value="2.73295954825533" calcext:value-type="float">
            <text:p>2.7329595483</text:p>
          </table:table-cell>
          <table:table-cell table:number-columns-repeated="1018"/>
        </table:table-row>
        <table:table-row table:style-name="ro1">
          <table:table-cell table:style-name="ce1" office:value-type="float" office:value="0.0317739" calcext:value-type="float">
            <text:p>0.0317739</text:p>
          </table:table-cell>
          <table:table-cell table:style-name="ce1" office:value-type="float" office:value="0.0648023" calcext:value-type="float">
            <text:p>0.0648023</text:p>
          </table:table-cell>
          <table:table-cell table:style-name="ce1" office:value-type="float" office:value="0.642537" calcext:value-type="float">
            <text:p>0.642537</text:p>
          </table:table-cell>
          <table:table-cell table:style-name="ce1"/>
          <table:table-cell/>
          <table:table-cell table:formula="of:=NORMDIST([.C269];[.$D$2];[.$E$2];0)" office:value-type="float" office:value="0.00642482632399214" calcext:value-type="float">
            <text:p>0.0064248263</text:p>
          </table:table-cell>
          <table:table-cell table:number-columns-repeated="1018"/>
        </table:table-row>
        <table:table-row table:style-name="ro1">
          <table:table-cell table:style-name="ce1" office:value-type="float" office:value="0.0431527" calcext:value-type="float">
            <text:p>0.0431527</text:p>
          </table:table-cell>
          <table:table-cell table:style-name="ce1" office:value-type="float" office:value="0.0471073" calcext:value-type="float">
            <text:p>0.0471073</text:p>
          </table:table-cell>
          <table:table-cell table:style-name="ce1" office:value-type="float" office:value="0.412748" calcext:value-type="float">
            <text:p>0.412748</text:p>
          </table:table-cell>
          <table:table-cell table:style-name="ce1"/>
          <table:table-cell/>
          <table:table-cell table:formula="of:=NORMDIST([.C270];[.$D$2];[.$E$2];0)" office:value-type="float" office:value="5.59656972100068" calcext:value-type="float">
            <text:p>5.596569721</text:p>
          </table:table-cell>
          <table:table-cell table:number-columns-repeated="1018"/>
        </table:table-row>
        <table:table-row table:style-name="ro1">
          <table:table-cell table:style-name="ce1" office:value-type="float" office:value="0.0231277" calcext:value-type="float">
            <text:p>0.0231277</text:p>
          </table:table-cell>
          <table:table-cell table:style-name="ce1" office:value-type="float" office:value="0.148192" calcext:value-type="float">
            <text:p>0.148192</text:p>
          </table:table-cell>
          <table:table-cell table:style-name="ce1" office:value-type="float" office:value="0.39571" calcext:value-type="float">
            <text:p>0.39571</text:p>
          </table:table-cell>
          <table:table-cell table:style-name="ce1"/>
          <table:table-cell/>
          <table:table-cell table:formula="of:=NORMDIST([.C271];[.$D$2];[.$E$2];0)" office:value-type="float" office:value="5.86204059809396" calcext:value-type="float">
            <text:p>5.8620405981</text:p>
          </table:table-cell>
          <table:table-cell table:number-columns-repeated="1018"/>
        </table:table-row>
        <table:table-row table:style-name="ro1">
          <table:table-cell table:style-name="ce1" office:value-type="float" office:value="0.0135026" calcext:value-type="float">
            <text:p>0.0135026</text:p>
          </table:table-cell>
          <table:table-cell table:style-name="ce1" office:value-type="float" office:value="-0.0183223" calcext:value-type="float">
            <text:p>-0.0183223</text:p>
          </table:table-cell>
          <table:table-cell table:style-name="ce1" office:value-type="float" office:value="0.461614" calcext:value-type="float">
            <text:p>0.461614</text:p>
          </table:table-cell>
          <table:table-cell table:style-name="ce1"/>
          <table:table-cell/>
          <table:table-cell table:formula="of:=NORMDIST([.C272];[.$D$2];[.$E$2];0)" office:value-type="float" office:value="3.45678626594696" calcext:value-type="float">
            <text:p>3.4567862659</text:p>
          </table:table-cell>
          <table:table-cell table:number-columns-repeated="1018"/>
        </table:table-row>
        <table:table-row table:style-name="ro1">
          <table:table-cell table:style-name="ce1" office:value-type="float" office:value="0.0326267" calcext:value-type="float">
            <text:p>0.0326267</text:p>
          </table:table-cell>
          <table:table-cell table:style-name="ce1" office:value-type="float" office:value="0.0579179" calcext:value-type="float">
            <text:p>0.0579179</text:p>
          </table:table-cell>
          <table:table-cell table:style-name="ce1" office:value-type="float" office:value="0.159113" calcext:value-type="float">
            <text:p>0.159113</text:p>
          </table:table-cell>
          <table:table-cell table:style-name="ce1"/>
          <table:table-cell/>
          <table:table-cell table:formula="of:=NORMDIST([.C273];[.$D$2];[.$E$2];0)" office:value-type="float" office:value="0.0167524255911251" calcext:value-type="float">
            <text:p>0.0167524256</text:p>
          </table:table-cell>
          <table:table-cell table:number-columns-repeated="1018"/>
        </table:table-row>
        <table:table-row table:style-name="ro1">
          <table:table-cell table:style-name="ce1" office:value-type="float" office:value="0.00211354" calcext:value-type="float">
            <text:p>0.00211354</text:p>
          </table:table-cell>
          <table:table-cell table:style-name="ce1" office:value-type="float" office:value="-0.0119418" calcext:value-type="float">
            <text:p>-0.0119418</text:p>
          </table:table-cell>
          <table:table-cell table:style-name="ce1" office:value-type="float" office:value="0.792319" calcext:value-type="float">
            <text:p>0.792319</text:p>
          </table:table-cell>
          <table:table-cell table:style-name="ce1"/>
          <table:table-cell/>
          <table:table-cell table:formula="of:=NORMDIST([.C274];[.$D$2];[.$E$2];0)" office:value-type="float" office:value="0.000000164628899275329" calcext:value-type="float">
            <text:p>1.64628899275329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159762" calcext:value-type="float">
            <text:p>0.0159762</text:p>
          </table:table-cell>
          <table:table-cell table:style-name="ce1" office:value-type="float" office:value="0.0927136" calcext:value-type="float">
            <text:p>0.0927136</text:p>
          </table:table-cell>
          <table:table-cell table:style-name="ce1" office:value-type="float" office:value="0.851601" calcext:value-type="float">
            <text:p>0.851601</text:p>
          </table:table-cell>
          <table:table-cell table:style-name="ce1"/>
          <table:table-cell/>
          <table:table-cell table:formula="of:=NORMDIST([.C275];[.$D$2];[.$E$2];0)" office:value-type="float" office:value="0.000000000654892328672102" calcext:value-type="float">
            <text:p>6.54892328672102E-10</text:p>
          </table:table-cell>
          <table:table-cell table:number-columns-repeated="1018"/>
        </table:table-row>
        <table:table-row table:style-name="ro1">
          <table:table-cell table:style-name="ce1" office:value-type="float" office:value="0.0275189" calcext:value-type="float">
            <text:p>0.0275189</text:p>
          </table:table-cell>
          <table:table-cell table:style-name="ce1" office:value-type="float" office:value="0.0788851" calcext:value-type="float">
            <text:p>0.0788851</text:p>
          </table:table-cell>
          <table:table-cell table:style-name="ce1" office:value-type="float" office:value="0.538291" calcext:value-type="float">
            <text:p>0.538291</text:p>
          </table:table-cell>
          <table:table-cell table:style-name="ce1"/>
          <table:table-cell/>
          <table:table-cell table:formula="of:=NORMDIST([.C276];[.$D$2];[.$E$2];0)" office:value-type="float" office:value="0.572023487788921" calcext:value-type="float">
            <text:p>0.5720234878</text:p>
          </table:table-cell>
          <table:table-cell table:number-columns-repeated="1018"/>
        </table:table-row>
        <table:table-row table:style-name="ro1">
          <table:table-cell table:style-name="ce1" office:value-type="float" office:value="0.0276547" calcext:value-type="float">
            <text:p>0.0276547</text:p>
          </table:table-cell>
          <table:table-cell table:style-name="ce1" office:value-type="float" office:value="0.0870982" calcext:value-type="float">
            <text:p>0.0870982</text:p>
          </table:table-cell>
          <table:table-cell table:style-name="ce1" office:value-type="float" office:value="0.67308" calcext:value-type="float">
            <text:p>0.67308</text:p>
          </table:table-cell>
          <table:table-cell table:style-name="ce1"/>
          <table:table-cell/>
          <table:table-cell table:formula="of:=NORMDIST([.C277];[.$D$2];[.$E$2];0)" office:value-type="float" office:value="0.00110398369092456" calcext:value-type="float">
            <text:p>0.0011039837</text:p>
          </table:table-cell>
          <table:table-cell table:number-columns-repeated="1018"/>
        </table:table-row>
        <table:table-row table:style-name="ro1">
          <table:table-cell table:style-name="ce1" office:value-type="float" office:value="0.0277831" calcext:value-type="float">
            <text:p>0.0277831</text:p>
          </table:table-cell>
          <table:table-cell table:style-name="ce1" office:value-type="float" office:value="0.133709" calcext:value-type="float">
            <text:p>0.133709</text:p>
          </table:table-cell>
          <table:table-cell table:style-name="ce1" office:value-type="float" office:value="0.328691" calcext:value-type="float">
            <text:p>0.328691</text:p>
          </table:table-cell>
          <table:table-cell table:style-name="ce1"/>
          <table:table-cell/>
          <table:table-cell table:formula="of:=NORMDIST([.C278];[.$D$2];[.$E$2];0)" office:value-type="float" office:value="3.82088021659221" calcext:value-type="float">
            <text:p>3.8208802166</text:p>
          </table:table-cell>
          <table:table-cell table:number-columns-repeated="1018"/>
        </table:table-row>
        <table:table-row table:style-name="ro1">
          <table:table-cell table:style-name="ce1" office:value-type="float" office:value="0.0270572" calcext:value-type="float">
            <text:p>0.0270572</text:p>
          </table:table-cell>
          <table:table-cell table:style-name="ce1" office:value-type="float" office:value="0.109755" calcext:value-type="float">
            <text:p>0.109755</text:p>
          </table:table-cell>
          <table:table-cell table:style-name="ce1" office:value-type="float" office:value="0.513127" calcext:value-type="float">
            <text:p>0.513127</text:p>
          </table:table-cell>
          <table:table-cell table:style-name="ce1"/>
          <table:table-cell/>
          <table:table-cell table:formula="of:=NORMDIST([.C279];[.$D$2];[.$E$2];0)" office:value-type="float" office:value="1.18795223011462" calcext:value-type="float">
            <text:p>1.1879522301</text:p>
          </table:table-cell>
          <table:table-cell table:number-columns-repeated="1018"/>
        </table:table-row>
        <table:table-row table:style-name="ro1">
          <table:table-cell table:style-name="ce1" office:value-type="float" office:value="0.023108" calcext:value-type="float">
            <text:p>0.023108</text:p>
          </table:table-cell>
          <table:table-cell table:style-name="ce1" office:value-type="float" office:value="0.0388076" calcext:value-type="float">
            <text:p>0.0388076</text:p>
          </table:table-cell>
          <table:table-cell table:style-name="ce1" office:value-type="float" office:value="0.678807" calcext:value-type="float">
            <text:p>0.678807</text:p>
          </table:table-cell>
          <table:table-cell table:style-name="ce1"/>
          <table:table-cell/>
          <table:table-cell table:formula="of:=NORMDIST([.C280];[.$D$2];[.$E$2];0)" office:value-type="float" office:value="0.000775829369415158" calcext:value-type="float">
            <text:p>0.0007758294</text:p>
          </table:table-cell>
          <table:table-cell table:number-columns-repeated="1018"/>
        </table:table-row>
        <table:table-row table:style-name="ro1">
          <table:table-cell table:style-name="ce1" office:value-type="float" office:value="0.0288448" calcext:value-type="float">
            <text:p>0.0288448</text:p>
          </table:table-cell>
          <table:table-cell table:style-name="ce1" office:value-type="float" office:value="0.0766789" calcext:value-type="float">
            <text:p>0.0766789</text:p>
          </table:table-cell>
          <table:table-cell table:style-name="ce1" office:value-type="float" office:value="0.582941" calcext:value-type="float">
            <text:p>0.582941</text:p>
          </table:table-cell>
          <table:table-cell table:style-name="ce1"/>
          <table:table-cell/>
          <table:table-cell table:formula="of:=NORMDIST([.C281];[.$D$2];[.$E$2];0)" office:value-type="float" office:value="0.111581706726934" calcext:value-type="float">
            <text:p>0.1115817067</text:p>
          </table:table-cell>
          <table:table-cell table:number-columns-repeated="1018"/>
        </table:table-row>
        <table:table-row table:style-name="ro1">
          <table:table-cell table:style-name="ce1" office:value-type="float" office:value="0.0289588" calcext:value-type="float">
            <text:p>0.0289588</text:p>
          </table:table-cell>
          <table:table-cell table:style-name="ce1" office:value-type="float" office:value="0.0205771" calcext:value-type="float">
            <text:p>0.0205771</text:p>
          </table:table-cell>
          <table:table-cell table:style-name="ce1" office:value-type="float" office:value="0.613728" calcext:value-type="float">
            <text:p>0.613728</text:p>
          </table:table-cell>
          <table:table-cell table:style-name="ce1"/>
          <table:table-cell/>
          <table:table-cell table:formula="of:=NORMDIST([.C282];[.$D$2];[.$E$2];0)" office:value-type="float" office:value="0.0281115496475904" calcext:value-type="float">
            <text:p>0.0281115496</text:p>
          </table:table-cell>
          <table:table-cell table:number-columns-repeated="1018"/>
        </table:table-row>
        <table:table-row table:style-name="ro1">
          <table:table-cell table:style-name="ce1" office:value-type="float" office:value="0.0127285" calcext:value-type="float">
            <text:p>0.0127285</text:p>
          </table:table-cell>
          <table:table-cell table:style-name="ce1" office:value-type="float" office:value="0.0447678" calcext:value-type="float">
            <text:p>0.0447678</text:p>
          </table:table-cell>
          <table:table-cell table:style-name="ce1" office:value-type="float" office:value="0.508622" calcext:value-type="float">
            <text:p>0.508622</text:p>
          </table:table-cell>
          <table:table-cell table:style-name="ce1"/>
          <table:table-cell/>
          <table:table-cell table:formula="of:=NORMDIST([.C283];[.$D$2];[.$E$2];0)" office:value-type="float" office:value="1.33453611258447" calcext:value-type="float">
            <text:p>1.3345361126</text:p>
          </table:table-cell>
          <table:table-cell table:number-columns-repeated="1018"/>
        </table:table-row>
        <table:table-row table:style-name="ro1">
          <table:table-cell table:style-name="ce1" office:value-type="float" office:value="0.027856" calcext:value-type="float">
            <text:p>0.027856</text:p>
          </table:table-cell>
          <table:table-cell table:style-name="ce1" office:value-type="float" office:value="0.110329" calcext:value-type="float">
            <text:p>0.110329</text:p>
          </table:table-cell>
          <table:table-cell table:style-name="ce1" office:value-type="float" office:value="0.388642" calcext:value-type="float">
            <text:p>0.388642</text:p>
          </table:table-cell>
          <table:table-cell table:style-name="ce1"/>
          <table:table-cell/>
          <table:table-cell table:formula="of:=NORMDIST([.C284];[.$D$2];[.$E$2];0)" office:value-type="float" office:value="5.86653555059712" calcext:value-type="float">
            <text:p>5.8665355506</text:p>
          </table:table-cell>
          <table:table-cell table:number-columns-repeated="1018"/>
        </table:table-row>
        <table:table-row table:style-name="ro1">
          <table:table-cell table:style-name="ce1" office:value-type="float" office:value="0.0293529" calcext:value-type="float">
            <text:p>0.0293529</text:p>
          </table:table-cell>
          <table:table-cell table:style-name="ce1" office:value-type="float" office:value="0.0664726" calcext:value-type="float">
            <text:p>0.0664726</text:p>
          </table:table-cell>
          <table:table-cell table:style-name="ce1" office:value-type="float" office:value="0.872804" calcext:value-type="float">
            <text:p>0.872804</text:p>
          </table:table-cell>
          <table:table-cell table:style-name="ce1"/>
          <table:table-cell/>
          <table:table-cell table:formula="of:=NORMDIST([.C285];[.$D$2];[.$E$2];0)" office:value-type="float" office:value="0.0000000000753988854076466" calcext:value-type="float">
            <text:p>7.53988854076466E-11</text:p>
          </table:table-cell>
          <table:table-cell table:number-columns-repeated="1018"/>
        </table:table-row>
        <table:table-row table:style-name="ro1">
          <table:table-cell table:style-name="ce1" office:value-type="float" office:value="0.0333299" calcext:value-type="float">
            <text:p>0.0333299</text:p>
          </table:table-cell>
          <table:table-cell table:style-name="ce1" office:value-type="float" office:value="0.0498943" calcext:value-type="float">
            <text:p>0.0498943</text:p>
          </table:table-cell>
          <table:table-cell table:style-name="ce1" office:value-type="float" office:value="0.724211" calcext:value-type="float">
            <text:p>0.724211</text:p>
          </table:table-cell>
          <table:table-cell table:style-name="ce1"/>
          <table:table-cell/>
          <table:table-cell table:formula="of:=NORMDIST([.C286];[.$D$2];[.$E$2];0)" office:value-type="float" office:value="0.0000368116790281914" calcext:value-type="float">
            <text:p>3.68116790281914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338826" calcext:value-type="float">
            <text:p>0.0338826</text:p>
          </table:table-cell>
          <table:table-cell table:style-name="ce1" office:value-type="float" office:value="-0.0336273" calcext:value-type="float">
            <text:p>-0.0336273</text:p>
          </table:table-cell>
          <table:table-cell table:style-name="ce1" office:value-type="float" office:value="0.540297" calcext:value-type="float">
            <text:p>0.540297</text:p>
          </table:table-cell>
          <table:table-cell table:style-name="ce1"/>
          <table:table-cell/>
          <table:table-cell table:formula="of:=NORMDIST([.C287];[.$D$2];[.$E$2];0)" office:value-type="float" office:value="0.536473735166144" calcext:value-type="float">
            <text:p>0.5364737352</text:p>
          </table:table-cell>
          <table:table-cell table:number-columns-repeated="1018"/>
        </table:table-row>
        <table:table-row table:style-name="ro1">
          <table:table-cell table:style-name="ce1" office:value-type="float" office:value="0.021135" calcext:value-type="float">
            <text:p>0.021135</text:p>
          </table:table-cell>
          <table:table-cell table:style-name="ce1" office:value-type="float" office:value="0.00879179" calcext:value-type="float">
            <text:p>0.00879179</text:p>
          </table:table-cell>
          <table:table-cell table:style-name="ce1" office:value-type="float" office:value="0.189929" calcext:value-type="float">
            <text:p>0.189929</text:p>
          </table:table-cell>
          <table:table-cell table:style-name="ce1"/>
          <table:table-cell/>
          <table:table-cell table:formula="of:=NORMDIST([.C288];[.$D$2];[.$E$2];0)" office:value-type="float" office:value="0.0714142435902309" calcext:value-type="float">
            <text:p>0.0714142436</text:p>
          </table:table-cell>
          <table:table-cell table:number-columns-repeated="1018"/>
        </table:table-row>
        <table:table-row table:style-name="ro1">
          <table:table-cell table:style-name="ce1" office:value-type="float" office:value="0.0229391" calcext:value-type="float">
            <text:p>0.0229391</text:p>
          </table:table-cell>
          <table:table-cell table:style-name="ce1" office:value-type="float" office:value="0.056012" calcext:value-type="float">
            <text:p>0.056012</text:p>
          </table:table-cell>
          <table:table-cell table:style-name="ce1" office:value-type="float" office:value="0.660452" calcext:value-type="float">
            <text:p>0.660452</text:p>
          </table:table-cell>
          <table:table-cell table:style-name="ce1"/>
          <table:table-cell/>
          <table:table-cell table:formula="of:=NORMDIST([.C289];[.$D$2];[.$E$2];0)" office:value-type="float" office:value="0.00234344195977894" calcext:value-type="float">
            <text:p>0.002343442</text:p>
          </table:table-cell>
          <table:table-cell table:number-columns-repeated="1018"/>
        </table:table-row>
        <table:table-row table:style-name="ro1">
          <table:table-cell table:style-name="ce1" office:value-type="float" office:value="0.0278496" calcext:value-type="float">
            <text:p>0.0278496</text:p>
          </table:table-cell>
          <table:table-cell table:style-name="ce1" office:value-type="float" office:value="0.0746315" calcext:value-type="float">
            <text:p>0.0746315</text:p>
          </table:table-cell>
          <table:table-cell table:style-name="ce1" office:value-type="float" office:value="0.857928" calcext:value-type="float">
            <text:p>0.857928</text:p>
          </table:table-cell>
          <table:table-cell table:style-name="ce1"/>
          <table:table-cell/>
          <table:table-cell table:formula="of:=NORMDIST([.C290];[.$D$2];[.$E$2];0)" office:value-type="float" office:value="0.000000000347102552128495" calcext:value-type="float">
            <text:p>3.47102552128495E-10</text:p>
          </table:table-cell>
          <table:table-cell table:number-columns-repeated="1018"/>
        </table:table-row>
        <table:table-row table:style-name="ro1">
          <table:table-cell table:style-name="ce1" office:value-type="float" office:value="0.0135762" calcext:value-type="float">
            <text:p>0.0135762</text:p>
          </table:table-cell>
          <table:table-cell table:style-name="ce1" office:value-type="float" office:value="0.0867006" calcext:value-type="float">
            <text:p>0.0867006</text:p>
          </table:table-cell>
          <table:table-cell table:style-name="ce1" office:value-type="float" office:value="0.622694" calcext:value-type="float">
            <text:p>0.622694</text:p>
          </table:table-cell>
          <table:table-cell table:style-name="ce1"/>
          <table:table-cell/>
          <table:table-cell table:formula="of:=NORMDIST([.C291];[.$D$2];[.$E$2];0)" office:value-type="float" office:value="0.0181031826953767" calcext:value-type="float">
            <text:p>0.0181031827</text:p>
          </table:table-cell>
          <table:table-cell table:number-columns-repeated="1018"/>
        </table:table-row>
        <table:table-row table:style-name="ro1">
          <table:table-cell table:style-name="ce1" office:value-type="float" office:value="0.0243778" calcext:value-type="float">
            <text:p>0.0243778</text:p>
          </table:table-cell>
          <table:table-cell table:style-name="ce1" office:value-type="float" office:value="-0.0433348" calcext:value-type="float">
            <text:p>-0.0433348</text:p>
          </table:table-cell>
          <table:table-cell table:style-name="ce1" office:value-type="float" office:value="0.148863" calcext:value-type="float">
            <text:p>0.148863</text:p>
          </table:table-cell>
          <table:table-cell table:style-name="ce1"/>
          <table:table-cell/>
          <table:table-cell table:formula="of:=NORMDIST([.C292];[.$D$2];[.$E$2];0)" office:value-type="float" office:value="0.00988143696037008" calcext:value-type="float">
            <text:p>0.009881437</text:p>
          </table:table-cell>
          <table:table-cell table:number-columns-repeated="1018"/>
        </table:table-row>
        <table:table-row table:style-name="ro1">
          <table:table-cell table:style-name="ce1" office:value-type="float" office:value="0.0204371" calcext:value-type="float">
            <text:p>0.0204371</text:p>
          </table:table-cell>
          <table:table-cell table:style-name="ce1" office:value-type="float" office:value="0.0987898" calcext:value-type="float">
            <text:p>0.0987898</text:p>
          </table:table-cell>
          <table:table-cell table:style-name="ce1" office:value-type="float" office:value="0.55204" calcext:value-type="float">
            <text:p>0.55204</text:p>
          </table:table-cell>
          <table:table-cell table:style-name="ce1"/>
          <table:table-cell/>
          <table:table-cell table:formula="of:=NORMDIST([.C293];[.$D$2];[.$E$2];0)" office:value-type="float" office:value="0.36210093753558" calcext:value-type="float">
            <text:p>0.3621009375</text:p>
          </table:table-cell>
          <table:table-cell table:number-columns-repeated="1018"/>
        </table:table-row>
        <table:table-row table:style-name="ro1">
          <table:table-cell table:style-name="ce1" office:value-type="float" office:value="0.0346837" calcext:value-type="float">
            <text:p>0.0346837</text:p>
          </table:table-cell>
          <table:table-cell table:style-name="ce1" office:value-type="float" office:value="-0.0361327" calcext:value-type="float">
            <text:p>-0.0361327</text:p>
          </table:table-cell>
          <table:table-cell table:style-name="ce1" office:value-type="float" office:value="0.566853" calcext:value-type="float">
            <text:p>0.566853</text:p>
          </table:table-cell>
          <table:table-cell table:style-name="ce1"/>
          <table:table-cell/>
          <table:table-cell table:formula="of:=NORMDIST([.C294];[.$D$2];[.$E$2];0)" office:value-type="float" office:value="0.211334791699668" calcext:value-type="float">
            <text:p>0.2113347917</text:p>
          </table:table-cell>
          <table:table-cell table:number-columns-repeated="1018"/>
        </table:table-row>
        <table:table-row table:style-name="ro1">
          <table:table-cell table:style-name="ce1" office:value-type="float" office:value="0.0140651" calcext:value-type="float">
            <text:p>0.0140651</text:p>
          </table:table-cell>
          <table:table-cell table:style-name="ce1" office:value-type="float" office:value="0.0807217" calcext:value-type="float">
            <text:p>0.0807217</text:p>
          </table:table-cell>
          <table:table-cell table:style-name="ce1" office:value-type="float" office:value="0.511311" calcext:value-type="float">
            <text:p>0.511311</text:p>
          </table:table-cell>
          <table:table-cell table:style-name="ce1"/>
          <table:table-cell/>
          <table:table-cell table:formula="of:=NORMDIST([.C295];[.$D$2];[.$E$2];0)" office:value-type="float" office:value="1.24565653377925" calcext:value-type="float">
            <text:p>1.2456565338</text:p>
          </table:table-cell>
          <table:table-cell table:number-columns-repeated="1018"/>
        </table:table-row>
        <table:table-row table:style-name="ro1">
          <table:table-cell table:style-name="ce1" office:value-type="float" office:value="0.0216413" calcext:value-type="float">
            <text:p>0.0216413</text:p>
          </table:table-cell>
          <table:table-cell table:style-name="ce1" office:value-type="float" office:value="-0.0447434" calcext:value-type="float">
            <text:p>-0.0447434</text:p>
          </table:table-cell>
          <table:table-cell table:style-name="ce1" office:value-type="float" office:value="0.802477" calcext:value-type="float">
            <text:p>0.802477</text:p>
          </table:table-cell>
          <table:table-cell table:style-name="ce1"/>
          <table:table-cell/>
          <table:table-cell table:formula="of:=NORMDIST([.C296];[.$D$2];[.$E$2];0)" office:value-type="float" office:value="0.0000000674039768470466" calcext:value-type="float">
            <text:p>6.74039768470466E-08</text:p>
          </table:table-cell>
          <table:table-cell table:number-columns-repeated="1018"/>
        </table:table-row>
        <table:table-row table:style-name="ro1">
          <table:table-cell table:style-name="ce1" office:value-type="float" office:value="0.00742829" calcext:value-type="float">
            <text:p>0.00742829</text:p>
          </table:table-cell>
          <table:table-cell table:style-name="ce1" office:value-type="float" office:value="-0.0196228" calcext:value-type="float">
            <text:p>-0.0196228</text:p>
          </table:table-cell>
          <table:table-cell table:style-name="ce1" office:value-type="float" office:value="0.576751" calcext:value-type="float">
            <text:p>0.576751</text:p>
          </table:table-cell>
          <table:table-cell table:style-name="ce1"/>
          <table:table-cell/>
          <table:table-cell table:formula="of:=NORMDIST([.C297];[.$D$2];[.$E$2];0)" office:value-type="float" office:value="0.143614849764972" calcext:value-type="float">
            <text:p>0.1436148498</text:p>
          </table:table-cell>
          <table:table-cell table:number-columns-repeated="1018"/>
        </table:table-row>
        <table:table-row table:style-name="ro1">
          <table:table-cell table:style-name="ce1" office:value-type="float" office:value="0.0337628" calcext:value-type="float">
            <text:p>0.0337628</text:p>
          </table:table-cell>
          <table:table-cell table:style-name="ce1" office:value-type="float" office:value="0.129294" calcext:value-type="float">
            <text:p>0.129294</text:p>
          </table:table-cell>
          <table:table-cell table:style-name="ce1" office:value-type="float" office:value="0.765742" calcext:value-type="float">
            <text:p>0.765742</text:p>
          </table:table-cell>
          <table:table-cell table:style-name="ce1"/>
          <table:table-cell/>
          <table:table-cell table:formula="of:=NORMDIST([.C298];[.$D$2];[.$E$2];0)" office:value-type="float" office:value="0.00000153196633460945" calcext:value-type="float">
            <text:p>0.000001532</text:p>
          </table:table-cell>
          <table:table-cell table:number-columns-repeated="1018"/>
        </table:table-row>
        <table:table-row table:style-name="ro1">
          <table:table-cell table:style-name="ce1" office:value-type="float" office:value="0.0383036" calcext:value-type="float">
            <text:p>0.0383036</text:p>
          </table:table-cell>
          <table:table-cell table:style-name="ce1" office:value-type="float" office:value="0.014731" calcext:value-type="float">
            <text:p>0.014731</text:p>
          </table:table-cell>
          <table:table-cell table:style-name="ce1" office:value-type="float" office:value="0.727703" calcext:value-type="float">
            <text:p>0.727703</text:p>
          </table:table-cell>
          <table:table-cell table:style-name="ce1"/>
          <table:table-cell/>
          <table:table-cell table:formula="of:=NORMDIST([.C299];[.$D$2];[.$E$2];0)" office:value-type="float" office:value="0.0000285851631956907" calcext:value-type="float">
            <text:p>2.85851631956907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247319" calcext:value-type="float">
            <text:p>0.0247319</text:p>
          </table:table-cell>
          <table:table-cell table:style-name="ce1" office:value-type="float" office:value="-0.0391303" calcext:value-type="float">
            <text:p>-0.0391303</text:p>
          </table:table-cell>
          <table:table-cell table:style-name="ce1" office:value-type="float" office:value="0.374957" calcext:value-type="float">
            <text:p>0.374957</text:p>
          </table:table-cell>
          <table:table-cell table:style-name="ce1"/>
          <table:table-cell/>
          <table:table-cell table:formula="of:=NORMDIST([.C300];[.$D$2];[.$E$2];0)" office:value-type="float" office:value="5.69722917650831" calcext:value-type="float">
            <text:p>5.6972291765</text:p>
          </table:table-cell>
          <table:table-cell table:number-columns-repeated="1018"/>
        </table:table-row>
        <table:table-row table:style-name="ro1">
          <table:table-cell table:style-name="ce1" office:value-type="float" office:value="0.031431" calcext:value-type="float">
            <text:p>0.031431</text:p>
          </table:table-cell>
          <table:table-cell table:style-name="ce1" office:value-type="float" office:value="0.0465445" calcext:value-type="float">
            <text:p>0.0465445</text:p>
          </table:table-cell>
          <table:table-cell table:style-name="ce1" office:value-type="float" office:value="0.667699" calcext:value-type="float">
            <text:p>0.667699</text:p>
          </table:table-cell>
          <table:table-cell table:style-name="ce1"/>
          <table:table-cell/>
          <table:table-cell table:formula="of:=NORMDIST([.C301];[.$D$2];[.$E$2];0)" office:value-type="float" office:value="0.00152788737846119" calcext:value-type="float">
            <text:p>0.0015278874</text:p>
          </table:table-cell>
          <table:table-cell table:number-columns-repeated="1018"/>
        </table:table-row>
        <table:table-row table:style-name="ro1">
          <table:table-cell table:style-name="ce1" office:value-type="float" office:value="0.0187654" calcext:value-type="float">
            <text:p>0.0187654</text:p>
          </table:table-cell>
          <table:table-cell table:style-name="ce1" office:value-type="float" office:value="0.0988376" calcext:value-type="float">
            <text:p>0.0988376</text:p>
          </table:table-cell>
          <table:table-cell table:style-name="ce1" office:value-type="float" office:value="0.368144" calcext:value-type="float">
            <text:p>0.368144</text:p>
          </table:table-cell>
          <table:table-cell table:style-name="ce1"/>
          <table:table-cell/>
          <table:table-cell table:formula="of:=NORMDIST([.C302];[.$D$2];[.$E$2];0)" office:value-type="float" office:value="5.53046145758395" calcext:value-type="float">
            <text:p>5.5304614576</text:p>
          </table:table-cell>
          <table:table-cell table:number-columns-repeated="1018"/>
        </table:table-row>
        <table:table-row table:style-name="ro1">
          <table:table-cell table:style-name="ce1" office:value-type="float" office:value="0.0261318" calcext:value-type="float">
            <text:p>0.0261318</text:p>
          </table:table-cell>
          <table:table-cell table:style-name="ce1" office:value-type="float" office:value="-0.000988148" calcext:value-type="float">
            <text:p>-0.000988148</text:p>
          </table:table-cell>
          <table:table-cell table:style-name="ce1" office:value-type="float" office:value="0.322558" calcext:value-type="float">
            <text:p>0.322558</text:p>
          </table:table-cell>
          <table:table-cell table:style-name="ce1"/>
          <table:table-cell/>
          <table:table-cell table:formula="of:=NORMDIST([.C303];[.$D$2];[.$E$2];0)" office:value-type="float" office:value="3.49980653821528" calcext:value-type="float">
            <text:p>3.4998065382</text:p>
          </table:table-cell>
          <table:table-cell table:number-columns-repeated="1018"/>
        </table:table-row>
        <table:table-row table:style-name="ro1">
          <table:table-cell table:style-name="ce1" office:value-type="float" office:value="0.0410267" calcext:value-type="float">
            <text:p>0.0410267</text:p>
          </table:table-cell>
          <table:table-cell table:style-name="ce1" office:value-type="float" office:value="0.0927612" calcext:value-type="float">
            <text:p>0.0927612</text:p>
          </table:table-cell>
          <table:table-cell table:style-name="ce1" office:value-type="float" office:value="0.631379" calcext:value-type="float">
            <text:p>0.631379</text:p>
          </table:table-cell>
          <table:table-cell table:style-name="ce1"/>
          <table:table-cell/>
          <table:table-cell table:formula="of:=NORMDIST([.C304];[.$D$2];[.$E$2];0)" office:value-type="float" office:value="0.011625253458664" calcext:value-type="float">
            <text:p>0.0116252535</text:p>
          </table:table-cell>
          <table:table-cell table:number-columns-repeated="1018"/>
        </table:table-row>
        <table:table-row table:style-name="ro1">
          <table:table-cell table:style-name="ce1" office:value-type="float" office:value="0.0325232" calcext:value-type="float">
            <text:p>0.0325232</text:p>
          </table:table-cell>
          <table:table-cell table:style-name="ce1" office:value-type="float" office:value="0.100068" calcext:value-type="float">
            <text:p>0.100068</text:p>
          </table:table-cell>
          <table:table-cell table:style-name="ce1" office:value-type="float" office:value="0.640649" calcext:value-type="float">
            <text:p>0.640649</text:p>
          </table:table-cell>
          <table:table-cell table:style-name="ce1"/>
          <table:table-cell/>
          <table:table-cell table:formula="of:=NORMDIST([.C305];[.$D$2];[.$E$2];0)" office:value-type="float" office:value="0.00711643248931204" calcext:value-type="float">
            <text:p>0.0071164325</text:p>
          </table:table-cell>
          <table:table-cell table:number-columns-repeated="1018"/>
        </table:table-row>
        <table:table-row table:style-name="ro1">
          <table:table-cell table:style-name="ce1" office:value-type="float" office:value="0.0182925" calcext:value-type="float">
            <text:p>0.0182925</text:p>
          </table:table-cell>
          <table:table-cell table:style-name="ce1" office:value-type="float" office:value="0.10555" calcext:value-type="float">
            <text:p>0.10555</text:p>
          </table:table-cell>
          <table:table-cell table:style-name="ce1" office:value-type="float" office:value="0.519494" calcext:value-type="float">
            <text:p>0.519494</text:p>
          </table:table-cell>
          <table:table-cell table:style-name="ce1"/>
          <table:table-cell/>
          <table:table-cell table:formula="of:=NORMDIST([.C306];[.$D$2];[.$E$2];0)" office:value-type="float" office:value="1.00028821861949" calcext:value-type="float">
            <text:p>1.0002882186</text:p>
          </table:table-cell>
          <table:table-cell table:number-columns-repeated="1018"/>
        </table:table-row>
        <table:table-row table:style-name="ro1">
          <table:table-cell table:style-name="ce1" office:value-type="float" office:value="0.0380347" calcext:value-type="float">
            <text:p>0.0380347</text:p>
          </table:table-cell>
          <table:table-cell table:style-name="ce1" office:value-type="float" office:value="-0.0211893" calcext:value-type="float">
            <text:p>-0.0211893</text:p>
          </table:table-cell>
          <table:table-cell table:style-name="ce1" office:value-type="float" office:value="0.557197" calcext:value-type="float">
            <text:p>0.557197</text:p>
          </table:table-cell>
          <table:table-cell table:style-name="ce1"/>
          <table:table-cell/>
          <table:table-cell table:formula="of:=NORMDIST([.C307];[.$D$2];[.$E$2];0)" office:value-type="float" office:value="0.301826235594696" calcext:value-type="float">
            <text:p>0.3018262356</text:p>
          </table:table-cell>
          <table:table-cell table:number-columns-repeated="1018"/>
        </table:table-row>
        <table:table-row table:style-name="ro1">
          <table:table-cell table:style-name="ce1" office:value-type="float" office:value="0.0358982" calcext:value-type="float">
            <text:p>0.0358982</text:p>
          </table:table-cell>
          <table:table-cell table:style-name="ce1" office:value-type="float" office:value="-0.0369585" calcext:value-type="float">
            <text:p>-0.0369585</text:p>
          </table:table-cell>
          <table:table-cell table:style-name="ce1" office:value-type="float" office:value="0.478434" calcext:value-type="float">
            <text:p>0.478434</text:p>
          </table:table-cell>
          <table:table-cell table:style-name="ce1"/>
          <table:table-cell/>
          <table:table-cell table:formula="of:=NORMDIST([.C308];[.$D$2];[.$E$2];0)" office:value-type="float" office:value="2.59815099122658" calcext:value-type="float">
            <text:p>2.5981509912</text:p>
          </table:table-cell>
          <table:table-cell table:number-columns-repeated="1018"/>
        </table:table-row>
        <table:table-row table:style-name="ro1">
          <table:table-cell table:style-name="ce1" office:value-type="float" office:value="0.0245658" calcext:value-type="float">
            <text:p>0.0245658</text:p>
          </table:table-cell>
          <table:table-cell table:style-name="ce1" office:value-type="float" office:value="0.0694866" calcext:value-type="float">
            <text:p>0.0694866</text:p>
          </table:table-cell>
          <table:table-cell table:style-name="ce1" office:value-type="float" office:value="0.508946" calcext:value-type="float">
            <text:p>0.508946</text:p>
          </table:table-cell>
          <table:table-cell table:style-name="ce1"/>
          <table:table-cell/>
          <table:table-cell table:formula="of:=NORMDIST([.C309];[.$D$2];[.$E$2];0)" office:value-type="float" office:value="1.32360941433282" calcext:value-type="float">
            <text:p>1.3236094143</text:p>
          </table:table-cell>
          <table:table-cell table:number-columns-repeated="1018"/>
        </table:table-row>
        <table:table-row table:style-name="ro1">
          <table:table-cell table:style-name="ce1" office:value-type="float" office:value="0.0103724" calcext:value-type="float">
            <text:p>0.0103724</text:p>
          </table:table-cell>
          <table:table-cell table:style-name="ce1" office:value-type="float" office:value="0.103076" calcext:value-type="float">
            <text:p>0.103076</text:p>
          </table:table-cell>
          <table:table-cell table:style-name="ce1" office:value-type="float" office:value="0.539527" calcext:value-type="float">
            <text:p>0.539527</text:p>
          </table:table-cell>
          <table:table-cell table:style-name="ce1"/>
          <table:table-cell/>
          <table:table-cell table:formula="of:=NORMDIST([.C310];[.$D$2];[.$E$2];0)" office:value-type="float" office:value="0.549907107552276" calcext:value-type="float">
            <text:p>0.5499071076</text:p>
          </table:table-cell>
          <table:table-cell table:number-columns-repeated="1018"/>
        </table:table-row>
        <table:table-row table:style-name="ro1">
          <table:table-cell table:style-name="ce1" office:value-type="float" office:value="0.0258138" calcext:value-type="float">
            <text:p>0.0258138</text:p>
          </table:table-cell>
          <table:table-cell table:style-name="ce1" office:value-type="float" office:value="0.134203" calcext:value-type="float">
            <text:p>0.134203</text:p>
          </table:table-cell>
          <table:table-cell table:style-name="ce1" office:value-type="float" office:value="0.552643" calcext:value-type="float">
            <text:p>0.552643</text:p>
          </table:table-cell>
          <table:table-cell table:style-name="ce1"/>
          <table:table-cell/>
          <table:table-cell table:formula="of:=NORMDIST([.C311];[.$D$2];[.$E$2];0)" office:value-type="float" office:value="0.354578998552907" calcext:value-type="float">
            <text:p>0.3545789986</text:p>
          </table:table-cell>
          <table:table-cell table:number-columns-repeated="1018"/>
        </table:table-row>
        <table:table-row table:style-name="ro1">
          <table:table-cell table:style-name="ce1" office:value-type="float" office:value="0.0244635" calcext:value-type="float">
            <text:p>0.0244635</text:p>
          </table:table-cell>
          <table:table-cell table:style-name="ce1" office:value-type="float" office:value="0.0298985" calcext:value-type="float">
            <text:p>0.0298985</text:p>
          </table:table-cell>
          <table:table-cell table:style-name="ce1" office:value-type="float" office:value="0.331901" calcext:value-type="float">
            <text:p>0.331901</text:p>
          </table:table-cell>
          <table:table-cell table:style-name="ce1"/>
          <table:table-cell/>
          <table:table-cell table:formula="of:=NORMDIST([.C312];[.$D$2];[.$E$2];0)" office:value-type="float" office:value="3.98752980682958" calcext:value-type="float">
            <text:p>3.9875298068</text:p>
          </table:table-cell>
          <table:table-cell table:number-columns-repeated="1018"/>
        </table:table-row>
        <table:table-row table:style-name="ro1">
          <table:table-cell table:style-name="ce1" office:value-type="float" office:value="0.0278343" calcext:value-type="float">
            <text:p>0.0278343</text:p>
          </table:table-cell>
          <table:table-cell table:style-name="ce1" office:value-type="float" office:value="0.0221687" calcext:value-type="float">
            <text:p>0.0221687</text:p>
          </table:table-cell>
          <table:table-cell table:style-name="ce1" office:value-type="float" office:value="0.576593" calcext:value-type="float">
            <text:p>0.576593</text:p>
          </table:table-cell>
          <table:table-cell table:style-name="ce1"/>
          <table:table-cell/>
          <table:table-cell table:formula="of:=NORMDIST([.C313];[.$D$2];[.$E$2];0)" office:value-type="float" office:value="0.144527291496962" calcext:value-type="float">
            <text:p>0.1445272915</text:p>
          </table:table-cell>
          <table:table-cell table:number-columns-repeated="1018"/>
        </table:table-row>
        <table:table-row table:style-name="ro1">
          <table:table-cell table:style-name="ce1" office:value-type="float" office:value="0.0392154" calcext:value-type="float">
            <text:p>0.0392154</text:p>
          </table:table-cell>
          <table:table-cell table:style-name="ce1" office:value-type="float" office:value="0.13986" calcext:value-type="float">
            <text:p>0.13986</text:p>
          </table:table-cell>
          <table:table-cell table:style-name="ce1" office:value-type="float" office:value="0.764744" calcext:value-type="float">
            <text:p>0.764744</text:p>
          </table:table-cell>
          <table:table-cell table:style-name="ce1"/>
          <table:table-cell/>
          <table:table-cell table:formula="of:=NORMDIST([.C314];[.$D$2];[.$E$2];0)" office:value-type="float" office:value="0.00000166085582052019" calcext:value-type="float">
            <text:p>1.66085582052019E-06</text:p>
          </table:table-cell>
          <table:table-cell table:number-columns-repeated="1018"/>
        </table:table-row>
        <table:table-row table:style-name="ro1">
          <table:table-cell table:style-name="ce1" office:value-type="float" office:value="0.0129506" calcext:value-type="float">
            <text:p>0.0129506</text:p>
          </table:table-cell>
          <table:table-cell table:style-name="ce1" office:value-type="float" office:value="-0.0434152" calcext:value-type="float">
            <text:p>-0.0434152</text:p>
          </table:table-cell>
          <table:table-cell table:style-name="ce1" office:value-type="float" office:value="0.429943" calcext:value-type="float">
            <text:p>0.429943</text:p>
          </table:table-cell>
          <table:table-cell table:style-name="ce1"/>
          <table:table-cell/>
          <table:table-cell table:formula="of:=NORMDIST([.C315];[.$D$2];[.$E$2];0)" office:value-type="float" office:value="5.01087949899594" calcext:value-type="float">
            <text:p>5.010879499</text:p>
          </table:table-cell>
          <table:table-cell table:number-columns-repeated="1018"/>
        </table:table-row>
        <table:table-row table:style-name="ro1">
          <table:table-cell table:style-name="ce1" office:value-type="float" office:value="0.0268642" calcext:value-type="float">
            <text:p>0.0268642</text:p>
          </table:table-cell>
          <table:table-cell table:style-name="ce1" office:value-type="float" office:value="0.11088" calcext:value-type="float">
            <text:p>0.11088</text:p>
          </table:table-cell>
          <table:table-cell table:style-name="ce1" office:value-type="float" office:value="0.564969" calcext:value-type="float">
            <text:p>0.564969</text:p>
          </table:table-cell>
          <table:table-cell table:style-name="ce1"/>
          <table:table-cell/>
          <table:table-cell table:formula="of:=NORMDIST([.C316];[.$D$2];[.$E$2];0)" office:value-type="float" office:value="0.226913593427742" calcext:value-type="float">
            <text:p>0.2269135934</text:p>
          </table:table-cell>
          <table:table-cell table:number-columns-repeated="1018"/>
        </table:table-row>
        <table:table-row table:style-name="ro1">
          <table:table-cell table:style-name="ce1" office:value-type="float" office:value="0.0192912" calcext:value-type="float">
            <text:p>0.0192912</text:p>
          </table:table-cell>
          <table:table-cell table:style-name="ce1" office:value-type="float" office:value="0.0799344" calcext:value-type="float">
            <text:p>0.0799344</text:p>
          </table:table-cell>
          <table:table-cell table:style-name="ce1" office:value-type="float" office:value="0.546771" calcext:value-type="float">
            <text:p>0.546771</text:p>
          </table:table-cell>
          <table:table-cell table:style-name="ce1"/>
          <table:table-cell/>
          <table:table-cell table:formula="of:=NORMDIST([.C317];[.$D$2];[.$E$2];0)" office:value-type="float" office:value="0.433545736573739" calcext:value-type="float">
            <text:p>0.4335457366</text:p>
          </table:table-cell>
          <table:table-cell table:number-columns-repeated="1018"/>
        </table:table-row>
        <table:table-row table:style-name="ro1">
          <table:table-cell table:style-name="ce1" office:value-type="float" office:value="0.0125393" calcext:value-type="float">
            <text:p>0.0125393</text:p>
          </table:table-cell>
          <table:table-cell table:style-name="ce1" office:value-type="float" office:value="0.108266" calcext:value-type="float">
            <text:p>0.108266</text:p>
          </table:table-cell>
          <table:table-cell table:style-name="ce1" office:value-type="float" office:value="0.621794" calcext:value-type="float">
            <text:p>0.621794</text:p>
          </table:table-cell>
          <table:table-cell table:style-name="ce1"/>
          <table:table-cell/>
          <table:table-cell table:formula="of:=NORMDIST([.C318];[.$D$2];[.$E$2];0)" office:value-type="float" office:value="0.0189357257847526" calcext:value-type="float">
            <text:p>0.0189357258</text:p>
          </table:table-cell>
          <table:table-cell table:number-columns-repeated="1018"/>
        </table:table-row>
        <table:table-row table:style-name="ro1">
          <table:table-cell table:style-name="ce1" office:value-type="float" office:value="0.0285271" calcext:value-type="float">
            <text:p>0.0285271</text:p>
          </table:table-cell>
          <table:table-cell table:style-name="ce1" office:value-type="float" office:value="0.150126" calcext:value-type="float">
            <text:p>0.150126</text:p>
          </table:table-cell>
          <table:table-cell table:style-name="ce1" office:value-type="float" office:value="0.668464" calcext:value-type="float">
            <text:p>0.668464</text:p>
          </table:table-cell>
          <table:table-cell table:style-name="ce1"/>
          <table:table-cell/>
          <table:table-cell table:formula="of:=NORMDIST([.C319];[.$D$2];[.$E$2];0)" office:value-type="float" office:value="0.0014594649319818" calcext:value-type="float">
            <text:p>0.0014594649</text:p>
          </table:table-cell>
          <table:table-cell table:number-columns-repeated="1018"/>
        </table:table-row>
        <table:table-row table:style-name="ro1">
          <table:table-cell table:style-name="ce1" office:value-type="float" office:value="0.0259979" calcext:value-type="float">
            <text:p>0.0259979</text:p>
          </table:table-cell>
          <table:table-cell table:style-name="ce1" office:value-type="float" office:value="0.0283219" calcext:value-type="float">
            <text:p>0.0283219</text:p>
          </table:table-cell>
          <table:table-cell table:style-name="ce1" office:value-type="float" office:value="0.511395" calcext:value-type="float">
            <text:p>0.511395</text:p>
          </table:table-cell>
          <table:table-cell table:style-name="ce1"/>
          <table:table-cell/>
          <table:table-cell table:formula="of:=NORMDIST([.C320];[.$D$2];[.$E$2];0)" office:value-type="float" office:value="1.24294617735426" calcext:value-type="float">
            <text:p>1.2429461774</text:p>
          </table:table-cell>
          <table:table-cell table:number-columns-repeated="1018"/>
        </table:table-row>
        <table:table-row table:style-name="ro1">
          <table:table-cell table:style-name="ce1" office:value-type="float" office:value="0.0340574" calcext:value-type="float">
            <text:p>0.0340574</text:p>
          </table:table-cell>
          <table:table-cell table:style-name="ce1" office:value-type="float" office:value="0.0519669" calcext:value-type="float">
            <text:p>0.0519669</text:p>
          </table:table-cell>
          <table:table-cell table:style-name="ce1" office:value-type="float" office:value="0.299313" calcext:value-type="float">
            <text:p>0.299313</text:p>
          </table:table-cell>
          <table:table-cell table:style-name="ce1"/>
          <table:table-cell/>
          <table:table-cell table:formula="of:=NORMDIST([.C321];[.$D$2];[.$E$2];0)" office:value-type="float" office:value="2.33042671904338" calcext:value-type="float">
            <text:p>2.330426719</text:p>
          </table:table-cell>
          <table:table-cell table:number-columns-repeated="1018"/>
        </table:table-row>
        <table:table-row table:style-name="ro1">
          <table:table-cell table:style-name="ce1" office:value-type="float" office:value="0.0234579" calcext:value-type="float">
            <text:p>0.0234579</text:p>
          </table:table-cell>
          <table:table-cell table:style-name="ce1" office:value-type="float" office:value="0.0362802" calcext:value-type="float">
            <text:p>0.0362802</text:p>
          </table:table-cell>
          <table:table-cell table:style-name="ce1" office:value-type="float" office:value="0.37509" calcext:value-type="float">
            <text:p>0.37509</text:p>
          </table:table-cell>
          <table:table-cell table:style-name="ce1"/>
          <table:table-cell/>
          <table:table-cell table:formula="of:=NORMDIST([.C322];[.$D$2];[.$E$2];0)" office:value-type="float" office:value="5.69996378494804" calcext:value-type="float">
            <text:p>5.6999637849</text:p>
          </table:table-cell>
          <table:table-cell table:number-columns-repeated="1018"/>
        </table:table-row>
        <table:table-row table:style-name="ro1">
          <table:table-cell table:style-name="ce1" office:value-type="float" office:value="0.0170715" calcext:value-type="float">
            <text:p>0.0170715</text:p>
          </table:table-cell>
          <table:table-cell table:style-name="ce1" office:value-type="float" office:value="0.0784117" calcext:value-type="float">
            <text:p>0.0784117</text:p>
          </table:table-cell>
          <table:table-cell table:style-name="ce1" office:value-type="float" office:value="0.256771" calcext:value-type="float">
            <text:p>0.256771</text:p>
          </table:table-cell>
          <table:table-cell table:style-name="ce1"/>
          <table:table-cell/>
          <table:table-cell table:formula="of:=NORMDIST([.C323];[.$D$2];[.$E$2];0)" office:value-type="float" office:value="0.817586085443934" calcext:value-type="float">
            <text:p>0.8175860854</text:p>
          </table:table-cell>
          <table:table-cell table:number-columns-repeated="1018"/>
        </table:table-row>
        <table:table-row table:style-name="ro1">
          <table:table-cell table:style-name="ce1" office:value-type="float" office:value="0.024108" calcext:value-type="float">
            <text:p>0.024108</text:p>
          </table:table-cell>
          <table:table-cell table:style-name="ce1" office:value-type="float" office:value="0.110594" calcext:value-type="float">
            <text:p>0.110594</text:p>
          </table:table-cell>
          <table:table-cell table:style-name="ce1" office:value-type="float" office:value="0.514263" calcext:value-type="float">
            <text:p>0.514263</text:p>
          </table:table-cell>
          <table:table-cell table:style-name="ce1"/>
          <table:table-cell/>
          <table:table-cell table:formula="of:=NORMDIST([.C324];[.$D$2];[.$E$2];0)" office:value-type="float" office:value="1.15280345235397" calcext:value-type="float">
            <text:p>1.1528034524</text:p>
          </table:table-cell>
          <table:table-cell table:number-columns-repeated="1018"/>
        </table:table-row>
        <table:table-row table:style-name="ro1">
          <table:table-cell table:style-name="ce1" office:value-type="float" office:value="0.033855" calcext:value-type="float">
            <text:p>0.033855</text:p>
          </table:table-cell>
          <table:table-cell table:style-name="ce1" office:value-type="float" office:value="-0.00593212" calcext:value-type="float">
            <text:p>-0.00593212</text:p>
          </table:table-cell>
          <table:table-cell table:style-name="ce1" office:value-type="float" office:value="0.680052" calcext:value-type="float">
            <text:p>0.680052</text:p>
          </table:table-cell>
          <table:table-cell table:style-name="ce1"/>
          <table:table-cell/>
          <table:table-cell table:formula="of:=NORMDIST([.C325];[.$D$2];[.$E$2];0)" office:value-type="float" office:value="0.000717883939649052" calcext:value-type="float">
            <text:p>0.0007178839</text:p>
          </table:table-cell>
          <table:table-cell table:number-columns-repeated="1018"/>
        </table:table-row>
        <table:table-row table:style-name="ro1">
          <table:table-cell table:style-name="ce1" office:value-type="float" office:value="0.0275546" calcext:value-type="float">
            <text:p>0.0275546</text:p>
          </table:table-cell>
          <table:table-cell table:style-name="ce1" office:value-type="float" office:value="0.0325392" calcext:value-type="float">
            <text:p>0.0325392</text:p>
          </table:table-cell>
          <table:table-cell table:style-name="ce1" office:value-type="float" office:value="0.324578" calcext:value-type="float">
            <text:p>0.324578</text:p>
          </table:table-cell>
          <table:table-cell table:style-name="ce1"/>
          <table:table-cell/>
          <table:table-cell table:formula="of:=NORMDIST([.C326];[.$D$2];[.$E$2];0)" office:value-type="float" office:value="3.60570476762762" calcext:value-type="float">
            <text:p>3.6057047676</text:p>
          </table:table-cell>
          <table:table-cell table:number-columns-repeated="1018"/>
        </table:table-row>
        <table:table-row table:style-name="ro1">
          <table:table-cell table:style-name="ce1" office:value-type="float" office:value="0.0312588" calcext:value-type="float">
            <text:p>0.0312588</text:p>
          </table:table-cell>
          <table:table-cell table:style-name="ce1" office:value-type="float" office:value="0.0704526" calcext:value-type="float">
            <text:p>0.0704526</text:p>
          </table:table-cell>
          <table:table-cell table:style-name="ce1" office:value-type="float" office:value="0.749517" calcext:value-type="float">
            <text:p>0.749517</text:p>
          </table:table-cell>
          <table:table-cell table:style-name="ce1"/>
          <table:table-cell/>
          <table:table-cell table:formula="of:=NORMDIST([.C327];[.$D$2];[.$E$2];0)" office:value-type="float" office:value="0.00000554603669962227" calcext:value-type="float">
            <text:p>0.000005546</text:p>
          </table:table-cell>
          <table:table-cell table:number-columns-repeated="1018"/>
        </table:table-row>
        <table:table-row table:style-name="ro1">
          <table:table-cell table:style-name="ce1" office:value-type="float" office:value="0.0191848" calcext:value-type="float">
            <text:p>0.0191848</text:p>
          </table:table-cell>
          <table:table-cell table:style-name="ce1" office:value-type="float" office:value="0.106848" calcext:value-type="float">
            <text:p>0.106848</text:p>
          </table:table-cell>
          <table:table-cell table:style-name="ce1" office:value-type="float" office:value="0.186375" calcext:value-type="float">
            <text:p>0.186375</text:p>
          </table:table-cell>
          <table:table-cell table:style-name="ce1"/>
          <table:table-cell/>
          <table:table-cell table:formula="of:=NORMDIST([.C328];[.$D$2];[.$E$2];0)" office:value-type="float" office:value="0.0610547673539652" calcext:value-type="float">
            <text:p>0.0610547674</text:p>
          </table:table-cell>
          <table:table-cell table:number-columns-repeated="1018"/>
        </table:table-row>
        <table:table-row table:style-name="ro1">
          <table:table-cell table:style-name="ce1" office:value-type="float" office:value="0.0317253" calcext:value-type="float">
            <text:p>0.0317253</text:p>
          </table:table-cell>
          <table:table-cell table:style-name="ce1" office:value-type="float" office:value="0.0366119" calcext:value-type="float">
            <text:p>0.0366119</text:p>
          </table:table-cell>
          <table:table-cell table:style-name="ce1" office:value-type="float" office:value="0.681953" calcext:value-type="float">
            <text:p>0.681953</text:p>
          </table:table-cell>
          <table:table-cell table:style-name="ce1"/>
          <table:table-cell/>
          <table:table-cell table:formula="of:=NORMDIST([.C329];[.$D$2];[.$E$2];0)" office:value-type="float" office:value="0.000637232288052038" calcext:value-type="float">
            <text:p>0.0006372323</text:p>
          </table:table-cell>
          <table:table-cell table:number-columns-repeated="1018"/>
        </table:table-row>
        <table:table-row table:style-name="ro1">
          <table:table-cell table:style-name="ce1" office:value-type="float" office:value="0.0384129" calcext:value-type="float">
            <text:p>0.0384129</text:p>
          </table:table-cell>
          <table:table-cell table:style-name="ce1" office:value-type="float" office:value="0.0594427" calcext:value-type="float">
            <text:p>0.0594427</text:p>
          </table:table-cell>
          <table:table-cell table:style-name="ce1" office:value-type="float" office:value="0.362489" calcext:value-type="float">
            <text:p>0.362489</text:p>
          </table:table-cell>
          <table:table-cell table:style-name="ce1"/>
          <table:table-cell/>
          <table:table-cell table:formula="of:=NORMDIST([.C330];[.$D$2];[.$E$2];0)" office:value-type="float" office:value="5.35469433137085" calcext:value-type="float">
            <text:p>5.3546943314</text:p>
          </table:table-cell>
          <table:table-cell table:number-columns-repeated="1018"/>
        </table:table-row>
        <table:table-row table:style-name="ro1">
          <table:table-cell table:style-name="ce1" office:value-type="float" office:value="0.0206905" calcext:value-type="float">
            <text:p>0.0206905</text:p>
          </table:table-cell>
          <table:table-cell table:style-name="ce1" office:value-type="float" office:value="0.0641635" calcext:value-type="float">
            <text:p>0.0641635</text:p>
          </table:table-cell>
          <table:table-cell table:style-name="ce1" office:value-type="float" office:value="0.359667" calcext:value-type="float">
            <text:p>0.359667</text:p>
          </table:table-cell>
          <table:table-cell table:style-name="ce1"/>
          <table:table-cell/>
          <table:table-cell table:formula="of:=NORMDIST([.C331];[.$D$2];[.$E$2];0)" office:value-type="float" office:value="5.25544432159824" calcext:value-type="float">
            <text:p>5.2554443216</text:p>
          </table:table-cell>
          <table:table-cell table:number-columns-repeated="1018"/>
        </table:table-row>
        <table:table-row table:style-name="ro1">
          <table:table-cell table:style-name="ce1" office:value-type="float" office:value="0.0367439" calcext:value-type="float">
            <text:p>0.0367439</text:p>
          </table:table-cell>
          <table:table-cell table:style-name="ce1" office:value-type="float" office:value="0.0624756" calcext:value-type="float">
            <text:p>0.0624756</text:p>
          </table:table-cell>
          <table:table-cell table:style-name="ce1" office:value-type="float" office:value="0.349357" calcext:value-type="float">
            <text:p>0.349357</text:p>
          </table:table-cell>
          <table:table-cell table:style-name="ce1"/>
          <table:table-cell/>
          <table:table-cell table:formula="of:=NORMDIST([.C332];[.$D$2];[.$E$2];0)" office:value-type="float" office:value="4.83675585259342" calcext:value-type="float">
            <text:p>4.8367558526</text:p>
          </table:table-cell>
          <table:table-cell table:number-columns-repeated="1018"/>
        </table:table-row>
        <table:table-row table:style-name="ro1">
          <table:table-cell table:style-name="ce1" office:value-type="float" office:value="0.0189969" calcext:value-type="float">
            <text:p>0.0189969</text:p>
          </table:table-cell>
          <table:table-cell table:style-name="ce1" office:value-type="float" office:value="0.0117625" calcext:value-type="float">
            <text:p>0.0117625</text:p>
          </table:table-cell>
          <table:table-cell table:style-name="ce1" office:value-type="float" office:value="0.571534" calcext:value-type="float">
            <text:p>0.571534</text:p>
          </table:table-cell>
          <table:table-cell table:style-name="ce1"/>
          <table:table-cell/>
          <table:table-cell table:formula="of:=NORMDIST([.C333];[.$D$2];[.$E$2];0)" office:value-type="float" office:value="0.176513040950819" calcext:value-type="float">
            <text:p>0.176513041</text:p>
          </table:table-cell>
          <table:table-cell table:number-columns-repeated="1018"/>
        </table:table-row>
        <table:table-row table:style-name="ro1">
          <table:table-cell table:style-name="ce1" office:value-type="float" office:value="0.0322722" calcext:value-type="float">
            <text:p>0.0322722</text:p>
          </table:table-cell>
          <table:table-cell table:style-name="ce1" office:value-type="float" office:value="0.0828883" calcext:value-type="float">
            <text:p>0.0828883</text:p>
          </table:table-cell>
          <table:table-cell table:style-name="ce1" office:value-type="float" office:value="0.479229" calcext:value-type="float">
            <text:p>0.479229</text:p>
          </table:table-cell>
          <table:table-cell table:style-name="ce1"/>
          <table:table-cell/>
          <table:table-cell table:formula="of:=NORMDIST([.C334];[.$D$2];[.$E$2];0)" office:value-type="float" office:value="2.55943574588542" calcext:value-type="float">
            <text:p>2.5594357459</text:p>
          </table:table-cell>
          <table:table-cell table:number-columns-repeated="1018"/>
        </table:table-row>
        <table:table-row table:style-name="ro1">
          <table:table-cell table:style-name="ce1" office:value-type="float" office:value="0.024292" calcext:value-type="float">
            <text:p>0.024292</text:p>
          </table:table-cell>
          <table:table-cell table:style-name="ce1" office:value-type="float" office:value="-0.0366716" calcext:value-type="float">
            <text:p>-0.0366716</text:p>
          </table:table-cell>
          <table:table-cell table:style-name="ce1" office:value-type="float" office:value="0.564826" calcext:value-type="float">
            <text:p>0.564826</text:p>
          </table:table-cell>
          <table:table-cell table:style-name="ce1"/>
          <table:table-cell/>
          <table:table-cell table:formula="of:=NORMDIST([.C335];[.$D$2];[.$E$2];0)" office:value-type="float" office:value="0.228134759709389" calcext:value-type="float">
            <text:p>0.2281347597</text:p>
          </table:table-cell>
          <table:table-cell table:number-columns-repeated="1018"/>
        </table:table-row>
        <table:table-row table:style-name="ro1">
          <table:table-cell table:style-name="ce1" office:value-type="float" office:value="0.0255716" calcext:value-type="float">
            <text:p>0.0255716</text:p>
          </table:table-cell>
          <table:table-cell table:style-name="ce1" office:value-type="float" office:value="-0.013665" calcext:value-type="float">
            <text:p>-0.013665</text:p>
          </table:table-cell>
          <table:table-cell table:style-name="ce1" office:value-type="float" office:value="0.640233" calcext:value-type="float">
            <text:p>0.640233</text:p>
          </table:table-cell>
          <table:table-cell table:style-name="ce1"/>
          <table:table-cell/>
          <table:table-cell table:formula="of:=NORMDIST([.C336];[.$D$2];[.$E$2];0)" office:value-type="float" office:value="0.00727780635523598" calcext:value-type="float">
            <text:p>0.0072778064</text:p>
          </table:table-cell>
          <table:table-cell table:number-columns-repeated="1018"/>
        </table:table-row>
        <table:table-row table:style-name="ro1">
          <table:table-cell table:style-name="ce1" office:value-type="float" office:value="0.0258696" calcext:value-type="float">
            <text:p>0.0258696</text:p>
          </table:table-cell>
          <table:table-cell table:style-name="ce1" office:value-type="float" office:value="0.0480654" calcext:value-type="float">
            <text:p>0.0480654</text:p>
          </table:table-cell>
          <table:table-cell table:style-name="ce1" office:value-type="float" office:value="0.436774" calcext:value-type="float">
            <text:p>0.436774</text:p>
          </table:table-cell>
          <table:table-cell table:style-name="ce1"/>
          <table:table-cell/>
          <table:table-cell table:formula="of:=NORMDIST([.C337];[.$D$2];[.$E$2];0)" office:value-type="float" office:value="4.71107487864557" calcext:value-type="float">
            <text:p>4.7110748786</text:p>
          </table:table-cell>
          <table:table-cell table:number-columns-repeated="1018"/>
        </table:table-row>
        <table:table-row table:style-name="ro1">
          <table:table-cell table:style-name="ce1" office:value-type="float" office:value="0.0287963" calcext:value-type="float">
            <text:p>0.0287963</text:p>
          </table:table-cell>
          <table:table-cell table:style-name="ce1" office:value-type="float" office:value="-0.0287732" calcext:value-type="float">
            <text:p>-0.0287732</text:p>
          </table:table-cell>
          <table:table-cell table:style-name="ce1" office:value-type="float" office:value="0.595096" calcext:value-type="float">
            <text:p>0.595096</text:p>
          </table:table-cell>
          <table:table-cell table:style-name="ce1"/>
          <table:table-cell/>
          <table:table-cell table:formula="of:=NORMDIST([.C338];[.$D$2];[.$E$2];0)" office:value-type="float" office:value="0.0663548867815012" calcext:value-type="float">
            <text:p>0.0663548868</text:p>
          </table:table-cell>
          <table:table-cell table:number-columns-repeated="1018"/>
        </table:table-row>
        <table:table-row table:style-name="ro1">
          <table:table-cell table:style-name="ce1" office:value-type="float" office:value="0.0239091" calcext:value-type="float">
            <text:p>0.0239091</text:p>
          </table:table-cell>
          <table:table-cell table:style-name="ce1" office:value-type="float" office:value="-0.00242588" calcext:value-type="float">
            <text:p>-0.00242588</text:p>
          </table:table-cell>
          <table:table-cell table:style-name="ce1" office:value-type="float" office:value="0.714826" calcext:value-type="float">
            <text:p>0.714826</text:p>
          </table:table-cell>
          <table:table-cell table:style-name="ce1"/>
          <table:table-cell/>
          <table:table-cell table:formula="of:=NORMDIST([.C339];[.$D$2];[.$E$2];0)" office:value-type="float" office:value="0.0000716994330611536" calcext:value-type="float">
            <text:p>7.16994330611536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331507" calcext:value-type="float">
            <text:p>0.0331507</text:p>
          </table:table-cell>
          <table:table-cell table:style-name="ce1" office:value-type="float" office:value="0.08046" calcext:value-type="float">
            <text:p>0.08046</text:p>
          </table:table-cell>
          <table:table-cell table:style-name="ce1" office:value-type="float" office:value="0.238051" calcext:value-type="float">
            <text:p>0.238051</text:p>
          </table:table-cell>
          <table:table-cell table:style-name="ce1"/>
          <table:table-cell/>
          <table:table-cell table:formula="of:=NORMDIST([.C340];[.$D$2];[.$E$2];0)" office:value-type="float" office:value="0.455409192358802" calcext:value-type="float">
            <text:p>0.4554091924</text:p>
          </table:table-cell>
          <table:table-cell table:number-columns-repeated="1018"/>
        </table:table-row>
        <table:table-row table:style-name="ro1">
          <table:table-cell table:style-name="ce1" office:value-type="float" office:value="0.0175986" calcext:value-type="float">
            <text:p>0.0175986</text:p>
          </table:table-cell>
          <table:table-cell table:style-name="ce1" office:value-type="float" office:value="0.0881244" calcext:value-type="float">
            <text:p>0.0881244</text:p>
          </table:table-cell>
          <table:table-cell table:style-name="ce1" office:value-type="float" office:value="0.534462" calcext:value-type="float">
            <text:p>0.534462</text:p>
          </table:table-cell>
          <table:table-cell table:style-name="ce1"/>
          <table:table-cell/>
          <table:table-cell table:formula="of:=NORMDIST([.C341];[.$D$2];[.$E$2];0)" office:value-type="float" office:value="0.644987633203743" calcext:value-type="float">
            <text:p>0.6449876332</text:p>
          </table:table-cell>
          <table:table-cell table:number-columns-repeated="1018"/>
        </table:table-row>
        <table:table-row table:style-name="ro1">
          <table:table-cell table:style-name="ce1" office:value-type="float" office:value="0.0236855" calcext:value-type="float">
            <text:p>0.0236855</text:p>
          </table:table-cell>
          <table:table-cell table:style-name="ce1" office:value-type="float" office:value="0.11601" calcext:value-type="float">
            <text:p>0.11601</text:p>
          </table:table-cell>
          <table:table-cell table:style-name="ce1" office:value-type="float" office:value="0.381313" calcext:value-type="float">
            <text:p>0.381313</text:p>
          </table:table-cell>
          <table:table-cell table:style-name="ce1"/>
          <table:table-cell/>
          <table:table-cell table:formula="of:=NORMDIST([.C342];[.$D$2];[.$E$2];0)" office:value-type="float" office:value="5.80446678048169" calcext:value-type="float">
            <text:p>5.8044667805</text:p>
          </table:table-cell>
          <table:table-cell table:number-columns-repeated="1018"/>
        </table:table-row>
        <table:table-row table:style-name="ro1">
          <table:table-cell table:style-name="ce1" office:value-type="float" office:value="0.0305507" calcext:value-type="float">
            <text:p>0.0305507</text:p>
          </table:table-cell>
          <table:table-cell table:style-name="ce1" office:value-type="float" office:value="0.119516" calcext:value-type="float">
            <text:p>0.119516</text:p>
          </table:table-cell>
          <table:table-cell table:style-name="ce1" office:value-type="float" office:value="0.251271" calcext:value-type="float">
            <text:p>0.251271</text:p>
          </table:table-cell>
          <table:table-cell table:style-name="ce1"/>
          <table:table-cell/>
          <table:table-cell table:formula="of:=NORMDIST([.C343];[.$D$2];[.$E$2];0)" office:value-type="float" office:value="0.693888621252995" calcext:value-type="float">
            <text:p>0.6938886213</text:p>
          </table:table-cell>
          <table:table-cell table:number-columns-repeated="1018"/>
        </table:table-row>
        <table:table-row table:style-name="ro1">
          <table:table-cell table:style-name="ce1" office:value-type="float" office:value="0.0380511" calcext:value-type="float">
            <text:p>0.0380511</text:p>
          </table:table-cell>
          <table:table-cell table:style-name="ce1" office:value-type="float" office:value="0.0436482" calcext:value-type="float">
            <text:p>0.0436482</text:p>
          </table:table-cell>
          <table:table-cell table:style-name="ce1" office:value-type="float" office:value="0.326971" calcext:value-type="float">
            <text:p>0.326971</text:p>
          </table:table-cell>
          <table:table-cell table:style-name="ce1"/>
          <table:table-cell/>
          <table:table-cell table:formula="of:=NORMDIST([.C344];[.$D$2];[.$E$2];0)" office:value-type="float" office:value="3.7310405590974" calcext:value-type="float">
            <text:p>3.7310405591</text:p>
          </table:table-cell>
          <table:table-cell table:number-columns-repeated="1018"/>
        </table:table-row>
        <table:table-row table:style-name="ro1">
          <table:table-cell table:style-name="ce1" office:value-type="float" office:value="0.0193296" calcext:value-type="float">
            <text:p>0.0193296</text:p>
          </table:table-cell>
          <table:table-cell table:style-name="ce1" office:value-type="float" office:value="0.0234418" calcext:value-type="float">
            <text:p>0.0234418</text:p>
          </table:table-cell>
          <table:table-cell table:style-name="ce1" office:value-type="float" office:value="0.559156" calcext:value-type="float">
            <text:p>0.559156</text:p>
          </table:table-cell>
          <table:table-cell table:style-name="ce1"/>
          <table:table-cell/>
          <table:table-cell table:formula="of:=NORMDIST([.C345];[.$D$2];[.$E$2];0)" office:value-type="float" office:value="0.281231265459933" calcext:value-type="float">
            <text:p>0.2812312655</text:p>
          </table:table-cell>
          <table:table-cell table:number-columns-repeated="1018"/>
        </table:table-row>
        <table:table-row table:style-name="ro1">
          <table:table-cell table:style-name="ce1" office:value-type="float" office:value="0.0286135" calcext:value-type="float">
            <text:p>0.0286135</text:p>
          </table:table-cell>
          <table:table-cell table:style-name="ce1" office:value-type="float" office:value="0.147227" calcext:value-type="float">
            <text:p>0.147227</text:p>
          </table:table-cell>
          <table:table-cell table:style-name="ce1" office:value-type="float" office:value="0.342167" calcext:value-type="float">
            <text:p>0.342167</text:p>
          </table:table-cell>
          <table:table-cell table:style-name="ce1"/>
          <table:table-cell/>
          <table:table-cell table:formula="of:=NORMDIST([.C346];[.$D$2];[.$E$2];0)" office:value-type="float" office:value="4.50287381860626" calcext:value-type="float">
            <text:p>4.5028738186</text:p>
          </table:table-cell>
          <table:table-cell table:number-columns-repeated="1018"/>
        </table:table-row>
        <table:table-row table:style-name="ro1">
          <table:table-cell table:style-name="ce1" office:value-type="float" office:value="0.034563" calcext:value-type="float">
            <text:p>0.034563</text:p>
          </table:table-cell>
          <table:table-cell table:style-name="ce1" office:value-type="float" office:value="0.0253138" calcext:value-type="float">
            <text:p>0.0253138</text:p>
          </table:table-cell>
          <table:table-cell table:style-name="ce1" office:value-type="float" office:value="0.534889" calcext:value-type="float">
            <text:p>0.534889</text:p>
          </table:table-cell>
          <table:table-cell table:style-name="ce1"/>
          <table:table-cell/>
          <table:table-cell table:formula="of:=NORMDIST([.C347];[.$D$2];[.$E$2];0)" office:value-type="float" office:value="0.636510388273185" calcext:value-type="float">
            <text:p>0.6365103883</text:p>
          </table:table-cell>
          <table:table-cell table:number-columns-repeated="1018"/>
        </table:table-row>
        <table:table-row table:style-name="ro1">
          <table:table-cell table:style-name="ce1" office:value-type="float" office:value="0.0213792" calcext:value-type="float">
            <text:p>0.0213792</text:p>
          </table:table-cell>
          <table:table-cell table:style-name="ce1" office:value-type="float" office:value="0.00233767" calcext:value-type="float">
            <text:p>0.00233767</text:p>
          </table:table-cell>
          <table:table-cell table:style-name="ce1" office:value-type="float" office:value="0.783275" calcext:value-type="float">
            <text:p>0.783275</text:p>
          </table:table-cell>
          <table:table-cell table:style-name="ce1"/>
          <table:table-cell/>
          <table:table-cell table:formula="of:=NORMDIST([.C348];[.$D$2];[.$E$2];0)" office:value-type="float" office:value="0.0000003577869529175" calcext:value-type="float">
            <text:p>3.577869529175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247034" calcext:value-type="float">
            <text:p>0.0247034</text:p>
          </table:table-cell>
          <table:table-cell table:style-name="ce1" office:value-type="float" office:value="-0.0102538" calcext:value-type="float">
            <text:p>-0.0102538</text:p>
          </table:table-cell>
          <table:table-cell table:style-name="ce1" office:value-type="float" office:value="0.472617" calcext:value-type="float">
            <text:p>0.472617</text:p>
          </table:table-cell>
          <table:table-cell table:style-name="ce1"/>
          <table:table-cell/>
          <table:table-cell table:formula="of:=NORMDIST([.C349];[.$D$2];[.$E$2];0)" office:value-type="float" office:value="2.88776990566052" calcext:value-type="float">
            <text:p>2.8877699057</text:p>
          </table:table-cell>
          <table:table-cell table:number-columns-repeated="1018"/>
        </table:table-row>
        <table:table-row table:style-name="ro1">
          <table:table-cell table:style-name="ce1" office:value-type="float" office:value="0.031239" calcext:value-type="float">
            <text:p>0.031239</text:p>
          </table:table-cell>
          <table:table-cell table:style-name="ce1" office:value-type="float" office:value="0.0319313" calcext:value-type="float">
            <text:p>0.0319313</text:p>
          </table:table-cell>
          <table:table-cell table:style-name="ce1" office:value-type="float" office:value="0.685756" calcext:value-type="float">
            <text:p>0.685756</text:p>
          </table:table-cell>
          <table:table-cell table:style-name="ce1"/>
          <table:table-cell/>
          <table:table-cell table:formula="of:=NORMDIST([.C350];[.$D$2];[.$E$2];0)" office:value-type="float" office:value="0.000500883800204231" calcext:value-type="float">
            <text:p>0.0005008838</text:p>
          </table:table-cell>
          <table:table-cell table:number-columns-repeated="1018"/>
        </table:table-row>
        <table:table-row table:style-name="ro1">
          <table:table-cell table:style-name="ce1" office:value-type="float" office:value="0.0279191" calcext:value-type="float">
            <text:p>0.0279191</text:p>
          </table:table-cell>
          <table:table-cell table:style-name="ce1" office:value-type="float" office:value="0.0615074" calcext:value-type="float">
            <text:p>0.0615074</text:p>
          </table:table-cell>
          <table:table-cell table:style-name="ce1" office:value-type="float" office:value="0.526118" calcext:value-type="float">
            <text:p>0.526118</text:p>
          </table:table-cell>
          <table:table-cell table:style-name="ce1"/>
          <table:table-cell/>
          <table:table-cell table:formula="of:=NORMDIST([.C351];[.$D$2];[.$E$2];0)" office:value-type="float" office:value="0.828682880111168" calcext:value-type="float">
            <text:p>0.8286828801</text:p>
          </table:table-cell>
          <table:table-cell table:number-columns-repeated="1018"/>
        </table:table-row>
        <table:table-row table:style-name="ro1">
          <table:table-cell table:style-name="ce1" office:value-type="float" office:value="0.0150116" calcext:value-type="float">
            <text:p>0.0150116</text:p>
          </table:table-cell>
          <table:table-cell table:style-name="ce1" office:value-type="float" office:value="0.0932624" calcext:value-type="float">
            <text:p>0.0932624</text:p>
          </table:table-cell>
          <table:table-cell table:style-name="ce1" office:value-type="float" office:value="0.600919" calcext:value-type="float">
            <text:p>0.600919</text:p>
          </table:table-cell>
          <table:table-cell table:style-name="ce1"/>
          <table:table-cell/>
          <table:table-cell table:formula="of:=NORMDIST([.C352];[.$D$2];[.$E$2];0)" office:value-type="float" office:value="0.0511462096642645" calcext:value-type="float">
            <text:p>0.0511462097</text:p>
          </table:table-cell>
          <table:table-cell table:number-columns-repeated="1018"/>
        </table:table-row>
        <table:table-row table:style-name="ro1">
          <table:table-cell table:style-name="ce1" office:value-type="float" office:value="0.0203594" calcext:value-type="float">
            <text:p>0.0203594</text:p>
          </table:table-cell>
          <table:table-cell table:style-name="ce1" office:value-type="float" office:value="0.0472648" calcext:value-type="float">
            <text:p>0.0472648</text:p>
          </table:table-cell>
          <table:table-cell table:style-name="ce1" office:value-type="float" office:value="0.649224" calcext:value-type="float">
            <text:p>0.649224</text:p>
          </table:table-cell>
          <table:table-cell table:style-name="ce1"/>
          <table:table-cell/>
          <table:table-cell table:formula="of:=NORMDIST([.C353];[.$D$2];[.$E$2];0)" office:value-type="float" office:value="0.00444531252807042" calcext:value-type="float">
            <text:p>0.0044453125</text:p>
          </table:table-cell>
          <table:table-cell table:number-columns-repeated="1018"/>
        </table:table-row>
        <table:table-row table:style-name="ro1">
          <table:table-cell table:style-name="ce1" office:value-type="float" office:value="0.0231561" calcext:value-type="float">
            <text:p>0.0231561</text:p>
          </table:table-cell>
          <table:table-cell table:style-name="ce1" office:value-type="float" office:value="0.0821726" calcext:value-type="float">
            <text:p>0.0821726</text:p>
          </table:table-cell>
          <table:table-cell table:style-name="ce1" office:value-type="float" office:value="0.406761" calcext:value-type="float">
            <text:p>0.406761</text:p>
          </table:table-cell>
          <table:table-cell table:style-name="ce1"/>
          <table:table-cell/>
          <table:table-cell table:formula="of:=NORMDIST([.C354];[.$D$2];[.$E$2];0)" office:value-type="float" office:value="5.7293756405569" calcext:value-type="float">
            <text:p>5.7293756406</text:p>
          </table:table-cell>
          <table:table-cell table:number-columns-repeated="1018"/>
        </table:table-row>
        <table:table-row table:style-name="ro1">
          <table:table-cell table:style-name="ce1" office:value-type="float" office:value="0.0293094" calcext:value-type="float">
            <text:p>0.0293094</text:p>
          </table:table-cell>
          <table:table-cell table:style-name="ce1" office:value-type="float" office:value="0.144432" calcext:value-type="float">
            <text:p>0.144432</text:p>
          </table:table-cell>
          <table:table-cell table:style-name="ce1" office:value-type="float" office:value="0.310338" calcext:value-type="float">
            <text:p>0.310338</text:p>
          </table:table-cell>
          <table:table-cell table:style-name="ce1"/>
          <table:table-cell/>
          <table:table-cell table:formula="of:=NORMDIST([.C355];[.$D$2];[.$E$2];0)" office:value-type="float" office:value="2.8677349494633" calcext:value-type="float">
            <text:p>2.8677349495</text:p>
          </table:table-cell>
          <table:table-cell table:number-columns-repeated="1018"/>
        </table:table-row>
        <table:table-row table:style-name="ro1">
          <table:table-cell table:style-name="ce2" office:value-type="float" office:value="0.0000807468" calcext:value-type="float">
            <text:p>8.07E-05</text:p>
          </table:table-cell>
          <table:table-cell table:style-name="ce1" office:value-type="float" office:value="-0.0457227" calcext:value-type="float">
            <text:p>-0.0457227</text:p>
          </table:table-cell>
          <table:table-cell table:style-name="ce1" office:value-type="float" office:value="0.606818" calcext:value-type="float">
            <text:p>0.606818</text:p>
          </table:table-cell>
          <table:table-cell table:style-name="ce1"/>
          <table:table-cell/>
          <table:table-cell table:formula="of:=NORMDIST([.C356];[.$D$2];[.$E$2];0)" office:value-type="float" office:value="0.0389964374285532" calcext:value-type="float">
            <text:p>0.0389964374</text:p>
          </table:table-cell>
          <table:table-cell table:number-columns-repeated="1018"/>
        </table:table-row>
        <table:table-row table:style-name="ro1">
          <table:table-cell table:style-name="ce1" office:value-type="float" office:value="0.023578" calcext:value-type="float">
            <text:p>0.023578</text:p>
          </table:table-cell>
          <table:table-cell table:style-name="ce1" office:value-type="float" office:value="-0.00582557" calcext:value-type="float">
            <text:p>-0.00582557</text:p>
          </table:table-cell>
          <table:table-cell table:style-name="ce1" office:value-type="float" office:value="0.652894" calcext:value-type="float">
            <text:p>0.652894</text:p>
          </table:table-cell>
          <table:table-cell table:style-name="ce1"/>
          <table:table-cell/>
          <table:table-cell table:formula="of:=NORMDIST([.C357];[.$D$2];[.$E$2];0)" office:value-type="float" office:value="0.00361679740192871" calcext:value-type="float">
            <text:p>0.0036167974</text:p>
          </table:table-cell>
          <table:table-cell table:number-columns-repeated="1018"/>
        </table:table-row>
        <table:table-row table:style-name="ro1">
          <table:table-cell table:style-name="ce1" office:value-type="float" office:value="0.0156663" calcext:value-type="float">
            <text:p>0.0156663</text:p>
          </table:table-cell>
          <table:table-cell table:style-name="ce1" office:value-type="float" office:value="-0.0195136" calcext:value-type="float">
            <text:p>-0.0195136</text:p>
          </table:table-cell>
          <table:table-cell table:style-name="ce1" office:value-type="float" office:value="0.206483" calcext:value-type="float">
            <text:p>0.206483</text:p>
          </table:table-cell>
          <table:table-cell table:style-name="ce1"/>
          <table:table-cell/>
          <table:table-cell table:formula="of:=NORMDIST([.C358];[.$D$2];[.$E$2];0)" office:value-type="float" office:value="0.142942396884007" calcext:value-type="float">
            <text:p>0.1429423969</text:p>
          </table:table-cell>
          <table:table-cell table:number-columns-repeated="1018"/>
        </table:table-row>
        <table:table-row table:style-name="ro1">
          <table:table-cell table:style-name="ce1" office:value-type="float" office:value="0.0279043" calcext:value-type="float">
            <text:p>0.0279043</text:p>
          </table:table-cell>
          <table:table-cell table:style-name="ce1" office:value-type="float" office:value="-0.0135411" calcext:value-type="float">
            <text:p>-0.0135411</text:p>
          </table:table-cell>
          <table:table-cell table:style-name="ce1" office:value-type="float" office:value="0.46454" calcext:value-type="float">
            <text:p>0.46454</text:p>
          </table:table-cell>
          <table:table-cell table:style-name="ce1"/>
          <table:table-cell/>
          <table:table-cell table:formula="of:=NORMDIST([.C359];[.$D$2];[.$E$2];0)" office:value-type="float" office:value="3.3037935818741" calcext:value-type="float">
            <text:p>3.3037935819</text:p>
          </table:table-cell>
          <table:table-cell table:number-columns-repeated="1018"/>
        </table:table-row>
        <table:table-row table:style-name="ro1">
          <table:table-cell table:style-name="ce1" office:value-type="float" office:value="0.017234" calcext:value-type="float">
            <text:p>0.017234</text:p>
          </table:table-cell>
          <table:table-cell table:style-name="ce1" office:value-type="float" office:value="-0.000295889" calcext:value-type="float">
            <text:p>-0.000295889</text:p>
          </table:table-cell>
          <table:table-cell table:style-name="ce1" office:value-type="float" office:value="0.558882" calcext:value-type="float">
            <text:p>0.558882</text:p>
          </table:table-cell>
          <table:table-cell table:style-name="ce1"/>
          <table:table-cell/>
          <table:table-cell table:formula="of:=NORMDIST([.C360];[.$D$2];[.$E$2];0)" office:value-type="float" office:value="0.284039228383285" calcext:value-type="float">
            <text:p>0.2840392284</text:p>
          </table:table-cell>
          <table:table-cell table:number-columns-repeated="1018"/>
        </table:table-row>
        <table:table-row table:style-name="ro1">
          <table:table-cell table:style-name="ce1" office:value-type="float" office:value="0.0101416" calcext:value-type="float">
            <text:p>0.0101416</text:p>
          </table:table-cell>
          <table:table-cell table:style-name="ce1" office:value-type="float" office:value="0.034796" calcext:value-type="float">
            <text:p>0.034796</text:p>
          </table:table-cell>
          <table:table-cell table:style-name="ce1" office:value-type="float" office:value="0.33404" calcext:value-type="float">
            <text:p>0.33404</text:p>
          </table:table-cell>
          <table:table-cell table:style-name="ce1"/>
          <table:table-cell/>
          <table:table-cell table:formula="of:=NORMDIST([.C361];[.$D$2];[.$E$2];0)" office:value-type="float" office:value="4.09751153653774" calcext:value-type="float">
            <text:p>4.0975115365</text:p>
          </table:table-cell>
          <table:table-cell table:number-columns-repeated="1018"/>
        </table:table-row>
        <table:table-row table:style-name="ro1">
          <table:table-cell table:style-name="ce1" office:value-type="float" office:value="0.0238218" calcext:value-type="float">
            <text:p>0.0238218</text:p>
          </table:table-cell>
          <table:table-cell table:style-name="ce1" office:value-type="float" office:value="-0.00463283" calcext:value-type="float">
            <text:p>-0.00463283</text:p>
          </table:table-cell>
          <table:table-cell table:style-name="ce1" office:value-type="float" office:value="0.474909" calcext:value-type="float">
            <text:p>0.474909</text:p>
          </table:table-cell>
          <table:table-cell table:style-name="ce1"/>
          <table:table-cell/>
          <table:table-cell table:formula="of:=NORMDIST([.C362];[.$D$2];[.$E$2];0)" office:value-type="float" office:value="2.77241362895298" calcext:value-type="float">
            <text:p>2.772413629</text:p>
          </table:table-cell>
          <table:table-cell table:number-columns-repeated="1018"/>
        </table:table-row>
        <table:table-row table:style-name="ro1">
          <table:table-cell table:style-name="ce1" office:value-type="float" office:value="0.0341403" calcext:value-type="float">
            <text:p>0.0341403</text:p>
          </table:table-cell>
          <table:table-cell table:style-name="ce1" office:value-type="float" office:value="0.0299746" calcext:value-type="float">
            <text:p>0.0299746</text:p>
          </table:table-cell>
          <table:table-cell table:style-name="ce1" office:value-type="float" office:value="0.46877" calcext:value-type="float">
            <text:p>0.46877</text:p>
          </table:table-cell>
          <table:table-cell table:style-name="ce1"/>
          <table:table-cell/>
          <table:table-cell table:formula="of:=NORMDIST([.C363];[.$D$2];[.$E$2];0)" office:value-type="float" office:value="3.08437782563725" calcext:value-type="float">
            <text:p>3.0843778256</text:p>
          </table:table-cell>
          <table:table-cell table:number-columns-repeated="1018"/>
        </table:table-row>
        <table:table-row table:style-name="ro1">
          <table:table-cell table:style-name="ce1" office:value-type="float" office:value="0.0221232" calcext:value-type="float">
            <text:p>0.0221232</text:p>
          </table:table-cell>
          <table:table-cell table:style-name="ce1" office:value-type="float" office:value="-0.0260919" calcext:value-type="float">
            <text:p>-0.0260919</text:p>
          </table:table-cell>
          <table:table-cell table:style-name="ce1" office:value-type="float" office:value="1.08632" calcext:value-type="float">
            <text:p>1.08632</text:p>
          </table:table-cell>
          <table:table-cell table:style-name="ce1"/>
          <table:table-cell/>
          <table:table-cell table:formula="of:=NORMDIST([.C364];[.$D$2];[.$E$2];0)" office:value-type="float" office:value="1.16286222114417E-022" calcext:value-type="float">
            <text:p>1.16286222114417E-22</text:p>
          </table:table-cell>
          <table:table-cell table:number-columns-repeated="1018"/>
        </table:table-row>
        <table:table-row table:style-name="ro1">
          <table:table-cell table:style-name="ce1" office:value-type="float" office:value="0.0367388" calcext:value-type="float">
            <text:p>0.0367388</text:p>
          </table:table-cell>
          <table:table-cell table:style-name="ce1" office:value-type="float" office:value="0.0361658" calcext:value-type="float">
            <text:p>0.0361658</text:p>
          </table:table-cell>
          <table:table-cell table:style-name="ce1" office:value-type="float" office:value="0.512752" calcext:value-type="float">
            <text:p>0.512752</text:p>
          </table:table-cell>
          <table:table-cell table:style-name="ce1"/>
          <table:table-cell/>
          <table:table-cell table:formula="of:=NORMDIST([.C365];[.$D$2];[.$E$2];0)" office:value-type="float" office:value="1.19971508316956" calcext:value-type="float">
            <text:p>1.1997150832</text:p>
          </table:table-cell>
          <table:table-cell table:number-columns-repeated="1018"/>
        </table:table-row>
        <table:table-row table:style-name="ro1">
          <table:table-cell table:style-name="ce1" office:value-type="float" office:value="0.0190439" calcext:value-type="float">
            <text:p>0.0190439</text:p>
          </table:table-cell>
          <table:table-cell table:style-name="ce1" office:value-type="float" office:value="0.00248149" calcext:value-type="float">
            <text:p>0.00248149</text:p>
          </table:table-cell>
          <table:table-cell table:style-name="ce1" office:value-type="float" office:value="0.461203" calcext:value-type="float">
            <text:p>0.461203</text:p>
          </table:table-cell>
          <table:table-cell table:style-name="ce1"/>
          <table:table-cell/>
          <table:table-cell table:formula="of:=NORMDIST([.C366];[.$D$2];[.$E$2];0)" office:value-type="float" office:value="3.47831959038769" calcext:value-type="float">
            <text:p>3.4783195904</text:p>
          </table:table-cell>
          <table:table-cell table:number-columns-repeated="1018"/>
        </table:table-row>
        <table:table-row table:style-name="ro1">
          <table:table-cell table:style-name="ce1" office:value-type="float" office:value="0.0227577" calcext:value-type="float">
            <text:p>0.0227577</text:p>
          </table:table-cell>
          <table:table-cell table:style-name="ce1" office:value-type="float" office:value="-0.0184817" calcext:value-type="float">
            <text:p>-0.0184817</text:p>
          </table:table-cell>
          <table:table-cell table:style-name="ce1" office:value-type="float" office:value="0.230561" calcext:value-type="float">
            <text:p>0.230561</text:p>
          </table:table-cell>
          <table:table-cell table:style-name="ce1"/>
          <table:table-cell/>
          <table:table-cell table:formula="of:=NORMDIST([.C367];[.$D$2];[.$E$2];0)" office:value-type="float" office:value="0.352764892542832" calcext:value-type="float">
            <text:p>0.3527648925</text:p>
          </table:table-cell>
          <table:table-cell table:number-columns-repeated="1018"/>
        </table:table-row>
        <table:table-row table:style-name="ro1">
          <table:table-cell table:style-name="ce1" office:value-type="float" office:value="0.0371771" calcext:value-type="float">
            <text:p>0.0371771</text:p>
          </table:table-cell>
          <table:table-cell table:style-name="ce1" office:value-type="float" office:value="-0.0466256" calcext:value-type="float">
            <text:p>-0.0466256</text:p>
          </table:table-cell>
          <table:table-cell table:style-name="ce1" office:value-type="float" office:value="0.823428" calcext:value-type="float">
            <text:p>0.823428</text:p>
          </table:table-cell>
          <table:table-cell table:style-name="ce1"/>
          <table:table-cell/>
          <table:table-cell table:formula="of:=NORMDIST([.C368];[.$D$2];[.$E$2];0)" office:value-type="float" office:value="0.00000000995715009923786" calcext:value-type="float">
            <text:p>0.00000001</text:p>
          </table:table-cell>
          <table:table-cell table:number-columns-repeated="1018"/>
        </table:table-row>
        <table:table-row table:style-name="ro1">
          <table:table-cell table:style-name="ce1" office:value-type="float" office:value="0.0123608" calcext:value-type="float">
            <text:p>0.0123608</text:p>
          </table:table-cell>
          <table:table-cell table:style-name="ce1" office:value-type="float" office:value="0.0173467" calcext:value-type="float">
            <text:p>0.0173467</text:p>
          </table:table-cell>
          <table:table-cell table:style-name="ce1" office:value-type="float" office:value="0.648853" calcext:value-type="float">
            <text:p>0.648853</text:p>
          </table:table-cell>
          <table:table-cell table:style-name="ce1"/>
          <table:table-cell/>
          <table:table-cell table:formula="of:=NORMDIST([.C369];[.$D$2];[.$E$2];0)" office:value-type="float" office:value="0.00453823734776003" calcext:value-type="float">
            <text:p>0.0045382373</text:p>
          </table:table-cell>
          <table:table-cell table:number-columns-repeated="1018"/>
        </table:table-row>
        <table:table-row table:style-name="ro1">
          <table:table-cell table:style-name="ce1" office:value-type="float" office:value="0.0268951" calcext:value-type="float">
            <text:p>0.0268951</text:p>
          </table:table-cell>
          <table:table-cell table:style-name="ce1" office:value-type="float" office:value="0.0837426" calcext:value-type="float">
            <text:p>0.0837426</text:p>
          </table:table-cell>
          <table:table-cell table:style-name="ce1" office:value-type="float" office:value="0.770775" calcext:value-type="float">
            <text:p>0.770775</text:p>
          </table:table-cell>
          <table:table-cell table:style-name="ce1"/>
          <table:table-cell/>
          <table:table-cell table:formula="of:=NORMDIST([.C370];[.$D$2];[.$E$2];0)" office:value-type="float" office:value="0.00000101600516666125" calcext:value-type="float">
            <text:p>0.000001016</text:p>
          </table:table-cell>
          <table:table-cell table:number-columns-repeated="1018"/>
        </table:table-row>
        <table:table-row table:style-name="ro1">
          <table:table-cell table:style-name="ce1" office:value-type="float" office:value="0.0150817" calcext:value-type="float">
            <text:p>0.0150817</text:p>
          </table:table-cell>
          <table:table-cell table:style-name="ce1" office:value-type="float" office:value="0.0394411" calcext:value-type="float">
            <text:p>0.0394411</text:p>
          </table:table-cell>
          <table:table-cell table:style-name="ce1" office:value-type="float" office:value="0.32916" calcext:value-type="float">
            <text:p>0.32916</text:p>
          </table:table-cell>
          <table:table-cell table:style-name="ce1"/>
          <table:table-cell/>
          <table:table-cell table:formula="of:=NORMDIST([.C371];[.$D$2];[.$E$2];0)" office:value-type="float" office:value="3.84532266027253" calcext:value-type="float">
            <text:p>3.8453226603</text:p>
          </table:table-cell>
          <table:table-cell table:number-columns-repeated="1018"/>
        </table:table-row>
        <table:table-row table:style-name="ro1">
          <table:table-cell table:style-name="ce1" office:value-type="float" office:value="0.0224353" calcext:value-type="float">
            <text:p>0.0224353</text:p>
          </table:table-cell>
          <table:table-cell table:style-name="ce1" office:value-type="float" office:value="0.0461172" calcext:value-type="float">
            <text:p>0.0461172</text:p>
          </table:table-cell>
          <table:table-cell table:style-name="ce1" office:value-type="float" office:value="0.622787" calcext:value-type="float">
            <text:p>0.622787</text:p>
          </table:table-cell>
          <table:table-cell table:style-name="ce1"/>
          <table:table-cell/>
          <table:table-cell table:formula="of:=NORMDIST([.C372];[.$D$2];[.$E$2];0)" office:value-type="float" office:value="0.018019087616411" calcext:value-type="float">
            <text:p>0.0180190876</text:p>
          </table:table-cell>
          <table:table-cell table:number-columns-repeated="1018"/>
        </table:table-row>
        <table:table-row table:style-name="ro1">
          <table:table-cell table:style-name="ce1" office:value-type="float" office:value="0.0198183" calcext:value-type="float">
            <text:p>0.0198183</text:p>
          </table:table-cell>
          <table:table-cell table:style-name="ce1" office:value-type="float" office:value="-0.0477178" calcext:value-type="float">
            <text:p>-0.0477178</text:p>
          </table:table-cell>
          <table:table-cell table:style-name="ce1" office:value-type="float" office:value="0.495917" calcext:value-type="float">
            <text:p>0.495917</text:p>
          </table:table-cell>
          <table:table-cell table:style-name="ce1"/>
          <table:table-cell/>
          <table:table-cell table:formula="of:=NORMDIST([.C373];[.$D$2];[.$E$2];0)" office:value-type="float" office:value="1.80946889897623" calcext:value-type="float">
            <text:p>1.809468899</text:p>
          </table:table-cell>
          <table:table-cell table:number-columns-repeated="1018"/>
        </table:table-row>
        <table:table-row table:style-name="ro1">
          <table:table-cell table:style-name="ce1" office:value-type="float" office:value="0.0286328" calcext:value-type="float">
            <text:p>0.0286328</text:p>
          </table:table-cell>
          <table:table-cell table:style-name="ce1" office:value-type="float" office:value="-0.0171474" calcext:value-type="float">
            <text:p>-0.0171474</text:p>
          </table:table-cell>
          <table:table-cell table:style-name="ce1" office:value-type="float" office:value="0.513904" calcext:value-type="float">
            <text:p>0.513904</text:p>
          </table:table-cell>
          <table:table-cell table:style-name="ce1"/>
          <table:table-cell/>
          <table:table-cell table:formula="of:=NORMDIST([.C374];[.$D$2];[.$E$2];0)" office:value-type="float" office:value="1.16383249904015" calcext:value-type="float">
            <text:p>1.163832499</text:p>
          </table:table-cell>
          <table:table-cell table:number-columns-repeated="1018"/>
        </table:table-row>
        <table:table-row table:style-name="ro1">
          <table:table-cell table:style-name="ce1" office:value-type="float" office:value="0.0224297" calcext:value-type="float">
            <text:p>0.0224297</text:p>
          </table:table-cell>
          <table:table-cell table:style-name="ce1" office:value-type="float" office:value="0.0962252" calcext:value-type="float">
            <text:p>0.0962252</text:p>
          </table:table-cell>
          <table:table-cell table:style-name="ce1" office:value-type="float" office:value="0.488104" calcext:value-type="float">
            <text:p>0.488104</text:p>
          </table:table-cell>
          <table:table-cell table:style-name="ce1"/>
          <table:table-cell/>
          <table:table-cell table:formula="of:=NORMDIST([.C375];[.$D$2];[.$E$2];0)" office:value-type="float" office:value="2.14446226193571" calcext:value-type="float">
            <text:p>2.1444622619</text:p>
          </table:table-cell>
          <table:table-cell table:number-columns-repeated="1018"/>
        </table:table-row>
        <table:table-row table:style-name="ro1">
          <table:table-cell table:style-name="ce1" office:value-type="float" office:value="0.0200999" calcext:value-type="float">
            <text:p>0.0200999</text:p>
          </table:table-cell>
          <table:table-cell table:style-name="ce1" office:value-type="float" office:value="0.142861" calcext:value-type="float">
            <text:p>0.142861</text:p>
          </table:table-cell>
          <table:table-cell table:style-name="ce1" office:value-type="float" office:value="0.581044" calcext:value-type="float">
            <text:p>0.581044</text:p>
          </table:table-cell>
          <table:table-cell table:style-name="ce1"/>
          <table:table-cell/>
          <table:table-cell table:formula="of:=NORMDIST([.C376];[.$D$2];[.$E$2];0)" office:value-type="float" office:value="0.120660842888959" calcext:value-type="float">
            <text:p>0.1206608429</text:p>
          </table:table-cell>
          <table:table-cell table:number-columns-repeated="1018"/>
        </table:table-row>
        <table:table-row table:style-name="ro1">
          <table:table-cell table:style-name="ce1" office:value-type="float" office:value="0.0113733" calcext:value-type="float">
            <text:p>0.0113733</text:p>
          </table:table-cell>
          <table:table-cell table:style-name="ce1" office:value-type="float" office:value="0.0589612" calcext:value-type="float">
            <text:p>0.0589612</text:p>
          </table:table-cell>
          <table:table-cell table:style-name="ce1" office:value-type="float" office:value="0.556736" calcext:value-type="float">
            <text:p>0.556736</text:p>
          </table:table-cell>
          <table:table-cell table:style-name="ce1"/>
          <table:table-cell/>
          <table:table-cell table:formula="of:=NORMDIST([.C377];[.$D$2];[.$E$2];0)" office:value-type="float" office:value="0.306850893097165" calcext:value-type="float">
            <text:p>0.3068508931</text:p>
          </table:table-cell>
          <table:table-cell table:number-columns-repeated="1018"/>
        </table:table-row>
        <table:table-row table:style-name="ro1">
          <table:table-cell table:style-name="ce1" office:value-type="float" office:value="0.0220974" calcext:value-type="float">
            <text:p>0.0220974</text:p>
          </table:table-cell>
          <table:table-cell table:style-name="ce1" office:value-type="float" office:value="0.0795601" calcext:value-type="float">
            <text:p>0.0795601</text:p>
          </table:table-cell>
          <table:table-cell table:style-name="ce1" office:value-type="float" office:value="0.643258" calcext:value-type="float">
            <text:p>0.643258</text:p>
          </table:table-cell>
          <table:table-cell table:style-name="ce1"/>
          <table:table-cell/>
          <table:table-cell table:formula="of:=NORMDIST([.C378];[.$D$2];[.$E$2];0)" office:value-type="float" office:value="0.00617755764168958" calcext:value-type="float">
            <text:p>0.0061775576</text:p>
          </table:table-cell>
          <table:table-cell table:number-columns-repeated="1018"/>
        </table:table-row>
        <table:table-row table:style-name="ro1">
          <table:table-cell table:style-name="ce1" office:value-type="float" office:value="0.0276321" calcext:value-type="float">
            <text:p>0.0276321</text:p>
          </table:table-cell>
          <table:table-cell table:style-name="ce1" office:value-type="float" office:value="0.0403716" calcext:value-type="float">
            <text:p>0.0403716</text:p>
          </table:table-cell>
          <table:table-cell table:style-name="ce1" office:value-type="float" office:value="0.428986" calcext:value-type="float">
            <text:p>0.428986</text:p>
          </table:table-cell>
          <table:table-cell table:style-name="ce1"/>
          <table:table-cell/>
          <table:table-cell table:formula="of:=NORMDIST([.C379];[.$D$2];[.$E$2];0)" office:value-type="float" office:value="5.05029827652583" calcext:value-type="float">
            <text:p>5.0502982765</text:p>
          </table:table-cell>
          <table:table-cell table:number-columns-repeated="1018"/>
        </table:table-row>
        <table:table-row table:style-name="ro1">
          <table:table-cell table:style-name="ce1" office:value-type="float" office:value="0.0358377" calcext:value-type="float">
            <text:p>0.0358377</text:p>
          </table:table-cell>
          <table:table-cell table:style-name="ce1" office:value-type="float" office:value="-0.0392392" calcext:value-type="float">
            <text:p>-0.0392392</text:p>
          </table:table-cell>
          <table:table-cell table:style-name="ce1" office:value-type="float" office:value="0.402221" calcext:value-type="float">
            <text:p>0.402221</text:p>
          </table:table-cell>
          <table:table-cell table:style-name="ce1"/>
          <table:table-cell/>
          <table:table-cell table:formula="of:=NORMDIST([.C380];[.$D$2];[.$E$2];0)" office:value-type="float" office:value="5.80206122644665" calcext:value-type="float">
            <text:p>5.8020612264</text:p>
          </table:table-cell>
          <table:table-cell table:number-columns-repeated="1018"/>
        </table:table-row>
        <table:table-row table:style-name="ro1">
          <table:table-cell table:style-name="ce1" office:value-type="float" office:value="0.0276076" calcext:value-type="float">
            <text:p>0.0276076</text:p>
          </table:table-cell>
          <table:table-cell table:style-name="ce1" office:value-type="float" office:value="0.0997791" calcext:value-type="float">
            <text:p>0.0997791</text:p>
          </table:table-cell>
          <table:table-cell table:style-name="ce1" office:value-type="float" office:value="0.589493" calcext:value-type="float">
            <text:p>0.589493</text:p>
          </table:table-cell>
          <table:table-cell table:style-name="ce1"/>
          <table:table-cell/>
          <table:table-cell table:formula="of:=NORMDIST([.C381];[.$D$2];[.$E$2];0)" office:value-type="float" office:value="0.0846542340714303" calcext:value-type="float">
            <text:p>0.0846542341</text:p>
          </table:table-cell>
          <table:table-cell table:number-columns-repeated="1018"/>
        </table:table-row>
        <table:table-row table:style-name="ro1">
          <table:table-cell table:style-name="ce1" office:value-type="float" office:value="0.0259692" calcext:value-type="float">
            <text:p>0.0259692</text:p>
          </table:table-cell>
          <table:table-cell table:style-name="ce1" office:value-type="float" office:value="0.128527" calcext:value-type="float">
            <text:p>0.128527</text:p>
          </table:table-cell>
          <table:table-cell table:style-name="ce1" office:value-type="float" office:value="0.210401" calcext:value-type="float">
            <text:p>0.210401</text:p>
          </table:table-cell>
          <table:table-cell table:style-name="ce1"/>
          <table:table-cell/>
          <table:table-cell table:formula="of:=NORMDIST([.C382];[.$D$2];[.$E$2];0)" office:value-type="float" office:value="0.167000160852798" calcext:value-type="float">
            <text:p>0.1670001609</text:p>
          </table:table-cell>
          <table:table-cell table:number-columns-repeated="1018"/>
        </table:table-row>
        <table:table-row table:style-name="ro1">
          <table:table-cell table:style-name="ce1" office:value-type="float" office:value="0.0172633" calcext:value-type="float">
            <text:p>0.0172633</text:p>
          </table:table-cell>
          <table:table-cell table:style-name="ce1" office:value-type="float" office:value="0.00623624" calcext:value-type="float">
            <text:p>0.00623624</text:p>
          </table:table-cell>
          <table:table-cell table:style-name="ce1" office:value-type="float" office:value="0.231934" calcext:value-type="float">
            <text:p>0.231934</text:p>
          </table:table-cell>
          <table:table-cell table:style-name="ce1"/>
          <table:table-cell/>
          <table:table-cell table:formula="of:=NORMDIST([.C383];[.$D$2];[.$E$2];0)" office:value-type="float" office:value="0.370009375471602" calcext:value-type="float">
            <text:p>0.3700093755</text:p>
          </table:table-cell>
          <table:table-cell table:number-columns-repeated="1018"/>
        </table:table-row>
        <table:table-row table:style-name="ro1">
          <table:table-cell table:style-name="ce1" office:value-type="float" office:value="0.0228356" calcext:value-type="float">
            <text:p>0.0228356</text:p>
          </table:table-cell>
          <table:table-cell table:style-name="ce1" office:value-type="float" office:value="0.109177" calcext:value-type="float">
            <text:p>0.109177</text:p>
          </table:table-cell>
          <table:table-cell table:style-name="ce1" office:value-type="float" office:value="0.679646" calcext:value-type="float">
            <text:p>0.679646</text:p>
          </table:table-cell>
          <table:table-cell table:style-name="ce1"/>
          <table:table-cell/>
          <table:table-cell table:formula="of:=NORMDIST([.C384];[.$D$2];[.$E$2];0)" office:value-type="float" office:value="0.000736315409787705" calcext:value-type="float">
            <text:p>0.0007363154</text:p>
          </table:table-cell>
          <table:table-cell table:number-columns-repeated="1018"/>
        </table:table-row>
        <table:table-row table:style-name="ro1">
          <table:table-cell table:style-name="ce1" office:value-type="float" office:value="0.0280831" calcext:value-type="float">
            <text:p>0.0280831</text:p>
          </table:table-cell>
          <table:table-cell table:style-name="ce1" office:value-type="float" office:value="0.00200599" calcext:value-type="float">
            <text:p>0.00200599</text:p>
          </table:table-cell>
          <table:table-cell table:style-name="ce1" office:value-type="float" office:value="0.428082" calcext:value-type="float">
            <text:p>0.428082</text:p>
          </table:table-cell>
          <table:table-cell table:style-name="ce1"/>
          <table:table-cell/>
          <table:table-cell table:formula="of:=NORMDIST([.C385];[.$D$2];[.$E$2];0)" office:value-type="float" office:value="5.08689152739699" calcext:value-type="float">
            <text:p>5.0868915274</text:p>
          </table:table-cell>
          <table:table-cell table:number-columns-repeated="1018"/>
        </table:table-row>
        <table:table-row table:style-name="ro1">
          <table:table-cell table:style-name="ce1" office:value-type="float" office:value="0.0253859" calcext:value-type="float">
            <text:p>0.0253859</text:p>
          </table:table-cell>
          <table:table-cell table:style-name="ce1" office:value-type="float" office:value="0.15112" calcext:value-type="float">
            <text:p>0.15112</text:p>
          </table:table-cell>
          <table:table-cell table:style-name="ce1" office:value-type="float" office:value="0.40587" calcext:value-type="float">
            <text:p>0.40587</text:p>
          </table:table-cell>
          <table:table-cell table:style-name="ce1"/>
          <table:table-cell/>
          <table:table-cell table:formula="of:=NORMDIST([.C386];[.$D$2];[.$E$2];0)" office:value-type="float" office:value="5.74559184343063" calcext:value-type="float">
            <text:p>5.7455918434</text:p>
          </table:table-cell>
          <table:table-cell table:number-columns-repeated="1018"/>
        </table:table-row>
        <table:table-row table:style-name="ro1">
          <table:table-cell table:style-name="ce1" office:value-type="float" office:value="0.013353" calcext:value-type="float">
            <text:p>0.013353</text:p>
          </table:table-cell>
          <table:table-cell table:style-name="ce1" office:value-type="float" office:value="0.0948555" calcext:value-type="float">
            <text:p>0.0948555</text:p>
          </table:table-cell>
          <table:table-cell table:style-name="ce1" office:value-type="float" office:value="0.319171" calcext:value-type="float">
            <text:p>0.319171</text:p>
          </table:table-cell>
          <table:table-cell table:style-name="ce1"/>
          <table:table-cell/>
          <table:table-cell table:formula="of:=NORMDIST([.C387];[.$D$2];[.$E$2];0)" office:value-type="float" office:value="3.32257801724342" calcext:value-type="float">
            <text:p>3.3225780172</text:p>
          </table:table-cell>
          <table:table-cell table:number-columns-repeated="1018"/>
        </table:table-row>
        <table:table-row table:style-name="ro1">
          <table:table-cell table:style-name="ce1" office:value-type="float" office:value="0.0130484" calcext:value-type="float">
            <text:p>0.0130484</text:p>
          </table:table-cell>
          <table:table-cell table:style-name="ce1" office:value-type="float" office:value="0.129267" calcext:value-type="float">
            <text:p>0.129267</text:p>
          </table:table-cell>
          <table:table-cell table:style-name="ce1" office:value-type="float" office:value="0.856402" calcext:value-type="float">
            <text:p>0.856402</text:p>
          </table:table-cell>
          <table:table-cell table:style-name="ce1"/>
          <table:table-cell/>
          <table:table-cell table:formula="of:=NORMDIST([.C388];[.$D$2];[.$E$2];0)" office:value-type="float" office:value="0.000000000404856499983995" calcext:value-type="float">
            <text:p>4.04856499983995E-10</text:p>
          </table:table-cell>
          <table:table-cell table:number-columns-repeated="1018"/>
        </table:table-row>
        <table:table-row table:style-name="ro1">
          <table:table-cell table:style-name="ce1" office:value-type="float" office:value="0.0300546" calcext:value-type="float">
            <text:p>0.0300546</text:p>
          </table:table-cell>
          <table:table-cell table:style-name="ce1" office:value-type="float" office:value="0.0562641" calcext:value-type="float">
            <text:p>0.0562641</text:p>
          </table:table-cell>
          <table:table-cell table:style-name="ce1" office:value-type="float" office:value="0.237001" calcext:value-type="float">
            <text:p>0.237001</text:p>
          </table:table-cell>
          <table:table-cell table:style-name="ce1"/>
          <table:table-cell/>
          <table:table-cell table:formula="of:=NORMDIST([.C389];[.$D$2];[.$E$2];0)" office:value-type="float" office:value="0.439714628966935" calcext:value-type="float">
            <text:p>0.439714629</text:p>
          </table:table-cell>
          <table:table-cell table:number-columns-repeated="1018"/>
        </table:table-row>
        <table:table-row table:style-name="ro1">
          <table:table-cell table:style-name="ce1" office:value-type="float" office:value="0.0303906" calcext:value-type="float">
            <text:p>0.0303906</text:p>
          </table:table-cell>
          <table:table-cell table:style-name="ce1" office:value-type="float" office:value="0.104327" calcext:value-type="float">
            <text:p>0.104327</text:p>
          </table:table-cell>
          <table:table-cell table:style-name="ce1" office:value-type="float" office:value="0.411194" calcext:value-type="float">
            <text:p>0.411194</text:p>
          </table:table-cell>
          <table:table-cell table:style-name="ce1"/>
          <table:table-cell/>
          <table:table-cell table:formula="of:=NORMDIST([.C390];[.$D$2];[.$E$2];0)" office:value-type="float" office:value="5.63494633690804" calcext:value-type="float">
            <text:p>5.6349463369</text:p>
          </table:table-cell>
          <table:table-cell table:number-columns-repeated="1018"/>
        </table:table-row>
        <table:table-row table:style-name="ro1">
          <table:table-cell table:style-name="ce1" office:value-type="float" office:value="0.00992754" calcext:value-type="float">
            <text:p>0.00992754</text:p>
          </table:table-cell>
          <table:table-cell table:style-name="ce1" office:value-type="float" office:value="-0.0233562" calcext:value-type="float">
            <text:p>-0.0233562</text:p>
          </table:table-cell>
          <table:table-cell table:style-name="ce1" office:value-type="float" office:value="0.491934" calcext:value-type="float">
            <text:p>0.491934</text:p>
          </table:table-cell>
          <table:table-cell table:style-name="ce1"/>
          <table:table-cell/>
          <table:table-cell table:formula="of:=NORMDIST([.C391];[.$D$2];[.$E$2];0)" office:value-type="float" office:value="1.97639978271018" calcext:value-type="float">
            <text:p>1.9763997827</text:p>
          </table:table-cell>
          <table:table-cell table:number-columns-repeated="1018"/>
        </table:table-row>
        <table:table-row table:style-name="ro1">
          <table:table-cell table:style-name="ce1" office:value-type="float" office:value="0.0125907" calcext:value-type="float">
            <text:p>0.0125907</text:p>
          </table:table-cell>
          <table:table-cell table:style-name="ce1" office:value-type="float" office:value="0.0775751" calcext:value-type="float">
            <text:p>0.0775751</text:p>
          </table:table-cell>
          <table:table-cell table:style-name="ce1" office:value-type="float" office:value="0.612908" calcext:value-type="float">
            <text:p>0.612908</text:p>
          </table:table-cell>
          <table:table-cell table:style-name="ce1"/>
          <table:table-cell/>
          <table:table-cell table:formula="of:=NORMDIST([.C392];[.$D$2];[.$E$2];0)" office:value-type="float" office:value="0.0292406699508624" calcext:value-type="float">
            <text:p>0.02924067</text:p>
          </table:table-cell>
          <table:table-cell table:number-columns-repeated="1018"/>
        </table:table-row>
        <table:table-row table:style-name="ro1">
          <table:table-cell table:style-name="ce1" office:value-type="float" office:value="0.0248019" calcext:value-type="float">
            <text:p>0.0248019</text:p>
          </table:table-cell>
          <table:table-cell table:style-name="ce1" office:value-type="float" office:value="-0.00870904" calcext:value-type="float">
            <text:p>-0.00870904</text:p>
          </table:table-cell>
          <table:table-cell table:style-name="ce1" office:value-type="float" office:value="0.271142" calcext:value-type="float">
            <text:p>0.271142</text:p>
          </table:table-cell>
          <table:table-cell table:style-name="ce1"/>
          <table:table-cell/>
          <table:table-cell table:formula="of:=NORMDIST([.C393];[.$D$2];[.$E$2];0)" office:value-type="float" office:value="1.21688871290416" calcext:value-type="float">
            <text:p>1.2168887129</text:p>
          </table:table-cell>
          <table:table-cell table:number-columns-repeated="1018"/>
        </table:table-row>
        <table:table-row table:style-name="ro1">
          <table:table-cell table:style-name="ce1" office:value-type="float" office:value="0.0171378" calcext:value-type="float">
            <text:p>0.0171378</text:p>
          </table:table-cell>
          <table:table-cell table:style-name="ce1" office:value-type="float" office:value="0.0100297" calcext:value-type="float">
            <text:p>0.0100297</text:p>
          </table:table-cell>
          <table:table-cell table:style-name="ce1" office:value-type="float" office:value="0.308074" calcext:value-type="float">
            <text:p>0.308074</text:p>
          </table:table-cell>
          <table:table-cell table:style-name="ce1"/>
          <table:table-cell/>
          <table:table-cell table:formula="of:=NORMDIST([.C394];[.$D$2];[.$E$2];0)" office:value-type="float" office:value="2.75403434079345" calcext:value-type="float">
            <text:p>2.7540343408</text:p>
          </table:table-cell>
          <table:table-cell table:number-columns-repeated="1018"/>
        </table:table-row>
        <table:table-row table:style-name="ro1">
          <table:table-cell table:style-name="ce1" office:value-type="float" office:value="0.0360889" calcext:value-type="float">
            <text:p>0.0360889</text:p>
          </table:table-cell>
          <table:table-cell table:style-name="ce1" office:value-type="float" office:value="0.0149699" calcext:value-type="float">
            <text:p>0.0149699</text:p>
          </table:table-cell>
          <table:table-cell table:style-name="ce1" office:value-type="float" office:value="0.536641" calcext:value-type="float">
            <text:p>0.536641</text:p>
          </table:table-cell>
          <table:table-cell table:style-name="ce1"/>
          <table:table-cell/>
          <table:table-cell table:formula="of:=NORMDIST([.C395];[.$D$2];[.$E$2];0)" office:value-type="float" office:value="0.602629276999786" calcext:value-type="float">
            <text:p>0.602629277</text:p>
          </table:table-cell>
          <table:table-cell table:number-columns-repeated="1018"/>
        </table:table-row>
        <table:table-row table:style-name="ro1">
          <table:table-cell table:style-name="ce1" office:value-type="float" office:value="0.0366287" calcext:value-type="float">
            <text:p>0.0366287</text:p>
          </table:table-cell>
          <table:table-cell table:style-name="ce1" office:value-type="float" office:value="-0.0117725" calcext:value-type="float">
            <text:p>-0.0117725</text:p>
          </table:table-cell>
          <table:table-cell table:style-name="ce1" office:value-type="float" office:value="0.342109" calcext:value-type="float">
            <text:p>0.342109</text:p>
          </table:table-cell>
          <table:table-cell table:style-name="ce1"/>
          <table:table-cell/>
          <table:table-cell table:formula="of:=NORMDIST([.C396];[.$D$2];[.$E$2];0)" office:value-type="float" office:value="4.50007144593947" calcext:value-type="float">
            <text:p>4.5000714459</text:p>
          </table:table-cell>
          <table:table-cell table:number-columns-repeated="1018"/>
        </table:table-row>
        <table:table-row table:style-name="ro1">
          <table:table-cell table:style-name="ce1" office:value-type="float" office:value="0.0152988" calcext:value-type="float">
            <text:p>0.0152988</text:p>
          </table:table-cell>
          <table:table-cell table:style-name="ce1" office:value-type="float" office:value="0.0277872" calcext:value-type="float">
            <text:p>0.0277872</text:p>
          </table:table-cell>
          <table:table-cell table:style-name="ce1" office:value-type="float" office:value="0.692851" calcext:value-type="float">
            <text:p>0.692851</text:p>
          </table:table-cell>
          <table:table-cell table:style-name="ce1"/>
          <table:table-cell/>
          <table:table-cell table:formula="of:=NORMDIST([.C397];[.$D$2];[.$E$2];0)" office:value-type="float" office:value="0.000316976447300604" calcext:value-type="float">
            <text:p>0.0003169764</text:p>
          </table:table-cell>
          <table:table-cell table:number-columns-repeated="1018"/>
        </table:table-row>
        <table:table-row table:style-name="ro1">
          <table:table-cell table:style-name="ce1" office:value-type="float" office:value="0.0203179" calcext:value-type="float">
            <text:p>0.0203179</text:p>
          </table:table-cell>
          <table:table-cell table:style-name="ce1" office:value-type="float" office:value="0.0687873" calcext:value-type="float">
            <text:p>0.0687873</text:p>
          </table:table-cell>
          <table:table-cell table:style-name="ce1" office:value-type="float" office:value="0.272293" calcext:value-type="float">
            <text:p>0.272293</text:p>
          </table:table-cell>
          <table:table-cell table:style-name="ce1"/>
          <table:table-cell/>
          <table:table-cell table:formula="of:=NORMDIST([.C398];[.$D$2];[.$E$2];0)" office:value-type="float" office:value="1.25384404741153" calcext:value-type="float">
            <text:p>1.2538440474</text:p>
          </table:table-cell>
          <table:table-cell table:number-columns-repeated="1018"/>
        </table:table-row>
        <table:table-row table:style-name="ro1">
          <table:table-cell table:style-name="ce1" office:value-type="float" office:value="0.0345076" calcext:value-type="float">
            <text:p>0.0345076</text:p>
          </table:table-cell>
          <table:table-cell table:style-name="ce1" office:value-type="float" office:value="0.139345" calcext:value-type="float">
            <text:p>0.139345</text:p>
          </table:table-cell>
          <table:table-cell table:style-name="ce1" office:value-type="float" office:value="0.621163" calcext:value-type="float">
            <text:p>0.621163</text:p>
          </table:table-cell>
          <table:table-cell table:style-name="ce1"/>
          <table:table-cell/>
          <table:table-cell table:formula="of:=NORMDIST([.C399];[.$D$2];[.$E$2];0)" office:value-type="float" office:value="0.019540114936648" calcext:value-type="float">
            <text:p>0.0195401149</text:p>
          </table:table-cell>
          <table:table-cell table:number-columns-repeated="1018"/>
        </table:table-row>
        <table:table-row table:style-name="ro1">
          <table:table-cell table:style-name="ce1" office:value-type="float" office:value="0.0217074" calcext:value-type="float">
            <text:p>0.0217074</text:p>
          </table:table-cell>
          <table:table-cell table:style-name="ce1" office:value-type="float" office:value="0.0489084" calcext:value-type="float">
            <text:p>0.0489084</text:p>
          </table:table-cell>
          <table:table-cell table:style-name="ce1" office:value-type="float" office:value="0.557724" calcext:value-type="float">
            <text:p>0.557724</text:p>
          </table:table-cell>
          <table:table-cell table:style-name="ce1"/>
          <table:table-cell/>
          <table:table-cell table:formula="of:=NORMDIST([.C400];[.$D$2];[.$E$2];0)" office:value-type="float" office:value="0.29616621780316" calcext:value-type="float">
            <text:p>0.2961662178</text:p>
          </table:table-cell>
          <table:table-cell table:number-columns-repeated="1018"/>
        </table:table-row>
        <table:table-row table:style-name="ro1">
          <table:table-cell table:style-name="ce1" office:value-type="float" office:value="0.010745" calcext:value-type="float">
            <text:p>0.010745</text:p>
          </table:table-cell>
          <table:table-cell table:style-name="ce1" office:value-type="float" office:value="0.0424751" calcext:value-type="float">
            <text:p>0.0424751</text:p>
          </table:table-cell>
          <table:table-cell table:style-name="ce1" office:value-type="float" office:value="0.886334" calcext:value-type="float">
            <text:p>0.886334</text:p>
          </table:table-cell>
          <table:table-cell table:style-name="ce1"/>
          <table:table-cell/>
          <table:table-cell table:formula="of:=NORMDIST([.C401];[.$D$2];[.$E$2];0)" office:value-type="float" office:value="0.0000000000180379226598499" calcext:value-type="float">
            <text:p>1.80379226598499E-11</text:p>
          </table:table-cell>
          <table:table-cell table:number-columns-repeated="1018"/>
        </table:table-row>
        <table:table-row table:style-name="ro1">
          <table:table-cell table:style-name="ce1" office:value-type="float" office:value="0.0181981" calcext:value-type="float">
            <text:p>0.0181981</text:p>
          </table:table-cell>
          <table:table-cell table:style-name="ce1" office:value-type="float" office:value="-0.0435875" calcext:value-type="float">
            <text:p>-0.0435875</text:p>
          </table:table-cell>
          <table:table-cell table:style-name="ce1" office:value-type="float" office:value="0.600723" calcext:value-type="float">
            <text:p>0.600723</text:p>
          </table:table-cell>
          <table:table-cell table:style-name="ce1"/>
          <table:table-cell/>
          <table:table-cell table:formula="of:=NORMDIST([.C402];[.$D$2];[.$E$2];0)" office:value-type="float" office:value="0.0516025169498339" calcext:value-type="float">
            <text:p>0.0516025169</text:p>
          </table:table-cell>
          <table:table-cell table:number-columns-repeated="1018"/>
        </table:table-row>
        <table:table-row table:style-name="ro1">
          <table:table-cell table:style-name="ce1" office:value-type="float" office:value="0.0301814" calcext:value-type="float">
            <text:p>0.0301814</text:p>
          </table:table-cell>
          <table:table-cell table:style-name="ce1" office:value-type="float" office:value="0.15169" calcext:value-type="float">
            <text:p>0.15169</text:p>
          </table:table-cell>
          <table:table-cell table:style-name="ce1" office:value-type="float" office:value="0.335373" calcext:value-type="float">
            <text:p>0.335373</text:p>
          </table:table-cell>
          <table:table-cell table:style-name="ce1"/>
          <table:table-cell/>
          <table:table-cell table:formula="of:=NORMDIST([.C403];[.$D$2];[.$E$2];0)" office:value-type="float" office:value="4.16549073399323" calcext:value-type="float">
            <text:p>4.165490734</text:p>
          </table:table-cell>
          <table:table-cell table:number-columns-repeated="1018"/>
        </table:table-row>
        <table:table-row table:style-name="ro1">
          <table:table-cell table:style-name="ce1" office:value-type="float" office:value="0.0201742" calcext:value-type="float">
            <text:p>0.0201742</text:p>
          </table:table-cell>
          <table:table-cell table:style-name="ce1" office:value-type="float" office:value="-0.0292149" calcext:value-type="float">
            <text:p>-0.0292149</text:p>
          </table:table-cell>
          <table:table-cell table:style-name="ce1" office:value-type="float" office:value="0.534019" calcext:value-type="float">
            <text:p>0.534019</text:p>
          </table:table-cell>
          <table:table-cell table:style-name="ce1"/>
          <table:table-cell/>
          <table:table-cell table:formula="of:=NORMDIST([.C404];[.$D$2];[.$E$2];0)" office:value-type="float" office:value="0.653874571416799" calcext:value-type="float">
            <text:p>0.6538745714</text:p>
          </table:table-cell>
          <table:table-cell table:number-columns-repeated="1018"/>
        </table:table-row>
        <table:table-row table:style-name="ro1">
          <table:table-cell table:style-name="ce1" office:value-type="float" office:value="0.0182935" calcext:value-type="float">
            <text:p>0.0182935</text:p>
          </table:table-cell>
          <table:table-cell table:style-name="ce1" office:value-type="float" office:value="-0.0210377" calcext:value-type="float">
            <text:p>-0.0210377</text:p>
          </table:table-cell>
          <table:table-cell table:style-name="ce1" office:value-type="float" office:value="0.375704" calcext:value-type="float">
            <text:p>0.375704</text:p>
          </table:table-cell>
          <table:table-cell table:style-name="ce1"/>
          <table:table-cell/>
          <table:table-cell table:formula="of:=NORMDIST([.C405];[.$D$2];[.$E$2];0)" office:value-type="float" office:value="5.71232139294507" calcext:value-type="float">
            <text:p>5.7123213929</text:p>
          </table:table-cell>
          <table:table-cell table:number-columns-repeated="1018"/>
        </table:table-row>
        <table:table-row table:style-name="ro1">
          <table:table-cell table:style-name="ce1" office:value-type="float" office:value="0.0175215" calcext:value-type="float">
            <text:p>0.0175215</text:p>
          </table:table-cell>
          <table:table-cell table:style-name="ce1" office:value-type="float" office:value="0.112196" calcext:value-type="float">
            <text:p>0.112196</text:p>
          </table:table-cell>
          <table:table-cell table:style-name="ce1" office:value-type="float" office:value="0.430302" calcext:value-type="float">
            <text:p>0.430302</text:p>
          </table:table-cell>
          <table:table-cell table:style-name="ce1"/>
          <table:table-cell/>
          <table:table-cell table:formula="of:=NORMDIST([.C406];[.$D$2];[.$E$2];0)" office:value-type="float" office:value="4.99591608043356" calcext:value-type="float">
            <text:p>4.9959160804</text:p>
          </table:table-cell>
          <table:table-cell table:number-columns-repeated="1018"/>
        </table:table-row>
        <table:table-row table:style-name="ro1">
          <table:table-cell table:style-name="ce1" office:value-type="float" office:value="0.0363602" calcext:value-type="float">
            <text:p>0.0363602</text:p>
          </table:table-cell>
          <table:table-cell table:style-name="ce1" office:value-type="float" office:value="0.10569" calcext:value-type="float">
            <text:p>0.10569</text:p>
          </table:table-cell>
          <table:table-cell table:style-name="ce1" office:value-type="float" office:value="0.374753" calcext:value-type="float">
            <text:p>0.374753</text:p>
          </table:table-cell>
          <table:table-cell table:style-name="ce1"/>
          <table:table-cell/>
          <table:table-cell table:formula="of:=NORMDIST([.C407];[.$D$2];[.$E$2];0)" office:value-type="float" office:value="5.69299488718036" calcext:value-type="float">
            <text:p>5.6929948872</text:p>
          </table:table-cell>
          <table:table-cell table:number-columns-repeated="1018"/>
        </table:table-row>
        <table:table-row table:style-name="ro1">
          <table:table-cell table:style-name="ce1" office:value-type="float" office:value="0.0266075" calcext:value-type="float">
            <text:p>0.0266075</text:p>
          </table:table-cell>
          <table:table-cell table:style-name="ce1" office:value-type="float" office:value="0.106512" calcext:value-type="float">
            <text:p>0.106512</text:p>
          </table:table-cell>
          <table:table-cell table:style-name="ce1" office:value-type="float" office:value="0.539604" calcext:value-type="float">
            <text:p>0.539604</text:p>
          </table:table-cell>
          <table:table-cell table:style-name="ce1"/>
          <table:table-cell/>
          <table:table-cell table:formula="of:=NORMDIST([.C408];[.$D$2];[.$E$2];0)" office:value-type="float" office:value="0.548551941859465" calcext:value-type="float">
            <text:p>0.5485519419</text:p>
          </table:table-cell>
          <table:table-cell table:number-columns-repeated="1018"/>
        </table:table-row>
        <table:table-row table:style-name="ro1">
          <table:table-cell table:style-name="ce1" office:value-type="float" office:value="0.0392477" calcext:value-type="float">
            <text:p>0.0392477</text:p>
          </table:table-cell>
          <table:table-cell table:style-name="ce1" office:value-type="float" office:value="0.108506" calcext:value-type="float">
            <text:p>0.108506</text:p>
          </table:table-cell>
          <table:table-cell table:style-name="ce1" office:value-type="float" office:value="0.608273" calcext:value-type="float">
            <text:p>0.608273</text:p>
          </table:table-cell>
          <table:table-cell table:style-name="ce1"/>
          <table:table-cell/>
          <table:table-cell table:formula="of:=NORMDIST([.C409];[.$D$2];[.$E$2];0)" office:value-type="float" office:value="0.0364308009110382" calcext:value-type="float">
            <text:p>0.0364308009</text:p>
          </table:table-cell>
          <table:table-cell table:number-columns-repeated="1018"/>
        </table:table-row>
        <table:table-row table:style-name="ro1">
          <table:table-cell table:style-name="ce1" office:value-type="float" office:value="0.0218934" calcext:value-type="float">
            <text:p>0.0218934</text:p>
          </table:table-cell>
          <table:table-cell table:style-name="ce1" office:value-type="float" office:value="0.0914523" calcext:value-type="float">
            <text:p>0.0914523</text:p>
          </table:table-cell>
          <table:table-cell table:style-name="ce1" office:value-type="float" office:value="0.452833" calcext:value-type="float">
            <text:p>0.452833</text:p>
          </table:table-cell>
          <table:table-cell table:style-name="ce1"/>
          <table:table-cell/>
          <table:table-cell table:formula="of:=NORMDIST([.C410];[.$D$2];[.$E$2];0)" office:value-type="float" office:value="3.91592899513597" calcext:value-type="float">
            <text:p>3.9159289951</text:p>
          </table:table-cell>
          <table:table-cell table:number-columns-repeated="1018"/>
        </table:table-row>
        <table:table-row table:style-name="ro1">
          <table:table-cell table:style-name="ce1" office:value-type="float" office:value="0.0290182" calcext:value-type="float">
            <text:p>0.0290182</text:p>
          </table:table-cell>
          <table:table-cell table:style-name="ce1" office:value-type="float" office:value="-0.0258387" calcext:value-type="float">
            <text:p>-0.0258387</text:p>
          </table:table-cell>
          <table:table-cell table:style-name="ce1" office:value-type="float" office:value="0.480105" calcext:value-type="float">
            <text:p>0.480105</text:p>
          </table:table-cell>
          <table:table-cell table:style-name="ce1"/>
          <table:table-cell/>
          <table:table-cell table:formula="of:=NORMDIST([.C411];[.$D$2];[.$E$2];0)" office:value-type="float" office:value="2.51704445488888" calcext:value-type="float">
            <text:p>2.5170444549</text:p>
          </table:table-cell>
          <table:table-cell table:number-columns-repeated="1018"/>
        </table:table-row>
        <table:table-row table:style-name="ro1">
          <table:table-cell table:style-name="ce1" office:value-type="float" office:value="0.0309986" calcext:value-type="float">
            <text:p>0.0309986</text:p>
          </table:table-cell>
          <table:table-cell table:style-name="ce1" office:value-type="float" office:value="0.0872184" calcext:value-type="float">
            <text:p>0.0872184</text:p>
          </table:table-cell>
          <table:table-cell table:style-name="ce1" office:value-type="float" office:value="0.423461" calcext:value-type="float">
            <text:p>0.423461</text:p>
          </table:table-cell>
          <table:table-cell table:style-name="ce1"/>
          <table:table-cell/>
          <table:table-cell table:formula="of:=NORMDIST([.C412];[.$D$2];[.$E$2];0)" office:value-type="float" office:value="5.26355034894037" calcext:value-type="float">
            <text:p>5.2635503489</text:p>
          </table:table-cell>
          <table:table-cell table:number-columns-repeated="1018"/>
        </table:table-row>
        <table:table-row table:style-name="ro1">
          <table:table-cell table:style-name="ce1" office:value-type="float" office:value="0.0262603" calcext:value-type="float">
            <text:p>0.0262603</text:p>
          </table:table-cell>
          <table:table-cell table:style-name="ce1" office:value-type="float" office:value="-0.0331886" calcext:value-type="float">
            <text:p>-0.0331886</text:p>
          </table:table-cell>
          <table:table-cell table:style-name="ce1" office:value-type="float" office:value="0.805107" calcext:value-type="float">
            <text:p>0.805107</text:p>
          </table:table-cell>
          <table:table-cell table:style-name="ce1"/>
          <table:table-cell/>
          <table:table-cell table:formula="of:=NORMDIST([.C413];[.$D$2];[.$E$2];0)" office:value-type="float" office:value="0.0000000532957744885164" calcext:value-type="float">
            <text:p>5.32957744885164E-08</text:p>
          </table:table-cell>
          <table:table-cell table:number-columns-repeated="1018"/>
        </table:table-row>
        <table:table-row table:style-name="ro1">
          <table:table-cell table:style-name="ce1" office:value-type="float" office:value="0.0143713" calcext:value-type="float">
            <text:p>0.0143713</text:p>
          </table:table-cell>
          <table:table-cell table:style-name="ce1" office:value-type="float" office:value="0.123154" calcext:value-type="float">
            <text:p>0.123154</text:p>
          </table:table-cell>
          <table:table-cell table:style-name="ce1" office:value-type="float" office:value="0.170896" calcext:value-type="float">
            <text:p>0.170896</text:p>
          </table:table-cell>
          <table:table-cell table:style-name="ce1"/>
          <table:table-cell/>
          <table:table-cell table:formula="of:=NORMDIST([.C414];[.$D$2];[.$E$2];0)" office:value-type="float" office:value="0.0298819058035026" calcext:value-type="float">
            <text:p>0.0298819058</text:p>
          </table:table-cell>
          <table:table-cell table:number-columns-repeated="1018"/>
        </table:table-row>
        <table:table-row table:style-name="ro1">
          <table:table-cell table:style-name="ce1" office:value-type="float" office:value="0.0173736" calcext:value-type="float">
            <text:p>0.0173736</text:p>
          </table:table-cell>
          <table:table-cell table:style-name="ce1" office:value-type="float" office:value="-0.00196471" calcext:value-type="float">
            <text:p>-0.00196471</text:p>
          </table:table-cell>
          <table:table-cell table:style-name="ce1" office:value-type="float" office:value="0.808218" calcext:value-type="float">
            <text:p>0.808218</text:p>
          </table:table-cell>
          <table:table-cell table:style-name="ce1"/>
          <table:table-cell/>
          <table:table-cell table:formula="of:=NORMDIST([.C415];[.$D$2];[.$E$2];0)" office:value-type="float" office:value="0.0000000402908358129695" calcext:value-type="float">
            <text:p>4.02908358129695E-08</text:p>
          </table:table-cell>
          <table:table-cell table:number-columns-repeated="1018"/>
        </table:table-row>
        <table:table-row table:style-name="ro1">
          <table:table-cell table:style-name="ce1" office:value-type="float" office:value="0.0283838" calcext:value-type="float">
            <text:p>0.0283838</text:p>
          </table:table-cell>
          <table:table-cell table:style-name="ce1" office:value-type="float" office:value="0.15026" calcext:value-type="float">
            <text:p>0.15026</text:p>
          </table:table-cell>
          <table:table-cell table:style-name="ce1" office:value-type="float" office:value="0.484107" calcext:value-type="float">
            <text:p>0.484107</text:p>
          </table:table-cell>
          <table:table-cell table:style-name="ce1"/>
          <table:table-cell/>
          <table:table-cell table:formula="of:=NORMDIST([.C416];[.$D$2];[.$E$2];0)" office:value-type="float" office:value="2.32720971437417" calcext:value-type="float">
            <text:p>2.3272097144</text:p>
          </table:table-cell>
          <table:table-cell table:number-columns-repeated="1018"/>
        </table:table-row>
        <table:table-row table:style-name="ro1">
          <table:table-cell table:style-name="ce1" office:value-type="float" office:value="0.0377163" calcext:value-type="float">
            <text:p>0.0377163</text:p>
          </table:table-cell>
          <table:table-cell table:style-name="ce1" office:value-type="float" office:value="0.121537" calcext:value-type="float">
            <text:p>0.121537</text:p>
          </table:table-cell>
          <table:table-cell table:style-name="ce1" office:value-type="float" office:value="0.241154" calcext:value-type="float">
            <text:p>0.241154</text:p>
          </table:table-cell>
          <table:table-cell table:style-name="ce1"/>
          <table:table-cell/>
          <table:table-cell table:formula="of:=NORMDIST([.C417];[.$D$2];[.$E$2];0)" office:value-type="float" office:value="0.504436305263322" calcext:value-type="float">
            <text:p>0.5044363053</text:p>
          </table:table-cell>
          <table:table-cell table:number-columns-repeated="1018"/>
        </table:table-row>
        <table:table-row table:style-name="ro1">
          <table:table-cell table:style-name="ce1" office:value-type="float" office:value="0.0225372" calcext:value-type="float">
            <text:p>0.0225372</text:p>
          </table:table-cell>
          <table:table-cell table:style-name="ce1" office:value-type="float" office:value="0.0775529" calcext:value-type="float">
            <text:p>0.0775529</text:p>
          </table:table-cell>
          <table:table-cell table:style-name="ce1" office:value-type="float" office:value="0.730195" calcext:value-type="float">
            <text:p>0.730195</text:p>
          </table:table-cell>
          <table:table-cell table:style-name="ce1"/>
          <table:table-cell/>
          <table:table-cell table:formula="of:=NORMDIST([.C418];[.$D$2];[.$E$2];0)" office:value-type="float" office:value="0.0000238259526774653" calcext:value-type="float">
            <text:p>0.000023826</text:p>
          </table:table-cell>
          <table:table-cell table:number-columns-repeated="1018"/>
        </table:table-row>
        <table:table-row table:style-name="ro1">
          <table:table-cell table:style-name="ce1" office:value-type="float" office:value="0.0382252" calcext:value-type="float">
            <text:p>0.0382252</text:p>
          </table:table-cell>
          <table:table-cell table:style-name="ce1" office:value-type="float" office:value="0.0306168" calcext:value-type="float">
            <text:p>0.0306168</text:p>
          </table:table-cell>
          <table:table-cell table:style-name="ce1" office:value-type="float" office:value="0.54735" calcext:value-type="float">
            <text:p>0.54735</text:p>
          </table:table-cell>
          <table:table-cell table:style-name="ce1"/>
          <table:table-cell/>
          <table:table-cell table:formula="of:=NORMDIST([.C419];[.$D$2];[.$E$2];0)" office:value-type="float" office:value="0.425176118642083" calcext:value-type="float">
            <text:p>0.4251761186</text:p>
          </table:table-cell>
          <table:table-cell table:number-columns-repeated="1018"/>
        </table:table-row>
        <table:table-row table:style-name="ro1">
          <table:table-cell table:style-name="ce1" office:value-type="float" office:value="0.0255531" calcext:value-type="float">
            <text:p>0.0255531</text:p>
          </table:table-cell>
          <table:table-cell table:style-name="ce1" office:value-type="float" office:value="0.0935398" calcext:value-type="float">
            <text:p>0.0935398</text:p>
          </table:table-cell>
          <table:table-cell table:style-name="ce1" office:value-type="float" office:value="0.366311" calcext:value-type="float">
            <text:p>0.366311</text:p>
          </table:table-cell>
          <table:table-cell table:style-name="ce1"/>
          <table:table-cell/>
          <table:table-cell table:formula="of:=NORMDIST([.C420];[.$D$2];[.$E$2];0)" office:value-type="float" office:value="5.47702106890367" calcext:value-type="float">
            <text:p>5.4770210689</text:p>
          </table:table-cell>
          <table:table-cell table:number-columns-repeated="1018"/>
        </table:table-row>
        <table:table-row table:style-name="ro1">
          <table:table-cell table:style-name="ce1" office:value-type="float" office:value="0.024994" calcext:value-type="float">
            <text:p>0.024994</text:p>
          </table:table-cell>
          <table:table-cell table:style-name="ce1" office:value-type="float" office:value="0.00650011" calcext:value-type="float">
            <text:p>0.00650011</text:p>
          </table:table-cell>
          <table:table-cell table:style-name="ce1" office:value-type="float" office:value="0.502411" calcext:value-type="float">
            <text:p>0.502411</text:p>
          </table:table-cell>
          <table:table-cell table:style-name="ce1"/>
          <table:table-cell/>
          <table:table-cell table:formula="of:=NORMDIST([.C421];[.$D$2];[.$E$2];0)" office:value-type="float" office:value="1.55548518977281" calcext:value-type="float">
            <text:p>1.5554851898</text:p>
          </table:table-cell>
          <table:table-cell table:number-columns-repeated="1018"/>
        </table:table-row>
        <table:table-row table:style-name="ro1">
          <table:table-cell table:style-name="ce1" office:value-type="float" office:value="0.0304974" calcext:value-type="float">
            <text:p>0.0304974</text:p>
          </table:table-cell>
          <table:table-cell table:style-name="ce1" office:value-type="float" office:value="-0.0265373" calcext:value-type="float">
            <text:p>-0.0265373</text:p>
          </table:table-cell>
          <table:table-cell table:style-name="ce1" office:value-type="float" office:value="0.553925" calcext:value-type="float">
            <text:p>0.553925</text:p>
          </table:table-cell>
          <table:table-cell table:style-name="ce1"/>
          <table:table-cell/>
          <table:table-cell table:formula="of:=NORMDIST([.C422];[.$D$2];[.$E$2];0)" office:value-type="float" office:value="0.339013504713667" calcext:value-type="float">
            <text:p>0.3390135047</text:p>
          </table:table-cell>
          <table:table-cell table:number-columns-repeated="1018"/>
        </table:table-row>
        <table:table-row table:style-name="ro1">
          <table:table-cell table:style-name="ce1" office:value-type="float" office:value="0.02738" calcext:value-type="float">
            <text:p>0.02738</text:p>
          </table:table-cell>
          <table:table-cell table:style-name="ce1" office:value-type="float" office:value="0.0685258" calcext:value-type="float">
            <text:p>0.0685258</text:p>
          </table:table-cell>
          <table:table-cell table:style-name="ce1" office:value-type="float" office:value="0.3819" calcext:value-type="float">
            <text:p>0.3819</text:p>
          </table:table-cell>
          <table:table-cell table:style-name="ce1"/>
          <table:table-cell/>
          <table:table-cell table:formula="of:=NORMDIST([.C423];[.$D$2];[.$E$2];0)" office:value-type="float" office:value="5.81190508754919" calcext:value-type="float">
            <text:p>5.8119050875</text:p>
          </table:table-cell>
          <table:table-cell table:number-columns-repeated="1018"/>
        </table:table-row>
        <table:table-row table:style-name="ro1">
          <table:table-cell table:style-name="ce1" office:value-type="float" office:value="0.0392632" calcext:value-type="float">
            <text:p>0.0392632</text:p>
          </table:table-cell>
          <table:table-cell table:style-name="ce1" office:value-type="float" office:value="0.0333627" calcext:value-type="float">
            <text:p>0.0333627</text:p>
          </table:table-cell>
          <table:table-cell table:style-name="ce1" office:value-type="float" office:value="0.276281" calcext:value-type="float">
            <text:p>0.276281</text:p>
          </table:table-cell>
          <table:table-cell table:style-name="ce1"/>
          <table:table-cell/>
          <table:table-cell table:formula="of:=NORMDIST([.C424];[.$D$2];[.$E$2];0)" office:value-type="float" office:value="1.3877025748673" calcext:value-type="float">
            <text:p>1.3877025749</text:p>
          </table:table-cell>
          <table:table-cell table:number-columns-repeated="1018"/>
        </table:table-row>
        <table:table-row table:style-name="ro1">
          <table:table-cell table:style-name="ce1" office:value-type="float" office:value="0.0259062" calcext:value-type="float">
            <text:p>0.0259062</text:p>
          </table:table-cell>
          <table:table-cell table:style-name="ce1" office:value-type="float" office:value="0.0317499" calcext:value-type="float">
            <text:p>0.0317499</text:p>
          </table:table-cell>
          <table:table-cell table:style-name="ce1" office:value-type="float" office:value="0.688906" calcext:value-type="float">
            <text:p>0.688906</text:p>
          </table:table-cell>
          <table:table-cell table:style-name="ce1"/>
          <table:table-cell/>
          <table:table-cell table:formula="of:=NORMDIST([.C425];[.$D$2];[.$E$2];0)" office:value-type="float" office:value="0.000409354410823484" calcext:value-type="float">
            <text:p>0.0004093544</text:p>
          </table:table-cell>
          <table:table-cell table:number-columns-repeated="1018"/>
        </table:table-row>
        <table:table-row table:style-name="ro1">
          <table:table-cell table:style-name="ce1" office:value-type="float" office:value="0.0204314" calcext:value-type="float">
            <text:p>0.0204314</text:p>
          </table:table-cell>
          <table:table-cell table:style-name="ce1" office:value-type="float" office:value="-0.0120079" calcext:value-type="float">
            <text:p>-0.0120079</text:p>
          </table:table-cell>
          <table:table-cell table:style-name="ce1" office:value-type="float" office:value="0.662876" calcext:value-type="float">
            <text:p>0.662876</text:p>
          </table:table-cell>
          <table:table-cell table:style-name="ce1"/>
          <table:table-cell/>
          <table:table-cell table:formula="of:=NORMDIST([.C426];[.$D$2];[.$E$2];0)" office:value-type="float" office:value="0.00203361953121674" calcext:value-type="float">
            <text:p>0.0020336195</text:p>
          </table:table-cell>
          <table:table-cell table:number-columns-repeated="1018"/>
        </table:table-row>
        <table:table-row table:style-name="ro1">
          <table:table-cell table:style-name="ce1" office:value-type="float" office:value="0.0163595" calcext:value-type="float">
            <text:p>0.0163595</text:p>
          </table:table-cell>
          <table:table-cell table:style-name="ce1" office:value-type="float" office:value="0.093718" calcext:value-type="float">
            <text:p>0.093718</text:p>
          </table:table-cell>
          <table:table-cell table:style-name="ce1" office:value-type="float" office:value="0.373076" calcext:value-type="float">
            <text:p>0.373076</text:p>
          </table:table-cell>
          <table:table-cell table:style-name="ce1"/>
          <table:table-cell/>
          <table:table-cell table:formula="of:=NORMDIST([.C427];[.$D$2];[.$E$2];0)" office:value-type="float" office:value="5.65637223201971" calcext:value-type="float">
            <text:p>5.656372232</text:p>
          </table:table-cell>
          <table:table-cell table:number-columns-repeated="1018"/>
        </table:table-row>
        <table:table-row table:style-name="ro1">
          <table:table-cell table:style-name="ce1" office:value-type="float" office:value="0.03906" calcext:value-type="float">
            <text:p>0.03906</text:p>
          </table:table-cell>
          <table:table-cell table:style-name="ce1" office:value-type="float" office:value="0.112374" calcext:value-type="float">
            <text:p>0.112374</text:p>
          </table:table-cell>
          <table:table-cell table:style-name="ce1" office:value-type="float" office:value="0.539341" calcext:value-type="float">
            <text:p>0.539341</text:p>
          </table:table-cell>
          <table:table-cell table:style-name="ce1"/>
          <table:table-cell/>
          <table:table-cell table:formula="of:=NORMDIST([.C428];[.$D$2];[.$E$2];0)" office:value-type="float" office:value="0.553191520023329" calcext:value-type="float">
            <text:p>0.55319152</text:p>
          </table:table-cell>
          <table:table-cell table:number-columns-repeated="1018"/>
        </table:table-row>
        <table:table-row table:style-name="ro1">
          <table:table-cell table:style-name="ce1" office:value-type="float" office:value="0.00662572" calcext:value-type="float">
            <text:p>0.00662572</text:p>
          </table:table-cell>
          <table:table-cell table:style-name="ce1" office:value-type="float" office:value="0.0123165" calcext:value-type="float">
            <text:p>0.0123165</text:p>
          </table:table-cell>
          <table:table-cell table:style-name="ce1" office:value-type="float" office:value="0.679253" calcext:value-type="float">
            <text:p>0.679253</text:p>
          </table:table-cell>
          <table:table-cell table:style-name="ce1"/>
          <table:table-cell/>
          <table:table-cell table:formula="of:=NORMDIST([.C429];[.$D$2];[.$E$2];0)" office:value-type="float" office:value="0.000754581653385933" calcext:value-type="float">
            <text:p>0.0007545817</text:p>
          </table:table-cell>
          <table:table-cell table:number-columns-repeated="1018"/>
        </table:table-row>
        <table:table-row table:style-name="ro1">
          <table:table-cell table:style-name="ce1" office:value-type="float" office:value="0.0261486" calcext:value-type="float">
            <text:p>0.0261486</text:p>
          </table:table-cell>
          <table:table-cell table:style-name="ce1" office:value-type="float" office:value="0.0528881" calcext:value-type="float">
            <text:p>0.0528881</text:p>
          </table:table-cell>
          <table:table-cell table:style-name="ce1" office:value-type="float" office:value="0.629851" calcext:value-type="float">
            <text:p>0.629851</text:p>
          </table:table-cell>
          <table:table-cell table:style-name="ce1"/>
          <table:table-cell/>
          <table:table-cell table:formula="of:=NORMDIST([.C430];[.$D$2];[.$E$2];0)" office:value-type="float" office:value="0.0125822585992943" calcext:value-type="float">
            <text:p>0.0125822586</text:p>
          </table:table-cell>
          <table:table-cell table:number-columns-repeated="1018"/>
        </table:table-row>
        <table:table-row table:style-name="ro1">
          <table:table-cell table:style-name="ce1" office:value-type="float" office:value="0.021396" calcext:value-type="float">
            <text:p>0.021396</text:p>
          </table:table-cell>
          <table:table-cell table:style-name="ce1" office:value-type="float" office:value="0.0361372" calcext:value-type="float">
            <text:p>0.0361372</text:p>
          </table:table-cell>
          <table:table-cell table:style-name="ce1" office:value-type="float" office:value="0.600242" calcext:value-type="float">
            <text:p>0.600242</text:p>
          </table:table-cell>
          <table:table-cell table:style-name="ce1"/>
          <table:table-cell/>
          <table:table-cell table:formula="of:=NORMDIST([.C431];[.$D$2];[.$E$2];0)" office:value-type="float" office:value="0.0527378005351568" calcext:value-type="float">
            <text:p>0.0527378005</text:p>
          </table:table-cell>
          <table:table-cell table:number-columns-repeated="1018"/>
        </table:table-row>
        <table:table-row table:style-name="ro1">
          <table:table-cell table:style-name="ce1" office:value-type="float" office:value="0.0314171" calcext:value-type="float">
            <text:p>0.0314171</text:p>
          </table:table-cell>
          <table:table-cell table:style-name="ce1" office:value-type="float" office:value="0.112359" calcext:value-type="float">
            <text:p>0.112359</text:p>
          </table:table-cell>
          <table:table-cell table:style-name="ce1" office:value-type="float" office:value="0.197736" calcext:value-type="float">
            <text:p>0.197736</text:p>
          </table:table-cell>
          <table:table-cell table:style-name="ce1"/>
          <table:table-cell/>
          <table:table-cell table:formula="of:=NORMDIST([.C432];[.$D$2];[.$E$2];0)" office:value-type="float" office:value="0.0997997076740672" calcext:value-type="float">
            <text:p>0.0997997077</text:p>
          </table:table-cell>
          <table:table-cell table:number-columns-repeated="1018"/>
        </table:table-row>
        <table:table-row table:style-name="ro1">
          <table:table-cell table:style-name="ce1" office:value-type="float" office:value="0.0131246" calcext:value-type="float">
            <text:p>0.0131246</text:p>
          </table:table-cell>
          <table:table-cell table:style-name="ce1" office:value-type="float" office:value="-0.00894902" calcext:value-type="float">
            <text:p>-0.00894902</text:p>
          </table:table-cell>
          <table:table-cell table:style-name="ce1" office:value-type="float" office:value="0.524599" calcext:value-type="float">
            <text:p>0.524599</text:p>
          </table:table-cell>
          <table:table-cell table:style-name="ce1"/>
          <table:table-cell/>
          <table:table-cell table:formula="of:=NORMDIST([.C433];[.$D$2];[.$E$2];0)" office:value-type="float" office:value="0.865958153165635" calcext:value-type="float">
            <text:p>0.8659581532</text:p>
          </table:table-cell>
          <table:table-cell table:number-columns-repeated="1018"/>
        </table:table-row>
        <table:table-row table:style-name="ro1">
          <table:table-cell table:style-name="ce1" office:value-type="float" office:value="0.0232684" calcext:value-type="float">
            <text:p>0.0232684</text:p>
          </table:table-cell>
          <table:table-cell table:style-name="ce1" office:value-type="float" office:value="-0.0472171" calcext:value-type="float">
            <text:p>-0.0472171</text:p>
          </table:table-cell>
          <table:table-cell table:style-name="ce1" office:value-type="float" office:value="0.373267" calcext:value-type="float">
            <text:p>0.373267</text:p>
          </table:table-cell>
          <table:table-cell table:style-name="ce1"/>
          <table:table-cell/>
          <table:table-cell table:formula="of:=NORMDIST([.C434];[.$D$2];[.$E$2];0)" office:value-type="float" office:value="5.6607054693636" calcext:value-type="float">
            <text:p>5.6607054694</text:p>
          </table:table-cell>
          <table:table-cell table:number-columns-repeated="1018"/>
        </table:table-row>
        <table:table-row table:style-name="ro1">
          <table:table-cell table:style-name="ce1" office:value-type="float" office:value="0.0133731" calcext:value-type="float">
            <text:p>0.0133731</text:p>
          </table:table-cell>
          <table:table-cell table:style-name="ce1" office:value-type="float" office:value="0.0672836" calcext:value-type="float">
            <text:p>0.0672836</text:p>
          </table:table-cell>
          <table:table-cell table:style-name="ce1" office:value-type="float" office:value="0.721448" calcext:value-type="float">
            <text:p>0.721448</text:p>
          </table:table-cell>
          <table:table-cell table:style-name="ce1"/>
          <table:table-cell/>
          <table:table-cell table:formula="of:=NORMDIST([.C435];[.$D$2];[.$E$2];0)" office:value-type="float" office:value="0.0000448834132509812" calcext:value-type="float">
            <text:p>4.48834132509812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232067" calcext:value-type="float">
            <text:p>0.0232067</text:p>
          </table:table-cell>
          <table:table-cell table:style-name="ce1" office:value-type="float" office:value="0.113478" calcext:value-type="float">
            <text:p>0.113478</text:p>
          </table:table-cell>
          <table:table-cell table:style-name="ce1" office:value-type="float" office:value="0.294799" calcext:value-type="float">
            <text:p>0.294799</text:p>
          </table:table-cell>
          <table:table-cell table:style-name="ce1"/>
          <table:table-cell/>
          <table:table-cell table:formula="of:=NORMDIST([.C436];[.$D$2];[.$E$2];0)" office:value-type="float" office:value="2.1244367781032" calcext:value-type="float">
            <text:p>2.1244367781</text:p>
          </table:table-cell>
          <table:table-cell table:number-columns-repeated="1018"/>
        </table:table-row>
        <table:table-row table:style-name="ro1">
          <table:table-cell table:style-name="ce1" office:value-type="float" office:value="0.0259103" calcext:value-type="float">
            <text:p>0.0259103</text:p>
          </table:table-cell>
          <table:table-cell table:style-name="ce1" office:value-type="float" office:value="0.0292464" calcext:value-type="float">
            <text:p>0.0292464</text:p>
          </table:table-cell>
          <table:table-cell table:style-name="ce1" office:value-type="float" office:value="0.693165" calcext:value-type="float">
            <text:p>0.693165</text:p>
          </table:table-cell>
          <table:table-cell table:style-name="ce1"/>
          <table:table-cell/>
          <table:table-cell table:formula="of:=NORMDIST([.C437];[.$D$2];[.$E$2];0)" office:value-type="float" office:value="0.000310544127987254" calcext:value-type="float">
            <text:p>0.0003105441</text:p>
          </table:table-cell>
          <table:table-cell table:number-columns-repeated="1018"/>
        </table:table-row>
        <table:table-row table:style-name="ro1">
          <table:table-cell table:style-name="ce1" office:value-type="float" office:value="0.00922025" calcext:value-type="float">
            <text:p>0.00922025</text:p>
          </table:table-cell>
          <table:table-cell table:style-name="ce1" office:value-type="float" office:value="0.0529476" calcext:value-type="float">
            <text:p>0.0529476</text:p>
          </table:table-cell>
          <table:table-cell table:style-name="ce1" office:value-type="float" office:value="0.637552" calcext:value-type="float">
            <text:p>0.637552</text:p>
          </table:table-cell>
          <table:table-cell table:style-name="ce1"/>
          <table:table-cell/>
          <table:table-cell table:formula="of:=NORMDIST([.C438];[.$D$2];[.$E$2];0)" office:value-type="float" office:value="0.00840174467663036" calcext:value-type="float">
            <text:p>0.0084017447</text:p>
          </table:table-cell>
          <table:table-cell table:number-columns-repeated="1018"/>
        </table:table-row>
        <table:table-row table:style-name="ro1">
          <table:table-cell table:style-name="ce1" office:value-type="float" office:value="0.0212973" calcext:value-type="float">
            <text:p>0.0212973</text:p>
          </table:table-cell>
          <table:table-cell table:style-name="ce1" office:value-type="float" office:value="0.129144" calcext:value-type="float">
            <text:p>0.129144</text:p>
          </table:table-cell>
          <table:table-cell table:style-name="ce1" office:value-type="float" office:value="0.366675" calcext:value-type="float">
            <text:p>0.366675</text:p>
          </table:table-cell>
          <table:table-cell table:style-name="ce1"/>
          <table:table-cell/>
          <table:table-cell table:formula="of:=NORMDIST([.C439];[.$D$2];[.$E$2];0)" office:value-type="float" office:value="5.48790999883132" calcext:value-type="float">
            <text:p>5.4879099988</text:p>
          </table:table-cell>
          <table:table-cell table:number-columns-repeated="1018"/>
        </table:table-row>
        <table:table-row table:style-name="ro1">
          <table:table-cell table:style-name="ce1" office:value-type="float" office:value="0.0191305" calcext:value-type="float">
            <text:p>0.0191305</text:p>
          </table:table-cell>
          <table:table-cell table:style-name="ce1" office:value-type="float" office:value="0.000192814" calcext:value-type="float">
            <text:p>0.000192814</text:p>
          </table:table-cell>
          <table:table-cell table:style-name="ce1" office:value-type="float" office:value="0.323034" calcext:value-type="float">
            <text:p>0.323034</text:p>
          </table:table-cell>
          <table:table-cell table:style-name="ce1"/>
          <table:table-cell/>
          <table:table-cell table:formula="of:=NORMDIST([.C440];[.$D$2];[.$E$2];0)" office:value-type="float" office:value="3.52475786963213" calcext:value-type="float">
            <text:p>3.5247578696</text:p>
          </table:table-cell>
          <table:table-cell table:number-columns-repeated="1018"/>
        </table:table-row>
        <table:table-row table:style-name="ro1">
          <table:table-cell table:style-name="ce1" office:value-type="float" office:value="0.0244219" calcext:value-type="float">
            <text:p>0.0244219</text:p>
          </table:table-cell>
          <table:table-cell table:style-name="ce1" office:value-type="float" office:value="0.114845" calcext:value-type="float">
            <text:p>0.114845</text:p>
          </table:table-cell>
          <table:table-cell table:style-name="ce1" office:value-type="float" office:value="0.406672" calcext:value-type="float">
            <text:p>0.406672</text:p>
          </table:table-cell>
          <table:table-cell table:style-name="ce1"/>
          <table:table-cell/>
          <table:table-cell table:formula="of:=NORMDIST([.C441];[.$D$2];[.$E$2];0)" office:value-type="float" office:value="5.73103769869096" calcext:value-type="float">
            <text:p>5.7310376987</text:p>
          </table:table-cell>
          <table:table-cell table:number-columns-repeated="1018"/>
        </table:table-row>
        <table:table-row table:style-name="ro1">
          <table:table-cell table:style-name="ce1" office:value-type="float" office:value="0.0197231" calcext:value-type="float">
            <text:p>0.0197231</text:p>
          </table:table-cell>
          <table:table-cell table:style-name="ce1" office:value-type="float" office:value="0.133863" calcext:value-type="float">
            <text:p>0.133863</text:p>
          </table:table-cell>
          <table:table-cell table:style-name="ce1" office:value-type="float" office:value="0.312845" calcext:value-type="float">
            <text:p>0.312845</text:p>
          </table:table-cell>
          <table:table-cell table:style-name="ce1"/>
          <table:table-cell/>
          <table:table-cell table:formula="of:=NORMDIST([.C442];[.$D$2];[.$E$2];0)" office:value-type="float" office:value="2.99524044236673" calcext:value-type="float">
            <text:p>2.9952404424</text:p>
          </table:table-cell>
          <table:table-cell table:number-columns-repeated="1018"/>
        </table:table-row>
        <table:table-row table:style-name="ro1">
          <table:table-cell table:style-name="ce1" office:value-type="float" office:value="0.0276028" calcext:value-type="float">
            <text:p>0.0276028</text:p>
          </table:table-cell>
          <table:table-cell table:style-name="ce1" office:value-type="float" office:value="0.024962" calcext:value-type="float">
            <text:p>0.024962</text:p>
          </table:table-cell>
          <table:table-cell table:style-name="ce1" office:value-type="float" office:value="0.644717" calcext:value-type="float">
            <text:p>0.644717</text:p>
          </table:table-cell>
          <table:table-cell table:style-name="ce1"/>
          <table:table-cell/>
          <table:table-cell table:formula="of:=NORMDIST([.C443];[.$D$2];[.$E$2];0)" office:value-type="float" office:value="0.00570395514567139" calcext:value-type="float">
            <text:p>0.0057039551</text:p>
          </table:table-cell>
          <table:table-cell table:number-columns-repeated="1018"/>
        </table:table-row>
        <table:table-row table:style-name="ro1">
          <table:table-cell table:style-name="ce1" office:value-type="float" office:value="0.00635259" calcext:value-type="float">
            <text:p>0.00635259</text:p>
          </table:table-cell>
          <table:table-cell table:style-name="ce1" office:value-type="float" office:value="0.00750116" calcext:value-type="float">
            <text:p>0.00750116</text:p>
          </table:table-cell>
          <table:table-cell table:style-name="ce1" office:value-type="float" office:value="0.634812" calcext:value-type="float">
            <text:p>0.634812</text:p>
          </table:table-cell>
          <table:table-cell table:style-name="ce1"/>
          <table:table-cell/>
          <table:table-cell table:formula="of:=NORMDIST([.C444];[.$D$2];[.$E$2];0)" office:value-type="float" office:value="0.00971431393034678" calcext:value-type="float">
            <text:p>0.0097143139</text:p>
          </table:table-cell>
          <table:table-cell table:number-columns-repeated="1018"/>
        </table:table-row>
        <table:table-row table:style-name="ro1">
          <table:table-cell table:style-name="ce1" office:value-type="float" office:value="0.031549" calcext:value-type="float">
            <text:p>0.031549</text:p>
          </table:table-cell>
          <table:table-cell table:style-name="ce1" office:value-type="float" office:value="-0.0112122" calcext:value-type="float">
            <text:p>-0.0112122</text:p>
          </table:table-cell>
          <table:table-cell table:style-name="ce1" office:value-type="float" office:value="0.306997" calcext:value-type="float">
            <text:p>0.306997</text:p>
          </table:table-cell>
          <table:table-cell table:style-name="ce1"/>
          <table:table-cell/>
          <table:table-cell table:formula="of:=NORMDIST([.C445];[.$D$2];[.$E$2];0)" office:value-type="float" office:value="2.70048673023918" calcext:value-type="float">
            <text:p>2.7004867302</text:p>
          </table:table-cell>
          <table:table-cell table:number-columns-repeated="1018"/>
        </table:table-row>
        <table:table-row table:style-name="ro1">
          <table:table-cell table:style-name="ce1" office:value-type="float" office:value="0.012351" calcext:value-type="float">
            <text:p>0.012351</text:p>
          </table:table-cell>
          <table:table-cell table:style-name="ce1" office:value-type="float" office:value="-0.00296158" calcext:value-type="float">
            <text:p>-0.00296158</text:p>
          </table:table-cell>
          <table:table-cell table:style-name="ce1" office:value-type="float" office:value="0.18383" calcext:value-type="float">
            <text:p>0.18383</text:p>
          </table:table-cell>
          <table:table-cell table:style-name="ce1"/>
          <table:table-cell/>
          <table:table-cell table:formula="of:=NORMDIST([.C446];[.$D$2];[.$E$2];0)" office:value-type="float" office:value="0.0544813806951454" calcext:value-type="float">
            <text:p>0.0544813807</text:p>
          </table:table-cell>
          <table:table-cell table:number-columns-repeated="1018"/>
        </table:table-row>
        <table:table-row table:style-name="ro1">
          <table:table-cell table:style-name="ce1" office:value-type="float" office:value="0.035153" calcext:value-type="float">
            <text:p>0.035153</text:p>
          </table:table-cell>
          <table:table-cell table:style-name="ce1" office:value-type="float" office:value="-0.0175752" calcext:value-type="float">
            <text:p>-0.0175752</text:p>
          </table:table-cell>
          <table:table-cell table:style-name="ce1" office:value-type="float" office:value="0.487546" calcext:value-type="float">
            <text:p>0.487546</text:p>
          </table:table-cell>
          <table:table-cell table:style-name="ce1"/>
          <table:table-cell/>
          <table:table-cell table:formula="of:=NORMDIST([.C447];[.$D$2];[.$E$2];0)" office:value-type="float" office:value="2.16953695432534" calcext:value-type="float">
            <text:p>2.1695369543</text:p>
          </table:table-cell>
          <table:table-cell table:number-columns-repeated="1018"/>
        </table:table-row>
        <table:table-row table:style-name="ro1">
          <table:table-cell table:style-name="ce1" office:value-type="float" office:value="0.0278514" calcext:value-type="float">
            <text:p>0.0278514</text:p>
          </table:table-cell>
          <table:table-cell table:style-name="ce1" office:value-type="float" office:value="0.0287035" calcext:value-type="float">
            <text:p>0.0287035</text:p>
          </table:table-cell>
          <table:table-cell table:style-name="ce1" office:value-type="float" office:value="0.376424" calcext:value-type="float">
            <text:p>0.376424</text:p>
          </table:table-cell>
          <table:table-cell table:style-name="ce1"/>
          <table:table-cell/>
          <table:table-cell table:formula="of:=NORMDIST([.C448];[.$D$2];[.$E$2];0)" office:value-type="float" office:value="5.72625064960374" calcext:value-type="float">
            <text:p>5.7262506496</text:p>
          </table:table-cell>
          <table:table-cell table:number-columns-repeated="1018"/>
        </table:table-row>
        <table:table-row table:style-name="ro1">
          <table:table-cell table:style-name="ce1" office:value-type="float" office:value="0.0355991" calcext:value-type="float">
            <text:p>0.0355991</text:p>
          </table:table-cell>
          <table:table-cell table:style-name="ce1" office:value-type="float" office:value="-0.0181738" calcext:value-type="float">
            <text:p>-0.0181738</text:p>
          </table:table-cell>
          <table:table-cell table:style-name="ce1" office:value-type="float" office:value="0.496946" calcext:value-type="float">
            <text:p>0.496946</text:p>
          </table:table-cell>
          <table:table-cell table:style-name="ce1"/>
          <table:table-cell/>
          <table:table-cell table:formula="of:=NORMDIST([.C449];[.$D$2];[.$E$2];0)" office:value-type="float" office:value="1.76769618081832" calcext:value-type="float">
            <text:p>1.7676961808</text:p>
          </table:table-cell>
          <table:table-cell table:number-columns-repeated="1018"/>
        </table:table-row>
        <table:table-row table:style-name="ro1">
          <table:table-cell table:style-name="ce1" office:value-type="float" office:value="0.0217975" calcext:value-type="float">
            <text:p>0.0217975</text:p>
          </table:table-cell>
          <table:table-cell table:style-name="ce1" office:value-type="float" office:value="0.0372736" calcext:value-type="float">
            <text:p>0.0372736</text:p>
          </table:table-cell>
          <table:table-cell table:style-name="ce1" office:value-type="float" office:value="0.527699" calcext:value-type="float">
            <text:p>0.527699</text:p>
          </table:table-cell>
          <table:table-cell table:style-name="ce1"/>
          <table:table-cell/>
          <table:table-cell table:formula="of:=NORMDIST([.C450];[.$D$2];[.$E$2];0)" office:value-type="float" office:value="0.791169048580417" calcext:value-type="float">
            <text:p>0.7911690486</text:p>
          </table:table-cell>
          <table:table-cell table:number-columns-repeated="1018"/>
        </table:table-row>
        <table:table-row table:style-name="ro1">
          <table:table-cell table:style-name="ce1" office:value-type="float" office:value="0.0227517" calcext:value-type="float">
            <text:p>0.0227517</text:p>
          </table:table-cell>
          <table:table-cell table:style-name="ce1" office:value-type="float" office:value="0.0633822" calcext:value-type="float">
            <text:p>0.0633822</text:p>
          </table:table-cell>
          <table:table-cell table:style-name="ce1" office:value-type="float" office:value="0.398695" calcext:value-type="float">
            <text:p>0.398695</text:p>
          </table:table-cell>
          <table:table-cell table:style-name="ce1"/>
          <table:table-cell/>
          <table:table-cell table:formula="of:=NORMDIST([.C451];[.$D$2];[.$E$2];0)" office:value-type="float" office:value="5.84112280705547" calcext:value-type="float">
            <text:p>5.8411228071</text:p>
          </table:table-cell>
          <table:table-cell table:number-columns-repeated="1018"/>
        </table:table-row>
        <table:table-row table:style-name="ro1">
          <table:table-cell table:style-name="ce1" office:value-type="float" office:value="0.0400641" calcext:value-type="float">
            <text:p>0.0400641</text:p>
          </table:table-cell>
          <table:table-cell table:style-name="ce1" office:value-type="float" office:value="0.112352" calcext:value-type="float">
            <text:p>0.112352</text:p>
          </table:table-cell>
          <table:table-cell table:style-name="ce1" office:value-type="float" office:value="0.563464" calcext:value-type="float">
            <text:p>0.563464</text:p>
          </table:table-cell>
          <table:table-cell table:style-name="ce1"/>
          <table:table-cell/>
          <table:table-cell table:formula="of:=NORMDIST([.C452];[.$D$2];[.$E$2];0)" office:value-type="float" office:value="0.24004688539078" calcext:value-type="float">
            <text:p>0.2400468854</text:p>
          </table:table-cell>
          <table:table-cell table:number-columns-repeated="1018"/>
        </table:table-row>
        <table:table-row table:style-name="ro1">
          <table:table-cell table:style-name="ce1" office:value-type="float" office:value="0.0406156" calcext:value-type="float">
            <text:p>0.0406156</text:p>
          </table:table-cell>
          <table:table-cell table:style-name="ce1" office:value-type="float" office:value="0.0662966" calcext:value-type="float">
            <text:p>0.0662966</text:p>
          </table:table-cell>
          <table:table-cell table:style-name="ce1" office:value-type="float" office:value="0.503209" calcext:value-type="float">
            <text:p>0.503209</text:p>
          </table:table-cell>
          <table:table-cell table:style-name="ce1"/>
          <table:table-cell/>
          <table:table-cell table:formula="of:=NORMDIST([.C453];[.$D$2];[.$E$2];0)" office:value-type="float" office:value="1.52588047503826" calcext:value-type="float">
            <text:p>1.525880475</text:p>
          </table:table-cell>
          <table:table-cell table:number-columns-repeated="1018"/>
        </table:table-row>
        <table:table-row table:style-name="ro1">
          <table:table-cell table:style-name="ce1" office:value-type="float" office:value="0.0180819" calcext:value-type="float">
            <text:p>0.0180819</text:p>
          </table:table-cell>
          <table:table-cell table:style-name="ce1" office:value-type="float" office:value="-0.0282373" calcext:value-type="float">
            <text:p>-0.0282373</text:p>
          </table:table-cell>
          <table:table-cell table:style-name="ce1" office:value-type="float" office:value="0.423745" calcext:value-type="float">
            <text:p>0.423745</text:p>
          </table:table-cell>
          <table:table-cell table:style-name="ce1"/>
          <table:table-cell/>
          <table:table-cell table:formula="of:=NORMDIST([.C454];[.$D$2];[.$E$2];0)" office:value-type="float" office:value="5.25321929357493" calcext:value-type="float">
            <text:p>5.2532192936</text:p>
          </table:table-cell>
          <table:table-cell table:number-columns-repeated="1018"/>
        </table:table-row>
        <table:table-row table:style-name="ro1">
          <table:table-cell table:style-name="ce1" office:value-type="float" office:value="0.0212371" calcext:value-type="float">
            <text:p>0.0212371</text:p>
          </table:table-cell>
          <table:table-cell table:style-name="ce1" office:value-type="float" office:value="0.0443677" calcext:value-type="float">
            <text:p>0.0443677</text:p>
          </table:table-cell>
          <table:table-cell table:style-name="ce1" office:value-type="float" office:value="0.479382" calcext:value-type="float">
            <text:p>0.479382</text:p>
          </table:table-cell>
          <table:table-cell table:style-name="ce1"/>
          <table:table-cell/>
          <table:table-cell table:formula="of:=NORMDIST([.C455];[.$D$2];[.$E$2];0)" office:value-type="float" office:value="2.55201124928997" calcext:value-type="float">
            <text:p>2.5520112493</text:p>
          </table:table-cell>
          <table:table-cell table:number-columns-repeated="1018"/>
        </table:table-row>
        <table:table-row table:style-name="ro1">
          <table:table-cell table:style-name="ce1" office:value-type="float" office:value="0.0332795" calcext:value-type="float">
            <text:p>0.0332795</text:p>
          </table:table-cell>
          <table:table-cell table:style-name="ce1" office:value-type="float" office:value="0.124261" calcext:value-type="float">
            <text:p>0.124261</text:p>
          </table:table-cell>
          <table:table-cell table:style-name="ce1" office:value-type="float" office:value="0.420852" calcext:value-type="float">
            <text:p>0.420852</text:p>
          </table:table-cell>
          <table:table-cell table:style-name="ce1"/>
          <table:table-cell/>
          <table:table-cell table:formula="of:=NORMDIST([.C456];[.$D$2];[.$E$2];0)" office:value-type="float" office:value="5.35503291443886" calcext:value-type="float">
            <text:p>5.3550329144</text:p>
          </table:table-cell>
          <table:table-cell table:number-columns-repeated="1018"/>
        </table:table-row>
        <table:table-row table:style-name="ro1">
          <table:table-cell table:style-name="ce1" office:value-type="float" office:value="0.0233561" calcext:value-type="float">
            <text:p>0.0233561</text:p>
          </table:table-cell>
          <table:table-cell table:style-name="ce1" office:value-type="float" office:value="0.117357" calcext:value-type="float">
            <text:p>0.117357</text:p>
          </table:table-cell>
          <table:table-cell table:style-name="ce1" office:value-type="float" office:value="0.439879" calcext:value-type="float">
            <text:p>0.439879</text:p>
          </table:table-cell>
          <table:table-cell table:style-name="ce1"/>
          <table:table-cell/>
          <table:table-cell table:formula="of:=NORMDIST([.C457];[.$D$2];[.$E$2];0)" office:value-type="float" office:value="4.56551077637242" calcext:value-type="float">
            <text:p>4.5655107764</text:p>
          </table:table-cell>
          <table:table-cell table:number-columns-repeated="1018"/>
        </table:table-row>
        <table:table-row table:style-name="ro1">
          <table:table-cell table:style-name="ce1" office:value-type="float" office:value="0.0283926" calcext:value-type="float">
            <text:p>0.0283926</text:p>
          </table:table-cell>
          <table:table-cell table:style-name="ce1" office:value-type="float" office:value="0.0896971" calcext:value-type="float">
            <text:p>0.0896971</text:p>
          </table:table-cell>
          <table:table-cell table:style-name="ce1" office:value-type="float" office:value="0.977081" calcext:value-type="float">
            <text:p>0.977081</text:p>
          </table:table-cell>
          <table:table-cell table:style-name="ce1"/>
          <table:table-cell/>
          <table:table-cell table:formula="of:=NORMDIST([.C458];[.$D$2];[.$E$2];0)" office:value-type="float" office:value="4.41218609976003E-016" calcext:value-type="float">
            <text:p>4.41218609976003E-16</text:p>
          </table:table-cell>
          <table:table-cell table:number-columns-repeated="1018"/>
        </table:table-row>
        <table:table-row table:style-name="ro1">
          <table:table-cell table:style-name="ce1" office:value-type="float" office:value="0.0184665" calcext:value-type="float">
            <text:p>0.0184665</text:p>
          </table:table-cell>
          <table:table-cell table:style-name="ce1" office:value-type="float" office:value="0.0756338" calcext:value-type="float">
            <text:p>0.0756338</text:p>
          </table:table-cell>
          <table:table-cell table:style-name="ce1" office:value-type="float" office:value="0.381626" calcext:value-type="float">
            <text:p>0.381626</text:p>
          </table:table-cell>
          <table:table-cell table:style-name="ce1"/>
          <table:table-cell/>
          <table:table-cell table:formula="of:=NORMDIST([.C459];[.$D$2];[.$E$2];0)" office:value-type="float" office:value="5.80848581513851" calcext:value-type="float">
            <text:p>5.8084858151</text:p>
          </table:table-cell>
          <table:table-cell table:number-columns-repeated="1018"/>
        </table:table-row>
        <table:table-row table:style-name="ro1">
          <table:table-cell table:style-name="ce1" office:value-type="float" office:value="0.016257" calcext:value-type="float">
            <text:p>0.016257</text:p>
          </table:table-cell>
          <table:table-cell table:style-name="ce1" office:value-type="float" office:value="0.10174" calcext:value-type="float">
            <text:p>0.10174</text:p>
          </table:table-cell>
          <table:table-cell table:style-name="ce1" office:value-type="float" office:value="0.242839" calcext:value-type="float">
            <text:p>0.242839</text:p>
          </table:table-cell>
          <table:table-cell table:style-name="ce1"/>
          <table:table-cell/>
          <table:table-cell table:formula="of:=NORMDIST([.C460];[.$D$2];[.$E$2];0)" office:value-type="float" office:value="0.532769588779235" calcext:value-type="float">
            <text:p>0.5327695888</text:p>
          </table:table-cell>
          <table:table-cell table:number-columns-repeated="1018"/>
        </table:table-row>
        <table:table-row table:style-name="ro1">
          <table:table-cell table:style-name="ce1" office:value-type="float" office:value="0.0151919" calcext:value-type="float">
            <text:p>0.0151919</text:p>
          </table:table-cell>
          <table:table-cell table:style-name="ce1" office:value-type="float" office:value="0.095019" calcext:value-type="float">
            <text:p>0.095019</text:p>
          </table:table-cell>
          <table:table-cell table:style-name="ce1" office:value-type="float" office:value="0.553194" calcext:value-type="float">
            <text:p>0.553194</text:p>
          </table:table-cell>
          <table:table-cell table:style-name="ce1"/>
          <table:table-cell/>
          <table:table-cell table:formula="of:=NORMDIST([.C461];[.$D$2];[.$E$2];0)" office:value-type="float" office:value="0.347818461407948" calcext:value-type="float">
            <text:p>0.3478184614</text:p>
          </table:table-cell>
          <table:table-cell table:number-columns-repeated="1018"/>
        </table:table-row>
        <table:table-row table:style-name="ro1">
          <table:table-cell table:style-name="ce1" office:value-type="float" office:value="0.0225114" calcext:value-type="float">
            <text:p>0.0225114</text:p>
          </table:table-cell>
          <table:table-cell table:style-name="ce1" office:value-type="float" office:value="0.0417527" calcext:value-type="float">
            <text:p>0.0417527</text:p>
          </table:table-cell>
          <table:table-cell table:style-name="ce1" office:value-type="float" office:value="0.858232" calcext:value-type="float">
            <text:p>0.858232</text:p>
          </table:table-cell>
          <table:table-cell table:style-name="ce1"/>
          <table:table-cell/>
          <table:table-cell table:formula="of:=NORMDIST([.C462];[.$D$2];[.$E$2];0)" office:value-type="float" office:value="0.000000000336601102002898" calcext:value-type="float">
            <text:p>3.36601102002898E-10</text:p>
          </table:table-cell>
          <table:table-cell table:number-columns-repeated="1018"/>
        </table:table-row>
        <table:table-row table:style-name="ro1">
          <table:table-cell table:style-name="ce1" office:value-type="float" office:value="0.0139256" calcext:value-type="float">
            <text:p>0.0139256</text:p>
          </table:table-cell>
          <table:table-cell table:style-name="ce1" office:value-type="float" office:value="0.00481582" calcext:value-type="float">
            <text:p>0.00481582</text:p>
          </table:table-cell>
          <table:table-cell table:style-name="ce1" office:value-type="float" office:value="0.534501" calcext:value-type="float">
            <text:p>0.534501</text:p>
          </table:table-cell>
          <table:table-cell table:style-name="ce1"/>
          <table:table-cell/>
          <table:table-cell table:formula="of:=NORMDIST([.C463];[.$D$2];[.$E$2];0)" office:value-type="float" office:value="0.644209758513612" calcext:value-type="float">
            <text:p>0.6442097585</text:p>
          </table:table-cell>
          <table:table-cell table:number-columns-repeated="1018"/>
        </table:table-row>
        <table:table-row table:style-name="ro1">
          <table:table-cell table:style-name="ce1" office:value-type="float" office:value="0.0165022" calcext:value-type="float">
            <text:p>0.0165022</text:p>
          </table:table-cell>
          <table:table-cell table:style-name="ce1" office:value-type="float" office:value="0.126698" calcext:value-type="float">
            <text:p>0.126698</text:p>
          </table:table-cell>
          <table:table-cell table:style-name="ce1" office:value-type="float" office:value="0.439009" calcext:value-type="float">
            <text:p>0.439009</text:p>
          </table:table-cell>
          <table:table-cell table:style-name="ce1"/>
          <table:table-cell/>
          <table:table-cell table:formula="of:=NORMDIST([.C464];[.$D$2];[.$E$2];0)" office:value-type="float" office:value="4.60680756254543" calcext:value-type="float">
            <text:p>4.6068075625</text:p>
          </table:table-cell>
          <table:table-cell table:number-columns-repeated="1018"/>
        </table:table-row>
        <table:table-row table:style-name="ro1">
          <table:table-cell table:style-name="ce1" office:value-type="float" office:value="0.0337838" calcext:value-type="float">
            <text:p>0.0337838</text:p>
          </table:table-cell>
          <table:table-cell table:style-name="ce1" office:value-type="float" office:value="0.0693063" calcext:value-type="float">
            <text:p>0.0693063</text:p>
          </table:table-cell>
          <table:table-cell table:style-name="ce1" office:value-type="float" office:value="0.494042" calcext:value-type="float">
            <text:p>0.494042</text:p>
          </table:table-cell>
          <table:table-cell table:style-name="ce1"/>
          <table:table-cell/>
          <table:table-cell table:formula="of:=NORMDIST([.C465];[.$D$2];[.$E$2];0)" office:value-type="float" office:value="1.88702644278783" calcext:value-type="float">
            <text:p>1.8870264428</text:p>
          </table:table-cell>
          <table:table-cell table:number-columns-repeated="1018"/>
        </table:table-row>
        <table:table-row table:style-name="ro1">
          <table:table-cell table:style-name="ce1" office:value-type="float" office:value="0.0374103" calcext:value-type="float">
            <text:p>0.0374103</text:p>
          </table:table-cell>
          <table:table-cell table:style-name="ce1" office:value-type="float" office:value="0.0831294" calcext:value-type="float">
            <text:p>0.0831294</text:p>
          </table:table-cell>
          <table:table-cell table:style-name="ce1" office:value-type="float" office:value="0.611576" calcext:value-type="float">
            <text:p>0.611576</text:p>
          </table:table-cell>
          <table:table-cell table:style-name="ce1"/>
          <table:table-cell/>
          <table:table-cell table:formula="of:=NORMDIST([.C466];[.$D$2];[.$E$2];0)" office:value-type="float" office:value="0.0311625965209662" calcext:value-type="float">
            <text:p>0.0311625965</text:p>
          </table:table-cell>
          <table:table-cell table:number-columns-repeated="1018"/>
        </table:table-row>
        <table:table-row table:style-name="ro1">
          <table:table-cell table:style-name="ce1" office:value-type="float" office:value="0.0214072" calcext:value-type="float">
            <text:p>0.0214072</text:p>
          </table:table-cell>
          <table:table-cell table:style-name="ce1" office:value-type="float" office:value="0.0282012" calcext:value-type="float">
            <text:p>0.0282012</text:p>
          </table:table-cell>
          <table:table-cell table:style-name="ce1" office:value-type="float" office:value="0.70357" calcext:value-type="float">
            <text:p>0.70357</text:p>
          </table:table-cell>
          <table:table-cell table:style-name="ce1"/>
          <table:table-cell/>
          <table:table-cell table:formula="of:=NORMDIST([.C467];[.$D$2];[.$E$2];0)" office:value-type="float" office:value="0.000155537555636558" calcext:value-type="float">
            <text:p>0.0001555376</text:p>
          </table:table-cell>
          <table:table-cell table:number-columns-repeated="1018"/>
        </table:table-row>
        <table:table-row table:style-name="ro1">
          <table:table-cell table:style-name="ce1" office:value-type="float" office:value="0.0342254" calcext:value-type="float">
            <text:p>0.0342254</text:p>
          </table:table-cell>
          <table:table-cell table:style-name="ce1" office:value-type="float" office:value="0.0834609" calcext:value-type="float">
            <text:p>0.0834609</text:p>
          </table:table-cell>
          <table:table-cell table:style-name="ce1" office:value-type="float" office:value="0.299151" calcext:value-type="float">
            <text:p>0.299151</text:p>
          </table:table-cell>
          <table:table-cell table:style-name="ce1"/>
          <table:table-cell/>
          <table:table-cell table:formula="of:=NORMDIST([.C468];[.$D$2];[.$E$2];0)" office:value-type="float" office:value="2.32287698547661" calcext:value-type="float">
            <text:p>2.3228769855</text:p>
          </table:table-cell>
          <table:table-cell table:number-columns-repeated="1018"/>
        </table:table-row>
        <table:table-row table:style-name="ro1">
          <table:table-cell table:style-name="ce1" office:value-type="float" office:value="0.03925" calcext:value-type="float">
            <text:p>0.03925</text:p>
          </table:table-cell>
          <table:table-cell table:style-name="ce1" office:value-type="float" office:value="0.120499" calcext:value-type="float">
            <text:p>0.120499</text:p>
          </table:table-cell>
          <table:table-cell table:style-name="ce1" office:value-type="float" office:value="0.561744" calcext:value-type="float">
            <text:p>0.561744</text:p>
          </table:table-cell>
          <table:table-cell table:style-name="ce1"/>
          <table:table-cell/>
          <table:table-cell table:formula="of:=NORMDIST([.C469];[.$D$2];[.$E$2];0)" office:value-type="float" office:value="0.255835874502238" calcext:value-type="float">
            <text:p>0.2558358745</text:p>
          </table:table-cell>
          <table:table-cell table:number-columns-repeated="1018"/>
        </table:table-row>
        <table:table-row table:style-name="ro1">
          <table:table-cell table:style-name="ce1" office:value-type="float" office:value="0.026405" calcext:value-type="float">
            <text:p>0.026405</text:p>
          </table:table-cell>
          <table:table-cell table:style-name="ce1" office:value-type="float" office:value="-0.0206568" calcext:value-type="float">
            <text:p>-0.0206568</text:p>
          </table:table-cell>
          <table:table-cell table:style-name="ce1" office:value-type="float" office:value="0.500876" calcext:value-type="float">
            <text:p>0.500876</text:p>
          </table:table-cell>
          <table:table-cell table:style-name="ce1"/>
          <table:table-cell/>
          <table:table-cell table:formula="of:=NORMDIST([.C470];[.$D$2];[.$E$2];0)" office:value-type="float" office:value="1.6134302149128" calcext:value-type="float">
            <text:p>1.6134302149</text:p>
          </table:table-cell>
          <table:table-cell table:number-columns-repeated="1018"/>
        </table:table-row>
        <table:table-row table:style-name="ro1">
          <table:table-cell table:style-name="ce1" office:value-type="float" office:value="0.00738486" calcext:value-type="float">
            <text:p>0.00738486</text:p>
          </table:table-cell>
          <table:table-cell table:style-name="ce1" office:value-type="float" office:value="0.0283867" calcext:value-type="float">
            <text:p>0.0283867</text:p>
          </table:table-cell>
          <table:table-cell table:style-name="ce1" office:value-type="float" office:value="0.230796" calcext:value-type="float">
            <text:p>0.230796</text:p>
          </table:table-cell>
          <table:table-cell table:style-name="ce1"/>
          <table:table-cell/>
          <table:table-cell table:formula="of:=NORMDIST([.C471];[.$D$2];[.$E$2];0)" office:value-type="float" office:value="0.355668658090101" calcext:value-type="float">
            <text:p>0.3556686581</text:p>
          </table:table-cell>
          <table:table-cell table:number-columns-repeated="1018"/>
        </table:table-row>
        <table:table-row table:style-name="ro1">
          <table:table-cell table:style-name="ce1" office:value-type="float" office:value="0.0293596" calcext:value-type="float">
            <text:p>0.0293596</text:p>
          </table:table-cell>
          <table:table-cell table:style-name="ce1" office:value-type="float" office:value="-0.00974984" calcext:value-type="float">
            <text:p>-0.00974984</text:p>
          </table:table-cell>
          <table:table-cell table:style-name="ce1" office:value-type="float" office:value="0.490889" calcext:value-type="float">
            <text:p>0.490889</text:p>
          </table:table-cell>
          <table:table-cell table:style-name="ce1"/>
          <table:table-cell/>
          <table:table-cell table:formula="of:=NORMDIST([.C472];[.$D$2];[.$E$2];0)" office:value-type="float" office:value="2.02154016794119" calcext:value-type="float">
            <text:p>2.0215401679</text:p>
          </table:table-cell>
          <table:table-cell table:number-columns-repeated="1018"/>
        </table:table-row>
        <table:table-row table:style-name="ro1">
          <table:table-cell table:style-name="ce1" office:value-type="float" office:value="0.0274137" calcext:value-type="float">
            <text:p>0.0274137</text:p>
          </table:table-cell>
          <table:table-cell table:style-name="ce1" office:value-type="float" office:value="0.00969033" calcext:value-type="float">
            <text:p>0.00969033</text:p>
          </table:table-cell>
          <table:table-cell table:style-name="ce1" office:value-type="float" office:value="0.445773" calcext:value-type="float">
            <text:p>0.445773</text:p>
          </table:table-cell>
          <table:table-cell table:style-name="ce1"/>
          <table:table-cell/>
          <table:table-cell table:formula="of:=NORMDIST([.C473];[.$D$2];[.$E$2];0)" office:value-type="float" office:value="4.27680797370717" calcext:value-type="float">
            <text:p>4.2768079737</text:p>
          </table:table-cell>
          <table:table-cell table:number-columns-repeated="1018"/>
        </table:table-row>
        <table:table-row table:style-name="ro1">
          <table:table-cell table:style-name="ce1" office:value-type="float" office:value="0.0380937" calcext:value-type="float">
            <text:p>0.0380937</text:p>
          </table:table-cell>
          <table:table-cell table:style-name="ce1" office:value-type="float" office:value="0.139467" calcext:value-type="float">
            <text:p>0.139467</text:p>
          </table:table-cell>
          <table:table-cell table:style-name="ce1" office:value-type="float" office:value="0.738803" calcext:value-type="float">
            <text:p>0.738803</text:p>
          </table:table-cell>
          <table:table-cell table:style-name="ce1"/>
          <table:table-cell/>
          <table:table-cell table:formula="of:=NORMDIST([.C474];[.$D$2];[.$E$2];0)" office:value-type="float" office:value="0.0000125706102033631" calcext:value-type="float">
            <text:p>1.25706102033631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296705" calcext:value-type="float">
            <text:p>0.0296705</text:p>
          </table:table-cell>
          <table:table-cell table:style-name="ce1" office:value-type="float" office:value="0.0579276" calcext:value-type="float">
            <text:p>0.0579276</text:p>
          </table:table-cell>
          <table:table-cell table:style-name="ce1" office:value-type="float" office:value="0.551311" calcext:value-type="float">
            <text:p>0.551311</text:p>
          </table:table-cell>
          <table:table-cell table:style-name="ce1"/>
          <table:table-cell/>
          <table:table-cell table:formula="of:=NORMDIST([.C475];[.$D$2];[.$E$2];0)" office:value-type="float" office:value="0.371368934629912" calcext:value-type="float">
            <text:p>0.3713689346</text:p>
          </table:table-cell>
          <table:table-cell table:number-columns-repeated="1018"/>
        </table:table-row>
        <table:table-row table:style-name="ro1">
          <table:table-cell table:style-name="ce1" office:value-type="float" office:value="0.0370463" calcext:value-type="float">
            <text:p>0.0370463</text:p>
          </table:table-cell>
          <table:table-cell table:style-name="ce1" office:value-type="float" office:value="0.15028" calcext:value-type="float">
            <text:p>0.15028</text:p>
          </table:table-cell>
          <table:table-cell table:style-name="ce1" office:value-type="float" office:value="0.434511" calcext:value-type="float">
            <text:p>0.434511</text:p>
          </table:table-cell>
          <table:table-cell table:style-name="ce1"/>
          <table:table-cell/>
          <table:table-cell table:formula="of:=NORMDIST([.C476];[.$D$2];[.$E$2];0)" office:value-type="float" office:value="4.81374176831802" calcext:value-type="float">
            <text:p>4.8137417683</text:p>
          </table:table-cell>
          <table:table-cell table:number-columns-repeated="1018"/>
        </table:table-row>
        <table:table-row table:style-name="ro1">
          <table:table-cell table:style-name="ce1" office:value-type="float" office:value="0.0374509" calcext:value-type="float">
            <text:p>0.0374509</text:p>
          </table:table-cell>
          <table:table-cell table:style-name="ce1" office:value-type="float" office:value="0.13055" calcext:value-type="float">
            <text:p>0.13055</text:p>
          </table:table-cell>
          <table:table-cell table:style-name="ce1" office:value-type="float" office:value="0.360561" calcext:value-type="float">
            <text:p>0.360561</text:p>
          </table:table-cell>
          <table:table-cell table:style-name="ce1"/>
          <table:table-cell/>
          <table:table-cell table:formula="of:=NORMDIST([.C477];[.$D$2];[.$E$2];0)" office:value-type="float" office:value="5.28767296707824" calcext:value-type="float">
            <text:p>5.2876729671</text:p>
          </table:table-cell>
          <table:table-cell table:number-columns-repeated="1018"/>
        </table:table-row>
        <table:table-row table:style-name="ro1">
          <table:table-cell table:style-name="ce1" office:value-type="float" office:value="0.0203101" calcext:value-type="float">
            <text:p>0.0203101</text:p>
          </table:table-cell>
          <table:table-cell table:style-name="ce1" office:value-type="float" office:value="0.137013" calcext:value-type="float">
            <text:p>0.137013</text:p>
          </table:table-cell>
          <table:table-cell table:style-name="ce1" office:value-type="float" office:value="0.598348" calcext:value-type="float">
            <text:p>0.598348</text:p>
          </table:table-cell>
          <table:table-cell table:style-name="ce1"/>
          <table:table-cell/>
          <table:table-cell table:formula="of:=NORMDIST([.C478];[.$D$2];[.$E$2];0)" office:value-type="float" office:value="0.0574282277164062" calcext:value-type="float">
            <text:p>0.0574282277</text:p>
          </table:table-cell>
          <table:table-cell table:number-columns-repeated="1018"/>
        </table:table-row>
        <table:table-row table:style-name="ro1">
          <table:table-cell table:style-name="ce1" office:value-type="float" office:value="0.0157933" calcext:value-type="float">
            <text:p>0.0157933</text:p>
          </table:table-cell>
          <table:table-cell table:style-name="ce1" office:value-type="float" office:value="0.0421143" calcext:value-type="float">
            <text:p>0.0421143</text:p>
          </table:table-cell>
          <table:table-cell table:style-name="ce1" office:value-type="float" office:value="0.524941" calcext:value-type="float">
            <text:p>0.524941</text:p>
          </table:table-cell>
          <table:table-cell table:style-name="ce1"/>
          <table:table-cell/>
          <table:table-cell table:formula="of:=NORMDIST([.C479];[.$D$2];[.$E$2];0)" office:value-type="float" office:value="0.857459454437139" calcext:value-type="float">
            <text:p>0.8574594544</text:p>
          </table:table-cell>
          <table:table-cell table:number-columns-repeated="1018"/>
        </table:table-row>
        <table:table-row table:style-name="ro1">
          <table:table-cell table:style-name="ce1" office:value-type="float" office:value="0.0420073" calcext:value-type="float">
            <text:p>0.0420073</text:p>
          </table:table-cell>
          <table:table-cell table:style-name="ce1" office:value-type="float" office:value="0.078466" calcext:value-type="float">
            <text:p>0.078466</text:p>
          </table:table-cell>
          <table:table-cell table:style-name="ce1" office:value-type="float" office:value="0.64426" calcext:value-type="float">
            <text:p>0.64426</text:p>
          </table:table-cell>
          <table:table-cell table:style-name="ce1"/>
          <table:table-cell/>
          <table:table-cell table:formula="of:=NORMDIST([.C480];[.$D$2];[.$E$2];0)" office:value-type="float" office:value="0.00584854847230423" calcext:value-type="float">
            <text:p>0.0058485485</text:p>
          </table:table-cell>
          <table:table-cell table:number-columns-repeated="1018"/>
        </table:table-row>
        <table:table-row table:style-name="ro1">
          <table:table-cell table:style-name="ce1" office:value-type="float" office:value="0.0247471" calcext:value-type="float">
            <text:p>0.0247471</text:p>
          </table:table-cell>
          <table:table-cell table:style-name="ce1" office:value-type="float" office:value="0.126852" calcext:value-type="float">
            <text:p>0.126852</text:p>
          </table:table-cell>
          <table:table-cell table:style-name="ce1" office:value-type="float" office:value="0.288617" calcext:value-type="float">
            <text:p>0.288617</text:p>
          </table:table-cell>
          <table:table-cell table:style-name="ce1"/>
          <table:table-cell/>
          <table:table-cell table:formula="of:=NORMDIST([.C481];[.$D$2];[.$E$2];0)" office:value-type="float" office:value="1.85818767656536" calcext:value-type="float">
            <text:p>1.8581876766</text:p>
          </table:table-cell>
          <table:table-cell table:number-columns-repeated="1018"/>
        </table:table-row>
        <table:table-row table:style-name="ro1">
          <table:table-cell table:style-name="ce1" office:value-type="float" office:value="0.0228719" calcext:value-type="float">
            <text:p>0.0228719</text:p>
          </table:table-cell>
          <table:table-cell table:style-name="ce1" office:value-type="float" office:value="0.138914" calcext:value-type="float">
            <text:p>0.138914</text:p>
          </table:table-cell>
          <table:table-cell table:style-name="ce1" office:value-type="float" office:value="0.349839" calcext:value-type="float">
            <text:p>0.349839</text:p>
          </table:table-cell>
          <table:table-cell table:style-name="ce1"/>
          <table:table-cell/>
          <table:table-cell table:formula="of:=NORMDIST([.C482];[.$D$2];[.$E$2];0)" office:value-type="float" office:value="4.85805758564615" calcext:value-type="float">
            <text:p>4.8580575856</text:p>
          </table:table-cell>
          <table:table-cell table:number-columns-repeated="1018"/>
        </table:table-row>
        <table:table-row table:style-name="ro1">
          <table:table-cell table:style-name="ce1" office:value-type="float" office:value="0.031862" calcext:value-type="float">
            <text:p>0.031862</text:p>
          </table:table-cell>
          <table:table-cell table:style-name="ce1" office:value-type="float" office:value="0.0590595" calcext:value-type="float">
            <text:p>0.0590595</text:p>
          </table:table-cell>
          <table:table-cell table:style-name="ce1" office:value-type="float" office:value="0.499523" calcext:value-type="float">
            <text:p>0.499523</text:p>
          </table:table-cell>
          <table:table-cell table:style-name="ce1"/>
          <table:table-cell/>
          <table:table-cell table:formula="of:=NORMDIST([.C483];[.$D$2];[.$E$2];0)" office:value-type="float" office:value="1.66558688472128" calcext:value-type="float">
            <text:p>1.6655868847</text:p>
          </table:table-cell>
          <table:table-cell table:number-columns-repeated="1018"/>
        </table:table-row>
        <table:table-row table:style-name="ro1">
          <table:table-cell table:style-name="ce1" office:value-type="float" office:value="0.0199201" calcext:value-type="float">
            <text:p>0.0199201</text:p>
          </table:table-cell>
          <table:table-cell table:style-name="ce1" office:value-type="float" office:value="0.121894" calcext:value-type="float">
            <text:p>0.121894</text:p>
          </table:table-cell>
          <table:table-cell table:style-name="ce1" office:value-type="float" office:value="0.617842" calcext:value-type="float">
            <text:p>0.617842</text:p>
          </table:table-cell>
          <table:table-cell table:style-name="ce1"/>
          <table:table-cell/>
          <table:table-cell table:formula="of:=NORMDIST([.C484];[.$D$2];[.$E$2];0)" office:value-type="float" office:value="0.0230210474559592" calcext:value-type="float">
            <text:p>0.0230210475</text:p>
          </table:table-cell>
          <table:table-cell table:number-columns-repeated="1018"/>
        </table:table-row>
        <table:table-row table:style-name="ro1">
          <table:table-cell table:style-name="ce1" office:value-type="float" office:value="0.0256295" calcext:value-type="float">
            <text:p>0.0256295</text:p>
          </table:table-cell>
          <table:table-cell table:style-name="ce1" office:value-type="float" office:value="0.051316" calcext:value-type="float">
            <text:p>0.051316</text:p>
          </table:table-cell>
          <table:table-cell table:style-name="ce1" office:value-type="float" office:value="0.244334" calcext:value-type="float">
            <text:p>0.244334</text:p>
          </table:table-cell>
          <table:table-cell table:style-name="ce1"/>
          <table:table-cell/>
          <table:table-cell table:formula="of:=NORMDIST([.C485];[.$D$2];[.$E$2];0)" office:value-type="float" office:value="0.558949664965885" calcext:value-type="float">
            <text:p>0.558949665</text:p>
          </table:table-cell>
          <table:table-cell table:number-columns-repeated="1018"/>
        </table:table-row>
        <table:table-row table:style-name="ro1">
          <table:table-cell table:style-name="ce1" office:value-type="float" office:value="0.0411826" calcext:value-type="float">
            <text:p>0.0411826</text:p>
          </table:table-cell>
          <table:table-cell table:style-name="ce1" office:value-type="float" office:value="0.0382429" calcext:value-type="float">
            <text:p>0.0382429</text:p>
          </table:table-cell>
          <table:table-cell table:style-name="ce1" office:value-type="float" office:value="0.0652722" calcext:value-type="float">
            <text:p>0.0652722</text:p>
          </table:table-cell>
          <table:table-cell table:style-name="ce1"/>
          <table:table-cell/>
          <table:table-cell table:formula="of:=NORMDIST([.C486];[.$D$2];[.$E$2];0)" office:value-type="float" office:value="0.0000570301300429606" calcext:value-type="float">
            <text:p>5.70301300429606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198954" calcext:value-type="float">
            <text:p>0.0198954</text:p>
          </table:table-cell>
          <table:table-cell table:style-name="ce1" office:value-type="float" office:value="0.1448" calcext:value-type="float">
            <text:p>0.1448</text:p>
          </table:table-cell>
          <table:table-cell table:style-name="ce1" office:value-type="float" office:value="0.619919" calcext:value-type="float">
            <text:p>0.619919</text:p>
          </table:table-cell>
          <table:table-cell table:style-name="ce1"/>
          <table:table-cell/>
          <table:table-cell table:formula="of:=NORMDIST([.C487];[.$D$2];[.$E$2];0)" office:value-type="float" office:value="0.0207834883016281" calcext:value-type="float">
            <text:p>0.0207834883</text:p>
          </table:table-cell>
          <table:table-cell table:number-columns-repeated="1018"/>
        </table:table-row>
        <table:table-row table:style-name="ro1">
          <table:table-cell table:style-name="ce1" office:value-type="float" office:value="0.0227943" calcext:value-type="float">
            <text:p>0.0227943</text:p>
          </table:table-cell>
          <table:table-cell table:style-name="ce1" office:value-type="float" office:value="0.0600006" calcext:value-type="float">
            <text:p>0.0600006</text:p>
          </table:table-cell>
          <table:table-cell table:style-name="ce1" office:value-type="float" office:value="0.497095" calcext:value-type="float">
            <text:p>0.497095</text:p>
          </table:table-cell>
          <table:table-cell table:style-name="ce1"/>
          <table:table-cell/>
          <table:table-cell table:formula="of:=NORMDIST([.C488];[.$D$2];[.$E$2];0)" office:value-type="float" office:value="1.7616944195608" calcext:value-type="float">
            <text:p>1.7616944196</text:p>
          </table:table-cell>
          <table:table-cell table:number-columns-repeated="1018"/>
        </table:table-row>
        <table:table-row table:style-name="ro1">
          <table:table-cell table:style-name="ce1" office:value-type="float" office:value="0.00661618" calcext:value-type="float">
            <text:p>0.00661618</text:p>
          </table:table-cell>
          <table:table-cell table:style-name="ce1" office:value-type="float" office:value="0.133773" calcext:value-type="float">
            <text:p>0.133773</text:p>
          </table:table-cell>
          <table:table-cell table:style-name="ce1" office:value-type="float" office:value="0.679148" calcext:value-type="float">
            <text:p>0.679148</text:p>
          </table:table-cell>
          <table:table-cell table:style-name="ce1"/>
          <table:table-cell/>
          <table:table-cell table:formula="of:=NORMDIST([.C489];[.$D$2];[.$E$2];0)" office:value-type="float" office:value="0.000759533892372039" calcext:value-type="float">
            <text:p>0.0007595339</text:p>
          </table:table-cell>
          <table:table-cell table:number-columns-repeated="1018"/>
        </table:table-row>
        <table:table-row table:style-name="ro1">
          <table:table-cell table:style-name="ce1" office:value-type="float" office:value="0.0283851" calcext:value-type="float">
            <text:p>0.0283851</text:p>
          </table:table-cell>
          <table:table-cell table:style-name="ce1" office:value-type="float" office:value="0.0453459" calcext:value-type="float">
            <text:p>0.0453459</text:p>
          </table:table-cell>
          <table:table-cell table:style-name="ce1" office:value-type="float" office:value="0.539832" calcext:value-type="float">
            <text:p>0.539832</text:p>
          </table:table-cell>
          <table:table-cell table:style-name="ce1"/>
          <table:table-cell/>
          <table:table-cell table:formula="of:=NORMDIST([.C490];[.$D$2];[.$E$2];0)" office:value-type="float" office:value="0.544554694114462" calcext:value-type="float">
            <text:p>0.5445546941</text:p>
          </table:table-cell>
          <table:table-cell table:number-columns-repeated="1018"/>
        </table:table-row>
        <table:table-row table:style-name="ro1">
          <table:table-cell table:style-name="ce1" office:value-type="float" office:value="0.0221409" calcext:value-type="float">
            <text:p>0.0221409</text:p>
          </table:table-cell>
          <table:table-cell table:style-name="ce1" office:value-type="float" office:value="0.0740462" calcext:value-type="float">
            <text:p>0.0740462</text:p>
          </table:table-cell>
          <table:table-cell table:style-name="ce1" office:value-type="float" office:value="0.490448" calcext:value-type="float">
            <text:p>0.490448</text:p>
          </table:table-cell>
          <table:table-cell table:style-name="ce1"/>
          <table:table-cell/>
          <table:table-cell table:formula="of:=NORMDIST([.C491];[.$D$2];[.$E$2];0)" office:value-type="float" office:value="2.04075295229149" calcext:value-type="float">
            <text:p>2.0407529523</text:p>
          </table:table-cell>
          <table:table-cell table:number-columns-repeated="1018"/>
        </table:table-row>
        <table:table-row table:style-name="ro1">
          <table:table-cell table:style-name="ce1" office:value-type="float" office:value="0.0284505" calcext:value-type="float">
            <text:p>0.0284505</text:p>
          </table:table-cell>
          <table:table-cell table:style-name="ce1" office:value-type="float" office:value="0.117926" calcext:value-type="float">
            <text:p>0.117926</text:p>
          </table:table-cell>
          <table:table-cell table:style-name="ce1" office:value-type="float" office:value="0.513842" calcext:value-type="float">
            <text:p>0.513842</text:p>
          </table:table-cell>
          <table:table-cell table:style-name="ce1"/>
          <table:table-cell/>
          <table:table-cell table:formula="of:=NORMDIST([.C492];[.$D$2];[.$E$2];0)" office:value-type="float" office:value="1.16574459733609" calcext:value-type="float">
            <text:p>1.1657445973</text:p>
          </table:table-cell>
          <table:table-cell table:number-columns-repeated="1018"/>
        </table:table-row>
        <table:table-row table:style-name="ro1">
          <table:table-cell table:style-name="ce1" office:value-type="float" office:value="0.0172422" calcext:value-type="float">
            <text:p>0.0172422</text:p>
          </table:table-cell>
          <table:table-cell table:style-name="ce1" office:value-type="float" office:value="0.00790123" calcext:value-type="float">
            <text:p>0.00790123</text:p>
          </table:table-cell>
          <table:table-cell table:style-name="ce1" office:value-type="float" office:value="0.603641" calcext:value-type="float">
            <text:p>0.603641</text:p>
          </table:table-cell>
          <table:table-cell table:style-name="ce1"/>
          <table:table-cell/>
          <table:table-cell table:formula="of:=NORMDIST([.C493];[.$D$2];[.$E$2];0)" office:value-type="float" office:value="0.0451719347114472" calcext:value-type="float">
            <text:p>0.0451719347</text:p>
          </table:table-cell>
          <table:table-cell table:number-columns-repeated="1018"/>
        </table:table-row>
        <table:table-row table:style-name="ro1">
          <table:table-cell table:style-name="ce1" office:value-type="float" office:value="0.0329021" calcext:value-type="float">
            <text:p>0.0329021</text:p>
          </table:table-cell>
          <table:table-cell table:style-name="ce1" office:value-type="float" office:value="-0.0306162" calcext:value-type="float">
            <text:p>-0.0306162</text:p>
          </table:table-cell>
          <table:table-cell table:style-name="ce1" office:value-type="float" office:value="0.522146" calcext:value-type="float">
            <text:p>0.522146</text:p>
          </table:table-cell>
          <table:table-cell table:style-name="ce1"/>
          <table:table-cell/>
          <table:table-cell table:formula="of:=NORMDIST([.C494];[.$D$2];[.$E$2];0)" office:value-type="float" office:value="0.928744898561526" calcext:value-type="float">
            <text:p>0.9287448986</text:p>
          </table:table-cell>
          <table:table-cell table:number-columns-repeated="1018"/>
        </table:table-row>
        <table:table-row table:style-name="ro1">
          <table:table-cell table:style-name="ce1" office:value-type="float" office:value="0.0139578" calcext:value-type="float">
            <text:p>0.0139578</text:p>
          </table:table-cell>
          <table:table-cell table:style-name="ce1" office:value-type="float" office:value="0.115554" calcext:value-type="float">
            <text:p>0.115554</text:p>
          </table:table-cell>
          <table:table-cell table:style-name="ce1" office:value-type="float" office:value="0.611537" calcext:value-type="float">
            <text:p>0.611537</text:p>
          </table:table-cell>
          <table:table-cell table:style-name="ce1"/>
          <table:table-cell/>
          <table:table-cell table:formula="of:=NORMDIST([.C495];[.$D$2];[.$E$2];0)" office:value-type="float" office:value="0.0312205525596043" calcext:value-type="float">
            <text:p>0.0312205526</text:p>
          </table:table-cell>
          <table:table-cell table:number-columns-repeated="1018"/>
        </table:table-row>
        <table:table-row table:style-name="ro1">
          <table:table-cell table:style-name="ce1" office:value-type="float" office:value="0.0171133" calcext:value-type="float">
            <text:p>0.0171133</text:p>
          </table:table-cell>
          <table:table-cell table:style-name="ce1" office:value-type="float" office:value="0.0460355" calcext:value-type="float">
            <text:p>0.0460355</text:p>
          </table:table-cell>
          <table:table-cell table:style-name="ce1" office:value-type="float" office:value="0.10521" calcext:value-type="float">
            <text:p>0.10521</text:p>
          </table:table-cell>
          <table:table-cell table:style-name="ce1"/>
          <table:table-cell/>
          <table:table-cell table:formula="of:=NORMDIST([.C496];[.$D$2];[.$E$2];0)" office:value-type="float" office:value="0.000808612054555747" calcext:value-type="float">
            <text:p>0.0008086121</text:p>
          </table:table-cell>
          <table:table-cell table:number-columns-repeated="1018"/>
        </table:table-row>
        <table:table-row table:style-name="ro1">
          <table:table-cell table:style-name="ce1" office:value-type="float" office:value="0.0216749" calcext:value-type="float">
            <text:p>0.0216749</text:p>
          </table:table-cell>
          <table:table-cell table:style-name="ce1" office:value-type="float" office:value="-0.0182108" calcext:value-type="float">
            <text:p>-0.0182108</text:p>
          </table:table-cell>
          <table:table-cell table:style-name="ce1" office:value-type="float" office:value="0.634668" calcext:value-type="float">
            <text:p>0.634668</text:p>
          </table:table-cell>
          <table:table-cell table:style-name="ce1"/>
          <table:table-cell/>
          <table:table-cell table:formula="of:=NORMDIST([.C497];[.$D$2];[.$E$2];0)" office:value-type="float" office:value="0.0097882664943216" calcext:value-type="float">
            <text:p>0.0097882665</text:p>
          </table:table-cell>
          <table:table-cell table:number-columns-repeated="1018"/>
        </table:table-row>
        <table:table-row table:style-name="ro1">
          <table:table-cell table:style-name="ce1" office:value-type="float" office:value="0.0182709" calcext:value-type="float">
            <text:p>0.0182709</text:p>
          </table:table-cell>
          <table:table-cell table:style-name="ce1" office:value-type="float" office:value="0.0630578" calcext:value-type="float">
            <text:p>0.0630578</text:p>
          </table:table-cell>
          <table:table-cell table:style-name="ce1" office:value-type="float" office:value="0.797218" calcext:value-type="float">
            <text:p>0.797218</text:p>
          </table:table-cell>
          <table:table-cell table:style-name="ce1"/>
          <table:table-cell/>
          <table:table-cell table:formula="of:=NORMDIST([.C498];[.$D$2];[.$E$2];0)" office:value-type="float" office:value="0.00000010731988202208" calcext:value-type="float">
            <text:p>1.0731988202208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330799" calcext:value-type="float">
            <text:p>0.0330799</text:p>
          </table:table-cell>
          <table:table-cell table:style-name="ce1" office:value-type="float" office:value="0.133391" calcext:value-type="float">
            <text:p>0.133391</text:p>
          </table:table-cell>
          <table:table-cell table:style-name="ce1" office:value-type="float" office:value="0.130383" calcext:value-type="float">
            <text:p>0.130383</text:p>
          </table:table-cell>
          <table:table-cell table:style-name="ce1"/>
          <table:table-cell/>
          <table:table-cell table:formula="of:=NORMDIST([.C499];[.$D$2];[.$E$2];0)" office:value-type="float" office:value="0.00360167846520656" calcext:value-type="float">
            <text:p>0.0036016785</text:p>
          </table:table-cell>
          <table:table-cell table:number-columns-repeated="1018"/>
        </table:table-row>
        <table:table-row table:style-name="ro1">
          <table:table-cell table:style-name="ce1" office:value-type="float" office:value="0.0284749" calcext:value-type="float">
            <text:p>0.0284749</text:p>
          </table:table-cell>
          <table:table-cell table:style-name="ce1" office:value-type="float" office:value="0.0929071" calcext:value-type="float">
            <text:p>0.0929071</text:p>
          </table:table-cell>
          <table:table-cell table:style-name="ce1" office:value-type="float" office:value="0.46924" calcext:value-type="float">
            <text:p>0.46924</text:p>
          </table:table-cell>
          <table:table-cell table:style-name="ce1"/>
          <table:table-cell/>
          <table:table-cell table:formula="of:=NORMDIST([.C500];[.$D$2];[.$E$2];0)" office:value-type="float" office:value="3.06018364478686" calcext:value-type="float">
            <text:p>3.0601836448</text:p>
          </table:table-cell>
          <table:table-cell table:number-columns-repeated="1018"/>
        </table:table-row>
        <table:table-row table:style-name="ro1">
          <table:table-cell table:style-name="ce1" office:value-type="float" office:value="0.0295172" calcext:value-type="float">
            <text:p>0.0295172</text:p>
          </table:table-cell>
          <table:table-cell table:style-name="ce1" office:value-type="float" office:value="0.0795447" calcext:value-type="float">
            <text:p>0.0795447</text:p>
          </table:table-cell>
          <table:table-cell table:style-name="ce1" office:value-type="float" office:value="0.859662" calcext:value-type="float">
            <text:p>0.859662</text:p>
          </table:table-cell>
          <table:table-cell table:style-name="ce1"/>
          <table:table-cell/>
          <table:table-cell table:formula="of:=NORMDIST([.C501];[.$D$2];[.$E$2];0)" office:value-type="float" office:value="0.000000000291230941606671" calcext:value-type="float">
            <text:p>2.91230941606671E-10</text:p>
          </table:table-cell>
          <table:table-cell table:number-columns-repeated="1018"/>
        </table:table-row>
        <table:table-row table:style-name="ro1">
          <table:table-cell table:style-name="ce1" office:value-type="float" office:value="0.0153754" calcext:value-type="float">
            <text:p>0.0153754</text:p>
          </table:table-cell>
          <table:table-cell table:style-name="ce1" office:value-type="float" office:value="0.0453401" calcext:value-type="float">
            <text:p>0.0453401</text:p>
          </table:table-cell>
          <table:table-cell table:style-name="ce1" office:value-type="float" office:value="0.554521" calcext:value-type="float">
            <text:p>0.554521</text:p>
          </table:table-cell>
          <table:table-cell table:style-name="ce1"/>
          <table:table-cell/>
          <table:table-cell table:formula="of:=NORMDIST([.C502];[.$D$2];[.$E$2];0)" office:value-type="float" office:value="0.331971398512027" calcext:value-type="float">
            <text:p>0.3319713985</text:p>
          </table:table-cell>
          <table:table-cell table:number-columns-repeated="1018"/>
        </table:table-row>
        <table:table-row table:style-name="ro1">
          <table:table-cell table:style-name="ce1" office:value-type="float" office:value="0.0232579" calcext:value-type="float">
            <text:p>0.0232579</text:p>
          </table:table-cell>
          <table:table-cell table:style-name="ce1" office:value-type="float" office:value="-0.0346178" calcext:value-type="float">
            <text:p>-0.0346178</text:p>
          </table:table-cell>
          <table:table-cell table:style-name="ce1" office:value-type="float" office:value="0.787349" calcext:value-type="float">
            <text:p>0.787349</text:p>
          </table:table-cell>
          <table:table-cell table:style-name="ce1"/>
          <table:table-cell/>
          <table:table-cell table:formula="of:=NORMDIST([.C503];[.$D$2];[.$E$2];0)" office:value-type="float" office:value="0.00000025276522153756" calcext:value-type="float">
            <text:p>2.5276522153756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248616" calcext:value-type="float">
            <text:p>0.0248616</text:p>
          </table:table-cell>
          <table:table-cell table:style-name="ce1" office:value-type="float" office:value="0.0721822" calcext:value-type="float">
            <text:p>0.0721822</text:p>
          </table:table-cell>
          <table:table-cell table:style-name="ce1" office:value-type="float" office:value="0.614626" calcext:value-type="float">
            <text:p>0.614626</text:p>
          </table:table-cell>
          <table:table-cell table:style-name="ce1"/>
          <table:table-cell/>
          <table:table-cell table:formula="of:=NORMDIST([.C504];[.$D$2];[.$E$2];0)" office:value-type="float" office:value="0.0269204825743177" calcext:value-type="float">
            <text:p>0.0269204826</text:p>
          </table:table-cell>
          <table:table-cell table:number-columns-repeated="1018"/>
        </table:table-row>
        <table:table-row table:style-name="ro1">
          <table:table-cell table:style-name="ce1" office:value-type="float" office:value="0.0371754" calcext:value-type="float">
            <text:p>0.0371754</text:p>
          </table:table-cell>
          <table:table-cell table:style-name="ce1" office:value-type="float" office:value="0.135192" calcext:value-type="float">
            <text:p>0.135192</text:p>
          </table:table-cell>
          <table:table-cell table:style-name="ce1" office:value-type="float" office:value="0.478623" calcext:value-type="float">
            <text:p>0.478623</text:p>
          </table:table-cell>
          <table:table-cell table:style-name="ce1"/>
          <table:table-cell/>
          <table:table-cell table:formula="of:=NORMDIST([.C505];[.$D$2];[.$E$2];0)" office:value-type="float" office:value="2.58892637918533" calcext:value-type="float">
            <text:p>2.5889263792</text:p>
          </table:table-cell>
          <table:table-cell table:number-columns-repeated="1018"/>
        </table:table-row>
        <table:table-row table:style-name="ro1">
          <table:table-cell table:style-name="ce1" office:value-type="float" office:value="0.0166569" calcext:value-type="float">
            <text:p>0.0166569</text:p>
          </table:table-cell>
          <table:table-cell table:style-name="ce1" office:value-type="float" office:value="0.105354" calcext:value-type="float">
            <text:p>0.105354</text:p>
          </table:table-cell>
          <table:table-cell table:style-name="ce1" office:value-type="float" office:value="0.54158" calcext:value-type="float">
            <text:p>0.54158</text:p>
          </table:table-cell>
          <table:table-cell table:style-name="ce1"/>
          <table:table-cell/>
          <table:table-cell table:formula="of:=NORMDIST([.C506];[.$D$2];[.$E$2];0)" office:value-type="float" office:value="0.514668675052577" calcext:value-type="float">
            <text:p>0.5146686751</text:p>
          </table:table-cell>
          <table:table-cell table:number-columns-repeated="1018"/>
        </table:table-row>
        <table:table-row table:style-name="ro1">
          <table:table-cell table:style-name="ce1" office:value-type="float" office:value="0.0370137" calcext:value-type="float">
            <text:p>0.0370137</text:p>
          </table:table-cell>
          <table:table-cell table:style-name="ce1" office:value-type="float" office:value="0.00469445" calcext:value-type="float">
            <text:p>0.00469445</text:p>
          </table:table-cell>
          <table:table-cell table:style-name="ce1" office:value-type="float" office:value="0.564339" calcext:value-type="float">
            <text:p>0.564339</text:p>
          </table:table-cell>
          <table:table-cell table:style-name="ce1"/>
          <table:table-cell/>
          <table:table-cell table:formula="of:=NORMDIST([.C507];[.$D$2];[.$E$2];0)" office:value-type="float" office:value="0.232335348274964" calcext:value-type="float">
            <text:p>0.2323353483</text:p>
          </table:table-cell>
          <table:table-cell table:number-columns-repeated="1018"/>
        </table:table-row>
        <table:table-row table:style-name="ro1">
          <table:table-cell table:style-name="ce1" office:value-type="float" office:value="0.0282916" calcext:value-type="float">
            <text:p>0.0282916</text:p>
          </table:table-cell>
          <table:table-cell table:style-name="ce1" office:value-type="float" office:value="0.148621" calcext:value-type="float">
            <text:p>0.148621</text:p>
          </table:table-cell>
          <table:table-cell table:style-name="ce1" office:value-type="float" office:value="0.47439" calcext:value-type="float">
            <text:p>0.47439</text:p>
          </table:table-cell>
          <table:table-cell table:style-name="ce1"/>
          <table:table-cell/>
          <table:table-cell table:formula="of:=NORMDIST([.C508];[.$D$2];[.$E$2];0)" office:value-type="float" office:value="2.79840351354516" calcext:value-type="float">
            <text:p>2.7984035135</text:p>
          </table:table-cell>
          <table:table-cell table:number-columns-repeated="1018"/>
        </table:table-row>
        <table:table-row table:style-name="ro1">
          <table:table-cell table:style-name="ce1" office:value-type="float" office:value="0.0199254" calcext:value-type="float">
            <text:p>0.0199254</text:p>
          </table:table-cell>
          <table:table-cell table:style-name="ce1" office:value-type="float" office:value="0.0364498" calcext:value-type="float">
            <text:p>0.0364498</text:p>
          </table:table-cell>
          <table:table-cell table:style-name="ce1" office:value-type="float" office:value="0.45665" calcext:value-type="float">
            <text:p>0.45665</text:p>
          </table:table-cell>
          <table:table-cell table:style-name="ce1"/>
          <table:table-cell/>
          <table:table-cell table:formula="of:=NORMDIST([.C509];[.$D$2];[.$E$2];0)" office:value-type="float" office:value="3.71691456028738" calcext:value-type="float">
            <text:p>3.7169145603</text:p>
          </table:table-cell>
          <table:table-cell table:number-columns-repeated="1018"/>
        </table:table-row>
        <table:table-row table:style-name="ro1">
          <table:table-cell table:style-name="ce1" office:value-type="float" office:value="0.0214035" calcext:value-type="float">
            <text:p>0.0214035</text:p>
          </table:table-cell>
          <table:table-cell table:style-name="ce1" office:value-type="float" office:value="-0.0474145" calcext:value-type="float">
            <text:p>-0.0474145</text:p>
          </table:table-cell>
          <table:table-cell table:style-name="ce1" office:value-type="float" office:value="0.390257" calcext:value-type="float">
            <text:p>0.390257</text:p>
          </table:table-cell>
          <table:table-cell table:style-name="ce1"/>
          <table:table-cell/>
          <table:table-cell table:formula="of:=NORMDIST([.C510];[.$D$2];[.$E$2];0)" office:value-type="float" office:value="5.87110704044515" calcext:value-type="float">
            <text:p>5.8711070404</text:p>
          </table:table-cell>
          <table:table-cell table:number-columns-repeated="1018"/>
        </table:table-row>
        <table:table-row table:style-name="ro1">
          <table:table-cell table:style-name="ce1" office:value-type="float" office:value="0.0202912" calcext:value-type="float">
            <text:p>0.0202912</text:p>
          </table:table-cell>
          <table:table-cell table:style-name="ce1" office:value-type="float" office:value="0.045107" calcext:value-type="float">
            <text:p>0.045107</text:p>
          </table:table-cell>
          <table:table-cell table:style-name="ce1" office:value-type="float" office:value="0.34088" calcext:value-type="float">
            <text:p>0.34088</text:p>
          </table:table-cell>
          <table:table-cell table:style-name="ce1"/>
          <table:table-cell/>
          <table:table-cell table:formula="of:=NORMDIST([.C511];[.$D$2];[.$E$2];0)" office:value-type="float" office:value="4.44033748283066" calcext:value-type="float">
            <text:p>4.4403374828</text:p>
          </table:table-cell>
          <table:table-cell table:number-columns-repeated="1018"/>
        </table:table-row>
        <table:table-row table:style-name="ro1">
          <table:table-cell table:style-name="ce1" office:value-type="float" office:value="0.0239172" calcext:value-type="float">
            <text:p>0.0239172</text:p>
          </table:table-cell>
          <table:table-cell table:style-name="ce1" office:value-type="float" office:value="0.023974" calcext:value-type="float">
            <text:p>0.023974</text:p>
          </table:table-cell>
          <table:table-cell table:style-name="ce1" office:value-type="float" office:value="0.330074" calcext:value-type="float">
            <text:p>0.330074</text:p>
          </table:table-cell>
          <table:table-cell table:style-name="ce1"/>
          <table:table-cell/>
          <table:table-cell table:formula="of:=NORMDIST([.C512];[.$D$2];[.$E$2];0)" office:value-type="float" office:value="3.89287380417521" calcext:value-type="float">
            <text:p>3.8928738042</text:p>
          </table:table-cell>
          <table:table-cell table:number-columns-repeated="1018"/>
        </table:table-row>
        <table:table-row table:style-name="ro1">
          <table:table-cell table:style-name="ce1" office:value-type="float" office:value="0.0111867" calcext:value-type="float">
            <text:p>0.0111867</text:p>
          </table:table-cell>
          <table:table-cell table:style-name="ce1" office:value-type="float" office:value="-0.0273499" calcext:value-type="float">
            <text:p>-0.0273499</text:p>
          </table:table-cell>
          <table:table-cell table:style-name="ce1" office:value-type="float" office:value="0.478532" calcext:value-type="float">
            <text:p>0.478532</text:p>
          </table:table-cell>
          <table:table-cell table:style-name="ce1"/>
          <table:table-cell/>
          <table:table-cell table:formula="of:=NORMDIST([.C513];[.$D$2];[.$E$2];0)" office:value-type="float" office:value="2.59336626913729" calcext:value-type="float">
            <text:p>2.5933662691</text:p>
          </table:table-cell>
          <table:table-cell table:number-columns-repeated="1018"/>
        </table:table-row>
        <table:table-row table:style-name="ro1">
          <table:table-cell table:style-name="ce1" office:value-type="float" office:value="0.0293161" calcext:value-type="float">
            <text:p>0.0293161</text:p>
          </table:table-cell>
          <table:table-cell table:style-name="ce1" office:value-type="float" office:value="0.0236918" calcext:value-type="float">
            <text:p>0.0236918</text:p>
          </table:table-cell>
          <table:table-cell table:style-name="ce1" office:value-type="float" office:value="0.573574" calcext:value-type="float">
            <text:p>0.573574</text:p>
          </table:table-cell>
          <table:table-cell table:style-name="ce1"/>
          <table:table-cell/>
          <table:table-cell table:formula="of:=NORMDIST([.C514];[.$D$2];[.$E$2];0)" office:value-type="float" office:value="0.162949985077675" calcext:value-type="float">
            <text:p>0.1629499851</text:p>
          </table:table-cell>
          <table:table-cell table:number-columns-repeated="1018"/>
        </table:table-row>
        <table:table-row table:style-name="ro1">
          <table:table-cell table:style-name="ce1" office:value-type="float" office:value="0.0184687" calcext:value-type="float">
            <text:p>0.0184687</text:p>
          </table:table-cell>
          <table:table-cell table:style-name="ce1" office:value-type="float" office:value="0.119343" calcext:value-type="float">
            <text:p>0.119343</text:p>
          </table:table-cell>
          <table:table-cell table:style-name="ce1" office:value-type="float" office:value="0.251204" calcext:value-type="float">
            <text:p>0.251204</text:p>
          </table:table-cell>
          <table:table-cell table:style-name="ce1"/>
          <table:table-cell/>
          <table:table-cell table:formula="of:=NORMDIST([.C515];[.$D$2];[.$E$2];0)" office:value-type="float" office:value="0.692475381727191" calcext:value-type="float">
            <text:p>0.6924753817</text:p>
          </table:table-cell>
          <table:table-cell table:number-columns-repeated="1018"/>
        </table:table-row>
        <table:table-row table:style-name="ro1">
          <table:table-cell table:style-name="ce1" office:value-type="float" office:value="0.0239271" calcext:value-type="float">
            <text:p>0.0239271</text:p>
          </table:table-cell>
          <table:table-cell table:style-name="ce1" office:value-type="float" office:value="-0.022393" calcext:value-type="float">
            <text:p>-0.022393</text:p>
          </table:table-cell>
          <table:table-cell table:style-name="ce1" office:value-type="float" office:value="0.720815" calcext:value-type="float">
            <text:p>0.720815</text:p>
          </table:table-cell>
          <table:table-cell table:style-name="ce1"/>
          <table:table-cell/>
          <table:table-cell table:formula="of:=NORMDIST([.C516];[.$D$2];[.$E$2];0)" office:value-type="float" office:value="0.0000469580655680347" calcext:value-type="float">
            <text:p>4.69580655680347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288231" calcext:value-type="float">
            <text:p>0.0288231</text:p>
          </table:table-cell>
          <table:table-cell table:style-name="ce1" office:value-type="float" office:value="0.128937" calcext:value-type="float">
            <text:p>0.128937</text:p>
          </table:table-cell>
          <table:table-cell table:style-name="ce1" office:value-type="float" office:value="0.828759" calcext:value-type="float">
            <text:p>0.828759</text:p>
          </table:table-cell>
          <table:table-cell table:style-name="ce1"/>
          <table:table-cell/>
          <table:table-cell table:formula="of:=NORMDIST([.C517];[.$D$2];[.$E$2];0)" office:value-type="float" office:value="0.00000000602849032749173" calcext:value-type="float">
            <text:p>0.000000006</text:p>
          </table:table-cell>
          <table:table-cell table:number-columns-repeated="1018"/>
        </table:table-row>
        <table:table-row table:style-name="ro1">
          <table:table-cell table:style-name="ce1" office:value-type="float" office:value="0.0265611" calcext:value-type="float">
            <text:p>0.0265611</text:p>
          </table:table-cell>
          <table:table-cell table:style-name="ce1" office:value-type="float" office:value="0.0511278" calcext:value-type="float">
            <text:p>0.0511278</text:p>
          </table:table-cell>
          <table:table-cell table:style-name="ce1" office:value-type="float" office:value="0.173133" calcext:value-type="float">
            <text:p>0.173133</text:p>
          </table:table-cell>
          <table:table-cell table:style-name="ce1"/>
          <table:table-cell/>
          <table:table-cell table:formula="of:=NORMDIST([.C518];[.$D$2];[.$E$2];0)" office:value-type="float" office:value="0.0332389825316639" calcext:value-type="float">
            <text:p>0.0332389825</text:p>
          </table:table-cell>
          <table:table-cell table:number-columns-repeated="1018"/>
        </table:table-row>
        <table:table-row table:style-name="ro1">
          <table:table-cell table:style-name="ce1" office:value-type="float" office:value="0.0286393" calcext:value-type="float">
            <text:p>0.0286393</text:p>
          </table:table-cell>
          <table:table-cell table:style-name="ce1" office:value-type="float" office:value="-0.0351073" calcext:value-type="float">
            <text:p>-0.0351073</text:p>
          </table:table-cell>
          <table:table-cell table:style-name="ce1" office:value-type="float" office:value="0.290075" calcext:value-type="float">
            <text:p>0.290075</text:p>
          </table:table-cell>
          <table:table-cell table:style-name="ce1"/>
          <table:table-cell/>
          <table:table-cell table:formula="of:=NORMDIST([.C519];[.$D$2];[.$E$2];0)" office:value-type="float" office:value="1.91923910444146" calcext:value-type="float">
            <text:p>1.9192391044</text:p>
          </table:table-cell>
          <table:table-cell table:number-columns-repeated="1018"/>
        </table:table-row>
        <table:table-row table:style-name="ro1">
          <table:table-cell table:style-name="ce1" office:value-type="float" office:value="0.0202859" calcext:value-type="float">
            <text:p>0.0202859</text:p>
          </table:table-cell>
          <table:table-cell table:style-name="ce1" office:value-type="float" office:value="0.117403" calcext:value-type="float">
            <text:p>0.117403</text:p>
          </table:table-cell>
          <table:table-cell table:style-name="ce1" office:value-type="float" office:value="0.699052" calcext:value-type="float">
            <text:p>0.699052</text:p>
          </table:table-cell>
          <table:table-cell table:style-name="ce1"/>
          <table:table-cell/>
          <table:table-cell table:formula="of:=NORMDIST([.C520];[.$D$2];[.$E$2];0)" office:value-type="float" office:value="0.000210608581900406" calcext:value-type="float">
            <text:p>0.0002106086</text:p>
          </table:table-cell>
          <table:table-cell table:number-columns-repeated="1018"/>
        </table:table-row>
        <table:table-row table:style-name="ro1">
          <table:table-cell table:style-name="ce1" office:value-type="float" office:value="0.0280056" calcext:value-type="float">
            <text:p>0.0280056</text:p>
          </table:table-cell>
          <table:table-cell table:style-name="ce1" office:value-type="float" office:value="-0.00364903" calcext:value-type="float">
            <text:p>-0.00364903</text:p>
          </table:table-cell>
          <table:table-cell table:style-name="ce1" office:value-type="float" office:value="0.548723" calcext:value-type="float">
            <text:p>0.548723</text:p>
          </table:table-cell>
          <table:table-cell table:style-name="ce1"/>
          <table:table-cell/>
          <table:table-cell table:formula="of:=NORMDIST([.C521];[.$D$2];[.$E$2];0)" office:value-type="float" office:value="0.405851308007084" calcext:value-type="float">
            <text:p>0.405851308</text:p>
          </table:table-cell>
          <table:table-cell table:number-columns-repeated="1018"/>
        </table:table-row>
        <table:table-row table:style-name="ro1">
          <table:table-cell table:style-name="ce1" office:value-type="float" office:value="0.0295258" calcext:value-type="float">
            <text:p>0.0295258</text:p>
          </table:table-cell>
          <table:table-cell table:style-name="ce1" office:value-type="float" office:value="0.130455" calcext:value-type="float">
            <text:p>0.130455</text:p>
          </table:table-cell>
          <table:table-cell table:style-name="ce1" office:value-type="float" office:value="0.0747199" calcext:value-type="float">
            <text:p>0.0747199</text:p>
          </table:table-cell>
          <table:table-cell table:style-name="ce1"/>
          <table:table-cell/>
          <table:table-cell table:formula="of:=NORMDIST([.C522];[.$D$2];[.$E$2];0)" office:value-type="float" office:value="0.000110176545096248" calcext:value-type="float">
            <text:p>0.0001101765</text:p>
          </table:table-cell>
          <table:table-cell table:number-columns-repeated="1018"/>
        </table:table-row>
        <table:table-row table:style-name="ro1">
          <table:table-cell table:style-name="ce1" office:value-type="float" office:value="0.0366486" calcext:value-type="float">
            <text:p>0.0366486</text:p>
          </table:table-cell>
          <table:table-cell table:style-name="ce1" office:value-type="float" office:value="0.0213443" calcext:value-type="float">
            <text:p>0.0213443</text:p>
          </table:table-cell>
          <table:table-cell table:style-name="ce1" office:value-type="float" office:value="0.537353" calcext:value-type="float">
            <text:p>0.537353</text:p>
          </table:table-cell>
          <table:table-cell table:style-name="ce1"/>
          <table:table-cell/>
          <table:table-cell table:formula="of:=NORMDIST([.C523];[.$D$2];[.$E$2];0)" office:value-type="float" office:value="0.589269163700292" calcext:value-type="float">
            <text:p>0.5892691637</text:p>
          </table:table-cell>
          <table:table-cell table:number-columns-repeated="1018"/>
        </table:table-row>
        <table:table-row table:style-name="ro1">
          <table:table-cell table:style-name="ce1" office:value-type="float" office:value="0.020668" calcext:value-type="float">
            <text:p>0.020668</text:p>
          </table:table-cell>
          <table:table-cell table:style-name="ce1" office:value-type="float" office:value="0.072412" calcext:value-type="float">
            <text:p>0.072412</text:p>
          </table:table-cell>
          <table:table-cell table:style-name="ce1" office:value-type="float" office:value="0.393302" calcext:value-type="float">
            <text:p>0.393302</text:p>
          </table:table-cell>
          <table:table-cell table:style-name="ce1"/>
          <table:table-cell/>
          <table:table-cell table:formula="of:=NORMDIST([.C524];[.$D$2];[.$E$2];0)" office:value-type="float" office:value="5.87070419825891" calcext:value-type="float">
            <text:p>5.8707041983</text:p>
          </table:table-cell>
          <table:table-cell table:number-columns-repeated="1018"/>
        </table:table-row>
        <table:table-row table:style-name="ro1">
          <table:table-cell table:style-name="ce1" office:value-type="float" office:value="0.0320188" calcext:value-type="float">
            <text:p>0.0320188</text:p>
          </table:table-cell>
          <table:table-cell table:style-name="ce1" office:value-type="float" office:value="0.0210597" calcext:value-type="float">
            <text:p>0.0210597</text:p>
          </table:table-cell>
          <table:table-cell table:style-name="ce1" office:value-type="float" office:value="0.49791" calcext:value-type="float">
            <text:p>0.49791</text:p>
          </table:table-cell>
          <table:table-cell table:style-name="ce1"/>
          <table:table-cell/>
          <table:table-cell table:formula="of:=NORMDIST([.C525];[.$D$2];[.$E$2];0)" office:value-type="float" office:value="1.72907755957812" calcext:value-type="float">
            <text:p>1.7290775596</text:p>
          </table:table-cell>
          <table:table-cell table:number-columns-repeated="1018"/>
        </table:table-row>
        <table:table-row table:style-name="ro1">
          <table:table-cell table:style-name="ce1" office:value-type="float" office:value="0.0212248" calcext:value-type="float">
            <text:p>0.0212248</text:p>
          </table:table-cell>
          <table:table-cell table:style-name="ce1" office:value-type="float" office:value="0.113915" calcext:value-type="float">
            <text:p>0.113915</text:p>
          </table:table-cell>
          <table:table-cell table:style-name="ce1" office:value-type="float" office:value="0.84051" calcext:value-type="float">
            <text:p>0.84051</text:p>
          </table:table-cell>
          <table:table-cell table:style-name="ce1"/>
          <table:table-cell/>
          <table:table-cell table:formula="of:=NORMDIST([.C526];[.$D$2];[.$E$2];0)" office:value-type="float" office:value="0.00000000195161343054373" calcext:value-type="float">
            <text:p>0.000000002</text:p>
          </table:table-cell>
          <table:table-cell table:number-columns-repeated="1018"/>
        </table:table-row>
        <table:table-row table:style-name="ro1">
          <table:table-cell table:style-name="ce1" office:value-type="float" office:value="0.0175248" calcext:value-type="float">
            <text:p>0.0175248</text:p>
          </table:table-cell>
          <table:table-cell table:style-name="ce1" office:value-type="float" office:value="0.129074" calcext:value-type="float">
            <text:p>0.129074</text:p>
          </table:table-cell>
          <table:table-cell table:style-name="ce1" office:value-type="float" office:value="0.465832" calcext:value-type="float">
            <text:p>0.465832</text:p>
          </table:table-cell>
          <table:table-cell table:style-name="ce1"/>
          <table:table-cell/>
          <table:table-cell table:formula="of:=NORMDIST([.C527];[.$D$2];[.$E$2];0)" office:value-type="float" office:value="3.236500095699" calcext:value-type="float">
            <text:p>3.2365000957</text:p>
          </table:table-cell>
          <table:table-cell table:number-columns-repeated="1018"/>
        </table:table-row>
        <table:table-row table:style-name="ro1">
          <table:table-cell table:style-name="ce1" office:value-type="float" office:value="0.0261231" calcext:value-type="float">
            <text:p>0.0261231</text:p>
          </table:table-cell>
          <table:table-cell table:style-name="ce1" office:value-type="float" office:value="-0.0292046" calcext:value-type="float">
            <text:p>-0.0292046</text:p>
          </table:table-cell>
          <table:table-cell table:style-name="ce1" office:value-type="float" office:value="0.560624" calcext:value-type="float">
            <text:p>0.560624</text:p>
          </table:table-cell>
          <table:table-cell table:style-name="ce1"/>
          <table:table-cell/>
          <table:table-cell table:formula="of:=NORMDIST([.C528];[.$D$2];[.$E$2];0)" office:value-type="float" office:value="0.266579312359315" calcext:value-type="float">
            <text:p>0.2665793124</text:p>
          </table:table-cell>
          <table:table-cell table:number-columns-repeated="1018"/>
        </table:table-row>
        <table:table-row table:style-name="ro1">
          <table:table-cell table:style-name="ce1" office:value-type="float" office:value="0.0244643" calcext:value-type="float">
            <text:p>0.0244643</text:p>
          </table:table-cell>
          <table:table-cell table:style-name="ce1" office:value-type="float" office:value="-0.00779434" calcext:value-type="float">
            <text:p>-0.00779434</text:p>
          </table:table-cell>
          <table:table-cell table:style-name="ce1" office:value-type="float" office:value="0.370191" calcext:value-type="float">
            <text:p>0.370191</text:p>
          </table:table-cell>
          <table:table-cell table:style-name="ce1"/>
          <table:table-cell/>
          <table:table-cell table:formula="of:=NORMDIST([.C529];[.$D$2];[.$E$2];0)" office:value-type="float" office:value="5.58594892811038" calcext:value-type="float">
            <text:p>5.5859489281</text:p>
          </table:table-cell>
          <table:table-cell table:number-columns-repeated="1018"/>
        </table:table-row>
        <table:table-row table:style-name="ro1">
          <table:table-cell table:style-name="ce1" office:value-type="float" office:value="0.0198383" calcext:value-type="float">
            <text:p>0.0198383</text:p>
          </table:table-cell>
          <table:table-cell table:style-name="ce1" office:value-type="float" office:value="0.136323" calcext:value-type="float">
            <text:p>0.136323</text:p>
          </table:table-cell>
          <table:table-cell table:style-name="ce1" office:value-type="float" office:value="0.276522" calcext:value-type="float">
            <text:p>0.276522</text:p>
          </table:table-cell>
          <table:table-cell table:style-name="ce1"/>
          <table:table-cell/>
          <table:table-cell table:formula="of:=NORMDIST([.C530];[.$D$2];[.$E$2];0)" office:value-type="float" office:value="1.3960809880641" calcext:value-type="float">
            <text:p>1.3960809881</text:p>
          </table:table-cell>
          <table:table-cell table:number-columns-repeated="1018"/>
        </table:table-row>
        <table:table-row table:style-name="ro1">
          <table:table-cell table:style-name="ce1" office:value-type="float" office:value="0.0259308" calcext:value-type="float">
            <text:p>0.0259308</text:p>
          </table:table-cell>
          <table:table-cell table:style-name="ce1" office:value-type="float" office:value="0.0451668" calcext:value-type="float">
            <text:p>0.0451668</text:p>
          </table:table-cell>
          <table:table-cell table:style-name="ce1" office:value-type="float" office:value="0.462696" calcext:value-type="float">
            <text:p>0.462696</text:p>
          </table:table-cell>
          <table:table-cell table:style-name="ce1"/>
          <table:table-cell/>
          <table:table-cell table:formula="of:=NORMDIST([.C531];[.$D$2];[.$E$2];0)" office:value-type="float" office:value="3.40013772307657" calcext:value-type="float">
            <text:p>3.4001377231</text:p>
          </table:table-cell>
          <table:table-cell table:number-columns-repeated="1018"/>
        </table:table-row>
        <table:table-row table:style-name="ro1">
          <table:table-cell table:style-name="ce1" office:value-type="float" office:value="0.0364093" calcext:value-type="float">
            <text:p>0.0364093</text:p>
          </table:table-cell>
          <table:table-cell table:style-name="ce1" office:value-type="float" office:value="0.106795" calcext:value-type="float">
            <text:p>0.106795</text:p>
          </table:table-cell>
          <table:table-cell table:style-name="ce1" office:value-type="float" office:value="0.457462" calcext:value-type="float">
            <text:p>0.457462</text:p>
          </table:table-cell>
          <table:table-cell table:style-name="ce1"/>
          <table:table-cell/>
          <table:table-cell table:formula="of:=NORMDIST([.C532];[.$D$2];[.$E$2];0)" office:value-type="float" office:value="3.67440363180034" calcext:value-type="float">
            <text:p>3.6744036318</text:p>
          </table:table-cell>
          <table:table-cell table:number-columns-repeated="1018"/>
        </table:table-row>
        <table:table-row table:style-name="ro1">
          <table:table-cell table:style-name="ce1" office:value-type="float" office:value="0.0262137" calcext:value-type="float">
            <text:p>0.0262137</text:p>
          </table:table-cell>
          <table:table-cell table:style-name="ce1" office:value-type="float" office:value="-0.0480226" calcext:value-type="float">
            <text:p>-0.0480226</text:p>
          </table:table-cell>
          <table:table-cell table:style-name="ce1" office:value-type="float" office:value="0.611649" calcext:value-type="float">
            <text:p>0.611649</text:p>
          </table:table-cell>
          <table:table-cell table:style-name="ce1"/>
          <table:table-cell/>
          <table:table-cell table:formula="of:=NORMDIST([.C533];[.$D$2];[.$E$2];0)" office:value-type="float" office:value="0.0310543762022373" calcext:value-type="float">
            <text:p>0.0310543762</text:p>
          </table:table-cell>
          <table:table-cell table:number-columns-repeated="1018"/>
        </table:table-row>
        <table:table-row table:style-name="ro1">
          <table:table-cell table:style-name="ce1" office:value-type="float" office:value="0.0313762" calcext:value-type="float">
            <text:p>0.0313762</text:p>
          </table:table-cell>
          <table:table-cell table:style-name="ce1" office:value-type="float" office:value="0.114709" calcext:value-type="float">
            <text:p>0.114709</text:p>
          </table:table-cell>
          <table:table-cell table:style-name="ce1" office:value-type="float" office:value="0.597263" calcext:value-type="float">
            <text:p>0.597263</text:p>
          </table:table-cell>
          <table:table-cell table:style-name="ce1"/>
          <table:table-cell/>
          <table:table-cell table:formula="of:=NORMDIST([.C534];[.$D$2];[.$E$2];0)" office:value-type="float" office:value="0.0602797116880034" calcext:value-type="float">
            <text:p>0.0602797117</text:p>
          </table:table-cell>
          <table:table-cell table:number-columns-repeated="1018"/>
        </table:table-row>
        <table:table-row table:style-name="ro1">
          <table:table-cell table:style-name="ce1" office:value-type="float" office:value="0.0357289" calcext:value-type="float">
            <text:p>0.0357289</text:p>
          </table:table-cell>
          <table:table-cell table:style-name="ce1" office:value-type="float" office:value="0.0482554" calcext:value-type="float">
            <text:p>0.0482554</text:p>
          </table:table-cell>
          <table:table-cell table:style-name="ce1" office:value-type="float" office:value="0.355145" calcext:value-type="float">
            <text:p>0.355145</text:p>
          </table:table-cell>
          <table:table-cell table:style-name="ce1"/>
          <table:table-cell/>
          <table:table-cell table:formula="of:=NORMDIST([.C535];[.$D$2];[.$E$2];0)" office:value-type="float" office:value="5.08190970176351" calcext:value-type="float">
            <text:p>5.0819097018</text:p>
          </table:table-cell>
          <table:table-cell table:number-columns-repeated="1018"/>
        </table:table-row>
        <table:table-row table:style-name="ro1">
          <table:table-cell table:style-name="ce1" office:value-type="float" office:value="0.0268283" calcext:value-type="float">
            <text:p>0.0268283</text:p>
          </table:table-cell>
          <table:table-cell table:style-name="ce1" office:value-type="float" office:value="0.111036" calcext:value-type="float">
            <text:p>0.111036</text:p>
          </table:table-cell>
          <table:table-cell table:style-name="ce1" office:value-type="float" office:value="0.704506" calcext:value-type="float">
            <text:p>0.704506</text:p>
          </table:table-cell>
          <table:table-cell table:style-name="ce1"/>
          <table:table-cell/>
          <table:table-cell table:formula="of:=NORMDIST([.C536];[.$D$2];[.$E$2];0)" office:value-type="float" office:value="0.000145989924261795" calcext:value-type="float">
            <text:p>0.0001459899</text:p>
          </table:table-cell>
          <table:table-cell table:number-columns-repeated="1018"/>
        </table:table-row>
        <table:table-row table:style-name="ro1">
          <table:table-cell table:style-name="ce1" office:value-type="float" office:value="0.0265839" calcext:value-type="float">
            <text:p>0.0265839</text:p>
          </table:table-cell>
          <table:table-cell table:style-name="ce1" office:value-type="float" office:value="0.112514" calcext:value-type="float">
            <text:p>0.112514</text:p>
          </table:table-cell>
          <table:table-cell table:style-name="ce1" office:value-type="float" office:value="0.288093" calcext:value-type="float">
            <text:p>0.288093</text:p>
          </table:table-cell>
          <table:table-cell table:style-name="ce1"/>
          <table:table-cell/>
          <table:table-cell table:formula="of:=NORMDIST([.C537];[.$D$2];[.$E$2];0)" office:value-type="float" office:value="1.83651703573697" calcext:value-type="float">
            <text:p>1.8365170357</text:p>
          </table:table-cell>
          <table:table-cell table:number-columns-repeated="1018"/>
        </table:table-row>
        <table:table-row table:style-name="ro1">
          <table:table-cell table:style-name="ce1" office:value-type="float" office:value="0.0319194" calcext:value-type="float">
            <text:p>0.0319194</text:p>
          </table:table-cell>
          <table:table-cell table:style-name="ce1" office:value-type="float" office:value="0.090216" calcext:value-type="float">
            <text:p>0.090216</text:p>
          </table:table-cell>
          <table:table-cell table:style-name="ce1" office:value-type="float" office:value="0.304811" calcext:value-type="float">
            <text:p>0.304811</text:p>
          </table:table-cell>
          <table:table-cell table:style-name="ce1"/>
          <table:table-cell/>
          <table:table-cell table:formula="of:=NORMDIST([.C538];[.$D$2];[.$E$2];0)" office:value-type="float" office:value="2.59297583059282" calcext:value-type="float">
            <text:p>2.5929758306</text:p>
          </table:table-cell>
          <table:table-cell table:number-columns-repeated="1018"/>
        </table:table-row>
        <table:table-row table:style-name="ro1">
          <table:table-cell table:style-name="ce1" office:value-type="float" office:value="0.023329" calcext:value-type="float">
            <text:p>0.023329</text:p>
          </table:table-cell>
          <table:table-cell table:style-name="ce1" office:value-type="float" office:value="0.125399" calcext:value-type="float">
            <text:p>0.125399</text:p>
          </table:table-cell>
          <table:table-cell table:style-name="ce1" office:value-type="float" office:value="0.725614" calcext:value-type="float">
            <text:p>0.725614</text:p>
          </table:table-cell>
          <table:table-cell table:style-name="ce1"/>
          <table:table-cell/>
          <table:table-cell table:formula="of:=NORMDIST([.C539];[.$D$2];[.$E$2];0)" office:value-type="float" office:value="0.0000332652289339217" calcext:value-type="float">
            <text:p>3.32652289339217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179529" calcext:value-type="float">
            <text:p>0.0179529</text:p>
          </table:table-cell>
          <table:table-cell table:style-name="ce1" office:value-type="float" office:value="-0.00823158" calcext:value-type="float">
            <text:p>-0.00823158</text:p>
          </table:table-cell>
          <table:table-cell table:style-name="ce1" office:value-type="float" office:value="0.706419" calcext:value-type="float">
            <text:p>0.706419</text:p>
          </table:table-cell>
          <table:table-cell table:style-name="ce1"/>
          <table:table-cell/>
          <table:table-cell table:formula="of:=NORMDIST([.C540];[.$D$2];[.$E$2];0)" office:value-type="float" office:value="0.00012818480380125" calcext:value-type="float">
            <text:p>0.0001281848</text:p>
          </table:table-cell>
          <table:table-cell table:number-columns-repeated="1018"/>
        </table:table-row>
        <table:table-row table:style-name="ro1">
          <table:table-cell table:style-name="ce1" office:value-type="float" office:value="0.0245232" calcext:value-type="float">
            <text:p>0.0245232</text:p>
          </table:table-cell>
          <table:table-cell table:style-name="ce1" office:value-type="float" office:value="0.0878896" calcext:value-type="float">
            <text:p>0.0878896</text:p>
          </table:table-cell>
          <table:table-cell table:style-name="ce1" office:value-type="float" office:value="0.49895" calcext:value-type="float">
            <text:p>0.49895</text:p>
          </table:table-cell>
          <table:table-cell table:style-name="ce1"/>
          <table:table-cell/>
          <table:table-cell table:formula="of:=NORMDIST([.C541];[.$D$2];[.$E$2];0)" office:value-type="float" office:value="1.68797868516658" calcext:value-type="float">
            <text:p>1.6879786852</text:p>
          </table:table-cell>
          <table:table-cell table:number-columns-repeated="1018"/>
        </table:table-row>
        <table:table-row table:style-name="ro1">
          <table:table-cell table:style-name="ce1" office:value-type="float" office:value="0.0276012" calcext:value-type="float">
            <text:p>0.0276012</text:p>
          </table:table-cell>
          <table:table-cell table:style-name="ce1" office:value-type="float" office:value="0.0802024" calcext:value-type="float">
            <text:p>0.0802024</text:p>
          </table:table-cell>
          <table:table-cell table:style-name="ce1" office:value-type="float" office:value="0.360328" calcext:value-type="float">
            <text:p>0.360328</text:p>
          </table:table-cell>
          <table:table-cell table:style-name="ce1"/>
          <table:table-cell/>
          <table:table-cell table:formula="of:=NORMDIST([.C542];[.$D$2];[.$E$2];0)" office:value-type="float" office:value="5.27934242475493" calcext:value-type="float">
            <text:p>5.2793424248</text:p>
          </table:table-cell>
          <table:table-cell table:number-columns-repeated="1018"/>
        </table:table-row>
        <table:table-row table:style-name="ro1">
          <table:table-cell table:style-name="ce1" office:value-type="float" office:value="0.0160776" calcext:value-type="float">
            <text:p>0.0160776</text:p>
          </table:table-cell>
          <table:table-cell table:style-name="ce1" office:value-type="float" office:value="-0.0344128" calcext:value-type="float">
            <text:p>-0.0344128</text:p>
          </table:table-cell>
          <table:table-cell table:style-name="ce1" office:value-type="float" office:value="0.68913" calcext:value-type="float">
            <text:p>0.68913</text:p>
          </table:table-cell>
          <table:table-cell table:style-name="ce1"/>
          <table:table-cell/>
          <table:table-cell table:formula="of:=NORMDIST([.C543];[.$D$2];[.$E$2];0)" office:value-type="float" office:value="0.000403489199299309" calcext:value-type="float">
            <text:p>0.0004034892</text:p>
          </table:table-cell>
          <table:table-cell table:number-columns-repeated="1018"/>
        </table:table-row>
        <table:table-row table:style-name="ro1">
          <table:table-cell table:style-name="ce1" office:value-type="float" office:value="0.0233517" calcext:value-type="float">
            <text:p>0.0233517</text:p>
          </table:table-cell>
          <table:table-cell table:style-name="ce1" office:value-type="float" office:value="0.108313" calcext:value-type="float">
            <text:p>0.108313</text:p>
          </table:table-cell>
          <table:table-cell table:style-name="ce1" office:value-type="float" office:value="0.460854" calcext:value-type="float">
            <text:p>0.460854</text:p>
          </table:table-cell>
          <table:table-cell table:style-name="ce1"/>
          <table:table-cell/>
          <table:table-cell table:formula="of:=NORMDIST([.C544];[.$D$2];[.$E$2];0)" office:value-type="float" office:value="3.49660937902364" calcext:value-type="float">
            <text:p>3.496609379</text:p>
          </table:table-cell>
          <table:table-cell table:number-columns-repeated="1018"/>
        </table:table-row>
        <table:table-row table:style-name="ro1">
          <table:table-cell table:style-name="ce1" office:value-type="float" office:value="0.0269148" calcext:value-type="float">
            <text:p>0.0269148</text:p>
          </table:table-cell>
          <table:table-cell table:style-name="ce1" office:value-type="float" office:value="-0.0408351" calcext:value-type="float">
            <text:p>-0.0408351</text:p>
          </table:table-cell>
          <table:table-cell table:style-name="ce1" office:value-type="float" office:value="0.484207" calcext:value-type="float">
            <text:p>0.484207</text:p>
          </table:table-cell>
          <table:table-cell table:style-name="ce1"/>
          <table:table-cell/>
          <table:table-cell table:formula="of:=NORMDIST([.C545];[.$D$2];[.$E$2];0)" office:value-type="float" office:value="2.32255101658069" calcext:value-type="float">
            <text:p>2.3225510166</text:p>
          </table:table-cell>
          <table:table-cell table:number-columns-repeated="1018"/>
        </table:table-row>
        <table:table-row table:style-name="ro1">
          <table:table-cell table:style-name="ce1" office:value-type="float" office:value="0.0177426" calcext:value-type="float">
            <text:p>0.0177426</text:p>
          </table:table-cell>
          <table:table-cell table:style-name="ce1" office:value-type="float" office:value="0.123382" calcext:value-type="float">
            <text:p>0.123382</text:p>
          </table:table-cell>
          <table:table-cell table:style-name="ce1" office:value-type="float" office:value="0.588981" calcext:value-type="float">
            <text:p>0.588981</text:p>
          </table:table-cell>
          <table:table-cell table:style-name="ce1"/>
          <table:table-cell/>
          <table:table-cell table:formula="of:=NORMDIST([.C546];[.$D$2];[.$E$2];0)" office:value-type="float" office:value="0.0865300839629973" calcext:value-type="float">
            <text:p>0.086530084</text:p>
          </table:table-cell>
          <table:table-cell table:number-columns-repeated="1018"/>
        </table:table-row>
        <table:table-row table:style-name="ro1">
          <table:table-cell table:style-name="ce1" office:value-type="float" office:value="0.0374945" calcext:value-type="float">
            <text:p>0.0374945</text:p>
          </table:table-cell>
          <table:table-cell table:style-name="ce1" office:value-type="float" office:value="0.125379" calcext:value-type="float">
            <text:p>0.125379</text:p>
          </table:table-cell>
          <table:table-cell table:style-name="ce1" office:value-type="float" office:value="0.323173" calcext:value-type="float">
            <text:p>0.323173</text:p>
          </table:table-cell>
          <table:table-cell table:style-name="ce1"/>
          <table:table-cell/>
          <table:table-cell table:formula="of:=NORMDIST([.C547];[.$D$2];[.$E$2];0)" office:value-type="float" office:value="3.53204486768785" calcext:value-type="float">
            <text:p>3.5320448677</text:p>
          </table:table-cell>
          <table:table-cell table:number-columns-repeated="1018"/>
        </table:table-row>
        <table:table-row table:style-name="ro1">
          <table:table-cell table:style-name="ce1" office:value-type="float" office:value="0.0437727" calcext:value-type="float">
            <text:p>0.0437727</text:p>
          </table:table-cell>
          <table:table-cell table:style-name="ce1" office:value-type="float" office:value="0.0887479" calcext:value-type="float">
            <text:p>0.0887479</text:p>
          </table:table-cell>
          <table:table-cell table:style-name="ce1" office:value-type="float" office:value="0.179316" calcext:value-type="float">
            <text:p>0.179316</text:p>
          </table:table-cell>
          <table:table-cell table:style-name="ce1"/>
          <table:table-cell/>
          <table:table-cell table:formula="of:=NORMDIST([.C548];[.$D$2];[.$E$2];0)" office:value-type="float" office:value="0.0443611311577052" calcext:value-type="float">
            <text:p>0.0443611312</text:p>
          </table:table-cell>
          <table:table-cell table:number-columns-repeated="1018"/>
        </table:table-row>
        <table:table-row table:style-name="ro1">
          <table:table-cell table:style-name="ce1" office:value-type="float" office:value="0.0224167" calcext:value-type="float">
            <text:p>0.0224167</text:p>
          </table:table-cell>
          <table:table-cell table:style-name="ce1" office:value-type="float" office:value="-0.0195048" calcext:value-type="float">
            <text:p>-0.0195048</text:p>
          </table:table-cell>
          <table:table-cell table:style-name="ce1" office:value-type="float" office:value="0.507721" calcext:value-type="float">
            <text:p>0.507721</text:p>
          </table:table-cell>
          <table:table-cell table:style-name="ce1"/>
          <table:table-cell/>
          <table:table-cell table:formula="of:=NORMDIST([.C549];[.$D$2];[.$E$2];0)" office:value-type="float" office:value="1.36523504358165" calcext:value-type="float">
            <text:p>1.3652350436</text:p>
          </table:table-cell>
          <table:table-cell table:number-columns-repeated="1018"/>
        </table:table-row>
        <table:table-row table:style-name="ro1">
          <table:table-cell table:style-name="ce1" office:value-type="float" office:value="0.0238203" calcext:value-type="float">
            <text:p>0.0238203</text:p>
          </table:table-cell>
          <table:table-cell table:style-name="ce1" office:value-type="float" office:value="-0.00284034" calcext:value-type="float">
            <text:p>-0.00284034</text:p>
          </table:table-cell>
          <table:table-cell table:style-name="ce1" office:value-type="float" office:value="0.549987" calcext:value-type="float">
            <text:p>0.549987</text:p>
          </table:table-cell>
          <table:table-cell table:style-name="ce1"/>
          <table:table-cell/>
          <table:table-cell table:formula="of:=NORMDIST([.C550];[.$D$2];[.$E$2];0)" office:value-type="float" office:value="0.388697729251701" calcext:value-type="float">
            <text:p>0.3886977293</text:p>
          </table:table-cell>
          <table:table-cell table:number-columns-repeated="1018"/>
        </table:table-row>
        <table:table-row table:style-name="ro1">
          <table:table-cell table:style-name="ce1" office:value-type="float" office:value="0.0345261" calcext:value-type="float">
            <text:p>0.0345261</text:p>
          </table:table-cell>
          <table:table-cell table:style-name="ce1" office:value-type="float" office:value="0.142505" calcext:value-type="float">
            <text:p>0.142505</text:p>
          </table:table-cell>
          <table:table-cell table:style-name="ce1" office:value-type="float" office:value="0.603948" calcext:value-type="float">
            <text:p>0.603948</text:p>
          </table:table-cell>
          <table:table-cell table:style-name="ce1"/>
          <table:table-cell/>
          <table:table-cell table:formula="of:=NORMDIST([.C551];[.$D$2];[.$E$2];0)" office:value-type="float" office:value="0.0445390341195609" calcext:value-type="float">
            <text:p>0.0445390341</text:p>
          </table:table-cell>
          <table:table-cell table:number-columns-repeated="1018"/>
        </table:table-row>
        <table:table-row table:style-name="ro1">
          <table:table-cell table:style-name="ce1" office:value-type="float" office:value="0.0282857" calcext:value-type="float">
            <text:p>0.0282857</text:p>
          </table:table-cell>
          <table:table-cell table:style-name="ce1" office:value-type="float" office:value="-0.0438242" calcext:value-type="float">
            <text:p>-0.0438242</text:p>
          </table:table-cell>
          <table:table-cell table:style-name="ce1" office:value-type="float" office:value="0.383333" calcext:value-type="float">
            <text:p>0.383333</text:p>
          </table:table-cell>
          <table:table-cell table:style-name="ce1"/>
          <table:table-cell/>
          <table:table-cell table:formula="of:=NORMDIST([.C552];[.$D$2];[.$E$2];0)" office:value-type="float" office:value="5.82827570663046" calcext:value-type="float">
            <text:p>5.8282757066</text:p>
          </table:table-cell>
          <table:table-cell table:number-columns-repeated="1018"/>
        </table:table-row>
        <table:table-row table:style-name="ro1">
          <table:table-cell table:style-name="ce1" office:value-type="float" office:value="0.0289593" calcext:value-type="float">
            <text:p>0.0289593</text:p>
          </table:table-cell>
          <table:table-cell table:style-name="ce1" office:value-type="float" office:value="-0.0291724" calcext:value-type="float">
            <text:p>-0.0291724</text:p>
          </table:table-cell>
          <table:table-cell table:style-name="ce1" office:value-type="float" office:value="0.698192" calcext:value-type="float">
            <text:p>0.698192</text:p>
          </table:table-cell>
          <table:table-cell table:style-name="ce1"/>
          <table:table-cell/>
          <table:table-cell table:formula="of:=NORMDIST([.C553];[.$D$2];[.$E$2];0)" office:value-type="float" office:value="0.000223005841492097" calcext:value-type="float">
            <text:p>0.0002230058</text:p>
          </table:table-cell>
          <table:table-cell table:number-columns-repeated="1018"/>
        </table:table-row>
        <table:table-row table:style-name="ro1">
          <table:table-cell table:style-name="ce1" office:value-type="float" office:value="0.0138513" calcext:value-type="float">
            <text:p>0.0138513</text:p>
          </table:table-cell>
          <table:table-cell table:style-name="ce1" office:value-type="float" office:value="0.0123047" calcext:value-type="float">
            <text:p>0.0123047</text:p>
          </table:table-cell>
          <table:table-cell table:style-name="ce1" office:value-type="float" office:value="0.715115" calcext:value-type="float">
            <text:p>0.715115</text:p>
          </table:table-cell>
          <table:table-cell table:style-name="ce1"/>
          <table:table-cell/>
          <table:table-cell table:formula="of:=NORMDIST([.C554];[.$D$2];[.$E$2];0)" office:value-type="float" office:value="0.0000702625112037855" calcext:value-type="float">
            <text:p>7.02625112037855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3154" calcext:value-type="float">
            <text:p>0.03154</text:p>
          </table:table-cell>
          <table:table-cell table:style-name="ce1" office:value-type="float" office:value="-0.0251704" calcext:value-type="float">
            <text:p>-0.0251704</text:p>
          </table:table-cell>
          <table:table-cell table:style-name="ce1" office:value-type="float" office:value="0.758527" calcext:value-type="float">
            <text:p>0.758527</text:p>
          </table:table-cell>
          <table:table-cell table:style-name="ce1"/>
          <table:table-cell/>
          <table:table-cell table:formula="of:=NORMDIST([.C555];[.$D$2];[.$E$2];0)" office:value-type="float" office:value="0.00000273380644667357" calcext:value-type="float">
            <text:p>2.73380644667357E-06</text:p>
          </table:table-cell>
          <table:table-cell table:number-columns-repeated="1018"/>
        </table:table-row>
        <table:table-row table:style-name="ro1">
          <table:table-cell table:style-name="ce1" office:value-type="float" office:value="0.0211375" calcext:value-type="float">
            <text:p>0.0211375</text:p>
          </table:table-cell>
          <table:table-cell table:style-name="ce1" office:value-type="float" office:value="-0.0222532" calcext:value-type="float">
            <text:p>-0.0222532</text:p>
          </table:table-cell>
          <table:table-cell table:style-name="ce1" office:value-type="float" office:value="0.538293" calcext:value-type="float">
            <text:p>0.538293</text:p>
          </table:table-cell>
          <table:table-cell table:style-name="ce1"/>
          <table:table-cell/>
          <table:table-cell table:formula="of:=NORMDIST([.C556];[.$D$2];[.$E$2];0)" office:value-type="float" office:value="0.571987144676458" calcext:value-type="float">
            <text:p>0.5719871447</text:p>
          </table:table-cell>
          <table:table-cell table:number-columns-repeated="1018"/>
        </table:table-row>
        <table:table-row table:style-name="ro1">
          <table:table-cell table:style-name="ce1" office:value-type="float" office:value="0.0220107" calcext:value-type="float">
            <text:p>0.0220107</text:p>
          </table:table-cell>
          <table:table-cell table:style-name="ce1" office:value-type="float" office:value="0.0136543" calcext:value-type="float">
            <text:p>0.0136543</text:p>
          </table:table-cell>
          <table:table-cell table:style-name="ce1" office:value-type="float" office:value="0.401512" calcext:value-type="float">
            <text:p>0.401512</text:p>
          </table:table-cell>
          <table:table-cell table:style-name="ce1"/>
          <table:table-cell/>
          <table:table-cell table:formula="of:=NORMDIST([.C557];[.$D$2];[.$E$2];0)" office:value-type="float" office:value="5.81115186848598" calcext:value-type="float">
            <text:p>5.8111518685</text:p>
          </table:table-cell>
          <table:table-cell table:number-columns-repeated="1018"/>
        </table:table-row>
        <table:table-row table:style-name="ro1">
          <table:table-cell table:style-name="ce1" office:value-type="float" office:value="0.0185533" calcext:value-type="float">
            <text:p>0.0185533</text:p>
          </table:table-cell>
          <table:table-cell table:style-name="ce1" office:value-type="float" office:value="0.0578074" calcext:value-type="float">
            <text:p>0.0578074</text:p>
          </table:table-cell>
          <table:table-cell table:style-name="ce1" office:value-type="float" office:value="0.284782" calcext:value-type="float">
            <text:p>0.284782</text:p>
          </table:table-cell>
          <table:table-cell table:style-name="ce1"/>
          <table:table-cell/>
          <table:table-cell table:formula="of:=NORMDIST([.C558];[.$D$2];[.$E$2];0)" office:value-type="float" office:value="1.70296679107703" calcext:value-type="float">
            <text:p>1.7029667911</text:p>
          </table:table-cell>
          <table:table-cell table:number-columns-repeated="1018"/>
        </table:table-row>
        <table:table-row table:style-name="ro1">
          <table:table-cell table:style-name="ce1" office:value-type="float" office:value="0.0155246" calcext:value-type="float">
            <text:p>0.0155246</text:p>
          </table:table-cell>
          <table:table-cell table:style-name="ce1" office:value-type="float" office:value="-0.0123796" calcext:value-type="float">
            <text:p>-0.0123796</text:p>
          </table:table-cell>
          <table:table-cell table:style-name="ce1" office:value-type="float" office:value="0.678525" calcext:value-type="float">
            <text:p>0.678525</text:p>
          </table:table-cell>
          <table:table-cell table:style-name="ce1"/>
          <table:table-cell/>
          <table:table-cell table:formula="of:=NORMDIST([.C559];[.$D$2];[.$E$2];0)" office:value-type="float" office:value="0.000789554151951102" calcext:value-type="float">
            <text:p>0.0007895542</text:p>
          </table:table-cell>
          <table:table-cell table:number-columns-repeated="1018"/>
        </table:table-row>
        <table:table-row table:style-name="ro1">
          <table:table-cell table:style-name="ce1" office:value-type="float" office:value="0.0139763" calcext:value-type="float">
            <text:p>0.0139763</text:p>
          </table:table-cell>
          <table:table-cell table:style-name="ce1" office:value-type="float" office:value="0.054026" calcext:value-type="float">
            <text:p>0.054026</text:p>
          </table:table-cell>
          <table:table-cell table:style-name="ce1" office:value-type="float" office:value="0.561077" calcext:value-type="float">
            <text:p>0.561077</text:p>
          </table:table-cell>
          <table:table-cell table:style-name="ce1"/>
          <table:table-cell/>
          <table:table-cell table:formula="of:=NORMDIST([.C560];[.$D$2];[.$E$2];0)" office:value-type="float" office:value="0.262189264444034" calcext:value-type="float">
            <text:p>0.2621892644</text:p>
          </table:table-cell>
          <table:table-cell table:number-columns-repeated="1018"/>
        </table:table-row>
        <table:table-row table:style-name="ro1">
          <table:table-cell table:style-name="ce1" office:value-type="float" office:value="0.0302036" calcext:value-type="float">
            <text:p>0.0302036</text:p>
          </table:table-cell>
          <table:table-cell table:style-name="ce1" office:value-type="float" office:value="0.129832" calcext:value-type="float">
            <text:p>0.129832</text:p>
          </table:table-cell>
          <table:table-cell table:style-name="ce1" office:value-type="float" office:value="0.0941659" calcext:value-type="float">
            <text:p>0.0941659</text:p>
          </table:table-cell>
          <table:table-cell table:style-name="ce1"/>
          <table:table-cell/>
          <table:table-cell table:formula="of:=NORMDIST([.C561];[.$D$2];[.$E$2];0)" office:value-type="float" office:value="0.000402058716960248" calcext:value-type="float">
            <text:p>0.0004020587</text:p>
          </table:table-cell>
          <table:table-cell table:number-columns-repeated="1018"/>
        </table:table-row>
        <table:table-row table:style-name="ro1">
          <table:table-cell table:style-name="ce1" office:value-type="float" office:value="0.0280948" calcext:value-type="float">
            <text:p>0.0280948</text:p>
          </table:table-cell>
          <table:table-cell table:style-name="ce1" office:value-type="float" office:value="0.105813" calcext:value-type="float">
            <text:p>0.105813</text:p>
          </table:table-cell>
          <table:table-cell table:style-name="ce1" office:value-type="float" office:value="0.629966" calcext:value-type="float">
            <text:p>0.629966</text:p>
          </table:table-cell>
          <table:table-cell table:style-name="ce1"/>
          <table:table-cell/>
          <table:table-cell table:formula="of:=NORMDIST([.C562];[.$D$2];[.$E$2];0)" office:value-type="float" office:value="0.0125077889714926" calcext:value-type="float">
            <text:p>0.012507789</text:p>
          </table:table-cell>
          <table:table-cell table:number-columns-repeated="1018"/>
        </table:table-row>
        <table:table-row table:style-name="ro1">
          <table:table-cell table:style-name="ce1" office:value-type="float" office:value="0.0251611" calcext:value-type="float">
            <text:p>0.0251611</text:p>
          </table:table-cell>
          <table:table-cell table:style-name="ce1" office:value-type="float" office:value="-0.036002" calcext:value-type="float">
            <text:p>-0.036002</text:p>
          </table:table-cell>
          <table:table-cell table:style-name="ce1" office:value-type="float" office:value="0.407191" calcext:value-type="float">
            <text:p>0.407191</text:p>
          </table:table-cell>
          <table:table-cell table:style-name="ce1"/>
          <table:table-cell/>
          <table:table-cell table:formula="of:=NORMDIST([.C563];[.$D$2];[.$E$2];0)" office:value-type="float" office:value="5.72121393228702" calcext:value-type="float">
            <text:p>5.7212139323</text:p>
          </table:table-cell>
          <table:table-cell table:number-columns-repeated="1018"/>
        </table:table-row>
        <table:table-row table:style-name="ro1">
          <table:table-cell table:style-name="ce1" office:value-type="float" office:value="0.0327143" calcext:value-type="float">
            <text:p>0.0327143</text:p>
          </table:table-cell>
          <table:table-cell table:style-name="ce1" office:value-type="float" office:value="0.111877" calcext:value-type="float">
            <text:p>0.111877</text:p>
          </table:table-cell>
          <table:table-cell table:style-name="ce1" office:value-type="float" office:value="0.550949" calcext:value-type="float">
            <text:p>0.550949</text:p>
          </table:table-cell>
          <table:table-cell table:style-name="ce1"/>
          <table:table-cell/>
          <table:table-cell table:formula="of:=NORMDIST([.C564];[.$D$2];[.$E$2];0)" office:value-type="float" office:value="0.37604282833983" calcext:value-type="float">
            <text:p>0.3760428283</text:p>
          </table:table-cell>
          <table:table-cell table:number-columns-repeated="1018"/>
        </table:table-row>
        <table:table-row table:style-name="ro1">
          <table:table-cell table:style-name="ce1" office:value-type="float" office:value="0.0275944" calcext:value-type="float">
            <text:p>0.0275944</text:p>
          </table:table-cell>
          <table:table-cell table:style-name="ce1" office:value-type="float" office:value="0.0618692" calcext:value-type="float">
            <text:p>0.0618692</text:p>
          </table:table-cell>
          <table:table-cell table:style-name="ce1" office:value-type="float" office:value="0.615117" calcext:value-type="float">
            <text:p>0.615117</text:p>
          </table:table-cell>
          <table:table-cell table:style-name="ce1"/>
          <table:table-cell/>
          <table:table-cell table:formula="of:=NORMDIST([.C565];[.$D$2];[.$E$2];0)" office:value-type="float" office:value="0.0262887781297223" calcext:value-type="float">
            <text:p>0.0262887781</text:p>
          </table:table-cell>
          <table:table-cell table:number-columns-repeated="1018"/>
        </table:table-row>
        <table:table-row table:style-name="ro1">
          <table:table-cell table:style-name="ce1" office:value-type="float" office:value="0.0265516" calcext:value-type="float">
            <text:p>0.0265516</text:p>
          </table:table-cell>
          <table:table-cell table:style-name="ce1" office:value-type="float" office:value="-0.0253434" calcext:value-type="float">
            <text:p>-0.0253434</text:p>
          </table:table-cell>
          <table:table-cell table:style-name="ce1" office:value-type="float" office:value="0.52821" calcext:value-type="float">
            <text:p>0.52821</text:p>
          </table:table-cell>
          <table:table-cell table:style-name="ce1"/>
          <table:table-cell/>
          <table:table-cell table:formula="of:=NORMDIST([.C566];[.$D$2];[.$E$2];0)" office:value-type="float" office:value="0.779320751572416" calcext:value-type="float">
            <text:p>0.7793207516</text:p>
          </table:table-cell>
          <table:table-cell table:number-columns-repeated="1018"/>
        </table:table-row>
        <table:table-row table:style-name="ro1">
          <table:table-cell table:style-name="ce1" office:value-type="float" office:value="0.0371497" calcext:value-type="float">
            <text:p>0.0371497</text:p>
          </table:table-cell>
          <table:table-cell table:style-name="ce1" office:value-type="float" office:value="0.00260484" calcext:value-type="float">
            <text:p>0.00260484</text:p>
          </table:table-cell>
          <table:table-cell table:style-name="ce1" office:value-type="float" office:value="0.535674" calcext:value-type="float">
            <text:p>0.535674</text:p>
          </table:table-cell>
          <table:table-cell table:style-name="ce1"/>
          <table:table-cell/>
          <table:table-cell table:formula="of:=NORMDIST([.C567];[.$D$2];[.$E$2];0)" office:value-type="float" office:value="0.62115136082602" calcext:value-type="float">
            <text:p>0.6211513608</text:p>
          </table:table-cell>
          <table:table-cell table:number-columns-repeated="1018"/>
        </table:table-row>
        <table:table-row table:style-name="ro1">
          <table:table-cell table:style-name="ce1" office:value-type="float" office:value="0.0384801" calcext:value-type="float">
            <text:p>0.0384801</text:p>
          </table:table-cell>
          <table:table-cell table:style-name="ce1" office:value-type="float" office:value="-0.0345859" calcext:value-type="float">
            <text:p>-0.0345859</text:p>
          </table:table-cell>
          <table:table-cell table:style-name="ce1" office:value-type="float" office:value="0.401687" calcext:value-type="float">
            <text:p>0.401687</text:p>
          </table:table-cell>
          <table:table-cell table:style-name="ce1"/>
          <table:table-cell/>
          <table:table-cell table:formula="of:=NORMDIST([.C568];[.$D$2];[.$E$2];0)" office:value-type="float" office:value="5.80896554445058" calcext:value-type="float">
            <text:p>5.8089655445</text:p>
          </table:table-cell>
          <table:table-cell table:number-columns-repeated="1018"/>
        </table:table-row>
        <table:table-row table:style-name="ro1">
          <table:table-cell table:style-name="ce1" office:value-type="float" office:value="0.0255122" calcext:value-type="float">
            <text:p>0.0255122</text:p>
          </table:table-cell>
          <table:table-cell table:style-name="ce1" office:value-type="float" office:value="0.0704045" calcext:value-type="float">
            <text:p>0.0704045</text:p>
          </table:table-cell>
          <table:table-cell table:style-name="ce1" office:value-type="float" office:value="0.542018" calcext:value-type="float">
            <text:p>0.542018</text:p>
          </table:table-cell>
          <table:table-cell table:style-name="ce1"/>
          <table:table-cell/>
          <table:table-cell table:formula="of:=NORMDIST([.C569];[.$D$2];[.$E$2];0)" office:value-type="float" office:value="0.507388033461042" calcext:value-type="float">
            <text:p>0.5073880335</text:p>
          </table:table-cell>
          <table:table-cell table:number-columns-repeated="1018"/>
        </table:table-row>
        <table:table-row table:style-name="ro1">
          <table:table-cell table:style-name="ce1" office:value-type="float" office:value="0.0265299" calcext:value-type="float">
            <text:p>0.0265299</text:p>
          </table:table-cell>
          <table:table-cell table:style-name="ce1" office:value-type="float" office:value="0.0508283" calcext:value-type="float">
            <text:p>0.0508283</text:p>
          </table:table-cell>
          <table:table-cell table:style-name="ce1" office:value-type="float" office:value="0.402259" calcext:value-type="float">
            <text:p>0.402259</text:p>
          </table:table-cell>
          <table:table-cell table:style-name="ce1"/>
          <table:table-cell/>
          <table:table-cell table:formula="of:=NORMDIST([.C570];[.$D$2];[.$E$2];0)" office:value-type="float" office:value="5.80155655913838" calcext:value-type="float">
            <text:p>5.8015565591</text:p>
          </table:table-cell>
          <table:table-cell table:number-columns-repeated="1018"/>
        </table:table-row>
        <table:table-row table:style-name="ro1">
          <table:table-cell table:style-name="ce1" office:value-type="float" office:value="0.0140143" calcext:value-type="float">
            <text:p>0.0140143</text:p>
          </table:table-cell>
          <table:table-cell table:style-name="ce1" office:value-type="float" office:value="-0.0337282" calcext:value-type="float">
            <text:p>-0.0337282</text:p>
          </table:table-cell>
          <table:table-cell table:style-name="ce1" office:value-type="float" office:value="0.699411" calcext:value-type="float">
            <text:p>0.699411</text:p>
          </table:table-cell>
          <table:table-cell table:style-name="ce1"/>
          <table:table-cell/>
          <table:table-cell table:formula="of:=NORMDIST([.C571];[.$D$2];[.$E$2];0)" office:value-type="float" office:value="0.000205629843323128" calcext:value-type="float">
            <text:p>0.0002056298</text:p>
          </table:table-cell>
          <table:table-cell table:number-columns-repeated="1018"/>
        </table:table-row>
        <table:table-row table:style-name="ro1">
          <table:table-cell table:style-name="ce1" office:value-type="float" office:value="0.0281825" calcext:value-type="float">
            <text:p>0.0281825</text:p>
          </table:table-cell>
          <table:table-cell table:style-name="ce1" office:value-type="float" office:value="0.0403648" calcext:value-type="float">
            <text:p>0.0403648</text:p>
          </table:table-cell>
          <table:table-cell table:style-name="ce1" office:value-type="float" office:value="0.489144" calcext:value-type="float">
            <text:p>0.489144</text:p>
          </table:table-cell>
          <table:table-cell table:style-name="ce1"/>
          <table:table-cell/>
          <table:table-cell table:formula="of:=NORMDIST([.C572];[.$D$2];[.$E$2];0)" office:value-type="float" office:value="2.09812111688521" calcext:value-type="float">
            <text:p>2.0981211169</text:p>
          </table:table-cell>
          <table:table-cell table:number-columns-repeated="1018"/>
        </table:table-row>
        <table:table-row table:style-name="ro1">
          <table:table-cell table:style-name="ce1" office:value-type="float" office:value="0.0149914" calcext:value-type="float">
            <text:p>0.0149914</text:p>
          </table:table-cell>
          <table:table-cell table:style-name="ce1" office:value-type="float" office:value="0.0496941" calcext:value-type="float">
            <text:p>0.0496941</text:p>
          </table:table-cell>
          <table:table-cell table:style-name="ce1" office:value-type="float" office:value="0.445383" calcext:value-type="float">
            <text:p>0.445383</text:p>
          </table:table-cell>
          <table:table-cell table:style-name="ce1"/>
          <table:table-cell/>
          <table:table-cell table:formula="of:=NORMDIST([.C573];[.$D$2];[.$E$2];0)" office:value-type="float" office:value="4.29633301423688" calcext:value-type="float">
            <text:p>4.2963330142</text:p>
          </table:table-cell>
          <table:table-cell table:number-columns-repeated="1018"/>
        </table:table-row>
        <table:table-row table:style-name="ro1">
          <table:table-cell table:style-name="ce1" office:value-type="float" office:value="0.0491809" calcext:value-type="float">
            <text:p>0.0491809</text:p>
          </table:table-cell>
          <table:table-cell table:style-name="ce1" office:value-type="float" office:value="-0.011949" calcext:value-type="float">
            <text:p>-0.011949</text:p>
          </table:table-cell>
          <table:table-cell table:style-name="ce1" office:value-type="float" office:value="0.42491" calcext:value-type="float">
            <text:p>0.42491</text:p>
          </table:table-cell>
          <table:table-cell table:style-name="ce1"/>
          <table:table-cell/>
          <table:table-cell table:formula="of:=NORMDIST([.C574];[.$D$2];[.$E$2];0)" office:value-type="float" office:value="5.21009898061162" calcext:value-type="float">
            <text:p>5.2100989806</text:p>
          </table:table-cell>
          <table:table-cell table:number-columns-repeated="1018"/>
        </table:table-row>
        <table:table-row table:style-name="ro1">
          <table:table-cell table:style-name="ce1" office:value-type="float" office:value="0.0241214" calcext:value-type="float">
            <text:p>0.0241214</text:p>
          </table:table-cell>
          <table:table-cell table:style-name="ce1" office:value-type="float" office:value="0.105996" calcext:value-type="float">
            <text:p>0.105996</text:p>
          </table:table-cell>
          <table:table-cell table:style-name="ce1" office:value-type="float" office:value="0.430575" calcext:value-type="float">
            <text:p>0.430575</text:p>
          </table:table-cell>
          <table:table-cell table:style-name="ce1"/>
          <table:table-cell/>
          <table:table-cell table:formula="of:=NORMDIST([.C575];[.$D$2];[.$E$2];0)" office:value-type="float" office:value="4.98447395865083" calcext:value-type="float">
            <text:p>4.9844739587</text:p>
          </table:table-cell>
          <table:table-cell table:number-columns-repeated="1018"/>
        </table:table-row>
        <table:table-row table:style-name="ro1">
          <table:table-cell table:style-name="ce1" office:value-type="float" office:value="0.0368381" calcext:value-type="float">
            <text:p>0.0368381</text:p>
          </table:table-cell>
          <table:table-cell table:style-name="ce1" office:value-type="float" office:value="-0.0181467" calcext:value-type="float">
            <text:p>-0.0181467</text:p>
          </table:table-cell>
          <table:table-cell table:style-name="ce1" office:value-type="float" office:value="0.497964" calcext:value-type="float">
            <text:p>0.497964</text:p>
          </table:table-cell>
          <table:table-cell table:style-name="ce1"/>
          <table:table-cell/>
          <table:table-cell table:formula="of:=NORMDIST([.C576];[.$D$2];[.$E$2];0)" office:value-type="float" office:value="1.72692911857254" calcext:value-type="float">
            <text:p>1.7269291186</text:p>
          </table:table-cell>
          <table:table-cell table:number-columns-repeated="1018"/>
        </table:table-row>
        <table:table-row table:style-name="ro1">
          <table:table-cell table:style-name="ce1" office:value-type="float" office:value="0.0274359" calcext:value-type="float">
            <text:p>0.0274359</text:p>
          </table:table-cell>
          <table:table-cell table:style-name="ce1" office:value-type="float" office:value="0.0729053" calcext:value-type="float">
            <text:p>0.0729053</text:p>
          </table:table-cell>
          <table:table-cell table:style-name="ce1" office:value-type="float" office:value="0.523657" calcext:value-type="float">
            <text:p>0.523657</text:p>
          </table:table-cell>
          <table:table-cell table:style-name="ce1"/>
          <table:table-cell/>
          <table:table-cell table:formula="of:=NORMDIST([.C577];[.$D$2];[.$E$2];0)" office:value-type="float" office:value="0.889688325724218" calcext:value-type="float">
            <text:p>0.8896883257</text:p>
          </table:table-cell>
          <table:table-cell table:number-columns-repeated="1018"/>
        </table:table-row>
        <table:table-row table:style-name="ro1">
          <table:table-cell table:style-name="ce1" office:value-type="float" office:value="0.0283032" calcext:value-type="float">
            <text:p>0.0283032</text:p>
          </table:table-cell>
          <table:table-cell table:style-name="ce1" office:value-type="float" office:value="-0.0363312" calcext:value-type="float">
            <text:p>-0.0363312</text:p>
          </table:table-cell>
          <table:table-cell table:style-name="ce1" office:value-type="float" office:value="0.762032" calcext:value-type="float">
            <text:p>0.762032</text:p>
          </table:table-cell>
          <table:table-cell table:style-name="ce1"/>
          <table:table-cell/>
          <table:table-cell table:formula="of:=NORMDIST([.C578];[.$D$2];[.$E$2];0)" office:value-type="float" office:value="0.00000206630067102203" calcext:value-type="float">
            <text:p>2.06630067102203E-06</text:p>
          </table:table-cell>
          <table:table-cell table:number-columns-repeated="1018"/>
        </table:table-row>
        <table:table-row table:style-name="ro1">
          <table:table-cell table:style-name="ce1" office:value-type="float" office:value="0.0259798" calcext:value-type="float">
            <text:p>0.0259798</text:p>
          </table:table-cell>
          <table:table-cell table:style-name="ce1" office:value-type="float" office:value="0.0289762" calcext:value-type="float">
            <text:p>0.0289762</text:p>
          </table:table-cell>
          <table:table-cell table:style-name="ce1" office:value-type="float" office:value="0.556065" calcext:value-type="float">
            <text:p>0.556065</text:p>
          </table:table-cell>
          <table:table-cell table:style-name="ce1"/>
          <table:table-cell/>
          <table:table-cell table:formula="of:=NORMDIST([.C579];[.$D$2];[.$E$2];0)" office:value-type="float" office:value="0.314288436650643" calcext:value-type="float">
            <text:p>0.3142884367</text:p>
          </table:table-cell>
          <table:table-cell table:number-columns-repeated="1018"/>
        </table:table-row>
        <table:table-row table:style-name="ro1">
          <table:table-cell table:style-name="ce1" office:value-type="float" office:value="0.0354496" calcext:value-type="float">
            <text:p>0.0354496</text:p>
          </table:table-cell>
          <table:table-cell table:style-name="ce1" office:value-type="float" office:value="0.116941" calcext:value-type="float">
            <text:p>0.116941</text:p>
          </table:table-cell>
          <table:table-cell table:style-name="ce1" office:value-type="float" office:value="0.288021" calcext:value-type="float">
            <text:p>0.288021</text:p>
          </table:table-cell>
          <table:table-cell table:style-name="ce1"/>
          <table:table-cell/>
          <table:table-cell table:formula="of:=NORMDIST([.C580];[.$D$2];[.$E$2];0)" office:value-type="float" office:value="1.83355068162431" calcext:value-type="float">
            <text:p>1.8335506816</text:p>
          </table:table-cell>
          <table:table-cell table:number-columns-repeated="1018"/>
        </table:table-row>
        <table:table-row table:style-name="ro1">
          <table:table-cell table:style-name="ce1" office:value-type="float" office:value="0.0217148" calcext:value-type="float">
            <text:p>0.0217148</text:p>
          </table:table-cell>
          <table:table-cell table:style-name="ce1" office:value-type="float" office:value="0.0730703" calcext:value-type="float">
            <text:p>0.0730703</text:p>
          </table:table-cell>
          <table:table-cell table:style-name="ce1" office:value-type="float" office:value="0.143314" calcext:value-type="float">
            <text:p>0.143314</text:p>
          </table:table-cell>
          <table:table-cell table:style-name="ce1"/>
          <table:table-cell/>
          <table:table-cell table:formula="of:=NORMDIST([.C581];[.$D$2];[.$E$2];0)" office:value-type="float" office:value="0.00735500588636727" calcext:value-type="float">
            <text:p>0.0073550059</text:p>
          </table:table-cell>
          <table:table-cell table:number-columns-repeated="1018"/>
        </table:table-row>
        <table:table-row table:style-name="ro1">
          <table:table-cell table:style-name="ce1" office:value-type="float" office:value="0.00566733" calcext:value-type="float">
            <text:p>0.00566733</text:p>
          </table:table-cell>
          <table:table-cell table:style-name="ce1" office:value-type="float" office:value="0.0178939" calcext:value-type="float">
            <text:p>0.0178939</text:p>
          </table:table-cell>
          <table:table-cell table:style-name="ce1" office:value-type="float" office:value="0.578786" calcext:value-type="float">
            <text:p>0.578786</text:p>
          </table:table-cell>
          <table:table-cell table:style-name="ce1"/>
          <table:table-cell/>
          <table:table-cell table:formula="of:=NORMDIST([.C582];[.$D$2];[.$E$2];0)" office:value-type="float" office:value="0.132301091919121" calcext:value-type="float">
            <text:p>0.1323010919</text:p>
          </table:table-cell>
          <table:table-cell table:number-columns-repeated="1018"/>
        </table:table-row>
        <table:table-row table:style-name="ro1">
          <table:table-cell table:style-name="ce1" office:value-type="float" office:value="0.00631596" calcext:value-type="float">
            <text:p>0.00631596</text:p>
          </table:table-cell>
          <table:table-cell table:style-name="ce1" office:value-type="float" office:value="0.02903" calcext:value-type="float">
            <text:p>0.02903</text:p>
          </table:table-cell>
          <table:table-cell table:style-name="ce1" office:value-type="float" office:value="0.443919" calcext:value-type="float">
            <text:p>0.443919</text:p>
          </table:table-cell>
          <table:table-cell table:style-name="ce1"/>
          <table:table-cell/>
          <table:table-cell table:formula="of:=NORMDIST([.C583];[.$D$2];[.$E$2];0)" office:value-type="float" office:value="4.3691407367308" calcext:value-type="float">
            <text:p>4.3691407367</text:p>
          </table:table-cell>
          <table:table-cell table:number-columns-repeated="1018"/>
        </table:table-row>
        <table:table-row table:style-name="ro1">
          <table:table-cell table:style-name="ce1" office:value-type="float" office:value="0.0209006" calcext:value-type="float">
            <text:p>0.0209006</text:p>
          </table:table-cell>
          <table:table-cell table:style-name="ce1" office:value-type="float" office:value="0.0727773" calcext:value-type="float">
            <text:p>0.0727773</text:p>
          </table:table-cell>
          <table:table-cell table:style-name="ce1" office:value-type="float" office:value="0.356869" calcext:value-type="float">
            <text:p>0.356869</text:p>
          </table:table-cell>
          <table:table-cell table:style-name="ce1"/>
          <table:table-cell/>
          <table:table-cell table:formula="of:=NORMDIST([.C584];[.$D$2];[.$E$2];0)" office:value-type="float" office:value="5.15007364735027" calcext:value-type="float">
            <text:p>5.1500736474</text:p>
          </table:table-cell>
          <table:table-cell table:number-columns-repeated="1018"/>
        </table:table-row>
        <table:table-row table:style-name="ro1">
          <table:table-cell table:style-name="ce1" office:value-type="float" office:value="0.0399927" calcext:value-type="float">
            <text:p>0.0399927</text:p>
          </table:table-cell>
          <table:table-cell table:style-name="ce1" office:value-type="float" office:value="0.104201" calcext:value-type="float">
            <text:p>0.104201</text:p>
          </table:table-cell>
          <table:table-cell table:style-name="ce1" office:value-type="float" office:value="0.405126" calcext:value-type="float">
            <text:p>0.405126</text:p>
          </table:table-cell>
          <table:table-cell table:style-name="ce1"/>
          <table:table-cell/>
          <table:table-cell table:formula="of:=NORMDIST([.C585];[.$D$2];[.$E$2];0)" office:value-type="float" office:value="5.75840887542429" calcext:value-type="float">
            <text:p>5.7584088754</text:p>
          </table:table-cell>
          <table:table-cell table:number-columns-repeated="1018"/>
        </table:table-row>
        <table:table-row table:style-name="ro1">
          <table:table-cell table:style-name="ce1" office:value-type="float" office:value="0.0169519" calcext:value-type="float">
            <text:p>0.0169519</text:p>
          </table:table-cell>
          <table:table-cell table:style-name="ce1" office:value-type="float" office:value="0.0130736" calcext:value-type="float">
            <text:p>0.0130736</text:p>
          </table:table-cell>
          <table:table-cell table:style-name="ce1" office:value-type="float" office:value="0.373905" calcext:value-type="float">
            <text:p>0.373905</text:p>
          </table:table-cell>
          <table:table-cell table:style-name="ce1"/>
          <table:table-cell/>
          <table:table-cell table:formula="of:=NORMDIST([.C586];[.$D$2];[.$E$2];0)" office:value-type="float" office:value="5.67487874185299" calcext:value-type="float">
            <text:p>5.6748787419</text:p>
          </table:table-cell>
          <table:table-cell table:number-columns-repeated="1018"/>
        </table:table-row>
        <table:table-row table:style-name="ro1">
          <table:table-cell table:style-name="ce1" office:value-type="float" office:value="0.0390383" calcext:value-type="float">
            <text:p>0.0390383</text:p>
          </table:table-cell>
          <table:table-cell table:style-name="ce1" office:value-type="float" office:value="0.0736794" calcext:value-type="float">
            <text:p>0.0736794</text:p>
          </table:table-cell>
          <table:table-cell table:style-name="ce1" office:value-type="float" office:value="0.471052" calcext:value-type="float">
            <text:p>0.471052</text:p>
          </table:table-cell>
          <table:table-cell table:style-name="ce1"/>
          <table:table-cell/>
          <table:table-cell table:formula="of:=NORMDIST([.C587];[.$D$2];[.$E$2];0)" office:value-type="float" office:value="2.96734079617623" calcext:value-type="float">
            <text:p>2.9673407962</text:p>
          </table:table-cell>
          <table:table-cell table:number-columns-repeated="1018"/>
        </table:table-row>
        <table:table-row table:style-name="ro1">
          <table:table-cell table:style-name="ce1" office:value-type="float" office:value="0.0300841" calcext:value-type="float">
            <text:p>0.0300841</text:p>
          </table:table-cell>
          <table:table-cell table:style-name="ce1" office:value-type="float" office:value="-0.0432717" calcext:value-type="float">
            <text:p>-0.0432717</text:p>
          </table:table-cell>
          <table:table-cell table:style-name="ce1" office:value-type="float" office:value="0.733839" calcext:value-type="float">
            <text:p>0.733839</text:p>
          </table:table-cell>
          <table:table-cell table:style-name="ce1"/>
          <table:table-cell/>
          <table:table-cell table:formula="of:=NORMDIST([.C588];[.$D$2];[.$E$2];0)" office:value-type="float" office:value="0.000018211511444787" calcext:value-type="float">
            <text:p>1.8211511444787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348417" calcext:value-type="float">
            <text:p>0.0348417</text:p>
          </table:table-cell>
          <table:table-cell table:style-name="ce1" office:value-type="float" office:value="0.0887043" calcext:value-type="float">
            <text:p>0.0887043</text:p>
          </table:table-cell>
          <table:table-cell table:style-name="ce1" office:value-type="float" office:value="0.327105" calcext:value-type="float">
            <text:p>0.327105</text:p>
          </table:table-cell>
          <table:table-cell table:style-name="ce1"/>
          <table:table-cell/>
          <table:table-cell table:formula="of:=NORMDIST([.C589];[.$D$2];[.$E$2];0)" office:value-type="float" office:value="3.73804923723512" calcext:value-type="float">
            <text:p>3.7380492372</text:p>
          </table:table-cell>
          <table:table-cell table:number-columns-repeated="1018"/>
        </table:table-row>
        <table:table-row table:style-name="ro1">
          <table:table-cell table:style-name="ce1" office:value-type="float" office:value="0.0300835" calcext:value-type="float">
            <text:p>0.0300835</text:p>
          </table:table-cell>
          <table:table-cell table:style-name="ce1" office:value-type="float" office:value="0.0776102" calcext:value-type="float">
            <text:p>0.0776102</text:p>
          </table:table-cell>
          <table:table-cell table:style-name="ce1" office:value-type="float" office:value="0.501892" calcext:value-type="float">
            <text:p>0.501892</text:p>
          </table:table-cell>
          <table:table-cell table:style-name="ce1"/>
          <table:table-cell/>
          <table:table-cell table:formula="of:=NORMDIST([.C590];[.$D$2];[.$E$2];0)" office:value-type="float" office:value="1.57493032260134" calcext:value-type="float">
            <text:p>1.5749303226</text:p>
          </table:table-cell>
          <table:table-cell table:number-columns-repeated="1018"/>
        </table:table-row>
        <table:table-row table:style-name="ro1">
          <table:table-cell table:style-name="ce1" office:value-type="float" office:value="0.0409107" calcext:value-type="float">
            <text:p>0.0409107</text:p>
          </table:table-cell>
          <table:table-cell table:style-name="ce1" office:value-type="float" office:value="0.0710056" calcext:value-type="float">
            <text:p>0.0710056</text:p>
          </table:table-cell>
          <table:table-cell table:style-name="ce1" office:value-type="float" office:value="0.373986" calcext:value-type="float">
            <text:p>0.373986</text:p>
          </table:table-cell>
          <table:table-cell table:style-name="ce1"/>
          <table:table-cell/>
          <table:table-cell table:formula="of:=NORMDIST([.C591];[.$D$2];[.$E$2];0)" office:value-type="float" office:value="5.67664488996883" calcext:value-type="float">
            <text:p>5.67664489</text:p>
          </table:table-cell>
          <table:table-cell table:number-columns-repeated="1018"/>
        </table:table-row>
        <table:table-row table:style-name="ro1">
          <table:table-cell table:style-name="ce1" office:value-type="float" office:value="0.0105291" calcext:value-type="float">
            <text:p>0.0105291</text:p>
          </table:table-cell>
          <table:table-cell table:style-name="ce1" office:value-type="float" office:value="0.0118448" calcext:value-type="float">
            <text:p>0.0118448</text:p>
          </table:table-cell>
          <table:table-cell table:style-name="ce1" office:value-type="float" office:value="0.520388" calcext:value-type="float">
            <text:p>0.520388</text:p>
          </table:table-cell>
          <table:table-cell table:style-name="ce1"/>
          <table:table-cell/>
          <table:table-cell table:formula="of:=NORMDIST([.C592];[.$D$2];[.$E$2];0)" office:value-type="float" office:value="0.975741261185407" calcext:value-type="float">
            <text:p>0.9757412612</text:p>
          </table:table-cell>
          <table:table-cell table:number-columns-repeated="1018"/>
        </table:table-row>
        <table:table-row table:style-name="ro1">
          <table:table-cell table:style-name="ce1" office:value-type="float" office:value="0.0281361" calcext:value-type="float">
            <text:p>0.0281361</text:p>
          </table:table-cell>
          <table:table-cell table:style-name="ce1" office:value-type="float" office:value="0.121831" calcext:value-type="float">
            <text:p>0.121831</text:p>
          </table:table-cell>
          <table:table-cell table:style-name="ce1" office:value-type="float" office:value="0.582944" calcext:value-type="float">
            <text:p>0.582944</text:p>
          </table:table-cell>
          <table:table-cell table:style-name="ce1"/>
          <table:table-cell/>
          <table:table-cell table:formula="of:=NORMDIST([.C593];[.$D$2];[.$E$2];0)" office:value-type="float" office:value="0.111567834808935" calcext:value-type="float">
            <text:p>0.1115678348</text:p>
          </table:table-cell>
          <table:table-cell table:number-columns-repeated="1018"/>
        </table:table-row>
        <table:table-row table:style-name="ro1">
          <table:table-cell table:style-name="ce1" office:value-type="float" office:value="0.0449779" calcext:value-type="float">
            <text:p>0.0449779</text:p>
          </table:table-cell>
          <table:table-cell table:style-name="ce1" office:value-type="float" office:value="0.00632314" calcext:value-type="float">
            <text:p>0.00632314</text:p>
          </table:table-cell>
          <table:table-cell table:style-name="ce1" office:value-type="float" office:value="0.488719" calcext:value-type="float">
            <text:p>0.488719</text:p>
          </table:table-cell>
          <table:table-cell table:style-name="ce1"/>
          <table:table-cell/>
          <table:table-cell table:formula="of:=NORMDIST([.C594];[.$D$2];[.$E$2];0)" office:value-type="float" office:value="2.11699630645875" calcext:value-type="float">
            <text:p>2.1169963065</text:p>
          </table:table-cell>
          <table:table-cell table:number-columns-repeated="1018"/>
        </table:table-row>
        <table:table-row table:style-name="ro1">
          <table:table-cell table:style-name="ce1" office:value-type="float" office:value="0.0404302" calcext:value-type="float">
            <text:p>0.0404302</text:p>
          </table:table-cell>
          <table:table-cell table:style-name="ce1" office:value-type="float" office:value="0.150898" calcext:value-type="float">
            <text:p>0.150898</text:p>
          </table:table-cell>
          <table:table-cell table:style-name="ce1" office:value-type="float" office:value="0.564774" calcext:value-type="float">
            <text:p>0.564774</text:p>
          </table:table-cell>
          <table:table-cell table:style-name="ce1"/>
          <table:table-cell/>
          <table:table-cell table:formula="of:=NORMDIST([.C595];[.$D$2];[.$E$2];0)" office:value-type="float" office:value="0.228580196603854" calcext:value-type="float">
            <text:p>0.2285801966</text:p>
          </table:table-cell>
          <table:table-cell table:number-columns-repeated="1018"/>
        </table:table-row>
        <table:table-row table:style-name="ro1">
          <table:table-cell table:style-name="ce1" office:value-type="float" office:value="0.0230549" calcext:value-type="float">
            <text:p>0.0230549</text:p>
          </table:table-cell>
          <table:table-cell table:style-name="ce1" office:value-type="float" office:value="0.117921" calcext:value-type="float">
            <text:p>0.117921</text:p>
          </table:table-cell>
          <table:table-cell table:style-name="ce1" office:value-type="float" office:value="0.697165" calcext:value-type="float">
            <text:p>0.697165</text:p>
          </table:table-cell>
          <table:table-cell table:style-name="ce1"/>
          <table:table-cell/>
          <table:table-cell table:formula="of:=NORMDIST([.C596];[.$D$2];[.$E$2];0)" office:value-type="float" office:value="0.000238720023617052" calcext:value-type="float">
            <text:p>0.00023872</text:p>
          </table:table-cell>
          <table:table-cell table:number-columns-repeated="1018"/>
        </table:table-row>
        <table:table-row table:style-name="ro1">
          <table:table-cell table:style-name="ce1" office:value-type="float" office:value="0.0255029" calcext:value-type="float">
            <text:p>0.0255029</text:p>
          </table:table-cell>
          <table:table-cell table:style-name="ce1" office:value-type="float" office:value="-0.0479491" calcext:value-type="float">
            <text:p>-0.0479491</text:p>
          </table:table-cell>
          <table:table-cell table:style-name="ce1" office:value-type="float" office:value="0.604052" calcext:value-type="float">
            <text:p>0.604052</text:p>
          </table:table-cell>
          <table:table-cell table:style-name="ce1"/>
          <table:table-cell/>
          <table:table-cell table:formula="of:=NORMDIST([.C597];[.$D$2];[.$E$2];0)" office:value-type="float" office:value="0.0443264431013189" calcext:value-type="float">
            <text:p>0.0443264431</text:p>
          </table:table-cell>
          <table:table-cell table:number-columns-repeated="1018"/>
        </table:table-row>
        <table:table-row table:style-name="ro1">
          <table:table-cell table:style-name="ce1" office:value-type="float" office:value="0.0198351" calcext:value-type="float">
            <text:p>0.0198351</text:p>
          </table:table-cell>
          <table:table-cell table:style-name="ce1" office:value-type="float" office:value="0.11295" calcext:value-type="float">
            <text:p>0.11295</text:p>
          </table:table-cell>
          <table:table-cell table:style-name="ce1" office:value-type="float" office:value="0.423443" calcext:value-type="float">
            <text:p>0.423443</text:p>
          </table:table-cell>
          <table:table-cell table:style-name="ce1"/>
          <table:table-cell/>
          <table:table-cell table:formula="of:=NORMDIST([.C598];[.$D$2];[.$E$2];0)" office:value-type="float" office:value="5.26420271817022" calcext:value-type="float">
            <text:p>5.2642027182</text:p>
          </table:table-cell>
          <table:table-cell table:number-columns-repeated="1018"/>
        </table:table-row>
        <table:table-row table:style-name="ro1">
          <table:table-cell table:style-name="ce1" office:value-type="float" office:value="0.026109" calcext:value-type="float">
            <text:p>0.026109</text:p>
          </table:table-cell>
          <table:table-cell table:style-name="ce1" office:value-type="float" office:value="0.0372013" calcext:value-type="float">
            <text:p>0.0372013</text:p>
          </table:table-cell>
          <table:table-cell table:style-name="ce1" office:value-type="float" office:value="0.49363" calcext:value-type="float">
            <text:p>0.49363</text:p>
          </table:table-cell>
          <table:table-cell table:style-name="ce1"/>
          <table:table-cell/>
          <table:table-cell table:formula="of:=NORMDIST([.C599];[.$D$2];[.$E$2];0)" office:value-type="float" office:value="1.90431462313853" calcext:value-type="float">
            <text:p>1.9043146231</text:p>
          </table:table-cell>
          <table:table-cell table:number-columns-repeated="1018"/>
        </table:table-row>
        <table:table-row table:style-name="ro1">
          <table:table-cell table:style-name="ce1" office:value-type="float" office:value="0.0203078" calcext:value-type="float">
            <text:p>0.0203078</text:p>
          </table:table-cell>
          <table:table-cell table:style-name="ce1" office:value-type="float" office:value="0.112267" calcext:value-type="float">
            <text:p>0.112267</text:p>
          </table:table-cell>
          <table:table-cell table:style-name="ce1" office:value-type="float" office:value="0.790398" calcext:value-type="float">
            <text:p>0.790398</text:p>
          </table:table-cell>
          <table:table-cell table:style-name="ce1"/>
          <table:table-cell/>
          <table:table-cell table:formula="of:=NORMDIST([.C600];[.$D$2];[.$E$2];0)" office:value-type="float" office:value="0.000000194426679853901" calcext:value-type="float">
            <text:p>1.94426679853901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334669" calcext:value-type="float">
            <text:p>0.0334669</text:p>
          </table:table-cell>
          <table:table-cell table:style-name="ce1" office:value-type="float" office:value="0.0466616" calcext:value-type="float">
            <text:p>0.0466616</text:p>
          </table:table-cell>
          <table:table-cell table:style-name="ce1" office:value-type="float" office:value="0.65228" calcext:value-type="float">
            <text:p>0.65228</text:p>
          </table:table-cell>
          <table:table-cell table:style-name="ce1"/>
          <table:table-cell/>
          <table:table-cell table:formula="of:=NORMDIST([.C601];[.$D$2];[.$E$2];0)" office:value-type="float" office:value="0.00374454544281096" calcext:value-type="float">
            <text:p>0.0037445454</text:p>
          </table:table-cell>
          <table:table-cell table:number-columns-repeated="1018"/>
        </table:table-row>
        <table:table-row table:style-name="ro1">
          <table:table-cell table:style-name="ce1" office:value-type="float" office:value="0.0279891" calcext:value-type="float">
            <text:p>0.0279891</text:p>
          </table:table-cell>
          <table:table-cell table:style-name="ce1" office:value-type="float" office:value="-0.0205813" calcext:value-type="float">
            <text:p>-0.0205813</text:p>
          </table:table-cell>
          <table:table-cell table:style-name="ce1" office:value-type="float" office:value="0.177911" calcext:value-type="float">
            <text:p>0.177911</text:p>
          </table:table-cell>
          <table:table-cell table:style-name="ce1"/>
          <table:table-cell/>
          <table:table-cell table:formula="of:=NORMDIST([.C602];[.$D$2];[.$E$2];0)" office:value-type="float" office:value="0.0415751021821467" calcext:value-type="float">
            <text:p>0.0415751022</text:p>
          </table:table-cell>
          <table:table-cell table:number-columns-repeated="1018"/>
        </table:table-row>
        <table:table-row table:style-name="ro1">
          <table:table-cell table:style-name="ce1" office:value-type="float" office:value="0.0230051" calcext:value-type="float">
            <text:p>0.0230051</text:p>
          </table:table-cell>
          <table:table-cell table:style-name="ce1" office:value-type="float" office:value="-0.0328583" calcext:value-type="float">
            <text:p>-0.0328583</text:p>
          </table:table-cell>
          <table:table-cell table:style-name="ce1" office:value-type="float" office:value="0.448251" calcext:value-type="float">
            <text:p>0.448251</text:p>
          </table:table-cell>
          <table:table-cell table:style-name="ce1"/>
          <table:table-cell/>
          <table:table-cell table:formula="of:=NORMDIST([.C603];[.$D$2];[.$E$2];0)" office:value-type="float" office:value="4.15160743760263" calcext:value-type="float">
            <text:p>4.1516074376</text:p>
          </table:table-cell>
          <table:table-cell table:number-columns-repeated="1018"/>
        </table:table-row>
        <table:table-row table:style-name="ro1">
          <table:table-cell table:style-name="ce1" office:value-type="float" office:value="0.0279609" calcext:value-type="float">
            <text:p>0.0279609</text:p>
          </table:table-cell>
          <table:table-cell table:style-name="ce1" office:value-type="float" office:value="0.118867" calcext:value-type="float">
            <text:p>0.118867</text:p>
          </table:table-cell>
          <table:table-cell table:style-name="ce1" office:value-type="float" office:value="0.182924" calcext:value-type="float">
            <text:p>0.182924</text:p>
          </table:table-cell>
          <table:table-cell table:style-name="ce1"/>
          <table:table-cell/>
          <table:table-cell table:formula="of:=NORMDIST([.C604];[.$D$2];[.$E$2];0)" office:value-type="float" office:value="0.0522985370506479" calcext:value-type="float">
            <text:p>0.0522985371</text:p>
          </table:table-cell>
          <table:table-cell table:number-columns-repeated="1018"/>
        </table:table-row>
        <table:table-row table:style-name="ro1">
          <table:table-cell table:style-name="ce1" office:value-type="float" office:value="0.039745" calcext:value-type="float">
            <text:p>0.039745</text:p>
          </table:table-cell>
          <table:table-cell table:style-name="ce1" office:value-type="float" office:value="-0.0146227" calcext:value-type="float">
            <text:p>-0.0146227</text:p>
          </table:table-cell>
          <table:table-cell table:style-name="ce1" office:value-type="float" office:value="0.489276" calcext:value-type="float">
            <text:p>0.489276</text:p>
          </table:table-cell>
          <table:table-cell table:style-name="ce1"/>
          <table:table-cell/>
          <table:table-cell table:formula="of:=NORMDIST([.C605];[.$D$2];[.$E$2];0)" office:value-type="float" office:value="2.09227636142958" calcext:value-type="float">
            <text:p>2.0922763614</text:p>
          </table:table-cell>
          <table:table-cell table:number-columns-repeated="1018"/>
        </table:table-row>
        <table:table-row table:style-name="ro1">
          <table:table-cell table:style-name="ce1" office:value-type="float" office:value="0.0249066" calcext:value-type="float">
            <text:p>0.0249066</text:p>
          </table:table-cell>
          <table:table-cell table:style-name="ce1" office:value-type="float" office:value="0.0685285" calcext:value-type="float">
            <text:p>0.0685285</text:p>
          </table:table-cell>
          <table:table-cell table:style-name="ce1" office:value-type="float" office:value="0.482964" calcext:value-type="float">
            <text:p>0.482964</text:p>
          </table:table-cell>
          <table:table-cell table:style-name="ce1"/>
          <table:table-cell/>
          <table:table-cell table:formula="of:=NORMDIST([.C606];[.$D$2];[.$E$2];0)" office:value-type="float" office:value="2.38076062653253" calcext:value-type="float">
            <text:p>2.3807606265</text:p>
          </table:table-cell>
          <table:table-cell table:number-columns-repeated="1018"/>
        </table:table-row>
        <table:table-row table:style-name="ro1">
          <table:table-cell table:style-name="ce1" office:value-type="float" office:value="0.0362311" calcext:value-type="float">
            <text:p>0.0362311</text:p>
          </table:table-cell>
          <table:table-cell table:style-name="ce1" office:value-type="float" office:value="0.0808432" calcext:value-type="float">
            <text:p>0.0808432</text:p>
          </table:table-cell>
          <table:table-cell table:style-name="ce1" office:value-type="float" office:value="0.785026" calcext:value-type="float">
            <text:p>0.785026</text:p>
          </table:table-cell>
          <table:table-cell table:style-name="ce1"/>
          <table:table-cell/>
          <table:table-cell table:formula="of:=NORMDIST([.C607];[.$D$2];[.$E$2];0)" office:value-type="float" office:value="0.000000308287677984161" calcext:value-type="float">
            <text:p>3.08287677984161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215694" calcext:value-type="float">
            <text:p>0.0215694</text:p>
          </table:table-cell>
          <table:table-cell table:style-name="ce1" office:value-type="float" office:value="-0.0127431" calcext:value-type="float">
            <text:p>-0.0127431</text:p>
          </table:table-cell>
          <table:table-cell table:style-name="ce1" office:value-type="float" office:value="0.625551" calcext:value-type="float">
            <text:p>0.625551</text:p>
          </table:table-cell>
          <table:table-cell table:style-name="ce1"/>
          <table:table-cell/>
          <table:table-cell table:formula="of:=NORMDIST([.C608];[.$D$2];[.$E$2];0)" office:value-type="float" office:value="0.0156769820818247" calcext:value-type="float">
            <text:p>0.0156769821</text:p>
          </table:table-cell>
          <table:table-cell table:number-columns-repeated="1018"/>
        </table:table-row>
        <table:table-row table:style-name="ro1">
          <table:table-cell table:style-name="ce1" office:value-type="float" office:value="0.0276535" calcext:value-type="float">
            <text:p>0.0276535</text:p>
          </table:table-cell>
          <table:table-cell table:style-name="ce1" office:value-type="float" office:value="-0.000998039" calcext:value-type="float">
            <text:p>-0.000998039</text:p>
          </table:table-cell>
          <table:table-cell table:style-name="ce1" office:value-type="float" office:value="0.727114" calcext:value-type="float">
            <text:p>0.727114</text:p>
          </table:table-cell>
          <table:table-cell table:style-name="ce1"/>
          <table:table-cell/>
          <table:table-cell table:formula="of:=NORMDIST([.C609];[.$D$2];[.$E$2];0)" office:value-type="float" office:value="0.0000298365641999172" calcext:value-type="float">
            <text:p>2.98365641999172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159952" calcext:value-type="float">
            <text:p>0.0159952</text:p>
          </table:table-cell>
          <table:table-cell table:style-name="ce1" office:value-type="float" office:value="0.0151958" calcext:value-type="float">
            <text:p>0.0151958</text:p>
          </table:table-cell>
          <table:table-cell table:style-name="ce1" office:value-type="float" office:value="0.484785" calcext:value-type="float">
            <text:p>0.484785</text:p>
          </table:table-cell>
          <table:table-cell table:style-name="ce1"/>
          <table:table-cell/>
          <table:table-cell table:formula="of:=NORMDIST([.C610];[.$D$2];[.$E$2];0)" office:value-type="float" office:value="2.29570842817136" calcext:value-type="float">
            <text:p>2.2957084282</text:p>
          </table:table-cell>
          <table:table-cell table:number-columns-repeated="1018"/>
        </table:table-row>
        <table:table-row table:style-name="ro1">
          <table:table-cell table:style-name="ce1" office:value-type="float" office:value="0.0244768" calcext:value-type="float">
            <text:p>0.0244768</text:p>
          </table:table-cell>
          <table:table-cell table:style-name="ce1" office:value-type="float" office:value="0.119254" calcext:value-type="float">
            <text:p>0.119254</text:p>
          </table:table-cell>
          <table:table-cell table:style-name="ce1" office:value-type="float" office:value="0.412133" calcext:value-type="float">
            <text:p>0.412133</text:p>
          </table:table-cell>
          <table:table-cell table:style-name="ce1"/>
          <table:table-cell/>
          <table:table-cell table:formula="of:=NORMDIST([.C611];[.$D$2];[.$E$2];0)" office:value-type="float" office:value="5.61207712759364" calcext:value-type="float">
            <text:p>5.6120771276</text:p>
          </table:table-cell>
          <table:table-cell table:number-columns-repeated="1018"/>
        </table:table-row>
        <table:table-row table:style-name="ro1">
          <table:table-cell table:style-name="ce1" office:value-type="float" office:value="0.033949" calcext:value-type="float">
            <text:p>0.033949</text:p>
          </table:table-cell>
          <table:table-cell table:style-name="ce1" office:value-type="float" office:value="0.0623608" calcext:value-type="float">
            <text:p>0.0623608</text:p>
          </table:table-cell>
          <table:table-cell table:style-name="ce1" office:value-type="float" office:value="0.491026" calcext:value-type="float">
            <text:p>0.491026</text:p>
          </table:table-cell>
          <table:table-cell table:style-name="ce1"/>
          <table:table-cell/>
          <table:table-cell table:formula="of:=NORMDIST([.C612];[.$D$2];[.$E$2];0)" office:value-type="float" office:value="2.01559118308219" calcext:value-type="float">
            <text:p>2.0155911831</text:p>
          </table:table-cell>
          <table:table-cell table:number-columns-repeated="1018"/>
        </table:table-row>
        <table:table-row table:style-name="ro1">
          <table:table-cell table:style-name="ce1" office:value-type="float" office:value="0.0311398" calcext:value-type="float">
            <text:p>0.0311398</text:p>
          </table:table-cell>
          <table:table-cell table:style-name="ce1" office:value-type="float" office:value="-0.0269234" calcext:value-type="float">
            <text:p>-0.0269234</text:p>
          </table:table-cell>
          <table:table-cell table:style-name="ce1" office:value-type="float" office:value="0.511854" calcext:value-type="float">
            <text:p>0.511854</text:p>
          </table:table-cell>
          <table:table-cell table:style-name="ce1"/>
          <table:table-cell/>
          <table:table-cell table:formula="of:=NORMDIST([.C613];[.$D$2];[.$E$2];0)" office:value-type="float" office:value="1.22820666929228" calcext:value-type="float">
            <text:p>1.2282066693</text:p>
          </table:table-cell>
          <table:table-cell table:number-columns-repeated="1018"/>
        </table:table-row>
        <table:table-row table:style-name="ro1">
          <table:table-cell table:style-name="ce1" office:value-type="float" office:value="0.0108857" calcext:value-type="float">
            <text:p>0.0108857</text:p>
          </table:table-cell>
          <table:table-cell table:style-name="ce1" office:value-type="float" office:value="0.099573" calcext:value-type="float">
            <text:p>0.099573</text:p>
          </table:table-cell>
          <table:table-cell table:style-name="ce1" office:value-type="float" office:value="0.284472" calcext:value-type="float">
            <text:p>0.284472</text:p>
          </table:table-cell>
          <table:table-cell table:style-name="ce1"/>
          <table:table-cell/>
          <table:table-cell table:formula="of:=NORMDIST([.C614];[.$D$2];[.$E$2];0)" office:value-type="float" office:value="1.69076574031093" calcext:value-type="float">
            <text:p>1.6907657403</text:p>
          </table:table-cell>
          <table:table-cell table:number-columns-repeated="1018"/>
        </table:table-row>
        <table:table-row table:style-name="ro1">
          <table:table-cell table:style-name="ce1" office:value-type="float" office:value="0.0232676" calcext:value-type="float">
            <text:p>0.0232676</text:p>
          </table:table-cell>
          <table:table-cell table:style-name="ce1" office:value-type="float" office:value="0.0911193" calcext:value-type="float">
            <text:p>0.0911193</text:p>
          </table:table-cell>
          <table:table-cell table:style-name="ce1" office:value-type="float" office:value="0.499505" calcext:value-type="float">
            <text:p>0.499505</text:p>
          </table:table-cell>
          <table:table-cell table:style-name="ce1"/>
          <table:table-cell/>
          <table:table-cell table:formula="of:=NORMDIST([.C615];[.$D$2];[.$E$2];0)" office:value-type="float" office:value="1.66628755577748" calcext:value-type="float">
            <text:p>1.6662875558</text:p>
          </table:table-cell>
          <table:table-cell table:number-columns-repeated="1018"/>
        </table:table-row>
        <table:table-row table:style-name="ro1">
          <table:table-cell table:style-name="ce1" office:value-type="float" office:value="0.0241502" calcext:value-type="float">
            <text:p>0.0241502</text:p>
          </table:table-cell>
          <table:table-cell table:style-name="ce1" office:value-type="float" office:value="0.0480109" calcext:value-type="float">
            <text:p>0.0480109</text:p>
          </table:table-cell>
          <table:table-cell table:style-name="ce1" office:value-type="float" office:value="0.517089" calcext:value-type="float">
            <text:p>0.517089</text:p>
          </table:table-cell>
          <table:table-cell table:style-name="ce1"/>
          <table:table-cell/>
          <table:table-cell table:formula="of:=NORMDIST([.C616];[.$D$2];[.$E$2];0)" office:value-type="float" office:value="1.06851332176754" calcext:value-type="float">
            <text:p>1.0685133218</text:p>
          </table:table-cell>
          <table:table-cell table:number-columns-repeated="1018"/>
        </table:table-row>
        <table:table-row table:style-name="ro1">
          <table:table-cell table:style-name="ce1" office:value-type="float" office:value="0.0272584" calcext:value-type="float">
            <text:p>0.0272584</text:p>
          </table:table-cell>
          <table:table-cell table:style-name="ce1" office:value-type="float" office:value="0.0111013" calcext:value-type="float">
            <text:p>0.0111013</text:p>
          </table:table-cell>
          <table:table-cell table:style-name="ce1" office:value-type="float" office:value="0.495184" calcext:value-type="float">
            <text:p>0.495184</text:p>
          </table:table-cell>
          <table:table-cell table:style-name="ce1"/>
          <table:table-cell/>
          <table:table-cell table:formula="of:=NORMDIST([.C617];[.$D$2];[.$E$2];0)" office:value-type="float" office:value="1.83956863630784" calcext:value-type="float">
            <text:p>1.8395686363</text:p>
          </table:table-cell>
          <table:table-cell table:number-columns-repeated="1018"/>
        </table:table-row>
        <table:table-row table:style-name="ro1">
          <table:table-cell table:style-name="ce1" office:value-type="float" office:value="0.0230785" calcext:value-type="float">
            <text:p>0.0230785</text:p>
          </table:table-cell>
          <table:table-cell table:style-name="ce1" office:value-type="float" office:value="0.00814872" calcext:value-type="float">
            <text:p>0.00814872</text:p>
          </table:table-cell>
          <table:table-cell table:style-name="ce1" office:value-type="float" office:value="0.277642" calcext:value-type="float">
            <text:p>0.277642</text:p>
          </table:table-cell>
          <table:table-cell table:style-name="ce1"/>
          <table:table-cell/>
          <table:table-cell table:formula="of:=NORMDIST([.C618];[.$D$2];[.$E$2];0)" office:value-type="float" office:value="1.43544963570319" calcext:value-type="float">
            <text:p>1.4354496357</text:p>
          </table:table-cell>
          <table:table-cell table:number-columns-repeated="1018"/>
        </table:table-row>
        <table:table-row table:style-name="ro1">
          <table:table-cell table:style-name="ce1" office:value-type="float" office:value="0.0180944" calcext:value-type="float">
            <text:p>0.0180944</text:p>
          </table:table-cell>
          <table:table-cell table:style-name="ce1" office:value-type="float" office:value="-0.0198884" calcext:value-type="float">
            <text:p>-0.0198884</text:p>
          </table:table-cell>
          <table:table-cell table:style-name="ce1" office:value-type="float" office:value="0.223055" calcext:value-type="float">
            <text:p>0.223055</text:p>
          </table:table-cell>
          <table:table-cell table:style-name="ce1"/>
          <table:table-cell/>
          <table:table-cell table:formula="of:=NORMDIST([.C619];[.$D$2];[.$E$2];0)" office:value-type="float" office:value="0.269796300316278" calcext:value-type="float">
            <text:p>0.2697963003</text:p>
          </table:table-cell>
          <table:table-cell table:number-columns-repeated="1018"/>
        </table:table-row>
        <table:table-row table:style-name="ro1">
          <table:table-cell table:style-name="ce1" office:value-type="float" office:value="0.0198119" calcext:value-type="float">
            <text:p>0.0198119</text:p>
          </table:table-cell>
          <table:table-cell table:style-name="ce1" office:value-type="float" office:value="-0.00869532" calcext:value-type="float">
            <text:p>-0.00869532</text:p>
          </table:table-cell>
          <table:table-cell table:style-name="ce1" office:value-type="float" office:value="0.483579" calcext:value-type="float">
            <text:p>0.483579</text:p>
          </table:table-cell>
          <table:table-cell table:style-name="ce1"/>
          <table:table-cell/>
          <table:table-cell table:formula="of:=NORMDIST([.C620];[.$D$2];[.$E$2];0)" office:value-type="float" office:value="2.35187852181918" calcext:value-type="float">
            <text:p>2.3518785218</text:p>
          </table:table-cell>
          <table:table-cell table:number-columns-repeated="1018"/>
        </table:table-row>
        <table:table-row table:style-name="ro1">
          <table:table-cell table:style-name="ce1" office:value-type="float" office:value="0.0165752" calcext:value-type="float">
            <text:p>0.0165752</text:p>
          </table:table-cell>
          <table:table-cell table:style-name="ce1" office:value-type="float" office:value="0.0987169" calcext:value-type="float">
            <text:p>0.0987169</text:p>
          </table:table-cell>
          <table:table-cell table:style-name="ce1" office:value-type="float" office:value="0.566819" calcext:value-type="float">
            <text:p>0.566819</text:p>
          </table:table-cell>
          <table:table-cell table:style-name="ce1"/>
          <table:table-cell/>
          <table:table-cell table:formula="of:=NORMDIST([.C621];[.$D$2];[.$E$2];0)" office:value-type="float" office:value="0.211607674108264" calcext:value-type="float">
            <text:p>0.2116076741</text:p>
          </table:table-cell>
          <table:table-cell table:number-columns-repeated="1018"/>
        </table:table-row>
        <table:table-row table:style-name="ro1">
          <table:table-cell table:style-name="ce1" office:value-type="float" office:value="0.0202548" calcext:value-type="float">
            <text:p>0.0202548</text:p>
          </table:table-cell>
          <table:table-cell table:style-name="ce1" office:value-type="float" office:value="0.0674058" calcext:value-type="float">
            <text:p>0.0674058</text:p>
          </table:table-cell>
          <table:table-cell table:style-name="ce1" office:value-type="float" office:value="0.514714" calcext:value-type="float">
            <text:p>0.514714</text:p>
          </table:table-cell>
          <table:table-cell table:style-name="ce1"/>
          <table:table-cell/>
          <table:table-cell table:formula="of:=NORMDIST([.C622];[.$D$2];[.$E$2];0)" office:value-type="float" office:value="1.13905094435409" calcext:value-type="float">
            <text:p>1.1390509444</text:p>
          </table:table-cell>
          <table:table-cell table:number-columns-repeated="1018"/>
        </table:table-row>
        <table:table-row table:style-name="ro1">
          <table:table-cell table:style-name="ce1" office:value-type="float" office:value="0.0202606" calcext:value-type="float">
            <text:p>0.0202606</text:p>
          </table:table-cell>
          <table:table-cell table:style-name="ce1" office:value-type="float" office:value="0.0724375" calcext:value-type="float">
            <text:p>0.0724375</text:p>
          </table:table-cell>
          <table:table-cell table:style-name="ce1" office:value-type="float" office:value="0.31622" calcext:value-type="float">
            <text:p>0.31622</text:p>
          </table:table-cell>
          <table:table-cell table:style-name="ce1"/>
          <table:table-cell/>
          <table:table-cell table:formula="of:=NORMDIST([.C623];[.$D$2];[.$E$2];0)" office:value-type="float" office:value="3.16906803850446" calcext:value-type="float">
            <text:p>3.1690680385</text:p>
          </table:table-cell>
          <table:table-cell table:number-columns-repeated="1018"/>
        </table:table-row>
        <table:table-row table:style-name="ro1">
          <table:table-cell table:style-name="ce1" office:value-type="float" office:value="0.020947" calcext:value-type="float">
            <text:p>0.020947</text:p>
          </table:table-cell>
          <table:table-cell table:style-name="ce1" office:value-type="float" office:value="0.122729" calcext:value-type="float">
            <text:p>0.122729</text:p>
          </table:table-cell>
          <table:table-cell table:style-name="ce1" office:value-type="float" office:value="0.321541" calcext:value-type="float">
            <text:p>0.321541</text:p>
          </table:table-cell>
          <table:table-cell table:style-name="ce1"/>
          <table:table-cell/>
          <table:table-cell table:formula="of:=NORMDIST([.C624];[.$D$2];[.$E$2];0)" office:value-type="float" office:value="3.44651990486689" calcext:value-type="float">
            <text:p>3.4465199049</text:p>
          </table:table-cell>
          <table:table-cell table:number-columns-repeated="1018"/>
        </table:table-row>
        <table:table-row table:style-name="ro1">
          <table:table-cell table:style-name="ce1" office:value-type="float" office:value="0.0257825" calcext:value-type="float">
            <text:p>0.0257825</text:p>
          </table:table-cell>
          <table:table-cell table:style-name="ce1" office:value-type="float" office:value="0.0418991" calcext:value-type="float">
            <text:p>0.0418991</text:p>
          </table:table-cell>
          <table:table-cell table:style-name="ce1" office:value-type="float" office:value="0.437649" calcext:value-type="float">
            <text:p>0.437649</text:p>
          </table:table-cell>
          <table:table-cell table:style-name="ce1"/>
          <table:table-cell/>
          <table:table-cell table:formula="of:=NORMDIST([.C625];[.$D$2];[.$E$2];0)" office:value-type="float" office:value="4.67057825466406" calcext:value-type="float">
            <text:p>4.6705782547</text:p>
          </table:table-cell>
          <table:table-cell table:number-columns-repeated="1018"/>
        </table:table-row>
        <table:table-row table:style-name="ro1">
          <table:table-cell table:style-name="ce1" office:value-type="float" office:value="0.0285446" calcext:value-type="float">
            <text:p>0.0285446</text:p>
          </table:table-cell>
          <table:table-cell table:style-name="ce1" office:value-type="float" office:value="0.0833281" calcext:value-type="float">
            <text:p>0.0833281</text:p>
          </table:table-cell>
          <table:table-cell table:style-name="ce1" office:value-type="float" office:value="0.340777" calcext:value-type="float">
            <text:p>0.340777</text:p>
          </table:table-cell>
          <table:table-cell table:style-name="ce1"/>
          <table:table-cell/>
          <table:table-cell table:formula="of:=NORMDIST([.C626];[.$D$2];[.$E$2];0)" office:value-type="float" office:value="4.43530153344112" calcext:value-type="float">
            <text:p>4.4353015334</text:p>
          </table:table-cell>
          <table:table-cell table:number-columns-repeated="1018"/>
        </table:table-row>
        <table:table-row table:style-name="ro1">
          <table:table-cell table:style-name="ce1" office:value-type="float" office:value="0.0327349" calcext:value-type="float">
            <text:p>0.0327349</text:p>
          </table:table-cell>
          <table:table-cell table:style-name="ce1" office:value-type="float" office:value="0.128038" calcext:value-type="float">
            <text:p>0.128038</text:p>
          </table:table-cell>
          <table:table-cell table:style-name="ce1" office:value-type="float" office:value="0.57049" calcext:value-type="float">
            <text:p>0.57049</text:p>
          </table:table-cell>
          <table:table-cell table:style-name="ce1"/>
          <table:table-cell/>
          <table:table-cell table:formula="of:=NORMDIST([.C627];[.$D$2];[.$E$2];0)" office:value-type="float" office:value="0.18382096623464" calcext:value-type="float">
            <text:p>0.1838209662</text:p>
          </table:table-cell>
          <table:table-cell table:number-columns-repeated="1018"/>
        </table:table-row>
        <table:table-row table:style-name="ro1">
          <table:table-cell table:style-name="ce1" office:value-type="float" office:value="0.0381346" calcext:value-type="float">
            <text:p>0.0381346</text:p>
          </table:table-cell>
          <table:table-cell table:style-name="ce1" office:value-type="float" office:value="0.0456236" calcext:value-type="float">
            <text:p>0.0456236</text:p>
          </table:table-cell>
          <table:table-cell table:style-name="ce1" office:value-type="float" office:value="0.474638" calcext:value-type="float">
            <text:p>0.474638</text:p>
          </table:table-cell>
          <table:table-cell table:style-name="ce1"/>
          <table:table-cell/>
          <table:table-cell table:formula="of:=NORMDIST([.C628];[.$D$2];[.$E$2];0)" office:value-type="float" office:value="2.78597448426599" calcext:value-type="float">
            <text:p>2.7859744843</text:p>
          </table:table-cell>
          <table:table-cell table:number-columns-repeated="1018"/>
        </table:table-row>
        <table:table-row table:style-name="ro1">
          <table:table-cell table:style-name="ce1" office:value-type="float" office:value="0.0353567" calcext:value-type="float">
            <text:p>0.0353567</text:p>
          </table:table-cell>
          <table:table-cell table:style-name="ce1" office:value-type="float" office:value="0.0312129" calcext:value-type="float">
            <text:p>0.0312129</text:p>
          </table:table-cell>
          <table:table-cell table:style-name="ce1" office:value-type="float" office:value="0.385616" calcext:value-type="float">
            <text:p>0.385616</text:p>
          </table:table-cell>
          <table:table-cell table:style-name="ce1"/>
          <table:table-cell/>
          <table:table-cell table:formula="of:=NORMDIST([.C629];[.$D$2];[.$E$2];0)" office:value-type="float" office:value="5.84907371519771" calcext:value-type="float">
            <text:p>5.8490737152</text:p>
          </table:table-cell>
          <table:table-cell table:number-columns-repeated="1018"/>
        </table:table-row>
        <table:table-row table:style-name="ro1">
          <table:table-cell table:style-name="ce1" office:value-type="float" office:value="0.0256245" calcext:value-type="float">
            <text:p>0.0256245</text:p>
          </table:table-cell>
          <table:table-cell table:style-name="ce1" office:value-type="float" office:value="0.0624499" calcext:value-type="float">
            <text:p>0.0624499</text:p>
          </table:table-cell>
          <table:table-cell table:style-name="ce1" office:value-type="float" office:value="0.446403" calcext:value-type="float">
            <text:p>0.446403</text:p>
          </table:table-cell>
          <table:table-cell table:style-name="ce1"/>
          <table:table-cell/>
          <table:table-cell table:formula="of:=NORMDIST([.C630];[.$D$2];[.$E$2];0)" office:value-type="float" office:value="4.24515924235558" calcext:value-type="float">
            <text:p>4.2451592424</text:p>
          </table:table-cell>
          <table:table-cell table:number-columns-repeated="1018"/>
        </table:table-row>
        <table:table-row table:style-name="ro1">
          <table:table-cell table:style-name="ce1" office:value-type="float" office:value="0.0241382" calcext:value-type="float">
            <text:p>0.0241382</text:p>
          </table:table-cell>
          <table:table-cell table:style-name="ce1" office:value-type="float" office:value="0.00754563" calcext:value-type="float">
            <text:p>0.00754563</text:p>
          </table:table-cell>
          <table:table-cell table:style-name="ce1" office:value-type="float" office:value="0.561963" calcext:value-type="float">
            <text:p>0.561963</text:p>
          </table:table-cell>
          <table:table-cell table:style-name="ce1"/>
          <table:table-cell/>
          <table:table-cell table:formula="of:=NORMDIST([.C631];[.$D$2];[.$E$2];0)" office:value-type="float" office:value="0.253778251333061" calcext:value-type="float">
            <text:p>0.2537782513</text:p>
          </table:table-cell>
          <table:table-cell table:number-columns-repeated="1018"/>
        </table:table-row>
        <table:table-row table:style-name="ro1">
          <table:table-cell table:style-name="ce1" office:value-type="float" office:value="0.036152" calcext:value-type="float">
            <text:p>0.036152</text:p>
          </table:table-cell>
          <table:table-cell table:style-name="ce1" office:value-type="float" office:value="0.0653733" calcext:value-type="float">
            <text:p>0.0653733</text:p>
          </table:table-cell>
          <table:table-cell table:style-name="ce1" office:value-type="float" office:value="0.695958" calcext:value-type="float">
            <text:p>0.695958</text:p>
          </table:table-cell>
          <table:table-cell table:style-name="ce1"/>
          <table:table-cell/>
          <table:table-cell table:formula="of:=NORMDIST([.C632];[.$D$2];[.$E$2];0)" office:value-type="float" office:value="0.000258534029443957" calcext:value-type="float">
            <text:p>0.000258534</text:p>
          </table:table-cell>
          <table:table-cell table:number-columns-repeated="1018"/>
        </table:table-row>
        <table:table-row table:style-name="ro1">
          <table:table-cell table:style-name="ce1" office:value-type="float" office:value="0.0345792" calcext:value-type="float">
            <text:p>0.0345792</text:p>
          </table:table-cell>
          <table:table-cell table:style-name="ce1" office:value-type="float" office:value="0.0166777" calcext:value-type="float">
            <text:p>0.0166777</text:p>
          </table:table-cell>
          <table:table-cell table:style-name="ce1" office:value-type="float" office:value="0.660414" calcext:value-type="float">
            <text:p>0.660414</text:p>
          </table:table-cell>
          <table:table-cell table:style-name="ce1"/>
          <table:table-cell/>
          <table:table-cell table:formula="of:=NORMDIST([.C633];[.$D$2];[.$E$2];0)" office:value-type="float" office:value="0.00234863340415224" calcext:value-type="float">
            <text:p>0.0023486334</text:p>
          </table:table-cell>
          <table:table-cell table:number-columns-repeated="1018"/>
        </table:table-row>
        <table:table-row table:style-name="ro1">
          <table:table-cell table:style-name="ce1" office:value-type="float" office:value="0.0445719" calcext:value-type="float">
            <text:p>0.0445719</text:p>
          </table:table-cell>
          <table:table-cell table:style-name="ce1" office:value-type="float" office:value="0.104584" calcext:value-type="float">
            <text:p>0.104584</text:p>
          </table:table-cell>
          <table:table-cell table:style-name="ce1" office:value-type="float" office:value="0.639868" calcext:value-type="float">
            <text:p>0.639868</text:p>
          </table:table-cell>
          <table:table-cell table:style-name="ce1"/>
          <table:table-cell/>
          <table:table-cell table:formula="of:=NORMDIST([.C634];[.$D$2];[.$E$2];0)" office:value-type="float" office:value="0.00742217832314745" calcext:value-type="float">
            <text:p>0.0074221783</text:p>
          </table:table-cell>
          <table:table-cell table:number-columns-repeated="1018"/>
        </table:table-row>
        <table:table-row table:style-name="ro1">
          <table:table-cell table:style-name="ce1" office:value-type="float" office:value="0.0211752" calcext:value-type="float">
            <text:p>0.0211752</text:p>
          </table:table-cell>
          <table:table-cell table:style-name="ce1" office:value-type="float" office:value="0.138927" calcext:value-type="float">
            <text:p>0.138927</text:p>
          </table:table-cell>
          <table:table-cell table:style-name="ce1" office:value-type="float" office:value="0.0961344" calcext:value-type="float">
            <text:p>0.0961344</text:p>
          </table:table-cell>
          <table:table-cell table:style-name="ce1"/>
          <table:table-cell/>
          <table:table-cell table:formula="of:=NORMDIST([.C635];[.$D$2];[.$E$2];0)" office:value-type="float" office:value="0.000456264942397924" calcext:value-type="float">
            <text:p>0.0004562649</text:p>
          </table:table-cell>
          <table:table-cell table:number-columns-repeated="1018"/>
        </table:table-row>
        <table:table-row table:style-name="ro1">
          <table:table-cell table:style-name="ce1" office:value-type="float" office:value="0.0322732" calcext:value-type="float">
            <text:p>0.0322732</text:p>
          </table:table-cell>
          <table:table-cell table:style-name="ce1" office:value-type="float" office:value="0.0018384" calcext:value-type="float">
            <text:p>0.0018384</text:p>
          </table:table-cell>
          <table:table-cell table:style-name="ce1" office:value-type="float" office:value="0.424317" calcext:value-type="float">
            <text:p>0.424317</text:p>
          </table:table-cell>
          <table:table-cell table:style-name="ce1"/>
          <table:table-cell/>
          <table:table-cell table:formula="of:=NORMDIST([.C636];[.$D$2];[.$E$2];0)" office:value-type="float" office:value="5.23219563006598" calcext:value-type="float">
            <text:p>5.2321956301</text:p>
          </table:table-cell>
          <table:table-cell table:number-columns-repeated="1018"/>
        </table:table-row>
        <table:table-row table:style-name="ro1">
          <table:table-cell table:style-name="ce1" office:value-type="float" office:value="0.0113822" calcext:value-type="float">
            <text:p>0.0113822</text:p>
          </table:table-cell>
          <table:table-cell table:style-name="ce1" office:value-type="float" office:value="-0.00357591" calcext:value-type="float">
            <text:p>-0.00357591</text:p>
          </table:table-cell>
          <table:table-cell table:style-name="ce1" office:value-type="float" office:value="0.283604" calcext:value-type="float">
            <text:p>0.283604</text:p>
          </table:table-cell>
          <table:table-cell table:style-name="ce1"/>
          <table:table-cell/>
          <table:table-cell table:formula="of:=NORMDIST([.C637];[.$D$2];[.$E$2];0)" office:value-type="float" office:value="1.65688229984066" calcext:value-type="float">
            <text:p>1.6568822998</text:p>
          </table:table-cell>
          <table:table-cell table:number-columns-repeated="1018"/>
        </table:table-row>
        <table:table-row table:style-name="ro1">
          <table:table-cell table:style-name="ce1" office:value-type="float" office:value="0.0464841" calcext:value-type="float">
            <text:p>0.0464841</text:p>
          </table:table-cell>
          <table:table-cell table:style-name="ce1" office:value-type="float" office:value="-0.0342015" calcext:value-type="float">
            <text:p>-0.0342015</text:p>
          </table:table-cell>
          <table:table-cell table:style-name="ce1" office:value-type="float" office:value="0.55129" calcext:value-type="float">
            <text:p>0.55129</text:p>
          </table:table-cell>
          <table:table-cell table:style-name="ce1"/>
          <table:table-cell/>
          <table:table-cell table:formula="of:=NORMDIST([.C638];[.$D$2];[.$E$2];0)" office:value-type="float" office:value="0.37163876617155" calcext:value-type="float">
            <text:p>0.3716387662</text:p>
          </table:table-cell>
          <table:table-cell table:number-columns-repeated="1018"/>
        </table:table-row>
        <table:table-row table:style-name="ro1">
          <table:table-cell table:style-name="ce1" office:value-type="float" office:value="0.0199278" calcext:value-type="float">
            <text:p>0.0199278</text:p>
          </table:table-cell>
          <table:table-cell table:style-name="ce1" office:value-type="float" office:value="0.00523141" calcext:value-type="float">
            <text:p>0.00523141</text:p>
          </table:table-cell>
          <table:table-cell table:style-name="ce1" office:value-type="float" office:value="0.656961" calcext:value-type="float">
            <text:p>0.656961</text:p>
          </table:table-cell>
          <table:table-cell table:style-name="ce1"/>
          <table:table-cell/>
          <table:table-cell table:formula="of:=NORMDIST([.C639];[.$D$2];[.$E$2];0)" office:value-type="float" office:value="0.00286797591782182" calcext:value-type="float">
            <text:p>0.0028679759</text:p>
          </table:table-cell>
          <table:table-cell table:number-columns-repeated="1018"/>
        </table:table-row>
        <table:table-row table:style-name="ro1">
          <table:table-cell table:style-name="ce1" office:value-type="float" office:value="0.0382149" calcext:value-type="float">
            <text:p>0.0382149</text:p>
          </table:table-cell>
          <table:table-cell table:style-name="ce1" office:value-type="float" office:value="0.148591" calcext:value-type="float">
            <text:p>0.148591</text:p>
          </table:table-cell>
          <table:table-cell table:style-name="ce1" office:value-type="float" office:value="0.571296" calcext:value-type="float">
            <text:p>0.571296</text:p>
          </table:table-cell>
          <table:table-cell table:style-name="ce1"/>
          <table:table-cell/>
          <table:table-cell table:formula="of:=NORMDIST([.C640];[.$D$2];[.$E$2];0)" office:value-type="float" office:value="0.178156734195847" calcext:value-type="float">
            <text:p>0.1781567342</text:p>
          </table:table-cell>
          <table:table-cell table:number-columns-repeated="1018"/>
        </table:table-row>
        <table:table-row table:style-name="ro1">
          <table:table-cell table:style-name="ce1" office:value-type="float" office:value="0.0243279" calcext:value-type="float">
            <text:p>0.0243279</text:p>
          </table:table-cell>
          <table:table-cell table:style-name="ce1" office:value-type="float" office:value="0.0784695" calcext:value-type="float">
            <text:p>0.0784695</text:p>
          </table:table-cell>
          <table:table-cell table:style-name="ce1" office:value-type="float" office:value="0.836582" calcext:value-type="float">
            <text:p>0.836582</text:p>
          </table:table-cell>
          <table:table-cell table:style-name="ce1"/>
          <table:table-cell/>
          <table:table-cell table:formula="of:=NORMDIST([.C641];[.$D$2];[.$E$2];0)" office:value-type="float" office:value="0.00000000285476063550737" calcext:value-type="float">
            <text:p>2.85476063550737E-09</text:p>
          </table:table-cell>
          <table:table-cell table:number-columns-repeated="1018"/>
        </table:table-row>
        <table:table-row table:style-name="ro1">
          <table:table-cell table:style-name="ce1" office:value-type="float" office:value="0.0323482" calcext:value-type="float">
            <text:p>0.0323482</text:p>
          </table:table-cell>
          <table:table-cell table:style-name="ce1" office:value-type="float" office:value="-0.00701042" calcext:value-type="float">
            <text:p>-0.00701042</text:p>
          </table:table-cell>
          <table:table-cell table:style-name="ce1" office:value-type="float" office:value="0.442588" calcext:value-type="float">
            <text:p>0.442588</text:p>
          </table:table-cell>
          <table:table-cell table:style-name="ce1"/>
          <table:table-cell/>
          <table:table-cell table:formula="of:=NORMDIST([.C642];[.$D$2];[.$E$2];0)" office:value-type="float" office:value="4.43461668957248" calcext:value-type="float">
            <text:p>4.4346166896</text:p>
          </table:table-cell>
          <table:table-cell table:number-columns-repeated="1018"/>
        </table:table-row>
        <table:table-row table:style-name="ro1">
          <table:table-cell table:style-name="ce1" office:value-type="float" office:value="0.0370039" calcext:value-type="float">
            <text:p>0.0370039</text:p>
          </table:table-cell>
          <table:table-cell table:style-name="ce1" office:value-type="float" office:value="-0.034005" calcext:value-type="float">
            <text:p>-0.034005</text:p>
          </table:table-cell>
          <table:table-cell table:style-name="ce1" office:value-type="float" office:value="0.703305" calcext:value-type="float">
            <text:p>0.703305</text:p>
          </table:table-cell>
          <table:table-cell table:style-name="ce1"/>
          <table:table-cell/>
          <table:table-cell table:formula="of:=NORMDIST([.C643];[.$D$2];[.$E$2];0)" office:value-type="float" office:value="0.000158346909796642" calcext:value-type="float">
            <text:p>0.0001583469</text:p>
          </table:table-cell>
          <table:table-cell table:number-columns-repeated="1018"/>
        </table:table-row>
        <table:table-row table:style-name="ro1">
          <table:table-cell table:style-name="ce1" office:value-type="float" office:value="0.0271955" calcext:value-type="float">
            <text:p>0.0271955</text:p>
          </table:table-cell>
          <table:table-cell table:style-name="ce1" office:value-type="float" office:value="-0.0170619" calcext:value-type="float">
            <text:p>-0.0170619</text:p>
          </table:table-cell>
          <table:table-cell table:style-name="ce1" office:value-type="float" office:value="0.677184" calcext:value-type="float">
            <text:p>0.677184</text:p>
          </table:table-cell>
          <table:table-cell table:style-name="ce1"/>
          <table:table-cell/>
          <table:table-cell table:formula="of:=NORMDIST([.C644];[.$D$2];[.$E$2];0)" office:value-type="float" office:value="0.000858014505409653" calcext:value-type="float">
            <text:p>0.0008580145</text:p>
          </table:table-cell>
          <table:table-cell table:number-columns-repeated="1018"/>
        </table:table-row>
        <table:table-row table:style-name="ro1">
          <table:table-cell table:style-name="ce1" office:value-type="float" office:value="0.0202617" calcext:value-type="float">
            <text:p>0.0202617</text:p>
          </table:table-cell>
          <table:table-cell table:style-name="ce1" office:value-type="float" office:value="0.0624981" calcext:value-type="float">
            <text:p>0.0624981</text:p>
          </table:table-cell>
          <table:table-cell table:style-name="ce1" office:value-type="float" office:value="0.59787" calcext:value-type="float">
            <text:p>0.59787</text:p>
          </table:table-cell>
          <table:table-cell table:style-name="ce1"/>
          <table:table-cell/>
          <table:table-cell table:formula="of:=NORMDIST([.C645];[.$D$2];[.$E$2];0)" office:value-type="float" office:value="0.0586692902876986" calcext:value-type="float">
            <text:p>0.0586692903</text:p>
          </table:table-cell>
          <table:table-cell table:number-columns-repeated="1018"/>
        </table:table-row>
        <table:table-row table:style-name="ro1">
          <table:table-cell table:style-name="ce1" office:value-type="float" office:value="0.030232" calcext:value-type="float">
            <text:p>0.030232</text:p>
          </table:table-cell>
          <table:table-cell table:style-name="ce1" office:value-type="float" office:value="0.130027" calcext:value-type="float">
            <text:p>0.130027</text:p>
          </table:table-cell>
          <table:table-cell table:style-name="ce1" office:value-type="float" office:value="0.550128" calcext:value-type="float">
            <text:p>0.550128</text:p>
          </table:table-cell>
          <table:table-cell table:style-name="ce1"/>
          <table:table-cell/>
          <table:table-cell table:formula="of:=NORMDIST([.C646];[.$D$2];[.$E$2];0)" office:value-type="float" office:value="0.386821457031378" calcext:value-type="float">
            <text:p>0.386821457</text:p>
          </table:table-cell>
          <table:table-cell table:number-columns-repeated="1018"/>
        </table:table-row>
        <table:table-row table:style-name="ro1">
          <table:table-cell table:style-name="ce1" office:value-type="float" office:value="0.0241452" calcext:value-type="float">
            <text:p>0.0241452</text:p>
          </table:table-cell>
          <table:table-cell table:style-name="ce1" office:value-type="float" office:value="0.0227275" calcext:value-type="float">
            <text:p>0.0227275</text:p>
          </table:table-cell>
          <table:table-cell table:style-name="ce1" office:value-type="float" office:value="0.490692" calcext:value-type="float">
            <text:p>0.490692</text:p>
          </table:table-cell>
          <table:table-cell table:style-name="ce1"/>
          <table:table-cell/>
          <table:table-cell table:formula="of:=NORMDIST([.C647];[.$D$2];[.$E$2];0)" office:value-type="float" office:value="2.03011086629333" calcext:value-type="float">
            <text:p>2.0301108663</text:p>
          </table:table-cell>
          <table:table-cell table:number-columns-repeated="1018"/>
        </table:table-row>
        <table:table-row table:style-name="ro1">
          <table:table-cell table:style-name="ce1" office:value-type="float" office:value="0.0206283" calcext:value-type="float">
            <text:p>0.0206283</text:p>
          </table:table-cell>
          <table:table-cell table:style-name="ce1" office:value-type="float" office:value="0.0951288" calcext:value-type="float">
            <text:p>0.0951288</text:p>
          </table:table-cell>
          <table:table-cell table:style-name="ce1" office:value-type="float" office:value="0.469588" calcext:value-type="float">
            <text:p>0.469588</text:p>
          </table:table-cell>
          <table:table-cell table:style-name="ce1"/>
          <table:table-cell/>
          <table:table-cell table:formula="of:=NORMDIST([.C648];[.$D$2];[.$E$2];0)" office:value-type="float" office:value="3.04229819500026" calcext:value-type="float">
            <text:p>3.042298195</text:p>
          </table:table-cell>
          <table:table-cell table:number-columns-repeated="1018"/>
        </table:table-row>
        <table:table-row table:style-name="ro1">
          <table:table-cell table:style-name="ce1" office:value-type="float" office:value="0.0288164" calcext:value-type="float">
            <text:p>0.0288164</text:p>
          </table:table-cell>
          <table:table-cell table:style-name="ce1" office:value-type="float" office:value="0.071996" calcext:value-type="float">
            <text:p>0.071996</text:p>
          </table:table-cell>
          <table:table-cell table:style-name="ce1" office:value-type="float" office:value="0.740573" calcext:value-type="float">
            <text:p>0.740573</text:p>
          </table:table-cell>
          <table:table-cell table:style-name="ce1"/>
          <table:table-cell/>
          <table:table-cell table:formula="of:=NORMDIST([.C649];[.$D$2];[.$E$2];0)" office:value-type="float" office:value="0.0000109999806608738" calcext:value-type="float">
            <text:p>0.000011</text:p>
          </table:table-cell>
          <table:table-cell table:number-columns-repeated="1018"/>
        </table:table-row>
        <table:table-row table:style-name="ro1">
          <table:table-cell table:style-name="ce1" office:value-type="float" office:value="0.0172955" calcext:value-type="float">
            <text:p>0.0172955</text:p>
          </table:table-cell>
          <table:table-cell table:style-name="ce1" office:value-type="float" office:value="0.081232" calcext:value-type="float">
            <text:p>0.081232</text:p>
          </table:table-cell>
          <table:table-cell table:style-name="ce1" office:value-type="float" office:value="0.783368" calcext:value-type="float">
            <text:p>0.783368</text:p>
          </table:table-cell>
          <table:table-cell table:style-name="ce1"/>
          <table:table-cell/>
          <table:table-cell table:formula="of:=NORMDIST([.C650];[.$D$2];[.$E$2];0)" office:value-type="float" office:value="0.000000354974419063633" calcext:value-type="float">
            <text:p>0.000000355</text:p>
          </table:table-cell>
          <table:table-cell table:number-columns-repeated="1018"/>
        </table:table-row>
        <table:table-row table:style-name="ro1">
          <table:table-cell table:style-name="ce1" office:value-type="float" office:value="0.0225168" calcext:value-type="float">
            <text:p>0.0225168</text:p>
          </table:table-cell>
          <table:table-cell table:style-name="ce1" office:value-type="float" office:value="0.0696151" calcext:value-type="float">
            <text:p>0.0696151</text:p>
          </table:table-cell>
          <table:table-cell table:style-name="ce1" office:value-type="float" office:value="0.199011" calcext:value-type="float">
            <text:p>0.199011</text:p>
          </table:table-cell>
          <table:table-cell table:style-name="ce1"/>
          <table:table-cell/>
          <table:table-cell table:formula="of:=NORMDIST([.C651];[.$D$2];[.$E$2];0)" office:value-type="float" office:value="0.105274058970039" calcext:value-type="float">
            <text:p>0.105274059</text:p>
          </table:table-cell>
          <table:table-cell table:number-columns-repeated="1018"/>
        </table:table-row>
        <table:table-row table:style-name="ro1">
          <table:table-cell table:style-name="ce1" office:value-type="float" office:value="0.0371764" calcext:value-type="float">
            <text:p>0.0371764</text:p>
          </table:table-cell>
          <table:table-cell table:style-name="ce1" office:value-type="float" office:value="0.0381843" calcext:value-type="float">
            <text:p>0.0381843</text:p>
          </table:table-cell>
          <table:table-cell table:style-name="ce1" office:value-type="float" office:value="0.539826" calcext:value-type="float">
            <text:p>0.539826</text:p>
          </table:table-cell>
          <table:table-cell table:style-name="ce1"/>
          <table:table-cell/>
          <table:table-cell table:formula="of:=NORMDIST([.C652];[.$D$2];[.$E$2];0)" office:value-type="float" office:value="0.544659589336457" calcext:value-type="float">
            <text:p>0.5446595893</text:p>
          </table:table-cell>
          <table:table-cell table:number-columns-repeated="1018"/>
        </table:table-row>
        <table:table-row table:style-name="ro1">
          <table:table-cell table:style-name="ce1" office:value-type="float" office:value="0.0234648" calcext:value-type="float">
            <text:p>0.0234648</text:p>
          </table:table-cell>
          <table:table-cell table:style-name="ce1" office:value-type="float" office:value="0.0769292" calcext:value-type="float">
            <text:p>0.0769292</text:p>
          </table:table-cell>
          <table:table-cell table:style-name="ce1" office:value-type="float" office:value="0.535119" calcext:value-type="float">
            <text:p>0.535119</text:p>
          </table:table-cell>
          <table:table-cell table:style-name="ce1"/>
          <table:table-cell/>
          <table:table-cell table:formula="of:=NORMDIST([.C653];[.$D$2];[.$E$2];0)" office:value-type="float" office:value="0.631980108980188" calcext:value-type="float">
            <text:p>0.631980109</text:p>
          </table:table-cell>
          <table:table-cell table:number-columns-repeated="1018"/>
        </table:table-row>
        <table:table-row table:style-name="ro1">
          <table:table-cell table:style-name="ce1" office:value-type="float" office:value="0.0195888" calcext:value-type="float">
            <text:p>0.0195888</text:p>
          </table:table-cell>
          <table:table-cell table:style-name="ce1" office:value-type="float" office:value="0.121792" calcext:value-type="float">
            <text:p>0.121792</text:p>
          </table:table-cell>
          <table:table-cell table:style-name="ce1" office:value-type="float" office:value="0.556579" calcext:value-type="float">
            <text:p>0.556579</text:p>
          </table:table-cell>
          <table:table-cell table:style-name="ce1"/>
          <table:table-cell/>
          <table:table-cell table:formula="of:=NORMDIST([.C654];[.$D$2];[.$E$2];0)" office:value-type="float" office:value="0.308577892135513" calcext:value-type="float">
            <text:p>0.3085778921</text:p>
          </table:table-cell>
          <table:table-cell table:number-columns-repeated="1018"/>
        </table:table-row>
        <table:table-row table:style-name="ro1">
          <table:table-cell table:style-name="ce1" office:value-type="float" office:value="0.0262641" calcext:value-type="float">
            <text:p>0.0262641</text:p>
          </table:table-cell>
          <table:table-cell table:style-name="ce1" office:value-type="float" office:value="0.0870377" calcext:value-type="float">
            <text:p>0.0870377</text:p>
          </table:table-cell>
          <table:table-cell table:style-name="ce1" office:value-type="float" office:value="0.635505" calcext:value-type="float">
            <text:p>0.635505</text:p>
          </table:table-cell>
          <table:table-cell table:style-name="ce1"/>
          <table:table-cell/>
          <table:table-cell table:formula="of:=NORMDIST([.C655];[.$D$2];[.$E$2];0)" office:value-type="float" office:value="0.00936556858724566" calcext:value-type="float">
            <text:p>0.0093655686</text:p>
          </table:table-cell>
          <table:table-cell table:number-columns-repeated="1018"/>
        </table:table-row>
        <table:table-row table:style-name="ro1">
          <table:table-cell table:style-name="ce1" office:value-type="float" office:value="0.0141904" calcext:value-type="float">
            <text:p>0.0141904</text:p>
          </table:table-cell>
          <table:table-cell table:style-name="ce1" office:value-type="float" office:value="0.0499761" calcext:value-type="float">
            <text:p>0.0499761</text:p>
          </table:table-cell>
          <table:table-cell table:style-name="ce1" office:value-type="float" office:value="0.888357" calcext:value-type="float">
            <text:p>0.888357</text:p>
          </table:table-cell>
          <table:table-cell table:style-name="ce1"/>
          <table:table-cell/>
          <table:table-cell table:formula="of:=NORMDIST([.C656];[.$D$2];[.$E$2];0)" office:value-type="float" office:value="0.0000000000145153596584438" calcext:value-type="float">
            <text:p>1.45153596584438E-11</text:p>
          </table:table-cell>
          <table:table-cell table:number-columns-repeated="1018"/>
        </table:table-row>
        <table:table-row table:style-name="ro1">
          <table:table-cell table:style-name="ce1" office:value-type="float" office:value="0.0233848" calcext:value-type="float">
            <text:p>0.0233848</text:p>
          </table:table-cell>
          <table:table-cell table:style-name="ce1" office:value-type="float" office:value="0.103895" calcext:value-type="float">
            <text:p>0.103895</text:p>
          </table:table-cell>
          <table:table-cell table:style-name="ce1" office:value-type="float" office:value="0.676014" calcext:value-type="float">
            <text:p>0.676014</text:p>
          </table:table-cell>
          <table:table-cell table:style-name="ce1"/>
          <table:table-cell/>
          <table:table-cell table:formula="of:=NORMDIST([.C657];[.$D$2];[.$E$2];0)" office:value-type="float" office:value="0.000922282852437691" calcext:value-type="float">
            <text:p>0.0009222829</text:p>
          </table:table-cell>
          <table:table-cell table:number-columns-repeated="1018"/>
        </table:table-row>
        <table:table-row table:style-name="ro1">
          <table:table-cell table:style-name="ce1" office:value-type="float" office:value="0.0129459" calcext:value-type="float">
            <text:p>0.0129459</text:p>
          </table:table-cell>
          <table:table-cell table:style-name="ce1" office:value-type="float" office:value="0.055572" calcext:value-type="float">
            <text:p>0.055572</text:p>
          </table:table-cell>
          <table:table-cell table:style-name="ce1" office:value-type="float" office:value="0.752797" calcext:value-type="float">
            <text:p>0.752797</text:p>
          </table:table-cell>
          <table:table-cell table:style-name="ce1"/>
          <table:table-cell/>
          <table:table-cell table:formula="of:=NORMDIST([.C658];[.$D$2];[.$E$2];0)" office:value-type="float" office:value="0.00000429564612877257" calcext:value-type="float">
            <text:p>4.29564612877257E-06</text:p>
          </table:table-cell>
          <table:table-cell table:number-columns-repeated="1018"/>
        </table:table-row>
        <table:table-row table:style-name="ro1">
          <table:table-cell table:style-name="ce1" office:value-type="float" office:value="0.0172087" calcext:value-type="float">
            <text:p>0.0172087</text:p>
          </table:table-cell>
          <table:table-cell table:style-name="ce1" office:value-type="float" office:value="0.0387714" calcext:value-type="float">
            <text:p>0.0387714</text:p>
          </table:table-cell>
          <table:table-cell table:style-name="ce1" office:value-type="float" office:value="0.252459" calcext:value-type="float">
            <text:p>0.252459</text:p>
          </table:table-cell>
          <table:table-cell table:style-name="ce1"/>
          <table:table-cell/>
          <table:table-cell table:formula="of:=NORMDIST([.C659];[.$D$2];[.$E$2];0)" office:value-type="float" office:value="0.719315524793184" calcext:value-type="float">
            <text:p>0.7193155248</text:p>
          </table:table-cell>
          <table:table-cell table:number-columns-repeated="1018"/>
        </table:table-row>
        <table:table-row table:style-name="ro1">
          <table:table-cell table:style-name="ce1" office:value-type="float" office:value="0.0192867" calcext:value-type="float">
            <text:p>0.0192867</text:p>
          </table:table-cell>
          <table:table-cell table:style-name="ce1" office:value-type="float" office:value="0.060422" calcext:value-type="float">
            <text:p>0.060422</text:p>
          </table:table-cell>
          <table:table-cell table:style-name="ce1" office:value-type="float" office:value="0.557319" calcext:value-type="float">
            <text:p>0.557319</text:p>
          </table:table-cell>
          <table:table-cell table:style-name="ce1"/>
          <table:table-cell/>
          <table:table-cell table:formula="of:=NORMDIST([.C660];[.$D$2];[.$E$2];0)" office:value-type="float" office:value="0.30050800817558" calcext:value-type="float">
            <text:p>0.3005080082</text:p>
          </table:table-cell>
          <table:table-cell table:number-columns-repeated="1018"/>
        </table:table-row>
        <table:table-row table:style-name="ro1">
          <table:table-cell table:style-name="ce1" office:value-type="float" office:value="0.0258369" calcext:value-type="float">
            <text:p>0.0258369</text:p>
          </table:table-cell>
          <table:table-cell table:style-name="ce1" office:value-type="float" office:value="0.0160493" calcext:value-type="float">
            <text:p>0.0160493</text:p>
          </table:table-cell>
          <table:table-cell table:style-name="ce1" office:value-type="float" office:value="0.325473" calcext:value-type="float">
            <text:p>0.325473</text:p>
          </table:table-cell>
          <table:table-cell table:style-name="ce1"/>
          <table:table-cell/>
          <table:table-cell table:formula="of:=NORMDIST([.C661];[.$D$2];[.$E$2];0)" office:value-type="float" office:value="3.65261118090244" calcext:value-type="float">
            <text:p>3.6526111809</text:p>
          </table:table-cell>
          <table:table-cell table:number-columns-repeated="1018"/>
        </table:table-row>
        <table:table-row table:style-name="ro1">
          <table:table-cell table:style-name="ce1" office:value-type="float" office:value="0.0224653" calcext:value-type="float">
            <text:p>0.0224653</text:p>
          </table:table-cell>
          <table:table-cell table:style-name="ce1" office:value-type="float" office:value="0.0773218" calcext:value-type="float">
            <text:p>0.0773218</text:p>
          </table:table-cell>
          <table:table-cell table:style-name="ce1" office:value-type="float" office:value="0.306856" calcext:value-type="float">
            <text:p>0.306856</text:p>
          </table:table-cell>
          <table:table-cell table:style-name="ce1"/>
          <table:table-cell/>
          <table:table-cell table:formula="of:=NORMDIST([.C662];[.$D$2];[.$E$2];0)" office:value-type="float" office:value="2.69350371742112" calcext:value-type="float">
            <text:p>2.6935037174</text:p>
          </table:table-cell>
          <table:table-cell table:number-columns-repeated="1018"/>
        </table:table-row>
        <table:table-row table:style-name="ro1">
          <table:table-cell table:style-name="ce1" office:value-type="float" office:value="0.0195767" calcext:value-type="float">
            <text:p>0.0195767</text:p>
          </table:table-cell>
          <table:table-cell table:style-name="ce1" office:value-type="float" office:value="0.134758" calcext:value-type="float">
            <text:p>0.134758</text:p>
          </table:table-cell>
          <table:table-cell table:style-name="ce1" office:value-type="float" office:value="0.553768" calcext:value-type="float">
            <text:p>0.553768</text:p>
          </table:table-cell>
          <table:table-cell table:style-name="ce1"/>
          <table:table-cell/>
          <table:table-cell table:formula="of:=NORMDIST([.C663];[.$D$2];[.$E$2];0)" office:value-type="float" office:value="0.340888920423683" calcext:value-type="float">
            <text:p>0.3408889204</text:p>
          </table:table-cell>
          <table:table-cell table:number-columns-repeated="1018"/>
        </table:table-row>
        <table:table-row table:style-name="ro1">
          <table:table-cell table:style-name="ce1" office:value-type="float" office:value="0.0271272" calcext:value-type="float">
            <text:p>0.0271272</text:p>
          </table:table-cell>
          <table:table-cell table:style-name="ce1" office:value-type="float" office:value="0.0288887" calcext:value-type="float">
            <text:p>0.0288887</text:p>
          </table:table-cell>
          <table:table-cell table:style-name="ce1" office:value-type="float" office:value="0.718453" calcext:value-type="float">
            <text:p>0.718453</text:p>
          </table:table-cell>
          <table:table-cell table:style-name="ce1"/>
          <table:table-cell/>
          <table:table-cell table:formula="of:=NORMDIST([.C664];[.$D$2];[.$E$2];0)" office:value-type="float" office:value="0.0000555397966952725" calcext:value-type="float">
            <text:p>5.55397966952725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215133" calcext:value-type="float">
            <text:p>0.0215133</text:p>
          </table:table-cell>
          <table:table-cell table:style-name="ce1" office:value-type="float" office:value="0.0829668" calcext:value-type="float">
            <text:p>0.0829668</text:p>
          </table:table-cell>
          <table:table-cell table:style-name="ce1" office:value-type="float" office:value="0.349532" calcext:value-type="float">
            <text:p>0.349532</text:p>
          </table:table-cell>
          <table:table-cell table:style-name="ce1"/>
          <table:table-cell/>
          <table:table-cell table:formula="of:=NORMDIST([.C665];[.$D$2];[.$E$2];0)" office:value-type="float" office:value="4.84450725990544" calcext:value-type="float">
            <text:p>4.8445072599</text:p>
          </table:table-cell>
          <table:table-cell table:number-columns-repeated="1018"/>
        </table:table-row>
        <table:table-row table:style-name="ro1">
          <table:table-cell table:style-name="ce1" office:value-type="float" office:value="0.0259989" calcext:value-type="float">
            <text:p>0.0259989</text:p>
          </table:table-cell>
          <table:table-cell table:style-name="ce1" office:value-type="float" office:value="0.103343" calcext:value-type="float">
            <text:p>0.103343</text:p>
          </table:table-cell>
          <table:table-cell table:style-name="ce1" office:value-type="float" office:value="0.467297" calcext:value-type="float">
            <text:p>0.467297</text:p>
          </table:table-cell>
          <table:table-cell table:style-name="ce1"/>
          <table:table-cell/>
          <table:table-cell table:formula="of:=NORMDIST([.C666];[.$D$2];[.$E$2];0)" office:value-type="float" office:value="3.16046944600775" calcext:value-type="float">
            <text:p>3.160469446</text:p>
          </table:table-cell>
          <table:table-cell table:number-columns-repeated="1018"/>
        </table:table-row>
        <table:table-row table:style-name="ro1">
          <table:table-cell table:style-name="ce1" office:value-type="float" office:value="0.0357974" calcext:value-type="float">
            <text:p>0.0357974</text:p>
          </table:table-cell>
          <table:table-cell table:style-name="ce1" office:value-type="float" office:value="0.0708816" calcext:value-type="float">
            <text:p>0.0708816</text:p>
          </table:table-cell>
          <table:table-cell table:style-name="ce1" office:value-type="float" office:value="0.426623" calcext:value-type="float">
            <text:p>0.426623</text:p>
          </table:table-cell>
          <table:table-cell table:style-name="ce1"/>
          <table:table-cell/>
          <table:table-cell table:formula="of:=NORMDIST([.C667];[.$D$2];[.$E$2];0)" office:value-type="float" office:value="5.14458898968188" calcext:value-type="float">
            <text:p>5.1445889897</text:p>
          </table:table-cell>
          <table:table-cell table:number-columns-repeated="1018"/>
        </table:table-row>
        <table:table-row table:style-name="ro1">
          <table:table-cell table:style-name="ce1" office:value-type="float" office:value="0.0151558" calcext:value-type="float">
            <text:p>0.0151558</text:p>
          </table:table-cell>
          <table:table-cell table:style-name="ce1" office:value-type="float" office:value="0.0812988" calcext:value-type="float">
            <text:p>0.0812988</text:p>
          </table:table-cell>
          <table:table-cell table:style-name="ce1" office:value-type="float" office:value="0.185356" calcext:value-type="float">
            <text:p>0.185356</text:p>
          </table:table-cell>
          <table:table-cell table:style-name="ce1"/>
          <table:table-cell/>
          <table:table-cell table:formula="of:=NORMDIST([.C668];[.$D$2];[.$E$2];0)" office:value-type="float" office:value="0.058342457018092" calcext:value-type="float">
            <text:p>0.058342457</text:p>
          </table:table-cell>
          <table:table-cell table:number-columns-repeated="1018"/>
        </table:table-row>
        <table:table-row table:style-name="ro1">
          <table:table-cell table:style-name="ce1" office:value-type="float" office:value="0.0288493" calcext:value-type="float">
            <text:p>0.0288493</text:p>
          </table:table-cell>
          <table:table-cell table:style-name="ce1" office:value-type="float" office:value="-0.0347538" calcext:value-type="float">
            <text:p>-0.0347538</text:p>
          </table:table-cell>
          <table:table-cell table:style-name="ce1" office:value-type="float" office:value="0.47054" calcext:value-type="float">
            <text:p>0.47054</text:p>
          </table:table-cell>
          <table:table-cell table:style-name="ce1"/>
          <table:table-cell/>
          <table:table-cell table:formula="of:=NORMDIST([.C669];[.$D$2];[.$E$2];0)" office:value-type="float" office:value="2.9935011138478" calcext:value-type="float">
            <text:p>2.9935011138</text:p>
          </table:table-cell>
          <table:table-cell table:number-columns-repeated="1018"/>
        </table:table-row>
        <table:table-row table:style-name="ro1">
          <table:table-cell table:style-name="ce1" office:value-type="float" office:value="0.0368528" calcext:value-type="float">
            <text:p>0.0368528</text:p>
          </table:table-cell>
          <table:table-cell table:style-name="ce1" office:value-type="float" office:value="-0.0129752" calcext:value-type="float">
            <text:p>-0.0129752</text:p>
          </table:table-cell>
          <table:table-cell table:style-name="ce1" office:value-type="float" office:value="0.299452" calcext:value-type="float">
            <text:p>0.299452</text:p>
          </table:table-cell>
          <table:table-cell table:style-name="ce1"/>
          <table:table-cell/>
          <table:table-cell table:formula="of:=NORMDIST([.C670];[.$D$2];[.$E$2];0)" office:value-type="float" office:value="2.33691354073821" calcext:value-type="float">
            <text:p>2.3369135407</text:p>
          </table:table-cell>
          <table:table-cell table:number-columns-repeated="1018"/>
        </table:table-row>
        <table:table-row table:style-name="ro1">
          <table:table-cell table:style-name="ce1" office:value-type="float" office:value="0.0185639" calcext:value-type="float">
            <text:p>0.0185639</text:p>
          </table:table-cell>
          <table:table-cell table:style-name="ce1" office:value-type="float" office:value="-0.000595827" calcext:value-type="float">
            <text:p>-0.000595827</text:p>
          </table:table-cell>
          <table:table-cell table:style-name="ce1" office:value-type="float" office:value="0.607027" calcext:value-type="float">
            <text:p>0.607027</text:p>
          </table:table-cell>
          <table:table-cell table:style-name="ce1"/>
          <table:table-cell/>
          <table:table-cell table:formula="of:=NORMDIST([.C671];[.$D$2];[.$E$2];0)" office:value-type="float" office:value="0.0386181668046609" calcext:value-type="float">
            <text:p>0.0386181668</text:p>
          </table:table-cell>
          <table:table-cell table:number-columns-repeated="1018"/>
        </table:table-row>
        <table:table-row table:style-name="ro1">
          <table:table-cell table:style-name="ce1" office:value-type="float" office:value="0.0247834" calcext:value-type="float">
            <text:p>0.0247834</text:p>
          </table:table-cell>
          <table:table-cell table:style-name="ce1" office:value-type="float" office:value="0.0315905" calcext:value-type="float">
            <text:p>0.0315905</text:p>
          </table:table-cell>
          <table:table-cell table:style-name="ce1" office:value-type="float" office:value="0.343001" calcext:value-type="float">
            <text:p>0.343001</text:p>
          </table:table-cell>
          <table:table-cell table:style-name="ce1"/>
          <table:table-cell/>
          <table:table-cell table:formula="of:=NORMDIST([.C672];[.$D$2];[.$E$2];0)" office:value-type="float" office:value="4.542997346948" calcext:value-type="float">
            <text:p>4.5429973469</text:p>
          </table:table-cell>
          <table:table-cell table:number-columns-repeated="1018"/>
        </table:table-row>
        <table:table-row table:style-name="ro1">
          <table:table-cell table:style-name="ce1" office:value-type="float" office:value="0.0257292" calcext:value-type="float">
            <text:p>0.0257292</text:p>
          </table:table-cell>
          <table:table-cell table:style-name="ce1" office:value-type="float" office:value="0.0415065" calcext:value-type="float">
            <text:p>0.0415065</text:p>
          </table:table-cell>
          <table:table-cell table:style-name="ce1" office:value-type="float" office:value="0.691353" calcext:value-type="float">
            <text:p>0.691353</text:p>
          </table:table-cell>
          <table:table-cell table:style-name="ce1"/>
          <table:table-cell/>
          <table:table-cell table:formula="of:=NORMDIST([.C673];[.$D$2];[.$E$2];0)" office:value-type="float" office:value="0.000349442749413108" calcext:value-type="float">
            <text:p>0.0003494427</text:p>
          </table:table-cell>
          <table:table-cell table:number-columns-repeated="1018"/>
        </table:table-row>
        <table:table-row table:style-name="ro1">
          <table:table-cell table:style-name="ce1" office:value-type="float" office:value="0.0217189" calcext:value-type="float">
            <text:p>0.0217189</text:p>
          </table:table-cell>
          <table:table-cell table:style-name="ce1" office:value-type="float" office:value="0.109847" calcext:value-type="float">
            <text:p>0.109847</text:p>
          </table:table-cell>
          <table:table-cell table:style-name="ce1" office:value-type="float" office:value="0.306108" calcext:value-type="float">
            <text:p>0.306108</text:p>
          </table:table-cell>
          <table:table-cell table:style-name="ce1"/>
          <table:table-cell/>
          <table:table-cell table:formula="of:=NORMDIST([.C674];[.$D$2];[.$E$2];0)" office:value-type="float" office:value="2.65656855430396" calcext:value-type="float">
            <text:p>2.6565685543</text:p>
          </table:table-cell>
          <table:table-cell table:number-columns-repeated="1018"/>
        </table:table-row>
        <table:table-row table:style-name="ro1">
          <table:table-cell table:style-name="ce1" office:value-type="float" office:value="0.0191895" calcext:value-type="float">
            <text:p>0.0191895</text:p>
          </table:table-cell>
          <table:table-cell table:style-name="ce1" office:value-type="float" office:value="0.0619673" calcext:value-type="float">
            <text:p>0.0619673</text:p>
          </table:table-cell>
          <table:table-cell table:style-name="ce1" office:value-type="float" office:value="0.337056" calcext:value-type="float">
            <text:p>0.337056</text:p>
          </table:table-cell>
          <table:table-cell table:style-name="ce1"/>
          <table:table-cell/>
          <table:table-cell table:formula="of:=NORMDIST([.C675];[.$D$2];[.$E$2];0)" office:value-type="float" office:value="4.25059401871516" calcext:value-type="float">
            <text:p>4.2505940187</text:p>
          </table:table-cell>
          <table:table-cell table:number-columns-repeated="1018"/>
        </table:table-row>
        <table:table-row table:style-name="ro1">
          <table:table-cell table:style-name="ce1" office:value-type="float" office:value="0.0346286" calcext:value-type="float">
            <text:p>0.0346286</text:p>
          </table:table-cell>
          <table:table-cell table:style-name="ce1" office:value-type="float" office:value="0.00193616" calcext:value-type="float">
            <text:p>0.00193616</text:p>
          </table:table-cell>
          <table:table-cell table:style-name="ce1" office:value-type="float" office:value="0.391946" calcext:value-type="float">
            <text:p>0.391946</text:p>
          </table:table-cell>
          <table:table-cell table:style-name="ce1"/>
          <table:table-cell/>
          <table:table-cell table:formula="of:=NORMDIST([.C676];[.$D$2];[.$E$2];0)" office:value-type="float" office:value="5.87234047572202" calcext:value-type="float">
            <text:p>5.8723404757</text:p>
          </table:table-cell>
          <table:table-cell table:number-columns-repeated="1018"/>
        </table:table-row>
        <table:table-row table:style-name="ro1">
          <table:table-cell table:style-name="ce1" office:value-type="float" office:value="0.0209122" calcext:value-type="float">
            <text:p>0.0209122</text:p>
          </table:table-cell>
          <table:table-cell table:style-name="ce1" office:value-type="float" office:value="0.129209" calcext:value-type="float">
            <text:p>0.129209</text:p>
          </table:table-cell>
          <table:table-cell table:style-name="ce1" office:value-type="float" office:value="0.782372" calcext:value-type="float">
            <text:p>0.782372</text:p>
          </table:table-cell>
          <table:table-cell table:style-name="ce1"/>
          <table:table-cell/>
          <table:table-cell table:formula="of:=NORMDIST([.C677];[.$D$2];[.$E$2];0)" office:value-type="float" office:value="0.000000386243819383645" calcext:value-type="float">
            <text:p>3.86243819383645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307649" calcext:value-type="float">
            <text:p>0.0307649</text:p>
          </table:table-cell>
          <table:table-cell table:style-name="ce1" office:value-type="float" office:value="-0.0422103" calcext:value-type="float">
            <text:p>-0.0422103</text:p>
          </table:table-cell>
          <table:table-cell table:style-name="ce1" office:value-type="float" office:value="0.715702" calcext:value-type="float">
            <text:p>0.715702</text:p>
          </table:table-cell>
          <table:table-cell table:style-name="ce1"/>
          <table:table-cell/>
          <table:table-cell table:formula="of:=NORMDIST([.C678];[.$D$2];[.$E$2];0)" office:value-type="float" office:value="0.0000674281997154041" calcext:value-type="float">
            <text:p>6.74281997154041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352187" calcext:value-type="float">
            <text:p>0.0352187</text:p>
          </table:table-cell>
          <table:table-cell table:style-name="ce1" office:value-type="float" office:value="-0.0200936" calcext:value-type="float">
            <text:p>-0.0200936</text:p>
          </table:table-cell>
          <table:table-cell table:style-name="ce1" office:value-type="float" office:value="0.205818" calcext:value-type="float">
            <text:p>0.205818</text:p>
          </table:table-cell>
          <table:table-cell table:style-name="ce1"/>
          <table:table-cell/>
          <table:table-cell table:formula="of:=NORMDIST([.C679];[.$D$2];[.$E$2];0)" office:value-type="float" office:value="0.139171866180414" calcext:value-type="float">
            <text:p>0.1391718662</text:p>
          </table:table-cell>
          <table:table-cell table:number-columns-repeated="1018"/>
        </table:table-row>
        <table:table-row table:style-name="ro1">
          <table:table-cell table:style-name="ce1" office:value-type="float" office:value="0.0343203" calcext:value-type="float">
            <text:p>0.0343203</text:p>
          </table:table-cell>
          <table:table-cell table:style-name="ce1" office:value-type="float" office:value="0.0323714" calcext:value-type="float">
            <text:p>0.0323714</text:p>
          </table:table-cell>
          <table:table-cell table:style-name="ce1" office:value-type="float" office:value="0.174345" calcext:value-type="float">
            <text:p>0.174345</text:p>
          </table:table-cell>
          <table:table-cell table:style-name="ce1"/>
          <table:table-cell/>
          <table:table-cell table:formula="of:=NORMDIST([.C680];[.$D$2];[.$E$2];0)" office:value-type="float" office:value="0.0351968200517668" calcext:value-type="float">
            <text:p>0.0351968201</text:p>
          </table:table-cell>
          <table:table-cell table:number-columns-repeated="1018"/>
        </table:table-row>
        <table:table-row table:style-name="ro1">
          <table:table-cell table:style-name="ce1" office:value-type="float" office:value="0.0259256" calcext:value-type="float">
            <text:p>0.0259256</text:p>
          </table:table-cell>
          <table:table-cell table:style-name="ce1" office:value-type="float" office:value="0.0172856" calcext:value-type="float">
            <text:p>0.0172856</text:p>
          </table:table-cell>
          <table:table-cell table:style-name="ce1" office:value-type="float" office:value="0.184431" calcext:value-type="float">
            <text:p>0.184431</text:p>
          </table:table-cell>
          <table:table-cell table:style-name="ce1"/>
          <table:table-cell/>
          <table:table-cell table:formula="of:=NORMDIST([.C681];[.$D$2];[.$E$2];0)" office:value-type="float" office:value="0.0559739210856985" calcext:value-type="float">
            <text:p>0.0559739211</text:p>
          </table:table-cell>
          <table:table-cell table:number-columns-repeated="1018"/>
        </table:table-row>
        <table:table-row table:style-name="ro1">
          <table:table-cell table:style-name="ce1" office:value-type="float" office:value="0.0224847" calcext:value-type="float">
            <text:p>0.0224847</text:p>
          </table:table-cell>
          <table:table-cell table:style-name="ce1" office:value-type="float" office:value="0.0223688" calcext:value-type="float">
            <text:p>0.0223688</text:p>
          </table:table-cell>
          <table:table-cell table:style-name="ce1" office:value-type="float" office:value="0.560264" calcext:value-type="float">
            <text:p>0.560264</text:p>
          </table:table-cell>
          <table:table-cell table:style-name="ce1"/>
          <table:table-cell/>
          <table:table-cell table:formula="of:=NORMDIST([.C682];[.$D$2];[.$E$2];0)" office:value-type="float" office:value="0.270111886671203" calcext:value-type="float">
            <text:p>0.2701118867</text:p>
          </table:table-cell>
          <table:table-cell table:number-columns-repeated="1018"/>
        </table:table-row>
        <table:table-row table:style-name="ro1">
          <table:table-cell table:style-name="ce1" office:value-type="float" office:value="0.0179543" calcext:value-type="float">
            <text:p>0.0179543</text:p>
          </table:table-cell>
          <table:table-cell table:style-name="ce1" office:value-type="float" office:value="-0.0349823" calcext:value-type="float">
            <text:p>-0.0349823</text:p>
          </table:table-cell>
          <table:table-cell table:style-name="ce1" office:value-type="float" office:value="0.557222" calcext:value-type="float">
            <text:p>0.557222</text:p>
          </table:table-cell>
          <table:table-cell table:style-name="ce1"/>
          <table:table-cell/>
          <table:table-cell table:formula="of:=NORMDIST([.C683];[.$D$2];[.$E$2];0)" office:value-type="float" office:value="0.301555716006095" calcext:value-type="float">
            <text:p>0.301555716</text:p>
          </table:table-cell>
          <table:table-cell table:number-columns-repeated="1018"/>
        </table:table-row>
        <table:table-row table:style-name="ro1">
          <table:table-cell table:style-name="ce1" office:value-type="float" office:value="0.0224352" calcext:value-type="float">
            <text:p>0.0224352</text:p>
          </table:table-cell>
          <table:table-cell table:style-name="ce1" office:value-type="float" office:value="0.0204651" calcext:value-type="float">
            <text:p>0.0204651</text:p>
          </table:table-cell>
          <table:table-cell table:style-name="ce1" office:value-type="float" office:value="0.483061" calcext:value-type="float">
            <text:p>0.483061</text:p>
          </table:table-cell>
          <table:table-cell table:style-name="ce1"/>
          <table:table-cell/>
          <table:table-cell table:formula="of:=NORMDIST([.C684];[.$D$2];[.$E$2];0)" office:value-type="float" office:value="2.37619472403966" calcext:value-type="float">
            <text:p>2.376194724</text:p>
          </table:table-cell>
          <table:table-cell table:number-columns-repeated="1018"/>
        </table:table-row>
        <table:table-row table:style-name="ro1">
          <table:table-cell table:style-name="ce1" office:value-type="float" office:value="0.0201377" calcext:value-type="float">
            <text:p>0.0201377</text:p>
          </table:table-cell>
          <table:table-cell table:style-name="ce1" office:value-type="float" office:value="0.105684" calcext:value-type="float">
            <text:p>0.105684</text:p>
          </table:table-cell>
          <table:table-cell table:style-name="ce1" office:value-type="float" office:value="0.590882" calcext:value-type="float">
            <text:p>0.590882</text:p>
          </table:table-cell>
          <table:table-cell table:style-name="ce1"/>
          <table:table-cell/>
          <table:table-cell table:formula="of:=NORMDIST([.C685];[.$D$2];[.$E$2];0)" office:value-type="float" office:value="0.0797447242692393" calcext:value-type="float">
            <text:p>0.0797447243</text:p>
          </table:table-cell>
          <table:table-cell table:number-columns-repeated="1018"/>
        </table:table-row>
        <table:table-row table:style-name="ro1">
          <table:table-cell table:style-name="ce1" office:value-type="float" office:value="0.026058" calcext:value-type="float">
            <text:p>0.026058</text:p>
          </table:table-cell>
          <table:table-cell table:style-name="ce1" office:value-type="float" office:value="0.0746685" calcext:value-type="float">
            <text:p>0.0746685</text:p>
          </table:table-cell>
          <table:table-cell table:style-name="ce1" office:value-type="float" office:value="0.459875" calcext:value-type="float">
            <text:p>0.459875</text:p>
          </table:table-cell>
          <table:table-cell table:style-name="ce1"/>
          <table:table-cell/>
          <table:table-cell table:formula="of:=NORMDIST([.C686];[.$D$2];[.$E$2];0)" office:value-type="float" office:value="3.54793025169668" calcext:value-type="float">
            <text:p>3.5479302517</text:p>
          </table:table-cell>
          <table:table-cell table:number-columns-repeated="1018"/>
        </table:table-row>
        <table:table-row table:style-name="ro1">
          <table:table-cell table:style-name="ce1" office:value-type="float" office:value="0.0113696" calcext:value-type="float">
            <text:p>0.0113696</text:p>
          </table:table-cell>
          <table:table-cell table:style-name="ce1" office:value-type="float" office:value="0.0137044" calcext:value-type="float">
            <text:p>0.0137044</text:p>
          </table:table-cell>
          <table:table-cell table:style-name="ce1" office:value-type="float" office:value="0.379037" calcext:value-type="float">
            <text:p>0.379037</text:p>
          </table:table-cell>
          <table:table-cell table:style-name="ce1"/>
          <table:table-cell/>
          <table:table-cell table:formula="of:=NORMDIST([.C687];[.$D$2];[.$E$2];0)" office:value-type="float" office:value="5.77163990481463" calcext:value-type="float">
            <text:p>5.7716399048</text:p>
          </table:table-cell>
          <table:table-cell table:number-columns-repeated="1018"/>
        </table:table-row>
        <table:table-row table:style-name="ro1">
          <table:table-cell table:style-name="ce1" office:value-type="float" office:value="0.0323071" calcext:value-type="float">
            <text:p>0.0323071</text:p>
          </table:table-cell>
          <table:table-cell table:style-name="ce1" office:value-type="float" office:value="0.0110222" calcext:value-type="float">
            <text:p>0.0110222</text:p>
          </table:table-cell>
          <table:table-cell table:style-name="ce1" office:value-type="float" office:value="0.548712" calcext:value-type="float">
            <text:p>0.548712</text:p>
          </table:table-cell>
          <table:table-cell table:style-name="ce1"/>
          <table:table-cell/>
          <table:table-cell table:formula="of:=NORMDIST([.C688];[.$D$2];[.$E$2];0)" office:value-type="float" office:value="0.40600324584514" calcext:value-type="float">
            <text:p>0.4060032458</text:p>
          </table:table-cell>
          <table:table-cell table:number-columns-repeated="1018"/>
        </table:table-row>
        <table:table-row table:style-name="ro1">
          <table:table-cell table:style-name="ce1" office:value-type="float" office:value="0.0251987" calcext:value-type="float">
            <text:p>0.0251987</text:p>
          </table:table-cell>
          <table:table-cell table:style-name="ce2" office:value-type="float" office:value="-0.00000491738" calcext:value-type="float">
            <text:p>-4.92E-06</text:p>
          </table:table-cell>
          <table:table-cell table:style-name="ce1" office:value-type="float" office:value="0.545197" calcext:value-type="float">
            <text:p>0.545197</text:p>
          </table:table-cell>
          <table:table-cell table:style-name="ce1"/>
          <table:table-cell/>
          <table:table-cell table:formula="of:=NORMDIST([.C689];[.$D$2];[.$E$2];0)" office:value-type="float" office:value="0.456972727158674" calcext:value-type="float">
            <text:p>0.4569727272</text:p>
          </table:table-cell>
          <table:table-cell table:number-columns-repeated="1018"/>
        </table:table-row>
        <table:table-row table:style-name="ro1">
          <table:table-cell table:style-name="ce1" office:value-type="float" office:value="0.0296746" calcext:value-type="float">
            <text:p>0.0296746</text:p>
          </table:table-cell>
          <table:table-cell table:style-name="ce1" office:value-type="float" office:value="0.0175508" calcext:value-type="float">
            <text:p>0.0175508</text:p>
          </table:table-cell>
          <table:table-cell table:style-name="ce1" office:value-type="float" office:value="0.675634" calcext:value-type="float">
            <text:p>0.675634</text:p>
          </table:table-cell>
          <table:table-cell table:style-name="ce1"/>
          <table:table-cell/>
          <table:table-cell table:formula="of:=NORMDIST([.C690];[.$D$2];[.$E$2];0)" office:value-type="float" office:value="0.000944114803509904" calcext:value-type="float">
            <text:p>0.0009441148</text:p>
          </table:table-cell>
          <table:table-cell table:number-columns-repeated="1018"/>
        </table:table-row>
        <table:table-row table:style-name="ro1">
          <table:table-cell table:style-name="ce1" office:value-type="float" office:value="0.0262221" calcext:value-type="float">
            <text:p>0.0262221</text:p>
          </table:table-cell>
          <table:table-cell table:style-name="ce1" office:value-type="float" office:value="0.0374857" calcext:value-type="float">
            <text:p>0.0374857</text:p>
          </table:table-cell>
          <table:table-cell table:style-name="ce1" office:value-type="float" office:value="0.163884" calcext:value-type="float">
            <text:p>0.163884</text:p>
          </table:table-cell>
          <table:table-cell table:style-name="ce1"/>
          <table:table-cell/>
          <table:table-cell table:formula="of:=NORMDIST([.C691];[.$D$2];[.$E$2];0)" office:value-type="float" office:value="0.0212528336196184" calcext:value-type="float">
            <text:p>0.0212528336</text:p>
          </table:table-cell>
          <table:table-cell table:number-columns-repeated="1018"/>
        </table:table-row>
        <table:table-row table:style-name="ro1">
          <table:table-cell table:style-name="ce1" office:value-type="float" office:value="0.0293463" calcext:value-type="float">
            <text:p>0.0293463</text:p>
          </table:table-cell>
          <table:table-cell table:style-name="ce1" office:value-type="float" office:value="0.0354272" calcext:value-type="float">
            <text:p>0.0354272</text:p>
          </table:table-cell>
          <table:table-cell table:style-name="ce1" office:value-type="float" office:value="0.356226" calcext:value-type="float">
            <text:p>0.356226</text:p>
          </table:table-cell>
          <table:table-cell table:style-name="ce1"/>
          <table:table-cell/>
          <table:table-cell table:formula="of:=NORMDIST([.C692];[.$D$2];[.$E$2];0)" office:value-type="float" office:value="5.12493020492609" calcext:value-type="float">
            <text:p>5.1249302049</text:p>
          </table:table-cell>
          <table:table-cell table:number-columns-repeated="1018"/>
        </table:table-row>
        <table:table-row table:style-name="ro1">
          <table:table-cell table:style-name="ce1" office:value-type="float" office:value="0.0137224" calcext:value-type="float">
            <text:p>0.0137224</text:p>
          </table:table-cell>
          <table:table-cell table:style-name="ce1" office:value-type="float" office:value="0.0374328" calcext:value-type="float">
            <text:p>0.0374328</text:p>
          </table:table-cell>
          <table:table-cell table:style-name="ce1" office:value-type="float" office:value="0.662816" calcext:value-type="float">
            <text:p>0.662816</text:p>
          </table:table-cell>
          <table:table-cell table:style-name="ce1"/>
          <table:table-cell/>
          <table:table-cell table:formula="of:=NORMDIST([.C693];[.$D$2];[.$E$2];0)" office:value-type="float" office:value="0.00204080141465149" calcext:value-type="float">
            <text:p>0.0020408014</text:p>
          </table:table-cell>
          <table:table-cell table:number-columns-repeated="1018"/>
        </table:table-row>
        <table:table-row table:style-name="ro1">
          <table:table-cell table:style-name="ce1" office:value-type="float" office:value="0.030821" calcext:value-type="float">
            <text:p>0.030821</text:p>
          </table:table-cell>
          <table:table-cell table:style-name="ce1" office:value-type="float" office:value="0.066599" calcext:value-type="float">
            <text:p>0.066599</text:p>
          </table:table-cell>
          <table:table-cell table:style-name="ce1" office:value-type="float" office:value="0.50459" calcext:value-type="float">
            <text:p>0.50459</text:p>
          </table:table-cell>
          <table:table-cell table:style-name="ce1"/>
          <table:table-cell/>
          <table:table-cell table:formula="of:=NORMDIST([.C694];[.$D$2];[.$E$2];0)" office:value-type="float" office:value="1.47549125734453" calcext:value-type="float">
            <text:p>1.4754912573</text:p>
          </table:table-cell>
          <table:table-cell table:number-columns-repeated="1018"/>
        </table:table-row>
        <table:table-row table:style-name="ro1">
          <table:table-cell table:style-name="ce1" office:value-type="float" office:value="0.0277321" calcext:value-type="float">
            <text:p>0.0277321</text:p>
          </table:table-cell>
          <table:table-cell table:style-name="ce1" office:value-type="float" office:value="-0.0441966" calcext:value-type="float">
            <text:p>-0.0441966</text:p>
          </table:table-cell>
          <table:table-cell table:style-name="ce1" office:value-type="float" office:value="0.365188" calcext:value-type="float">
            <text:p>0.365188</text:p>
          </table:table-cell>
          <table:table-cell table:style-name="ce1"/>
          <table:table-cell/>
          <table:table-cell table:formula="of:=NORMDIST([.C695];[.$D$2];[.$E$2];0)" office:value-type="float" office:value="5.44257816612016" calcext:value-type="float">
            <text:p>5.4425781661</text:p>
          </table:table-cell>
          <table:table-cell table:number-columns-repeated="1018"/>
        </table:table-row>
        <table:table-row table:style-name="ro1">
          <table:table-cell table:style-name="ce1" office:value-type="float" office:value="0.0305392" calcext:value-type="float">
            <text:p>0.0305392</text:p>
          </table:table-cell>
          <table:table-cell table:style-name="ce1" office:value-type="float" office:value="0.112242" calcext:value-type="float">
            <text:p>0.112242</text:p>
          </table:table-cell>
          <table:table-cell table:style-name="ce1" office:value-type="float" office:value="0.280545" calcext:value-type="float">
            <text:p>0.280545</text:p>
          </table:table-cell>
          <table:table-cell table:style-name="ce1"/>
          <table:table-cell/>
          <table:table-cell table:formula="of:=NORMDIST([.C696];[.$D$2];[.$E$2];0)" office:value-type="float" office:value="1.5407866939256" calcext:value-type="float">
            <text:p>1.5407866939</text:p>
          </table:table-cell>
          <table:table-cell table:number-columns-repeated="1018"/>
        </table:table-row>
        <table:table-row table:style-name="ro1">
          <table:table-cell table:style-name="ce1" office:value-type="float" office:value="0.0218694" calcext:value-type="float">
            <text:p>0.0218694</text:p>
          </table:table-cell>
          <table:table-cell table:style-name="ce1" office:value-type="float" office:value="-0.00103557" calcext:value-type="float">
            <text:p>-0.00103557</text:p>
          </table:table-cell>
          <table:table-cell table:style-name="ce1" office:value-type="float" office:value="0.380063" calcext:value-type="float">
            <text:p>0.380063</text:p>
          </table:table-cell>
          <table:table-cell table:style-name="ce1"/>
          <table:table-cell/>
          <table:table-cell table:formula="of:=NORMDIST([.C697];[.$D$2];[.$E$2];0)" office:value-type="float" office:value="5.78721895327488" calcext:value-type="float">
            <text:p>5.7872189533</text:p>
          </table:table-cell>
          <table:table-cell table:number-columns-repeated="1018"/>
        </table:table-row>
        <table:table-row table:style-name="ro1">
          <table:table-cell table:style-name="ce1" office:value-type="float" office:value="0.0346033" calcext:value-type="float">
            <text:p>0.0346033</text:p>
          </table:table-cell>
          <table:table-cell table:style-name="ce1" office:value-type="float" office:value="0.00550172" calcext:value-type="float">
            <text:p>0.00550172</text:p>
          </table:table-cell>
          <table:table-cell table:style-name="ce1" office:value-type="float" office:value="0.301362" calcext:value-type="float">
            <text:p>0.301362</text:p>
          </table:table-cell>
          <table:table-cell table:style-name="ce1"/>
          <table:table-cell/>
          <table:table-cell table:formula="of:=NORMDIST([.C698];[.$D$2];[.$E$2];0)" office:value-type="float" office:value="2.42687032332439" calcext:value-type="float">
            <text:p>2.4268703233</text:p>
          </table:table-cell>
          <table:table-cell table:number-columns-repeated="1018"/>
        </table:table-row>
        <table:table-row table:style-name="ro1">
          <table:table-cell table:style-name="ce1" office:value-type="float" office:value="0.0349322" calcext:value-type="float">
            <text:p>0.0349322</text:p>
          </table:table-cell>
          <table:table-cell table:style-name="ce1" office:value-type="float" office:value="0.0681918" calcext:value-type="float">
            <text:p>0.0681918</text:p>
          </table:table-cell>
          <table:table-cell table:style-name="ce1" office:value-type="float" office:value="0.810251" calcext:value-type="float">
            <text:p>0.810251</text:p>
          </table:table-cell>
          <table:table-cell table:style-name="ce1"/>
          <table:table-cell/>
          <table:table-cell table:formula="of:=NORMDIST([.C699];[.$D$2];[.$E$2];0)" office:value-type="float" office:value="0.0000000335215668547817" calcext:value-type="float">
            <text:p>3.35215668547817E-08</text:p>
          </table:table-cell>
          <table:table-cell table:number-columns-repeated="1018"/>
        </table:table-row>
        <table:table-row table:style-name="ro1">
          <table:table-cell table:style-name="ce1" office:value-type="float" office:value="0.0232324" calcext:value-type="float">
            <text:p>0.0232324</text:p>
          </table:table-cell>
          <table:table-cell table:style-name="ce1" office:value-type="float" office:value="0.0159075" calcext:value-type="float">
            <text:p>0.0159075</text:p>
          </table:table-cell>
          <table:table-cell table:style-name="ce1" office:value-type="float" office:value="0.633636" calcext:value-type="float">
            <text:p>0.633636</text:p>
          </table:table-cell>
          <table:table-cell table:style-name="ce1"/>
          <table:table-cell/>
          <table:table-cell table:formula="of:=NORMDIST([.C700];[.$D$2];[.$E$2];0)" office:value-type="float" office:value="0.0103336364887291" calcext:value-type="float">
            <text:p>0.0103336365</text:p>
          </table:table-cell>
          <table:table-cell table:number-columns-repeated="1018"/>
        </table:table-row>
        <table:table-row table:style-name="ro1">
          <table:table-cell table:style-name="ce1" office:value-type="float" office:value="0.0275137" calcext:value-type="float">
            <text:p>0.0275137</text:p>
          </table:table-cell>
          <table:table-cell table:style-name="ce1" office:value-type="float" office:value="0.00602198" calcext:value-type="float">
            <text:p>0.00602198</text:p>
          </table:table-cell>
          <table:table-cell table:style-name="ce1" office:value-type="float" office:value="0.809809" calcext:value-type="float">
            <text:p>0.809809</text:p>
          </table:table-cell>
          <table:table-cell table:style-name="ce1"/>
          <table:table-cell/>
          <table:table-cell table:formula="of:=NORMDIST([.C701];[.$D$2];[.$E$2];0)" office:value-type="float" office:value="0.0000000348919105372247" calcext:value-type="float">
            <text:p>3.48919105372247E-08</text:p>
          </table:table-cell>
          <table:table-cell table:number-columns-repeated="1018"/>
        </table:table-row>
        <table:table-row table:style-name="ro1">
          <table:table-cell table:style-name="ce1" office:value-type="float" office:value="0.0305864" calcext:value-type="float">
            <text:p>0.0305864</text:p>
          </table:table-cell>
          <table:table-cell table:style-name="ce1" office:value-type="float" office:value="-0.0369987" calcext:value-type="float">
            <text:p>-0.0369987</text:p>
          </table:table-cell>
          <table:table-cell table:style-name="ce1" office:value-type="float" office:value="0.543097" calcext:value-type="float">
            <text:p>0.543097</text:p>
          </table:table-cell>
          <table:table-cell table:style-name="ce1"/>
          <table:table-cell/>
          <table:table-cell table:formula="of:=NORMDIST([.C702];[.$D$2];[.$E$2];0)" office:value-type="float" office:value="0.489801876880219" calcext:value-type="float">
            <text:p>0.4898018769</text:p>
          </table:table-cell>
          <table:table-cell table:number-columns-repeated="1018"/>
        </table:table-row>
        <table:table-row table:style-name="ro1">
          <table:table-cell table:style-name="ce1" office:value-type="float" office:value="0.0317914" calcext:value-type="float">
            <text:p>0.0317914</text:p>
          </table:table-cell>
          <table:table-cell table:style-name="ce1" office:value-type="float" office:value="0.0099849" calcext:value-type="float">
            <text:p>0.0099849</text:p>
          </table:table-cell>
          <table:table-cell table:style-name="ce1" office:value-type="float" office:value="0.503373" calcext:value-type="float">
            <text:p>0.503373</text:p>
          </table:table-cell>
          <table:table-cell table:style-name="ce1"/>
          <table:table-cell/>
          <table:table-cell table:formula="of:=NORMDIST([.C703];[.$D$2];[.$E$2];0)" office:value-type="float" office:value="1.51984047262897" calcext:value-type="float">
            <text:p>1.5198404726</text:p>
          </table:table-cell>
          <table:table-cell table:number-columns-repeated="1018"/>
        </table:table-row>
        <table:table-row table:style-name="ro1">
          <table:table-cell table:style-name="ce1" office:value-type="float" office:value="0.0198487" calcext:value-type="float">
            <text:p>0.0198487</text:p>
          </table:table-cell>
          <table:table-cell table:style-name="ce1" office:value-type="float" office:value="0.098575" calcext:value-type="float">
            <text:p>0.098575</text:p>
          </table:table-cell>
          <table:table-cell table:style-name="ce1" office:value-type="float" office:value="0.433613" calcext:value-type="float">
            <text:p>0.433613</text:p>
          </table:table-cell>
          <table:table-cell table:style-name="ce1"/>
          <table:table-cell/>
          <table:table-cell table:formula="of:=NORMDIST([.C704];[.$D$2];[.$E$2];0)" office:value-type="float" office:value="4.85360642301055" calcext:value-type="float">
            <text:p>4.853606423</text:p>
          </table:table-cell>
          <table:table-cell table:number-columns-repeated="1018"/>
        </table:table-row>
        <table:table-row table:style-name="ro1">
          <table:table-cell table:style-name="ce1" office:value-type="float" office:value="0.020949" calcext:value-type="float">
            <text:p>0.020949</text:p>
          </table:table-cell>
          <table:table-cell table:style-name="ce1" office:value-type="float" office:value="0.0266893" calcext:value-type="float">
            <text:p>0.0266893</text:p>
          </table:table-cell>
          <table:table-cell table:style-name="ce1" office:value-type="float" office:value="0.292668" calcext:value-type="float">
            <text:p>0.292668</text:p>
          </table:table-cell>
          <table:table-cell table:style-name="ce1"/>
          <table:table-cell/>
          <table:table-cell table:formula="of:=NORMDIST([.C705];[.$D$2];[.$E$2];0)" office:value-type="float" office:value="2.03050287998484" calcext:value-type="float">
            <text:p>2.03050288</text:p>
          </table:table-cell>
          <table:table-cell table:number-columns-repeated="1018"/>
        </table:table-row>
        <table:table-row table:style-name="ro1">
          <table:table-cell table:style-name="ce1" office:value-type="float" office:value="0.0199492" calcext:value-type="float">
            <text:p>0.0199492</text:p>
          </table:table-cell>
          <table:table-cell table:style-name="ce1" office:value-type="float" office:value="0.0916454" calcext:value-type="float">
            <text:p>0.0916454</text:p>
          </table:table-cell>
          <table:table-cell table:style-name="ce1" office:value-type="float" office:value="0.139062" calcext:value-type="float">
            <text:p>0.139062</text:p>
          </table:table-cell>
          <table:table-cell table:style-name="ce1"/>
          <table:table-cell/>
          <table:table-cell table:formula="of:=NORMDIST([.C706];[.$D$2];[.$E$2];0)" office:value-type="float" office:value="0.00583927286590143" calcext:value-type="float">
            <text:p>0.0058392729</text:p>
          </table:table-cell>
          <table:table-cell table:number-columns-repeated="1018"/>
        </table:table-row>
        <table:table-row table:style-name="ro1">
          <table:table-cell table:style-name="ce1" office:value-type="float" office:value="0.00999431" calcext:value-type="float">
            <text:p>0.00999431</text:p>
          </table:table-cell>
          <table:table-cell table:style-name="ce1" office:value-type="float" office:value="-0.0466768" calcext:value-type="float">
            <text:p>-0.0466768</text:p>
          </table:table-cell>
          <table:table-cell table:style-name="ce1" office:value-type="float" office:value="0.372243" calcext:value-type="float">
            <text:p>0.372243</text:p>
          </table:table-cell>
          <table:table-cell table:style-name="ce1"/>
          <table:table-cell/>
          <table:table-cell table:formula="of:=NORMDIST([.C707];[.$D$2];[.$E$2];0)" office:value-type="float" office:value="5.63699167387717" calcext:value-type="float">
            <text:p>5.6369916739</text:p>
          </table:table-cell>
          <table:table-cell table:number-columns-repeated="1018"/>
        </table:table-row>
        <table:table-row table:style-name="ro1">
          <table:table-cell table:style-name="ce1" office:value-type="float" office:value="0.0204847" calcext:value-type="float">
            <text:p>0.0204847</text:p>
          </table:table-cell>
          <table:table-cell table:style-name="ce1" office:value-type="float" office:value="0.102302" calcext:value-type="float">
            <text:p>0.102302</text:p>
          </table:table-cell>
          <table:table-cell table:style-name="ce1" office:value-type="float" office:value="0.585144" calcext:value-type="float">
            <text:p>0.585144</text:p>
          </table:table-cell>
          <table:table-cell table:style-name="ce1"/>
          <table:table-cell/>
          <table:table-cell table:formula="of:=NORMDIST([.C708];[.$D$2];[.$E$2];0)" office:value-type="float" office:value="0.101792204654535" calcext:value-type="float">
            <text:p>0.1017922047</text:p>
          </table:table-cell>
          <table:table-cell table:number-columns-repeated="1018"/>
        </table:table-row>
        <table:table-row table:style-name="ro1">
          <table:table-cell table:style-name="ce1" office:value-type="float" office:value="0.0299232" calcext:value-type="float">
            <text:p>0.0299232</text:p>
          </table:table-cell>
          <table:table-cell table:style-name="ce1" office:value-type="float" office:value="0.0405582" calcext:value-type="float">
            <text:p>0.0405582</text:p>
          </table:table-cell>
          <table:table-cell table:style-name="ce1" office:value-type="float" office:value="0.335213" calcext:value-type="float">
            <text:p>0.335213</text:p>
          </table:table-cell>
          <table:table-cell table:style-name="ce1"/>
          <table:table-cell/>
          <table:table-cell table:formula="of:=NORMDIST([.C709];[.$D$2];[.$E$2];0)" office:value-type="float" office:value="4.15735652528719" calcext:value-type="float">
            <text:p>4.1573565253</text:p>
          </table:table-cell>
          <table:table-cell table:number-columns-repeated="1018"/>
        </table:table-row>
        <table:table-row table:style-name="ro1">
          <table:table-cell table:style-name="ce1" office:value-type="float" office:value="0.0247889" calcext:value-type="float">
            <text:p>0.0247889</text:p>
          </table:table-cell>
          <table:table-cell table:style-name="ce1" office:value-type="float" office:value="-0.0381353" calcext:value-type="float">
            <text:p>-0.0381353</text:p>
          </table:table-cell>
          <table:table-cell table:style-name="ce1" office:value-type="float" office:value="0.492189" calcext:value-type="float">
            <text:p>0.492189</text:p>
          </table:table-cell>
          <table:table-cell table:style-name="ce1"/>
          <table:table-cell/>
          <table:table-cell table:formula="of:=NORMDIST([.C710];[.$D$2];[.$E$2];0)" office:value-type="float" office:value="1.96546793742395" calcext:value-type="float">
            <text:p>1.9654679374</text:p>
          </table:table-cell>
          <table:table-cell table:number-columns-repeated="1018"/>
        </table:table-row>
        <table:table-row table:style-name="ro1">
          <table:table-cell table:style-name="ce1" office:value-type="float" office:value="0.0225832" calcext:value-type="float">
            <text:p>0.0225832</text:p>
          </table:table-cell>
          <table:table-cell table:style-name="ce1" office:value-type="float" office:value="0.150699" calcext:value-type="float">
            <text:p>0.150699</text:p>
          </table:table-cell>
          <table:table-cell table:style-name="ce1" office:value-type="float" office:value="0.701335" calcext:value-type="float">
            <text:p>0.701335</text:p>
          </table:table-cell>
          <table:table-cell table:style-name="ce1"/>
          <table:table-cell/>
          <table:table-cell table:formula="of:=NORMDIST([.C711];[.$D$2];[.$E$2];0)" office:value-type="float" office:value="0.00018079917923977" calcext:value-type="float">
            <text:p>0.0001807992</text:p>
          </table:table-cell>
          <table:table-cell table:number-columns-repeated="1018"/>
        </table:table-row>
        <table:table-row table:style-name="ro1">
          <table:table-cell table:style-name="ce1" office:value-type="float" office:value="0.0212063" calcext:value-type="float">
            <text:p>0.0212063</text:p>
          </table:table-cell>
          <table:table-cell table:style-name="ce1" office:value-type="float" office:value="0.101693" calcext:value-type="float">
            <text:p>0.101693</text:p>
          </table:table-cell>
          <table:table-cell table:style-name="ce1" office:value-type="float" office:value="0.643335" calcext:value-type="float">
            <text:p>0.643335</text:p>
          </table:table-cell>
          <table:table-cell table:style-name="ce1"/>
          <table:table-cell/>
          <table:table-cell table:formula="of:=NORMDIST([.C712];[.$D$2];[.$E$2];0)" office:value-type="float" office:value="0.00615167835208623" calcext:value-type="float">
            <text:p>0.0061516784</text:p>
          </table:table-cell>
          <table:table-cell table:number-columns-repeated="1018"/>
        </table:table-row>
        <table:table-row table:style-name="ro1">
          <table:table-cell table:style-name="ce1" office:value-type="float" office:value="0.0275075" calcext:value-type="float">
            <text:p>0.0275075</text:p>
          </table:table-cell>
          <table:table-cell table:style-name="ce1" office:value-type="float" office:value="0.0408603" calcext:value-type="float">
            <text:p>0.0408603</text:p>
          </table:table-cell>
          <table:table-cell table:style-name="ce1" office:value-type="float" office:value="0.526937" calcext:value-type="float">
            <text:p>0.526937</text:p>
          </table:table-cell>
          <table:table-cell table:style-name="ce1"/>
          <table:table-cell/>
          <table:table-cell table:formula="of:=NORMDIST([.C713];[.$D$2];[.$E$2];0)" office:value-type="float" office:value="0.809087540006366" calcext:value-type="float">
            <text:p>0.80908754</text:p>
          </table:table-cell>
          <table:table-cell table:number-columns-repeated="1018"/>
        </table:table-row>
        <table:table-row table:style-name="ro1">
          <table:table-cell table:style-name="ce1" office:value-type="float" office:value="0.0348124" calcext:value-type="float">
            <text:p>0.0348124</text:p>
          </table:table-cell>
          <table:table-cell table:style-name="ce1" office:value-type="float" office:value="0.14766" calcext:value-type="float">
            <text:p>0.14766</text:p>
          </table:table-cell>
          <table:table-cell table:style-name="ce1" office:value-type="float" office:value="0.550014" calcext:value-type="float">
            <text:p>0.550014</text:p>
          </table:table-cell>
          <table:table-cell table:style-name="ce1"/>
          <table:table-cell/>
          <table:table-cell table:formula="of:=NORMDIST([.C714];[.$D$2];[.$E$2];0)" office:value-type="float" office:value="0.388337869430901" calcext:value-type="float">
            <text:p>0.3883378694</text:p>
          </table:table-cell>
          <table:table-cell table:number-columns-repeated="1018"/>
        </table:table-row>
        <table:table-row table:style-name="ro1">
          <table:table-cell table:style-name="ce1" office:value-type="float" office:value="0.0160204" calcext:value-type="float">
            <text:p>0.0160204</text:p>
          </table:table-cell>
          <table:table-cell table:style-name="ce1" office:value-type="float" office:value="-0.0408784" calcext:value-type="float">
            <text:p>-0.0408784</text:p>
          </table:table-cell>
          <table:table-cell table:style-name="ce1" office:value-type="float" office:value="0.505662" calcext:value-type="float">
            <text:p>0.505662</text:p>
          </table:table-cell>
          <table:table-cell table:style-name="ce1"/>
          <table:table-cell/>
          <table:table-cell table:formula="of:=NORMDIST([.C715];[.$D$2];[.$E$2];0)" office:value-type="float" office:value="1.43711722890162" calcext:value-type="float">
            <text:p>1.4371172289</text:p>
          </table:table-cell>
          <table:table-cell table:number-columns-repeated="1018"/>
        </table:table-row>
        <table:table-row table:style-name="ro1">
          <table:table-cell table:style-name="ce1" office:value-type="float" office:value="0.0331159" calcext:value-type="float">
            <text:p>0.0331159</text:p>
          </table:table-cell>
          <table:table-cell table:style-name="ce1" office:value-type="float" office:value="0.135304" calcext:value-type="float">
            <text:p>0.135304</text:p>
          </table:table-cell>
          <table:table-cell table:style-name="ce1" office:value-type="float" office:value="0.511548" calcext:value-type="float">
            <text:p>0.511548</text:p>
          </table:table-cell>
          <table:table-cell table:style-name="ce1"/>
          <table:table-cell/>
          <table:table-cell table:formula="of:=NORMDIST([.C716];[.$D$2];[.$E$2];0)" office:value-type="float" office:value="1.23801973745855" calcext:value-type="float">
            <text:p>1.2380197375</text:p>
          </table:table-cell>
          <table:table-cell table:number-columns-repeated="1018"/>
        </table:table-row>
        <table:table-row table:style-name="ro1">
          <table:table-cell table:style-name="ce1" office:value-type="float" office:value="0.0300661" calcext:value-type="float">
            <text:p>0.0300661</text:p>
          </table:table-cell>
          <table:table-cell table:style-name="ce1" office:value-type="float" office:value="0.0474239" calcext:value-type="float">
            <text:p>0.0474239</text:p>
          </table:table-cell>
          <table:table-cell table:style-name="ce1" office:value-type="float" office:value="0.709162" calcext:value-type="float">
            <text:p>0.709162</text:p>
          </table:table-cell>
          <table:table-cell table:style-name="ce1"/>
          <table:table-cell/>
          <table:table-cell table:formula="of:=NORMDIST([.C717];[.$D$2];[.$E$2];0)" office:value-type="float" office:value="0.00010622858011559" calcext:value-type="float">
            <text:p>0.0001062286</text:p>
          </table:table-cell>
          <table:table-cell table:number-columns-repeated="1018"/>
        </table:table-row>
        <table:table-row table:style-name="ro1">
          <table:table-cell table:style-name="ce1" office:value-type="float" office:value="0.0197486" calcext:value-type="float">
            <text:p>0.0197486</text:p>
          </table:table-cell>
          <table:table-cell table:style-name="ce1" office:value-type="float" office:value="0.136196" calcext:value-type="float">
            <text:p>0.136196</text:p>
          </table:table-cell>
          <table:table-cell table:style-name="ce1" office:value-type="float" office:value="0.702928" calcext:value-type="float">
            <text:p>0.702928</text:p>
          </table:table-cell>
          <table:table-cell table:style-name="ce1"/>
          <table:table-cell/>
          <table:table-cell table:formula="of:=NORMDIST([.C718];[.$D$2];[.$E$2];0)" office:value-type="float" office:value="0.000162427020928031" calcext:value-type="float">
            <text:p>0.000162427</text:p>
          </table:table-cell>
          <table:table-cell table:number-columns-repeated="1018"/>
        </table:table-row>
        <table:table-row table:style-name="ro1">
          <table:table-cell table:style-name="ce1" office:value-type="float" office:value="0.0251943" calcext:value-type="float">
            <text:p>0.0251943</text:p>
          </table:table-cell>
          <table:table-cell table:style-name="ce1" office:value-type="float" office:value="0.0579264" calcext:value-type="float">
            <text:p>0.0579264</text:p>
          </table:table-cell>
          <table:table-cell table:style-name="ce1" office:value-type="float" office:value="0.53836" calcext:value-type="float">
            <text:p>0.53836</text:p>
          </table:table-cell>
          <table:table-cell table:style-name="ce1"/>
          <table:table-cell/>
          <table:table-cell table:formula="of:=NORMDIST([.C719];[.$D$2];[.$E$2];0)" office:value-type="float" office:value="0.570770697956624" calcext:value-type="float">
            <text:p>0.570770698</text:p>
          </table:table-cell>
          <table:table-cell table:number-columns-repeated="1018"/>
        </table:table-row>
        <table:table-row table:style-name="ro1">
          <table:table-cell table:style-name="ce1" office:value-type="float" office:value="0.0315047" calcext:value-type="float">
            <text:p>0.0315047</text:p>
          </table:table-cell>
          <table:table-cell table:style-name="ce1" office:value-type="float" office:value="0.12284" calcext:value-type="float">
            <text:p>0.12284</text:p>
          </table:table-cell>
          <table:table-cell table:style-name="ce1" office:value-type="float" office:value="0.406426" calcext:value-type="float">
            <text:p>0.406426</text:p>
          </table:table-cell>
          <table:table-cell table:style-name="ce1"/>
          <table:table-cell/>
          <table:table-cell table:formula="of:=NORMDIST([.C720];[.$D$2];[.$E$2];0)" office:value-type="float" office:value="5.73558300256255" calcext:value-type="float">
            <text:p>5.7355830026</text:p>
          </table:table-cell>
          <table:table-cell table:number-columns-repeated="1018"/>
        </table:table-row>
        <table:table-row table:style-name="ro1">
          <table:table-cell table:style-name="ce1" office:value-type="float" office:value="0.0417532" calcext:value-type="float">
            <text:p>0.0417532</text:p>
          </table:table-cell>
          <table:table-cell table:style-name="ce1" office:value-type="float" office:value="0.0320962" calcext:value-type="float">
            <text:p>0.0320962</text:p>
          </table:table-cell>
          <table:table-cell table:style-name="ce1" office:value-type="float" office:value="0.440211" calcext:value-type="float">
            <text:p>0.440211</text:p>
          </table:table-cell>
          <table:table-cell table:style-name="ce1"/>
          <table:table-cell/>
          <table:table-cell table:formula="of:=NORMDIST([.C721];[.$D$2];[.$E$2];0)" office:value-type="float" office:value="4.54965261199858" calcext:value-type="float">
            <text:p>4.549652612</text:p>
          </table:table-cell>
          <table:table-cell table:number-columns-repeated="1018"/>
        </table:table-row>
        <table:table-row table:style-name="ro1">
          <table:table-cell table:style-name="ce1" office:value-type="float" office:value="0.0216973" calcext:value-type="float">
            <text:p>0.0216973</text:p>
          </table:table-cell>
          <table:table-cell table:style-name="ce1" office:value-type="float" office:value="0.0201261" calcext:value-type="float">
            <text:p>0.0201261</text:p>
          </table:table-cell>
          <table:table-cell table:style-name="ce1" office:value-type="float" office:value="0.336119" calcext:value-type="float">
            <text:p>0.336119</text:p>
          </table:table-cell>
          <table:table-cell table:style-name="ce1"/>
          <table:table-cell/>
          <table:table-cell table:formula="of:=NORMDIST([.C722];[.$D$2];[.$E$2];0)" office:value-type="float" office:value="4.20331928700461" calcext:value-type="float">
            <text:p>4.203319287</text:p>
          </table:table-cell>
          <table:table-cell table:number-columns-repeated="1018"/>
        </table:table-row>
        <table:table-row table:style-name="ro1">
          <table:table-cell table:style-name="ce1" office:value-type="float" office:value="0.0454973" calcext:value-type="float">
            <text:p>0.0454973</text:p>
          </table:table-cell>
          <table:table-cell table:style-name="ce1" office:value-type="float" office:value="0.0604062" calcext:value-type="float">
            <text:p>0.0604062</text:p>
          </table:table-cell>
          <table:table-cell table:style-name="ce1" office:value-type="float" office:value="0.227131" calcext:value-type="float">
            <text:p>0.227131</text:p>
          </table:table-cell>
          <table:table-cell table:style-name="ce1"/>
          <table:table-cell/>
          <table:table-cell table:formula="of:=NORMDIST([.C723];[.$D$2];[.$E$2];0)" office:value-type="float" office:value="0.312557228829215" calcext:value-type="float">
            <text:p>0.3125572288</text:p>
          </table:table-cell>
          <table:table-cell table:number-columns-repeated="1018"/>
        </table:table-row>
        <table:table-row table:style-name="ro1">
          <table:table-cell table:style-name="ce1" office:value-type="float" office:value="0.0216627" calcext:value-type="float">
            <text:p>0.0216627</text:p>
          </table:table-cell>
          <table:table-cell table:style-name="ce1" office:value-type="float" office:value="-0.00320899" calcext:value-type="float">
            <text:p>-0.00320899</text:p>
          </table:table-cell>
          <table:table-cell table:style-name="ce1" office:value-type="float" office:value="0.415988" calcext:value-type="float">
            <text:p>0.415988</text:p>
          </table:table-cell>
          <table:table-cell table:style-name="ce1"/>
          <table:table-cell/>
          <table:table-cell table:formula="of:=NORMDIST([.C724];[.$D$2];[.$E$2];0)" office:value-type="float" office:value="5.50811851605308" calcext:value-type="float">
            <text:p>5.5081185161</text:p>
          </table:table-cell>
          <table:table-cell table:number-columns-repeated="1018"/>
        </table:table-row>
        <table:table-row table:style-name="ro1">
          <table:table-cell table:style-name="ce1" office:value-type="float" office:value="0.0351177" calcext:value-type="float">
            <text:p>0.0351177</text:p>
          </table:table-cell>
          <table:table-cell table:style-name="ce1" office:value-type="float" office:value="0.0578094" calcext:value-type="float">
            <text:p>0.0578094</text:p>
          </table:table-cell>
          <table:table-cell table:style-name="ce1" office:value-type="float" office:value="0.352881" calcext:value-type="float">
            <text:p>0.352881</text:p>
          </table:table-cell>
          <table:table-cell table:style-name="ce1"/>
          <table:table-cell/>
          <table:table-cell table:formula="of:=NORMDIST([.C725];[.$D$2];[.$E$2];0)" office:value-type="float" office:value="4.9888812042746" calcext:value-type="float">
            <text:p>4.9888812043</text:p>
          </table:table-cell>
          <table:table-cell table:number-columns-repeated="1018"/>
        </table:table-row>
        <table:table-row table:style-name="ro1">
          <table:table-cell table:style-name="ce1" office:value-type="float" office:value="0.0327623" calcext:value-type="float">
            <text:p>0.0327623</text:p>
          </table:table-cell>
          <table:table-cell table:style-name="ce1" office:value-type="float" office:value="0.127651" calcext:value-type="float">
            <text:p>0.127651</text:p>
          </table:table-cell>
          <table:table-cell table:style-name="ce1" office:value-type="float" office:value="0.555407" calcext:value-type="float">
            <text:p>0.555407</text:p>
          </table:table-cell>
          <table:table-cell table:style-name="ce1"/>
          <table:table-cell/>
          <table:table-cell table:formula="of:=NORMDIST([.C726];[.$D$2];[.$E$2];0)" office:value-type="float" office:value="0.32172644420363" calcext:value-type="float">
            <text:p>0.3217264442</text:p>
          </table:table-cell>
          <table:table-cell table:number-columns-repeated="1018"/>
        </table:table-row>
        <table:table-row table:style-name="ro1">
          <table:table-cell table:style-name="ce1" office:value-type="float" office:value="0.027746" calcext:value-type="float">
            <text:p>0.027746</text:p>
          </table:table-cell>
          <table:table-cell table:style-name="ce2" office:value-type="float" office:value="0.0000352226" calcext:value-type="float">
            <text:p>3.52E-05</text:p>
          </table:table-cell>
          <table:table-cell table:style-name="ce1" office:value-type="float" office:value="0.711512" calcext:value-type="float">
            <text:p>0.711512</text:p>
          </table:table-cell>
          <table:table-cell table:style-name="ce1"/>
          <table:table-cell/>
          <table:table-cell table:formula="of:=NORMDIST([.C727];[.$D$2];[.$E$2];0)" office:value-type="float" office:value="0.0000903178380823859" calcext:value-type="float">
            <text:p>9.03178380823859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143565" calcext:value-type="float">
            <text:p>0.0143565</text:p>
          </table:table-cell>
          <table:table-cell table:style-name="ce1" office:value-type="float" office:value="0.127133" calcext:value-type="float">
            <text:p>0.127133</text:p>
          </table:table-cell>
          <table:table-cell table:style-name="ce1" office:value-type="float" office:value="0.406625" calcext:value-type="float">
            <text:p>0.406625</text:p>
          </table:table-cell>
          <table:table-cell table:style-name="ce1"/>
          <table:table-cell/>
          <table:table-cell table:formula="of:=NORMDIST([.C728];[.$D$2];[.$E$2];0)" office:value-type="float" office:value="5.73191164000121" calcext:value-type="float">
            <text:p>5.73191164</text:p>
          </table:table-cell>
          <table:table-cell table:number-columns-repeated="1018"/>
        </table:table-row>
        <table:table-row table:style-name="ro1">
          <table:table-cell table:style-name="ce1" office:value-type="float" office:value="0.0382074" calcext:value-type="float">
            <text:p>0.0382074</text:p>
          </table:table-cell>
          <table:table-cell table:style-name="ce1" office:value-type="float" office:value="0.0618109" calcext:value-type="float">
            <text:p>0.0618109</text:p>
          </table:table-cell>
          <table:table-cell table:style-name="ce1" office:value-type="float" office:value="0.396538" calcext:value-type="float">
            <text:p>0.396538</text:p>
          </table:table-cell>
          <table:table-cell table:style-name="ce1"/>
          <table:table-cell/>
          <table:table-cell table:formula="of:=NORMDIST([.C729];[.$D$2];[.$E$2];0)" office:value-type="float" office:value="5.85736401483187" calcext:value-type="float">
            <text:p>5.8573640148</text:p>
          </table:table-cell>
          <table:table-cell table:number-columns-repeated="1018"/>
        </table:table-row>
        <table:table-row table:style-name="ro1">
          <table:table-cell table:style-name="ce1" office:value-type="float" office:value="0.0310615" calcext:value-type="float">
            <text:p>0.0310615</text:p>
          </table:table-cell>
          <table:table-cell table:style-name="ce1" office:value-type="float" office:value="0.0663899" calcext:value-type="float">
            <text:p>0.0663899</text:p>
          </table:table-cell>
          <table:table-cell table:style-name="ce1" office:value-type="float" office:value="0.285631" calcext:value-type="float">
            <text:p>0.285631</text:p>
          </table:table-cell>
          <table:table-cell table:style-name="ce1"/>
          <table:table-cell/>
          <table:table-cell table:formula="of:=NORMDIST([.C730];[.$D$2];[.$E$2];0)" office:value-type="float" office:value="1.73664943587722" calcext:value-type="float">
            <text:p>1.7366494359</text:p>
          </table:table-cell>
          <table:table-cell table:number-columns-repeated="1018"/>
        </table:table-row>
        <table:table-row table:style-name="ro1">
          <table:table-cell table:style-name="ce1" office:value-type="float" office:value="0.0346055" calcext:value-type="float">
            <text:p>0.0346055</text:p>
          </table:table-cell>
          <table:table-cell table:style-name="ce1" office:value-type="float" office:value="-0.014828" calcext:value-type="float">
            <text:p>-0.014828</text:p>
          </table:table-cell>
          <table:table-cell table:style-name="ce1" office:value-type="float" office:value="0.568727" calcext:value-type="float">
            <text:p>0.568727</text:p>
          </table:table-cell>
          <table:table-cell table:style-name="ce1"/>
          <table:table-cell/>
          <table:table-cell table:formula="of:=NORMDIST([.C731];[.$D$2];[.$E$2];0)" office:value-type="float" office:value="0.196749705834656" calcext:value-type="float">
            <text:p>0.1967497058</text:p>
          </table:table-cell>
          <table:table-cell table:number-columns-repeated="1018"/>
        </table:table-row>
        <table:table-row table:style-name="ro1">
          <table:table-cell table:style-name="ce1" office:value-type="float" office:value="0.0146673" calcext:value-type="float">
            <text:p>0.0146673</text:p>
          </table:table-cell>
          <table:table-cell table:style-name="ce1" office:value-type="float" office:value="0.0144642" calcext:value-type="float">
            <text:p>0.0144642</text:p>
          </table:table-cell>
          <table:table-cell table:style-name="ce1" office:value-type="float" office:value="0.702873" calcext:value-type="float">
            <text:p>0.702873</text:p>
          </table:table-cell>
          <table:table-cell table:style-name="ce1"/>
          <table:table-cell/>
          <table:table-cell table:formula="of:=NORMDIST([.C732];[.$D$2];[.$E$2];0)" office:value-type="float" office:value="0.000163030566797653" calcext:value-type="float">
            <text:p>0.0001630306</text:p>
          </table:table-cell>
          <table:table-cell table:number-columns-repeated="1018"/>
        </table:table-row>
        <table:table-row table:style-name="ro1">
          <table:table-cell table:style-name="ce1" office:value-type="float" office:value="0.023145" calcext:value-type="float">
            <text:p>0.023145</text:p>
          </table:table-cell>
          <table:table-cell table:style-name="ce1" office:value-type="float" office:value="-0.0114532" calcext:value-type="float">
            <text:p>-0.0114532</text:p>
          </table:table-cell>
          <table:table-cell table:style-name="ce1" office:value-type="float" office:value="0.568191" calcext:value-type="float">
            <text:p>0.568191</text:p>
          </table:table-cell>
          <table:table-cell table:style-name="ce1"/>
          <table:table-cell/>
          <table:table-cell table:formula="of:=NORMDIST([.C733];[.$D$2];[.$E$2];0)" office:value-type="float" office:value="0.200830979851877" calcext:value-type="float">
            <text:p>0.2008309799</text:p>
          </table:table-cell>
          <table:table-cell table:number-columns-repeated="1018"/>
        </table:table-row>
        <table:table-row table:style-name="ro1">
          <table:table-cell table:style-name="ce1" office:value-type="float" office:value="0.0247542" calcext:value-type="float">
            <text:p>0.0247542</text:p>
          </table:table-cell>
          <table:table-cell table:style-name="ce1" office:value-type="float" office:value="0.0204147" calcext:value-type="float">
            <text:p>0.0204147</text:p>
          </table:table-cell>
          <table:table-cell table:style-name="ce1" office:value-type="float" office:value="0.523426" calcext:value-type="float">
            <text:p>0.523426</text:p>
          </table:table-cell>
          <table:table-cell table:style-name="ce1"/>
          <table:table-cell/>
          <table:table-cell table:formula="of:=NORMDIST([.C734];[.$D$2];[.$E$2];0)" office:value-type="float" office:value="0.895579826065099" calcext:value-type="float">
            <text:p>0.8955798261</text:p>
          </table:table-cell>
          <table:table-cell table:number-columns-repeated="1018"/>
        </table:table-row>
        <table:table-row table:style-name="ro1">
          <table:table-cell table:style-name="ce1" office:value-type="float" office:value="0.0242325" calcext:value-type="float">
            <text:p>0.0242325</text:p>
          </table:table-cell>
          <table:table-cell table:style-name="ce1" office:value-type="float" office:value="0.119211" calcext:value-type="float">
            <text:p>0.119211</text:p>
          </table:table-cell>
          <table:table-cell table:style-name="ce1" office:value-type="float" office:value="0.519648" calcext:value-type="float">
            <text:p>0.519648</text:p>
          </table:table-cell>
          <table:table-cell table:style-name="ce1"/>
          <table:table-cell/>
          <table:table-cell table:formula="of:=NORMDIST([.C735];[.$D$2];[.$E$2];0)" office:value-type="float" office:value="0.996028469940446" calcext:value-type="float">
            <text:p>0.9960284699</text:p>
          </table:table-cell>
          <table:table-cell table:number-columns-repeated="1018"/>
        </table:table-row>
        <table:table-row table:style-name="ro1">
          <table:table-cell table:style-name="ce1" office:value-type="float" office:value="0.0263858" calcext:value-type="float">
            <text:p>0.0263858</text:p>
          </table:table-cell>
          <table:table-cell table:style-name="ce1" office:value-type="float" office:value="0.134896" calcext:value-type="float">
            <text:p>0.134896</text:p>
          </table:table-cell>
          <table:table-cell table:style-name="ce1" office:value-type="float" office:value="0.436655" calcext:value-type="float">
            <text:p>0.436655</text:p>
          </table:table-cell>
          <table:table-cell table:style-name="ce1"/>
          <table:table-cell/>
          <table:table-cell table:formula="of:=NORMDIST([.C736];[.$D$2];[.$E$2];0)" office:value-type="float" office:value="4.71654903395709" calcext:value-type="float">
            <text:p>4.716549034</text:p>
          </table:table-cell>
          <table:table-cell table:number-columns-repeated="1018"/>
        </table:table-row>
        <table:table-row table:style-name="ro1">
          <table:table-cell table:style-name="ce1" office:value-type="float" office:value="0.0204809" calcext:value-type="float">
            <text:p>0.0204809</text:p>
          </table:table-cell>
          <table:table-cell table:style-name="ce1" office:value-type="float" office:value="0.0308118" calcext:value-type="float">
            <text:p>0.0308118</text:p>
          </table:table-cell>
          <table:table-cell table:style-name="ce1" office:value-type="float" office:value="0.292004" calcext:value-type="float">
            <text:p>0.292004</text:p>
          </table:table-cell>
          <table:table-cell table:style-name="ce1"/>
          <table:table-cell/>
          <table:table-cell table:formula="of:=NORMDIST([.C737];[.$D$2];[.$E$2];0)" office:value-type="float" office:value="2.00168891317044" calcext:value-type="float">
            <text:p>2.0016889132</text:p>
          </table:table-cell>
          <table:table-cell table:number-columns-repeated="1018"/>
        </table:table-row>
        <table:table-row table:style-name="ro1">
          <table:table-cell table:style-name="ce1" office:value-type="float" office:value="0.0369279" calcext:value-type="float">
            <text:p>0.0369279</text:p>
          </table:table-cell>
          <table:table-cell table:style-name="ce1" office:value-type="float" office:value="0.00964009" calcext:value-type="float">
            <text:p>0.00964009</text:p>
          </table:table-cell>
          <table:table-cell table:style-name="ce1" office:value-type="float" office:value="0.370484" calcext:value-type="float">
            <text:p>0.370484</text:p>
          </table:table-cell>
          <table:table-cell table:style-name="ce1"/>
          <table:table-cell/>
          <table:table-cell table:formula="of:=NORMDIST([.C738];[.$D$2];[.$E$2];0)" office:value-type="float" office:value="5.59352112146872" calcext:value-type="float">
            <text:p>5.5935211215</text:p>
          </table:table-cell>
          <table:table-cell table:number-columns-repeated="1018"/>
        </table:table-row>
        <table:table-row table:style-name="ro1">
          <table:table-cell table:style-name="ce1" office:value-type="float" office:value="0.017061" calcext:value-type="float">
            <text:p>0.017061</text:p>
          </table:table-cell>
          <table:table-cell table:style-name="ce1" office:value-type="float" office:value="0.0753886" calcext:value-type="float">
            <text:p>0.0753886</text:p>
          </table:table-cell>
          <table:table-cell table:style-name="ce1" office:value-type="float" office:value="0.354435" calcext:value-type="float">
            <text:p>0.354435</text:p>
          </table:table-cell>
          <table:table-cell table:style-name="ce1"/>
          <table:table-cell/>
          <table:table-cell table:formula="of:=NORMDIST([.C739];[.$D$2];[.$E$2];0)" office:value-type="float" office:value="5.05315435758848" calcext:value-type="float">
            <text:p>5.0531543576</text:p>
          </table:table-cell>
          <table:table-cell table:number-columns-repeated="1018"/>
        </table:table-row>
        <table:table-row table:style-name="ro1">
          <table:table-cell table:style-name="ce1" office:value-type="float" office:value="0.0140771" calcext:value-type="float">
            <text:p>0.0140771</text:p>
          </table:table-cell>
          <table:table-cell table:style-name="ce1" office:value-type="float" office:value="0.00166476" calcext:value-type="float">
            <text:p>0.00166476</text:p>
          </table:table-cell>
          <table:table-cell table:style-name="ce1" office:value-type="float" office:value="0.496859" calcext:value-type="float">
            <text:p>0.496859</text:p>
          </table:table-cell>
          <table:table-cell table:style-name="ce1"/>
          <table:table-cell/>
          <table:table-cell table:formula="of:=NORMDIST([.C740];[.$D$2];[.$E$2];0)" office:value-type="float" office:value="1.77120607546298" calcext:value-type="float">
            <text:p>1.7712060755</text:p>
          </table:table-cell>
          <table:table-cell table:number-columns-repeated="1018"/>
        </table:table-row>
        <table:table-row table:style-name="ro1">
          <table:table-cell table:style-name="ce1" office:value-type="float" office:value="0.0307533" calcext:value-type="float">
            <text:p>0.0307533</text:p>
          </table:table-cell>
          <table:table-cell table:style-name="ce1" office:value-type="float" office:value="0.0784617" calcext:value-type="float">
            <text:p>0.0784617</text:p>
          </table:table-cell>
          <table:table-cell table:style-name="ce1" office:value-type="float" office:value="0.464203" calcext:value-type="float">
            <text:p>0.464203</text:p>
          </table:table-cell>
          <table:table-cell table:style-name="ce1"/>
          <table:table-cell/>
          <table:table-cell table:formula="of:=NORMDIST([.C741];[.$D$2];[.$E$2];0)" office:value-type="float" office:value="3.32137750221356" calcext:value-type="float">
            <text:p>3.3213775022</text:p>
          </table:table-cell>
          <table:table-cell table:number-columns-repeated="1018"/>
        </table:table-row>
        <table:table-row table:style-name="ro1">
          <table:table-cell table:style-name="ce1" office:value-type="float" office:value="0.034908" calcext:value-type="float">
            <text:p>0.034908</text:p>
          </table:table-cell>
          <table:table-cell table:style-name="ce1" office:value-type="float" office:value="0.00340687" calcext:value-type="float">
            <text:p>0.00340687</text:p>
          </table:table-cell>
          <table:table-cell table:style-name="ce1" office:value-type="float" office:value="0.71778" calcext:value-type="float">
            <text:p>0.71778</text:p>
          </table:table-cell>
          <table:table-cell table:style-name="ce1"/>
          <table:table-cell/>
          <table:table-cell table:formula="of:=NORMDIST([.C742];[.$D$2];[.$E$2];0)" office:value-type="float" office:value="0.0000582475618511724" calcext:value-type="float">
            <text:p>5.82475618511724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0797232" calcext:value-type="float">
            <text:p>0.00797232</text:p>
          </table:table-cell>
          <table:table-cell table:style-name="ce1" office:value-type="float" office:value="-0.045965" calcext:value-type="float">
            <text:p>-0.045965</text:p>
          </table:table-cell>
          <table:table-cell table:style-name="ce1" office:value-type="float" office:value="0.0711364" calcext:value-type="float">
            <text:p>0.0711364</text:p>
          </table:table-cell>
          <table:table-cell table:style-name="ce1"/>
          <table:table-cell/>
          <table:table-cell table:formula="of:=NORMDIST([.C743];[.$D$2];[.$E$2];0)" office:value-type="float" office:value="0.0000860209502802751" calcext:value-type="float">
            <text:p>0.000086021</text:p>
          </table:table-cell>
          <table:table-cell table:number-columns-repeated="1018"/>
        </table:table-row>
        <table:table-row table:style-name="ro1">
          <table:table-cell table:style-name="ce1" office:value-type="float" office:value="0.0208793" calcext:value-type="float">
            <text:p>0.0208793</text:p>
          </table:table-cell>
          <table:table-cell table:style-name="ce1" office:value-type="float" office:value="0.0295564" calcext:value-type="float">
            <text:p>0.0295564</text:p>
          </table:table-cell>
          <table:table-cell table:style-name="ce1" office:value-type="float" office:value="0.552318" calcext:value-type="float">
            <text:p>0.552318</text:p>
          </table:table-cell>
          <table:table-cell table:style-name="ce1"/>
          <table:table-cell/>
          <table:table-cell table:formula="of:=NORMDIST([.C744];[.$D$2];[.$E$2];0)" office:value-type="float" office:value="0.358616999158756" calcext:value-type="float">
            <text:p>0.3586169992</text:p>
          </table:table-cell>
          <table:table-cell table:number-columns-repeated="1018"/>
        </table:table-row>
        <table:table-row table:style-name="ro1">
          <table:table-cell table:style-name="ce1" office:value-type="float" office:value="0.021596" calcext:value-type="float">
            <text:p>0.021596</text:p>
          </table:table-cell>
          <table:table-cell table:style-name="ce1" office:value-type="float" office:value="0.0174475" calcext:value-type="float">
            <text:p>0.0174475</text:p>
          </table:table-cell>
          <table:table-cell table:style-name="ce1" office:value-type="float" office:value="0.591432" calcext:value-type="float">
            <text:p>0.591432</text:p>
          </table:table-cell>
          <table:table-cell table:style-name="ce1"/>
          <table:table-cell/>
          <table:table-cell table:formula="of:=NORMDIST([.C745];[.$D$2];[.$E$2];0)" office:value-type="float" office:value="0.0778713498642226" calcext:value-type="float">
            <text:p>0.0778713499</text:p>
          </table:table-cell>
          <table:table-cell table:number-columns-repeated="1018"/>
        </table:table-row>
        <table:table-row table:style-name="ro1">
          <table:table-cell table:style-name="ce1" office:value-type="float" office:value="0.0204511" calcext:value-type="float">
            <text:p>0.0204511</text:p>
          </table:table-cell>
          <table:table-cell table:style-name="ce1" office:value-type="float" office:value="0.0108115" calcext:value-type="float">
            <text:p>0.0108115</text:p>
          </table:table-cell>
          <table:table-cell table:style-name="ce1" office:value-type="float" office:value="0.391712" calcext:value-type="float">
            <text:p>0.391712</text:p>
          </table:table-cell>
          <table:table-cell table:style-name="ce1"/>
          <table:table-cell/>
          <table:table-cell table:formula="of:=NORMDIST([.C746];[.$D$2];[.$E$2];0)" office:value-type="float" office:value="5.87238617889627" calcext:value-type="float">
            <text:p>5.8723861789</text:p>
          </table:table-cell>
          <table:table-cell table:number-columns-repeated="1018"/>
        </table:table-row>
        <table:table-row table:style-name="ro1">
          <table:table-cell table:style-name="ce1" office:value-type="float" office:value="0.0213079" calcext:value-type="float">
            <text:p>0.0213079</text:p>
          </table:table-cell>
          <table:table-cell table:style-name="ce1" office:value-type="float" office:value="-0.0314177" calcext:value-type="float">
            <text:p>-0.0314177</text:p>
          </table:table-cell>
          <table:table-cell table:style-name="ce1" office:value-type="float" office:value="0.694635" calcext:value-type="float">
            <text:p>0.694635</text:p>
          </table:table-cell>
          <table:table-cell table:style-name="ce1"/>
          <table:table-cell/>
          <table:table-cell table:formula="of:=NORMDIST([.C747];[.$D$2];[.$E$2];0)" office:value-type="float" office:value="0.0002820441771723" calcext:value-type="float">
            <text:p>0.0002820442</text:p>
          </table:table-cell>
          <table:table-cell table:number-columns-repeated="1018"/>
        </table:table-row>
        <table:table-row table:style-name="ro1">
          <table:table-cell table:style-name="ce1" office:value-type="float" office:value="0.00528636" calcext:value-type="float">
            <text:p>0.00528636</text:p>
          </table:table-cell>
          <table:table-cell table:style-name="ce1" office:value-type="float" office:value="-0.0458054" calcext:value-type="float">
            <text:p>-0.0458054</text:p>
          </table:table-cell>
          <table:table-cell table:style-name="ce1" office:value-type="float" office:value="0.365195" calcext:value-type="float">
            <text:p>0.365195</text:p>
          </table:table-cell>
          <table:table-cell table:style-name="ce1"/>
          <table:table-cell/>
          <table:table-cell table:formula="of:=NORMDIST([.C748];[.$D$2];[.$E$2];0)" office:value-type="float" office:value="5.44279679333708" calcext:value-type="float">
            <text:p>5.4427967933</text:p>
          </table:table-cell>
          <table:table-cell table:number-columns-repeated="1018"/>
        </table:table-row>
        <table:table-row table:style-name="ro1">
          <table:table-cell table:style-name="ce1" office:value-type="float" office:value="0.0197552" calcext:value-type="float">
            <text:p>0.0197552</text:p>
          </table:table-cell>
          <table:table-cell table:style-name="ce1" office:value-type="float" office:value="-0.0459224" calcext:value-type="float">
            <text:p>-0.0459224</text:p>
          </table:table-cell>
          <table:table-cell table:style-name="ce1" office:value-type="float" office:value="0.641787" calcext:value-type="float">
            <text:p>0.641787</text:p>
          </table:table-cell>
          <table:table-cell table:style-name="ce1"/>
          <table:table-cell/>
          <table:table-cell table:formula="of:=NORMDIST([.C749];[.$D$2];[.$E$2];0)" office:value-type="float" office:value="0.00669174889196497" calcext:value-type="float">
            <text:p>0.0066917489</text:p>
          </table:table-cell>
          <table:table-cell table:number-columns-repeated="1018"/>
        </table:table-row>
        <table:table-row table:style-name="ro1">
          <table:table-cell table:style-name="ce1" office:value-type="float" office:value="0.0247241" calcext:value-type="float">
            <text:p>0.0247241</text:p>
          </table:table-cell>
          <table:table-cell table:style-name="ce1" office:value-type="float" office:value="-0.00838722" calcext:value-type="float">
            <text:p>-0.00838722</text:p>
          </table:table-cell>
          <table:table-cell table:style-name="ce1" office:value-type="float" office:value="0.399987" calcext:value-type="float">
            <text:p>0.399987</text:p>
          </table:table-cell>
          <table:table-cell table:style-name="ce1"/>
          <table:table-cell/>
          <table:table-cell table:formula="of:=NORMDIST([.C750];[.$D$2];[.$E$2];0)" office:value-type="float" office:value="5.82860170220264" calcext:value-type="float">
            <text:p>5.8286017022</text:p>
          </table:table-cell>
          <table:table-cell table:number-columns-repeated="1018"/>
        </table:table-row>
        <table:table-row table:style-name="ro1">
          <table:table-cell table:style-name="ce1" office:value-type="float" office:value="0.0174711" calcext:value-type="float">
            <text:p>0.0174711</text:p>
          </table:table-cell>
          <table:table-cell table:style-name="ce1" office:value-type="float" office:value="0.0484062" calcext:value-type="float">
            <text:p>0.0484062</text:p>
          </table:table-cell>
          <table:table-cell table:style-name="ce1" office:value-type="float" office:value="0.393961" calcext:value-type="float">
            <text:p>0.393961</text:p>
          </table:table-cell>
          <table:table-cell table:style-name="ce1"/>
          <table:table-cell/>
          <table:table-cell table:formula="of:=NORMDIST([.C751];[.$D$2];[.$E$2];0)" office:value-type="float" office:value="5.86906476769933" calcext:value-type="float">
            <text:p>5.8690647677</text:p>
          </table:table-cell>
          <table:table-cell table:number-columns-repeated="1018"/>
        </table:table-row>
        <table:table-row table:style-name="ro1">
          <table:table-cell table:style-name="ce1" office:value-type="float" office:value="0.0286945" calcext:value-type="float">
            <text:p>0.0286945</text:p>
          </table:table-cell>
          <table:table-cell table:style-name="ce1" office:value-type="float" office:value="0.00466354" calcext:value-type="float">
            <text:p>0.00466354</text:p>
          </table:table-cell>
          <table:table-cell table:style-name="ce1" office:value-type="float" office:value="0.712089" calcext:value-type="float">
            <text:p>0.712089</text:p>
          </table:table-cell>
          <table:table-cell table:style-name="ce1"/>
          <table:table-cell/>
          <table:table-cell table:formula="of:=NORMDIST([.C752];[.$D$2];[.$E$2];0)" office:value-type="float" office:value="0.0000867744693442429" calcext:value-type="float">
            <text:p>8.67744693442429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2678" calcext:value-type="float">
            <text:p>0.02678</text:p>
          </table:table-cell>
          <table:table-cell table:style-name="ce1" office:value-type="float" office:value="0.0080756" calcext:value-type="float">
            <text:p>0.0080756</text:p>
          </table:table-cell>
          <table:table-cell table:style-name="ce1" office:value-type="float" office:value="0.67649" calcext:value-type="float">
            <text:p>0.67649</text:p>
          </table:table-cell>
          <table:table-cell table:style-name="ce1"/>
          <table:table-cell/>
          <table:table-cell table:formula="of:=NORMDIST([.C753];[.$D$2];[.$E$2];0)" office:value-type="float" office:value="0.000895606801212917" calcext:value-type="float">
            <text:p>0.0008956068</text:p>
          </table:table-cell>
          <table:table-cell table:number-columns-repeated="1018"/>
        </table:table-row>
        <table:table-row table:style-name="ro1">
          <table:table-cell table:style-name="ce1" office:value-type="float" office:value="0.033168" calcext:value-type="float">
            <text:p>0.033168</text:p>
          </table:table-cell>
          <table:table-cell table:style-name="ce1" office:value-type="float" office:value="0.0959315" calcext:value-type="float">
            <text:p>0.0959315</text:p>
          </table:table-cell>
          <table:table-cell table:style-name="ce1" office:value-type="float" office:value="0.593979" calcext:value-type="float">
            <text:p>0.593979</text:p>
          </table:table-cell>
          <table:table-cell table:style-name="ce1"/>
          <table:table-cell/>
          <table:table-cell table:formula="of:=NORMDIST([.C754];[.$D$2];[.$E$2];0)" office:value-type="float" office:value="0.0696940765115694" calcext:value-type="float">
            <text:p>0.0696940765</text:p>
          </table:table-cell>
          <table:table-cell table:number-columns-repeated="1018"/>
        </table:table-row>
        <table:table-row table:style-name="ro1">
          <table:table-cell table:style-name="ce1" office:value-type="float" office:value="0.0249436" calcext:value-type="float">
            <text:p>0.0249436</text:p>
          </table:table-cell>
          <table:table-cell table:style-name="ce1" office:value-type="float" office:value="0.117034" calcext:value-type="float">
            <text:p>0.117034</text:p>
          </table:table-cell>
          <table:table-cell table:style-name="ce1" office:value-type="float" office:value="0.603295" calcext:value-type="float">
            <text:p>0.603295</text:p>
          </table:table-cell>
          <table:table-cell table:style-name="ce1"/>
          <table:table-cell/>
          <table:table-cell table:formula="of:=NORMDIST([.C755];[.$D$2];[.$E$2];0)" office:value-type="float" office:value="0.0458948992630002" calcext:value-type="float">
            <text:p>0.0458948993</text:p>
          </table:table-cell>
          <table:table-cell table:number-columns-repeated="1018"/>
        </table:table-row>
        <table:table-row table:style-name="ro1">
          <table:table-cell table:style-name="ce1" office:value-type="float" office:value="0.0152435" calcext:value-type="float">
            <text:p>0.0152435</text:p>
          </table:table-cell>
          <table:table-cell table:style-name="ce1" office:value-type="float" office:value="0.121598" calcext:value-type="float">
            <text:p>0.121598</text:p>
          </table:table-cell>
          <table:table-cell table:style-name="ce1" office:value-type="float" office:value="0.563198" calcext:value-type="float">
            <text:p>0.563198</text:p>
          </table:table-cell>
          <table:table-cell table:style-name="ce1"/>
          <table:table-cell/>
          <table:table-cell table:formula="of:=NORMDIST([.C756];[.$D$2];[.$E$2];0)" office:value-type="float" office:value="0.242433568475766" calcext:value-type="float">
            <text:p>0.2424335685</text:p>
          </table:table-cell>
          <table:table-cell table:number-columns-repeated="1018"/>
        </table:table-row>
        <table:table-row table:style-name="ro1">
          <table:table-cell table:style-name="ce1" office:value-type="float" office:value="0.0241144" calcext:value-type="float">
            <text:p>0.0241144</text:p>
          </table:table-cell>
          <table:table-cell table:style-name="ce1" office:value-type="float" office:value="-0.010621" calcext:value-type="float">
            <text:p>-0.010621</text:p>
          </table:table-cell>
          <table:table-cell table:style-name="ce1" office:value-type="float" office:value="0.434881" calcext:value-type="float">
            <text:p>0.434881</text:p>
          </table:table-cell>
          <table:table-cell table:style-name="ce1"/>
          <table:table-cell/>
          <table:table-cell table:formula="of:=NORMDIST([.C757];[.$D$2];[.$E$2];0)" office:value-type="float" office:value="4.79716803058307" calcext:value-type="float">
            <text:p>4.7971680306</text:p>
          </table:table-cell>
          <table:table-cell table:number-columns-repeated="1018"/>
        </table:table-row>
        <table:table-row table:style-name="ro1">
          <table:table-cell table:style-name="ce1" office:value-type="float" office:value="0.023459" calcext:value-type="float">
            <text:p>0.023459</text:p>
          </table:table-cell>
          <table:table-cell table:style-name="ce1" office:value-type="float" office:value="-0.025821" calcext:value-type="float">
            <text:p>-0.025821</text:p>
          </table:table-cell>
          <table:table-cell table:style-name="ce1" office:value-type="float" office:value="0.886035" calcext:value-type="float">
            <text:p>0.886035</text:p>
          </table:table-cell>
          <table:table-cell table:style-name="ce1"/>
          <table:table-cell/>
          <table:table-cell table:formula="of:=NORMDIST([.C758];[.$D$2];[.$E$2];0)" office:value-type="float" office:value="0.0000000000186251638112553" calcext:value-type="float">
            <text:p>1.86251638112553E-11</text:p>
          </table:table-cell>
          <table:table-cell table:number-columns-repeated="1018"/>
        </table:table-row>
        <table:table-row table:style-name="ro1">
          <table:table-cell table:style-name="ce1" office:value-type="float" office:value="0.0246078" calcext:value-type="float">
            <text:p>0.0246078</text:p>
          </table:table-cell>
          <table:table-cell table:style-name="ce1" office:value-type="float" office:value="0.117498" calcext:value-type="float">
            <text:p>0.117498</text:p>
          </table:table-cell>
          <table:table-cell table:style-name="ce1" office:value-type="float" office:value="0.432708" calcext:value-type="float">
            <text:p>0.432708</text:p>
          </table:table-cell>
          <table:table-cell table:style-name="ce1"/>
          <table:table-cell/>
          <table:table-cell table:formula="of:=NORMDIST([.C759];[.$D$2];[.$E$2];0)" office:value-type="float" office:value="4.8932507541215" calcext:value-type="float">
            <text:p>4.8932507541</text:p>
          </table:table-cell>
          <table:table-cell table:number-columns-repeated="1018"/>
        </table:table-row>
        <table:table-row table:style-name="ro1">
          <table:table-cell table:style-name="ce1" office:value-type="float" office:value="0.0221134" calcext:value-type="float">
            <text:p>0.0221134</text:p>
          </table:table-cell>
          <table:table-cell table:style-name="ce1" office:value-type="float" office:value="0.0444978" calcext:value-type="float">
            <text:p>0.0444978</text:p>
          </table:table-cell>
          <table:table-cell table:style-name="ce1" office:value-type="float" office:value="0.150818" calcext:value-type="float">
            <text:p>0.150818</text:p>
          </table:table-cell>
          <table:table-cell table:style-name="ce1"/>
          <table:table-cell/>
          <table:table-cell table:formula="of:=NORMDIST([.C760];[.$D$2];[.$E$2];0)" office:value-type="float" office:value="0.0109473700919911" calcext:value-type="float">
            <text:p>0.0109473701</text:p>
          </table:table-cell>
          <table:table-cell table:number-columns-repeated="1018"/>
        </table:table-row>
        <table:table-row table:style-name="ro1">
          <table:table-cell table:style-name="ce1" office:value-type="float" office:value="0.015009" calcext:value-type="float">
            <text:p>0.015009</text:p>
          </table:table-cell>
          <table:table-cell table:style-name="ce1" office:value-type="float" office:value="-0.0238228" calcext:value-type="float">
            <text:p>-0.0238228</text:p>
          </table:table-cell>
          <table:table-cell table:style-name="ce1" office:value-type="float" office:value="0.601225" calcext:value-type="float">
            <text:p>0.601225</text:p>
          </table:table-cell>
          <table:table-cell table:style-name="ce1"/>
          <table:table-cell/>
          <table:table-cell table:formula="of:=NORMDIST([.C761];[.$D$2];[.$E$2];0)" office:value-type="float" office:value="0.0504410260287671" calcext:value-type="float">
            <text:p>0.050441026</text:p>
          </table:table-cell>
          <table:table-cell table:number-columns-repeated="1018"/>
        </table:table-row>
        <table:table-row table:style-name="ro1">
          <table:table-cell table:style-name="ce1" office:value-type="float" office:value="0.0156771" calcext:value-type="float">
            <text:p>0.0156771</text:p>
          </table:table-cell>
          <table:table-cell table:style-name="ce1" office:value-type="float" office:value="0.0388453" calcext:value-type="float">
            <text:p>0.0388453</text:p>
          </table:table-cell>
          <table:table-cell table:style-name="ce1" office:value-type="float" office:value="0.509311" calcext:value-type="float">
            <text:p>0.509311</text:p>
          </table:table-cell>
          <table:table-cell table:style-name="ce1"/>
          <table:table-cell/>
          <table:table-cell table:formula="of:=NORMDIST([.C762];[.$D$2];[.$E$2];0)" office:value-type="float" office:value="1.31137141207605" calcext:value-type="float">
            <text:p>1.3113714121</text:p>
          </table:table-cell>
          <table:table-cell table:number-columns-repeated="1018"/>
        </table:table-row>
        <table:table-row table:style-name="ro1">
          <table:table-cell table:style-name="ce1" office:value-type="float" office:value="0.0188917" calcext:value-type="float">
            <text:p>0.0188917</text:p>
          </table:table-cell>
          <table:table-cell table:style-name="ce1" office:value-type="float" office:value="-0.00865163" calcext:value-type="float">
            <text:p>-0.00865163</text:p>
          </table:table-cell>
          <table:table-cell table:style-name="ce1" office:value-type="float" office:value="0.75779" calcext:value-type="float">
            <text:p>0.75779</text:p>
          </table:table-cell>
          <table:table-cell table:style-name="ce1"/>
          <table:table-cell/>
          <table:table-cell table:formula="of:=NORMDIST([.C763];[.$D$2];[.$E$2];0)" office:value-type="float" office:value="0.00000289857278632213" calcext:value-type="float">
            <text:p>2.89857278632213E-06</text:p>
          </table:table-cell>
          <table:table-cell table:number-columns-repeated="1018"/>
        </table:table-row>
        <table:table-row table:style-name="ro1">
          <table:table-cell table:style-name="ce1" office:value-type="float" office:value="0.0289268" calcext:value-type="float">
            <text:p>0.0289268</text:p>
          </table:table-cell>
          <table:table-cell table:style-name="ce1" office:value-type="float" office:value="0.0486142" calcext:value-type="float">
            <text:p>0.0486142</text:p>
          </table:table-cell>
          <table:table-cell table:style-name="ce1" office:value-type="float" office:value="0.669045" calcext:value-type="float">
            <text:p>0.669045</text:p>
          </table:table-cell>
          <table:table-cell table:style-name="ce1"/>
          <table:table-cell/>
          <table:table-cell table:formula="of:=NORMDIST([.C764];[.$D$2];[.$E$2];0)" office:value-type="float" office:value="0.00140943495297522" calcext:value-type="float">
            <text:p>0.001409435</text:p>
          </table:table-cell>
          <table:table-cell table:number-columns-repeated="1018"/>
        </table:table-row>
        <table:table-row table:style-name="ro1">
          <table:table-cell table:style-name="ce1" office:value-type="float" office:value="0.029027" calcext:value-type="float">
            <text:p>0.029027</text:p>
          </table:table-cell>
          <table:table-cell table:style-name="ce1" office:value-type="float" office:value="-0.0428201" calcext:value-type="float">
            <text:p>-0.0428201</text:p>
          </table:table-cell>
          <table:table-cell table:style-name="ce1" office:value-type="float" office:value="0.400182" calcext:value-type="float">
            <text:p>0.400182</text:p>
          </table:table-cell>
          <table:table-cell table:style-name="ce1"/>
          <table:table-cell/>
          <table:table-cell table:formula="of:=NORMDIST([.C765];[.$D$2];[.$E$2];0)" office:value-type="float" office:value="5.82653120140006" calcext:value-type="float">
            <text:p>5.8265312014</text:p>
          </table:table-cell>
          <table:table-cell table:number-columns-repeated="1018"/>
        </table:table-row>
        <table:table-row table:style-name="ro1">
          <table:table-cell table:style-name="ce1" office:value-type="float" office:value="0.00365228" calcext:value-type="float">
            <text:p>0.00365228</text:p>
          </table:table-cell>
          <table:table-cell table:style-name="ce1" office:value-type="float" office:value="0.0950261" calcext:value-type="float">
            <text:p>0.0950261</text:p>
          </table:table-cell>
          <table:table-cell table:style-name="ce1" office:value-type="float" office:value="0.223947" calcext:value-type="float">
            <text:p>0.223947</text:p>
          </table:table-cell>
          <table:table-cell table:style-name="ce1"/>
          <table:table-cell/>
          <table:table-cell table:formula="of:=NORMDIST([.C766];[.$D$2];[.$E$2];0)" office:value-type="float" office:value="0.27870978306644" calcext:value-type="float">
            <text:p>0.2787097831</text:p>
          </table:table-cell>
          <table:table-cell table:number-columns-repeated="1018"/>
        </table:table-row>
        <table:table-row table:style-name="ro1">
          <table:table-cell table:style-name="ce1" office:value-type="float" office:value="0.0230386" calcext:value-type="float">
            <text:p>0.0230386</text:p>
          </table:table-cell>
          <table:table-cell table:style-name="ce1" office:value-type="float" office:value="0.0588684" calcext:value-type="float">
            <text:p>0.0588684</text:p>
          </table:table-cell>
          <table:table-cell table:style-name="ce1" office:value-type="float" office:value="0.650242" calcext:value-type="float">
            <text:p>0.650242</text:p>
          </table:table-cell>
          <table:table-cell table:style-name="ce1"/>
          <table:table-cell/>
          <table:table-cell table:formula="of:=NORMDIST([.C767];[.$D$2];[.$E$2];0)" office:value-type="float" office:value="0.00419934706199899" calcext:value-type="float">
            <text:p>0.0041993471</text:p>
          </table:table-cell>
          <table:table-cell table:number-columns-repeated="1018"/>
        </table:table-row>
        <table:table-row table:style-name="ro1">
          <table:table-cell table:style-name="ce1" office:value-type="float" office:value="0.0283739" calcext:value-type="float">
            <text:p>0.0283739</text:p>
          </table:table-cell>
          <table:table-cell table:style-name="ce1" office:value-type="float" office:value="0.0899708" calcext:value-type="float">
            <text:p>0.0899708</text:p>
          </table:table-cell>
          <table:table-cell table:style-name="ce1" office:value-type="float" office:value="0.545986" calcext:value-type="float">
            <text:p>0.545986</text:p>
          </table:table-cell>
          <table:table-cell table:style-name="ce1"/>
          <table:table-cell/>
          <table:table-cell table:formula="of:=NORMDIST([.C768];[.$D$2];[.$E$2];0)" office:value-type="float" office:value="0.445105233701415" calcext:value-type="float">
            <text:p>0.4451052337</text:p>
          </table:table-cell>
          <table:table-cell table:number-columns-repeated="1018"/>
        </table:table-row>
        <table:table-row table:style-name="ro1">
          <table:table-cell table:style-name="ce1" office:value-type="float" office:value="0.0120723" calcext:value-type="float">
            <text:p>0.0120723</text:p>
          </table:table-cell>
          <table:table-cell table:style-name="ce1" office:value-type="float" office:value="0.10671" calcext:value-type="float">
            <text:p>0.10671</text:p>
          </table:table-cell>
          <table:table-cell table:style-name="ce1" office:value-type="float" office:value="0.598108" calcext:value-type="float">
            <text:p>0.598108</text:p>
          </table:table-cell>
          <table:table-cell table:style-name="ce1"/>
          <table:table-cell/>
          <table:table-cell table:formula="of:=NORMDIST([.C769];[.$D$2];[.$E$2];0)" office:value-type="float" office:value="0.0580483978110956" calcext:value-type="float">
            <text:p>0.0580483978</text:p>
          </table:table-cell>
          <table:table-cell table:number-columns-repeated="1018"/>
        </table:table-row>
        <table:table-row table:style-name="ro1">
          <table:table-cell table:style-name="ce1" office:value-type="float" office:value="0.0185018" calcext:value-type="float">
            <text:p>0.0185018</text:p>
          </table:table-cell>
          <table:table-cell table:style-name="ce1" office:value-type="float" office:value="-0.03183" calcext:value-type="float">
            <text:p>-0.03183</text:p>
          </table:table-cell>
          <table:table-cell table:style-name="ce1" office:value-type="float" office:value="0.420335" calcext:value-type="float">
            <text:p>0.420335</text:p>
          </table:table-cell>
          <table:table-cell table:style-name="ce1"/>
          <table:table-cell/>
          <table:table-cell table:formula="of:=NORMDIST([.C770];[.$D$2];[.$E$2];0)" office:value-type="float" office:value="5.37240827288521" calcext:value-type="float">
            <text:p>5.3724082729</text:p>
          </table:table-cell>
          <table:table-cell table:number-columns-repeated="1018"/>
        </table:table-row>
        <table:table-row table:style-name="ro1">
          <table:table-cell table:style-name="ce1" office:value-type="float" office:value="0.030866" calcext:value-type="float">
            <text:p>0.030866</text:p>
          </table:table-cell>
          <table:table-cell table:style-name="ce1" office:value-type="float" office:value="0.0044866" calcext:value-type="float">
            <text:p>0.0044866</text:p>
          </table:table-cell>
          <table:table-cell table:style-name="ce1" office:value-type="float" office:value="0.44989" calcext:value-type="float">
            <text:p>0.44989</text:p>
          </table:table-cell>
          <table:table-cell table:style-name="ce1"/>
          <table:table-cell/>
          <table:table-cell table:formula="of:=NORMDIST([.C771];[.$D$2];[.$E$2];0)" office:value-type="float" office:value="4.06784294345339" calcext:value-type="float">
            <text:p>4.0678429435</text:p>
          </table:table-cell>
          <table:table-cell table:number-columns-repeated="1018"/>
        </table:table-row>
        <table:table-row table:style-name="ro1">
          <table:table-cell table:style-name="ce1" office:value-type="float" office:value="0.0150767" calcext:value-type="float">
            <text:p>0.0150767</text:p>
          </table:table-cell>
          <table:table-cell table:style-name="ce1" office:value-type="float" office:value="0.0698892" calcext:value-type="float">
            <text:p>0.0698892</text:p>
          </table:table-cell>
          <table:table-cell table:style-name="ce1" office:value-type="float" office:value="0.554133" calcext:value-type="float">
            <text:p>0.554133</text:p>
          </table:table-cell>
          <table:table-cell table:style-name="ce1"/>
          <table:table-cell/>
          <table:table-cell table:formula="of:=NORMDIST([.C772];[.$D$2];[.$E$2];0)" office:value-type="float" office:value="0.336541989449633" calcext:value-type="float">
            <text:p>0.3365419894</text:p>
          </table:table-cell>
          <table:table-cell table:number-columns-repeated="1018"/>
        </table:table-row>
        <table:table-row table:style-name="ro1">
          <table:table-cell table:style-name="ce1" office:value-type="float" office:value="0.0162864" calcext:value-type="float">
            <text:p>0.0162864</text:p>
          </table:table-cell>
          <table:table-cell table:style-name="ce1" office:value-type="float" office:value="-0.0294362" calcext:value-type="float">
            <text:p>-0.0294362</text:p>
          </table:table-cell>
          <table:table-cell table:style-name="ce1" office:value-type="float" office:value="0.0305658" calcext:value-type="float">
            <text:p>0.0305658</text:p>
          </table:table-cell>
          <table:table-cell table:style-name="ce1"/>
          <table:table-cell/>
          <table:table-cell table:formula="of:=NORMDIST([.C773];[.$D$2];[.$E$2];0)" office:value-type="float" office:value="0.00000429961408131484" calcext:value-type="float">
            <text:p>4.29961408131484E-06</text:p>
          </table:table-cell>
          <table:table-cell table:number-columns-repeated="1018"/>
        </table:table-row>
        <table:table-row table:style-name="ro1">
          <table:table-cell table:style-name="ce1" office:value-type="float" office:value="0.0171043" calcext:value-type="float">
            <text:p>0.0171043</text:p>
          </table:table-cell>
          <table:table-cell table:style-name="ce1" office:value-type="float" office:value="0.105755" calcext:value-type="float">
            <text:p>0.105755</text:p>
          </table:table-cell>
          <table:table-cell table:style-name="ce1" office:value-type="float" office:value="0.34521" calcext:value-type="float">
            <text:p>0.34521</text:p>
          </table:table-cell>
          <table:table-cell table:style-name="ce1"/>
          <table:table-cell/>
          <table:table-cell table:formula="of:=NORMDIST([.C774];[.$D$2];[.$E$2];0)" office:value-type="float" office:value="4.64762201653151" calcext:value-type="float">
            <text:p>4.6476220165</text:p>
          </table:table-cell>
          <table:table-cell table:number-columns-repeated="1018"/>
        </table:table-row>
        <table:table-row table:style-name="ro1">
          <table:table-cell table:style-name="ce1" office:value-type="float" office:value="0.0187465" calcext:value-type="float">
            <text:p>0.0187465</text:p>
          </table:table-cell>
          <table:table-cell table:style-name="ce1" office:value-type="float" office:value="0.0304012" calcext:value-type="float">
            <text:p>0.0304012</text:p>
          </table:table-cell>
          <table:table-cell table:style-name="ce1" office:value-type="float" office:value="0.425825" calcext:value-type="float">
            <text:p>0.425825</text:p>
          </table:table-cell>
          <table:table-cell table:style-name="ce1"/>
          <table:table-cell/>
          <table:table-cell table:formula="of:=NORMDIST([.C775];[.$D$2];[.$E$2];0)" office:value-type="float" office:value="5.175413046239" calcext:value-type="float">
            <text:p>5.1754130462</text:p>
          </table:table-cell>
          <table:table-cell table:number-columns-repeated="1018"/>
        </table:table-row>
        <table:table-row table:style-name="ro1">
          <table:table-cell table:style-name="ce1" office:value-type="float" office:value="0.0231493" calcext:value-type="float">
            <text:p>0.0231493</text:p>
          </table:table-cell>
          <table:table-cell table:style-name="ce1" office:value-type="float" office:value="-0.0148682" calcext:value-type="float">
            <text:p>-0.0148682</text:p>
          </table:table-cell>
          <table:table-cell table:style-name="ce1" office:value-type="float" office:value="0.646248" calcext:value-type="float">
            <text:p>0.646248</text:p>
          </table:table-cell>
          <table:table-cell table:style-name="ce1"/>
          <table:table-cell/>
          <table:table-cell table:formula="of:=NORMDIST([.C776];[.$D$2];[.$E$2];0)" office:value-type="float" office:value="0.00524337036443987" calcext:value-type="float">
            <text:p>0.0052433704</text:p>
          </table:table-cell>
          <table:table-cell table:number-columns-repeated="1018"/>
        </table:table-row>
        <table:table-row table:style-name="ro1">
          <table:table-cell table:style-name="ce1" office:value-type="float" office:value="0.0239892" calcext:value-type="float">
            <text:p>0.0239892</text:p>
          </table:table-cell>
          <table:table-cell table:style-name="ce1" office:value-type="float" office:value="0.14407" calcext:value-type="float">
            <text:p>0.14407</text:p>
          </table:table-cell>
          <table:table-cell table:style-name="ce1" office:value-type="float" office:value="0.596144" calcext:value-type="float">
            <text:p>0.596144</text:p>
          </table:table-cell>
          <table:table-cell table:style-name="ce1"/>
          <table:table-cell/>
          <table:table-cell table:formula="of:=NORMDIST([.C777];[.$D$2];[.$E$2];0)" office:value-type="float" office:value="0.0633520070136873" calcext:value-type="float">
            <text:p>0.063352007</text:p>
          </table:table-cell>
          <table:table-cell table:number-columns-repeated="1018"/>
        </table:table-row>
        <table:table-row table:style-name="ro1">
          <table:table-cell table:style-name="ce1" office:value-type="float" office:value="0.0281488" calcext:value-type="float">
            <text:p>0.0281488</text:p>
          </table:table-cell>
          <table:table-cell table:style-name="ce1" office:value-type="float" office:value="0.053858" calcext:value-type="float">
            <text:p>0.053858</text:p>
          </table:table-cell>
          <table:table-cell table:style-name="ce1" office:value-type="float" office:value="0.302749" calcext:value-type="float">
            <text:p>0.302749</text:p>
          </table:table-cell>
          <table:table-cell table:style-name="ce1"/>
          <table:table-cell/>
          <table:table-cell table:formula="of:=NORMDIST([.C778];[.$D$2];[.$E$2];0)" office:value-type="float" office:value="2.4931222959059" calcext:value-type="float">
            <text:p>2.4931222959</text:p>
          </table:table-cell>
          <table:table-cell table:number-columns-repeated="1018"/>
        </table:table-row>
        <table:table-row table:style-name="ro1">
          <table:table-cell table:style-name="ce1" office:value-type="float" office:value="0.0176051" calcext:value-type="float">
            <text:p>0.0176051</text:p>
          </table:table-cell>
          <table:table-cell table:style-name="ce1" office:value-type="float" office:value="0.098024" calcext:value-type="float">
            <text:p>0.098024</text:p>
          </table:table-cell>
          <table:table-cell table:style-name="ce1" office:value-type="float" office:value="0.167287" calcext:value-type="float">
            <text:p>0.167287</text:p>
          </table:table-cell>
          <table:table-cell table:style-name="ce1"/>
          <table:table-cell/>
          <table:table-cell table:formula="of:=NORMDIST([.C779];[.$D$2];[.$E$2];0)" office:value-type="float" office:value="0.0251082562204792" calcext:value-type="float">
            <text:p>0.0251082562</text:p>
          </table:table-cell>
          <table:table-cell table:number-columns-repeated="1018"/>
        </table:table-row>
        <table:table-row table:style-name="ro1">
          <table:table-cell table:style-name="ce1" office:value-type="float" office:value="0.0179446" calcext:value-type="float">
            <text:p>0.0179446</text:p>
          </table:table-cell>
          <table:table-cell table:style-name="ce1" office:value-type="float" office:value="0.0281607" calcext:value-type="float">
            <text:p>0.0281607</text:p>
          </table:table-cell>
          <table:table-cell table:style-name="ce1" office:value-type="float" office:value="0.639472" calcext:value-type="float">
            <text:p>0.639472</text:p>
          </table:table-cell>
          <table:table-cell table:style-name="ce1"/>
          <table:table-cell/>
          <table:table-cell table:formula="of:=NORMDIST([.C780];[.$D$2];[.$E$2];0)" office:value-type="float" office:value="0.00758180543195554" calcext:value-type="float">
            <text:p>0.0075818054</text:p>
          </table:table-cell>
          <table:table-cell table:number-columns-repeated="1018"/>
        </table:table-row>
        <table:table-row table:style-name="ro1">
          <table:table-cell table:style-name="ce1" office:value-type="float" office:value="0.0269061" calcext:value-type="float">
            <text:p>0.0269061</text:p>
          </table:table-cell>
          <table:table-cell table:style-name="ce1" office:value-type="float" office:value="-0.00891405" calcext:value-type="float">
            <text:p>-0.00891405</text:p>
          </table:table-cell>
          <table:table-cell table:style-name="ce1" office:value-type="float" office:value="0.777972" calcext:value-type="float">
            <text:p>0.777972</text:p>
          </table:table-cell>
          <table:table-cell table:style-name="ce1"/>
          <table:table-cell/>
          <table:table-cell table:formula="of:=NORMDIST([.C781];[.$D$2];[.$E$2];0)" office:value-type="float" office:value="0.000000559391776114037" calcext:value-type="float">
            <text:p>5.59391776114037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314276" calcext:value-type="float">
            <text:p>0.0314276</text:p>
          </table:table-cell>
          <table:table-cell table:style-name="ce1" office:value-type="float" office:value="-0.00468013" calcext:value-type="float">
            <text:p>-0.00468013</text:p>
          </table:table-cell>
          <table:table-cell table:style-name="ce1" office:value-type="float" office:value="0.404633" calcext:value-type="float">
            <text:p>0.404633</text:p>
          </table:table-cell>
          <table:table-cell table:style-name="ce1"/>
          <table:table-cell/>
          <table:table-cell table:formula="of:=NORMDIST([.C782];[.$D$2];[.$E$2];0)" office:value-type="float" office:value="5.76653662767748" calcext:value-type="float">
            <text:p>5.7665366277</text:p>
          </table:table-cell>
          <table:table-cell table:number-columns-repeated="1018"/>
        </table:table-row>
        <table:table-row table:style-name="ro1">
          <table:table-cell table:style-name="ce1" office:value-type="float" office:value="0.0151523" calcext:value-type="float">
            <text:p>0.0151523</text:p>
          </table:table-cell>
          <table:table-cell table:style-name="ce1" office:value-type="float" office:value="0.138672" calcext:value-type="float">
            <text:p>0.138672</text:p>
          </table:table-cell>
          <table:table-cell table:style-name="ce1" office:value-type="float" office:value="0.470376" calcext:value-type="float">
            <text:p>0.470376</text:p>
          </table:table-cell>
          <table:table-cell table:style-name="ce1"/>
          <table:table-cell/>
          <table:table-cell table:formula="of:=NORMDIST([.C783];[.$D$2];[.$E$2];0)" office:value-type="float" office:value="3.00189320685705" calcext:value-type="float">
            <text:p>3.0018932069</text:p>
          </table:table-cell>
          <table:table-cell table:number-columns-repeated="1018"/>
        </table:table-row>
        <table:table-row table:style-name="ro1">
          <table:table-cell table:style-name="ce1" office:value-type="float" office:value="0.0256481" calcext:value-type="float">
            <text:p>0.0256481</text:p>
          </table:table-cell>
          <table:table-cell table:style-name="ce1" office:value-type="float" office:value="0.020302" calcext:value-type="float">
            <text:p>0.020302</text:p>
          </table:table-cell>
          <table:table-cell table:style-name="ce1" office:value-type="float" office:value="0.608496" calcext:value-type="float">
            <text:p>0.608496</text:p>
          </table:table-cell>
          <table:table-cell table:style-name="ce1"/>
          <table:table-cell/>
          <table:table-cell table:formula="of:=NORMDIST([.C784];[.$D$2];[.$E$2];0)" office:value-type="float" office:value="0.0360513217253616" calcext:value-type="float">
            <text:p>0.0360513217</text:p>
          </table:table-cell>
          <table:table-cell table:number-columns-repeated="1018"/>
        </table:table-row>
        <table:table-row table:style-name="ro1">
          <table:table-cell table:style-name="ce1" office:value-type="float" office:value="0.0261418" calcext:value-type="float">
            <text:p>0.0261418</text:p>
          </table:table-cell>
          <table:table-cell table:style-name="ce1" office:value-type="float" office:value="0.107246" calcext:value-type="float">
            <text:p>0.107246</text:p>
          </table:table-cell>
          <table:table-cell table:style-name="ce1" office:value-type="float" office:value="0.410451" calcext:value-type="float">
            <text:p>0.410451</text:p>
          </table:table-cell>
          <table:table-cell table:style-name="ce1"/>
          <table:table-cell/>
          <table:table-cell table:formula="of:=NORMDIST([.C785];[.$D$2];[.$E$2];0)" office:value-type="float" office:value="5.65234268409964" calcext:value-type="float">
            <text:p>5.6523426841</text:p>
          </table:table-cell>
          <table:table-cell table:number-columns-repeated="1018"/>
        </table:table-row>
        <table:table-row table:style-name="ro1">
          <table:table-cell table:style-name="ce1" office:value-type="float" office:value="0.0294202" calcext:value-type="float">
            <text:p>0.0294202</text:p>
          </table:table-cell>
          <table:table-cell table:style-name="ce1" office:value-type="float" office:value="0.0172396" calcext:value-type="float">
            <text:p>0.0172396</text:p>
          </table:table-cell>
          <table:table-cell table:style-name="ce1" office:value-type="float" office:value="0.124072" calcext:value-type="float">
            <text:p>0.124072</text:p>
          </table:table-cell>
          <table:table-cell table:style-name="ce1"/>
          <table:table-cell/>
          <table:table-cell table:formula="of:=NORMDIST([.C786];[.$D$2];[.$E$2];0)" office:value-type="float" office:value="0.00250874830401313" calcext:value-type="float">
            <text:p>0.0025087483</text:p>
          </table:table-cell>
          <table:table-cell table:number-columns-repeated="1018"/>
        </table:table-row>
        <table:table-row table:style-name="ro1">
          <table:table-cell table:style-name="ce1" office:value-type="float" office:value="0.0411336" calcext:value-type="float">
            <text:p>0.0411336</text:p>
          </table:table-cell>
          <table:table-cell table:style-name="ce1" office:value-type="float" office:value="0.116931" calcext:value-type="float">
            <text:p>0.116931</text:p>
          </table:table-cell>
          <table:table-cell table:style-name="ce1" office:value-type="float" office:value="0.449477" calcext:value-type="float">
            <text:p>0.449477</text:p>
          </table:table-cell>
          <table:table-cell table:style-name="ce1"/>
          <table:table-cell/>
          <table:table-cell table:formula="of:=NORMDIST([.C787];[.$D$2];[.$E$2];0)" office:value-type="float" office:value="4.0890138287344" calcext:value-type="float">
            <text:p>4.0890138287</text:p>
          </table:table-cell>
          <table:table-cell table:number-columns-repeated="1018"/>
        </table:table-row>
        <table:table-row table:style-name="ro1">
          <table:table-cell table:style-name="ce1" office:value-type="float" office:value="0.0138469" calcext:value-type="float">
            <text:p>0.0138469</text:p>
          </table:table-cell>
          <table:table-cell table:style-name="ce1" office:value-type="float" office:value="0.0550807" calcext:value-type="float">
            <text:p>0.0550807</text:p>
          </table:table-cell>
          <table:table-cell table:style-name="ce1" office:value-type="float" office:value="0.472176" calcext:value-type="float">
            <text:p>0.472176</text:p>
          </table:table-cell>
          <table:table-cell table:style-name="ce1"/>
          <table:table-cell/>
          <table:table-cell table:formula="of:=NORMDIST([.C788];[.$D$2];[.$E$2];0)" office:value-type="float" office:value="2.91012996203561" calcext:value-type="float">
            <text:p>2.910129962</text:p>
          </table:table-cell>
          <table:table-cell table:number-columns-repeated="1018"/>
        </table:table-row>
        <table:table-row table:style-name="ro1">
          <table:table-cell table:style-name="ce1" office:value-type="float" office:value="0.0342585" calcext:value-type="float">
            <text:p>0.0342585</text:p>
          </table:table-cell>
          <table:table-cell table:style-name="ce1" office:value-type="float" office:value="0.140219" calcext:value-type="float">
            <text:p>0.140219</text:p>
          </table:table-cell>
          <table:table-cell table:style-name="ce1" office:value-type="float" office:value="0.373019" calcext:value-type="float">
            <text:p>0.373019</text:p>
          </table:table-cell>
          <table:table-cell table:style-name="ce1"/>
          <table:table-cell/>
          <table:table-cell table:formula="of:=NORMDIST([.C789];[.$D$2];[.$E$2];0)" office:value-type="float" office:value="5.65507104920435" calcext:value-type="float">
            <text:p>5.6550710492</text:p>
          </table:table-cell>
          <table:table-cell table:number-columns-repeated="1018"/>
        </table:table-row>
        <table:table-row table:style-name="ro1">
          <table:table-cell table:style-name="ce1" office:value-type="float" office:value="0.0211497" calcext:value-type="float">
            <text:p>0.0211497</text:p>
          </table:table-cell>
          <table:table-cell table:style-name="ce1" office:value-type="float" office:value="0.0207313" calcext:value-type="float">
            <text:p>0.0207313</text:p>
          </table:table-cell>
          <table:table-cell table:style-name="ce1" office:value-type="float" office:value="0.544423" calcext:value-type="float">
            <text:p>0.544423</text:p>
          </table:table-cell>
          <table:table-cell table:style-name="ce1"/>
          <table:table-cell/>
          <table:table-cell table:formula="of:=NORMDIST([.C790];[.$D$2];[.$E$2];0)" office:value-type="float" office:value="0.468860544802072" calcext:value-type="float">
            <text:p>0.4688605448</text:p>
          </table:table-cell>
          <table:table-cell table:number-columns-repeated="1018"/>
        </table:table-row>
        <table:table-row table:style-name="ro1">
          <table:table-cell table:style-name="ce1" office:value-type="float" office:value="0.0330717" calcext:value-type="float">
            <text:p>0.0330717</text:p>
          </table:table-cell>
          <table:table-cell table:style-name="ce1" office:value-type="float" office:value="0.0424447" calcext:value-type="float">
            <text:p>0.0424447</text:p>
          </table:table-cell>
          <table:table-cell table:style-name="ce1" office:value-type="float" office:value="0.287408" calcext:value-type="float">
            <text:p>0.287408</text:p>
          </table:table-cell>
          <table:table-cell table:style-name="ce1"/>
          <table:table-cell/>
          <table:table-cell table:formula="of:=NORMDIST([.C791];[.$D$2];[.$E$2];0)" office:value-type="float" office:value="1.80840646742237" calcext:value-type="float">
            <text:p>1.8084064674</text:p>
          </table:table-cell>
          <table:table-cell table:number-columns-repeated="1018"/>
        </table:table-row>
        <table:table-row table:style-name="ro1">
          <table:table-cell table:style-name="ce1" office:value-type="float" office:value="0.0143459" calcext:value-type="float">
            <text:p>0.0143459</text:p>
          </table:table-cell>
          <table:table-cell table:style-name="ce1" office:value-type="float" office:value="0.0380387" calcext:value-type="float">
            <text:p>0.0380387</text:p>
          </table:table-cell>
          <table:table-cell table:style-name="ce1" office:value-type="float" office:value="0.951683" calcext:value-type="float">
            <text:p>0.951683</text:p>
          </table:table-cell>
          <table:table-cell table:style-name="ce1"/>
          <table:table-cell/>
          <table:table-cell table:formula="of:=NORMDIST([.C792];[.$D$2];[.$E$2];0)" office:value-type="float" office:value="0.0000000000000103135228606817" calcext:value-type="float">
            <text:p>1.03135228606817E-14</text:p>
          </table:table-cell>
          <table:table-cell table:number-columns-repeated="1018"/>
        </table:table-row>
        <table:table-row table:style-name="ro1">
          <table:table-cell table:style-name="ce1" office:value-type="float" office:value="0.0161836" calcext:value-type="float">
            <text:p>0.0161836</text:p>
          </table:table-cell>
          <table:table-cell table:style-name="ce1" office:value-type="float" office:value="0.122855" calcext:value-type="float">
            <text:p>0.122855</text:p>
          </table:table-cell>
          <table:table-cell table:style-name="ce1" office:value-type="float" office:value="0.685834" calcext:value-type="float">
            <text:p>0.685834</text:p>
          </table:table-cell>
          <table:table-cell table:style-name="ce1"/>
          <table:table-cell/>
          <table:table-cell table:formula="of:=NORMDIST([.C793];[.$D$2];[.$E$2];0)" office:value-type="float" office:value="0.000498400177249204" calcext:value-type="float">
            <text:p>0.0004984002</text:p>
          </table:table-cell>
          <table:table-cell table:number-columns-repeated="1018"/>
        </table:table-row>
        <table:table-row table:style-name="ro1">
          <table:table-cell table:style-name="ce1" office:value-type="float" office:value="0.0175256" calcext:value-type="float">
            <text:p>0.0175256</text:p>
          </table:table-cell>
          <table:table-cell table:style-name="ce1" office:value-type="float" office:value="0.0714408" calcext:value-type="float">
            <text:p>0.0714408</text:p>
          </table:table-cell>
          <table:table-cell table:style-name="ce1" office:value-type="float" office:value="0.259985" calcext:value-type="float">
            <text:p>0.259985</text:p>
          </table:table-cell>
          <table:table-cell table:style-name="ce1"/>
          <table:table-cell/>
          <table:table-cell table:formula="of:=NORMDIST([.C794];[.$D$2];[.$E$2];0)" office:value-type="float" office:value="0.897114761230196" calcext:value-type="float">
            <text:p>0.8971147612</text:p>
          </table:table-cell>
          <table:table-cell table:number-columns-repeated="1018"/>
        </table:table-row>
        <table:table-row table:style-name="ro1">
          <table:table-cell table:style-name="ce1" office:value-type="float" office:value="0.0346297" calcext:value-type="float">
            <text:p>0.0346297</text:p>
          </table:table-cell>
          <table:table-cell table:style-name="ce1" office:value-type="float" office:value="-0.0326452" calcext:value-type="float">
            <text:p>-0.0326452</text:p>
          </table:table-cell>
          <table:table-cell table:style-name="ce1" office:value-type="float" office:value="0.462242" calcext:value-type="float">
            <text:p>0.462242</text:p>
          </table:table-cell>
          <table:table-cell table:style-name="ce1"/>
          <table:table-cell/>
          <table:table-cell table:formula="of:=NORMDIST([.C795];[.$D$2];[.$E$2];0)" office:value-type="float" office:value="3.42389890529967" calcext:value-type="float">
            <text:p>3.4238989053</text:p>
          </table:table-cell>
          <table:table-cell table:number-columns-repeated="1018"/>
        </table:table-row>
        <table:table-row table:style-name="ro1">
          <table:table-cell table:style-name="ce1" office:value-type="float" office:value="0.0252683" calcext:value-type="float">
            <text:p>0.0252683</text:p>
          </table:table-cell>
          <table:table-cell table:style-name="ce1" office:value-type="float" office:value="0.138689" calcext:value-type="float">
            <text:p>0.138689</text:p>
          </table:table-cell>
          <table:table-cell table:style-name="ce1" office:value-type="float" office:value="0.326538" calcext:value-type="float">
            <text:p>0.326538</text:p>
          </table:table-cell>
          <table:table-cell table:style-name="ce1"/>
          <table:table-cell/>
          <table:table-cell table:formula="of:=NORMDIST([.C796];[.$D$2];[.$E$2];0)" office:value-type="float" office:value="3.70838418936497" calcext:value-type="float">
            <text:p>3.7083841894</text:p>
          </table:table-cell>
          <table:table-cell table:number-columns-repeated="1018"/>
        </table:table-row>
        <table:table-row table:style-name="ro1">
          <table:table-cell table:style-name="ce1" office:value-type="float" office:value="0.029809" calcext:value-type="float">
            <text:p>0.029809</text:p>
          </table:table-cell>
          <table:table-cell table:style-name="ce1" office:value-type="float" office:value="0.109502" calcext:value-type="float">
            <text:p>0.109502</text:p>
          </table:table-cell>
          <table:table-cell table:style-name="ce1" office:value-type="float" office:value="0.466857" calcext:value-type="float">
            <text:p>0.466857</text:p>
          </table:table-cell>
          <table:table-cell table:style-name="ce1"/>
          <table:table-cell/>
          <table:table-cell table:formula="of:=NORMDIST([.C797];[.$D$2];[.$E$2];0)" office:value-type="float" office:value="3.18327052391954" calcext:value-type="float">
            <text:p>3.1832705239</text:p>
          </table:table-cell>
          <table:table-cell table:number-columns-repeated="1018"/>
        </table:table-row>
        <table:table-row table:style-name="ro1">
          <table:table-cell table:style-name="ce1" office:value-type="float" office:value="0.0184941" calcext:value-type="float">
            <text:p>0.0184941</text:p>
          </table:table-cell>
          <table:table-cell table:style-name="ce1" office:value-type="float" office:value="0.0212735" calcext:value-type="float">
            <text:p>0.0212735</text:p>
          </table:table-cell>
          <table:table-cell table:style-name="ce1" office:value-type="float" office:value="0.586122" calcext:value-type="float">
            <text:p>0.586122</text:p>
          </table:table-cell>
          <table:table-cell table:style-name="ce1"/>
          <table:table-cell/>
          <table:table-cell table:formula="of:=NORMDIST([.C798];[.$D$2];[.$E$2];0)" office:value-type="float" office:value="0.0976932348782814" calcext:value-type="float">
            <text:p>0.0976932349</text:p>
          </table:table-cell>
          <table:table-cell table:number-columns-repeated="1018"/>
        </table:table-row>
        <table:table-row table:style-name="ro1">
          <table:table-cell table:style-name="ce1" office:value-type="float" office:value="0.0268095" calcext:value-type="float">
            <text:p>0.0268095</text:p>
          </table:table-cell>
          <table:table-cell table:style-name="ce1" office:value-type="float" office:value="-0.00120501" calcext:value-type="float">
            <text:p>-0.00120501</text:p>
          </table:table-cell>
          <table:table-cell table:style-name="ce1" office:value-type="float" office:value="0.319379" calcext:value-type="float">
            <text:p>0.319379</text:p>
          </table:table-cell>
          <table:table-cell table:style-name="ce1"/>
          <table:table-cell/>
          <table:table-cell table:formula="of:=NORMDIST([.C799];[.$D$2];[.$E$2];0)" office:value-type="float" office:value="3.33343722236049" calcext:value-type="float">
            <text:p>3.3334372224</text:p>
          </table:table-cell>
          <table:table-cell table:number-columns-repeated="1018"/>
        </table:table-row>
        <table:table-row table:style-name="ro1">
          <table:table-cell table:style-name="ce1" office:value-type="float" office:value="0.0291884" calcext:value-type="float">
            <text:p>0.0291884</text:p>
          </table:table-cell>
          <table:table-cell table:style-name="ce1" office:value-type="float" office:value="0.139695" calcext:value-type="float">
            <text:p>0.139695</text:p>
          </table:table-cell>
          <table:table-cell table:style-name="ce1" office:value-type="float" office:value="0.316546" calcext:value-type="float">
            <text:p>0.316546</text:p>
          </table:table-cell>
          <table:table-cell table:style-name="ce1"/>
          <table:table-cell/>
          <table:table-cell table:formula="of:=NORMDIST([.C800];[.$D$2];[.$E$2];0)" office:value-type="float" office:value="3.18596721227249" calcext:value-type="float">
            <text:p>3.1859672123</text:p>
          </table:table-cell>
          <table:table-cell table:number-columns-repeated="1018"/>
        </table:table-row>
        <table:table-row table:style-name="ro1">
          <table:table-cell table:style-name="ce1" office:value-type="float" office:value="0.028073" calcext:value-type="float">
            <text:p>0.028073</text:p>
          </table:table-cell>
          <table:table-cell table:style-name="ce1" office:value-type="float" office:value="0.141351" calcext:value-type="float">
            <text:p>0.141351</text:p>
          </table:table-cell>
          <table:table-cell table:style-name="ce1" office:value-type="float" office:value="0.424692" calcext:value-type="float">
            <text:p>0.424692</text:p>
          </table:table-cell>
          <table:table-cell table:style-name="ce1"/>
          <table:table-cell/>
          <table:table-cell table:formula="of:=NORMDIST([.C801];[.$D$2];[.$E$2];0)" office:value-type="float" office:value="5.21825754849883" calcext:value-type="float">
            <text:p>5.2182575485</text:p>
          </table:table-cell>
          <table:table-cell table:number-columns-repeated="1018"/>
        </table:table-row>
        <table:table-row table:style-name="ro1">
          <table:table-cell table:style-name="ce1" office:value-type="float" office:value="0.0168069" calcext:value-type="float">
            <text:p>0.0168069</text:p>
          </table:table-cell>
          <table:table-cell table:style-name="ce1" office:value-type="float" office:value="0.0972631" calcext:value-type="float">
            <text:p>0.0972631</text:p>
          </table:table-cell>
          <table:table-cell table:style-name="ce1" office:value-type="float" office:value="0.418842" calcext:value-type="float">
            <text:p>0.418842</text:p>
          </table:table-cell>
          <table:table-cell table:style-name="ce1"/>
          <table:table-cell/>
          <table:table-cell table:formula="of:=NORMDIST([.C802];[.$D$2];[.$E$2];0)" office:value-type="float" office:value="5.42113943875516" calcext:value-type="float">
            <text:p>5.4211394388</text:p>
          </table:table-cell>
          <table:table-cell table:number-columns-repeated="1018"/>
        </table:table-row>
        <table:table-row table:style-name="ro1">
          <table:table-cell table:style-name="ce1" office:value-type="float" office:value="0.0298694" calcext:value-type="float">
            <text:p>0.0298694</text:p>
          </table:table-cell>
          <table:table-cell table:style-name="ce1" office:value-type="float" office:value="0.104275" calcext:value-type="float">
            <text:p>0.104275</text:p>
          </table:table-cell>
          <table:table-cell table:style-name="ce1" office:value-type="float" office:value="0.148077" calcext:value-type="float">
            <text:p>0.148077</text:p>
          </table:table-cell>
          <table:table-cell table:style-name="ce1"/>
          <table:table-cell/>
          <table:table-cell table:formula="of:=NORMDIST([.C803];[.$D$2];[.$E$2];0)" office:value-type="float" office:value="0.0094805128634445" calcext:value-type="float">
            <text:p>0.0094805129</text:p>
          </table:table-cell>
          <table:table-cell table:number-columns-repeated="1018"/>
        </table:table-row>
        <table:table-row table:style-name="ro1">
          <table:table-cell table:style-name="ce1" office:value-type="float" office:value="0.0325278" calcext:value-type="float">
            <text:p>0.0325278</text:p>
          </table:table-cell>
          <table:table-cell table:style-name="ce1" office:value-type="float" office:value="0.13603" calcext:value-type="float">
            <text:p>0.13603</text:p>
          </table:table-cell>
          <table:table-cell table:style-name="ce1" office:value-type="float" office:value="0.775123" calcext:value-type="float">
            <text:p>0.775123</text:p>
          </table:table-cell>
          <table:table-cell table:style-name="ce1"/>
          <table:table-cell/>
          <table:table-cell table:formula="of:=NORMDIST([.C804];[.$D$2];[.$E$2];0)" office:value-type="float" office:value="0.000000709410617485929" calcext:value-type="float">
            <text:p>7.09410617485929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183786" calcext:value-type="float">
            <text:p>0.0183786</text:p>
          </table:table-cell>
          <table:table-cell table:style-name="ce1" office:value-type="float" office:value="0.0841811" calcext:value-type="float">
            <text:p>0.0841811</text:p>
          </table:table-cell>
          <table:table-cell table:style-name="ce1" office:value-type="float" office:value="0.695021" calcext:value-type="float">
            <text:p>0.695021</text:p>
          </table:table-cell>
          <table:table-cell table:style-name="ce1"/>
          <table:table-cell/>
          <table:table-cell table:formula="of:=NORMDIST([.C805];[.$D$2];[.$E$2];0)" office:value-type="float" office:value="0.000274982940854837" calcext:value-type="float">
            <text:p>0.0002749829</text:p>
          </table:table-cell>
          <table:table-cell table:number-columns-repeated="1018"/>
        </table:table-row>
        <table:table-row table:style-name="ro1">
          <table:table-cell table:style-name="ce1" office:value-type="float" office:value="0.0298317" calcext:value-type="float">
            <text:p>0.0298317</text:p>
          </table:table-cell>
          <table:table-cell table:style-name="ce1" office:value-type="float" office:value="-0.0179655" calcext:value-type="float">
            <text:p>-0.0179655</text:p>
          </table:table-cell>
          <table:table-cell table:style-name="ce1" office:value-type="float" office:value="0.323439" calcext:value-type="float">
            <text:p>0.323439</text:p>
          </table:table-cell>
          <table:table-cell table:style-name="ce1"/>
          <table:table-cell/>
          <table:table-cell table:formula="of:=NORMDIST([.C806];[.$D$2];[.$E$2];0)" office:value-type="float" office:value="3.54599041023879" calcext:value-type="float">
            <text:p>3.5459904102</text:p>
          </table:table-cell>
          <table:table-cell table:number-columns-repeated="1018"/>
        </table:table-row>
        <table:table-row table:style-name="ro1">
          <table:table-cell table:style-name="ce1" office:value-type="float" office:value="0.0214409" calcext:value-type="float">
            <text:p>0.0214409</text:p>
          </table:table-cell>
          <table:table-cell table:style-name="ce1" office:value-type="float" office:value="0.138905" calcext:value-type="float">
            <text:p>0.138905</text:p>
          </table:table-cell>
          <table:table-cell table:style-name="ce1" office:value-type="float" office:value="0.410987" calcext:value-type="float">
            <text:p>0.410987</text:p>
          </table:table-cell>
          <table:table-cell table:style-name="ce1"/>
          <table:table-cell/>
          <table:table-cell table:formula="of:=NORMDIST([.C807];[.$D$2];[.$E$2];0)" office:value-type="float" office:value="5.63985536863745" calcext:value-type="float">
            <text:p>5.6398553686</text:p>
          </table:table-cell>
          <table:table-cell table:number-columns-repeated="1018"/>
        </table:table-row>
        <table:table-row table:style-name="ro1">
          <table:table-cell table:style-name="ce1" office:value-type="float" office:value="0.018595" calcext:value-type="float">
            <text:p>0.018595</text:p>
          </table:table-cell>
          <table:table-cell table:style-name="ce1" office:value-type="float" office:value="0.149855" calcext:value-type="float">
            <text:p>0.149855</text:p>
          </table:table-cell>
          <table:table-cell table:style-name="ce1" office:value-type="float" office:value="0.377001" calcext:value-type="float">
            <text:p>0.377001</text:p>
          </table:table-cell>
          <table:table-cell table:style-name="ce1"/>
          <table:table-cell/>
          <table:table-cell table:formula="of:=NORMDIST([.C808];[.$D$2];[.$E$2];0)" office:value-type="float" office:value="5.73697276144064" calcext:value-type="float">
            <text:p>5.7369727614</text:p>
          </table:table-cell>
          <table:table-cell table:number-columns-repeated="1018"/>
        </table:table-row>
        <table:table-row table:style-name="ro1">
          <table:table-cell table:style-name="ce1" office:value-type="float" office:value="0.026495" calcext:value-type="float">
            <text:p>0.026495</text:p>
          </table:table-cell>
          <table:table-cell table:style-name="ce1" office:value-type="float" office:value="-0.0385218" calcext:value-type="float">
            <text:p>-0.0385218</text:p>
          </table:table-cell>
          <table:table-cell table:style-name="ce1" office:value-type="float" office:value="0.757315" calcext:value-type="float">
            <text:p>0.757315</text:p>
          </table:table-cell>
          <table:table-cell table:style-name="ce1"/>
          <table:table-cell/>
          <table:table-cell table:formula="of:=NORMDIST([.C809];[.$D$2];[.$E$2];0)" office:value-type="float" office:value="0.00000300980351060688" calcext:value-type="float">
            <text:p>3.00980351060688E-06</text:p>
          </table:table-cell>
          <table:table-cell table:number-columns-repeated="1018"/>
        </table:table-row>
        <table:table-row table:style-name="ro1">
          <table:table-cell table:style-name="ce1" office:value-type="float" office:value="0.0154197" calcext:value-type="float">
            <text:p>0.0154197</text:p>
          </table:table-cell>
          <table:table-cell table:style-name="ce1" office:value-type="float" office:value="0.13702" calcext:value-type="float">
            <text:p>0.13702</text:p>
          </table:table-cell>
          <table:table-cell table:style-name="ce1" office:value-type="float" office:value="0.643274" calcext:value-type="float">
            <text:p>0.643274</text:p>
          </table:table-cell>
          <table:table-cell table:style-name="ce1"/>
          <table:table-cell/>
          <table:table-cell table:formula="of:=NORMDIST([.C810];[.$D$2];[.$E$2];0)" office:value-type="float" office:value="0.00617217183388333" calcext:value-type="float">
            <text:p>0.0061721718</text:p>
          </table:table-cell>
          <table:table-cell table:number-columns-repeated="1018"/>
        </table:table-row>
        <table:table-row table:style-name="ro1">
          <table:table-cell table:style-name="ce1" office:value-type="float" office:value="0.0112075" calcext:value-type="float">
            <text:p>0.0112075</text:p>
          </table:table-cell>
          <table:table-cell table:style-name="ce1" office:value-type="float" office:value="0.00412047" calcext:value-type="float">
            <text:p>0.00412047</text:p>
          </table:table-cell>
          <table:table-cell table:style-name="ce1" office:value-type="float" office:value="0.294024" calcext:value-type="float">
            <text:p>0.294024</text:p>
          </table:table-cell>
          <table:table-cell table:style-name="ce1"/>
          <table:table-cell/>
          <table:table-cell table:formula="of:=NORMDIST([.C811];[.$D$2];[.$E$2];0)" office:value-type="float" office:value="2.09002041028676" calcext:value-type="float">
            <text:p>2.0900204103</text:p>
          </table:table-cell>
          <table:table-cell table:number-columns-repeated="1018"/>
        </table:table-row>
        <table:table-row table:style-name="ro1">
          <table:table-cell table:style-name="ce1" office:value-type="float" office:value="0.0208509" calcext:value-type="float">
            <text:p>0.0208509</text:p>
          </table:table-cell>
          <table:table-cell table:style-name="ce1" office:value-type="float" office:value="0.142718" calcext:value-type="float">
            <text:p>0.142718</text:p>
          </table:table-cell>
          <table:table-cell table:style-name="ce1" office:value-type="float" office:value="0.527523" calcext:value-type="float">
            <text:p>0.527523</text:p>
          </table:table-cell>
          <table:table-cell table:style-name="ce1"/>
          <table:table-cell/>
          <table:table-cell table:formula="of:=NORMDIST([.C812];[.$D$2];[.$E$2];0)" office:value-type="float" office:value="0.795281021123762" calcext:value-type="float">
            <text:p>0.7952810211</text:p>
          </table:table-cell>
          <table:table-cell table:number-columns-repeated="1018"/>
        </table:table-row>
        <table:table-row table:style-name="ro1">
          <table:table-cell table:style-name="ce1" office:value-type="float" office:value="0.0153042" calcext:value-type="float">
            <text:p>0.0153042</text:p>
          </table:table-cell>
          <table:table-cell table:style-name="ce1" office:value-type="float" office:value="0.114542" calcext:value-type="float">
            <text:p>0.114542</text:p>
          </table:table-cell>
          <table:table-cell table:style-name="ce1" office:value-type="float" office:value="0.845398" calcext:value-type="float">
            <text:p>0.845398</text:p>
          </table:table-cell>
          <table:table-cell table:style-name="ce1"/>
          <table:table-cell/>
          <table:table-cell table:formula="of:=NORMDIST([.C813];[.$D$2];[.$E$2];0)" office:value-type="float" office:value="0.00000000121010070947701" calcext:value-type="float">
            <text:p>1.21010070947701E-09</text:p>
          </table:table-cell>
          <table:table-cell table:number-columns-repeated="1018"/>
        </table:table-row>
        <table:table-row table:style-name="ro1">
          <table:table-cell table:style-name="ce1" office:value-type="float" office:value="0.0316573" calcext:value-type="float">
            <text:p>0.0316573</text:p>
          </table:table-cell>
          <table:table-cell table:style-name="ce1" office:value-type="float" office:value="0.123302" calcext:value-type="float">
            <text:p>0.123302</text:p>
          </table:table-cell>
          <table:table-cell table:style-name="ce1" office:value-type="float" office:value="0.589714" calcext:value-type="float">
            <text:p>0.589714</text:p>
          </table:table-cell>
          <table:table-cell table:style-name="ce1"/>
          <table:table-cell/>
          <table:table-cell table:formula="of:=NORMDIST([.C814];[.$D$2];[.$E$2];0)" office:value-type="float" office:value="0.083855686219328" calcext:value-type="float">
            <text:p>0.0838556862</text:p>
          </table:table-cell>
          <table:table-cell table:number-columns-repeated="1018"/>
        </table:table-row>
        <table:table-row table:style-name="ro1">
          <table:table-cell table:style-name="ce1" office:value-type="float" office:value="0.0402518" calcext:value-type="float">
            <text:p>0.0402518</text:p>
          </table:table-cell>
          <table:table-cell table:style-name="ce1" office:value-type="float" office:value="0.0768721" calcext:value-type="float">
            <text:p>0.0768721</text:p>
          </table:table-cell>
          <table:table-cell table:style-name="ce1" office:value-type="float" office:value="0.551417" calcext:value-type="float">
            <text:p>0.551417</text:p>
          </table:table-cell>
          <table:table-cell table:style-name="ce1"/>
          <table:table-cell/>
          <table:table-cell table:formula="of:=NORMDIST([.C815];[.$D$2];[.$E$2];0)" office:value-type="float" office:value="0.370009375471603" calcext:value-type="float">
            <text:p>0.3700093755</text:p>
          </table:table-cell>
          <table:table-cell table:number-columns-repeated="1018"/>
        </table:table-row>
        <table:table-row table:style-name="ro1">
          <table:table-cell table:style-name="ce1" office:value-type="float" office:value="0.0234968" calcext:value-type="float">
            <text:p>0.0234968</text:p>
          </table:table-cell>
          <table:table-cell table:style-name="ce1" office:value-type="float" office:value="0.133445" calcext:value-type="float">
            <text:p>0.133445</text:p>
          </table:table-cell>
          <table:table-cell table:style-name="ce1" office:value-type="float" office:value="0.55577" calcext:value-type="float">
            <text:p>0.55577</text:p>
          </table:table-cell>
          <table:table-cell table:style-name="ce1"/>
          <table:table-cell/>
          <table:table-cell table:formula="of:=NORMDIST([.C816];[.$D$2];[.$E$2];0)" office:value-type="float" office:value="0.317605284161438" calcext:value-type="float">
            <text:p>0.3176052842</text:p>
          </table:table-cell>
          <table:table-cell table:number-columns-repeated="1018"/>
        </table:table-row>
        <table:table-row table:style-name="ro1">
          <table:table-cell table:style-name="ce1" office:value-type="float" office:value="0.0281049" calcext:value-type="float">
            <text:p>0.0281049</text:p>
          </table:table-cell>
          <table:table-cell table:style-name="ce1" office:value-type="float" office:value="0.115568" calcext:value-type="float">
            <text:p>0.115568</text:p>
          </table:table-cell>
          <table:table-cell table:style-name="ce1" office:value-type="float" office:value="0.529622" calcext:value-type="float">
            <text:p>0.529622</text:p>
          </table:table-cell>
          <table:table-cell table:style-name="ce1"/>
          <table:table-cell/>
          <table:table-cell table:formula="of:=NORMDIST([.C817];[.$D$2];[.$E$2];0)" office:value-type="float" office:value="0.747276012400466" calcext:value-type="float">
            <text:p>0.7472760124</text:p>
          </table:table-cell>
          <table:table-cell table:number-columns-repeated="1018"/>
        </table:table-row>
        <table:table-row table:style-name="ro1">
          <table:table-cell table:style-name="ce1" office:value-type="float" office:value="0.0244227" calcext:value-type="float">
            <text:p>0.0244227</text:p>
          </table:table-cell>
          <table:table-cell table:style-name="ce1" office:value-type="float" office:value="0.0936439" calcext:value-type="float">
            <text:p>0.0936439</text:p>
          </table:table-cell>
          <table:table-cell table:style-name="ce1" office:value-type="float" office:value="0.523142" calcext:value-type="float">
            <text:p>0.523142</text:p>
          </table:table-cell>
          <table:table-cell table:style-name="ce1"/>
          <table:table-cell/>
          <table:table-cell table:formula="of:=NORMDIST([.C818];[.$D$2];[.$E$2];0)" office:value-type="float" office:value="0.902862243551716" calcext:value-type="float">
            <text:p>0.9028622436</text:p>
          </table:table-cell>
          <table:table-cell table:number-columns-repeated="1018"/>
        </table:table-row>
        <table:table-row table:style-name="ro1">
          <table:table-cell table:style-name="ce1" office:value-type="float" office:value="0.0158471" calcext:value-type="float">
            <text:p>0.0158471</text:p>
          </table:table-cell>
          <table:table-cell table:style-name="ce1" office:value-type="float" office:value="0.124605" calcext:value-type="float">
            <text:p>0.124605</text:p>
          </table:table-cell>
          <table:table-cell table:style-name="ce1" office:value-type="float" office:value="0.540499" calcext:value-type="float">
            <text:p>0.540499</text:p>
          </table:table-cell>
          <table:table-cell table:style-name="ce1"/>
          <table:table-cell/>
          <table:table-cell table:formula="of:=NORMDIST([.C819];[.$D$2];[.$E$2];0)" office:value-type="float" office:value="0.532992983808831" calcext:value-type="float">
            <text:p>0.5329929838</text:p>
          </table:table-cell>
          <table:table-cell table:number-columns-repeated="1018"/>
        </table:table-row>
        <table:table-row table:style-name="ro1">
          <table:table-cell table:style-name="ce1" office:value-type="float" office:value="0.0306261" calcext:value-type="float">
            <text:p>0.0306261</text:p>
          </table:table-cell>
          <table:table-cell table:style-name="ce1" office:value-type="float" office:value="0.0638955" calcext:value-type="float">
            <text:p>0.0638955</text:p>
          </table:table-cell>
          <table:table-cell table:style-name="ce1" office:value-type="float" office:value="0.652545" calcext:value-type="float">
            <text:p>0.652545</text:p>
          </table:table-cell>
          <table:table-cell table:style-name="ce1"/>
          <table:table-cell/>
          <table:table-cell table:formula="of:=NORMDIST([.C820];[.$D$2];[.$E$2];0)" office:value-type="float" office:value="0.00368890251856693" calcext:value-type="float">
            <text:p>0.0036889025</text:p>
          </table:table-cell>
          <table:table-cell table:number-columns-repeated="1018"/>
        </table:table-row>
        <table:table-row table:style-name="ro1">
          <table:table-cell table:style-name="ce1" office:value-type="float" office:value="0.0198324" calcext:value-type="float">
            <text:p>0.0198324</text:p>
          </table:table-cell>
          <table:table-cell table:style-name="ce1" office:value-type="float" office:value="0.132466" calcext:value-type="float">
            <text:p>0.132466</text:p>
          </table:table-cell>
          <table:table-cell table:style-name="ce1" office:value-type="float" office:value="0.271371" calcext:value-type="float">
            <text:p>0.271371</text:p>
          </table:table-cell>
          <table:table-cell table:style-name="ce1"/>
          <table:table-cell/>
          <table:table-cell table:formula="of:=NORMDIST([.C821];[.$D$2];[.$E$2];0)" office:value-type="float" office:value="1.22418141842576" calcext:value-type="float">
            <text:p>1.2241814184</text:p>
          </table:table-cell>
          <table:table-cell table:number-columns-repeated="1018"/>
        </table:table-row>
        <table:table-row table:style-name="ro1">
          <table:table-cell table:style-name="ce1" office:value-type="float" office:value="0.0206265" calcext:value-type="float">
            <text:p>0.0206265</text:p>
          </table:table-cell>
          <table:table-cell table:style-name="ce1" office:value-type="float" office:value="-0.0209717" calcext:value-type="float">
            <text:p>-0.0209717</text:p>
          </table:table-cell>
          <table:table-cell table:style-name="ce1" office:value-type="float" office:value="0.716517" calcext:value-type="float">
            <text:p>0.716517</text:p>
          </table:table-cell>
          <table:table-cell table:style-name="ce1"/>
          <table:table-cell/>
          <table:table-cell table:formula="of:=NORMDIST([.C822];[.$D$2];[.$E$2];0)" office:value-type="float" office:value="0.000063673688882838" calcext:value-type="float">
            <text:p>6.3673688882838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289904" calcext:value-type="float">
            <text:p>0.0289904</text:p>
          </table:table-cell>
          <table:table-cell table:style-name="ce1" office:value-type="float" office:value="-0.00166611" calcext:value-type="float">
            <text:p>-0.00166611</text:p>
          </table:table-cell>
          <table:table-cell table:style-name="ce1" office:value-type="float" office:value="0.502725" calcext:value-type="float">
            <text:p>0.502725</text:p>
          </table:table-cell>
          <table:table-cell table:style-name="ce1"/>
          <table:table-cell/>
          <table:table-cell table:formula="of:=NORMDIST([.C823];[.$D$2];[.$E$2];0)" office:value-type="float" office:value="1.54379370589269" calcext:value-type="float">
            <text:p>1.5437937059</text:p>
          </table:table-cell>
          <table:table-cell table:number-columns-repeated="1018"/>
        </table:table-row>
        <table:table-row table:style-name="ro1">
          <table:table-cell table:style-name="ce1" office:value-type="float" office:value="0.0174926" calcext:value-type="float">
            <text:p>0.0174926</text:p>
          </table:table-cell>
          <table:table-cell table:style-name="ce1" office:value-type="float" office:value="0.121018" calcext:value-type="float">
            <text:p>0.121018</text:p>
          </table:table-cell>
          <table:table-cell table:style-name="ce1" office:value-type="float" office:value="0.552882" calcext:value-type="float">
            <text:p>0.552882</text:p>
          </table:table-cell>
          <table:table-cell table:style-name="ce1"/>
          <table:table-cell/>
          <table:table-cell table:formula="of:=NORMDIST([.C824];[.$D$2];[.$E$2];0)" office:value-type="float" office:value="0.351633421141637" calcext:value-type="float">
            <text:p>0.3516334211</text:p>
          </table:table-cell>
          <table:table-cell table:number-columns-repeated="1018"/>
        </table:table-row>
        <table:table-row table:style-name="ro1">
          <table:table-cell table:style-name="ce1" office:value-type="float" office:value="0.0259464" calcext:value-type="float">
            <text:p>0.0259464</text:p>
          </table:table-cell>
          <table:table-cell table:style-name="ce1" office:value-type="float" office:value="0.103465" calcext:value-type="float">
            <text:p>0.103465</text:p>
          </table:table-cell>
          <table:table-cell table:style-name="ce1" office:value-type="float" office:value="0.4569" calcext:value-type="float">
            <text:p>0.4569</text:p>
          </table:table-cell>
          <table:table-cell table:style-name="ce1"/>
          <table:table-cell/>
          <table:table-cell table:formula="of:=NORMDIST([.C825];[.$D$2];[.$E$2];0)" office:value-type="float" office:value="3.70383045788265" calcext:value-type="float">
            <text:p>3.7038304579</text:p>
          </table:table-cell>
          <table:table-cell table:number-columns-repeated="1018"/>
        </table:table-row>
        <table:table-row table:style-name="ro1">
          <table:table-cell table:style-name="ce1" office:value-type="float" office:value="0.0204758" calcext:value-type="float">
            <text:p>0.0204758</text:p>
          </table:table-cell>
          <table:table-cell table:style-name="ce1" office:value-type="float" office:value="0.136271" calcext:value-type="float">
            <text:p>0.136271</text:p>
          </table:table-cell>
          <table:table-cell table:style-name="ce1" office:value-type="float" office:value="0.608887" calcext:value-type="float">
            <text:p>0.608887</text:p>
          </table:table-cell>
          <table:table-cell table:style-name="ce1"/>
          <table:table-cell/>
          <table:table-cell table:formula="of:=NORMDIST([.C826];[.$D$2];[.$E$2];0)" office:value-type="float" office:value="0.0353945527215027" calcext:value-type="float">
            <text:p>0.0353945527</text:p>
          </table:table-cell>
          <table:table-cell table:number-columns-repeated="1018"/>
        </table:table-row>
        <table:table-row table:style-name="ro1">
          <table:table-cell table:style-name="ce1" office:value-type="float" office:value="0.0227979" calcext:value-type="float">
            <text:p>0.0227979</text:p>
          </table:table-cell>
          <table:table-cell table:style-name="ce1" office:value-type="float" office:value="0.148728" calcext:value-type="float">
            <text:p>0.148728</text:p>
          </table:table-cell>
          <table:table-cell table:style-name="ce1" office:value-type="float" office:value="0.796713" calcext:value-type="float">
            <text:p>0.796713</text:p>
          </table:table-cell>
          <table:table-cell table:style-name="ce1"/>
          <table:table-cell/>
          <table:table-cell table:formula="of:=NORMDIST([.C827];[.$D$2];[.$E$2];0)" office:value-type="float" office:value="0.000000112186330481262" calcext:value-type="float">
            <text:p>1.12186330481262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290264" calcext:value-type="float">
            <text:p>0.0290264</text:p>
          </table:table-cell>
          <table:table-cell table:style-name="ce1" office:value-type="float" office:value="-0.0470442" calcext:value-type="float">
            <text:p>-0.0470442</text:p>
          </table:table-cell>
          <table:table-cell table:style-name="ce1" office:value-type="float" office:value="0.721767" calcext:value-type="float">
            <text:p>0.721767</text:p>
          </table:table-cell>
          <table:table-cell table:style-name="ce1"/>
          <table:table-cell/>
          <table:table-cell table:formula="of:=NORMDIST([.C828];[.$D$2];[.$E$2];0)" office:value-type="float" office:value="0.0000438714432420716" calcext:value-type="float">
            <text:p>4.38714432420716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416145" calcext:value-type="float">
            <text:p>0.0416145</text:p>
          </table:table-cell>
          <table:table-cell table:style-name="ce1" office:value-type="float" office:value="0.0476241" calcext:value-type="float">
            <text:p>0.0476241</text:p>
          </table:table-cell>
          <table:table-cell table:style-name="ce1" office:value-type="float" office:value="0.397877" calcext:value-type="float">
            <text:p>0.397877</text:p>
          </table:table-cell>
          <table:table-cell table:style-name="ce1"/>
          <table:table-cell/>
          <table:table-cell table:formula="of:=NORMDIST([.C829];[.$D$2];[.$E$2];0)" office:value-type="float" office:value="5.84797055245194" calcext:value-type="float">
            <text:p>5.8479705525</text:p>
          </table:table-cell>
          <table:table-cell table:number-columns-repeated="1018"/>
        </table:table-row>
        <table:table-row table:style-name="ro1">
          <table:table-cell table:style-name="ce1" office:value-type="float" office:value="0.0228257" calcext:value-type="float">
            <text:p>0.0228257</text:p>
          </table:table-cell>
          <table:table-cell table:style-name="ce1" office:value-type="float" office:value="0.07297" calcext:value-type="float">
            <text:p>0.07297</text:p>
          </table:table-cell>
          <table:table-cell table:style-name="ce1" office:value-type="float" office:value="0.358974" calcext:value-type="float">
            <text:p>0.358974</text:p>
          </table:table-cell>
          <table:table-cell table:style-name="ce1"/>
          <table:table-cell/>
          <table:table-cell table:formula="of:=NORMDIST([.C830];[.$D$2];[.$E$2];0)" office:value-type="float" office:value="5.22997374659371" calcext:value-type="float">
            <text:p>5.2299737466</text:p>
          </table:table-cell>
          <table:table-cell table:number-columns-repeated="1018"/>
        </table:table-row>
        <table:table-row table:style-name="ro1">
          <table:table-cell table:style-name="ce1" office:value-type="float" office:value="0.0254124" calcext:value-type="float">
            <text:p>0.0254124</text:p>
          </table:table-cell>
          <table:table-cell table:style-name="ce1" office:value-type="float" office:value="0.0645521" calcext:value-type="float">
            <text:p>0.0645521</text:p>
          </table:table-cell>
          <table:table-cell table:style-name="ce1" office:value-type="float" office:value="0.47002" calcext:value-type="float">
            <text:p>0.47002</text:p>
          </table:table-cell>
          <table:table-cell table:style-name="ce1"/>
          <table:table-cell/>
          <table:table-cell table:formula="of:=NORMDIST([.C831];[.$D$2];[.$E$2];0)" office:value-type="float" office:value="3.02013067202747" calcext:value-type="float">
            <text:p>3.020130672</text:p>
          </table:table-cell>
          <table:table-cell table:number-columns-repeated="1018"/>
        </table:table-row>
        <table:table-row table:style-name="ro1">
          <table:table-cell table:style-name="ce1" office:value-type="float" office:value="0.0157597" calcext:value-type="float">
            <text:p>0.0157597</text:p>
          </table:table-cell>
          <table:table-cell table:style-name="ce1" office:value-type="float" office:value="0.130661" calcext:value-type="float">
            <text:p>0.130661</text:p>
          </table:table-cell>
          <table:table-cell table:style-name="ce1" office:value-type="float" office:value="0.342552" calcext:value-type="float">
            <text:p>0.342552</text:p>
          </table:table-cell>
          <table:table-cell table:style-name="ce1"/>
          <table:table-cell/>
          <table:table-cell table:formula="of:=NORMDIST([.C832];[.$D$2];[.$E$2];0)" office:value-type="float" office:value="4.52143652077415" calcext:value-type="float">
            <text:p>4.5214365208</text:p>
          </table:table-cell>
          <table:table-cell table:number-columns-repeated="1018"/>
        </table:table-row>
        <table:table-row table:style-name="ro1">
          <table:table-cell table:style-name="ce1" office:value-type="float" office:value="0.0315953" calcext:value-type="float">
            <text:p>0.0315953</text:p>
          </table:table-cell>
          <table:table-cell table:style-name="ce1" office:value-type="float" office:value="0.142316" calcext:value-type="float">
            <text:p>0.142316</text:p>
          </table:table-cell>
          <table:table-cell table:style-name="ce1" office:value-type="float" office:value="0.470706" calcext:value-type="float">
            <text:p>0.470706</text:p>
          </table:table-cell>
          <table:table-cell table:style-name="ce1"/>
          <table:table-cell/>
          <table:table-cell table:formula="of:=NORMDIST([.C833];[.$D$2];[.$E$2];0)" office:value-type="float" office:value="2.98501285450427" calcext:value-type="float">
            <text:p>2.9850128545</text:p>
          </table:table-cell>
          <table:table-cell table:number-columns-repeated="1018"/>
        </table:table-row>
        <table:table-row table:style-name="ro1">
          <table:table-cell table:style-name="ce1" office:value-type="float" office:value="0.0336799" calcext:value-type="float">
            <text:p>0.0336799</text:p>
          </table:table-cell>
          <table:table-cell table:style-name="ce1" office:value-type="float" office:value="0.0832422" calcext:value-type="float">
            <text:p>0.0832422</text:p>
          </table:table-cell>
          <table:table-cell table:style-name="ce1" office:value-type="float" office:value="0.521271" calcext:value-type="float">
            <text:p>0.521271</text:p>
          </table:table-cell>
          <table:table-cell table:style-name="ce1"/>
          <table:table-cell/>
          <table:table-cell table:formula="of:=NORMDIST([.C834];[.$D$2];[.$E$2];0)" office:value-type="float" office:value="0.951925869798692" calcext:value-type="float">
            <text:p>0.9519258698</text:p>
          </table:table-cell>
          <table:table-cell table:number-columns-repeated="1018"/>
        </table:table-row>
        <table:table-row table:style-name="ro1">
          <table:table-cell table:style-name="ce1" office:value-type="float" office:value="0.0240053" calcext:value-type="float">
            <text:p>0.0240053</text:p>
          </table:table-cell>
          <table:table-cell table:style-name="ce1" office:value-type="float" office:value="0.0862563" calcext:value-type="float">
            <text:p>0.0862563</text:p>
          </table:table-cell>
          <table:table-cell table:style-name="ce1" office:value-type="float" office:value="0.532623" calcext:value-type="float">
            <text:p>0.532623</text:p>
          </table:table-cell>
          <table:table-cell table:style-name="ce1"/>
          <table:table-cell/>
          <table:table-cell table:formula="of:=NORMDIST([.C835];[.$D$2];[.$E$2];0)" office:value-type="float" office:value="0.682498463760669" calcext:value-type="float">
            <text:p>0.6824984638</text:p>
          </table:table-cell>
          <table:table-cell table:number-columns-repeated="1018"/>
        </table:table-row>
        <table:table-row table:style-name="ro1">
          <table:table-cell table:style-name="ce1" office:value-type="float" office:value="0.0303096" calcext:value-type="float">
            <text:p>0.0303096</text:p>
          </table:table-cell>
          <table:table-cell table:style-name="ce1" office:value-type="float" office:value="0.0597976" calcext:value-type="float">
            <text:p>0.0597976</text:p>
          </table:table-cell>
          <table:table-cell table:style-name="ce1" office:value-type="float" office:value="0.650765" calcext:value-type="float">
            <text:p>0.650765</text:p>
          </table:table-cell>
          <table:table-cell table:style-name="ce1"/>
          <table:table-cell/>
          <table:table-cell table:formula="of:=NORMDIST([.C836];[.$D$2];[.$E$2];0)" office:value-type="float" office:value="0.00407796614485709" calcext:value-type="float">
            <text:p>0.0040779661</text:p>
          </table:table-cell>
          <table:table-cell table:number-columns-repeated="1018"/>
        </table:table-row>
        <table:table-row table:style-name="ro1">
          <table:table-cell table:style-name="ce1" office:value-type="float" office:value="0.0313311" calcext:value-type="float">
            <text:p>0.0313311</text:p>
          </table:table-cell>
          <table:table-cell table:style-name="ce1" office:value-type="float" office:value="0.15059" calcext:value-type="float">
            <text:p>0.15059</text:p>
          </table:table-cell>
          <table:table-cell table:style-name="ce1" office:value-type="float" office:value="0.521152" calcext:value-type="float">
            <text:p>0.521152</text:p>
          </table:table-cell>
          <table:table-cell table:style-name="ce1"/>
          <table:table-cell/>
          <table:table-cell table:formula="of:=NORMDIST([.C837];[.$D$2];[.$E$2];0)" office:value-type="float" office:value="0.955110619139678" calcext:value-type="float">
            <text:p>0.9551106191</text:p>
          </table:table-cell>
          <table:table-cell table:number-columns-repeated="1018"/>
        </table:table-row>
        <table:table-row table:style-name="ro1">
          <table:table-cell table:style-name="ce1" office:value-type="float" office:value="0.0310843" calcext:value-type="float">
            <text:p>0.0310843</text:p>
          </table:table-cell>
          <table:table-cell table:style-name="ce1" office:value-type="float" office:value="0.0851814" calcext:value-type="float">
            <text:p>0.0851814</text:p>
          </table:table-cell>
          <table:table-cell table:style-name="ce1" office:value-type="float" office:value="0.730642" calcext:value-type="float">
            <text:p>0.730642</text:p>
          </table:table-cell>
          <table:table-cell table:style-name="ce1"/>
          <table:table-cell/>
          <table:table-cell table:formula="of:=NORMDIST([.C838];[.$D$2];[.$E$2];0)" office:value-type="float" office:value="0.0000230569417195153" calcext:value-type="float">
            <text:p>2.30569417195153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18748" calcext:value-type="float">
            <text:p>0.018748</text:p>
          </table:table-cell>
          <table:table-cell table:style-name="ce1" office:value-type="float" office:value="0.119769" calcext:value-type="float">
            <text:p>0.119769</text:p>
          </table:table-cell>
          <table:table-cell table:style-name="ce1" office:value-type="float" office:value="0.50613" calcext:value-type="float">
            <text:p>0.50613</text:p>
          </table:table-cell>
          <table:table-cell table:style-name="ce1"/>
          <table:table-cell/>
          <table:table-cell table:formula="of:=NORMDIST([.C839];[.$D$2];[.$E$2];0)" office:value-type="float" office:value="1.42056796606423" calcext:value-type="float">
            <text:p>1.4205679661</text:p>
          </table:table-cell>
          <table:table-cell table:number-columns-repeated="1018"/>
        </table:table-row>
        <table:table-row table:style-name="ro1">
          <table:table-cell table:style-name="ce1" office:value-type="float" office:value="0.0196614" calcext:value-type="float">
            <text:p>0.0196614</text:p>
          </table:table-cell>
          <table:table-cell table:style-name="ce1" office:value-type="float" office:value="0.116358" calcext:value-type="float">
            <text:p>0.116358</text:p>
          </table:table-cell>
          <table:table-cell table:style-name="ce1" office:value-type="float" office:value="0.729031" calcext:value-type="float">
            <text:p>0.729031</text:p>
          </table:table-cell>
          <table:table-cell table:style-name="ce1"/>
          <table:table-cell/>
          <table:table-cell table:formula="of:=NORMDIST([.C840];[.$D$2];[.$E$2];0)" office:value-type="float" office:value="0.000025945719132714" calcext:value-type="float">
            <text:p>2.5945719132714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146332" calcext:value-type="float">
            <text:p>0.0146332</text:p>
          </table:table-cell>
          <table:table-cell table:style-name="ce1" office:value-type="float" office:value="0.0898218" calcext:value-type="float">
            <text:p>0.0898218</text:p>
          </table:table-cell>
          <table:table-cell table:style-name="ce1" office:value-type="float" office:value="0.271385" calcext:value-type="float">
            <text:p>0.271385</text:p>
          </table:table-cell>
          <table:table-cell table:style-name="ce1"/>
          <table:table-cell/>
          <table:table-cell table:formula="of:=NORMDIST([.C841];[.$D$2];[.$E$2];0)" office:value-type="float" office:value="1.22462822429909" calcext:value-type="float">
            <text:p>1.2246282243</text:p>
          </table:table-cell>
          <table:table-cell table:number-columns-repeated="1018"/>
        </table:table-row>
        <table:table-row table:style-name="ro1">
          <table:table-cell table:style-name="ce1" office:value-type="float" office:value="0.0302563" calcext:value-type="float">
            <text:p>0.0302563</text:p>
          </table:table-cell>
          <table:table-cell table:style-name="ce1" office:value-type="float" office:value="-0.0209352" calcext:value-type="float">
            <text:p>-0.0209352</text:p>
          </table:table-cell>
          <table:table-cell table:style-name="ce1" office:value-type="float" office:value="0.613247" calcext:value-type="float">
            <text:p>0.613247</text:p>
          </table:table-cell>
          <table:table-cell table:style-name="ce1"/>
          <table:table-cell/>
          <table:table-cell table:formula="of:=NORMDIST([.C842];[.$D$2];[.$E$2];0)" office:value-type="float" office:value="0.0287689859241656" calcext:value-type="float">
            <text:p>0.0287689859</text:p>
          </table:table-cell>
          <table:table-cell table:number-columns-repeated="1018"/>
        </table:table-row>
        <table:table-row table:style-name="ro1">
          <table:table-cell table:style-name="ce1" office:value-type="float" office:value="0.0270306" calcext:value-type="float">
            <text:p>0.0270306</text:p>
          </table:table-cell>
          <table:table-cell table:style-name="ce1" office:value-type="float" office:value="0.144765" calcext:value-type="float">
            <text:p>0.144765</text:p>
          </table:table-cell>
          <table:table-cell table:style-name="ce1" office:value-type="float" office:value="0.443477" calcext:value-type="float">
            <text:p>0.443477</text:p>
          </table:table-cell>
          <table:table-cell table:style-name="ce1"/>
          <table:table-cell/>
          <table:table-cell table:formula="of:=NORMDIST([.C843];[.$D$2];[.$E$2];0)" office:value-type="float" office:value="4.39096306356156" calcext:value-type="float">
            <text:p>4.3909630636</text:p>
          </table:table-cell>
          <table:table-cell table:number-columns-repeated="1018"/>
        </table:table-row>
        <table:table-row table:style-name="ro1">
          <table:table-cell table:style-name="ce1" office:value-type="float" office:value="0.0212485" calcext:value-type="float">
            <text:p>0.0212485</text:p>
          </table:table-cell>
          <table:table-cell table:style-name="ce1" office:value-type="float" office:value="0.109863" calcext:value-type="float">
            <text:p>0.109863</text:p>
          </table:table-cell>
          <table:table-cell table:style-name="ce1" office:value-type="float" office:value="0.410818" calcext:value-type="float">
            <text:p>0.410818</text:p>
          </table:table-cell>
          <table:table-cell table:style-name="ce1"/>
          <table:table-cell/>
          <table:table-cell table:formula="of:=NORMDIST([.C844];[.$D$2];[.$E$2];0)" office:value-type="float" office:value="5.64382754296374" calcext:value-type="float">
            <text:p>5.643827543</text:p>
          </table:table-cell>
          <table:table-cell table:number-columns-repeated="1018"/>
        </table:table-row>
        <table:table-row table:style-name="ro1">
          <table:table-cell table:style-name="ce1" office:value-type="float" office:value="0.0230801" calcext:value-type="float">
            <text:p>0.0230801</text:p>
          </table:table-cell>
          <table:table-cell table:style-name="ce1" office:value-type="float" office:value="-0.0361449" calcext:value-type="float">
            <text:p>-0.0361449</text:p>
          </table:table-cell>
          <table:table-cell table:style-name="ce1" office:value-type="float" office:value="0.372599" calcext:value-type="float">
            <text:p>0.372599</text:p>
          </table:table-cell>
          <table:table-cell table:style-name="ce1"/>
          <table:table-cell/>
          <table:table-cell table:formula="of:=NORMDIST([.C845];[.$D$2];[.$E$2];0)" office:value-type="float" office:value="5.64537007980784" calcext:value-type="float">
            <text:p>5.6453700798</text:p>
          </table:table-cell>
          <table:table-cell table:number-columns-repeated="1018"/>
        </table:table-row>
        <table:table-row table:style-name="ro1">
          <table:table-cell table:style-name="ce1" office:value-type="float" office:value="0.0233449" calcext:value-type="float">
            <text:p>0.0233449</text:p>
          </table:table-cell>
          <table:table-cell table:style-name="ce1" office:value-type="float" office:value="0.105365" calcext:value-type="float">
            <text:p>0.105365</text:p>
          </table:table-cell>
          <table:table-cell table:style-name="ce1" office:value-type="float" office:value="0.349113" calcext:value-type="float">
            <text:p>0.349113</text:p>
          </table:table-cell>
          <table:table-cell table:style-name="ce1"/>
          <table:table-cell/>
          <table:table-cell table:formula="of:=NORMDIST([.C846];[.$D$2];[.$E$2];0)" office:value-type="float" office:value="4.82591542146367" calcext:value-type="float">
            <text:p>4.8259154215</text:p>
          </table:table-cell>
          <table:table-cell table:number-columns-repeated="1018"/>
        </table:table-row>
        <table:table-row table:style-name="ro1">
          <table:table-cell table:style-name="ce1" office:value-type="float" office:value="0.0121068" calcext:value-type="float">
            <text:p>0.0121068</text:p>
          </table:table-cell>
          <table:table-cell table:style-name="ce1" office:value-type="float" office:value="-0.0207663" calcext:value-type="float">
            <text:p>-0.0207663</text:p>
          </table:table-cell>
          <table:table-cell table:style-name="ce1" office:value-type="float" office:value="0.507955" calcext:value-type="float">
            <text:p>0.507955</text:p>
          </table:table-cell>
          <table:table-cell table:style-name="ce1"/>
          <table:table-cell/>
          <table:table-cell table:formula="of:=NORMDIST([.C847];[.$D$2];[.$E$2];0)" office:value-type="float" office:value="1.35721789105041" calcext:value-type="float">
            <text:p>1.3572178911</text:p>
          </table:table-cell>
          <table:table-cell table:number-columns-repeated="1018"/>
        </table:table-row>
        <table:table-row table:style-name="ro1">
          <table:table-cell table:style-name="ce1" office:value-type="float" office:value="0.0206755" calcext:value-type="float">
            <text:p>0.0206755</text:p>
          </table:table-cell>
          <table:table-cell table:style-name="ce1" office:value-type="float" office:value="-0.0414637" calcext:value-type="float">
            <text:p>-0.0414637</text:p>
          </table:table-cell>
          <table:table-cell table:style-name="ce1" office:value-type="float" office:value="0.674373" calcext:value-type="float">
            <text:p>0.674373</text:p>
          </table:table-cell>
          <table:table-cell table:style-name="ce1"/>
          <table:table-cell/>
          <table:table-cell table:formula="of:=NORMDIST([.C848];[.$D$2];[.$E$2];0)" office:value-type="float" office:value="0.00102010490978882" calcext:value-type="float">
            <text:p>0.0010201049</text:p>
          </table:table-cell>
          <table:table-cell table:number-columns-repeated="1018"/>
        </table:table-row>
        <table:table-row table:style-name="ro1">
          <table:table-cell table:style-name="ce1" office:value-type="float" office:value="0.0188429" calcext:value-type="float">
            <text:p>0.0188429</text:p>
          </table:table-cell>
          <table:table-cell table:style-name="ce1" office:value-type="float" office:value="0.0216839" calcext:value-type="float">
            <text:p>0.0216839</text:p>
          </table:table-cell>
          <table:table-cell table:style-name="ce1" office:value-type="float" office:value="0.831444" calcext:value-type="float">
            <text:p>0.831444</text:p>
          </table:table-cell>
          <table:table-cell table:style-name="ce1"/>
          <table:table-cell/>
          <table:table-cell table:formula="of:=NORMDIST([.C849];[.$D$2];[.$E$2];0)" office:value-type="float" office:value="0.00000000467127590042034" calcext:value-type="float">
            <text:p>4.67127590042034E-09</text:p>
          </table:table-cell>
          <table:table-cell table:number-columns-repeated="1018"/>
        </table:table-row>
        <table:table-row table:style-name="ro1">
          <table:table-cell table:style-name="ce1" office:value-type="float" office:value="0.0340595" calcext:value-type="float">
            <text:p>0.0340595</text:p>
          </table:table-cell>
          <table:table-cell table:style-name="ce1" office:value-type="float" office:value="0.0974025" calcext:value-type="float">
            <text:p>0.0974025</text:p>
          </table:table-cell>
          <table:table-cell table:style-name="ce1" office:value-type="float" office:value="0.144048" calcext:value-type="float">
            <text:p>0.144048</text:p>
          </table:table-cell>
          <table:table-cell table:style-name="ce1"/>
          <table:table-cell/>
          <table:table-cell table:formula="of:=NORMDIST([.C850];[.$D$2];[.$E$2];0)" office:value-type="float" office:value="0.00765089091063883" calcext:value-type="float">
            <text:p>0.0076508909</text:p>
          </table:table-cell>
          <table:table-cell table:number-columns-repeated="1018"/>
        </table:table-row>
        <table:table-row table:style-name="ro1">
          <table:table-cell table:style-name="ce1" office:value-type="float" office:value="0.0235647" calcext:value-type="float">
            <text:p>0.0235647</text:p>
          </table:table-cell>
          <table:table-cell table:style-name="ce1" office:value-type="float" office:value="0.101344" calcext:value-type="float">
            <text:p>0.101344</text:p>
          </table:table-cell>
          <table:table-cell table:style-name="ce1" office:value-type="float" office:value="0.386211" calcext:value-type="float">
            <text:p>0.386211</text:p>
          </table:table-cell>
          <table:table-cell table:style-name="ce1"/>
          <table:table-cell/>
          <table:table-cell table:formula="of:=NORMDIST([.C851];[.$D$2];[.$E$2];0)" office:value-type="float" office:value="5.85342029683604" calcext:value-type="float">
            <text:p>5.8534202968</text:p>
          </table:table-cell>
          <table:table-cell table:number-columns-repeated="1018"/>
        </table:table-row>
        <table:table-row table:style-name="ro1">
          <table:table-cell table:style-name="ce1" office:value-type="float" office:value="0.0267184" calcext:value-type="float">
            <text:p>0.0267184</text:p>
          </table:table-cell>
          <table:table-cell table:style-name="ce1" office:value-type="float" office:value="0.0606741" calcext:value-type="float">
            <text:p>0.0606741</text:p>
          </table:table-cell>
          <table:table-cell table:style-name="ce1" office:value-type="float" office:value="0.492539" calcext:value-type="float">
            <text:p>0.492539</text:p>
          </table:table-cell>
          <table:table-cell table:style-name="ce1"/>
          <table:table-cell/>
          <table:table-cell table:formula="of:=NORMDIST([.C852];[.$D$2];[.$E$2];0)" office:value-type="float" office:value="1.95051708203838" calcext:value-type="float">
            <text:p>1.950517082</text:p>
          </table:table-cell>
          <table:table-cell table:number-columns-repeated="1018"/>
        </table:table-row>
        <table:table-row table:style-name="ro1">
          <table:table-cell table:style-name="ce1" office:value-type="float" office:value="0.0270871" calcext:value-type="float">
            <text:p>0.0270871</text:p>
          </table:table-cell>
          <table:table-cell table:style-name="ce1" office:value-type="float" office:value="-0.00158128" calcext:value-type="float">
            <text:p>-0.00158128</text:p>
          </table:table-cell>
          <table:table-cell table:style-name="ce1" office:value-type="float" office:value="0.529154" calcext:value-type="float">
            <text:p>0.529154</text:p>
          </table:table-cell>
          <table:table-cell table:style-name="ce1"/>
          <table:table-cell/>
          <table:table-cell table:formula="of:=NORMDIST([.C853];[.$D$2];[.$E$2];0)" office:value-type="float" office:value="0.757784624688979" calcext:value-type="float">
            <text:p>0.7577846247</text:p>
          </table:table-cell>
          <table:table-cell table:number-columns-repeated="1018"/>
        </table:table-row>
        <table:table-row table:style-name="ro1">
          <table:table-cell table:style-name="ce1" office:value-type="float" office:value="0.0405992" calcext:value-type="float">
            <text:p>0.0405992</text:p>
          </table:table-cell>
          <table:table-cell table:style-name="ce1" office:value-type="float" office:value="0.0864578" calcext:value-type="float">
            <text:p>0.0864578</text:p>
          </table:table-cell>
          <table:table-cell table:style-name="ce1" office:value-type="float" office:value="0.338778" calcext:value-type="float">
            <text:p>0.338778</text:p>
          </table:table-cell>
          <table:table-cell table:style-name="ce1"/>
          <table:table-cell/>
          <table:table-cell table:formula="of:=NORMDIST([.C854];[.$D$2];[.$E$2];0)" office:value-type="float" office:value="4.33671361079409" calcext:value-type="float">
            <text:p>4.3367136108</text:p>
          </table:table-cell>
          <table:table-cell table:number-columns-repeated="1018"/>
        </table:table-row>
        <table:table-row table:style-name="ro1">
          <table:table-cell table:style-name="ce1" office:value-type="float" office:value="0.020914" calcext:value-type="float">
            <text:p>0.020914</text:p>
          </table:table-cell>
          <table:table-cell table:style-name="ce1" office:value-type="float" office:value="0.00424182" calcext:value-type="float">
            <text:p>0.00424182</text:p>
          </table:table-cell>
          <table:table-cell table:style-name="ce1" office:value-type="float" office:value="0.549716" calcext:value-type="float">
            <text:p>0.549716</text:p>
          </table:table-cell>
          <table:table-cell table:style-name="ce1"/>
          <table:table-cell/>
          <table:table-cell table:formula="of:=NORMDIST([.C855];[.$D$2];[.$E$2];0)" office:value-type="float" office:value="0.392324745513225" calcext:value-type="float">
            <text:p>0.3923247455</text:p>
          </table:table-cell>
          <table:table-cell table:number-columns-repeated="1018"/>
        </table:table-row>
        <table:table-row table:style-name="ro1">
          <table:table-cell table:style-name="ce1" office:value-type="float" office:value="0.0168933" calcext:value-type="float">
            <text:p>0.0168933</text:p>
          </table:table-cell>
          <table:table-cell table:style-name="ce1" office:value-type="float" office:value="0.0285138" calcext:value-type="float">
            <text:p>0.0285138</text:p>
          </table:table-cell>
          <table:table-cell table:style-name="ce1" office:value-type="float" office:value="0.57138" calcext:value-type="float">
            <text:p>0.57138</text:p>
          </table:table-cell>
          <table:table-cell table:style-name="ce1"/>
          <table:table-cell/>
          <table:table-cell table:formula="of:=NORMDIST([.C856];[.$D$2];[.$E$2];0)" office:value-type="float" office:value="0.177575115575243" calcext:value-type="float">
            <text:p>0.1775751156</text:p>
          </table:table-cell>
          <table:table-cell table:number-columns-repeated="1018"/>
        </table:table-row>
        <table:table-row table:style-name="ro1">
          <table:table-cell table:style-name="ce1" office:value-type="float" office:value="0.0437891" calcext:value-type="float">
            <text:p>0.0437891</text:p>
          </table:table-cell>
          <table:table-cell table:style-name="ce1" office:value-type="float" office:value="0.129458" calcext:value-type="float">
            <text:p>0.129458</text:p>
          </table:table-cell>
          <table:table-cell table:style-name="ce1" office:value-type="float" office:value="0.62069" calcext:value-type="float">
            <text:p>0.62069</text:p>
          </table:table-cell>
          <table:table-cell table:style-name="ce1"/>
          <table:table-cell/>
          <table:table-cell table:formula="of:=NORMDIST([.C857];[.$D$2];[.$E$2];0)" office:value-type="float" office:value="0.0200046522872521" calcext:value-type="float">
            <text:p>0.0200046523</text:p>
          </table:table-cell>
          <table:table-cell table:number-columns-repeated="1018"/>
        </table:table-row>
        <table:table-row table:style-name="ro1">
          <table:table-cell table:style-name="ce1" office:value-type="float" office:value="0.0233344" calcext:value-type="float">
            <text:p>0.0233344</text:p>
          </table:table-cell>
          <table:table-cell table:style-name="ce1" office:value-type="float" office:value="0.0281651" calcext:value-type="float">
            <text:p>0.0281651</text:p>
          </table:table-cell>
          <table:table-cell table:style-name="ce1" office:value-type="float" office:value="0.774311" calcext:value-type="float">
            <text:p>0.774311</text:p>
          </table:table-cell>
          <table:table-cell table:style-name="ce1"/>
          <table:table-cell/>
          <table:table-cell table:formula="of:=NORMDIST([.C858];[.$D$2];[.$E$2];0)" office:value-type="float" office:value="0.000000758867303654071" calcext:value-type="float">
            <text:p>7.58867303654071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362793" calcext:value-type="float">
            <text:p>0.0362793</text:p>
          </table:table-cell>
          <table:table-cell table:style-name="ce1" office:value-type="float" office:value="-0.0210513" calcext:value-type="float">
            <text:p>-0.0210513</text:p>
          </table:table-cell>
          <table:table-cell table:style-name="ce1" office:value-type="float" office:value="0.560494" calcext:value-type="float">
            <text:p>0.560494</text:p>
          </table:table-cell>
          <table:table-cell table:style-name="ce1"/>
          <table:table-cell/>
          <table:table-cell table:formula="of:=NORMDIST([.C859];[.$D$2];[.$E$2];0)" office:value-type="float" office:value="0.26785047060994" calcext:value-type="float">
            <text:p>0.2678504706</text:p>
          </table:table-cell>
          <table:table-cell table:number-columns-repeated="1018"/>
        </table:table-row>
        <table:table-row table:style-name="ro1">
          <table:table-cell table:style-name="ce1" office:value-type="float" office:value="0.0287975" calcext:value-type="float">
            <text:p>0.0287975</text:p>
          </table:table-cell>
          <table:table-cell table:style-name="ce1" office:value-type="float" office:value="0.0473996" calcext:value-type="float">
            <text:p>0.0473996</text:p>
          </table:table-cell>
          <table:table-cell table:style-name="ce1" office:value-type="float" office:value="0.448259" calcext:value-type="float">
            <text:p>0.448259</text:p>
          </table:table-cell>
          <table:table-cell table:style-name="ce1"/>
          <table:table-cell/>
          <table:table-cell table:formula="of:=NORMDIST([.C860];[.$D$2];[.$E$2];0)" office:value-type="float" office:value="4.1512002886833" calcext:value-type="float">
            <text:p>4.1512002887</text:p>
          </table:table-cell>
          <table:table-cell table:number-columns-repeated="1018"/>
        </table:table-row>
        <table:table-row table:style-name="ro1">
          <table:table-cell table:style-name="ce1" office:value-type="float" office:value="0.0165307" calcext:value-type="float">
            <text:p>0.0165307</text:p>
          </table:table-cell>
          <table:table-cell table:style-name="ce1" office:value-type="float" office:value="0.0823227" calcext:value-type="float">
            <text:p>0.0823227</text:p>
          </table:table-cell>
          <table:table-cell table:style-name="ce1" office:value-type="float" office:value="0.400642" calcext:value-type="float">
            <text:p>0.400642</text:p>
          </table:table-cell>
          <table:table-cell table:style-name="ce1"/>
          <table:table-cell/>
          <table:table-cell table:formula="of:=NORMDIST([.C861];[.$D$2];[.$E$2];0)" office:value-type="float" office:value="5.82145982871945" calcext:value-type="float">
            <text:p>5.8214598287</text:p>
          </table:table-cell>
          <table:table-cell table:number-columns-repeated="1018"/>
        </table:table-row>
        <table:table-row table:style-name="ro1">
          <table:table-cell table:style-name="ce1" office:value-type="float" office:value="0.0316409" calcext:value-type="float">
            <text:p>0.0316409</text:p>
          </table:table-cell>
          <table:table-cell table:style-name="ce1" office:value-type="float" office:value="0.0454091" calcext:value-type="float">
            <text:p>0.0454091</text:p>
          </table:table-cell>
          <table:table-cell table:style-name="ce1" office:value-type="float" office:value="0.449913" calcext:value-type="float">
            <text:p>0.449913</text:p>
          </table:table-cell>
          <table:table-cell table:style-name="ce1"/>
          <table:table-cell/>
          <table:table-cell table:formula="of:=NORMDIST([.C862];[.$D$2];[.$E$2];0)" office:value-type="float" office:value="4.06666274465006" calcext:value-type="float">
            <text:p>4.0666627447</text:p>
          </table:table-cell>
          <table:table-cell table:number-columns-repeated="1018"/>
        </table:table-row>
        <table:table-row table:style-name="ro1">
          <table:table-cell table:style-name="ce1" office:value-type="float" office:value="0.0213903" calcext:value-type="float">
            <text:p>0.0213903</text:p>
          </table:table-cell>
          <table:table-cell table:style-name="ce1" office:value-type="float" office:value="0.0446893" calcext:value-type="float">
            <text:p>0.0446893</text:p>
          </table:table-cell>
          <table:table-cell table:style-name="ce1" office:value-type="float" office:value="0.402919" calcext:value-type="float">
            <text:p>0.402919</text:p>
          </table:table-cell>
          <table:table-cell table:style-name="ce1"/>
          <table:table-cell/>
          <table:table-cell table:formula="of:=NORMDIST([.C863];[.$D$2];[.$E$2];0)" office:value-type="float" office:value="5.79250917828768" calcext:value-type="float">
            <text:p>5.7925091783</text:p>
          </table:table-cell>
          <table:table-cell table:number-columns-repeated="1018"/>
        </table:table-row>
        <table:table-row table:style-name="ro1">
          <table:table-cell table:style-name="ce1" office:value-type="float" office:value="0.0158618" calcext:value-type="float">
            <text:p>0.0158618</text:p>
          </table:table-cell>
          <table:table-cell table:style-name="ce1" office:value-type="float" office:value="0.0939714" calcext:value-type="float">
            <text:p>0.0939714</text:p>
          </table:table-cell>
          <table:table-cell table:style-name="ce1" office:value-type="float" office:value="0.590755" calcext:value-type="float">
            <text:p>0.590755</text:p>
          </table:table-cell>
          <table:table-cell table:style-name="ce1"/>
          <table:table-cell/>
          <table:table-cell table:formula="of:=NORMDIST([.C864];[.$D$2];[.$E$2];0)" office:value-type="float" office:value="0.0801829223182563" calcext:value-type="float">
            <text:p>0.0801829223</text:p>
          </table:table-cell>
          <table:table-cell table:number-columns-repeated="1018"/>
        </table:table-row>
        <table:table-row table:style-name="ro1">
          <table:table-cell table:style-name="ce1" office:value-type="float" office:value="0.017909" calcext:value-type="float">
            <text:p>0.017909</text:p>
          </table:table-cell>
          <table:table-cell table:style-name="ce1" office:value-type="float" office:value="-0.0257456" calcext:value-type="float">
            <text:p>-0.0257456</text:p>
          </table:table-cell>
          <table:table-cell table:style-name="ce1" office:value-type="float" office:value="0.448627" calcext:value-type="float">
            <text:p>0.448627</text:p>
          </table:table-cell>
          <table:table-cell table:style-name="ce1"/>
          <table:table-cell/>
          <table:table-cell table:formula="of:=NORMDIST([.C865];[.$D$2];[.$E$2];0)" office:value-type="float" office:value="4.1324525905824" calcext:value-type="float">
            <text:p>4.1324525906</text:p>
          </table:table-cell>
          <table:table-cell table:number-columns-repeated="1018"/>
        </table:table-row>
        <table:table-row table:style-name="ro1">
          <table:table-cell table:style-name="ce1" office:value-type="float" office:value="0.0175759" calcext:value-type="float">
            <text:p>0.0175759</text:p>
          </table:table-cell>
          <table:table-cell table:style-name="ce1" office:value-type="float" office:value="0.0237188" calcext:value-type="float">
            <text:p>0.0237188</text:p>
          </table:table-cell>
          <table:table-cell table:style-name="ce1" office:value-type="float" office:value="0.0884596" calcext:value-type="float">
            <text:p>0.0884596</text:p>
          </table:table-cell>
          <table:table-cell table:style-name="ce1"/>
          <table:table-cell/>
          <table:table-cell table:formula="of:=NORMDIST([.C866];[.$D$2];[.$E$2];0)" office:value-type="float" office:value="0.00027733482202367" calcext:value-type="float">
            <text:p>0.0002773348</text:p>
          </table:table-cell>
          <table:table-cell table:number-columns-repeated="1018"/>
        </table:table-row>
        <table:table-row table:style-name="ro1">
          <table:table-cell table:style-name="ce1" office:value-type="float" office:value="0.0241988" calcext:value-type="float">
            <text:p>0.0241988</text:p>
          </table:table-cell>
          <table:table-cell table:style-name="ce1" office:value-type="float" office:value="0.142351" calcext:value-type="float">
            <text:p>0.142351</text:p>
          </table:table-cell>
          <table:table-cell table:style-name="ce1" office:value-type="float" office:value="0.573148" calcext:value-type="float">
            <text:p>0.573148</text:p>
          </table:table-cell>
          <table:table-cell table:style-name="ce1"/>
          <table:table-cell/>
          <table:table-cell table:formula="of:=NORMDIST([.C867];[.$D$2];[.$E$2];0)" office:value-type="float" office:value="0.165705736884529" calcext:value-type="float">
            <text:p>0.1657057369</text:p>
          </table:table-cell>
          <table:table-cell table:number-columns-repeated="1018"/>
        </table:table-row>
        <table:table-row table:style-name="ro1">
          <table:table-cell table:style-name="ce1" office:value-type="float" office:value="0.0187797" calcext:value-type="float">
            <text:p>0.0187797</text:p>
          </table:table-cell>
          <table:table-cell table:style-name="ce1" office:value-type="float" office:value="0.0262591" calcext:value-type="float">
            <text:p>0.0262591</text:p>
          </table:table-cell>
          <table:table-cell table:style-name="ce1" office:value-type="float" office:value="0.5579" calcext:value-type="float">
            <text:p>0.5579</text:p>
          </table:table-cell>
          <table:table-cell table:style-name="ce1"/>
          <table:table-cell/>
          <table:table-cell table:formula="of:=NORMDIST([.C868];[.$D$2];[.$E$2];0)" office:value-type="float" office:value="0.294295762114057" calcext:value-type="float">
            <text:p>0.2942957621</text:p>
          </table:table-cell>
          <table:table-cell table:number-columns-repeated="1018"/>
        </table:table-row>
        <table:table-row table:style-name="ro1">
          <table:table-cell table:style-name="ce1" office:value-type="float" office:value="0.0313082" calcext:value-type="float">
            <text:p>0.0313082</text:p>
          </table:table-cell>
          <table:table-cell table:style-name="ce1" office:value-type="float" office:value="0.0892021" calcext:value-type="float">
            <text:p>0.0892021</text:p>
          </table:table-cell>
          <table:table-cell table:style-name="ce1" office:value-type="float" office:value="0.287919" calcext:value-type="float">
            <text:p>0.287919</text:p>
          </table:table-cell>
          <table:table-cell table:style-name="ce1"/>
          <table:table-cell/>
          <table:table-cell table:formula="of:=NORMDIST([.C869];[.$D$2];[.$E$2];0)" office:value-type="float" office:value="1.82935302908185" calcext:value-type="float">
            <text:p>1.8293530291</text:p>
          </table:table-cell>
          <table:table-cell table:number-columns-repeated="1018"/>
        </table:table-row>
        <table:table-row table:style-name="ro1">
          <table:table-cell table:style-name="ce1" office:value-type="float" office:value="0.0154064" calcext:value-type="float">
            <text:p>0.0154064</text:p>
          </table:table-cell>
          <table:table-cell table:style-name="ce1" office:value-type="float" office:value="-0.0165448" calcext:value-type="float">
            <text:p>-0.0165448</text:p>
          </table:table-cell>
          <table:table-cell table:style-name="ce1" office:value-type="float" office:value="0.704311" calcext:value-type="float">
            <text:p>0.704311</text:p>
          </table:table-cell>
          <table:table-cell table:style-name="ce1"/>
          <table:table-cell/>
          <table:table-cell table:formula="of:=NORMDIST([.C870];[.$D$2];[.$E$2];0)" office:value-type="float" office:value="0.000147931761598774" calcext:value-type="float">
            <text:p>0.0001479318</text:p>
          </table:table-cell>
          <table:table-cell table:number-columns-repeated="1018"/>
        </table:table-row>
        <table:table-row table:style-name="ro1">
          <table:table-cell table:style-name="ce1" office:value-type="float" office:value="0.0404211" calcext:value-type="float">
            <text:p>0.0404211</text:p>
          </table:table-cell>
          <table:table-cell table:style-name="ce1" office:value-type="float" office:value="0.109588" calcext:value-type="float">
            <text:p>0.109588</text:p>
          </table:table-cell>
          <table:table-cell table:style-name="ce1" office:value-type="float" office:value="0.629888" calcext:value-type="float">
            <text:p>0.629888</text:p>
          </table:table-cell>
          <table:table-cell table:style-name="ce1"/>
          <table:table-cell/>
          <table:table-cell table:formula="of:=NORMDIST([.C871];[.$D$2];[.$E$2];0)" office:value-type="float" office:value="0.0125582544808974" calcext:value-type="float">
            <text:p>0.0125582545</text:p>
          </table:table-cell>
          <table:table-cell table:number-columns-repeated="1018"/>
        </table:table-row>
        <table:table-row table:style-name="ro1">
          <table:table-cell table:style-name="ce1" office:value-type="float" office:value="0.0144033" calcext:value-type="float">
            <text:p>0.0144033</text:p>
          </table:table-cell>
          <table:table-cell table:style-name="ce1" office:value-type="float" office:value="0.0928097" calcext:value-type="float">
            <text:p>0.0928097</text:p>
          </table:table-cell>
          <table:table-cell table:style-name="ce1" office:value-type="float" office:value="0.546536" calcext:value-type="float">
            <text:p>0.546536</text:p>
          </table:table-cell>
          <table:table-cell table:style-name="ce1"/>
          <table:table-cell/>
          <table:table-cell table:formula="of:=NORMDIST([.C872];[.$D$2];[.$E$2];0)" office:value-type="float" office:value="0.43698049927934" calcext:value-type="float">
            <text:p>0.4369804993</text:p>
          </table:table-cell>
          <table:table-cell table:number-columns-repeated="1018"/>
        </table:table-row>
        <table:table-row table:style-name="ro1">
          <table:table-cell table:style-name="ce1" office:value-type="float" office:value="0.0344307" calcext:value-type="float">
            <text:p>0.0344307</text:p>
          </table:table-cell>
          <table:table-cell table:style-name="ce1" office:value-type="float" office:value="0.0305983" calcext:value-type="float">
            <text:p>0.0305983</text:p>
          </table:table-cell>
          <table:table-cell table:style-name="ce1" office:value-type="float" office:value="0.425773" calcext:value-type="float">
            <text:p>0.425773</text:p>
          </table:table-cell>
          <table:table-cell table:style-name="ce1"/>
          <table:table-cell/>
          <table:table-cell table:formula="of:=NORMDIST([.C873];[.$D$2];[.$E$2];0)" office:value-type="float" office:value="5.17740323664836" calcext:value-type="float">
            <text:p>5.1774032366</text:p>
          </table:table-cell>
          <table:table-cell table:number-columns-repeated="1018"/>
        </table:table-row>
        <table:table-row table:style-name="ro1">
          <table:table-cell table:style-name="ce1" office:value-type="float" office:value="0.0261263" calcext:value-type="float">
            <text:p>0.0261263</text:p>
          </table:table-cell>
          <table:table-cell table:style-name="ce1" office:value-type="float" office:value="-0.00555634" calcext:value-type="float">
            <text:p>-0.00555634</text:p>
          </table:table-cell>
          <table:table-cell table:style-name="ce1" office:value-type="float" office:value="0.557149" calcext:value-type="float">
            <text:p>0.557149</text:p>
          </table:table-cell>
          <table:table-cell table:style-name="ce1"/>
          <table:table-cell/>
          <table:table-cell table:formula="of:=NORMDIST([.C874];[.$D$2];[.$E$2];0)" office:value-type="float" office:value="0.302346198890921" calcext:value-type="float">
            <text:p>0.3023461989</text:p>
          </table:table-cell>
          <table:table-cell table:number-columns-repeated="1018"/>
        </table:table-row>
        <table:table-row table:style-name="ro1">
          <table:table-cell table:style-name="ce1" office:value-type="float" office:value="0.0483793" calcext:value-type="float">
            <text:p>0.0483793</text:p>
          </table:table-cell>
          <table:table-cell table:style-name="ce1" office:value-type="float" office:value="-0.0266477" calcext:value-type="float">
            <text:p>-0.0266477</text:p>
          </table:table-cell>
          <table:table-cell table:style-name="ce1" office:value-type="float" office:value="0.454483" calcext:value-type="float">
            <text:p>0.454483</text:p>
          </table:table-cell>
          <table:table-cell table:style-name="ce1"/>
          <table:table-cell/>
          <table:table-cell table:formula="of:=NORMDIST([.C875];[.$D$2];[.$E$2];0)" office:value-type="float" office:value="3.83010790292569" calcext:value-type="float">
            <text:p>3.8301079029</text:p>
          </table:table-cell>
          <table:table-cell table:number-columns-repeated="1018"/>
        </table:table-row>
        <table:table-row table:style-name="ro1">
          <table:table-cell table:style-name="ce1" office:value-type="float" office:value="0.0361897" calcext:value-type="float">
            <text:p>0.0361897</text:p>
          </table:table-cell>
          <table:table-cell table:style-name="ce1" office:value-type="float" office:value="0.0842574" calcext:value-type="float">
            <text:p>0.0842574</text:p>
          </table:table-cell>
          <table:table-cell table:style-name="ce1" office:value-type="float" office:value="0.864847" calcext:value-type="float">
            <text:p>0.864847</text:p>
          </table:table-cell>
          <table:table-cell table:style-name="ce1"/>
          <table:table-cell/>
          <table:table-cell table:formula="of:=NORMDIST([.C876];[.$D$2];[.$E$2];0)" office:value-type="float" office:value="0.000000000171646898269145" calcext:value-type="float">
            <text:p>1.71646898269145E-10</text:p>
          </table:table-cell>
          <table:table-cell table:number-columns-repeated="1018"/>
        </table:table-row>
        <table:table-row table:style-name="ro1">
          <table:table-cell table:style-name="ce1" office:value-type="float" office:value="0.023079" calcext:value-type="float">
            <text:p>0.023079</text:p>
          </table:table-cell>
          <table:table-cell table:style-name="ce1" office:value-type="float" office:value="0.126428" calcext:value-type="float">
            <text:p>0.126428</text:p>
          </table:table-cell>
          <table:table-cell table:style-name="ce1" office:value-type="float" office:value="0.848359" calcext:value-type="float">
            <text:p>0.848359</text:p>
          </table:table-cell>
          <table:table-cell table:style-name="ce1"/>
          <table:table-cell/>
          <table:table-cell table:formula="of:=NORMDIST([.C877];[.$D$2];[.$E$2];0)" office:value-type="float" office:value="0.000000000903622674248152" calcext:value-type="float">
            <text:p>9.03622674248152E-10</text:p>
          </table:table-cell>
          <table:table-cell table:number-columns-repeated="1018"/>
        </table:table-row>
        <table:table-row table:style-name="ro1">
          <table:table-cell table:style-name="ce1" office:value-type="float" office:value="0.0301919" calcext:value-type="float">
            <text:p>0.0301919</text:p>
          </table:table-cell>
          <table:table-cell table:style-name="ce1" office:value-type="float" office:value="0.0854398" calcext:value-type="float">
            <text:p>0.0854398</text:p>
          </table:table-cell>
          <table:table-cell table:style-name="ce1" office:value-type="float" office:value="0.617023" calcext:value-type="float">
            <text:p>0.617023</text:p>
          </table:table-cell>
          <table:table-cell table:style-name="ce1"/>
          <table:table-cell/>
          <table:table-cell table:formula="of:=NORMDIST([.C878];[.$D$2];[.$E$2];0)" office:value-type="float" office:value="0.0239620436052178" calcext:value-type="float">
            <text:p>0.0239620436</text:p>
          </table:table-cell>
          <table:table-cell table:number-columns-repeated="1018"/>
        </table:table-row>
        <table:table-row table:style-name="ro1">
          <table:table-cell table:style-name="ce1" office:value-type="float" office:value="-0.000330696" calcext:value-type="float">
            <text:p>-0.000330696</text:p>
          </table:table-cell>
          <table:table-cell table:style-name="ce1" office:value-type="float" office:value="0.0348873" calcext:value-type="float">
            <text:p>0.0348873</text:p>
          </table:table-cell>
          <table:table-cell table:style-name="ce1" office:value-type="float" office:value="0.332458" calcext:value-type="float">
            <text:p>0.332458</text:p>
          </table:table-cell>
          <table:table-cell table:style-name="ce1"/>
          <table:table-cell/>
          <table:table-cell table:formula="of:=NORMDIST([.C879];[.$D$2];[.$E$2];0)" office:value-type="float" office:value="4.01626514187479" calcext:value-type="float">
            <text:p>4.0162651419</text:p>
          </table:table-cell>
          <table:table-cell table:number-columns-repeated="1018"/>
        </table:table-row>
        <table:table-row table:style-name="ro1">
          <table:table-cell table:style-name="ce1" office:value-type="float" office:value="0.0226277" calcext:value-type="float">
            <text:p>0.0226277</text:p>
          </table:table-cell>
          <table:table-cell table:style-name="ce1" office:value-type="float" office:value="-0.00951847" calcext:value-type="float">
            <text:p>-0.00951847</text:p>
          </table:table-cell>
          <table:table-cell table:style-name="ce1" office:value-type="float" office:value="0.392216" calcext:value-type="float">
            <text:p>0.392216</text:p>
          </table:table-cell>
          <table:table-cell table:style-name="ce1"/>
          <table:table-cell/>
          <table:table-cell table:formula="of:=NORMDIST([.C880];[.$D$2];[.$E$2];0)" office:value-type="float" office:value="5.87220116969427" calcext:value-type="float">
            <text:p>5.8722011697</text:p>
          </table:table-cell>
          <table:table-cell table:number-columns-repeated="1018"/>
        </table:table-row>
        <table:table-row table:style-name="ro1">
          <table:table-cell table:style-name="ce1" office:value-type="float" office:value="0.0265816" calcext:value-type="float">
            <text:p>0.0265816</text:p>
          </table:table-cell>
          <table:table-cell table:style-name="ce1" office:value-type="float" office:value="0.146549" calcext:value-type="float">
            <text:p>0.146549</text:p>
          </table:table-cell>
          <table:table-cell table:style-name="ce1" office:value-type="float" office:value="0.66543" calcext:value-type="float">
            <text:p>0.66543</text:p>
          </table:table-cell>
          <table:table-cell table:style-name="ce1"/>
          <table:table-cell/>
          <table:table-cell table:formula="of:=NORMDIST([.C881];[.$D$2];[.$E$2];0)" office:value-type="float" office:value="0.00174897748028072" calcext:value-type="float">
            <text:p>0.0017489775</text:p>
          </table:table-cell>
          <table:table-cell table:number-columns-repeated="1018"/>
        </table:table-row>
        <table:table-row table:style-name="ro1">
          <table:table-cell table:style-name="ce1" office:value-type="float" office:value="0.0246186" calcext:value-type="float">
            <text:p>0.0246186</text:p>
          </table:table-cell>
          <table:table-cell table:style-name="ce1" office:value-type="float" office:value="0.13825" calcext:value-type="float">
            <text:p>0.13825</text:p>
          </table:table-cell>
          <table:table-cell table:style-name="ce1" office:value-type="float" office:value="0.766934" calcext:value-type="float">
            <text:p>0.766934</text:p>
          </table:table-cell>
          <table:table-cell table:style-name="ce1"/>
          <table:table-cell/>
          <table:table-cell table:formula="of:=NORMDIST([.C882];[.$D$2];[.$E$2];0)" office:value-type="float" office:value="0.00000139066972767021" calcext:value-type="float">
            <text:p>1.39066972767021E-06</text:p>
          </table:table-cell>
          <table:table-cell table:number-columns-repeated="1018"/>
        </table:table-row>
        <table:table-row table:style-name="ro1">
          <table:table-cell table:style-name="ce1" office:value-type="float" office:value="0.0196192" calcext:value-type="float">
            <text:p>0.0196192</text:p>
          </table:table-cell>
          <table:table-cell table:style-name="ce1" office:value-type="float" office:value="0.0395099" calcext:value-type="float">
            <text:p>0.0395099</text:p>
          </table:table-cell>
          <table:table-cell table:style-name="ce1" office:value-type="float" office:value="0.425057" calcext:value-type="float">
            <text:p>0.425057</text:p>
          </table:table-cell>
          <table:table-cell table:style-name="ce1"/>
          <table:table-cell/>
          <table:table-cell table:formula="of:=NORMDIST([.C883];[.$D$2];[.$E$2];0)" office:value-type="float" office:value="5.20457450929918" calcext:value-type="float">
            <text:p>5.2045745093</text:p>
          </table:table-cell>
          <table:table-cell table:number-columns-repeated="1018"/>
        </table:table-row>
        <table:table-row table:style-name="ro1">
          <table:table-cell table:style-name="ce1" office:value-type="float" office:value="0.0205819" calcext:value-type="float">
            <text:p>0.0205819</text:p>
          </table:table-cell>
          <table:table-cell table:style-name="ce1" office:value-type="float" office:value="0.112275" calcext:value-type="float">
            <text:p>0.112275</text:p>
          </table:table-cell>
          <table:table-cell table:style-name="ce1" office:value-type="float" office:value="0.411574" calcext:value-type="float">
            <text:p>0.411574</text:p>
          </table:table-cell>
          <table:table-cell table:style-name="ce1"/>
          <table:table-cell/>
          <table:table-cell table:formula="of:=NORMDIST([.C884];[.$D$2];[.$E$2];0)" office:value-type="float" office:value="5.62580975318043" calcext:value-type="float">
            <text:p>5.6258097532</text:p>
          </table:table-cell>
          <table:table-cell table:number-columns-repeated="1018"/>
        </table:table-row>
        <table:table-row table:style-name="ro1">
          <table:table-cell table:style-name="ce1" office:value-type="float" office:value="0.0384182" calcext:value-type="float">
            <text:p>0.0384182</text:p>
          </table:table-cell>
          <table:table-cell table:style-name="ce1" office:value-type="float" office:value="-0.017173" calcext:value-type="float">
            <text:p>-0.017173</text:p>
          </table:table-cell>
          <table:table-cell table:style-name="ce1" office:value-type="float" office:value="0.492461" calcext:value-type="float">
            <text:p>0.492461</text:p>
          </table:table-cell>
          <table:table-cell table:style-name="ce1"/>
          <table:table-cell/>
          <table:table-cell table:formula="of:=NORMDIST([.C885];[.$D$2];[.$E$2];0)" office:value-type="float" office:value="1.95384359882112" calcext:value-type="float">
            <text:p>1.9538435988</text:p>
          </table:table-cell>
          <table:table-cell table:number-columns-repeated="1018"/>
        </table:table-row>
        <table:table-row table:style-name="ro1">
          <table:table-cell table:style-name="ce1" office:value-type="float" office:value="0.0298244" calcext:value-type="float">
            <text:p>0.0298244</text:p>
          </table:table-cell>
          <table:table-cell table:style-name="ce1" office:value-type="float" office:value="-0.0127123" calcext:value-type="float">
            <text:p>-0.0127123</text:p>
          </table:table-cell>
          <table:table-cell table:style-name="ce1" office:value-type="float" office:value="0.611506" calcext:value-type="float">
            <text:p>0.611506</text:p>
          </table:table-cell>
          <table:table-cell table:style-name="ce1"/>
          <table:table-cell/>
          <table:table-cell table:formula="of:=NORMDIST([.C886];[.$D$2];[.$E$2];0)" office:value-type="float" office:value="0.0312666897087309" calcext:value-type="float">
            <text:p>0.0312666897</text:p>
          </table:table-cell>
          <table:table-cell table:number-columns-repeated="1018"/>
        </table:table-row>
        <table:table-row table:style-name="ro1">
          <table:table-cell table:style-name="ce1" office:value-type="float" office:value="0.0318049" calcext:value-type="float">
            <text:p>0.0318049</text:p>
          </table:table-cell>
          <table:table-cell table:style-name="ce1" office:value-type="float" office:value="-0.00442377" calcext:value-type="float">
            <text:p>-0.00442377</text:p>
          </table:table-cell>
          <table:table-cell table:style-name="ce1" office:value-type="float" office:value="0.487186" calcext:value-type="float">
            <text:p>0.487186</text:p>
          </table:table-cell>
          <table:table-cell table:style-name="ce1"/>
          <table:table-cell/>
          <table:table-cell table:formula="of:=NORMDIST([.C887];[.$D$2];[.$E$2];0)" office:value-type="float" office:value="2.1857912971164" calcext:value-type="float">
            <text:p>2.1857912971</text:p>
          </table:table-cell>
          <table:table-cell table:number-columns-repeated="1018"/>
        </table:table-row>
        <table:table-row table:style-name="ro1">
          <table:table-cell table:style-name="ce1" office:value-type="float" office:value="0.019526" calcext:value-type="float">
            <text:p>0.019526</text:p>
          </table:table-cell>
          <table:table-cell table:style-name="ce1" office:value-type="float" office:value="0.0384932" calcext:value-type="float">
            <text:p>0.0384932</text:p>
          </table:table-cell>
          <table:table-cell table:style-name="ce1" office:value-type="float" office:value="0.410506" calcext:value-type="float">
            <text:p>0.410506</text:p>
          </table:table-cell>
          <table:table-cell table:style-name="ce1"/>
          <table:table-cell/>
          <table:table-cell table:formula="of:=NORMDIST([.C888];[.$D$2];[.$E$2];0)" office:value-type="float" office:value="5.65107626085887" calcext:value-type="float">
            <text:p>5.6510762609</text:p>
          </table:table-cell>
          <table:table-cell table:number-columns-repeated="1018"/>
        </table:table-row>
        <table:table-row table:style-name="ro1">
          <table:table-cell table:style-name="ce1" office:value-type="float" office:value="0.0398127" calcext:value-type="float">
            <text:p>0.0398127</text:p>
          </table:table-cell>
          <table:table-cell table:style-name="ce1" office:value-type="float" office:value="-0.0324146" calcext:value-type="float">
            <text:p>-0.0324146</text:p>
          </table:table-cell>
          <table:table-cell table:style-name="ce1" office:value-type="float" office:value="0.602854" calcext:value-type="float">
            <text:p>0.602854</text:p>
          </table:table-cell>
          <table:table-cell table:style-name="ce1"/>
          <table:table-cell/>
          <table:table-cell table:formula="of:=NORMDIST([.C889];[.$D$2];[.$E$2];0)" office:value-type="float" office:value="0.0468314016742128" calcext:value-type="float">
            <text:p>0.0468314017</text:p>
          </table:table-cell>
          <table:table-cell table:number-columns-repeated="1018"/>
        </table:table-row>
        <table:table-row table:style-name="ro1">
          <table:table-cell table:style-name="ce1" office:value-type="float" office:value="0.0258049" calcext:value-type="float">
            <text:p>0.0258049</text:p>
          </table:table-cell>
          <table:table-cell table:style-name="ce1" office:value-type="float" office:value="0.144164" calcext:value-type="float">
            <text:p>0.144164</text:p>
          </table:table-cell>
          <table:table-cell table:style-name="ce1" office:value-type="float" office:value="0.472129" calcext:value-type="float">
            <text:p>0.472129</text:p>
          </table:table-cell>
          <table:table-cell table:style-name="ce1"/>
          <table:table-cell/>
          <table:table-cell table:formula="of:=NORMDIST([.C890];[.$D$2];[.$E$2];0)" office:value-type="float" office:value="2.91251595526402" calcext:value-type="float">
            <text:p>2.9125159553</text:p>
          </table:table-cell>
          <table:table-cell table:number-columns-repeated="1018"/>
        </table:table-row>
        <table:table-row table:style-name="ro1">
          <table:table-cell table:style-name="ce1" office:value-type="float" office:value="0.023233" calcext:value-type="float">
            <text:p>0.023233</text:p>
          </table:table-cell>
          <table:table-cell table:style-name="ce1" office:value-type="float" office:value="0.0891852" calcext:value-type="float">
            <text:p>0.0891852</text:p>
          </table:table-cell>
          <table:table-cell table:style-name="ce1" office:value-type="float" office:value="0.559621" calcext:value-type="float">
            <text:p>0.559621</text:p>
          </table:table-cell>
          <table:table-cell table:style-name="ce1"/>
          <table:table-cell/>
          <table:table-cell table:formula="of:=NORMDIST([.C891];[.$D$2];[.$E$2];0)" office:value-type="float" office:value="0.276519015081952" calcext:value-type="float">
            <text:p>0.2765190151</text:p>
          </table:table-cell>
          <table:table-cell table:number-columns-repeated="1018"/>
        </table:table-row>
        <table:table-row table:style-name="ro1">
          <table:table-cell table:style-name="ce1" office:value-type="float" office:value="0.0294027" calcext:value-type="float">
            <text:p>0.0294027</text:p>
          </table:table-cell>
          <table:table-cell table:style-name="ce1" office:value-type="float" office:value="-0.0478805" calcext:value-type="float">
            <text:p>-0.0478805</text:p>
          </table:table-cell>
          <table:table-cell table:style-name="ce1" office:value-type="float" office:value="0.388893" calcext:value-type="float">
            <text:p>0.388893</text:p>
          </table:table-cell>
          <table:table-cell table:style-name="ce1"/>
          <table:table-cell/>
          <table:table-cell table:formula="of:=NORMDIST([.C892];[.$D$2];[.$E$2];0)" office:value-type="float" office:value="5.86746343394933" calcext:value-type="float">
            <text:p>5.8674634339</text:p>
          </table:table-cell>
          <table:table-cell table:number-columns-repeated="1018"/>
        </table:table-row>
        <table:table-row table:style-name="ro1">
          <table:table-cell table:style-name="ce1" office:value-type="float" office:value="0.0258505" calcext:value-type="float">
            <text:p>0.0258505</text:p>
          </table:table-cell>
          <table:table-cell table:style-name="ce1" office:value-type="float" office:value="0.133541" calcext:value-type="float">
            <text:p>0.133541</text:p>
          </table:table-cell>
          <table:table-cell table:style-name="ce1" office:value-type="float" office:value="0.704419" calcext:value-type="float">
            <text:p>0.704419</text:p>
          </table:table-cell>
          <table:table-cell table:style-name="ce1"/>
          <table:table-cell/>
          <table:table-cell table:formula="of:=NORMDIST([.C893];[.$D$2];[.$E$2];0)" office:value-type="float" office:value="0.000146853262600467" calcext:value-type="float">
            <text:p>0.0001468533</text:p>
          </table:table-cell>
          <table:table-cell table:number-columns-repeated="1018"/>
        </table:table-row>
        <table:table-row table:style-name="ro1">
          <table:table-cell table:style-name="ce1" office:value-type="float" office:value="0.0224449" calcext:value-type="float">
            <text:p>0.0224449</text:p>
          </table:table-cell>
          <table:table-cell table:style-name="ce1" office:value-type="float" office:value="-0.0349437" calcext:value-type="float">
            <text:p>-0.0349437</text:p>
          </table:table-cell>
          <table:table-cell table:style-name="ce1" office:value-type="float" office:value="0.442153" calcext:value-type="float">
            <text:p>0.442153</text:p>
          </table:table-cell>
          <table:table-cell table:style-name="ce1"/>
          <table:table-cell/>
          <table:table-cell table:formula="of:=NORMDIST([.C894];[.$D$2];[.$E$2];0)" office:value-type="float" office:value="4.45585684376801" calcext:value-type="float">
            <text:p>4.4558568438</text:p>
          </table:table-cell>
          <table:table-cell table:number-columns-repeated="1018"/>
        </table:table-row>
        <table:table-row table:style-name="ro1">
          <table:table-cell table:style-name="ce1" office:value-type="float" office:value="0.020257" calcext:value-type="float">
            <text:p>0.020257</text:p>
          </table:table-cell>
          <table:table-cell table:style-name="ce1" office:value-type="float" office:value="0.0694444" calcext:value-type="float">
            <text:p>0.0694444</text:p>
          </table:table-cell>
          <table:table-cell table:style-name="ce1" office:value-type="float" office:value="0.399131" calcext:value-type="float">
            <text:p>0.399131</text:p>
          </table:table-cell>
          <table:table-cell table:style-name="ce1"/>
          <table:table-cell/>
          <table:table-cell table:formula="of:=NORMDIST([.C895];[.$D$2];[.$E$2];0)" office:value-type="float" office:value="5.83713042448324" calcext:value-type="float">
            <text:p>5.8371304245</text:p>
          </table:table-cell>
          <table:table-cell table:number-columns-repeated="1018"/>
        </table:table-row>
        <table:table-row table:style-name="ro1">
          <table:table-cell table:style-name="ce1" office:value-type="float" office:value="0.0108862" calcext:value-type="float">
            <text:p>0.0108862</text:p>
          </table:table-cell>
          <table:table-cell table:style-name="ce1" office:value-type="float" office:value="0.0152039" calcext:value-type="float">
            <text:p>0.0152039</text:p>
          </table:table-cell>
          <table:table-cell table:style-name="ce1" office:value-type="float" office:value="0.505297" calcext:value-type="float">
            <text:p>0.505297</text:p>
          </table:table-cell>
          <table:table-cell table:style-name="ce1"/>
          <table:table-cell/>
          <table:table-cell table:formula="of:=NORMDIST([.C896];[.$D$2];[.$E$2];0)" office:value-type="float" office:value="1.45011017583727" calcext:value-type="float">
            <text:p>1.4501101758</text:p>
          </table:table-cell>
          <table:table-cell table:number-columns-repeated="1018"/>
        </table:table-row>
        <table:table-row table:style-name="ro1">
          <table:table-cell table:style-name="ce1" office:value-type="float" office:value="0.0269802" calcext:value-type="float">
            <text:p>0.0269802</text:p>
          </table:table-cell>
          <table:table-cell table:style-name="ce1" office:value-type="float" office:value="0.00227772" calcext:value-type="float">
            <text:p>0.00227772</text:p>
          </table:table-cell>
          <table:table-cell table:style-name="ce1" office:value-type="float" office:value="0.576825" calcext:value-type="float">
            <text:p>0.576825</text:p>
          </table:table-cell>
          <table:table-cell table:style-name="ce1"/>
          <table:table-cell/>
          <table:table-cell table:formula="of:=NORMDIST([.C897];[.$D$2];[.$E$2];0)" office:value-type="float" office:value="0.143189220313899" calcext:value-type="float">
            <text:p>0.1431892203</text:p>
          </table:table-cell>
          <table:table-cell table:number-columns-repeated="1018"/>
        </table:table-row>
        <table:table-row table:style-name="ro1">
          <table:table-cell table:style-name="ce1" office:value-type="float" office:value="0.027896" calcext:value-type="float">
            <text:p>0.027896</text:p>
          </table:table-cell>
          <table:table-cell table:style-name="ce1" office:value-type="float" office:value="-0.0224491" calcext:value-type="float">
            <text:p>-0.0224491</text:p>
          </table:table-cell>
          <table:table-cell table:style-name="ce1" office:value-type="float" office:value="0.560394" calcext:value-type="float">
            <text:p>0.560394</text:p>
          </table:table-cell>
          <table:table-cell table:style-name="ce1"/>
          <table:table-cell/>
          <table:table-cell table:formula="of:=NORMDIST([.C898];[.$D$2];[.$E$2];0)" office:value-type="float" office:value="0.268831737891793" calcext:value-type="float">
            <text:p>0.2688317379</text:p>
          </table:table-cell>
          <table:table-cell table:number-columns-repeated="1018"/>
        </table:table-row>
        <table:table-row table:style-name="ro1">
          <table:table-cell table:style-name="ce1" office:value-type="float" office:value="0.0370849" calcext:value-type="float">
            <text:p>0.0370849</text:p>
          </table:table-cell>
          <table:table-cell table:style-name="ce1" office:value-type="float" office:value="0.0482485" calcext:value-type="float">
            <text:p>0.0482485</text:p>
          </table:table-cell>
          <table:table-cell table:style-name="ce1" office:value-type="float" office:value="0.569727" calcext:value-type="float">
            <text:p>0.569727</text:p>
          </table:table-cell>
          <table:table-cell table:style-name="ce1"/>
          <table:table-cell/>
          <table:table-cell table:formula="of:=NORMDIST([.C899];[.$D$2];[.$E$2];0)" office:value-type="float" office:value="0.189324293839427" calcext:value-type="float">
            <text:p>0.1893242938</text:p>
          </table:table-cell>
          <table:table-cell table:number-columns-repeated="1018"/>
        </table:table-row>
        <table:table-row table:style-name="ro1">
          <table:table-cell table:style-name="ce1" office:value-type="float" office:value="0.0292571" calcext:value-type="float">
            <text:p>0.0292571</text:p>
          </table:table-cell>
          <table:table-cell table:style-name="ce1" office:value-type="float" office:value="0.0148926" calcext:value-type="float">
            <text:p>0.0148926</text:p>
          </table:table-cell>
          <table:table-cell table:style-name="ce1" office:value-type="float" office:value="0.638335" calcext:value-type="float">
            <text:p>0.638335</text:p>
          </table:table-cell>
          <table:table-cell table:style-name="ce1"/>
          <table:table-cell/>
          <table:table-cell table:formula="of:=NORMDIST([.C900];[.$D$2];[.$E$2];0)" office:value-type="float" office:value="0.00805794347436889" calcext:value-type="float">
            <text:p>0.0080579435</text:p>
          </table:table-cell>
          <table:table-cell table:number-columns-repeated="1018"/>
        </table:table-row>
        <table:table-row table:style-name="ro1">
          <table:table-cell table:style-name="ce1" office:value-type="float" office:value="0.0265057" calcext:value-type="float">
            <text:p>0.0265057</text:p>
          </table:table-cell>
          <table:table-cell table:style-name="ce1" office:value-type="float" office:value="-0.0406501" calcext:value-type="float">
            <text:p>-0.0406501</text:p>
          </table:table-cell>
          <table:table-cell table:style-name="ce1" office:value-type="float" office:value="0.664741" calcext:value-type="float">
            <text:p>0.664741</text:p>
          </table:table-cell>
          <table:table-cell table:style-name="ce1"/>
          <table:table-cell/>
          <table:table-cell table:formula="of:=NORMDIST([.C901];[.$D$2];[.$E$2];0)" office:value-type="float" office:value="0.0018218427414591" calcext:value-type="float">
            <text:p>0.0018218427</text:p>
          </table:table-cell>
          <table:table-cell table:number-columns-repeated="1018"/>
        </table:table-row>
        <table:table-row table:style-name="ro1">
          <table:table-cell table:style-name="ce1" office:value-type="float" office:value="0.0187331" calcext:value-type="float">
            <text:p>0.0187331</text:p>
          </table:table-cell>
          <table:table-cell table:style-name="ce1" office:value-type="float" office:value="0.134488" calcext:value-type="float">
            <text:p>0.134488</text:p>
          </table:table-cell>
          <table:table-cell table:style-name="ce1" office:value-type="float" office:value="0.281799" calcext:value-type="float">
            <text:p>0.281799</text:p>
          </table:table-cell>
          <table:table-cell table:style-name="ce1"/>
          <table:table-cell/>
          <table:table-cell table:formula="of:=NORMDIST([.C902];[.$D$2];[.$E$2];0)" office:value-type="float" office:value="1.58775030192126" calcext:value-type="float">
            <text:p>1.5877503019</text:p>
          </table:table-cell>
          <table:table-cell table:number-columns-repeated="1018"/>
        </table:table-row>
        <table:table-row table:style-name="ro1">
          <table:table-cell table:style-name="ce1" office:value-type="float" office:value="0.0273323" calcext:value-type="float">
            <text:p>0.0273323</text:p>
          </table:table-cell>
          <table:table-cell table:style-name="ce1" office:value-type="float" office:value="0.040513" calcext:value-type="float">
            <text:p>0.040513</text:p>
          </table:table-cell>
          <table:table-cell table:style-name="ce1" office:value-type="float" office:value="0.243031" calcext:value-type="float">
            <text:p>0.243031</text:p>
          </table:table-cell>
          <table:table-cell table:style-name="ce1"/>
          <table:table-cell/>
          <table:table-cell table:formula="of:=NORMDIST([.C903];[.$D$2];[.$E$2];0)" office:value-type="float" office:value="0.536076507106483" calcext:value-type="float">
            <text:p>0.5360765071</text:p>
          </table:table-cell>
          <table:table-cell table:number-columns-repeated="1018"/>
        </table:table-row>
        <table:table-row table:style-name="ro1">
          <table:table-cell table:style-name="ce1" office:value-type="float" office:value="0.0280403" calcext:value-type="float">
            <text:p>0.0280403</text:p>
          </table:table-cell>
          <table:table-cell table:style-name="ce1" office:value-type="float" office:value="-0.00244421" calcext:value-type="float">
            <text:p>-0.00244421</text:p>
          </table:table-cell>
          <table:table-cell table:style-name="ce1" office:value-type="float" office:value="0.562921" calcext:value-type="float">
            <text:p>0.562921</text:p>
          </table:table-cell>
          <table:table-cell table:style-name="ce1"/>
          <table:table-cell/>
          <table:table-cell table:formula="of:=NORMDIST([.C904];[.$D$2];[.$E$2];0)" office:value-type="float" office:value="0.244940183070561" calcext:value-type="float">
            <text:p>0.2449401831</text:p>
          </table:table-cell>
          <table:table-cell table:number-columns-repeated="1018"/>
        </table:table-row>
        <table:table-row table:style-name="ro1">
          <table:table-cell table:style-name="ce1" office:value-type="float" office:value="0.0192195" calcext:value-type="float">
            <text:p>0.0192195</text:p>
          </table:table-cell>
          <table:table-cell table:style-name="ce1" office:value-type="float" office:value="-0.0177064" calcext:value-type="float">
            <text:p>-0.0177064</text:p>
          </table:table-cell>
          <table:table-cell table:style-name="ce1" office:value-type="float" office:value="0.572576" calcext:value-type="float">
            <text:p>0.572576</text:p>
          </table:table-cell>
          <table:table-cell table:style-name="ce1"/>
          <table:table-cell/>
          <table:table-cell table:formula="of:=NORMDIST([.C905];[.$D$2];[.$E$2];0)" office:value-type="float" office:value="0.169468908175786" calcext:value-type="float">
            <text:p>0.1694689082</text:p>
          </table:table-cell>
          <table:table-cell table:number-columns-repeated="1018"/>
        </table:table-row>
        <table:table-row table:style-name="ro1">
          <table:table-cell table:style-name="ce1" office:value-type="float" office:value="0.0363239" calcext:value-type="float">
            <text:p>0.0363239</text:p>
          </table:table-cell>
          <table:table-cell table:style-name="ce1" office:value-type="float" office:value="0.0883828" calcext:value-type="float">
            <text:p>0.0883828</text:p>
          </table:table-cell>
          <table:table-cell table:style-name="ce1" office:value-type="float" office:value="0.561964" calcext:value-type="float">
            <text:p>0.561964</text:p>
          </table:table-cell>
          <table:table-cell table:style-name="ce1"/>
          <table:table-cell/>
          <table:table-cell table:formula="of:=NORMDIST([.C906];[.$D$2];[.$E$2];0)" office:value-type="float" office:value="0.253768887802276" calcext:value-type="float">
            <text:p>0.2537688878</text:p>
          </table:table-cell>
          <table:table-cell table:number-columns-repeated="1018"/>
        </table:table-row>
        <table:table-row table:style-name="ro1">
          <table:table-cell table:style-name="ce1" office:value-type="float" office:value="0.043394" calcext:value-type="float">
            <text:p>0.043394</text:p>
          </table:table-cell>
          <table:table-cell table:style-name="ce1" office:value-type="float" office:value="0.0313495" calcext:value-type="float">
            <text:p>0.0313495</text:p>
          </table:table-cell>
          <table:table-cell table:style-name="ce1" office:value-type="float" office:value="0.862627" calcext:value-type="float">
            <text:p>0.862627</text:p>
          </table:table-cell>
          <table:table-cell table:style-name="ce1"/>
          <table:table-cell/>
          <table:table-cell table:formula="of:=NORMDIST([.C907];[.$D$2];[.$E$2];0)" office:value-type="float" office:value="0.000000000215402845645649" calcext:value-type="float">
            <text:p>2.15402845645649E-10</text:p>
          </table:table-cell>
          <table:table-cell table:number-columns-repeated="1018"/>
        </table:table-row>
        <table:table-row table:style-name="ro1">
          <table:table-cell table:style-name="ce1" office:value-type="float" office:value="0.0196418" calcext:value-type="float">
            <text:p>0.0196418</text:p>
          </table:table-cell>
          <table:table-cell table:style-name="ce1" office:value-type="float" office:value="0.149769" calcext:value-type="float">
            <text:p>0.149769</text:p>
          </table:table-cell>
          <table:table-cell table:style-name="ce1" office:value-type="float" office:value="0.191258" calcext:value-type="float">
            <text:p>0.191258</text:p>
          </table:table-cell>
          <table:table-cell table:style-name="ce1"/>
          <table:table-cell/>
          <table:table-cell table:formula="of:=NORMDIST([.C908];[.$D$2];[.$E$2];0)" office:value-type="float" office:value="0.0756714681314739" calcext:value-type="float">
            <text:p>0.0756714681</text:p>
          </table:table-cell>
          <table:table-cell table:number-columns-repeated="1018"/>
        </table:table-row>
        <table:table-row table:style-name="ro1">
          <table:table-cell table:style-name="ce1" office:value-type="float" office:value="0.0197336" calcext:value-type="float">
            <text:p>0.0197336</text:p>
          </table:table-cell>
          <table:table-cell table:style-name="ce1" office:value-type="float" office:value="0.0272204" calcext:value-type="float">
            <text:p>0.0272204</text:p>
          </table:table-cell>
          <table:table-cell table:style-name="ce1" office:value-type="float" office:value="0.473721" calcext:value-type="float">
            <text:p>0.473721</text:p>
          </table:table-cell>
          <table:table-cell table:style-name="ce1"/>
          <table:table-cell/>
          <table:table-cell table:formula="of:=NORMDIST([.C909];[.$D$2];[.$E$2];0)" office:value-type="float" office:value="2.8320208333648" calcext:value-type="float">
            <text:p>2.8320208334</text:p>
          </table:table-cell>
          <table:table-cell table:number-columns-repeated="1018"/>
        </table:table-row>
        <table:table-row table:style-name="ro1">
          <table:table-cell table:style-name="ce1" office:value-type="float" office:value="0.0363224" calcext:value-type="float">
            <text:p>0.0363224</text:p>
          </table:table-cell>
          <table:table-cell table:style-name="ce1" office:value-type="float" office:value="0.0345463" calcext:value-type="float">
            <text:p>0.0345463</text:p>
          </table:table-cell>
          <table:table-cell table:style-name="ce1" office:value-type="float" office:value="0.394382" calcext:value-type="float">
            <text:p>0.394382</text:p>
          </table:table-cell>
          <table:table-cell table:style-name="ce1"/>
          <table:table-cell/>
          <table:table-cell table:formula="of:=NORMDIST([.C910];[.$D$2];[.$E$2];0)" office:value-type="float" office:value="5.86772861729313" calcext:value-type="float">
            <text:p>5.8677286173</text:p>
          </table:table-cell>
          <table:table-cell table:number-columns-repeated="1018"/>
        </table:table-row>
        <table:table-row table:style-name="ro1">
          <table:table-cell table:style-name="ce1" office:value-type="float" office:value="0.0191062" calcext:value-type="float">
            <text:p>0.0191062</text:p>
          </table:table-cell>
          <table:table-cell table:style-name="ce1" office:value-type="float" office:value="0.0875185" calcext:value-type="float">
            <text:p>0.0875185</text:p>
          </table:table-cell>
          <table:table-cell table:style-name="ce1" office:value-type="float" office:value="0.59804" calcext:value-type="float">
            <text:p>0.59804</text:p>
          </table:table-cell>
          <table:table-cell table:style-name="ce1"/>
          <table:table-cell/>
          <table:table-cell table:formula="of:=NORMDIST([.C911];[.$D$2];[.$E$2];0)" office:value-type="float" office:value="0.0582251950266292" calcext:value-type="float">
            <text:p>0.058225195</text:p>
          </table:table-cell>
          <table:table-cell table:number-columns-repeated="1018"/>
        </table:table-row>
        <table:table-row table:style-name="ro1">
          <table:table-cell table:style-name="ce1" office:value-type="float" office:value="0.0126649" calcext:value-type="float">
            <text:p>0.0126649</text:p>
          </table:table-cell>
          <table:table-cell table:style-name="ce1" office:value-type="float" office:value="-0.0190241" calcext:value-type="float">
            <text:p>-0.0190241</text:p>
          </table:table-cell>
          <table:table-cell table:style-name="ce1" office:value-type="float" office:value="0.721068" calcext:value-type="float">
            <text:p>0.721068</text:p>
          </table:table-cell>
          <table:table-cell table:style-name="ce1"/>
          <table:table-cell/>
          <table:table-cell table:formula="of:=NORMDIST([.C912];[.$D$2];[.$E$2];0)" office:value-type="float" office:value="0.0000461180773211572" calcext:value-type="float">
            <text:p>4.61180773211572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298757" calcext:value-type="float">
            <text:p>0.0298757</text:p>
          </table:table-cell>
          <table:table-cell table:style-name="ce1" office:value-type="float" office:value="-0.00682813" calcext:value-type="float">
            <text:p>-0.00682813</text:p>
          </table:table-cell>
          <table:table-cell table:style-name="ce1" office:value-type="float" office:value="0.566479" calcext:value-type="float">
            <text:p>0.566479</text:p>
          </table:table-cell>
          <table:table-cell table:style-name="ce1"/>
          <table:table-cell/>
          <table:table-cell table:formula="of:=NORMDIST([.C913];[.$D$2];[.$E$2];0)" office:value-type="float" office:value="0.214352999975639" calcext:value-type="float">
            <text:p>0.214353</text:p>
          </table:table-cell>
          <table:table-cell table:number-columns-repeated="1018"/>
        </table:table-row>
        <table:table-row table:style-name="ro1">
          <table:table-cell table:style-name="ce1" office:value-type="float" office:value="0.0159213" calcext:value-type="float">
            <text:p>0.0159213</text:p>
          </table:table-cell>
          <table:table-cell table:style-name="ce1" office:value-type="float" office:value="0.0465051" calcext:value-type="float">
            <text:p>0.0465051</text:p>
          </table:table-cell>
          <table:table-cell table:style-name="ce1" office:value-type="float" office:value="0.681562" calcext:value-type="float">
            <text:p>0.681562</text:p>
          </table:table-cell>
          <table:table-cell table:style-name="ce1"/>
          <table:table-cell/>
          <table:table-cell table:formula="of:=NORMDIST([.C914];[.$D$2];[.$E$2];0)" office:value-type="float" office:value="0.000653086768177631" calcext:value-type="float">
            <text:p>0.0006530868</text:p>
          </table:table-cell>
          <table:table-cell table:number-columns-repeated="1018"/>
        </table:table-row>
        <table:table-row table:style-name="ro1">
          <table:table-cell table:style-name="ce1" office:value-type="float" office:value="0.0317176" calcext:value-type="float">
            <text:p>0.0317176</text:p>
          </table:table-cell>
          <table:table-cell table:style-name="ce1" office:value-type="float" office:value="0.104755" calcext:value-type="float">
            <text:p>0.104755</text:p>
          </table:table-cell>
          <table:table-cell table:style-name="ce1" office:value-type="float" office:value="0.657026" calcext:value-type="float">
            <text:p>0.657026</text:p>
          </table:table-cell>
          <table:table-cell table:style-name="ce1"/>
          <table:table-cell/>
          <table:table-cell table:formula="of:=NORMDIST([.C915];[.$D$2];[.$E$2];0)" office:value-type="float" office:value="0.00285727912417574" calcext:value-type="float">
            <text:p>0.0028572791</text:p>
          </table:table-cell>
          <table:table-cell table:number-columns-repeated="1018"/>
        </table:table-row>
        <table:table-row table:style-name="ro1">
          <table:table-cell table:style-name="ce1" office:value-type="float" office:value="0.00896345" calcext:value-type="float">
            <text:p>0.00896345</text:p>
          </table:table-cell>
          <table:table-cell table:style-name="ce1" office:value-type="float" office:value="0.0890971" calcext:value-type="float">
            <text:p>0.0890971</text:p>
          </table:table-cell>
          <table:table-cell table:style-name="ce1" office:value-type="float" office:value="0.725392" calcext:value-type="float">
            <text:p>0.725392</text:p>
          </table:table-cell>
          <table:table-cell table:style-name="ce1"/>
          <table:table-cell/>
          <table:table-cell table:formula="of:=NORMDIST([.C916];[.$D$2];[.$E$2];0)" office:value-type="float" office:value="0.0000338037049562353" calcext:value-type="float">
            <text:p>3.38037049562353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331372" calcext:value-type="float">
            <text:p>0.0331372</text:p>
          </table:table-cell>
          <table:table-cell table:style-name="ce1" office:value-type="float" office:value="-0.00530557" calcext:value-type="float">
            <text:p>-0.00530557</text:p>
          </table:table-cell>
          <table:table-cell table:style-name="ce1" office:value-type="float" office:value="0.400732" calcext:value-type="float">
            <text:p>0.400732</text:p>
          </table:table-cell>
          <table:table-cell table:style-name="ce1"/>
          <table:table-cell/>
          <table:table-cell table:formula="of:=NORMDIST([.C917];[.$D$2];[.$E$2];0)" office:value-type="float" office:value="5.82043690664227" calcext:value-type="float">
            <text:p>5.8204369066</text:p>
          </table:table-cell>
          <table:table-cell table:number-columns-repeated="1018"/>
        </table:table-row>
        <table:table-row table:style-name="ro1">
          <table:table-cell table:style-name="ce1" office:value-type="float" office:value="0.0293767" calcext:value-type="float">
            <text:p>0.0293767</text:p>
          </table:table-cell>
          <table:table-cell table:style-name="ce1" office:value-type="float" office:value="-0.0402116" calcext:value-type="float">
            <text:p>-0.0402116</text:p>
          </table:table-cell>
          <table:table-cell table:style-name="ce1" office:value-type="float" office:value="0.754058" calcext:value-type="float">
            <text:p>0.754058</text:p>
          </table:table-cell>
          <table:table-cell table:style-name="ce1"/>
          <table:table-cell/>
          <table:table-cell table:formula="of:=NORMDIST([.C918];[.$D$2];[.$E$2];0)" office:value-type="float" office:value="0.00000389137051302798" calcext:value-type="float">
            <text:p>3.89137051302798E-06</text:p>
          </table:table-cell>
          <table:table-cell table:number-columns-repeated="1018"/>
        </table:table-row>
        <table:table-row table:style-name="ro1">
          <table:table-cell table:style-name="ce1" office:value-type="float" office:value="0.0268347" calcext:value-type="float">
            <text:p>0.0268347</text:p>
          </table:table-cell>
          <table:table-cell table:style-name="ce1" office:value-type="float" office:value="0.0963554" calcext:value-type="float">
            <text:p>0.0963554</text:p>
          </table:table-cell>
          <table:table-cell table:style-name="ce1" office:value-type="float" office:value="0.612106" calcext:value-type="float">
            <text:p>0.612106</text:p>
          </table:table-cell>
          <table:table-cell table:style-name="ce1"/>
          <table:table-cell/>
          <table:table-cell table:formula="of:=NORMDIST([.C919];[.$D$2];[.$E$2];0)" office:value-type="float" office:value="0.0303845790619741" calcext:value-type="float">
            <text:p>0.0303845791</text:p>
          </table:table-cell>
          <table:table-cell table:number-columns-repeated="1018"/>
        </table:table-row>
        <table:table-row table:style-name="ro1">
          <table:table-cell table:style-name="ce1" office:value-type="float" office:value="0.0329688" calcext:value-type="float">
            <text:p>0.0329688</text:p>
          </table:table-cell>
          <table:table-cell table:style-name="ce1" office:value-type="float" office:value="0.0390494" calcext:value-type="float">
            <text:p>0.0390494</text:p>
          </table:table-cell>
          <table:table-cell table:style-name="ce1" office:value-type="float" office:value="0.336403" calcext:value-type="float">
            <text:p>0.336403</text:p>
          </table:table-cell>
          <table:table-cell table:style-name="ce1"/>
          <table:table-cell/>
          <table:table-cell table:formula="of:=NORMDIST([.C920];[.$D$2];[.$E$2];0)" office:value-type="float" office:value="4.21767695893949" calcext:value-type="float">
            <text:p>4.2176769589</text:p>
          </table:table-cell>
          <table:table-cell table:number-columns-repeated="1018"/>
        </table:table-row>
        <table:table-row table:style-name="ro1">
          <table:table-cell table:style-name="ce1" office:value-type="float" office:value="0.0340646" calcext:value-type="float">
            <text:p>0.0340646</text:p>
          </table:table-cell>
          <table:table-cell table:style-name="ce1" office:value-type="float" office:value="0.000402525" calcext:value-type="float">
            <text:p>0.000402525</text:p>
          </table:table-cell>
          <table:table-cell table:style-name="ce1" office:value-type="float" office:value="0.539962" calcext:value-type="float">
            <text:p>0.539962</text:p>
          </table:table-cell>
          <table:table-cell table:style-name="ce1"/>
          <table:table-cell/>
          <table:table-cell table:formula="of:=NORMDIST([.C921];[.$D$2];[.$E$2];0)" office:value-type="float" office:value="0.542285879650026" calcext:value-type="float">
            <text:p>0.5422858797</text:p>
          </table:table-cell>
          <table:table-cell table:number-columns-repeated="1018"/>
        </table:table-row>
        <table:table-row table:style-name="ro1">
          <table:table-cell table:style-name="ce1" office:value-type="float" office:value="0.031657" calcext:value-type="float">
            <text:p>0.031657</text:p>
          </table:table-cell>
          <table:table-cell table:style-name="ce1" office:value-type="float" office:value="0.0614668" calcext:value-type="float">
            <text:p>0.0614668</text:p>
          </table:table-cell>
          <table:table-cell table:style-name="ce1" office:value-type="float" office:value="0.588071" calcext:value-type="float">
            <text:p>0.588071</text:p>
          </table:table-cell>
          <table:table-cell table:style-name="ce1"/>
          <table:table-cell/>
          <table:table-cell table:formula="of:=NORMDIST([.C922];[.$D$2];[.$E$2];0)" office:value-type="float" office:value="0.089954683852475" calcext:value-type="float">
            <text:p>0.0899546839</text:p>
          </table:table-cell>
          <table:table-cell table:number-columns-repeated="1018"/>
        </table:table-row>
        <table:table-row table:style-name="ro1">
          <table:table-cell table:style-name="ce1" office:value-type="float" office:value="0.0343289" calcext:value-type="float">
            <text:p>0.0343289</text:p>
          </table:table-cell>
          <table:table-cell table:style-name="ce1" office:value-type="float" office:value="0.123447" calcext:value-type="float">
            <text:p>0.123447</text:p>
          </table:table-cell>
          <table:table-cell table:style-name="ce1" office:value-type="float" office:value="0.398922" calcext:value-type="float">
            <text:p>0.398922</text:p>
          </table:table-cell>
          <table:table-cell table:style-name="ce1"/>
          <table:table-cell/>
          <table:table-cell table:formula="of:=NORMDIST([.C923];[.$D$2];[.$E$2];0)" office:value-type="float" office:value="5.83907387552175" calcext:value-type="float">
            <text:p>5.8390738755</text:p>
          </table:table-cell>
          <table:table-cell table:number-columns-repeated="1018"/>
        </table:table-row>
        <table:table-row table:style-name="ro1">
          <table:table-cell table:style-name="ce1" office:value-type="float" office:value="0.0397141" calcext:value-type="float">
            <text:p>0.0397141</text:p>
          </table:table-cell>
          <table:table-cell table:style-name="ce1" office:value-type="float" office:value="-0.0168779" calcext:value-type="float">
            <text:p>-0.0168779</text:p>
          </table:table-cell>
          <table:table-cell table:style-name="ce1" office:value-type="float" office:value="0.580207" calcext:value-type="float">
            <text:p>0.580207</text:p>
          </table:table-cell>
          <table:table-cell table:style-name="ce1"/>
          <table:table-cell/>
          <table:table-cell table:formula="of:=NORMDIST([.C924];[.$D$2];[.$E$2];0)" office:value-type="float" office:value="0.124867239758282" calcext:value-type="float">
            <text:p>0.1248672398</text:p>
          </table:table-cell>
          <table:table-cell table:number-columns-repeated="1018"/>
        </table:table-row>
        <table:table-row table:style-name="ro1">
          <table:table-cell table:style-name="ce1" office:value-type="float" office:value="0.0206583" calcext:value-type="float">
            <text:p>0.0206583</text:p>
          </table:table-cell>
          <table:table-cell table:style-name="ce1" office:value-type="float" office:value="0.0239906" calcext:value-type="float">
            <text:p>0.0239906</text:p>
          </table:table-cell>
          <table:table-cell table:style-name="ce1" office:value-type="float" office:value="0.367046" calcext:value-type="float">
            <text:p>0.367046</text:p>
          </table:table-cell>
          <table:table-cell table:style-name="ce1"/>
          <table:table-cell/>
          <table:table-cell table:formula="of:=NORMDIST([.C925];[.$D$2];[.$E$2];0)" office:value-type="float" office:value="5.49886815825184" calcext:value-type="float">
            <text:p>5.4988681583</text:p>
          </table:table-cell>
          <table:table-cell table:number-columns-repeated="1018"/>
        </table:table-row>
        <table:table-row table:style-name="ro1">
          <table:table-cell table:style-name="ce1" office:value-type="float" office:value="0.0196707" calcext:value-type="float">
            <text:p>0.0196707</text:p>
          </table:table-cell>
          <table:table-cell table:style-name="ce1" office:value-type="float" office:value="-0.0299821" calcext:value-type="float">
            <text:p>-0.0299821</text:p>
          </table:table-cell>
          <table:table-cell table:style-name="ce1" office:value-type="float" office:value="0.576684" calcext:value-type="float">
            <text:p>0.576684</text:p>
          </table:table-cell>
          <table:table-cell table:style-name="ce1"/>
          <table:table-cell/>
          <table:table-cell table:formula="of:=NORMDIST([.C926];[.$D$2];[.$E$2];0)" office:value-type="float" office:value="0.144001160811679" calcext:value-type="float">
            <text:p>0.1440011608</text:p>
          </table:table-cell>
          <table:table-cell table:number-columns-repeated="1018"/>
        </table:table-row>
        <table:table-row table:style-name="ro1">
          <table:table-cell table:style-name="ce1" office:value-type="float" office:value="0.0126398" calcext:value-type="float">
            <text:p>0.0126398</text:p>
          </table:table-cell>
          <table:table-cell table:style-name="ce1" office:value-type="float" office:value="-0.0272608" calcext:value-type="float">
            <text:p>-0.0272608</text:p>
          </table:table-cell>
          <table:table-cell table:style-name="ce1" office:value-type="float" office:value="0.566316" calcext:value-type="float">
            <text:p>0.566316</text:p>
          </table:table-cell>
          <table:table-cell table:style-name="ce1"/>
          <table:table-cell/>
          <table:table-cell table:formula="of:=NORMDIST([.C927];[.$D$2];[.$E$2];0)" office:value-type="float" office:value="0.215679828020463" calcext:value-type="float">
            <text:p>0.215679828</text:p>
          </table:table-cell>
          <table:table-cell table:number-columns-repeated="1018"/>
        </table:table-row>
        <table:table-row table:style-name="ro1">
          <table:table-cell table:style-name="ce1" office:value-type="float" office:value="0.0337934" calcext:value-type="float">
            <text:p>0.0337934</text:p>
          </table:table-cell>
          <table:table-cell table:style-name="ce1" office:value-type="float" office:value="-0.00324807" calcext:value-type="float">
            <text:p>-0.00324807</text:p>
          </table:table-cell>
          <table:table-cell table:style-name="ce1" office:value-type="float" office:value="0.330497" calcext:value-type="float">
            <text:p>0.330497</text:p>
          </table:table-cell>
          <table:table-cell table:style-name="ce1"/>
          <table:table-cell/>
          <table:table-cell table:formula="of:=NORMDIST([.C928];[.$D$2];[.$E$2];0)" office:value-type="float" office:value="3.91483924443489" calcext:value-type="float">
            <text:p>3.9148392444</text:p>
          </table:table-cell>
          <table:table-cell table:number-columns-repeated="1018"/>
        </table:table-row>
        <table:table-row table:style-name="ro1">
          <table:table-cell table:style-name="ce1" office:value-type="float" office:value="0.0239247" calcext:value-type="float">
            <text:p>0.0239247</text:p>
          </table:table-cell>
          <table:table-cell table:style-name="ce1" office:value-type="float" office:value="0.0654939" calcext:value-type="float">
            <text:p>0.0654939</text:p>
          </table:table-cell>
          <table:table-cell table:style-name="ce1" office:value-type="float" office:value="0.652622" calcext:value-type="float">
            <text:p>0.652622</text:p>
          </table:table-cell>
          <table:table-cell table:style-name="ce1"/>
          <table:table-cell/>
          <table:table-cell table:formula="of:=NORMDIST([.C929];[.$D$2];[.$E$2];0)" office:value-type="float" office:value="0.00367287967424703" calcext:value-type="float">
            <text:p>0.0036728797</text:p>
          </table:table-cell>
          <table:table-cell table:number-columns-repeated="1018"/>
        </table:table-row>
        <table:table-row table:style-name="ro1">
          <table:table-cell table:style-name="ce1" office:value-type="float" office:value="0.0241214" calcext:value-type="float">
            <text:p>0.0241214</text:p>
          </table:table-cell>
          <table:table-cell table:style-name="ce1" office:value-type="float" office:value="0.131352" calcext:value-type="float">
            <text:p>0.131352</text:p>
          </table:table-cell>
          <table:table-cell table:style-name="ce1" office:value-type="float" office:value="0.354952" calcext:value-type="float">
            <text:p>0.354952</text:p>
          </table:table-cell>
          <table:table-cell table:style-name="ce1"/>
          <table:table-cell/>
          <table:table-cell table:formula="of:=NORMDIST([.C930];[.$D$2];[.$E$2];0)" office:value-type="float" office:value="5.07413180358613" calcext:value-type="float">
            <text:p>5.0741318036</text:p>
          </table:table-cell>
          <table:table-cell table:number-columns-repeated="1018"/>
        </table:table-row>
        <table:table-row table:style-name="ro1">
          <table:table-cell table:style-name="ce1" office:value-type="float" office:value="0.0151197" calcext:value-type="float">
            <text:p>0.0151197</text:p>
          </table:table-cell>
          <table:table-cell table:style-name="ce1" office:value-type="float" office:value="-0.0459881" calcext:value-type="float">
            <text:p>-0.0459881</text:p>
          </table:table-cell>
          <table:table-cell table:style-name="ce1" office:value-type="float" office:value="0.884471" calcext:value-type="float">
            <text:p>0.884471</text:p>
          </table:table-cell>
          <table:table-cell table:style-name="ce1"/>
          <table:table-cell/>
          <table:table-cell table:formula="of:=NORMDIST([.C931];[.$D$2];[.$E$2];0)" office:value-type="float" office:value="0.0000000000220161683901511" calcext:value-type="float">
            <text:p>2.20161683901511E-11</text:p>
          </table:table-cell>
          <table:table-cell table:number-columns-repeated="1018"/>
        </table:table-row>
        <table:table-row table:style-name="ro1">
          <table:table-cell table:style-name="ce1" office:value-type="float" office:value="0.0137821" calcext:value-type="float">
            <text:p>0.0137821</text:p>
          </table:table-cell>
          <table:table-cell table:style-name="ce1" office:value-type="float" office:value="0.0388296" calcext:value-type="float">
            <text:p>0.0388296</text:p>
          </table:table-cell>
          <table:table-cell table:style-name="ce1" office:value-type="float" office:value="0.680706" calcext:value-type="float">
            <text:p>0.680706</text:p>
          </table:table-cell>
          <table:table-cell table:style-name="ce1"/>
          <table:table-cell/>
          <table:table-cell table:formula="of:=NORMDIST([.C932];[.$D$2];[.$E$2];0)" office:value-type="float" office:value="0.000689107315674398" calcext:value-type="float">
            <text:p>0.0006891073</text:p>
          </table:table-cell>
          <table:table-cell table:number-columns-repeated="1018"/>
        </table:table-row>
        <table:table-row table:style-name="ro1">
          <table:table-cell table:style-name="ce1" office:value-type="float" office:value="0.0264895" calcext:value-type="float">
            <text:p>0.0264895</text:p>
          </table:table-cell>
          <table:table-cell table:style-name="ce1" office:value-type="float" office:value="0.0565982" calcext:value-type="float">
            <text:p>0.0565982</text:p>
          </table:table-cell>
          <table:table-cell table:style-name="ce1" office:value-type="float" office:value="0.450172" calcext:value-type="float">
            <text:p>0.450172</text:p>
          </table:table-cell>
          <table:table-cell table:style-name="ce1"/>
          <table:table-cell/>
          <table:table-cell table:formula="of:=NORMDIST([.C933];[.$D$2];[.$E$2];0)" office:value-type="float" office:value="4.05336422091794" calcext:value-type="float">
            <text:p>4.0533642209</text:p>
          </table:table-cell>
          <table:table-cell table:number-columns-repeated="1018"/>
        </table:table-row>
        <table:table-row table:style-name="ro1">
          <table:table-cell table:style-name="ce1" office:value-type="float" office:value="0.0278028" calcext:value-type="float">
            <text:p>0.0278028</text:p>
          </table:table-cell>
          <table:table-cell table:style-name="ce1" office:value-type="float" office:value="0.0443982" calcext:value-type="float">
            <text:p>0.0443982</text:p>
          </table:table-cell>
          <table:table-cell table:style-name="ce1" office:value-type="float" office:value="0.116853" calcext:value-type="float">
            <text:p>0.116853</text:p>
          </table:table-cell>
          <table:table-cell table:style-name="ce1"/>
          <table:table-cell/>
          <table:table-cell table:formula="of:=NORMDIST([.C934];[.$D$2];[.$E$2];0)" office:value-type="float" office:value="0.00164141464928338" calcext:value-type="float">
            <text:p>0.0016414146</text:p>
          </table:table-cell>
          <table:table-cell table:number-columns-repeated="1018"/>
        </table:table-row>
        <table:table-row table:style-name="ro1">
          <table:table-cell table:style-name="ce1" office:value-type="float" office:value="0.0250448" calcext:value-type="float">
            <text:p>0.0250448</text:p>
          </table:table-cell>
          <table:table-cell table:style-name="ce1" office:value-type="float" office:value="-0.00481362" calcext:value-type="float">
            <text:p>-0.00481362</text:p>
          </table:table-cell>
          <table:table-cell table:style-name="ce1" office:value-type="float" office:value="0.466138" calcext:value-type="float">
            <text:p>0.466138</text:p>
          </table:table-cell>
          <table:table-cell table:style-name="ce1"/>
          <table:table-cell/>
          <table:table-cell table:formula="of:=NORMDIST([.C935];[.$D$2];[.$E$2];0)" office:value-type="float" office:value="3.22059335605642" calcext:value-type="float">
            <text:p>3.2205933561</text:p>
          </table:table-cell>
          <table:table-cell table:number-columns-repeated="1018"/>
        </table:table-row>
        <table:table-row table:style-name="ro1">
          <table:table-cell table:style-name="ce1" office:value-type="float" office:value="0.0183084" calcext:value-type="float">
            <text:p>0.0183084</text:p>
          </table:table-cell>
          <table:table-cell table:style-name="ce1" office:value-type="float" office:value="0.133982" calcext:value-type="float">
            <text:p>0.133982</text:p>
          </table:table-cell>
          <table:table-cell table:style-name="ce1" office:value-type="float" office:value="0.486758" calcext:value-type="float">
            <text:p>0.486758</text:p>
          </table:table-cell>
          <table:table-cell table:style-name="ce1"/>
          <table:table-cell/>
          <table:table-cell table:formula="of:=NORMDIST([.C936];[.$D$2];[.$E$2];0)" office:value-type="float" office:value="2.2051938589224" calcext:value-type="float">
            <text:p>2.2051938589</text:p>
          </table:table-cell>
          <table:table-cell table:number-columns-repeated="1018"/>
        </table:table-row>
        <table:table-row table:style-name="ro1">
          <table:table-cell table:style-name="ce1" office:value-type="float" office:value="0.0261813" calcext:value-type="float">
            <text:p>0.0261813</text:p>
          </table:table-cell>
          <table:table-cell table:style-name="ce1" office:value-type="float" office:value="-0.0156371" calcext:value-type="float">
            <text:p>-0.0156371</text:p>
          </table:table-cell>
          <table:table-cell table:style-name="ce1" office:value-type="float" office:value="0.410399" calcext:value-type="float">
            <text:p>0.410399</text:p>
          </table:table-cell>
          <table:table-cell table:style-name="ce1"/>
          <table:table-cell/>
          <table:table-cell table:formula="of:=NORMDIST([.C937];[.$D$2];[.$E$2];0)" office:value-type="float" office:value="5.65353688281988" calcext:value-type="float">
            <text:p>5.6535368828</text:p>
          </table:table-cell>
          <table:table-cell table:number-columns-repeated="1018"/>
        </table:table-row>
        <table:table-row table:style-name="ro1">
          <table:table-cell table:style-name="ce1" office:value-type="float" office:value="0.0259354" calcext:value-type="float">
            <text:p>0.0259354</text:p>
          </table:table-cell>
          <table:table-cell table:style-name="ce1" office:value-type="float" office:value="0.0468561" calcext:value-type="float">
            <text:p>0.0468561</text:p>
          </table:table-cell>
          <table:table-cell table:style-name="ce1" office:value-type="float" office:value="0.432753" calcext:value-type="float">
            <text:p>0.432753</text:p>
          </table:table-cell>
          <table:table-cell table:style-name="ce1"/>
          <table:table-cell/>
          <table:table-cell table:formula="of:=NORMDIST([.C938];[.$D$2];[.$E$2];0)" office:value-type="float" office:value="4.8912923679683" calcext:value-type="float">
            <text:p>4.891292368</text:p>
          </table:table-cell>
          <table:table-cell table:number-columns-repeated="1018"/>
        </table:table-row>
        <table:table-row table:style-name="ro1">
          <table:table-cell table:style-name="ce1" office:value-type="float" office:value="0.0191165" calcext:value-type="float">
            <text:p>0.0191165</text:p>
          </table:table-cell>
          <table:table-cell table:style-name="ce1" office:value-type="float" office:value="-0.0343967" calcext:value-type="float">
            <text:p>-0.0343967</text:p>
          </table:table-cell>
          <table:table-cell table:style-name="ce1" office:value-type="float" office:value="0.577555" calcext:value-type="float">
            <text:p>0.577555</text:p>
          </table:table-cell>
          <table:table-cell table:style-name="ce1"/>
          <table:table-cell/>
          <table:table-cell table:formula="of:=NORMDIST([.C939];[.$D$2];[.$E$2];0)" office:value-type="float" office:value="0.139048613391486" calcext:value-type="float">
            <text:p>0.1390486134</text:p>
          </table:table-cell>
          <table:table-cell table:number-columns-repeated="1018"/>
        </table:table-row>
        <table:table-row table:style-name="ro1">
          <table:table-cell table:style-name="ce1" office:value-type="float" office:value="0.0384747" calcext:value-type="float">
            <text:p>0.0384747</text:p>
          </table:table-cell>
          <table:table-cell table:style-name="ce1" office:value-type="float" office:value="0.127382" calcext:value-type="float">
            <text:p>0.127382</text:p>
          </table:table-cell>
          <table:table-cell table:style-name="ce1" office:value-type="float" office:value="0.379283" calcext:value-type="float">
            <text:p>0.379283</text:p>
          </table:table-cell>
          <table:table-cell table:style-name="ce1"/>
          <table:table-cell/>
          <table:table-cell table:formula="of:=NORMDIST([.C940];[.$D$2];[.$E$2];0)" office:value-type="float" office:value="5.77549146435606" calcext:value-type="float">
            <text:p>5.7754914644</text:p>
          </table:table-cell>
          <table:table-cell table:number-columns-repeated="1018"/>
        </table:table-row>
        <table:table-row table:style-name="ro1">
          <table:table-cell table:style-name="ce1" office:value-type="float" office:value="0.011171" calcext:value-type="float">
            <text:p>0.011171</text:p>
          </table:table-cell>
          <table:table-cell table:style-name="ce1" office:value-type="float" office:value="0.096362" calcext:value-type="float">
            <text:p>0.096362</text:p>
          </table:table-cell>
          <table:table-cell table:style-name="ce1" office:value-type="float" office:value="0.395908" calcext:value-type="float">
            <text:p>0.395908</text:p>
          </table:table-cell>
          <table:table-cell table:style-name="ce1"/>
          <table:table-cell/>
          <table:table-cell table:formula="of:=NORMDIST([.C941];[.$D$2];[.$E$2];0)" office:value-type="float" office:value="5.86100115036082" calcext:value-type="float">
            <text:p>5.8610011504</text:p>
          </table:table-cell>
          <table:table-cell table:number-columns-repeated="1018"/>
        </table:table-row>
        <table:table-row table:style-name="ro1">
          <table:table-cell table:style-name="ce1" office:value-type="float" office:value="0.0256311" calcext:value-type="float">
            <text:p>0.0256311</text:p>
          </table:table-cell>
          <table:table-cell table:style-name="ce1" office:value-type="float" office:value="-0.0139663" calcext:value-type="float">
            <text:p>-0.0139663</text:p>
          </table:table-cell>
          <table:table-cell table:style-name="ce1" office:value-type="float" office:value="0.613386" calcext:value-type="float">
            <text:p>0.613386</text:p>
          </table:table-cell>
          <table:table-cell table:style-name="ce1"/>
          <table:table-cell/>
          <table:table-cell table:formula="of:=NORMDIST([.C942];[.$D$2];[.$E$2];0)" office:value-type="float" office:value="0.0285775823970024" calcext:value-type="float">
            <text:p>0.0285775824</text:p>
          </table:table-cell>
          <table:table-cell table:number-columns-repeated="1018"/>
        </table:table-row>
        <table:table-row table:style-name="ro1">
          <table:table-cell table:style-name="ce1" office:value-type="float" office:value="0.0262425" calcext:value-type="float">
            <text:p>0.0262425</text:p>
          </table:table-cell>
          <table:table-cell table:style-name="ce1" office:value-type="float" office:value="0.0248191" calcext:value-type="float">
            <text:p>0.0248191</text:p>
          </table:table-cell>
          <table:table-cell table:style-name="ce1" office:value-type="float" office:value="0.293278" calcext:value-type="float">
            <text:p>0.293278</text:p>
          </table:table-cell>
          <table:table-cell table:style-name="ce1"/>
          <table:table-cell/>
          <table:table-cell table:formula="of:=NORMDIST([.C943];[.$D$2];[.$E$2];0)" office:value-type="float" office:value="2.05716573943509" calcext:value-type="float">
            <text:p>2.0571657394</text:p>
          </table:table-cell>
          <table:table-cell table:number-columns-repeated="1018"/>
        </table:table-row>
        <table:table-row table:style-name="ro1">
          <table:table-cell table:style-name="ce1" office:value-type="float" office:value="0.0348226" calcext:value-type="float">
            <text:p>0.0348226</text:p>
          </table:table-cell>
          <table:table-cell table:style-name="ce1" office:value-type="float" office:value="0.111179" calcext:value-type="float">
            <text:p>0.111179</text:p>
          </table:table-cell>
          <table:table-cell table:style-name="ce1" office:value-type="float" office:value="0.292017" calcext:value-type="float">
            <text:p>0.292017</text:p>
          </table:table-cell>
          <table:table-cell table:style-name="ce1"/>
          <table:table-cell/>
          <table:table-cell table:formula="of:=NORMDIST([.C944];[.$D$2];[.$E$2];0)" office:value-type="float" office:value="2.00225093447491" calcext:value-type="float">
            <text:p>2.0022509345</text:p>
          </table:table-cell>
          <table:table-cell table:number-columns-repeated="1018"/>
        </table:table-row>
        <table:table-row table:style-name="ro1">
          <table:table-cell table:style-name="ce1" office:value-type="float" office:value="0.0160734" calcext:value-type="float">
            <text:p>0.0160734</text:p>
          </table:table-cell>
          <table:table-cell table:style-name="ce1" office:value-type="float" office:value="0.0899604" calcext:value-type="float">
            <text:p>0.0899604</text:p>
          </table:table-cell>
          <table:table-cell table:style-name="ce1" office:value-type="float" office:value="0.353311" calcext:value-type="float">
            <text:p>0.353311</text:p>
          </table:table-cell>
          <table:table-cell table:style-name="ce1"/>
          <table:table-cell/>
          <table:table-cell table:formula="of:=NORMDIST([.C945];[.$D$2];[.$E$2];0)" office:value-type="float" office:value="5.00684583044611" calcext:value-type="float">
            <text:p>5.0068458304</text:p>
          </table:table-cell>
          <table:table-cell table:number-columns-repeated="1018"/>
        </table:table-row>
        <table:table-row table:style-name="ro1">
          <table:table-cell table:style-name="ce1" office:value-type="float" office:value="0.0113549" calcext:value-type="float">
            <text:p>0.0113549</text:p>
          </table:table-cell>
          <table:table-cell table:style-name="ce1" office:value-type="float" office:value="0.0313385" calcext:value-type="float">
            <text:p>0.0313385</text:p>
          </table:table-cell>
          <table:table-cell table:style-name="ce1" office:value-type="float" office:value="0.353145" calcext:value-type="float">
            <text:p>0.353145</text:p>
          </table:table-cell>
          <table:table-cell table:style-name="ce1"/>
          <table:table-cell/>
          <table:table-cell table:formula="of:=NORMDIST([.C946];[.$D$2];[.$E$2];0)" office:value-type="float" office:value="4.99992673426989" calcext:value-type="float">
            <text:p>4.9999267343</text:p>
          </table:table-cell>
          <table:table-cell table:number-columns-repeated="1018"/>
        </table:table-row>
        <table:table-row table:style-name="ro1">
          <table:table-cell table:style-name="ce1" office:value-type="float" office:value="0.0148117" calcext:value-type="float">
            <text:p>0.0148117</text:p>
          </table:table-cell>
          <table:table-cell table:style-name="ce1" office:value-type="float" office:value="-0.00138896" calcext:value-type="float">
            <text:p>-0.00138896</text:p>
          </table:table-cell>
          <table:table-cell table:style-name="ce1" office:value-type="float" office:value="0.348795" calcext:value-type="float">
            <text:p>0.348795</text:p>
          </table:table-cell>
          <table:table-cell table:style-name="ce1"/>
          <table:table-cell/>
          <table:table-cell table:formula="of:=NORMDIST([.C947];[.$D$2];[.$E$2];0)" office:value-type="float" office:value="4.81173061271184" calcext:value-type="float">
            <text:p>4.8117306127</text:p>
          </table:table-cell>
          <table:table-cell table:number-columns-repeated="1018"/>
        </table:table-row>
        <table:table-row table:style-name="ro1">
          <table:table-cell table:style-name="ce1" office:value-type="float" office:value="0.0277478" calcext:value-type="float">
            <text:p>0.0277478</text:p>
          </table:table-cell>
          <table:table-cell table:style-name="ce1" office:value-type="float" office:value="0.067154" calcext:value-type="float">
            <text:p>0.067154</text:p>
          </table:table-cell>
          <table:table-cell table:style-name="ce1" office:value-type="float" office:value="0.58317" calcext:value-type="float">
            <text:p>0.58317</text:p>
          </table:table-cell>
          <table:table-cell table:style-name="ce1"/>
          <table:table-cell/>
          <table:table-cell table:formula="of:=NORMDIST([.C948];[.$D$2];[.$E$2];0)" office:value-type="float" office:value="0.110527140542951" calcext:value-type="float">
            <text:p>0.1105271405</text:p>
          </table:table-cell>
          <table:table-cell table:number-columns-repeated="1018"/>
        </table:table-row>
        <table:table-row table:style-name="ro1">
          <table:table-cell table:style-name="ce1" office:value-type="float" office:value="0.034781" calcext:value-type="float">
            <text:p>0.034781</text:p>
          </table:table-cell>
          <table:table-cell table:style-name="ce1" office:value-type="float" office:value="0.139035" calcext:value-type="float">
            <text:p>0.139035</text:p>
          </table:table-cell>
          <table:table-cell table:style-name="ce1" office:value-type="float" office:value="0.498493" calcext:value-type="float">
            <text:p>0.498493</text:p>
          </table:table-cell>
          <table:table-cell table:style-name="ce1"/>
          <table:table-cell/>
          <table:table-cell table:formula="of:=NORMDIST([.C949];[.$D$2];[.$E$2];0)" office:value-type="float" office:value="1.70596600894604" calcext:value-type="float">
            <text:p>1.7059660089</text:p>
          </table:table-cell>
          <table:table-cell table:number-columns-repeated="1018"/>
        </table:table-row>
        <table:table-row table:style-name="ro1">
          <table:table-cell table:style-name="ce1" office:value-type="float" office:value="0.0315391" calcext:value-type="float">
            <text:p>0.0315391</text:p>
          </table:table-cell>
          <table:table-cell table:style-name="ce1" office:value-type="float" office:value="0.126899" calcext:value-type="float">
            <text:p>0.126899</text:p>
          </table:table-cell>
          <table:table-cell table:style-name="ce1" office:value-type="float" office:value="0.378308" calcext:value-type="float">
            <text:p>0.378308</text:p>
          </table:table-cell>
          <table:table-cell table:style-name="ce1"/>
          <table:table-cell/>
          <table:table-cell table:formula="of:=NORMDIST([.C950];[.$D$2];[.$E$2];0)" office:value-type="float" office:value="5.75979767174393" calcext:value-type="float">
            <text:p>5.7597976717</text:p>
          </table:table-cell>
          <table:table-cell table:number-columns-repeated="1018"/>
        </table:table-row>
        <table:table-row table:style-name="ro1">
          <table:table-cell table:style-name="ce1" office:value-type="float" office:value="0.0278057" calcext:value-type="float">
            <text:p>0.0278057</text:p>
          </table:table-cell>
          <table:table-cell table:style-name="ce1" office:value-type="float" office:value="0.147842" calcext:value-type="float">
            <text:p>0.147842</text:p>
          </table:table-cell>
          <table:table-cell table:style-name="ce1" office:value-type="float" office:value="0.627177" calcext:value-type="float">
            <text:p>0.627177</text:p>
          </table:table-cell>
          <table:table-cell table:style-name="ce1"/>
          <table:table-cell/>
          <table:table-cell table:formula="of:=NORMDIST([.C951];[.$D$2];[.$E$2];0)" office:value-type="float" office:value="0.0144328882920394" calcext:value-type="float">
            <text:p>0.0144328883</text:p>
          </table:table-cell>
          <table:table-cell table:number-columns-repeated="1018"/>
        </table:table-row>
        <table:table-row table:style-name="ro1">
          <table:table-cell table:style-name="ce1" office:value-type="float" office:value="0.0333098" calcext:value-type="float">
            <text:p>0.0333098</text:p>
          </table:table-cell>
          <table:table-cell table:style-name="ce1" office:value-type="float" office:value="-0.0442865" calcext:value-type="float">
            <text:p>-0.0442865</text:p>
          </table:table-cell>
          <table:table-cell table:style-name="ce1" office:value-type="float" office:value="0.619008" calcext:value-type="float">
            <text:p>0.619008</text:p>
          </table:table-cell>
          <table:table-cell table:style-name="ce1"/>
          <table:table-cell/>
          <table:table-cell table:formula="of:=NORMDIST([.C952];[.$D$2];[.$E$2];0)" office:value-type="float" office:value="0.0217393105046737" calcext:value-type="float">
            <text:p>0.0217393105</text:p>
          </table:table-cell>
          <table:table-cell table:number-columns-repeated="1018"/>
        </table:table-row>
        <table:table-row table:style-name="ro1">
          <table:table-cell table:style-name="ce1" office:value-type="float" office:value="0.0288258" calcext:value-type="float">
            <text:p>0.0288258</text:p>
          </table:table-cell>
          <table:table-cell table:style-name="ce1" office:value-type="float" office:value="0.0374525" calcext:value-type="float">
            <text:p>0.0374525</text:p>
          </table:table-cell>
          <table:table-cell table:style-name="ce1" office:value-type="float" office:value="0.432642" calcext:value-type="float">
            <text:p>0.432642</text:p>
          </table:table-cell>
          <table:table-cell table:style-name="ce1"/>
          <table:table-cell/>
          <table:table-cell table:formula="of:=NORMDIST([.C953];[.$D$2];[.$E$2];0)" office:value-type="float" office:value="4.89612058629543" calcext:value-type="float">
            <text:p>4.8961205863</text:p>
          </table:table-cell>
          <table:table-cell table:number-columns-repeated="1018"/>
        </table:table-row>
        <table:table-row table:style-name="ro1">
          <table:table-cell table:style-name="ce1" office:value-type="float" office:value="0.0230343" calcext:value-type="float">
            <text:p>0.0230343</text:p>
          </table:table-cell>
          <table:table-cell table:style-name="ce1" office:value-type="float" office:value="0.0865324" calcext:value-type="float">
            <text:p>0.0865324</text:p>
          </table:table-cell>
          <table:table-cell table:style-name="ce1" office:value-type="float" office:value="0.246959" calcext:value-type="float">
            <text:p>0.246959</text:p>
          </table:table-cell>
          <table:table-cell table:style-name="ce1"/>
          <table:table-cell/>
          <table:table-cell table:formula="of:=NORMDIST([.C954];[.$D$2];[.$E$2];0)" office:value-type="float" office:value="0.607356959423316" calcext:value-type="float">
            <text:p>0.6073569594</text:p>
          </table:table-cell>
          <table:table-cell table:number-columns-repeated="1018"/>
        </table:table-row>
        <table:table-row table:style-name="ro1">
          <table:table-cell table:style-name="ce1" office:value-type="float" office:value="0.0283471" calcext:value-type="float">
            <text:p>0.0283471</text:p>
          </table:table-cell>
          <table:table-cell table:style-name="ce1" office:value-type="float" office:value="-0.0474546" calcext:value-type="float">
            <text:p>-0.0474546</text:p>
          </table:table-cell>
          <table:table-cell table:style-name="ce1" office:value-type="float" office:value="0.714311" calcext:value-type="float">
            <text:p>0.714311</text:p>
          </table:table-cell>
          <table:table-cell table:style-name="ce1"/>
          <table:table-cell/>
          <table:table-cell table:formula="of:=NORMDIST([.C955];[.$D$2];[.$E$2];0)" office:value-type="float" office:value="0.000074329932974619" calcext:value-type="float">
            <text:p>7.4329932974619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289008" calcext:value-type="float">
            <text:p>0.0289008</text:p>
          </table:table-cell>
          <table:table-cell table:style-name="ce1" office:value-type="float" office:value="0.0373371" calcext:value-type="float">
            <text:p>0.0373371</text:p>
          </table:table-cell>
          <table:table-cell table:style-name="ce1" office:value-type="float" office:value="0.690444" calcext:value-type="float">
            <text:p>0.690444</text:p>
          </table:table-cell>
          <table:table-cell table:style-name="ce1"/>
          <table:table-cell/>
          <table:table-cell table:formula="of:=NORMDIST([.C956];[.$D$2];[.$E$2];0)" office:value-type="float" office:value="0.000370655860523438" calcext:value-type="float">
            <text:p>0.0003706559</text:p>
          </table:table-cell>
          <table:table-cell table:number-columns-repeated="1018"/>
        </table:table-row>
        <table:table-row table:style-name="ro1">
          <table:table-cell table:style-name="ce1" office:value-type="float" office:value="0.0109116" calcext:value-type="float">
            <text:p>0.0109116</text:p>
          </table:table-cell>
          <table:table-cell table:style-name="ce1" office:value-type="float" office:value="0.0462943" calcext:value-type="float">
            <text:p>0.0462943</text:p>
          </table:table-cell>
          <table:table-cell table:style-name="ce1" office:value-type="float" office:value="0.317293" calcext:value-type="float">
            <text:p>0.317293</text:p>
          </table:table-cell>
          <table:table-cell table:style-name="ce1"/>
          <table:table-cell/>
          <table:table-cell table:formula="of:=NORMDIST([.C957];[.$D$2];[.$E$2];0)" office:value-type="float" office:value="3.22475073395324" calcext:value-type="float">
            <text:p>3.224750734</text:p>
          </table:table-cell>
          <table:table-cell table:number-columns-repeated="1018"/>
        </table:table-row>
        <table:table-row table:style-name="ro1">
          <table:table-cell table:style-name="ce1" office:value-type="float" office:value="0.0366185" calcext:value-type="float">
            <text:p>0.0366185</text:p>
          </table:table-cell>
          <table:table-cell table:style-name="ce1" office:value-type="float" office:value="0.150023" calcext:value-type="float">
            <text:p>0.150023</text:p>
          </table:table-cell>
          <table:table-cell table:style-name="ce1" office:value-type="float" office:value="0.329884" calcext:value-type="float">
            <text:p>0.329884</text:p>
          </table:table-cell>
          <table:table-cell table:style-name="ce1"/>
          <table:table-cell/>
          <table:table-cell table:formula="of:=NORMDIST([.C958];[.$D$2];[.$E$2];0)" office:value-type="float" office:value="3.88299868741763" calcext:value-type="float">
            <text:p>3.8829986874</text:p>
          </table:table-cell>
          <table:table-cell table:number-columns-repeated="1018"/>
        </table:table-row>
        <table:table-row table:style-name="ro1">
          <table:table-cell table:style-name="ce1" office:value-type="float" office:value="0.0262755" calcext:value-type="float">
            <text:p>0.0262755</text:p>
          </table:table-cell>
          <table:table-cell table:style-name="ce1" office:value-type="float" office:value="0.018946" calcext:value-type="float">
            <text:p>0.018946</text:p>
          </table:table-cell>
          <table:table-cell table:style-name="ce1" office:value-type="float" office:value="0.53005" calcext:value-type="float">
            <text:p>0.53005</text:p>
          </table:table-cell>
          <table:table-cell table:style-name="ce1"/>
          <table:table-cell/>
          <table:table-cell table:formula="of:=NORMDIST([.C959];[.$D$2];[.$E$2];0)" office:value-type="float" office:value="0.737762548628288" calcext:value-type="float">
            <text:p>0.7377625486</text:p>
          </table:table-cell>
          <table:table-cell table:number-columns-repeated="1018"/>
        </table:table-row>
        <table:table-row table:style-name="ro1">
          <table:table-cell table:style-name="ce1" office:value-type="float" office:value="0.0206563" calcext:value-type="float">
            <text:p>0.0206563</text:p>
          </table:table-cell>
          <table:table-cell table:style-name="ce1" office:value-type="float" office:value="0.141382" calcext:value-type="float">
            <text:p>0.141382</text:p>
          </table:table-cell>
          <table:table-cell table:style-name="ce1" office:value-type="float" office:value="0.446945" calcext:value-type="float">
            <text:p>0.446945</text:p>
          </table:table-cell>
          <table:table-cell table:style-name="ce1"/>
          <table:table-cell/>
          <table:table-cell table:formula="of:=NORMDIST([.C960];[.$D$2];[.$E$2];0)" office:value-type="float" office:value="4.21782849252557" calcext:value-type="float">
            <text:p>4.2178284925</text:p>
          </table:table-cell>
          <table:table-cell table:number-columns-repeated="1018"/>
        </table:table-row>
        <table:table-row table:style-name="ro1">
          <table:table-cell table:style-name="ce1" office:value-type="float" office:value="0.0151888" calcext:value-type="float">
            <text:p>0.0151888</text:p>
          </table:table-cell>
          <table:table-cell table:style-name="ce1" office:value-type="float" office:value="-0.0241915" calcext:value-type="float">
            <text:p>-0.0241915</text:p>
          </table:table-cell>
          <table:table-cell table:style-name="ce1" office:value-type="float" office:value="0.481775" calcext:value-type="float">
            <text:p>0.481775</text:p>
          </table:table-cell>
          <table:table-cell table:style-name="ce1"/>
          <table:table-cell/>
          <table:table-cell table:formula="of:=NORMDIST([.C961];[.$D$2];[.$E$2];0)" office:value-type="float" office:value="2.43704254868679" calcext:value-type="float">
            <text:p>2.4370425487</text:p>
          </table:table-cell>
          <table:table-cell table:number-columns-repeated="1018"/>
        </table:table-row>
        <table:table-row table:style-name="ro1">
          <table:table-cell table:style-name="ce1" office:value-type="float" office:value="0.0131544" calcext:value-type="float">
            <text:p>0.0131544</text:p>
          </table:table-cell>
          <table:table-cell table:style-name="ce1" office:value-type="float" office:value="0.137782" calcext:value-type="float">
            <text:p>0.137782</text:p>
          </table:table-cell>
          <table:table-cell table:style-name="ce1" office:value-type="float" office:value="0.56885" calcext:value-type="float">
            <text:p>0.56885</text:p>
          </table:table-cell>
          <table:table-cell table:style-name="ce1"/>
          <table:table-cell/>
          <table:table-cell table:formula="of:=NORMDIST([.C962];[.$D$2];[.$E$2];0)" office:value-type="float" office:value="0.195823186969834" calcext:value-type="float">
            <text:p>0.195823187</text:p>
          </table:table-cell>
          <table:table-cell table:number-columns-repeated="1018"/>
        </table:table-row>
        <table:table-row table:style-name="ro1">
          <table:table-cell table:style-name="ce1" office:value-type="float" office:value="0.0534599" calcext:value-type="float">
            <text:p>0.0534599</text:p>
            <draw:frame table:end-cell-address="data.F981" table:end-x="72.74pt" table:end-y="8.99pt" draw:z-index="0" draw:name="Chart 1" draw:style-name="gr1" draw:text-style-name="P1" svg:width="521.23pt" svg:height="278.22pt" svg:x="1.5pt" svg:y="14.26pt">
              <loext:p draw:notify-on-update-of-ranges="data.F2:data.F1000 data.C2:data.C100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office:value-type="float" office:value="0.0452438" calcext:value-type="float">
            <text:p>0.0452438</text:p>
          </table:table-cell>
          <table:table-cell table:style-name="ce1" office:value-type="float" office:value="0.565449" calcext:value-type="float">
            <text:p>0.565449</text:p>
          </table:table-cell>
          <table:table-cell table:style-name="ce1"/>
          <table:table-cell/>
          <table:table-cell table:formula="of:=NORMDIST([.C963];[.$D$2];[.$E$2];0)" office:value-type="float" office:value="0.222854948439436" calcext:value-type="float">
            <text:p>0.2228549484</text:p>
          </table:table-cell>
          <table:table-cell table:number-columns-repeated="1018"/>
        </table:table-row>
        <table:table-row table:style-name="ro1">
          <table:table-cell table:style-name="ce1" office:value-type="float" office:value="0.0151322" calcext:value-type="float">
            <text:p>0.0151322</text:p>
          </table:table-cell>
          <table:table-cell table:style-name="ce1" office:value-type="float" office:value="0.07692" calcext:value-type="float">
            <text:p>0.07692</text:p>
          </table:table-cell>
          <table:table-cell table:style-name="ce1" office:value-type="float" office:value="0.618326" calcext:value-type="float">
            <text:p>0.618326</text:p>
          </table:table-cell>
          <table:table-cell table:style-name="ce1"/>
          <table:table-cell/>
          <table:table-cell table:formula="of:=NORMDIST([.C964];[.$D$2];[.$E$2];0)" office:value-type="float" office:value="0.022480882115669" calcext:value-type="float">
            <text:p>0.0224808821</text:p>
          </table:table-cell>
          <table:table-cell table:number-columns-repeated="1018"/>
        </table:table-row>
        <table:table-row table:style-name="ro1">
          <table:table-cell table:style-name="ce1" office:value-type="float" office:value="0.0194411" calcext:value-type="float">
            <text:p>0.0194411</text:p>
          </table:table-cell>
          <table:table-cell table:style-name="ce1" office:value-type="float" office:value="0.138923" calcext:value-type="float">
            <text:p>0.138923</text:p>
          </table:table-cell>
          <table:table-cell table:style-name="ce1" office:value-type="float" office:value="0.470225" calcext:value-type="float">
            <text:p>0.470225</text:p>
          </table:table-cell>
          <table:table-cell table:style-name="ce1"/>
          <table:table-cell/>
          <table:table-cell table:formula="of:=NORMDIST([.C965];[.$D$2];[.$E$2];0)" office:value-type="float" office:value="3.0096253658066" calcext:value-type="float">
            <text:p>3.0096253658</text:p>
          </table:table-cell>
          <table:table-cell table:number-columns-repeated="1018"/>
        </table:table-row>
        <table:table-row table:style-name="ro1">
          <table:table-cell table:style-name="ce1" office:value-type="float" office:value="0.0256466" calcext:value-type="float">
            <text:p>0.0256466</text:p>
          </table:table-cell>
          <table:table-cell table:style-name="ce1" office:value-type="float" office:value="0.116684" calcext:value-type="float">
            <text:p>0.116684</text:p>
          </table:table-cell>
          <table:table-cell table:style-name="ce1" office:value-type="float" office:value="0.779507" calcext:value-type="float">
            <text:p>0.779507</text:p>
          </table:table-cell>
          <table:table-cell table:style-name="ce1"/>
          <table:table-cell/>
          <table:table-cell table:formula="of:=NORMDIST([.C966];[.$D$2];[.$E$2];0)" office:value-type="float" office:value="0.000000491820578954277" calcext:value-type="float">
            <text:p>4.91820578954277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290229" calcext:value-type="float">
            <text:p>0.0290229</text:p>
          </table:table-cell>
          <table:table-cell table:style-name="ce1" office:value-type="float" office:value="0.0784574" calcext:value-type="float">
            <text:p>0.0784574</text:p>
          </table:table-cell>
          <table:table-cell table:style-name="ce1" office:value-type="float" office:value="0.693395" calcext:value-type="float">
            <text:p>0.693395</text:p>
          </table:table-cell>
          <table:table-cell table:style-name="ce1"/>
          <table:table-cell/>
          <table:table-cell table:formula="of:=NORMDIST([.C967];[.$D$2];[.$E$2];0)" office:value-type="float" office:value="0.000305911382626303" calcext:value-type="float">
            <text:p>0.0003059114</text:p>
          </table:table-cell>
          <table:table-cell table:number-columns-repeated="1018"/>
        </table:table-row>
        <table:table-row table:style-name="ro1">
          <table:table-cell table:style-name="ce1" office:value-type="float" office:value="0.0365703" calcext:value-type="float">
            <text:p>0.0365703</text:p>
          </table:table-cell>
          <table:table-cell table:style-name="ce1" office:value-type="float" office:value="0.116098" calcext:value-type="float">
            <text:p>0.116098</text:p>
          </table:table-cell>
          <table:table-cell table:style-name="ce1" office:value-type="float" office:value="0.56631" calcext:value-type="float">
            <text:p>0.56631</text:p>
          </table:table-cell>
          <table:table-cell table:style-name="ce1"/>
          <table:table-cell/>
          <table:table-cell table:formula="of:=NORMDIST([.C968];[.$D$2];[.$E$2];0)" office:value-type="float" office:value="0.215728801030229" calcext:value-type="float">
            <text:p>0.215728801</text:p>
          </table:table-cell>
          <table:table-cell table:number-columns-repeated="1018"/>
        </table:table-row>
        <table:table-row table:style-name="ro1">
          <table:table-cell table:style-name="ce1" office:value-type="float" office:value="0.0241499" calcext:value-type="float">
            <text:p>0.0241499</text:p>
          </table:table-cell>
          <table:table-cell table:style-name="ce1" office:value-type="float" office:value="0.0982109" calcext:value-type="float">
            <text:p>0.0982109</text:p>
          </table:table-cell>
          <table:table-cell table:style-name="ce1" office:value-type="float" office:value="0.43895" calcext:value-type="float">
            <text:p>0.43895</text:p>
          </table:table-cell>
          <table:table-cell table:style-name="ce1"/>
          <table:table-cell/>
          <table:table-cell table:formula="of:=NORMDIST([.C969];[.$D$2];[.$E$2];0)" office:value-type="float" office:value="4.60959426422592" calcext:value-type="float">
            <text:p>4.6095942642</text:p>
          </table:table-cell>
          <table:table-cell table:number-columns-repeated="1018"/>
        </table:table-row>
        <table:table-row table:style-name="ro1">
          <table:table-cell table:style-name="ce1" office:value-type="float" office:value="0.035152" calcext:value-type="float">
            <text:p>0.035152</text:p>
          </table:table-cell>
          <table:table-cell table:style-name="ce1" office:value-type="float" office:value="0.0268112" calcext:value-type="float">
            <text:p>0.0268112</text:p>
          </table:table-cell>
          <table:table-cell table:style-name="ce1" office:value-type="float" office:value="0.662253" calcext:value-type="float">
            <text:p>0.662253</text:p>
          </table:table-cell>
          <table:table-cell table:style-name="ce1"/>
          <table:table-cell/>
          <table:table-cell table:formula="of:=NORMDIST([.C970];[.$D$2];[.$E$2];0)" office:value-type="float" office:value="0.00210935911892493" calcext:value-type="float">
            <text:p>0.0021093591</text:p>
          </table:table-cell>
          <table:table-cell table:number-columns-repeated="1018"/>
        </table:table-row>
        <table:table-row table:style-name="ro1">
          <table:table-cell table:style-name="ce1" office:value-type="float" office:value="0.0334705" calcext:value-type="float">
            <text:p>0.0334705</text:p>
          </table:table-cell>
          <table:table-cell table:style-name="ce1" office:value-type="float" office:value="-0.0224432" calcext:value-type="float">
            <text:p>-0.0224432</text:p>
          </table:table-cell>
          <table:table-cell table:style-name="ce1" office:value-type="float" office:value="0.339486" calcext:value-type="float">
            <text:p>0.339486</text:p>
          </table:table-cell>
          <table:table-cell table:style-name="ce1"/>
          <table:table-cell/>
          <table:table-cell table:formula="of:=NORMDIST([.C971];[.$D$2];[.$E$2];0)" office:value-type="float" office:value="4.37181090995244" calcext:value-type="float">
            <text:p>4.37181091</text:p>
          </table:table-cell>
          <table:table-cell table:number-columns-repeated="1018"/>
        </table:table-row>
        <table:table-row table:style-name="ro1">
          <table:table-cell table:style-name="ce1" office:value-type="float" office:value="0.0336818" calcext:value-type="float">
            <text:p>0.0336818</text:p>
          </table:table-cell>
          <table:table-cell table:style-name="ce1" office:value-type="float" office:value="-0.0194381" calcext:value-type="float">
            <text:p>-0.0194381</text:p>
          </table:table-cell>
          <table:table-cell table:style-name="ce1" office:value-type="float" office:value="0.724443" calcext:value-type="float">
            <text:p>0.724443</text:p>
          </table:table-cell>
          <table:table-cell table:style-name="ce1"/>
          <table:table-cell/>
          <table:table-cell table:formula="of:=NORMDIST([.C972];[.$D$2];[.$E$2];0)" office:value-type="float" office:value="0.0000362012344459156" calcext:value-type="float">
            <text:p>3.62012344459156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21665" calcext:value-type="float">
            <text:p>0.021665</text:p>
          </table:table-cell>
          <table:table-cell table:style-name="ce1" office:value-type="float" office:value="0.0758713" calcext:value-type="float">
            <text:p>0.0758713</text:p>
          </table:table-cell>
          <table:table-cell table:style-name="ce1" office:value-type="float" office:value="0.210016" calcext:value-type="float">
            <text:p>0.210016</text:p>
          </table:table-cell>
          <table:table-cell table:style-name="ce1"/>
          <table:table-cell/>
          <table:table-cell table:formula="of:=NORMDIST([.C973];[.$D$2];[.$E$2];0)" office:value-type="float" office:value="0.164491156200569" calcext:value-type="float">
            <text:p>0.1644911562</text:p>
          </table:table-cell>
          <table:table-cell table:number-columns-repeated="1018"/>
        </table:table-row>
        <table:table-row table:style-name="ro1">
          <table:table-cell table:style-name="ce1" office:value-type="float" office:value="0.0230576" calcext:value-type="float">
            <text:p>0.0230576</text:p>
          </table:table-cell>
          <table:table-cell table:style-name="ce1" office:value-type="float" office:value="-0.0269328" calcext:value-type="float">
            <text:p>-0.0269328</text:p>
          </table:table-cell>
          <table:table-cell table:style-name="ce1" office:value-type="float" office:value="0.773817" calcext:value-type="float">
            <text:p>0.773817</text:p>
          </table:table-cell>
          <table:table-cell table:style-name="ce1"/>
          <table:table-cell/>
          <table:table-cell table:formula="of:=NORMDIST([.C974];[.$D$2];[.$E$2];0)" office:value-type="float" office:value="0.000000790572099265582" calcext:value-type="float">
            <text:p>7.90572099265582E-07</text:p>
          </table:table-cell>
          <table:table-cell table:number-columns-repeated="1018"/>
        </table:table-row>
        <table:table-row table:style-name="ro1">
          <table:table-cell table:style-name="ce1" office:value-type="float" office:value="0.02429" calcext:value-type="float">
            <text:p>0.02429</text:p>
          </table:table-cell>
          <table:table-cell table:style-name="ce1" office:value-type="float" office:value="0.085964" calcext:value-type="float">
            <text:p>0.085964</text:p>
          </table:table-cell>
          <table:table-cell table:style-name="ce1" office:value-type="float" office:value="0.461332" calcext:value-type="float">
            <text:p>0.461332</text:p>
          </table:table-cell>
          <table:table-cell table:style-name="ce1"/>
          <table:table-cell/>
          <table:table-cell table:formula="of:=NORMDIST([.C975];[.$D$2];[.$E$2];0)" office:value-type="float" office:value="3.47156023315049" calcext:value-type="float">
            <text:p>3.4715602332</text:p>
          </table:table-cell>
          <table:table-cell table:number-columns-repeated="1018"/>
        </table:table-row>
        <table:table-row table:style-name="ro1">
          <table:table-cell table:style-name="ce1" office:value-type="float" office:value="0.022715" calcext:value-type="float">
            <text:p>0.022715</text:p>
          </table:table-cell>
          <table:table-cell table:style-name="ce1" office:value-type="float" office:value="0.087981" calcext:value-type="float">
            <text:p>0.087981</text:p>
          </table:table-cell>
          <table:table-cell table:style-name="ce1" office:value-type="float" office:value="0.445805" calcext:value-type="float">
            <text:p>0.445805</text:p>
          </table:table-cell>
          <table:table-cell table:style-name="ce1"/>
          <table:table-cell/>
          <table:table-cell table:formula="of:=NORMDIST([.C976];[.$D$2];[.$E$2];0)" office:value-type="float" office:value="4.27520360902916" calcext:value-type="float">
            <text:p>4.275203609</text:p>
          </table:table-cell>
          <table:table-cell table:number-columns-repeated="1018"/>
        </table:table-row>
        <table:table-row table:style-name="ro1">
          <table:table-cell table:style-name="ce1" office:value-type="float" office:value="0.0357951" calcext:value-type="float">
            <text:p>0.0357951</text:p>
          </table:table-cell>
          <table:table-cell table:style-name="ce1" office:value-type="float" office:value="0.0219216" calcext:value-type="float">
            <text:p>0.0219216</text:p>
          </table:table-cell>
          <table:table-cell table:style-name="ce1" office:value-type="float" office:value="0.4755" calcext:value-type="float">
            <text:p>0.4755</text:p>
          </table:table-cell>
          <table:table-cell table:style-name="ce1"/>
          <table:table-cell/>
          <table:table-cell table:formula="of:=NORMDIST([.C977];[.$D$2];[.$E$2];0)" office:value-type="float" office:value="2.74291706733273" calcext:value-type="float">
            <text:p>2.7429170673</text:p>
          </table:table-cell>
          <table:table-cell table:number-columns-repeated="1018"/>
        </table:table-row>
        <table:table-row table:style-name="ro1">
          <table:table-cell table:style-name="ce1" office:value-type="float" office:value="0.0243619" calcext:value-type="float">
            <text:p>0.0243619</text:p>
          </table:table-cell>
          <table:table-cell table:style-name="ce1" office:value-type="float" office:value="-0.0409668" calcext:value-type="float">
            <text:p>-0.0409668</text:p>
          </table:table-cell>
          <table:table-cell table:style-name="ce1" office:value-type="float" office:value="0.296618" calcext:value-type="float">
            <text:p>0.296618</text:p>
          </table:table-cell>
          <table:table-cell table:style-name="ce1"/>
          <table:table-cell/>
          <table:table-cell table:formula="of:=NORMDIST([.C978];[.$D$2];[.$E$2];0)" office:value-type="float" office:value="2.20632978826543" calcext:value-type="float">
            <text:p>2.2063297883</text:p>
          </table:table-cell>
          <table:table-cell table:number-columns-repeated="1018"/>
        </table:table-row>
        <table:table-row table:style-name="ro1">
          <table:table-cell table:style-name="ce1" office:value-type="float" office:value="0.0164698" calcext:value-type="float">
            <text:p>0.0164698</text:p>
          </table:table-cell>
          <table:table-cell table:style-name="ce1" office:value-type="float" office:value="-0.000418924" calcext:value-type="float">
            <text:p>-0.000418924</text:p>
          </table:table-cell>
          <table:table-cell table:style-name="ce1" office:value-type="float" office:value="0.548678" calcext:value-type="float">
            <text:p>0.548678</text:p>
          </table:table-cell>
          <table:table-cell table:style-name="ce1"/>
          <table:table-cell/>
          <table:table-cell table:formula="of:=NORMDIST([.C979];[.$D$2];[.$E$2];0)" office:value-type="float" office:value="0.406473164225944" calcext:value-type="float">
            <text:p>0.4064731642</text:p>
          </table:table-cell>
          <table:table-cell table:number-columns-repeated="1018"/>
        </table:table-row>
        <table:table-row table:style-name="ro1">
          <table:table-cell table:style-name="ce1" office:value-type="float" office:value="0.0271236" calcext:value-type="float">
            <text:p>0.0271236</text:p>
          </table:table-cell>
          <table:table-cell table:style-name="ce1" office:value-type="float" office:value="0.113797" calcext:value-type="float">
            <text:p>0.113797</text:p>
          </table:table-cell>
          <table:table-cell table:style-name="ce1" office:value-type="float" office:value="0.731204" calcext:value-type="float">
            <text:p>0.731204</text:p>
          </table:table-cell>
          <table:table-cell table:style-name="ce1"/>
          <table:table-cell/>
          <table:table-cell table:formula="of:=NORMDIST([.C980];[.$D$2];[.$E$2];0)" office:value-type="float" office:value="0.0000221238501472003" calcext:value-type="float">
            <text:p>2.21238501472003E-05</text:p>
          </table:table-cell>
          <table:table-cell table:number-columns-repeated="1018"/>
        </table:table-row>
        <table:table-row table:style-name="ro1">
          <table:table-cell table:style-name="ce1" office:value-type="float" office:value="0.0299915" calcext:value-type="float">
            <text:p>0.0299915</text:p>
          </table:table-cell>
          <table:table-cell table:style-name="ce1" office:value-type="float" office:value="0.0151265" calcext:value-type="float">
            <text:p>0.0151265</text:p>
          </table:table-cell>
          <table:table-cell table:style-name="ce1" office:value-type="float" office:value="0.643319" calcext:value-type="float">
            <text:p>0.643319</text:p>
          </table:table-cell>
          <table:table-cell table:style-name="ce1"/>
          <table:table-cell/>
          <table:table-cell table:formula="of:=NORMDIST([.C981];[.$D$2];[.$E$2];0)" office:value-type="float" office:value="0.00615704757943915" calcext:value-type="float">
            <text:p>0.0061570476</text:p>
          </table:table-cell>
          <table:table-cell table:number-columns-repeated="1018"/>
        </table:table-row>
        <table:table-row table:style-name="ro1">
          <table:table-cell table:style-name="ce1" office:value-type="float" office:value="0.0395046" calcext:value-type="float">
            <text:p>0.0395046</text:p>
          </table:table-cell>
          <table:table-cell table:style-name="ce1" office:value-type="float" office:value="0.00977693" calcext:value-type="float">
            <text:p>0.00977693</text:p>
          </table:table-cell>
          <table:table-cell table:style-name="ce1" office:value-type="float" office:value="0.376669" calcext:value-type="float">
            <text:p>0.376669</text:p>
          </table:table-cell>
          <table:table-cell table:style-name="ce1"/>
          <table:table-cell/>
          <table:table-cell table:formula="of:=NORMDIST([.C982];[.$D$2];[.$E$2];0)" office:value-type="float" office:value="5.73085141702951" calcext:value-type="float">
            <text:p>5.730851417</text:p>
          </table:table-cell>
          <table:table-cell table:number-columns-repeated="1018"/>
        </table:table-row>
        <table:table-row table:style-name="ro1">
          <table:table-cell table:style-name="ce1" office:value-type="float" office:value="0.0380166" calcext:value-type="float">
            <text:p>0.0380166</text:p>
          </table:table-cell>
          <table:table-cell table:style-name="ce1" office:value-type="float" office:value="0.00309497" calcext:value-type="float">
            <text:p>0.00309497</text:p>
          </table:table-cell>
          <table:table-cell table:style-name="ce1" office:value-type="float" office:value="0.409833" calcext:value-type="float">
            <text:p>0.409833</text:p>
          </table:table-cell>
          <table:table-cell table:style-name="ce1"/>
          <table:table-cell/>
          <table:table-cell table:formula="of:=NORMDIST([.C983];[.$D$2];[.$E$2];0)" office:value-type="float" office:value="5.6663368759288" calcext:value-type="float">
            <text:p>5.6663368759</text:p>
          </table:table-cell>
          <table:table-cell table:number-columns-repeated="1018"/>
        </table:table-row>
        <table:table-row table:style-name="ro1">
          <table:table-cell table:style-name="ce1" office:value-type="float" office:value="0.0220905" calcext:value-type="float">
            <text:p>0.0220905</text:p>
          </table:table-cell>
          <table:table-cell table:style-name="ce1" office:value-type="float" office:value="0.142244" calcext:value-type="float">
            <text:p>0.142244</text:p>
          </table:table-cell>
          <table:table-cell table:style-name="ce1" office:value-type="float" office:value="0.464386" calcext:value-type="float">
            <text:p>0.464386</text:p>
          </table:table-cell>
          <table:table-cell table:style-name="ce1"/>
          <table:table-cell/>
          <table:table-cell table:formula="of:=NORMDIST([.C984];[.$D$2];[.$E$2];0)" office:value-type="float" office:value="3.31182749528097" calcext:value-type="float">
            <text:p>3.3118274953</text:p>
          </table:table-cell>
          <table:table-cell table:number-columns-repeated="1018"/>
        </table:table-row>
        <table:table-row table:style-name="ro1">
          <table:table-cell table:style-name="ce1" office:value-type="float" office:value="0.0373131" calcext:value-type="float">
            <text:p>0.0373131</text:p>
          </table:table-cell>
          <table:table-cell table:style-name="ce1" office:value-type="float" office:value="0.0780583" calcext:value-type="float">
            <text:p>0.0780583</text:p>
          </table:table-cell>
          <table:table-cell table:style-name="ce1" office:value-type="float" office:value="0.511069" calcext:value-type="float">
            <text:p>0.511069</text:p>
          </table:table-cell>
          <table:table-cell table:style-name="ce1"/>
          <table:table-cell/>
          <table:table-cell table:formula="of:=NORMDIST([.C985];[.$D$2];[.$E$2];0)" office:value-type="float" office:value="1.25348731357408" calcext:value-type="float">
            <text:p>1.2534873136</text:p>
          </table:table-cell>
          <table:table-cell table:number-columns-repeated="1018"/>
        </table:table-row>
        <table:table-row table:style-name="ro1">
          <table:table-cell table:style-name="ce1" office:value-type="float" office:value="0.014563" calcext:value-type="float">
            <text:p>0.014563</text:p>
          </table:table-cell>
          <table:table-cell table:style-name="ce1" office:value-type="float" office:value="0.0823871" calcext:value-type="float">
            <text:p>0.0823871</text:p>
          </table:table-cell>
          <table:table-cell table:style-name="ce1" office:value-type="float" office:value="0.34361" calcext:value-type="float">
            <text:p>0.34361</text:p>
          </table:table-cell>
          <table:table-cell table:style-name="ce1"/>
          <table:table-cell/>
          <table:table-cell table:formula="of:=NORMDIST([.C986];[.$D$2];[.$E$2];0)" office:value-type="float" office:value="4.57208654775359" calcext:value-type="float">
            <text:p>4.5720865478</text:p>
          </table:table-cell>
          <table:table-cell table:number-columns-repeated="1018"/>
        </table:table-row>
        <table:table-row table:style-name="ro1">
          <table:table-cell table:style-name="ce1" office:value-type="float" office:value="0.0200473" calcext:value-type="float">
            <text:p>0.0200473</text:p>
          </table:table-cell>
          <table:table-cell table:style-name="ce1" office:value-type="float" office:value="0.109679" calcext:value-type="float">
            <text:p>0.109679</text:p>
          </table:table-cell>
          <table:table-cell table:style-name="ce1" office:value-type="float" office:value="0.171895" calcext:value-type="float">
            <text:p>0.171895</text:p>
          </table:table-cell>
          <table:table-cell table:style-name="ce1"/>
          <table:table-cell/>
          <table:table-cell table:formula="of:=NORMDIST([.C987];[.$D$2];[.$E$2];0)" office:value-type="float" office:value="0.031341234426078" calcext:value-type="float">
            <text:p>0.0313412344</text:p>
          </table:table-cell>
          <table:table-cell table:number-columns-repeated="1018"/>
        </table:table-row>
        <table:table-row table:style-name="ro1">
          <table:table-cell table:style-name="ce1" office:value-type="float" office:value="0.0226265" calcext:value-type="float">
            <text:p>0.0226265</text:p>
          </table:table-cell>
          <table:table-cell table:style-name="ce1" office:value-type="float" office:value="0.0749838" calcext:value-type="float">
            <text:p>0.0749838</text:p>
          </table:table-cell>
          <table:table-cell table:style-name="ce1" office:value-type="float" office:value="0.390107" calcext:value-type="float">
            <text:p>0.390107</text:p>
          </table:table-cell>
          <table:table-cell table:style-name="ce1"/>
          <table:table-cell/>
          <table:table-cell table:formula="of:=NORMDIST([.C988];[.$D$2];[.$E$2];0)" office:value-type="float" office:value="5.87082205993907" calcext:value-type="float">
            <text:p>5.8708220599</text:p>
          </table:table-cell>
          <table:table-cell table:number-columns-repeated="1018"/>
        </table:table-row>
        <table:table-row table:style-name="ro1">
          <table:table-cell table:style-name="ce1" office:value-type="float" office:value="0.0363932" calcext:value-type="float">
            <text:p>0.0363932</text:p>
          </table:table-cell>
          <table:table-cell table:style-name="ce1" office:value-type="float" office:value="0.0326417" calcext:value-type="float">
            <text:p>0.0326417</text:p>
          </table:table-cell>
          <table:table-cell table:style-name="ce1" office:value-type="float" office:value="0.386456" calcext:value-type="float">
            <text:p>0.386456</text:p>
          </table:table-cell>
          <table:table-cell table:style-name="ce1"/>
          <table:table-cell/>
          <table:table-cell table:formula="of:=NORMDIST([.C989];[.$D$2];[.$E$2];0)" office:value-type="float" office:value="5.85508045882945" calcext:value-type="float">
            <text:p>5.8550804588</text:p>
          </table:table-cell>
          <table:table-cell table:number-columns-repeated="1018"/>
        </table:table-row>
        <table:table-row table:style-name="ro1">
          <table:table-cell table:style-name="ce1" office:value-type="float" office:value="0.034988" calcext:value-type="float">
            <text:p>0.034988</text:p>
          </table:table-cell>
          <table:table-cell table:style-name="ce1" office:value-type="float" office:value="0.0892405" calcext:value-type="float">
            <text:p>0.0892405</text:p>
          </table:table-cell>
          <table:table-cell table:style-name="ce1" office:value-type="float" office:value="0.291075" calcext:value-type="float">
            <text:p>0.291075</text:p>
          </table:table-cell>
          <table:table-cell table:style-name="ce1"/>
          <table:table-cell/>
          <table:table-cell table:formula="of:=NORMDIST([.C990];[.$D$2];[.$E$2];0)" office:value-type="float" office:value="1.96174577620281" calcext:value-type="float">
            <text:p>1.9617457762</text:p>
          </table:table-cell>
          <table:table-cell table:number-columns-repeated="1018"/>
        </table:table-row>
        <table:table-row table:style-name="ro1">
          <table:table-cell table:style-name="ce1" office:value-type="float" office:value="0.0241649" calcext:value-type="float">
            <text:p>0.0241649</text:p>
          </table:table-cell>
          <table:table-cell table:style-name="ce1" office:value-type="float" office:value="0.0490534" calcext:value-type="float">
            <text:p>0.0490534</text:p>
          </table:table-cell>
          <table:table-cell table:style-name="ce1" office:value-type="float" office:value="0.56443" calcext:value-type="float">
            <text:p>0.56443</text:p>
          </table:table-cell>
          <table:table-cell table:style-name="ce1"/>
          <table:table-cell/>
          <table:table-cell table:formula="of:=NORMDIST([.C991];[.$D$2];[.$E$2];0)" office:value-type="float" office:value="0.231545503768005" calcext:value-type="float">
            <text:p>0.2315455038</text:p>
          </table:table-cell>
          <table:table-cell table:number-columns-repeated="1018"/>
        </table:table-row>
        <table:table-row table:style-name="ro1">
          <table:table-cell table:style-name="ce1" office:value-type="float" office:value="0.0287175" calcext:value-type="float">
            <text:p>0.0287175</text:p>
          </table:table-cell>
          <table:table-cell table:style-name="ce1" office:value-type="float" office:value="0.106162" calcext:value-type="float">
            <text:p>0.106162</text:p>
          </table:table-cell>
          <table:table-cell table:style-name="ce1" office:value-type="float" office:value="0.319515" calcext:value-type="float">
            <text:p>0.319515</text:p>
          </table:table-cell>
          <table:table-cell table:style-name="ce1"/>
          <table:table-cell/>
          <table:table-cell table:formula="of:=NORMDIST([.C992];[.$D$2];[.$E$2];0)" office:value-type="float" office:value="3.34053972258327" calcext:value-type="float">
            <text:p>3.3405397226</text:p>
          </table:table-cell>
          <table:table-cell table:number-columns-repeated="1018"/>
        </table:table-row>
        <table:table-row table:style-name="ro1">
          <table:table-cell table:style-name="ce1" office:value-type="float" office:value="0.0180196" calcext:value-type="float">
            <text:p>0.0180196</text:p>
          </table:table-cell>
          <table:table-cell table:style-name="ce1" office:value-type="float" office:value="-0.0192536" calcext:value-type="float">
            <text:p>-0.0192536</text:p>
          </table:table-cell>
          <table:table-cell table:style-name="ce1" office:value-type="float" office:value="0.517956" calcext:value-type="float">
            <text:p>0.517956</text:p>
          </table:table-cell>
          <table:table-cell table:style-name="ce1"/>
          <table:table-cell/>
          <table:table-cell table:formula="of:=NORMDIST([.C993];[.$D$2];[.$E$2];0)" office:value-type="float" office:value="1.04354855069262" calcext:value-type="float">
            <text:p>1.0435485507</text:p>
          </table:table-cell>
          <table:table-cell table:number-columns-repeated="1018"/>
        </table:table-row>
        <table:table-row table:style-name="ro1">
          <table:table-cell table:style-name="ce1" office:value-type="float" office:value="0.0236128" calcext:value-type="float">
            <text:p>0.0236128</text:p>
          </table:table-cell>
          <table:table-cell table:style-name="ce1" office:value-type="float" office:value="0.141989" calcext:value-type="float">
            <text:p>0.141989</text:p>
          </table:table-cell>
          <table:table-cell table:style-name="ce1" office:value-type="float" office:value="0.467568" calcext:value-type="float">
            <text:p>0.467568</text:p>
          </table:table-cell>
          <table:table-cell table:style-name="ce1"/>
          <table:table-cell/>
          <table:table-cell table:formula="of:=NORMDIST([.C994];[.$D$2];[.$E$2];0)" office:value-type="float" office:value="3.14644172012969" calcext:value-type="float">
            <text:p>3.1464417201</text:p>
          </table:table-cell>
          <table:table-cell table:number-columns-repeated="1018"/>
        </table:table-row>
        <table:table-row table:style-name="ro1">
          <table:table-cell table:style-name="ce1" office:value-type="float" office:value="0.0442411" calcext:value-type="float">
            <text:p>0.0442411</text:p>
          </table:table-cell>
          <table:table-cell table:style-name="ce1" office:value-type="float" office:value="0.0604751" calcext:value-type="float">
            <text:p>0.0604751</text:p>
          </table:table-cell>
          <table:table-cell table:style-name="ce1" office:value-type="float" office:value="0.439145" calcext:value-type="float">
            <text:p>0.439145</text:p>
          </table:table-cell>
          <table:table-cell table:style-name="ce1"/>
          <table:table-cell/>
          <table:table-cell table:formula="of:=NORMDIST([.C995];[.$D$2];[.$E$2];0)" office:value-type="float" office:value="4.60037717727986" calcext:value-type="float">
            <text:p>4.6003771773</text:p>
          </table:table-cell>
          <table:table-cell table:number-columns-repeated="1018"/>
        </table:table-row>
        <table:table-row table:style-name="ro1">
          <table:table-cell table:style-name="ce1" office:value-type="float" office:value="0.0401607" calcext:value-type="float">
            <text:p>0.0401607</text:p>
          </table:table-cell>
          <table:table-cell table:style-name="ce1" office:value-type="float" office:value="-0.0172367" calcext:value-type="float">
            <text:p>-0.0172367</text:p>
          </table:table-cell>
          <table:table-cell table:style-name="ce1" office:value-type="float" office:value="0.643653" calcext:value-type="float">
            <text:p>0.643653</text:p>
          </table:table-cell>
          <table:table-cell table:style-name="ce1"/>
          <table:table-cell/>
          <table:table-cell table:formula="of:=NORMDIST([.C996];[.$D$2];[.$E$2];0)" office:value-type="float" office:value="0.00604586138428846" calcext:value-type="float">
            <text:p>0.0060458614</text:p>
          </table:table-cell>
          <table:table-cell table:number-columns-repeated="1018"/>
        </table:table-row>
        <table:table-row table:style-name="ro1">
          <table:table-cell table:style-name="ce1" office:value-type="float" office:value="0.0254581" calcext:value-type="float">
            <text:p>0.0254581</text:p>
          </table:table-cell>
          <table:table-cell table:style-name="ce1" office:value-type="float" office:value="0.106644" calcext:value-type="float">
            <text:p>0.106644</text:p>
          </table:table-cell>
          <table:table-cell table:style-name="ce1" office:value-type="float" office:value="0.0305903" calcext:value-type="float">
            <text:p>0.0305903</text:p>
          </table:table-cell>
          <table:table-cell table:style-name="ce1"/>
          <table:table-cell/>
          <table:table-cell table:formula="of:=NORMDIST([.C997];[.$D$2];[.$E$2];0)" office:value-type="float" office:value="0.00000430786392097975" calcext:value-type="float">
            <text:p>4.30786392097975E-06</text:p>
          </table:table-cell>
          <table:table-cell table:number-columns-repeated="1018"/>
        </table:table-row>
        <table:table-row table:style-name="ro1">
          <table:table-cell table:style-name="ce1" office:value-type="float" office:value="0.0323107" calcext:value-type="float">
            <text:p>0.0323107</text:p>
          </table:table-cell>
          <table:table-cell table:style-name="ce1" office:value-type="float" office:value="-0.0144238" calcext:value-type="float">
            <text:p>-0.0144238</text:p>
          </table:table-cell>
          <table:table-cell table:style-name="ce1" office:value-type="float" office:value="0.214487" calcext:value-type="float">
            <text:p>0.214487</text:p>
          </table:table-cell>
          <table:table-cell table:style-name="ce1"/>
          <table:table-cell/>
          <table:table-cell table:formula="of:=NORMDIST([.C998];[.$D$2];[.$E$2];0)" office:value-type="float" office:value="0.195717965823675" calcext:value-type="float">
            <text:p>0.1957179658</text:p>
          </table:table-cell>
          <table:table-cell table:number-columns-repeated="1018"/>
        </table:table-row>
        <table:table-row table:style-name="ro1">
          <table:table-cell table:style-name="ce1" office:value-type="float" office:value="0.0197512" calcext:value-type="float">
            <text:p>0.0197512</text:p>
          </table:table-cell>
          <table:table-cell table:style-name="ce1" office:value-type="float" office:value="0.129378" calcext:value-type="float">
            <text:p>0.129378</text:p>
          </table:table-cell>
          <table:table-cell table:style-name="ce1" office:value-type="float" office:value="0.625802" calcext:value-type="float">
            <text:p>0.625802</text:p>
          </table:table-cell>
          <table:table-cell table:style-name="ce1"/>
          <table:table-cell/>
          <table:table-cell table:formula="of:=NORMDIST([.C999];[.$D$2];[.$E$2];0)" office:value-type="float" office:value="0.0154787369343878" calcext:value-type="float">
            <text:p>0.0154787369</text:p>
          </table:table-cell>
          <table:table-cell table:number-columns-repeated="1018"/>
        </table:table-row>
        <table:table-row table:style-name="ro1">
          <table:table-cell table:style-name="ce1" office:value-type="float" office:value="0.0145888" calcext:value-type="float">
            <text:p>0.0145888</text:p>
          </table:table-cell>
          <table:table-cell table:style-name="ce1" office:value-type="float" office:value="0.116846" calcext:value-type="float">
            <text:p>0.116846</text:p>
          </table:table-cell>
          <table:table-cell table:style-name="ce1" office:value-type="float" office:value="0.439713" calcext:value-type="float">
            <text:p>0.439713</text:p>
          </table:table-cell>
          <table:table-cell table:style-name="ce1"/>
          <table:table-cell/>
          <table:table-cell table:formula="of:=NORMDIST([.C1000];[.$D$2];[.$E$2];0)" office:value-type="float" office:value="4.57341961463231" calcext:value-type="float">
            <text:p>4.5734196146</text:p>
          </table:table-cell>
          <table:table-cell table:number-columns-repeated="1018"/>
        </table:table-row>
        <table:table-row table:style-name="ro1">
          <table:table-cell table:style-name="ce1" office:value-type="float" office:value="0.01195" calcext:value-type="float">
            <text:p>0.01195</text:p>
          </table:table-cell>
          <table:table-cell table:style-name="ce1" office:value-type="float" office:value="0.0412278" calcext:value-type="float">
            <text:p>0.0412278</text:p>
          </table:table-cell>
          <table:table-cell table:style-name="ce1" office:value-type="float" office:value="0.531002" calcext:value-type="float">
            <text:p>0.531002</text:p>
          </table:table-cell>
          <table:table-cell table:style-name="ce1"/>
          <table:table-cell table:number-columns-repeated="102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07" meta:object-count="1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8.389cm" svg:height="9.816cm" xlink:href=".." xlink:type="simple" chart:class="chart:scatter" chart:style-name="ch1">
        <chart:legend chart:legend-position="end" svg:x="16.126cm" svg:y="4.609cm" style:legend-expansion="high" chart:style-name="ch2"/>
        <chart:plot-area chart:style-name="ch3" table:cell-range-address="data.C2:data.C1000 data.F2:data.F1000" svg:x="0.367cm" svg:y="0.196cm" svg:width="15.392cm" svg:height="9.424cm">
          <chartooo:coordinate-region svg:x="0.83cm" svg:y="0.395cm" svg:width="14.676cm" svg:height="8.57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F2:data.F1000" chart:class="chart:scatter">
            <chart:domain table:cell-range-address="data.C2:data.C1000"/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3638">
                <text:p>0.343638</text:p>
                <draw:g>
                  <svg:desc>data.C2:data.C1000</svg:desc>
                </draw:g>
              </table:table-cell>
              <table:table-cell office:value-type="float" office:value="4.57341961463231">
                <text:p>4.57341961463231</text:p>
                <draw:g>
                  <svg:desc>data.F2:data.F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6919">
                <text:p>0.496919</text:p>
              </table:table-cell>
              <table:table-cell office:value-type="float" office:value="1.76878502392554">
                <text:p>1.76878502392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6429">
                <text:p>0.586429</text:p>
              </table:table-cell>
              <table:table-cell office:value-type="float" office:value="0.0964367795634985">
                <text:p>0.0964367795634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9542">
                <text:p>0.529542</text:p>
              </table:table-cell>
              <table:table-cell office:value-type="float" office:value="0.749064492707839">
                <text:p>0.749064492707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8654">
                <text:p>0.618654</text:p>
              </table:table-cell>
              <table:table-cell office:value-type="float" office:value="0.0221214047131309">
                <text:p>0.0221214047131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5633">
                <text:p>0.105633</text:p>
              </table:table-cell>
              <table:table-cell office:value-type="float" office:value="0.000830107721735423">
                <text:p>0.000830107721735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8153">
                <text:p>0.458153</text:p>
              </table:table-cell>
              <table:table-cell office:value-type="float" office:value="3.63820122230519">
                <text:p>3.63820122230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6399">
                <text:p>0.586399</text:p>
              </table:table-cell>
              <table:table-cell office:value-type="float" office:value="0.0965589313684062">
                <text:p>0.0965589313684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2606">
                <text:p>0.522606</text:p>
              </table:table-cell>
              <table:table-cell office:value-type="float" office:value="0.916724606336171">
                <text:p>0.916724606336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255">
                <text:p>0.46255</text:p>
              </table:table-cell>
              <table:table-cell office:value-type="float" office:value="3.40777754306352">
                <text:p>3.40777754306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1138">
                <text:p>0.411138</text:p>
              </table:table-cell>
              <table:table-cell office:value-type="float" office:value="5.63627912577525">
                <text:p>5.63627912577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3493">
                <text:p>0.623493</text:p>
              </table:table-cell>
              <table:table-cell office:value-type="float" office:value="0.0173922355074879">
                <text:p>0.0173922355074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8159">
                <text:p>0.518159</text:p>
              </table:table-cell>
              <table:table-cell office:value-type="float" office:value="1.03776364097765">
                <text:p>1.037763640977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4285">
                <text:p>0.454285</text:p>
              </table:table-cell>
              <table:table-cell office:value-type="float" office:value="3.8404259176599">
                <text:p>3.8404259176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3583">
                <text:p>0.383583</text:p>
              </table:table-cell>
              <table:table-cell office:value-type="float" office:value="5.83087063683708">
                <text:p>5.83087063683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1123">
                <text:p>0.291123</text:p>
              </table:table-cell>
              <table:table-cell office:value-type="float" office:value="1.96379890812361">
                <text:p>1.963798908123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6549">
                <text:p>0.386549</text:p>
              </table:table-cell>
              <table:table-cell office:value-type="float" office:value="5.85569082455661">
                <text:p>5.855690824556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0393">
                <text:p>0.600393</text:p>
              </table:table-cell>
              <table:table-cell office:value-type="float" office:value="0.0523790203666086">
                <text:p>0.0523790203666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27">
                <text:p>0.309027</text:p>
              </table:table-cell>
              <table:table-cell office:value-type="float" office:value="2.80171428046948">
                <text:p>2.80171428046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0868">
                <text:p>0.340868</text:p>
              </table:table-cell>
              <table:table-cell office:value-type="float" office:value="4.43975100136993">
                <text:p>4.439751001369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33062">
                <text:p>0.733062</text:p>
              </table:table-cell>
              <table:table-cell office:value-type="float" office:value="0.0000192901379622606">
                <text:p>0.00001929013796226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34567">
                <text:p>0.234567</text:p>
              </table:table-cell>
              <table:table-cell office:value-type="float" office:value="0.405009582264172">
                <text:p>0.405009582264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2299">
                <text:p>0.582299</text:p>
              </table:table-cell>
              <table:table-cell office:value-type="float" office:value="0.114585187788401">
                <text:p>0.114585187788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93114">
                <text:p>0.793114</text:p>
              </table:table-cell>
              <table:table-cell office:value-type="float" office:value="0.000000153639939875878">
                <text:p>0.0000001536399398758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14568">
                <text:p>0.714568</text:p>
              </table:table-cell>
              <table:table-cell office:value-type="float" office:value="0.0000730059141506723">
                <text:p>0.0000730059141506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2116">
                <text:p>0.462116</text:p>
              </table:table-cell>
              <table:table-cell office:value-type="float" office:value="3.43049564581837">
                <text:p>3.430495645818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60779">
                <text:p>0.560779</text:p>
              </table:table-cell>
              <table:table-cell office:value-type="float" office:value="0.265070313982319">
                <text:p>0.265070313982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5145">
                <text:p>0.285145</text:p>
              </table:table-cell>
              <table:table-cell office:value-type="float" office:value="1.71732033406784">
                <text:p>1.71732033406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7823">
                <text:p>0.377823</text:p>
              </table:table-cell>
              <table:table-cell office:value-type="float" office:value="5.75156566409279">
                <text:p>5.751565664092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55447">
                <text:p>0.555447</text:p>
              </table:table-cell>
              <table:table-cell office:value-type="float" office:value="0.321270162452007">
                <text:p>0.321270162452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2175">
                <text:p>1.02175</text:p>
              </table:table-cell>
              <table:table-cell office:value-type="float" office:value="1.23051016707069E-018">
                <text:p>1.23051016707069E-0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55202">
                <text:p>0.555202</text:p>
              </table:table-cell>
              <table:table-cell office:value-type="float" office:value="0.324073315744103">
                <text:p>0.3240733157441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0523">
                <text:p>0.480523</text:p>
              </table:table-cell>
              <table:table-cell office:value-type="float" office:value="2.49691849136551">
                <text:p>2.496918491365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3566">
                <text:p>0.413566</text:p>
              </table:table-cell>
              <table:table-cell office:value-type="float" office:value="5.57530192264956">
                <text:p>5.575301922649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75536">
                <text:p>0.475536</text:p>
              </table:table-cell>
              <table:table-cell office:value-type="float" office:value="2.74112379354441">
                <text:p>2.741123793544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03533">
                <text:p>0.603533</text:p>
              </table:table-cell>
              <table:table-cell office:value-type="float" office:value="0.0453964952514819">
                <text:p>0.0453964952514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1834">
                <text:p>0.371834</text:p>
              </table:table-cell>
              <table:table-cell office:value-type="float" office:value="5.62719051975059">
                <text:p>5.627190519750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8516">
                <text:p>0.528516</text:p>
              </table:table-cell>
              <table:table-cell office:value-type="float" office:value="0.772289879198037">
                <text:p>0.772289879198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3441">
                <text:p>0.733441</text:p>
              </table:table-cell>
              <table:table-cell office:value-type="float" office:value="0.0000187565643807375">
                <text:p>0.0000187565643807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10328">
                <text:p>0.510328</text:p>
              </table:table-cell>
              <table:table-cell office:value-type="float" office:value="1.27767166929639">
                <text:p>1.27767166929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4846">
                <text:p>0.264846</text:p>
              </table:table-cell>
              <table:table-cell office:value-type="float" office:value="1.02795630676291">
                <text:p>1.027956306762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54802">
                <text:p>0.454802</text:p>
              </table:table-cell>
              <table:table-cell office:value-type="float" office:value="3.81347457423476">
                <text:p>3.81347457423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1082">
                <text:p>0.641082</text:p>
              </table:table-cell>
              <table:table-cell office:value-type="float" office:value="0.00695198651962181">
                <text:p>0.00695198651962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94647">
                <text:p>0.494647</text:p>
              </table:table-cell>
              <table:table-cell office:value-type="float" office:value="1.86179961428257">
                <text:p>1.861799614282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7501">
                <text:p>0.407501</text:p>
              </table:table-cell>
              <table:table-cell office:value-type="float" office:value="5.71519508394456">
                <text:p>5.715195083944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5692">
                <text:p>0.375692</text:p>
              </table:table-cell>
              <table:table-cell office:value-type="float" office:value="5.71208409012739">
                <text:p>5.71208409012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39316">
                <text:p>0.539316</text:p>
              </table:table-cell>
              <table:table-cell office:value-type="float" office:value="0.553634149872374">
                <text:p>0.5536341498723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7143">
                <text:p>0.427143</text:p>
              </table:table-cell>
              <table:table-cell office:value-type="float" office:value="5.1242215088964">
                <text:p>5.12422150889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102">
                <text:p>0.5102</text:p>
              </table:table-cell>
              <table:table-cell office:value-type="float" office:value="1.28188082905204">
                <text:p>1.28188082905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4759">
                <text:p>0.394759</text:p>
              </table:table-cell>
              <table:table-cell office:value-type="float" office:value="5.86634116583824">
                <text:p>5.86634116583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99534">
                <text:p>0.599534</text:p>
              </table:table-cell>
              <table:table-cell office:value-type="float" office:value="0.0544494926609542">
                <text:p>0.05444949266095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19643">
                <text:p>0.319643</text:p>
              </table:table-cell>
              <table:table-cell office:value-type="float" office:value="3.34722599815047">
                <text:p>3.347225998150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72603">
                <text:p>0.572603</text:p>
              </table:table-cell>
              <table:table-cell office:value-type="float" office:value="0.169289639101806">
                <text:p>0.169289639101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43">
                <text:p>0.1443</text:p>
              </table:table-cell>
              <table:table-cell office:value-type="float" office:value="0.00775498772823844">
                <text:p>0.007754987728238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7261">
                <text:p>0.587261</text:p>
              </table:table-cell>
              <table:table-cell office:value-type="float" office:value="0.0931027496737682">
                <text:p>0.09310274967376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14974">
                <text:p>0.514974</text:p>
              </table:table-cell>
              <table:table-cell office:value-type="float" office:value="1.13117469429779">
                <text:p>1.131174694297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6709">
                <text:p>0.726709</text:p>
              </table:table-cell>
              <table:table-cell office:value-type="float" office:value="0.0000307273379634459">
                <text:p>0.0000307273379634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3737">
                <text:p>0.803737</text:p>
              </table:table-cell>
              <table:table-cell office:value-type="float" office:value="0.0000000602425429215578">
                <text:p>0.00000006024254292155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72757">
                <text:p>0.572757</text:p>
              </table:table-cell>
              <table:table-cell office:value-type="float" office:value="0.168270252724501">
                <text:p>0.1682702527245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71494">
                <text:p>0.271494</text:p>
              </table:table-cell>
              <table:table-cell office:value-type="float" office:value="1.22811072544007">
                <text:p>1.22811072544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33364">
                <text:p>0.433364</text:p>
              </table:table-cell>
              <table:table-cell office:value-type="float" office:value="4.86456803426855">
                <text:p>4.864568034268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09634">
                <text:p>0.609634</text:p>
              </table:table-cell>
              <table:table-cell office:value-type="float" office:value="0.0341697384213055">
                <text:p>0.0341697384213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1076">
                <text:p>0.481076</text:p>
              </table:table-cell>
              <table:table-cell office:value-type="float" office:value="2.47039586465229">
                <text:p>2.470395864652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76057">
                <text:p>0.476057</text:p>
              </table:table-cell>
              <table:table-cell office:value-type="float" office:value="2.71521664829716">
                <text:p>2.71521664829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8458">
                <text:p>0.328458</text:p>
              </table:table-cell>
              <table:table-cell office:value-type="float" office:value="3.80872750424227">
                <text:p>3.80872750424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81591">
                <text:p>0.481591</text:p>
              </table:table-cell>
              <table:table-cell office:value-type="float" office:value="2.44580344007301">
                <text:p>2.445803440073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7597">
                <text:p>0.527597</text:p>
              </table:table-cell>
              <table:table-cell office:value-type="float" office:value="0.793550175075546">
                <text:p>0.793550175075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56406">
                <text:p>0.656406</text:p>
              </table:table-cell>
              <table:table-cell office:value-type="float" office:value="0.00296084586634251">
                <text:p>0.002960845866342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9614">
                <text:p>0.479614</text:p>
              </table:table-cell>
              <table:table-cell office:value-type="float" office:value="2.54076967115694">
                <text:p>2.540769671156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36279">
                <text:p>0.536279</text:p>
              </table:table-cell>
              <table:table-cell office:value-type="float" office:value="0.609511970299731">
                <text:p>0.6095119702997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73322">
                <text:p>0.373322</text:p>
              </table:table-cell>
              <table:table-cell office:value-type="float" office:value="5.66194557636519">
                <text:p>5.661945576365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35156">
                <text:p>0.635156</text:p>
              </table:table-cell>
              <table:table-cell office:value-type="float" office:value="0.00953972971039688">
                <text:p>0.00953972971039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36985">
                <text:p>0.636985</text:p>
              </table:table-cell>
              <table:table-cell office:value-type="float" office:value="0.00865910763180861">
                <text:p>0.008659107631808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0167">
                <text:p>0.440167</text:p>
              </table:table-cell>
              <table:table-cell office:value-type="float" office:value="4.55175737484366">
                <text:p>4.551757374843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59912">
                <text:p>0.659912</text:p>
              </table:table-cell>
              <table:table-cell office:value-type="float" office:value="0.00241823339040801">
                <text:p>0.002418233390408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50726">
                <text:p>0.550726</text:p>
              </table:table-cell>
              <table:table-cell office:value-type="float" office:value="0.378945927081562">
                <text:p>0.378945927081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87356">
                <text:p>0.687356</text:p>
              </table:table-cell>
              <table:table-cell office:value-type="float" office:value="0.00045220918506094">
                <text:p>0.000452209185060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1047">
                <text:p>0.321047</text:p>
              </table:table-cell>
              <table:table-cell office:value-type="float" office:value="3.42065322881809">
                <text:p>3.420653228818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5889">
                <text:p>0.45889</text:p>
              </table:table-cell>
              <table:table-cell office:value-type="float" office:value="3.59957137988166">
                <text:p>3.599571379881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98492">
                <text:p>0.498492</text:p>
              </table:table-cell>
              <table:table-cell office:value-type="float" office:value="1.70600549329535">
                <text:p>1.706005493295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5624">
                <text:p>0.465624</text:p>
              </table:table-cell>
              <table:table-cell office:value-type="float" office:value="3.24731973565005">
                <text:p>3.247319735650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3915">
                <text:p>0.83915</text:p>
              </table:table-cell>
              <table:table-cell office:value-type="float" office:value="0.00000000222713905182856">
                <text:p>0.000000002227139051828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5352">
                <text:p>0.425352</text:p>
              </table:table-cell>
              <table:table-cell office:value-type="float" office:value="5.19343228847513">
                <text:p>5.193432288475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6637">
                <text:p>0.256637</text:p>
              </table:table-cell>
              <table:table-cell office:value-type="float" office:value="0.814388376812346">
                <text:p>0.8143883768123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43652">
                <text:p>0.543652</text:p>
              </table:table-cell>
              <table:table-cell office:value-type="float" office:value="0.480947661871206">
                <text:p>0.4809476618712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89854">
                <text:p>0.189854</text:p>
              </table:table-cell>
              <table:table-cell office:value-type="float" office:value="0.07118045130117">
                <text:p>0.071180451301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9919">
                <text:p>0.479919</text:p>
              </table:table-cell>
              <table:table-cell office:value-type="float" office:value="2.52602135769493">
                <text:p>2.526021357694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809">
                <text:p>0.17809</text:p>
              </table:table-cell>
              <table:table-cell office:value-type="float" office:value="0.0419210814676412">
                <text:p>0.04192108146764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56083">
                <text:p>0.656083</text:p>
              </table:table-cell>
              <table:table-cell office:value-type="float" office:value="0.00301618003917202">
                <text:p>0.003016180039172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22672">
                <text:p>0.622672</text:p>
              </table:table-cell>
              <table:table-cell office:value-type="float" office:value="0.0181231285222274">
                <text:p>0.01812312852222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55208">
                <text:p>0.555208</text:p>
              </table:table-cell>
              <table:table-cell office:value-type="float" office:value="0.324004426141844">
                <text:p>0.3240044261418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7981">
                <text:p>0.617981</text:p>
              </table:table-cell>
              <table:table-cell office:value-type="float" office:value="0.0228647211526662">
                <text:p>0.02286472115266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4382">
                <text:p>0.54382</text:p>
              </table:table-cell>
              <table:table-cell office:value-type="float" office:value="0.478292864862013">
                <text:p>0.4782928648620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16844">
                <text:p>0.316844</text:p>
              </table:table-cell>
              <table:table-cell office:value-type="float" office:value="3.20142925380019">
                <text:p>3.201429253800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34226">
                <text:p>0.0634226</text:p>
              </table:table-cell>
              <table:table-cell office:value-type="float" office:value="0.0000500187989185005">
                <text:p>0.00005001879891850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12541">
                <text:p>0.312541</text:p>
              </table:table-cell>
              <table:table-cell office:value-type="float" office:value="2.97969811195293">
                <text:p>2.979698111952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28661">
                <text:p>0.728661</text:p>
              </table:table-cell>
              <table:table-cell office:value-type="float" office:value="0.0000266566201293157">
                <text:p>0.00002665662012931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52211">
                <text:p>0.252211</text:p>
              </table:table-cell>
              <table:table-cell office:value-type="float" office:value="0.713949745468558">
                <text:p>0.7139497454685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76253">
                <text:p>0.476253</text:p>
              </table:table-cell>
              <table:table-cell office:value-type="float" office:value="2.7054927081661">
                <text:p>2.70549270816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64482">
                <text:p>0.564482</text:p>
              </table:table-cell>
              <table:table-cell office:value-type="float" office:value="0.231095184041748">
                <text:p>0.2310951840417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37">
                <text:p>0.6437</text:p>
              </table:table-cell>
              <table:table-cell office:value-type="float" office:value="0.00603036571392944">
                <text:p>0.006030365713929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95083">
                <text:p>0.595083</text:p>
              </table:table-cell>
              <table:table-cell office:value-type="float" office:value="0.066392917168029">
                <text:p>0.0663929171680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78131">
                <text:p>0.478131</text:p>
              </table:table-cell>
              <table:table-cell office:value-type="float" office:value="2.61296608818512">
                <text:p>2.612966088185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6544">
                <text:p>0.386544</text:p>
              </table:table-cell>
              <table:table-cell office:value-type="float" office:value="5.85565828670723">
                <text:p>5.855658286707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62632">
                <text:p>0.462632</text:p>
              </table:table-cell>
              <table:table-cell office:value-type="float" office:value="3.40348650966386">
                <text:p>3.403486509663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21049">
                <text:p>0.421049</text:p>
              </table:table-cell>
              <table:table-cell office:value-type="float" office:value="5.34834542415406">
                <text:p>5.348345424154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84612">
                <text:p>0.584612</text:p>
              </table:table-cell>
              <table:table-cell office:value-type="float" office:value="0.104084618892065">
                <text:p>0.1040846188920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36812">
                <text:p>0.336812</text:p>
              </table:table-cell>
              <table:table-cell office:value-type="float" office:value="4.23831009647379">
                <text:p>4.238310096473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4046">
                <text:p>0.454046</text:p>
              </table:table-cell>
              <table:table-cell office:value-type="float" office:value="3.85287392740667">
                <text:p>3.85287392740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92141">
                <text:p>0.492141</text:p>
              </table:table-cell>
              <table:table-cell office:value-type="float" office:value="1.96752318461356">
                <text:p>1.967523184613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92685">
                <text:p>0.292685</text:p>
              </table:table-cell>
              <table:table-cell office:value-type="float" office:value="2.03124345956956">
                <text:p>2.031243459569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62465">
                <text:p>0.562465</text:p>
              </table:table-cell>
              <table:table-cell office:value-type="float" office:value="0.249114149861486">
                <text:p>0.2491141498614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82476">
                <text:p>0.682476</text:p>
              </table:table-cell>
              <table:table-cell office:value-type="float" office:value="0.000616593541238949">
                <text:p>0.0006165935412389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74923">
                <text:p>0.774923</text:p>
              </table:table-cell>
              <table:table-cell office:value-type="float" office:value="0.000000721294048538371">
                <text:p>0.0000007212940485383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64657">
                <text:p>0.364657</text:p>
              </table:table-cell>
              <table:table-cell office:value-type="float" office:value="5.42585137337904">
                <text:p>5.425851373379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75285">
                <text:p>0.375285</text:p>
              </table:table-cell>
              <table:table-cell office:value-type="float" office:value="5.70393602219452">
                <text:p>5.703936022194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16514">
                <text:p>0.416514</text:p>
              </table:table-cell>
              <table:table-cell office:value-type="float" office:value="5.49271242263453">
                <text:p>5.492712422634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503">
                <text:p>0.479503</text:p>
              </table:table-cell>
              <table:table-cell office:value-type="float" office:value="2.54614569785606">
                <text:p>2.546145697856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64058">
                <text:p>0.364058</text:p>
              </table:table-cell>
              <table:table-cell office:value-type="float" office:value="5.4066477515699">
                <text:p>5.40664775156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57345">
                <text:p>0.557345</text:p>
              </table:table-cell>
              <table:table-cell office:value-type="float" office:value="0.300227694390982">
                <text:p>0.3002276943909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17864">
                <text:p>0.517864</text:p>
              </table:table-cell>
              <table:table-cell office:value-type="float" office:value="1.04617781531791">
                <text:p>1.046177815317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56657">
                <text:p>0.656657</text:p>
              </table:table-cell>
              <table:table-cell office:value-type="float" office:value="0.0029185025915642">
                <text:p>0.00291850259156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58232">
                <text:p>0.458232</text:p>
              </table:table-cell>
              <table:table-cell office:value-type="float" office:value="3.63406114499744">
                <text:p>3.634061144997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81923">
                <text:p>0.481923</text:p>
              </table:table-cell>
              <table:table-cell office:value-type="float" office:value="2.43000558686624">
                <text:p>2.430005586866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8847">
                <text:p>0.618847</text:p>
              </table:table-cell>
              <table:table-cell office:value-type="float" office:value="0.0219123364230863">
                <text:p>0.02191233642308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67895">
                <text:p>0.667895</text:p>
              </table:table-cell>
              <table:table-cell office:value-type="float" office:value="0.00151007536657516">
                <text:p>0.001510075366575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66443">
                <text:p>0.566443</text:p>
              </table:table-cell>
              <table:table-cell office:value-type="float" office:value="0.214645444009286">
                <text:p>0.2146454440092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41626">
                <text:p>0.441626</text:p>
              </table:table-cell>
              <table:table-cell office:value-type="float" office:value="4.48147934674175">
                <text:p>4.48147934674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81521">
                <text:p>0.581521</text:p>
              </table:table-cell>
              <table:table-cell office:value-type="float" office:value="0.118319311955025">
                <text:p>0.1183193119550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0091">
                <text:p>0.40091</text:p>
              </table:table-cell>
              <table:table-cell office:value-type="float" office:value="5.81838425306432">
                <text:p>5.818384253064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82566">
                <text:p>0.482566</text:p>
              </table:table-cell>
              <table:table-cell office:value-type="float" office:value="2.39953576704519">
                <text:p>2.399535767045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37815">
                <text:p>0.437815</text:p>
              </table:table-cell>
              <table:table-cell office:value-type="float" office:value="4.66284754767098">
                <text:p>4.662847547670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3439">
                <text:p>0.93439</text:p>
              </table:table-cell>
              <table:table-cell office:value-type="float" office:value="0.0000000000000814008647003753">
                <text:p>0.00000000000008140086470037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4576">
                <text:p>0.224576</text:p>
              </table:table-cell>
              <table:table-cell office:value-type="float" office:value="0.285142105873554">
                <text:p>0.2851421058735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36631">
                <text:p>0.636631</text:p>
              </table:table-cell>
              <table:table-cell office:value-type="float" office:value="0.00882345993370443">
                <text:p>0.008823459933704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11227">
                <text:p>0.511227</text:p>
              </table:table-cell>
              <table:table-cell office:value-type="float" office:value="1.24837089179522">
                <text:p>1.248370891795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64555">
                <text:p>0.264555</text:p>
              </table:table-cell>
              <table:table-cell office:value-type="float" office:value="1.01975925391612">
                <text:p>1.019759253916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71451">
                <text:p>0.671451</text:p>
              </table:table-cell>
              <table:table-cell office:value-type="float" office:value="0.0012189176790958">
                <text:p>0.00121891767909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50255">
                <text:p>0.350255</text:p>
              </table:table-cell>
              <table:table-cell office:value-type="float" office:value="4.87632053896962">
                <text:p>4.876320538969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82596">
                <text:p>0.482596</text:p>
              </table:table-cell>
              <table:table-cell office:value-type="float" office:value="2.39811827854609">
                <text:p>2.398118278546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34938">
                <text:p>0.834938</text:p>
              </table:table-cell>
              <table:table-cell office:value-type="float" office:value="0.00000000334403154743906">
                <text:p>0.00000000334403154743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79995">
                <text:p>0.379995</text:p>
              </table:table-cell>
              <table:table-cell office:value-type="float" office:value="5.78622596023306">
                <text:p>5.786225960233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64852">
                <text:p>0.464852</text:p>
              </table:table-cell>
              <table:table-cell office:value-type="float" office:value="3.28752498751463">
                <text:p>3.287524987514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97475">
                <text:p>0.697475</text:p>
              </table:table-cell>
              <table:table-cell office:value-type="float" office:value="0.000233869083134367">
                <text:p>0.0002338690831343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34145">
                <text:p>0.734145</text:p>
              </table:table-cell>
              <table:table-cell office:value-type="float" office:value="0.0000178028296386442">
                <text:p>0.00001780282963864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37191">
                <text:p>0.637191</text:p>
              </table:table-cell>
              <table:table-cell office:value-type="float" office:value="0.00856477329824421">
                <text:p>0.008564773298244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09105">
                <text:p>0.409105</text:p>
              </table:table-cell>
              <table:table-cell office:value-type="float" office:value="5.6822631424852">
                <text:p>5.68226314248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71996">
                <text:p>0.571996</text:p>
              </table:table-cell>
              <table:table-cell office:value-type="float" office:value="0.173359433763861">
                <text:p>0.1733594337638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54641">
                <text:p>0.454641</text:p>
              </table:table-cell>
              <table:table-cell office:value-type="float" office:value="3.82187093608428">
                <text:p>3.821870936084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74177">
                <text:p>0.674177</text:p>
              </table:table-cell>
              <table:table-cell office:value-type="float" office:value="0.00103242149210168">
                <text:p>0.001032421492101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89344">
                <text:p>0.589344</text:p>
              </table:table-cell>
              <table:table-cell office:value-type="float" office:value="0.0851964000959633">
                <text:p>0.08519640009596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73138">
                <text:p>0.473138</text:p>
              </table:table-cell>
              <table:table-cell office:value-type="float" office:value="2.86141950404031">
                <text:p>2.861419504040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74778">
                <text:p>0.874778</text:p>
              </table:table-cell>
              <table:table-cell office:value-type="float" office:value="0.0000000000613492883007102">
                <text:p>0.00000000006134928830071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80699">
                <text:p>0.680699</text:p>
              </table:table-cell>
              <table:table-cell office:value-type="float" office:value="0.000689409469237782">
                <text:p>0.0006894094692377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90774">
                <text:p>0.490774</text:p>
              </table:table-cell>
              <table:table-cell office:value-type="float" office:value="2.02654103198059">
                <text:p>2.026541031980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88623">
                <text:p>0.688623</text:p>
              </table:table-cell>
              <table:table-cell office:value-type="float" office:value="0.000416880052161972">
                <text:p>0.0004168800521619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62526">
                <text:p>0.162526</text:p>
              </table:table-cell>
              <table:table-cell office:value-type="float" office:value="0.0198710509888282">
                <text:p>0.01987105098882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4532">
                <text:p>0.34532</text:p>
              </table:table-cell>
              <table:table-cell office:value-type="float" office:value="4.65276587681748">
                <text:p>4.652765876817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3417">
                <text:p>0.43417</text:p>
              </table:table-cell>
              <table:table-cell office:value-type="float" office:value="4.82894034198066">
                <text:p>4.828940341980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75541">
                <text:p>0.675541</text:p>
              </table:table-cell>
              <table:table-cell office:value-type="float" office:value="0.000949531613694517">
                <text:p>0.0009495316136945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6089">
                <text:p>0.56089</text:p>
              </table:table-cell>
              <table:table-cell office:value-type="float" office:value="0.26399408361997">
                <text:p>0.263994083619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23059">
                <text:p>0.623059</text:p>
              </table:table-cell>
              <table:table-cell office:value-type="float" office:value="0.0177751763403298">
                <text:p>0.01777517634032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56877">
                <text:p>0.556877</text:p>
              </table:table-cell>
              <table:table-cell office:value-type="float" office:value="0.305306743800165">
                <text:p>0.3053067438001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89974">
                <text:p>0.289974</text:p>
              </table:table-cell>
              <table:table-cell office:value-type="float" office:value="1.91497440571009">
                <text:p>1.914974405710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74962">
                <text:p>0.574962</text:p>
              </table:table-cell>
              <table:table-cell office:value-type="float" office:value="0.154243033712395">
                <text:p>0.1542430337123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58108">
                <text:p>0.358108</text:p>
              </table:table-cell>
              <table:table-cell office:value-type="float" office:value="5.19755787943335">
                <text:p>5.197557879433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31416">
                <text:p>0.231416</text:p>
              </table:table-cell>
              <table:table-cell office:value-type="float" office:value="0.363424018494089">
                <text:p>0.3634240184940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55953">
                <text:p>0.455953</text:p>
              </table:table-cell>
              <table:table-cell office:value-type="float" office:value="3.75336920920953">
                <text:p>3.753369209209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89073">
                <text:p>0.189073</text:p>
              </table:table-cell>
              <table:table-cell office:value-type="float" office:value="0.0687859309369651">
                <text:p>0.06878593093696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95669">
                <text:p>0.295669</text:p>
              </table:table-cell>
              <table:table-cell office:value-type="float" office:value="2.16341212005741">
                <text:p>2.163412120057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64215">
                <text:p>0.564215</text:p>
              </table:table-cell>
              <table:table-cell office:value-type="float" office:value="0.233415284576298">
                <text:p>0.2334152845762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94909">
                <text:p>0.694909</text:p>
              </table:table-cell>
              <table:table-cell office:value-type="float" office:value="0.00027701431335314">
                <text:p>0.000277014313353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34709">
                <text:p>0.634709</text:p>
              </table:table-cell>
              <table:table-cell office:value-type="float" office:value="0.00976715788345734">
                <text:p>0.009767157883457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81384">
                <text:p>0.381384</text:p>
              </table:table-cell>
              <table:table-cell office:value-type="float" office:value="5.80538900903382">
                <text:p>5.805389009033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01065">
                <text:p>0.301065</text:p>
              </table:table-cell>
              <table:table-cell office:value-type="float" office:value="2.41278344010093">
                <text:p>2.41278344010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98298">
                <text:p>0.398298</text:p>
              </table:table-cell>
              <table:table-cell office:value-type="float" office:value="5.84455104943029">
                <text:p>5.844551049430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79838">
                <text:p>0.779838</text:p>
              </table:table-cell>
              <table:table-cell office:value-type="float" office:value="0.000000478323377356304">
                <text:p>0.0000004783233773563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95767">
                <text:p>0.795767</text:p>
              </table:table-cell>
              <table:table-cell office:value-type="float" office:value="0.000000121886057993797">
                <text:p>0.0000001218860579937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16091">
                <text:p>0.316091</text:p>
              </table:table-cell>
              <table:table-cell office:value-type="float" office:value="3.16238561222885">
                <text:p>3.162385612228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97596">
                <text:p>0.497596</text:p>
              </table:table-cell>
              <table:table-cell office:value-type="float" office:value="1.74160160752427">
                <text:p>1.741601607524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38814">
                <text:p>0.338814</text:p>
              </table:table-cell>
              <table:table-cell office:value-type="float" office:value="4.33850277155331">
                <text:p>4.338502771553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16435">
                <text:p>0.716435</text:p>
              </table:table-cell>
              <table:table-cell office:value-type="float" office:value="0.0000640422024561691">
                <text:p>0.00006404220245616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40472">
                <text:p>0.140472</text:p>
              </table:table-cell>
              <table:table-cell office:value-type="float" office:value="0.00630641492954834">
                <text:p>0.006306414929548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8454">
                <text:p>0.368454</text:p>
              </table:table-cell>
              <table:table-cell office:value-type="float" office:value="5.53915211772652">
                <text:p>5.539152117726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0889">
                <text:p>0.50889</text:p>
              </table:table-cell>
              <table:table-cell office:value-type="float" office:value="1.32549371891532">
                <text:p>1.325493718915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72769">
                <text:p>0.272769</text:p>
              </table:table-cell>
              <table:table-cell office:value-type="float" office:value="1.26934665580097">
                <text:p>1.269346655800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40219">
                <text:p>0.340219</text:p>
              </table:table-cell>
              <table:table-cell office:value-type="float" office:value="4.40794237731531">
                <text:p>4.407942377315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67266">
                <text:p>0.567266</text:p>
              </table:table-cell>
              <table:table-cell office:value-type="float" office:value="0.208043876752168">
                <text:p>0.2080438767521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35176">
                <text:p>0.335176</text:p>
              </table:table-cell>
              <table:table-cell office:value-type="float" office:value="4.15547447051227">
                <text:p>4.155474470512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18105">
                <text:p>0.718105</text:p>
              </table:table-cell>
              <table:table-cell office:value-type="float" office:value="0.0000569245493482972">
                <text:p>0.00005692454934829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73206">
                <text:p>0.373206</text:p>
              </table:table-cell>
              <table:table-cell office:value-type="float" office:value="5.65932605721254">
                <text:p>5.659326057212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30295">
                <text:p>0.730295</text:p>
              </table:table-cell>
              <table:table-cell office:value-type="float" office:value="0.0000236518059544886">
                <text:p>0.0000236518059544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20843">
                <text:p>0.720843</text:p>
              </table:table-cell>
              <table:table-cell office:value-type="float" office:value="0.0000468643865439922">
                <text:p>0.00004686438654399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1243">
                <text:p>0.61243</text:p>
              </table:table-cell>
              <table:table-cell office:value-type="float" office:value="0.0299176620046661">
                <text:p>0.02991766200466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63065">
                <text:p>0.763065</text:p>
              </table:table-cell>
              <table:table-cell office:value-type="float" office:value="0.00000190170160044435">
                <text:p>0.000001901701600444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44663">
                <text:p>0.344663</text:p>
              </table:table-cell>
              <table:table-cell office:value-type="float" office:value="4.62194737400102">
                <text:p>4.621947374001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55292">
                <text:p>0.455292</text:p>
              </table:table-cell>
              <table:table-cell office:value-type="float" office:value="3.78790285429741">
                <text:p>3.787902854297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15552">
                <text:p>0.715552</text:p>
              </table:table-cell>
              <table:table-cell office:value-type="float" office:value="0.0000681418909163638">
                <text:p>0.00006814189091636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79414">
                <text:p>0.379414</text:p>
              </table:table-cell>
              <table:table-cell office:value-type="float" office:value="5.77751263428603">
                <text:p>5.777512634286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98123">
                <text:p>0.598123</text:p>
              </table:table-cell>
              <table:table-cell office:value-type="float" office:value="0.058009462928631">
                <text:p>0.0580094629286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86741">
                <text:p>0.786741</text:p>
              </table:table-cell>
              <table:table-cell office:value-type="float" office:value="0.000000266279490568967">
                <text:p>0.0000002662794905689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89868">
                <text:p>0.489868</text:p>
              </table:table-cell>
              <table:table-cell office:value-type="float" office:value="2.06616718405012">
                <text:p>2.066167184050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22723">
                <text:p>0.422723</text:p>
              </table:table-cell>
              <table:table-cell office:value-type="float" office:value="5.29005935787352">
                <text:p>5.290059357873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0245">
                <text:p>0.30245</text:p>
              </table:table-cell>
              <table:table-cell office:value-type="float" office:value="2.4787762518025">
                <text:p>2.47877625180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27788">
                <text:p>0.127788</text:p>
              </table:table-cell>
              <table:table-cell office:value-type="float" office:value="0.00310729612149425">
                <text:p>0.003107296121494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78485">
                <text:p>0.178485</text:p>
              </table:table-cell>
              <table:table-cell office:value-type="float" office:value="0.0426937275552132">
                <text:p>0.04269372755521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7358">
                <text:p>0.27358</text:p>
              </table:table-cell>
              <table:table-cell office:value-type="float" office:value="1.29605591956691">
                <text:p>1.296055919566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09485">
                <text:p>0.709485</text:p>
              </table:table-cell>
              <table:table-cell office:value-type="float" office:value="0.000103893075181951">
                <text:p>0.0001038930751819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10454">
                <text:p>0.610454</text:p>
              </table:table-cell>
              <table:table-cell office:value-type="float" office:value="0.0328693982022689">
                <text:p>0.03286939820226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73838">
                <text:p>0.673838</text:p>
              </table:table-cell>
              <table:table-cell office:value-type="float" office:value="0.00105405550344223">
                <text:p>0.001054055503442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208">
                <text:p>0.42208</text:p>
              </table:table-cell>
              <table:table-cell office:value-type="float" office:value="5.31275365057591">
                <text:p>5.312753650575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95674">
                <text:p>0.295674</text:p>
              </table:table-cell>
              <table:table-cell office:value-type="float" office:value="2.16363714485814">
                <text:p>2.163637144858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67733">
                <text:p>0.567733</text:p>
              </table:table-cell>
              <table:table-cell office:value-type="float" office:value="0.204375266203012">
                <text:p>0.2043752662030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35448">
                <text:p>0.535448</text:p>
              </table:table-cell>
              <table:table-cell office:value-type="float" office:value="0.625543367684688">
                <text:p>0.6255433676846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48517">
                <text:p>0.148517</text:p>
              </table:table-cell>
              <table:table-cell office:value-type="float" office:value="0.00970306108959">
                <text:p>0.009703061089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57526">
                <text:p>0.457526</text:p>
              </table:table-cell>
              <table:table-cell office:value-type="float" office:value="3.67105146325798">
                <text:p>3.671051463257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02391">
                <text:p>0.602391</text:p>
              </table:table-cell>
              <table:table-cell office:value-type="float" office:value="0.0478330243700043">
                <text:p>0.04783302437000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80531">
                <text:p>0.680531</text:p>
              </table:table-cell>
              <table:table-cell office:value-type="float" office:value="0.000696698815285811">
                <text:p>0.0006966988152858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77045">
                <text:p>0.577045</text:p>
              </table:table-cell>
              <table:table-cell office:value-type="float" office:value="0.141930276132144">
                <text:p>0.1419302761321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25326">
                <text:p>0.725326</text:p>
              </table:table-cell>
              <table:table-cell office:value-type="float" office:value="0.000033965397051313">
                <text:p>0.0000339653970513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02242">
                <text:p>0.302242</text:p>
              </table:table-cell>
              <table:table-cell office:value-type="float" office:value="2.46881690523178">
                <text:p>2.468816905231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59469">
                <text:p>0.659469</text:p>
              </table:table-cell>
              <table:table-cell office:value-type="float" office:value="0.00248125196171888">
                <text:p>0.002481251961718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50376">
                <text:p>0.450376</text:p>
              </table:table-cell>
              <table:table-cell office:value-type="float" office:value="4.04287896145277">
                <text:p>4.042878961452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38207">
                <text:p>0.438207</text:p>
              </table:table-cell>
              <table:table-cell office:value-type="float" office:value="4.64453258550755">
                <text:p>4.644532585507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38083">
                <text:p>0.338083</text:p>
              </table:table-cell>
              <table:table-cell office:value-type="float" office:value="4.30208032968402">
                <text:p>4.302080329684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98967">
                <text:p>0.898967</text:p>
              </table:table-cell>
              <table:table-cell office:value-type="float" office:value="0.00000000000457761728125762">
                <text:p>0.000000000004577617281257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14663">
                <text:p>0.814663</text:p>
              </table:table-cell>
              <table:table-cell office:value-type="float" office:value="0.0000000224195671581291">
                <text:p>0.00000002241956715812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11152">
                <text:p>0.411152</text:p>
              </table:table-cell>
              <table:table-cell office:value-type="float" office:value="5.63594625803209">
                <text:p>5.635946258032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8845">
                <text:p>0.58845</text:p>
              </table:table-cell>
              <table:table-cell office:value-type="float" office:value="0.0885141556395809">
                <text:p>0.08851415563958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78286">
                <text:p>0.478286</text:p>
              </table:table-cell>
              <table:table-cell office:value-type="float" office:value="2.605383359358">
                <text:p>2.6053833593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37813">
                <text:p>0.837813</text:p>
              </table:table-cell>
              <table:table-cell office:value-type="float" office:value="0.00000000253490250177643">
                <text:p>0.000000002534902501776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0867">
                <text:p>0.50867</text:p>
              </table:table-cell>
              <table:table-cell office:value-type="float" office:value="1.33291358166474">
                <text:p>1.332913581664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158">
                <text:p>0.4158</text:p>
              </table:table-cell>
              <table:table-cell office:value-type="float" office:value="5.51355517159812">
                <text:p>5.513555171598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31539">
                <text:p>0.331539</text:p>
              </table:table-cell>
              <table:table-cell office:value-type="float" office:value="3.96882169425907">
                <text:p>3.968821694259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06878">
                <text:p>0.606878</text:p>
              </table:table-cell>
              <table:table-cell office:value-type="float" office:value="0.0388875030743651">
                <text:p>0.03888750307436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59281">
                <text:p>0.559281</text:p>
              </table:table-cell>
              <table:table-cell office:value-type="float" office:value="0.279957984887864">
                <text:p>0.2799579848878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08693">
                <text:p>0.408693</text:p>
              </table:table-cell>
              <table:table-cell office:value-type="float" office:value="5.69100659776446">
                <text:p>5.691006597764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59762">
                <text:p>0.359762</text:p>
              </table:table-cell>
              <table:table-cell office:value-type="float" office:value="5.25890296255455">
                <text:p>5.258902962554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29205">
                <text:p>0.629205</text:p>
              </table:table-cell>
              <table:table-cell office:value-type="float" office:value="0.0130082075345866">
                <text:p>0.01300820753458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91597">
                <text:p>0.291597</text:p>
              </table:table-cell>
              <table:table-cell office:value-type="float" office:value="1.9841361359836">
                <text:p>1.98413613598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05014">
                <text:p>0.505014</text:p>
              </table:table-cell>
              <table:table-cell office:value-type="float" office:value="1.46023594133083">
                <text:p>1.460235941330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27929">
                <text:p>0.527929</text:p>
              </table:table-cell>
              <table:table-cell office:value-type="float" office:value="0.785819527634063">
                <text:p>0.7858195276340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22762">
                <text:p>0.422762</text:p>
              </table:table-cell>
              <table:table-cell office:value-type="float" office:value="5.28867075943249">
                <text:p>5.288670759432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74659">
                <text:p>0.574659</text:p>
              </table:table-cell>
              <table:table-cell office:value-type="float" office:value="0.156108735332157">
                <text:p>0.1561087353321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15992">
                <text:p>0.515992</text:p>
              </table:table-cell>
              <table:table-cell office:value-type="float" office:value="1.10070156397819">
                <text:p>1.100701563978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73924">
                <text:p>0.573924</text:p>
              </table:table-cell>
              <table:table-cell office:value-type="float" office:value="0.160715469187999">
                <text:p>0.1607154691879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11938">
                <text:p>0.711938</text:p>
              </table:table-cell>
              <table:table-cell office:value-type="float" office:value="0.000087688718248483">
                <text:p>0.0000876887182484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9208">
                <text:p>0.79208</text:p>
              </table:table-cell>
              <table:table-cell office:value-type="float" office:value="0.000000168079172016923">
                <text:p>0.0000001680791720169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87227">
                <text:p>0.487227</text:p>
              </table:table-cell>
              <table:table-cell office:value-type="float" office:value="2.18393707477404">
                <text:p>2.183937074774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70397">
                <text:p>0.270397</text:p>
              </table:table-cell>
              <table:table-cell office:value-type="float" office:value="1.19336894531577">
                <text:p>1.193368945315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84568">
                <text:p>0.584568</text:p>
              </table:table-cell>
              <table:table-cell office:value-type="float" office:value="0.104276226500551">
                <text:p>0.1042762265005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03116">
                <text:p>0.203116</text:p>
              </table:table-cell>
              <table:table-cell office:value-type="float" office:value="0.124724487313233">
                <text:p>0.1247244873132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41624">
                <text:p>0.341624</text:p>
              </table:table-cell>
              <table:table-cell office:value-type="float" office:value="4.47657825214574">
                <text:p>4.476578252145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39251">
                <text:p>0.539251</text:p>
              </table:table-cell>
              <table:table-cell office:value-type="float" office:value="0.554786294070642">
                <text:p>0.5547862940706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19997">
                <text:p>0.419997</text:p>
              </table:table-cell>
              <table:table-cell office:value-type="float" office:value="5.38362970158589">
                <text:p>5.383629701585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47467">
                <text:p>0.0547467</text:p>
              </table:table-cell>
              <table:table-cell office:value-type="float" office:value="0.0000267671987728637">
                <text:p>0.00002676719877286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20427">
                <text:p>0.520427</text:p>
              </table:table-cell>
              <table:table-cell office:value-type="float" office:value="0.974680399398819">
                <text:p>0.9746803993988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00948">
                <text:p>0.500948</text:p>
              </table:table-cell>
              <table:table-cell office:value-type="float" office:value="1.6106830187707">
                <text:p>1.61068301877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39622">
                <text:p>0.539622</text:p>
              </table:table-cell>
              <table:table-cell office:value-type="float" office:value="0.548235530211101">
                <text:p>0.5482355302111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74895">
                <text:p>0.774895</text:p>
              </table:table-cell>
              <table:table-cell office:value-type="float" office:value="0.00000072297303822809">
                <text:p>0.000000722973038228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53125">
                <text:p>0.553125</text:p>
              </table:table-cell>
              <table:table-cell office:value-type="float" office:value="0.348659207366145">
                <text:p>0.3486592073661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18008">
                <text:p>0.318008</text:p>
              </table:table-cell>
              <table:table-cell office:value-type="float" office:value="3.26194555523783">
                <text:p>3.261945555237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96529">
                <text:p>0.296529</text:p>
              </table:table-cell>
              <table:table-cell office:value-type="float" office:value="2.20228718504794">
                <text:p>2.202287185047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80505">
                <text:p>0.680505</text:p>
              </table:table-cell>
              <table:table-cell office:value-type="float" office:value="0.000697833413555212">
                <text:p>0.0006978334135552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34655">
                <text:p>0.334655</text:p>
              </table:table-cell>
              <table:table-cell office:value-type="float" office:value="4.12893334671059">
                <text:p>4.128933346710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83974">
                <text:p>0.583974</text:p>
              </table:table-cell>
              <table:table-cell office:value-type="float" office:value="0.106893329800203">
                <text:p>0.1068933298002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07651">
                <text:p>0.307651</text:p>
              </table:table-cell>
              <table:table-cell office:value-type="float" office:value="2.73295954825533">
                <text:p>2.732959548255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42537">
                <text:p>0.642537</text:p>
              </table:table-cell>
              <table:table-cell office:value-type="float" office:value="0.00642482632399214">
                <text:p>0.006424826323992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12748">
                <text:p>0.412748</text:p>
              </table:table-cell>
              <table:table-cell office:value-type="float" office:value="5.59656972100068">
                <text:p>5.596569721000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9571">
                <text:p>0.39571</text:p>
              </table:table-cell>
              <table:table-cell office:value-type="float" office:value="5.86204059809396">
                <text:p>5.862040598093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61614">
                <text:p>0.461614</text:p>
              </table:table-cell>
              <table:table-cell office:value-type="float" office:value="3.45678626594696">
                <text:p>3.456786265946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59113">
                <text:p>0.159113</text:p>
              </table:table-cell>
              <table:table-cell office:value-type="float" office:value="0.0167524255911251">
                <text:p>0.01675242559112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92319">
                <text:p>0.792319</text:p>
              </table:table-cell>
              <table:table-cell office:value-type="float" office:value="0.000000164628899275329">
                <text:p>0.0000001646288992753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51601">
                <text:p>0.851601</text:p>
              </table:table-cell>
              <table:table-cell office:value-type="float" office:value="0.000000000654892328672102">
                <text:p>0.0000000006548923286721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38291">
                <text:p>0.538291</text:p>
              </table:table-cell>
              <table:table-cell office:value-type="float" office:value="0.572023487788921">
                <text:p>0.5720234877889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7308">
                <text:p>0.67308</text:p>
              </table:table-cell>
              <table:table-cell office:value-type="float" office:value="0.00110398369092456">
                <text:p>0.001103983690924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28691">
                <text:p>0.328691</text:p>
              </table:table-cell>
              <table:table-cell office:value-type="float" office:value="3.82088021659221">
                <text:p>3.820880216592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13127">
                <text:p>0.513127</text:p>
              </table:table-cell>
              <table:table-cell office:value-type="float" office:value="1.18795223011462">
                <text:p>1.187952230114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78807">
                <text:p>0.678807</text:p>
              </table:table-cell>
              <table:table-cell office:value-type="float" office:value="0.000775829369415158">
                <text:p>0.0007758293694151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82941">
                <text:p>0.582941</text:p>
              </table:table-cell>
              <table:table-cell office:value-type="float" office:value="0.111581706726934">
                <text:p>0.1115817067269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13728">
                <text:p>0.613728</text:p>
              </table:table-cell>
              <table:table-cell office:value-type="float" office:value="0.0281115496475904">
                <text:p>0.02811154964759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08622">
                <text:p>0.508622</text:p>
              </table:table-cell>
              <table:table-cell office:value-type="float" office:value="1.33453611258447">
                <text:p>1.334536112584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88642">
                <text:p>0.388642</text:p>
              </table:table-cell>
              <table:table-cell office:value-type="float" office:value="5.86653555059712">
                <text:p>5.866535550597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72804">
                <text:p>0.872804</text:p>
              </table:table-cell>
              <table:table-cell office:value-type="float" office:value="0.0000000000753988854076466">
                <text:p>0.00000000007539888540764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24211">
                <text:p>0.724211</text:p>
              </table:table-cell>
              <table:table-cell office:value-type="float" office:value="0.0000368116790281914">
                <text:p>0.00003681167902819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40297">
                <text:p>0.540297</text:p>
              </table:table-cell>
              <table:table-cell office:value-type="float" office:value="0.536473735166144">
                <text:p>0.5364737351661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89929">
                <text:p>0.189929</text:p>
              </table:table-cell>
              <table:table-cell office:value-type="float" office:value="0.0714142435902309">
                <text:p>0.07141424359023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660452">
                <text:p>0.660452</text:p>
              </table:table-cell>
              <table:table-cell office:value-type="float" office:value="0.00234344195977894">
                <text:p>0.002343441959778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57928">
                <text:p>0.857928</text:p>
              </table:table-cell>
              <table:table-cell office:value-type="float" office:value="0.000000000347102552128495">
                <text:p>0.0000000003471025521284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22694">
                <text:p>0.622694</text:p>
              </table:table-cell>
              <table:table-cell office:value-type="float" office:value="0.0181031826953767">
                <text:p>0.01810318269537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48863">
                <text:p>0.148863</text:p>
              </table:table-cell>
              <table:table-cell office:value-type="float" office:value="0.00988143696037008">
                <text:p>0.009881436960370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5204">
                <text:p>0.55204</text:p>
              </table:table-cell>
              <table:table-cell office:value-type="float" office:value="0.36210093753558">
                <text:p>0.362100937535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66853">
                <text:p>0.566853</text:p>
              </table:table-cell>
              <table:table-cell office:value-type="float" office:value="0.211334791699668">
                <text:p>0.2113347916996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11311">
                <text:p>0.511311</text:p>
              </table:table-cell>
              <table:table-cell office:value-type="float" office:value="1.24565653377925">
                <text:p>1.245656533779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02477">
                <text:p>0.802477</text:p>
              </table:table-cell>
              <table:table-cell office:value-type="float" office:value="0.0000000674039768470466">
                <text:p>0.00000006740397684704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76751">
                <text:p>0.576751</text:p>
              </table:table-cell>
              <table:table-cell office:value-type="float" office:value="0.143614849764972">
                <text:p>0.1436148497649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65742">
                <text:p>0.765742</text:p>
              </table:table-cell>
              <table:table-cell office:value-type="float" office:value="0.00000153196633460945">
                <text:p>0.000001531966334609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27703">
                <text:p>0.727703</text:p>
              </table:table-cell>
              <table:table-cell office:value-type="float" office:value="0.0000285851631956907">
                <text:p>0.00002858516319569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74957">
                <text:p>0.374957</text:p>
              </table:table-cell>
              <table:table-cell office:value-type="float" office:value="5.69722917650831">
                <text:p>5.697229176508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67699">
                <text:p>0.667699</text:p>
              </table:table-cell>
              <table:table-cell office:value-type="float" office:value="0.00152788737846119">
                <text:p>0.001527887378461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68144">
                <text:p>0.368144</text:p>
              </table:table-cell>
              <table:table-cell office:value-type="float" office:value="5.53046145758395">
                <text:p>5.530461457583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22558">
                <text:p>0.322558</text:p>
              </table:table-cell>
              <table:table-cell office:value-type="float" office:value="3.49980653821528">
                <text:p>3.499806538215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31379">
                <text:p>0.631379</text:p>
              </table:table-cell>
              <table:table-cell office:value-type="float" office:value="0.011625253458664">
                <text:p>0.0116252534586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40649">
                <text:p>0.640649</text:p>
              </table:table-cell>
              <table:table-cell office:value-type="float" office:value="0.00711643248931204">
                <text:p>0.007116432489312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19494">
                <text:p>0.519494</text:p>
              </table:table-cell>
              <table:table-cell office:value-type="float" office:value="1.00028821861949">
                <text:p>1.000288218619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57197">
                <text:p>0.557197</text:p>
              </table:table-cell>
              <table:table-cell office:value-type="float" office:value="0.301826235594696">
                <text:p>0.3018262355946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78434">
                <text:p>0.478434</text:p>
              </table:table-cell>
              <table:table-cell office:value-type="float" office:value="2.59815099122658">
                <text:p>2.598150991226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08946">
                <text:p>0.508946</text:p>
              </table:table-cell>
              <table:table-cell office:value-type="float" office:value="1.32360941433282">
                <text:p>1.323609414332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39527">
                <text:p>0.539527</text:p>
              </table:table-cell>
              <table:table-cell office:value-type="float" office:value="0.549907107552276">
                <text:p>0.5499071075522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52643">
                <text:p>0.552643</text:p>
              </table:table-cell>
              <table:table-cell office:value-type="float" office:value="0.354578998552907">
                <text:p>0.3545789985529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31901">
                <text:p>0.331901</text:p>
              </table:table-cell>
              <table:table-cell office:value-type="float" office:value="3.98752980682958">
                <text:p>3.987529806829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76593">
                <text:p>0.576593</text:p>
              </table:table-cell>
              <table:table-cell office:value-type="float" office:value="0.144527291496962">
                <text:p>0.1445272914969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64744">
                <text:p>0.764744</text:p>
              </table:table-cell>
              <table:table-cell office:value-type="float" office:value="0.00000166085582052019">
                <text:p>0.000001660855820520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29943">
                <text:p>0.429943</text:p>
              </table:table-cell>
              <table:table-cell office:value-type="float" office:value="5.01087949899594">
                <text:p>5.010879498995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64969">
                <text:p>0.564969</text:p>
              </table:table-cell>
              <table:table-cell office:value-type="float" office:value="0.226913593427742">
                <text:p>0.2269135934277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46771">
                <text:p>0.546771</text:p>
              </table:table-cell>
              <table:table-cell office:value-type="float" office:value="0.433545736573739">
                <text:p>0.4335457365737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21794">
                <text:p>0.621794</text:p>
              </table:table-cell>
              <table:table-cell office:value-type="float" office:value="0.0189357257847526">
                <text:p>0.01893572578475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68464">
                <text:p>0.668464</text:p>
              </table:table-cell>
              <table:table-cell office:value-type="float" office:value="0.0014594649319818">
                <text:p>0.00145946493198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11395">
                <text:p>0.511395</text:p>
              </table:table-cell>
              <table:table-cell office:value-type="float" office:value="1.24294617735426">
                <text:p>1.242946177354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99313">
                <text:p>0.299313</text:p>
              </table:table-cell>
              <table:table-cell office:value-type="float" office:value="2.33042671904338">
                <text:p>2.330426719043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7509">
                <text:p>0.37509</text:p>
              </table:table-cell>
              <table:table-cell office:value-type="float" office:value="5.69996378494804">
                <text:p>5.699963784948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56771">
                <text:p>0.256771</text:p>
              </table:table-cell>
              <table:table-cell office:value-type="float" office:value="0.817586085443934">
                <text:p>0.8175860854439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14263">
                <text:p>0.514263</text:p>
              </table:table-cell>
              <table:table-cell office:value-type="float" office:value="1.15280345235397">
                <text:p>1.152803452353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80052">
                <text:p>0.680052</text:p>
              </table:table-cell>
              <table:table-cell office:value-type="float" office:value="0.000717883939649052">
                <text:p>0.0007178839396490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4578">
                <text:p>0.324578</text:p>
              </table:table-cell>
              <table:table-cell office:value-type="float" office:value="3.60570476762762">
                <text:p>3.605704767627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49517">
                <text:p>0.749517</text:p>
              </table:table-cell>
              <table:table-cell office:value-type="float" office:value="0.00000554603669962227">
                <text:p>0.000005546036699622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86375">
                <text:p>0.186375</text:p>
              </table:table-cell>
              <table:table-cell office:value-type="float" office:value="0.0610547673539652">
                <text:p>0.06105476735396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81953">
                <text:p>0.681953</text:p>
              </table:table-cell>
              <table:table-cell office:value-type="float" office:value="0.000637232288052038">
                <text:p>0.0006372322880520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62489">
                <text:p>0.362489</text:p>
              </table:table-cell>
              <table:table-cell office:value-type="float" office:value="5.35469433137085">
                <text:p>5.354694331370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59667">
                <text:p>0.359667</text:p>
              </table:table-cell>
              <table:table-cell office:value-type="float" office:value="5.25544432159824">
                <text:p>5.255444321598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49357">
                <text:p>0.349357</text:p>
              </table:table-cell>
              <table:table-cell office:value-type="float" office:value="4.83675585259342">
                <text:p>4.836755852593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71534">
                <text:p>0.571534</text:p>
              </table:table-cell>
              <table:table-cell office:value-type="float" office:value="0.176513040950819">
                <text:p>0.1765130409508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79229">
                <text:p>0.479229</text:p>
              </table:table-cell>
              <table:table-cell office:value-type="float" office:value="2.55943574588542">
                <text:p>2.559435745885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64826">
                <text:p>0.564826</text:p>
              </table:table-cell>
              <table:table-cell office:value-type="float" office:value="0.228134759709389">
                <text:p>0.2281347597093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40233">
                <text:p>0.640233</text:p>
              </table:table-cell>
              <table:table-cell office:value-type="float" office:value="0.00727780635523598">
                <text:p>0.007277806355235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36774">
                <text:p>0.436774</text:p>
              </table:table-cell>
              <table:table-cell office:value-type="float" office:value="4.71107487864557">
                <text:p>4.711074878645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95096">
                <text:p>0.595096</text:p>
              </table:table-cell>
              <table:table-cell office:value-type="float" office:value="0.0663548867815012">
                <text:p>0.06635488678150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14826">
                <text:p>0.714826</text:p>
              </table:table-cell>
              <table:table-cell office:value-type="float" office:value="0.0000716994330611536">
                <text:p>0.00007169943306115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38051">
                <text:p>0.238051</text:p>
              </table:table-cell>
              <table:table-cell office:value-type="float" office:value="0.455409192358802">
                <text:p>0.4554091923588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34462">
                <text:p>0.534462</text:p>
              </table:table-cell>
              <table:table-cell office:value-type="float" office:value="0.644987633203743">
                <text:p>0.6449876332037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81313">
                <text:p>0.381313</text:p>
              </table:table-cell>
              <table:table-cell office:value-type="float" office:value="5.80446678048169">
                <text:p>5.804466780481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51271">
                <text:p>0.251271</text:p>
              </table:table-cell>
              <table:table-cell office:value-type="float" office:value="0.693888621252995">
                <text:p>0.6938886212529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26971">
                <text:p>0.326971</text:p>
              </table:table-cell>
              <table:table-cell office:value-type="float" office:value="3.7310405590974">
                <text:p>3.73104055909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59156">
                <text:p>0.559156</text:p>
              </table:table-cell>
              <table:table-cell office:value-type="float" office:value="0.281231265459933">
                <text:p>0.2812312654599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42167">
                <text:p>0.342167</text:p>
              </table:table-cell>
              <table:table-cell office:value-type="float" office:value="4.50287381860626">
                <text:p>4.502873818606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34889">
                <text:p>0.534889</text:p>
              </table:table-cell>
              <table:table-cell office:value-type="float" office:value="0.636510388273185">
                <text:p>0.6365103882731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83275">
                <text:p>0.783275</text:p>
              </table:table-cell>
              <table:table-cell office:value-type="float" office:value="0.0000003577869529175">
                <text:p>0.00000035778695291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72617">
                <text:p>0.472617</text:p>
              </table:table-cell>
              <table:table-cell office:value-type="float" office:value="2.88776990566052">
                <text:p>2.887769905660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85756">
                <text:p>0.685756</text:p>
              </table:table-cell>
              <table:table-cell office:value-type="float" office:value="0.000500883800204231">
                <text:p>0.00050088380020423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26118">
                <text:p>0.526118</text:p>
              </table:table-cell>
              <table:table-cell office:value-type="float" office:value="0.828682880111168">
                <text:p>0.8286828801111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600919">
                <text:p>0.600919</text:p>
              </table:table-cell>
              <table:table-cell office:value-type="float" office:value="0.0511462096642645">
                <text:p>0.05114620966426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49224">
                <text:p>0.649224</text:p>
              </table:table-cell>
              <table:table-cell office:value-type="float" office:value="0.00444531252807042">
                <text:p>0.004445312528070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06761">
                <text:p>0.406761</text:p>
              </table:table-cell>
              <table:table-cell office:value-type="float" office:value="5.7293756405569">
                <text:p>5.72937564055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10338">
                <text:p>0.310338</text:p>
              </table:table-cell>
              <table:table-cell office:value-type="float" office:value="2.8677349494633">
                <text:p>2.86773494946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06818">
                <text:p>0.606818</text:p>
              </table:table-cell>
              <table:table-cell office:value-type="float" office:value="0.0389964374285532">
                <text:p>0.03899643742855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52894">
                <text:p>0.652894</text:p>
              </table:table-cell>
              <table:table-cell office:value-type="float" office:value="0.00361679740192871">
                <text:p>0.003616797401928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06483">
                <text:p>0.206483</text:p>
              </table:table-cell>
              <table:table-cell office:value-type="float" office:value="0.142942396884007">
                <text:p>0.1429423968840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6454">
                <text:p>0.46454</text:p>
              </table:table-cell>
              <table:table-cell office:value-type="float" office:value="3.3037935818741">
                <text:p>3.30379358187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58882">
                <text:p>0.558882</text:p>
              </table:table-cell>
              <table:table-cell office:value-type="float" office:value="0.284039228383285">
                <text:p>0.2840392283832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3404">
                <text:p>0.33404</text:p>
              </table:table-cell>
              <table:table-cell office:value-type="float" office:value="4.09751153653774">
                <text:p>4.097511536537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74909">
                <text:p>0.474909</text:p>
              </table:table-cell>
              <table:table-cell office:value-type="float" office:value="2.77241362895298">
                <text:p>2.772413628952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6877">
                <text:p>0.46877</text:p>
              </table:table-cell>
              <table:table-cell office:value-type="float" office:value="3.08437782563725">
                <text:p>3.084377825637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08632">
                <text:p>1.08632</text:p>
              </table:table-cell>
              <table:table-cell office:value-type="float" office:value="1.16286222114417E-022">
                <text:p>1.16286222114417E-0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12752">
                <text:p>0.512752</text:p>
              </table:table-cell>
              <table:table-cell office:value-type="float" office:value="1.19971508316956">
                <text:p>1.199715083169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61203">
                <text:p>0.461203</text:p>
              </table:table-cell>
              <table:table-cell office:value-type="float" office:value="3.47831959038769">
                <text:p>3.478319590387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30561">
                <text:p>0.230561</text:p>
              </table:table-cell>
              <table:table-cell office:value-type="float" office:value="0.352764892542832">
                <text:p>0.3527648925428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23428">
                <text:p>0.823428</text:p>
              </table:table-cell>
              <table:table-cell office:value-type="float" office:value="0.00000000995715009923786">
                <text:p>0.000000009957150099237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48853">
                <text:p>0.648853</text:p>
              </table:table-cell>
              <table:table-cell office:value-type="float" office:value="0.00453823734776003">
                <text:p>0.004538237347760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70775">
                <text:p>0.770775</text:p>
              </table:table-cell>
              <table:table-cell office:value-type="float" office:value="0.00000101600516666125">
                <text:p>0.00000101600516666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2916">
                <text:p>0.32916</text:p>
              </table:table-cell>
              <table:table-cell office:value-type="float" office:value="3.84532266027253">
                <text:p>3.845322660272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22787">
                <text:p>0.622787</text:p>
              </table:table-cell>
              <table:table-cell office:value-type="float" office:value="0.018019087616411">
                <text:p>0.0180190876164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95917">
                <text:p>0.495917</text:p>
              </table:table-cell>
              <table:table-cell office:value-type="float" office:value="1.80946889897623">
                <text:p>1.809468898976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13904">
                <text:p>0.513904</text:p>
              </table:table-cell>
              <table:table-cell office:value-type="float" office:value="1.16383249904015">
                <text:p>1.163832499040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88104">
                <text:p>0.488104</text:p>
              </table:table-cell>
              <table:table-cell office:value-type="float" office:value="2.14446226193571">
                <text:p>2.144462261935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81044">
                <text:p>0.581044</text:p>
              </table:table-cell>
              <table:table-cell office:value-type="float" office:value="0.120660842888959">
                <text:p>0.1206608428889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56736">
                <text:p>0.556736</text:p>
              </table:table-cell>
              <table:table-cell office:value-type="float" office:value="0.306850893097165">
                <text:p>0.3068508930971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43258">
                <text:p>0.643258</text:p>
              </table:table-cell>
              <table:table-cell office:value-type="float" office:value="0.00617755764168958">
                <text:p>0.006177557641689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28986">
                <text:p>0.428986</text:p>
              </table:table-cell>
              <table:table-cell office:value-type="float" office:value="5.05029827652583">
                <text:p>5.050298276525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02221">
                <text:p>0.402221</text:p>
              </table:table-cell>
              <table:table-cell office:value-type="float" office:value="5.80206122644665">
                <text:p>5.802061226446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89493">
                <text:p>0.589493</text:p>
              </table:table-cell>
              <table:table-cell office:value-type="float" office:value="0.0846542340714303">
                <text:p>0.08465423407143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10401">
                <text:p>0.210401</text:p>
              </table:table-cell>
              <table:table-cell office:value-type="float" office:value="0.167000160852798">
                <text:p>0.1670001608527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31934">
                <text:p>0.231934</text:p>
              </table:table-cell>
              <table:table-cell office:value-type="float" office:value="0.370009375471602">
                <text:p>0.3700093754716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79646">
                <text:p>0.679646</text:p>
              </table:table-cell>
              <table:table-cell office:value-type="float" office:value="0.000736315409787705">
                <text:p>0.0007363154097877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28082">
                <text:p>0.428082</text:p>
              </table:table-cell>
              <table:table-cell office:value-type="float" office:value="5.08689152739699">
                <text:p>5.086891527396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0587">
                <text:p>0.40587</text:p>
              </table:table-cell>
              <table:table-cell office:value-type="float" office:value="5.74559184343063">
                <text:p>5.745591843430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19171">
                <text:p>0.319171</text:p>
              </table:table-cell>
              <table:table-cell office:value-type="float" office:value="3.32257801724342">
                <text:p>3.322578017243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56402">
                <text:p>0.856402</text:p>
              </table:table-cell>
              <table:table-cell office:value-type="float" office:value="0.000000000404856499983995">
                <text:p>0.0000000004048564999839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37001">
                <text:p>0.237001</text:p>
              </table:table-cell>
              <table:table-cell office:value-type="float" office:value="0.439714628966935">
                <text:p>0.4397146289669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11194">
                <text:p>0.411194</text:p>
              </table:table-cell>
              <table:table-cell office:value-type="float" office:value="5.63494633690804">
                <text:p>5.634946336908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91934">
                <text:p>0.491934</text:p>
              </table:table-cell>
              <table:table-cell office:value-type="float" office:value="1.97639978271018">
                <text:p>1.976399782710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12908">
                <text:p>0.612908</text:p>
              </table:table-cell>
              <table:table-cell office:value-type="float" office:value="0.0292406699508624">
                <text:p>0.02924066995086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71142">
                <text:p>0.271142</text:p>
              </table:table-cell>
              <table:table-cell office:value-type="float" office:value="1.21688871290416">
                <text:p>1.216888712904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08074">
                <text:p>0.308074</text:p>
              </table:table-cell>
              <table:table-cell office:value-type="float" office:value="2.75403434079345">
                <text:p>2.754034340793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36641">
                <text:p>0.536641</text:p>
              </table:table-cell>
              <table:table-cell office:value-type="float" office:value="0.602629276999786">
                <text:p>0.6026292769997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42109">
                <text:p>0.342109</text:p>
              </table:table-cell>
              <table:table-cell office:value-type="float" office:value="4.50007144593947">
                <text:p>4.500071445939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92851">
                <text:p>0.692851</text:p>
              </table:table-cell>
              <table:table-cell office:value-type="float" office:value="0.000316976447300604">
                <text:p>0.0003169764473006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72293">
                <text:p>0.272293</text:p>
              </table:table-cell>
              <table:table-cell office:value-type="float" office:value="1.25384404741153">
                <text:p>1.253844047411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21163">
                <text:p>0.621163</text:p>
              </table:table-cell>
              <table:table-cell office:value-type="float" office:value="0.019540114936648">
                <text:p>0.0195401149366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57724">
                <text:p>0.557724</text:p>
              </table:table-cell>
              <table:table-cell office:value-type="float" office:value="0.29616621780316">
                <text:p>0.296166217803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86334">
                <text:p>0.886334</text:p>
              </table:table-cell>
              <table:table-cell office:value-type="float" office:value="0.0000000000180379226598499">
                <text:p>0.00000000001803792265984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00723">
                <text:p>0.600723</text:p>
              </table:table-cell>
              <table:table-cell office:value-type="float" office:value="0.0516025169498339">
                <text:p>0.05160251694983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35373">
                <text:p>0.335373</text:p>
              </table:table-cell>
              <table:table-cell office:value-type="float" office:value="4.16549073399323">
                <text:p>4.165490733993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34019">
                <text:p>0.534019</text:p>
              </table:table-cell>
              <table:table-cell office:value-type="float" office:value="0.653874571416799">
                <text:p>0.6538745714167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75704">
                <text:p>0.375704</text:p>
              </table:table-cell>
              <table:table-cell office:value-type="float" office:value="5.71232139294507">
                <text:p>5.712321392945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30302">
                <text:p>0.430302</text:p>
              </table:table-cell>
              <table:table-cell office:value-type="float" office:value="4.99591608043356">
                <text:p>4.995916080433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74753">
                <text:p>0.374753</text:p>
              </table:table-cell>
              <table:table-cell office:value-type="float" office:value="5.69299488718036">
                <text:p>5.692994887180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39604">
                <text:p>0.539604</text:p>
              </table:table-cell>
              <table:table-cell office:value-type="float" office:value="0.548551941859465">
                <text:p>0.5485519418594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08273">
                <text:p>0.608273</text:p>
              </table:table-cell>
              <table:table-cell office:value-type="float" office:value="0.0364308009110382">
                <text:p>0.03643080091103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52833">
                <text:p>0.452833</text:p>
              </table:table-cell>
              <table:table-cell office:value-type="float" office:value="3.91592899513597">
                <text:p>3.915928995135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80105">
                <text:p>0.480105</text:p>
              </table:table-cell>
              <table:table-cell office:value-type="float" office:value="2.51704445488888">
                <text:p>2.517044454888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23461">
                <text:p>0.423461</text:p>
              </table:table-cell>
              <table:table-cell office:value-type="float" office:value="5.26355034894037">
                <text:p>5.263550348940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05107">
                <text:p>0.805107</text:p>
              </table:table-cell>
              <table:table-cell office:value-type="float" office:value="0.0000000532957744885164">
                <text:p>0.00000005329577448851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70896">
                <text:p>0.170896</text:p>
              </table:table-cell>
              <table:table-cell office:value-type="float" office:value="0.0298819058035026">
                <text:p>0.02988190580350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08218">
                <text:p>0.808218</text:p>
              </table:table-cell>
              <table:table-cell office:value-type="float" office:value="0.0000000402908358129695">
                <text:p>0.00000004029083581296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84107">
                <text:p>0.484107</text:p>
              </table:table-cell>
              <table:table-cell office:value-type="float" office:value="2.32720971437417">
                <text:p>2.327209714374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41154">
                <text:p>0.241154</text:p>
              </table:table-cell>
              <table:table-cell office:value-type="float" office:value="0.504436305263322">
                <text:p>0.5044363052633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30195">
                <text:p>0.730195</text:p>
              </table:table-cell>
              <table:table-cell office:value-type="float" office:value="0.0000238259526774653">
                <text:p>0.00002382595267746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4735">
                <text:p>0.54735</text:p>
              </table:table-cell>
              <table:table-cell office:value-type="float" office:value="0.425176118642083">
                <text:p>0.4251761186420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66311">
                <text:p>0.366311</text:p>
              </table:table-cell>
              <table:table-cell office:value-type="float" office:value="5.47702106890367">
                <text:p>5.477021068903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02411">
                <text:p>0.502411</text:p>
              </table:table-cell>
              <table:table-cell office:value-type="float" office:value="1.55548518977281">
                <text:p>1.555485189772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53925">
                <text:p>0.553925</text:p>
              </table:table-cell>
              <table:table-cell office:value-type="float" office:value="0.339013504713667">
                <text:p>0.3390135047136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819">
                <text:p>0.3819</text:p>
              </table:table-cell>
              <table:table-cell office:value-type="float" office:value="5.81190508754919">
                <text:p>5.811905087549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76281">
                <text:p>0.276281</text:p>
              </table:table-cell>
              <table:table-cell office:value-type="float" office:value="1.3877025748673">
                <text:p>1.38770257486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88906">
                <text:p>0.688906</text:p>
              </table:table-cell>
              <table:table-cell office:value-type="float" office:value="0.000409354410823484">
                <text:p>0.0004093544108234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662876">
                <text:p>0.662876</text:p>
              </table:table-cell>
              <table:table-cell office:value-type="float" office:value="0.00203361953121674">
                <text:p>0.002033619531216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73076">
                <text:p>0.373076</text:p>
              </table:table-cell>
              <table:table-cell office:value-type="float" office:value="5.65637223201971">
                <text:p>5.656372232019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39341">
                <text:p>0.539341</text:p>
              </table:table-cell>
              <table:table-cell office:value-type="float" office:value="0.553191520023329">
                <text:p>0.5531915200233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79253">
                <text:p>0.679253</text:p>
              </table:table-cell>
              <table:table-cell office:value-type="float" office:value="0.000754581653385933">
                <text:p>0.0007545816533859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29851">
                <text:p>0.629851</text:p>
              </table:table-cell>
              <table:table-cell office:value-type="float" office:value="0.0125822585992943">
                <text:p>0.012582258599294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00242">
                <text:p>0.600242</text:p>
              </table:table-cell>
              <table:table-cell office:value-type="float" office:value="0.0527378005351568">
                <text:p>0.05273780053515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97736">
                <text:p>0.197736</text:p>
              </table:table-cell>
              <table:table-cell office:value-type="float" office:value="0.0997997076740672">
                <text:p>0.09979970767406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24599">
                <text:p>0.524599</text:p>
              </table:table-cell>
              <table:table-cell office:value-type="float" office:value="0.865958153165635">
                <text:p>0.8659581531656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73267">
                <text:p>0.373267</text:p>
              </table:table-cell>
              <table:table-cell office:value-type="float" office:value="5.6607054693636">
                <text:p>5.66070546936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21448">
                <text:p>0.721448</text:p>
              </table:table-cell>
              <table:table-cell office:value-type="float" office:value="0.0000448834132509812">
                <text:p>0.00004488341325098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94799">
                <text:p>0.294799</text:p>
              </table:table-cell>
              <table:table-cell office:value-type="float" office:value="2.1244367781032">
                <text:p>2.12443677810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93165">
                <text:p>0.693165</text:p>
              </table:table-cell>
              <table:table-cell office:value-type="float" office:value="0.000310544127987254">
                <text:p>0.0003105441279872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37552">
                <text:p>0.637552</text:p>
              </table:table-cell>
              <table:table-cell office:value-type="float" office:value="0.00840174467663036">
                <text:p>0.008401744676630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66675">
                <text:p>0.366675</text:p>
              </table:table-cell>
              <table:table-cell office:value-type="float" office:value="5.48790999883132">
                <text:p>5.487909998831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23034">
                <text:p>0.323034</text:p>
              </table:table-cell>
              <table:table-cell office:value-type="float" office:value="3.52475786963213">
                <text:p>3.524757869632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06672">
                <text:p>0.406672</text:p>
              </table:table-cell>
              <table:table-cell office:value-type="float" office:value="5.73103769869096">
                <text:p>5.731037698690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12845">
                <text:p>0.312845</text:p>
              </table:table-cell>
              <table:table-cell office:value-type="float" office:value="2.99524044236673">
                <text:p>2.995240442366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44717">
                <text:p>0.644717</text:p>
              </table:table-cell>
              <table:table-cell office:value-type="float" office:value="0.00570395514567139">
                <text:p>0.005703955145671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34812">
                <text:p>0.634812</text:p>
              </table:table-cell>
              <table:table-cell office:value-type="float" office:value="0.00971431393034678">
                <text:p>0.009714313930346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06997">
                <text:p>0.306997</text:p>
              </table:table-cell>
              <table:table-cell office:value-type="float" office:value="2.70048673023918">
                <text:p>2.700486730239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8383">
                <text:p>0.18383</text:p>
              </table:table-cell>
              <table:table-cell office:value-type="float" office:value="0.0544813806951454">
                <text:p>0.05448138069514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87546">
                <text:p>0.487546</text:p>
              </table:table-cell>
              <table:table-cell office:value-type="float" office:value="2.16953695432534">
                <text:p>2.1695369543253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76424">
                <text:p>0.376424</text:p>
              </table:table-cell>
              <table:table-cell office:value-type="float" office:value="5.72625064960374">
                <text:p>5.726250649603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96946">
                <text:p>0.496946</text:p>
              </table:table-cell>
              <table:table-cell office:value-type="float" office:value="1.76769618081832">
                <text:p>1.767696180818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27699">
                <text:p>0.527699</text:p>
              </table:table-cell>
              <table:table-cell office:value-type="float" office:value="0.791169048580417">
                <text:p>0.7911690485804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98695">
                <text:p>0.398695</text:p>
              </table:table-cell>
              <table:table-cell office:value-type="float" office:value="5.84112280705547">
                <text:p>5.841122807055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63464">
                <text:p>0.563464</text:p>
              </table:table-cell>
              <table:table-cell office:value-type="float" office:value="0.24004688539078">
                <text:p>0.240046885390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03209">
                <text:p>0.503209</text:p>
              </table:table-cell>
              <table:table-cell office:value-type="float" office:value="1.52588047503826">
                <text:p>1.525880475038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23745">
                <text:p>0.423745</text:p>
              </table:table-cell>
              <table:table-cell office:value-type="float" office:value="5.25321929357493">
                <text:p>5.253219293574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79382">
                <text:p>0.479382</text:p>
              </table:table-cell>
              <table:table-cell office:value-type="float" office:value="2.55201124928997">
                <text:p>2.552011249289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20852">
                <text:p>0.420852</text:p>
              </table:table-cell>
              <table:table-cell office:value-type="float" office:value="5.35503291443886">
                <text:p>5.355032914438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39879">
                <text:p>0.439879</text:p>
              </table:table-cell>
              <table:table-cell office:value-type="float" office:value="4.56551077637242">
                <text:p>4.565510776372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77081">
                <text:p>0.977081</text:p>
              </table:table-cell>
              <table:table-cell office:value-type="float" office:value="4.41218609976003E-016">
                <text:p>4.41218609976003E-0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81626">
                <text:p>0.381626</text:p>
              </table:table-cell>
              <table:table-cell office:value-type="float" office:value="5.80848581513851">
                <text:p>5.808485815138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42839">
                <text:p>0.242839</text:p>
              </table:table-cell>
              <table:table-cell office:value-type="float" office:value="0.532769588779235">
                <text:p>0.5327695887792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53194">
                <text:p>0.553194</text:p>
              </table:table-cell>
              <table:table-cell office:value-type="float" office:value="0.347818461407948">
                <text:p>0.3478184614079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58232">
                <text:p>0.858232</text:p>
              </table:table-cell>
              <table:table-cell office:value-type="float" office:value="0.000000000336601102002898">
                <text:p>0.0000000003366011020028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34501">
                <text:p>0.534501</text:p>
              </table:table-cell>
              <table:table-cell office:value-type="float" office:value="0.644209758513612">
                <text:p>0.6442097585136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39009">
                <text:p>0.439009</text:p>
              </table:table-cell>
              <table:table-cell office:value-type="float" office:value="4.60680756254543">
                <text:p>4.606807562545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94042">
                <text:p>0.494042</text:p>
              </table:table-cell>
              <table:table-cell office:value-type="float" office:value="1.88702644278783">
                <text:p>1.887026442787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611576">
                <text:p>0.611576</text:p>
              </table:table-cell>
              <table:table-cell office:value-type="float" office:value="0.0311625965209662">
                <text:p>0.03116259652096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0357">
                <text:p>0.70357</text:p>
              </table:table-cell>
              <table:table-cell office:value-type="float" office:value="0.000155537555636558">
                <text:p>0.0001555375556365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99151">
                <text:p>0.299151</text:p>
              </table:table-cell>
              <table:table-cell office:value-type="float" office:value="2.32287698547661">
                <text:p>2.322876985476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61744">
                <text:p>0.561744</text:p>
              </table:table-cell>
              <table:table-cell office:value-type="float" office:value="0.255835874502238">
                <text:p>0.2558358745022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00876">
                <text:p>0.500876</text:p>
              </table:table-cell>
              <table:table-cell office:value-type="float" office:value="1.6134302149128">
                <text:p>1.61343021491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30796">
                <text:p>0.230796</text:p>
              </table:table-cell>
              <table:table-cell office:value-type="float" office:value="0.355668658090101">
                <text:p>0.3556686580901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90889">
                <text:p>0.490889</text:p>
              </table:table-cell>
              <table:table-cell office:value-type="float" office:value="2.02154016794119">
                <text:p>2.021540167941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45773">
                <text:p>0.445773</text:p>
              </table:table-cell>
              <table:table-cell office:value-type="float" office:value="4.27680797370717">
                <text:p>4.276807973707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38803">
                <text:p>0.738803</text:p>
              </table:table-cell>
              <table:table-cell office:value-type="float" office:value="0.0000125706102033631">
                <text:p>0.00001257061020336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51311">
                <text:p>0.551311</text:p>
              </table:table-cell>
              <table:table-cell office:value-type="float" office:value="0.371368934629912">
                <text:p>0.3713689346299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34511">
                <text:p>0.434511</text:p>
              </table:table-cell>
              <table:table-cell office:value-type="float" office:value="4.81374176831802">
                <text:p>4.813741768318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60561">
                <text:p>0.360561</text:p>
              </table:table-cell>
              <table:table-cell office:value-type="float" office:value="5.28767296707824">
                <text:p>5.287672967078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98348">
                <text:p>0.598348</text:p>
              </table:table-cell>
              <table:table-cell office:value-type="float" office:value="0.0574282277164062">
                <text:p>0.05742822771640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24941">
                <text:p>0.524941</text:p>
              </table:table-cell>
              <table:table-cell office:value-type="float" office:value="0.857459454437139">
                <text:p>0.8574594544371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4426">
                <text:p>0.64426</text:p>
              </table:table-cell>
              <table:table-cell office:value-type="float" office:value="0.00584854847230423">
                <text:p>0.005848548472304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88617">
                <text:p>0.288617</text:p>
              </table:table-cell>
              <table:table-cell office:value-type="float" office:value="1.85818767656536">
                <text:p>1.858187676565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49839">
                <text:p>0.349839</text:p>
              </table:table-cell>
              <table:table-cell office:value-type="float" office:value="4.85805758564615">
                <text:p>4.858057585646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99523">
                <text:p>0.499523</text:p>
              </table:table-cell>
              <table:table-cell office:value-type="float" office:value="1.66558688472128">
                <text:p>1.6655868847212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17842">
                <text:p>0.617842</text:p>
              </table:table-cell>
              <table:table-cell office:value-type="float" office:value="0.0230210474559592">
                <text:p>0.02302104745595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44334">
                <text:p>0.244334</text:p>
              </table:table-cell>
              <table:table-cell office:value-type="float" office:value="0.558949664965885">
                <text:p>0.5589496649658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652722">
                <text:p>0.0652722</text:p>
              </table:table-cell>
              <table:table-cell office:value-type="float" office:value="0.0000570301300429606">
                <text:p>0.00005703013004296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19919">
                <text:p>0.619919</text:p>
              </table:table-cell>
              <table:table-cell office:value-type="float" office:value="0.0207834883016281">
                <text:p>0.020783488301628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97095">
                <text:p>0.497095</text:p>
              </table:table-cell>
              <table:table-cell office:value-type="float" office:value="1.7616944195608">
                <text:p>1.76169441956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79148">
                <text:p>0.679148</text:p>
              </table:table-cell>
              <table:table-cell office:value-type="float" office:value="0.000759533892372039">
                <text:p>0.0007595338923720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39832">
                <text:p>0.539832</text:p>
              </table:table-cell>
              <table:table-cell office:value-type="float" office:value="0.544554694114462">
                <text:p>0.5445546941144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90448">
                <text:p>0.490448</text:p>
              </table:table-cell>
              <table:table-cell office:value-type="float" office:value="2.04075295229149">
                <text:p>2.040752952291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13842">
                <text:p>0.513842</text:p>
              </table:table-cell>
              <table:table-cell office:value-type="float" office:value="1.16574459733609">
                <text:p>1.165744597336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03641">
                <text:p>0.603641</text:p>
              </table:table-cell>
              <table:table-cell office:value-type="float" office:value="0.0451719347114472">
                <text:p>0.04517193471144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22146">
                <text:p>0.522146</text:p>
              </table:table-cell>
              <table:table-cell office:value-type="float" office:value="0.928744898561526">
                <text:p>0.9287448985615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611537">
                <text:p>0.611537</text:p>
              </table:table-cell>
              <table:table-cell office:value-type="float" office:value="0.0312205525596043">
                <text:p>0.03122055255960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0521">
                <text:p>0.10521</text:p>
              </table:table-cell>
              <table:table-cell office:value-type="float" office:value="0.000808612054555747">
                <text:p>0.0008086120545557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34668">
                <text:p>0.634668</text:p>
              </table:table-cell>
              <table:table-cell office:value-type="float" office:value="0.0097882664943216">
                <text:p>0.00978826649432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97218">
                <text:p>0.797218</text:p>
              </table:table-cell>
              <table:table-cell office:value-type="float" office:value="0.00000010731988202208">
                <text:p>0.000000107319882022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30383">
                <text:p>0.130383</text:p>
              </table:table-cell>
              <table:table-cell office:value-type="float" office:value="0.00360167846520656">
                <text:p>0.003601678465206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6924">
                <text:p>0.46924</text:p>
              </table:table-cell>
              <table:table-cell office:value-type="float" office:value="3.06018364478686">
                <text:p>3.060183644786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59662">
                <text:p>0.859662</text:p>
              </table:table-cell>
              <table:table-cell office:value-type="float" office:value="0.000000000291230941606671">
                <text:p>0.0000000002912309416066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54521">
                <text:p>0.554521</text:p>
              </table:table-cell>
              <table:table-cell office:value-type="float" office:value="0.331971398512027">
                <text:p>0.3319713985120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87349">
                <text:p>0.787349</text:p>
              </table:table-cell>
              <table:table-cell office:value-type="float" office:value="0.00000025276522153756">
                <text:p>0.000000252765221537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614626">
                <text:p>0.614626</text:p>
              </table:table-cell>
              <table:table-cell office:value-type="float" office:value="0.0269204825743177">
                <text:p>0.02692048257431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78623">
                <text:p>0.478623</text:p>
              </table:table-cell>
              <table:table-cell office:value-type="float" office:value="2.58892637918533">
                <text:p>2.588926379185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4158">
                <text:p>0.54158</text:p>
              </table:table-cell>
              <table:table-cell office:value-type="float" office:value="0.514668675052577">
                <text:p>0.51466867505257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64339">
                <text:p>0.564339</text:p>
              </table:table-cell>
              <table:table-cell office:value-type="float" office:value="0.232335348274964">
                <text:p>0.2323353482749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7439">
                <text:p>0.47439</text:p>
              </table:table-cell>
              <table:table-cell office:value-type="float" office:value="2.79840351354516">
                <text:p>2.798403513545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5665">
                <text:p>0.45665</text:p>
              </table:table-cell>
              <table:table-cell office:value-type="float" office:value="3.71691456028738">
                <text:p>3.716914560287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90257">
                <text:p>0.390257</text:p>
              </table:table-cell>
              <table:table-cell office:value-type="float" office:value="5.87110704044515">
                <text:p>5.871107040445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4088">
                <text:p>0.34088</text:p>
              </table:table-cell>
              <table:table-cell office:value-type="float" office:value="4.44033748283066">
                <text:p>4.440337482830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30074">
                <text:p>0.330074</text:p>
              </table:table-cell>
              <table:table-cell office:value-type="float" office:value="3.89287380417521">
                <text:p>3.892873804175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78532">
                <text:p>0.478532</text:p>
              </table:table-cell>
              <table:table-cell office:value-type="float" office:value="2.59336626913729">
                <text:p>2.593366269137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73574">
                <text:p>0.573574</text:p>
              </table:table-cell>
              <table:table-cell office:value-type="float" office:value="0.162949985077675">
                <text:p>0.1629499850776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51204">
                <text:p>0.251204</text:p>
              </table:table-cell>
              <table:table-cell office:value-type="float" office:value="0.692475381727191">
                <text:p>0.6924753817271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720815">
                <text:p>0.720815</text:p>
              </table:table-cell>
              <table:table-cell office:value-type="float" office:value="0.0000469580655680347">
                <text:p>0.000046958065568034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828759">
                <text:p>0.828759</text:p>
              </table:table-cell>
              <table:table-cell office:value-type="float" office:value="0.00000000602849032749173">
                <text:p>0.000000006028490327491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73133">
                <text:p>0.173133</text:p>
              </table:table-cell>
              <table:table-cell office:value-type="float" office:value="0.0332389825316639">
                <text:p>0.033238982531663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90075">
                <text:p>0.290075</text:p>
              </table:table-cell>
              <table:table-cell office:value-type="float" office:value="1.91923910444146">
                <text:p>1.919239104441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99052">
                <text:p>0.699052</text:p>
              </table:table-cell>
              <table:table-cell office:value-type="float" office:value="0.000210608581900406">
                <text:p>0.00021060858190040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48723">
                <text:p>0.548723</text:p>
              </table:table-cell>
              <table:table-cell office:value-type="float" office:value="0.405851308007084">
                <text:p>0.4058513080070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747199">
                <text:p>0.0747199</text:p>
              </table:table-cell>
              <table:table-cell office:value-type="float" office:value="0.000110176545096248">
                <text:p>0.0001101765450962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37353">
                <text:p>0.537353</text:p>
              </table:table-cell>
              <table:table-cell office:value-type="float" office:value="0.589269163700292">
                <text:p>0.5892691637002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93302">
                <text:p>0.393302</text:p>
              </table:table-cell>
              <table:table-cell office:value-type="float" office:value="5.87070419825891">
                <text:p>5.870704198258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9791">
                <text:p>0.49791</text:p>
              </table:table-cell>
              <table:table-cell office:value-type="float" office:value="1.72907755957812">
                <text:p>1.729077559578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4051">
                <text:p>0.84051</text:p>
              </table:table-cell>
              <table:table-cell office:value-type="float" office:value="0.00000000195161343054373">
                <text:p>0.000000001951613430543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65832">
                <text:p>0.465832</text:p>
              </table:table-cell>
              <table:table-cell office:value-type="float" office:value="3.236500095699">
                <text:p>3.23650009569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60624">
                <text:p>0.560624</text:p>
              </table:table-cell>
              <table:table-cell office:value-type="float" office:value="0.266579312359315">
                <text:p>0.2665793123593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70191">
                <text:p>0.370191</text:p>
              </table:table-cell>
              <table:table-cell office:value-type="float" office:value="5.58594892811038">
                <text:p>5.585948928110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76522">
                <text:p>0.276522</text:p>
              </table:table-cell>
              <table:table-cell office:value-type="float" office:value="1.3960809880641">
                <text:p>1.396080988064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62696">
                <text:p>0.462696</text:p>
              </table:table-cell>
              <table:table-cell office:value-type="float" office:value="3.40013772307657">
                <text:p>3.400137723076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57462">
                <text:p>0.457462</text:p>
              </table:table-cell>
              <table:table-cell office:value-type="float" office:value="3.67440363180034">
                <text:p>3.6744036318003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611649">
                <text:p>0.611649</text:p>
              </table:table-cell>
              <table:table-cell office:value-type="float" office:value="0.0310543762022373">
                <text:p>0.03105437620223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97263">
                <text:p>0.597263</text:p>
              </table:table-cell>
              <table:table-cell office:value-type="float" office:value="0.0602797116880034">
                <text:p>0.06027971168800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55145">
                <text:p>0.355145</text:p>
              </table:table-cell>
              <table:table-cell office:value-type="float" office:value="5.08190970176351">
                <text:p>5.081909701763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704506">
                <text:p>0.704506</text:p>
              </table:table-cell>
              <table:table-cell office:value-type="float" office:value="0.000145989924261795">
                <text:p>0.0001459899242617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88093">
                <text:p>0.288093</text:p>
              </table:table-cell>
              <table:table-cell office:value-type="float" office:value="1.83651703573697">
                <text:p>1.836517035736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04811">
                <text:p>0.304811</text:p>
              </table:table-cell>
              <table:table-cell office:value-type="float" office:value="2.59297583059282">
                <text:p>2.5929758305928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725614">
                <text:p>0.725614</text:p>
              </table:table-cell>
              <table:table-cell office:value-type="float" office:value="0.0000332652289339217">
                <text:p>0.00003326522893392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706419">
                <text:p>0.706419</text:p>
              </table:table-cell>
              <table:table-cell office:value-type="float" office:value="0.00012818480380125">
                <text:p>0.000128184803801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9895">
                <text:p>0.49895</text:p>
              </table:table-cell>
              <table:table-cell office:value-type="float" office:value="1.68797868516658">
                <text:p>1.6879786851665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60328">
                <text:p>0.360328</text:p>
              </table:table-cell>
              <table:table-cell office:value-type="float" office:value="5.27934242475493">
                <text:p>5.2793424247549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8913">
                <text:p>0.68913</text:p>
              </table:table-cell>
              <table:table-cell office:value-type="float" office:value="0.000403489199299309">
                <text:p>0.00040348919929930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60854">
                <text:p>0.460854</text:p>
              </table:table-cell>
              <table:table-cell office:value-type="float" office:value="3.49660937902364">
                <text:p>3.496609379023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84207">
                <text:p>0.484207</text:p>
              </table:table-cell>
              <table:table-cell office:value-type="float" office:value="2.32255101658069">
                <text:p>2.322551016580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88981">
                <text:p>0.588981</text:p>
              </table:table-cell>
              <table:table-cell office:value-type="float" office:value="0.0865300839629973">
                <text:p>0.08653008396299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23173">
                <text:p>0.323173</text:p>
              </table:table-cell>
              <table:table-cell office:value-type="float" office:value="3.53204486768785">
                <text:p>3.532044867687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79316">
                <text:p>0.179316</text:p>
              </table:table-cell>
              <table:table-cell office:value-type="float" office:value="0.0443611311577052">
                <text:p>0.04436113115770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07721">
                <text:p>0.507721</text:p>
              </table:table-cell>
              <table:table-cell office:value-type="float" office:value="1.36523504358165">
                <text:p>1.365235043581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49987">
                <text:p>0.549987</text:p>
              </table:table-cell>
              <table:table-cell office:value-type="float" office:value="0.388697729251701">
                <text:p>0.3886977292517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03948">
                <text:p>0.603948</text:p>
              </table:table-cell>
              <table:table-cell office:value-type="float" office:value="0.0445390341195609">
                <text:p>0.04453903411956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83333">
                <text:p>0.383333</text:p>
              </table:table-cell>
              <table:table-cell office:value-type="float" office:value="5.82827570663046">
                <text:p>5.828275706630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698192">
                <text:p>0.698192</text:p>
              </table:table-cell>
              <table:table-cell office:value-type="float" office:value="0.000223005841492097">
                <text:p>0.0002230058414920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15115">
                <text:p>0.715115</text:p>
              </table:table-cell>
              <table:table-cell office:value-type="float" office:value="0.0000702625112037855">
                <text:p>0.00007026251120378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758527">
                <text:p>0.758527</text:p>
              </table:table-cell>
              <table:table-cell office:value-type="float" office:value="0.00000273380644667357">
                <text:p>0.0000027338064466735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38293">
                <text:p>0.538293</text:p>
              </table:table-cell>
              <table:table-cell office:value-type="float" office:value="0.571987144676458">
                <text:p>0.57198714467645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01512">
                <text:p>0.401512</text:p>
              </table:table-cell>
              <table:table-cell office:value-type="float" office:value="5.81115186848598">
                <text:p>5.8111518684859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84782">
                <text:p>0.284782</text:p>
              </table:table-cell>
              <table:table-cell office:value-type="float" office:value="1.70296679107703">
                <text:p>1.7029667910770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78525">
                <text:p>0.678525</text:p>
              </table:table-cell>
              <table:table-cell office:value-type="float" office:value="0.000789554151951102">
                <text:p>0.00078955415195110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61077">
                <text:p>0.561077</text:p>
              </table:table-cell>
              <table:table-cell office:value-type="float" office:value="0.262189264444034">
                <text:p>0.2621892644440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941659">
                <text:p>0.0941659</text:p>
              </table:table-cell>
              <table:table-cell office:value-type="float" office:value="0.000402058716960248">
                <text:p>0.0004020587169602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629966">
                <text:p>0.629966</text:p>
              </table:table-cell>
              <table:table-cell office:value-type="float" office:value="0.0125077889714926">
                <text:p>0.01250778897149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07191">
                <text:p>0.407191</text:p>
              </table:table-cell>
              <table:table-cell office:value-type="float" office:value="5.72121393228702">
                <text:p>5.721213932287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50949">
                <text:p>0.550949</text:p>
              </table:table-cell>
              <table:table-cell office:value-type="float" office:value="0.37604282833983">
                <text:p>0.3760428283398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615117">
                <text:p>0.615117</text:p>
              </table:table-cell>
              <table:table-cell office:value-type="float" office:value="0.0262887781297223">
                <text:p>0.02628877812972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2821">
                <text:p>0.52821</text:p>
              </table:table-cell>
              <table:table-cell office:value-type="float" office:value="0.779320751572416">
                <text:p>0.7793207515724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35674">
                <text:p>0.535674</text:p>
              </table:table-cell>
              <table:table-cell office:value-type="float" office:value="0.62115136082602">
                <text:p>0.6211513608260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01687">
                <text:p>0.401687</text:p>
              </table:table-cell>
              <table:table-cell office:value-type="float" office:value="5.80896554445058">
                <text:p>5.808965544450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42018">
                <text:p>0.542018</text:p>
              </table:table-cell>
              <table:table-cell office:value-type="float" office:value="0.507388033461042">
                <text:p>0.50738803346104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02259">
                <text:p>0.402259</text:p>
              </table:table-cell>
              <table:table-cell office:value-type="float" office:value="5.80155655913838">
                <text:p>5.8015565591383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99411">
                <text:p>0.699411</text:p>
              </table:table-cell>
              <table:table-cell office:value-type="float" office:value="0.000205629843323128">
                <text:p>0.00020562984332312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89144">
                <text:p>0.489144</text:p>
              </table:table-cell>
              <table:table-cell office:value-type="float" office:value="2.09812111688521">
                <text:p>2.0981211168852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45383">
                <text:p>0.445383</text:p>
              </table:table-cell>
              <table:table-cell office:value-type="float" office:value="4.29633301423688">
                <text:p>4.2963330142368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2491">
                <text:p>0.42491</text:p>
              </table:table-cell>
              <table:table-cell office:value-type="float" office:value="5.21009898061162">
                <text:p>5.210098980611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30575">
                <text:p>0.430575</text:p>
              </table:table-cell>
              <table:table-cell office:value-type="float" office:value="4.98447395865083">
                <text:p>4.984473958650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97964">
                <text:p>0.497964</text:p>
              </table:table-cell>
              <table:table-cell office:value-type="float" office:value="1.72692911857254">
                <text:p>1.726929118572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23657">
                <text:p>0.523657</text:p>
              </table:table-cell>
              <table:table-cell office:value-type="float" office:value="0.889688325724218">
                <text:p>0.8896883257242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762032">
                <text:p>0.762032</text:p>
              </table:table-cell>
              <table:table-cell office:value-type="float" office:value="0.00000206630067102203">
                <text:p>0.0000020663006710220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56065">
                <text:p>0.556065</text:p>
              </table:table-cell>
              <table:table-cell office:value-type="float" office:value="0.314288436650643">
                <text:p>0.31428843665064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88021">
                <text:p>0.288021</text:p>
              </table:table-cell>
              <table:table-cell office:value-type="float" office:value="1.83355068162431">
                <text:p>1.8335506816243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43314">
                <text:p>0.143314</text:p>
              </table:table-cell>
              <table:table-cell office:value-type="float" office:value="0.00735500588636727">
                <text:p>0.007355005886367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78786">
                <text:p>0.578786</text:p>
              </table:table-cell>
              <table:table-cell office:value-type="float" office:value="0.132301091919121">
                <text:p>0.13230109191912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43919">
                <text:p>0.443919</text:p>
              </table:table-cell>
              <table:table-cell office:value-type="float" office:value="4.3691407367308">
                <text:p>4.369140736730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56869">
                <text:p>0.356869</text:p>
              </table:table-cell>
              <table:table-cell office:value-type="float" office:value="5.15007364735027">
                <text:p>5.1500736473502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05126">
                <text:p>0.405126</text:p>
              </table:table-cell>
              <table:table-cell office:value-type="float" office:value="5.75840887542429">
                <text:p>5.7584088754242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73905">
                <text:p>0.373905</text:p>
              </table:table-cell>
              <table:table-cell office:value-type="float" office:value="5.67487874185299">
                <text:p>5.6748787418529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71052">
                <text:p>0.471052</text:p>
              </table:table-cell>
              <table:table-cell office:value-type="float" office:value="2.96734079617623">
                <text:p>2.967340796176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733839">
                <text:p>0.733839</text:p>
              </table:table-cell>
              <table:table-cell office:value-type="float" office:value="0.000018211511444787">
                <text:p>0.0000182115114447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27105">
                <text:p>0.327105</text:p>
              </table:table-cell>
              <table:table-cell office:value-type="float" office:value="3.73804923723512">
                <text:p>3.738049237235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01892">
                <text:p>0.501892</text:p>
              </table:table-cell>
              <table:table-cell office:value-type="float" office:value="1.57493032260134">
                <text:p>1.5749303226013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73986">
                <text:p>0.373986</text:p>
              </table:table-cell>
              <table:table-cell office:value-type="float" office:value="5.67664488996883">
                <text:p>5.676644889968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20388">
                <text:p>0.520388</text:p>
              </table:table-cell>
              <table:table-cell office:value-type="float" office:value="0.975741261185407">
                <text:p>0.9757412611854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82944">
                <text:p>0.582944</text:p>
              </table:table-cell>
              <table:table-cell office:value-type="float" office:value="0.111567834808935">
                <text:p>0.11156783480893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88719">
                <text:p>0.488719</text:p>
              </table:table-cell>
              <table:table-cell office:value-type="float" office:value="2.11699630645875">
                <text:p>2.116996306458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64774">
                <text:p>0.564774</text:p>
              </table:table-cell>
              <table:table-cell office:value-type="float" office:value="0.228580196603854">
                <text:p>0.2285801966038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697165">
                <text:p>0.697165</text:p>
              </table:table-cell>
              <table:table-cell office:value-type="float" office:value="0.000238720023617052">
                <text:p>0.0002387200236170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604052">
                <text:p>0.604052</text:p>
              </table:table-cell>
              <table:table-cell office:value-type="float" office:value="0.0443264431013189">
                <text:p>0.04432644310131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23443">
                <text:p>0.423443</text:p>
              </table:table-cell>
              <table:table-cell office:value-type="float" office:value="5.26420271817022">
                <text:p>5.2642027181702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49363">
                <text:p>0.49363</text:p>
              </table:table-cell>
              <table:table-cell office:value-type="float" office:value="1.90431462313853">
                <text:p>1.904314623138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790398">
                <text:p>0.790398</text:p>
              </table:table-cell>
              <table:table-cell office:value-type="float" office:value="0.000000194426679853901">
                <text:p>0.0000001944266798539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5228">
                <text:p>0.65228</text:p>
              </table:table-cell>
              <table:table-cell office:value-type="float" office:value="0.00374454544281096">
                <text:p>0.003744545442810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77911">
                <text:p>0.177911</text:p>
              </table:table-cell>
              <table:table-cell office:value-type="float" office:value="0.0415751021821467">
                <text:p>0.041575102182146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48251">
                <text:p>0.448251</text:p>
              </table:table-cell>
              <table:table-cell office:value-type="float" office:value="4.15160743760263">
                <text:p>4.151607437602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82924">
                <text:p>0.182924</text:p>
              </table:table-cell>
              <table:table-cell office:value-type="float" office:value="0.0522985370506479">
                <text:p>0.052298537050647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489276">
                <text:p>0.489276</text:p>
              </table:table-cell>
              <table:table-cell office:value-type="float" office:value="2.09227636142958">
                <text:p>2.0922763614295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482964">
                <text:p>0.482964</text:p>
              </table:table-cell>
              <table:table-cell office:value-type="float" office:value="2.38076062653253">
                <text:p>2.380760626532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785026">
                <text:p>0.785026</text:p>
              </table:table-cell>
              <table:table-cell office:value-type="float" office:value="0.000000308287677984161">
                <text:p>0.0000003082876779841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25551">
                <text:p>0.625551</text:p>
              </table:table-cell>
              <table:table-cell office:value-type="float" office:value="0.0156769820818247">
                <text:p>0.01567698208182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727114">
                <text:p>0.727114</text:p>
              </table:table-cell>
              <table:table-cell office:value-type="float" office:value="0.0000298365641999172">
                <text:p>0.00002983656419991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484785">
                <text:p>0.484785</text:p>
              </table:table-cell>
              <table:table-cell office:value-type="float" office:value="2.29570842817136">
                <text:p>2.295708428171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12133">
                <text:p>0.412133</text:p>
              </table:table-cell>
              <table:table-cell office:value-type="float" office:value="5.61207712759364">
                <text:p>5.6120771275936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491026">
                <text:p>0.491026</text:p>
              </table:table-cell>
              <table:table-cell office:value-type="float" office:value="2.01559118308219">
                <text:p>2.015591183082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511854">
                <text:p>0.511854</text:p>
              </table:table-cell>
              <table:table-cell office:value-type="float" office:value="1.22820666929228">
                <text:p>1.228206669292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84472">
                <text:p>0.284472</text:p>
              </table:table-cell>
              <table:table-cell office:value-type="float" office:value="1.69076574031093">
                <text:p>1.6907657403109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99505">
                <text:p>0.499505</text:p>
              </table:table-cell>
              <table:table-cell office:value-type="float" office:value="1.66628755577748">
                <text:p>1.6662875557774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517089">
                <text:p>0.517089</text:p>
              </table:table-cell>
              <table:table-cell office:value-type="float" office:value="1.06851332176754">
                <text:p>1.068513321767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95184">
                <text:p>0.495184</text:p>
              </table:table-cell>
              <table:table-cell office:value-type="float" office:value="1.83956863630784">
                <text:p>1.8395686363078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77642">
                <text:p>0.277642</text:p>
              </table:table-cell>
              <table:table-cell office:value-type="float" office:value="1.43544963570319">
                <text:p>1.435449635703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23055">
                <text:p>0.223055</text:p>
              </table:table-cell>
              <table:table-cell office:value-type="float" office:value="0.269796300316278">
                <text:p>0.26979630031627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83579">
                <text:p>0.483579</text:p>
              </table:table-cell>
              <table:table-cell office:value-type="float" office:value="2.35187852181918">
                <text:p>2.3518785218191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566819">
                <text:p>0.566819</text:p>
              </table:table-cell>
              <table:table-cell office:value-type="float" office:value="0.211607674108264">
                <text:p>0.21160767410826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514714">
                <text:p>0.514714</text:p>
              </table:table-cell>
              <table:table-cell office:value-type="float" office:value="1.13905094435409">
                <text:p>1.1390509443540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1622">
                <text:p>0.31622</text:p>
              </table:table-cell>
              <table:table-cell office:value-type="float" office:value="3.16906803850446">
                <text:p>3.1690680385044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21541">
                <text:p>0.321541</text:p>
              </table:table-cell>
              <table:table-cell office:value-type="float" office:value="3.44651990486689">
                <text:p>3.446519904866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37649">
                <text:p>0.437649</text:p>
              </table:table-cell>
              <table:table-cell office:value-type="float" office:value="4.67057825466406">
                <text:p>4.670578254664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340777">
                <text:p>0.340777</text:p>
              </table:table-cell>
              <table:table-cell office:value-type="float" office:value="4.43530153344112">
                <text:p>4.435301533441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57049">
                <text:p>0.57049</text:p>
              </table:table-cell>
              <table:table-cell office:value-type="float" office:value="0.18382096623464">
                <text:p>0.1838209662346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474638">
                <text:p>0.474638</text:p>
              </table:table-cell>
              <table:table-cell office:value-type="float" office:value="2.78597448426599">
                <text:p>2.7859744842659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85616">
                <text:p>0.385616</text:p>
              </table:table-cell>
              <table:table-cell office:value-type="float" office:value="5.84907371519771">
                <text:p>5.8490737151977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46403">
                <text:p>0.446403</text:p>
              </table:table-cell>
              <table:table-cell office:value-type="float" office:value="4.24515924235558">
                <text:p>4.2451592423555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561963">
                <text:p>0.561963</text:p>
              </table:table-cell>
              <table:table-cell office:value-type="float" office:value="0.253778251333061">
                <text:p>0.25377825133306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95958">
                <text:p>0.695958</text:p>
              </table:table-cell>
              <table:table-cell office:value-type="float" office:value="0.000258534029443957">
                <text:p>0.00025853402944395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60414">
                <text:p>0.660414</text:p>
              </table:table-cell>
              <table:table-cell office:value-type="float" office:value="0.00234863340415224">
                <text:p>0.002348633404152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39868">
                <text:p>0.639868</text:p>
              </table:table-cell>
              <table:table-cell office:value-type="float" office:value="0.00742217832314745">
                <text:p>0.0074221783231474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961344">
                <text:p>0.0961344</text:p>
              </table:table-cell>
              <table:table-cell office:value-type="float" office:value="0.000456264942397924">
                <text:p>0.0004562649423979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24317">
                <text:p>0.424317</text:p>
              </table:table-cell>
              <table:table-cell office:value-type="float" office:value="5.23219563006598">
                <text:p>5.2321956300659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83604">
                <text:p>0.283604</text:p>
              </table:table-cell>
              <table:table-cell office:value-type="float" office:value="1.65688229984066">
                <text:p>1.656882299840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55129">
                <text:p>0.55129</text:p>
              </table:table-cell>
              <table:table-cell office:value-type="float" office:value="0.37163876617155">
                <text:p>0.371638766171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56961">
                <text:p>0.656961</text:p>
              </table:table-cell>
              <table:table-cell office:value-type="float" office:value="0.00286797591782182">
                <text:p>0.002867975917821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571296">
                <text:p>0.571296</text:p>
              </table:table-cell>
              <table:table-cell office:value-type="float" office:value="0.178156734195847">
                <text:p>0.17815673419584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836582">
                <text:p>0.836582</text:p>
              </table:table-cell>
              <table:table-cell office:value-type="float" office:value="0.00000000285476063550737">
                <text:p>0.0000000028547606355073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42588">
                <text:p>0.442588</text:p>
              </table:table-cell>
              <table:table-cell office:value-type="float" office:value="4.43461668957248">
                <text:p>4.4346166895724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703305">
                <text:p>0.703305</text:p>
              </table:table-cell>
              <table:table-cell office:value-type="float" office:value="0.000158346909796642">
                <text:p>0.00015834690979664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77184">
                <text:p>0.677184</text:p>
              </table:table-cell>
              <table:table-cell office:value-type="float" office:value="0.000858014505409653">
                <text:p>0.00085801450540965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59787">
                <text:p>0.59787</text:p>
              </table:table-cell>
              <table:table-cell office:value-type="float" office:value="0.0586692902876986">
                <text:p>0.058669290287698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550128">
                <text:p>0.550128</text:p>
              </table:table-cell>
              <table:table-cell office:value-type="float" office:value="0.386821457031378">
                <text:p>0.3868214570313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90692">
                <text:p>0.490692</text:p>
              </table:table-cell>
              <table:table-cell office:value-type="float" office:value="2.03011086629333">
                <text:p>2.030110866293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469588">
                <text:p>0.469588</text:p>
              </table:table-cell>
              <table:table-cell office:value-type="float" office:value="3.04229819500026">
                <text:p>3.042298195000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740573">
                <text:p>0.740573</text:p>
              </table:table-cell>
              <table:table-cell office:value-type="float" office:value="0.0000109999806608738">
                <text:p>0.00001099998066087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783368">
                <text:p>0.783368</text:p>
              </table:table-cell>
              <table:table-cell office:value-type="float" office:value="0.000000354974419063633">
                <text:p>0.00000035497441906363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99011">
                <text:p>0.199011</text:p>
              </table:table-cell>
              <table:table-cell office:value-type="float" office:value="0.105274058970039">
                <text:p>0.10527405897003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539826">
                <text:p>0.539826</text:p>
              </table:table-cell>
              <table:table-cell office:value-type="float" office:value="0.544659589336457">
                <text:p>0.54465958933645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535119">
                <text:p>0.535119</text:p>
              </table:table-cell>
              <table:table-cell office:value-type="float" office:value="0.631980108980188">
                <text:p>0.6319801089801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556579">
                <text:p>0.556579</text:p>
              </table:table-cell>
              <table:table-cell office:value-type="float" office:value="0.308577892135513">
                <text:p>0.3085778921355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35505">
                <text:p>0.635505</text:p>
              </table:table-cell>
              <table:table-cell office:value-type="float" office:value="0.00936556858724566">
                <text:p>0.009365568587245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888357">
                <text:p>0.888357</text:p>
              </table:table-cell>
              <table:table-cell office:value-type="float" office:value="0.0000000000145153596584438">
                <text:p>0.000000000014515359658443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76014">
                <text:p>0.676014</text:p>
              </table:table-cell>
              <table:table-cell office:value-type="float" office:value="0.000922282852437691">
                <text:p>0.0009222828524376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752797">
                <text:p>0.752797</text:p>
              </table:table-cell>
              <table:table-cell office:value-type="float" office:value="0.00000429564612877257">
                <text:p>0.000004295646128772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52459">
                <text:p>0.252459</text:p>
              </table:table-cell>
              <table:table-cell office:value-type="float" office:value="0.719315524793184">
                <text:p>0.71931552479318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557319">
                <text:p>0.557319</text:p>
              </table:table-cell>
              <table:table-cell office:value-type="float" office:value="0.30050800817558">
                <text:p>0.3005080081755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25473">
                <text:p>0.325473</text:p>
              </table:table-cell>
              <table:table-cell office:value-type="float" office:value="3.65261118090244">
                <text:p>3.6526111809024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06856">
                <text:p>0.306856</text:p>
              </table:table-cell>
              <table:table-cell office:value-type="float" office:value="2.69350371742112">
                <text:p>2.693503717421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553768">
                <text:p>0.553768</text:p>
              </table:table-cell>
              <table:table-cell office:value-type="float" office:value="0.340888920423683">
                <text:p>0.3408889204236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718453">
                <text:p>0.718453</text:p>
              </table:table-cell>
              <table:table-cell office:value-type="float" office:value="0.0000555397966952725">
                <text:p>0.00005553979669527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49532">
                <text:p>0.349532</text:p>
              </table:table-cell>
              <table:table-cell office:value-type="float" office:value="4.84450725990544">
                <text:p>4.844507259905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67297">
                <text:p>0.467297</text:p>
              </table:table-cell>
              <table:table-cell office:value-type="float" office:value="3.16046944600775">
                <text:p>3.160469446007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26623">
                <text:p>0.426623</text:p>
              </table:table-cell>
              <table:table-cell office:value-type="float" office:value="5.14458898968188">
                <text:p>5.1445889896818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85356">
                <text:p>0.185356</text:p>
              </table:table-cell>
              <table:table-cell office:value-type="float" office:value="0.058342457018092">
                <text:p>0.05834245701809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7054">
                <text:p>0.47054</text:p>
              </table:table-cell>
              <table:table-cell office:value-type="float" office:value="2.9935011138478">
                <text:p>2.99350111384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99452">
                <text:p>0.299452</text:p>
              </table:table-cell>
              <table:table-cell office:value-type="float" office:value="2.33691354073821">
                <text:p>2.3369135407382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07027">
                <text:p>0.607027</text:p>
              </table:table-cell>
              <table:table-cell office:value-type="float" office:value="0.0386181668046609">
                <text:p>0.03861816680466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343001">
                <text:p>0.343001</text:p>
              </table:table-cell>
              <table:table-cell office:value-type="float" office:value="4.542997346948">
                <text:p>4.5429973469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91353">
                <text:p>0.691353</text:p>
              </table:table-cell>
              <table:table-cell office:value-type="float" office:value="0.000349442749413108">
                <text:p>0.00034944274941310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306108">
                <text:p>0.306108</text:p>
              </table:table-cell>
              <table:table-cell office:value-type="float" office:value="2.65656855430396">
                <text:p>2.6565685543039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337056">
                <text:p>0.337056</text:p>
              </table:table-cell>
              <table:table-cell office:value-type="float" office:value="4.25059401871516">
                <text:p>4.250594018715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391946">
                <text:p>0.391946</text:p>
              </table:table-cell>
              <table:table-cell office:value-type="float" office:value="5.87234047572202">
                <text:p>5.8723404757220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782372">
                <text:p>0.782372</text:p>
              </table:table-cell>
              <table:table-cell office:value-type="float" office:value="0.000000386243819383645">
                <text:p>0.00000038624381938364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715702">
                <text:p>0.715702</text:p>
              </table:table-cell>
              <table:table-cell office:value-type="float" office:value="0.0000674281997154041">
                <text:p>0.00006742819971540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05818">
                <text:p>0.205818</text:p>
              </table:table-cell>
              <table:table-cell office:value-type="float" office:value="0.139171866180414">
                <text:p>0.1391718661804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74345">
                <text:p>0.174345</text:p>
              </table:table-cell>
              <table:table-cell office:value-type="float" office:value="0.0351968200517668">
                <text:p>0.03519682005176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84431">
                <text:p>0.184431</text:p>
              </table:table-cell>
              <table:table-cell office:value-type="float" office:value="0.0559739210856985">
                <text:p>0.055973921085698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560264">
                <text:p>0.560264</text:p>
              </table:table-cell>
              <table:table-cell office:value-type="float" office:value="0.270111886671203">
                <text:p>0.2701118866712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557222">
                <text:p>0.557222</text:p>
              </table:table-cell>
              <table:table-cell office:value-type="float" office:value="0.301555716006095">
                <text:p>0.30155571600609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483061">
                <text:p>0.483061</text:p>
              </table:table-cell>
              <table:table-cell office:value-type="float" office:value="2.37619472403966">
                <text:p>2.3761947240396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590882">
                <text:p>0.590882</text:p>
              </table:table-cell>
              <table:table-cell office:value-type="float" office:value="0.0797447242692393">
                <text:p>0.07974472426923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459875">
                <text:p>0.459875</text:p>
              </table:table-cell>
              <table:table-cell office:value-type="float" office:value="3.54793025169668">
                <text:p>3.5479302516966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379037">
                <text:p>0.379037</text:p>
              </table:table-cell>
              <table:table-cell office:value-type="float" office:value="5.77163990481463">
                <text:p>5.771639904814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548712">
                <text:p>0.548712</text:p>
              </table:table-cell>
              <table:table-cell office:value-type="float" office:value="0.40600324584514">
                <text:p>0.406003245845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545197">
                <text:p>0.545197</text:p>
              </table:table-cell>
              <table:table-cell office:value-type="float" office:value="0.456972727158674">
                <text:p>0.45697272715867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75634">
                <text:p>0.675634</text:p>
              </table:table-cell>
              <table:table-cell office:value-type="float" office:value="0.000944114803509904">
                <text:p>0.0009441148035099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63884">
                <text:p>0.163884</text:p>
              </table:table-cell>
              <table:table-cell office:value-type="float" office:value="0.0212528336196184">
                <text:p>0.021252833619618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356226">
                <text:p>0.356226</text:p>
              </table:table-cell>
              <table:table-cell office:value-type="float" office:value="5.12493020492609">
                <text:p>5.1249302049260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62816">
                <text:p>0.662816</text:p>
              </table:table-cell>
              <table:table-cell office:value-type="float" office:value="0.00204080141465149">
                <text:p>0.0020408014146514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50459">
                <text:p>0.50459</text:p>
              </table:table-cell>
              <table:table-cell office:value-type="float" office:value="1.47549125734453">
                <text:p>1.4754912573445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365188">
                <text:p>0.365188</text:p>
              </table:table-cell>
              <table:table-cell office:value-type="float" office:value="5.44257816612016">
                <text:p>5.442578166120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80545">
                <text:p>0.280545</text:p>
              </table:table-cell>
              <table:table-cell office:value-type="float" office:value="1.5407866939256">
                <text:p>1.540786693925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380063">
                <text:p>0.380063</text:p>
              </table:table-cell>
              <table:table-cell office:value-type="float" office:value="5.78721895327488">
                <text:p>5.787218953274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301362">
                <text:p>0.301362</text:p>
              </table:table-cell>
              <table:table-cell office:value-type="float" office:value="2.42687032332439">
                <text:p>2.4268703233243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10251">
                <text:p>0.810251</text:p>
              </table:table-cell>
              <table:table-cell office:value-type="float" office:value="0.0000000335215668547817">
                <text:p>0.00000003352156685478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33636">
                <text:p>0.633636</text:p>
              </table:table-cell>
              <table:table-cell office:value-type="float" office:value="0.0103336364887291">
                <text:p>0.01033363648872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809809">
                <text:p>0.809809</text:p>
              </table:table-cell>
              <table:table-cell office:value-type="float" office:value="0.0000000348919105372247">
                <text:p>0.000000034891910537224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543097">
                <text:p>0.543097</text:p>
              </table:table-cell>
              <table:table-cell office:value-type="float" office:value="0.489801876880219">
                <text:p>0.4898018768802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503373">
                <text:p>0.503373</text:p>
              </table:table-cell>
              <table:table-cell office:value-type="float" office:value="1.51984047262897">
                <text:p>1.5198404726289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33613">
                <text:p>0.433613</text:p>
              </table:table-cell>
              <table:table-cell office:value-type="float" office:value="4.85360642301055">
                <text:p>4.853606423010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92668">
                <text:p>0.292668</text:p>
              </table:table-cell>
              <table:table-cell office:value-type="float" office:value="2.03050287998484">
                <text:p>2.0305028799848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39062">
                <text:p>0.139062</text:p>
              </table:table-cell>
              <table:table-cell office:value-type="float" office:value="0.00583927286590143">
                <text:p>0.005839272865901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372243">
                <text:p>0.372243</text:p>
              </table:table-cell>
              <table:table-cell office:value-type="float" office:value="5.63699167387717">
                <text:p>5.636991673877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585144">
                <text:p>0.585144</text:p>
              </table:table-cell>
              <table:table-cell office:value-type="float" office:value="0.101792204654535">
                <text:p>0.10179220465453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335213">
                <text:p>0.335213</text:p>
              </table:table-cell>
              <table:table-cell office:value-type="float" office:value="4.15735652528719">
                <text:p>4.157356525287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92189">
                <text:p>0.492189</text:p>
              </table:table-cell>
              <table:table-cell office:value-type="float" office:value="1.96546793742395">
                <text:p>1.965467937423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01335">
                <text:p>0.701335</text:p>
              </table:table-cell>
              <table:table-cell office:value-type="float" office:value="0.00018079917923977">
                <text:p>0.0001807991792397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43335">
                <text:p>0.643335</text:p>
              </table:table-cell>
              <table:table-cell office:value-type="float" office:value="0.00615167835208623">
                <text:p>0.0061516783520862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526937">
                <text:p>0.526937</text:p>
              </table:table-cell>
              <table:table-cell office:value-type="float" office:value="0.809087540006366">
                <text:p>0.80908754000636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550014">
                <text:p>0.550014</text:p>
              </table:table-cell>
              <table:table-cell office:value-type="float" office:value="0.388337869430901">
                <text:p>0.38833786943090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505662">
                <text:p>0.505662</text:p>
              </table:table-cell>
              <table:table-cell office:value-type="float" office:value="1.43711722890162">
                <text:p>1.4371172289016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511548">
                <text:p>0.511548</text:p>
              </table:table-cell>
              <table:table-cell office:value-type="float" office:value="1.23801973745855">
                <text:p>1.238019737458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09162">
                <text:p>0.709162</text:p>
              </table:table-cell>
              <table:table-cell office:value-type="float" office:value="0.00010622858011559">
                <text:p>0.0001062285801155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02928">
                <text:p>0.702928</text:p>
              </table:table-cell>
              <table:table-cell office:value-type="float" office:value="0.000162427020928031">
                <text:p>0.00016242702092803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53836">
                <text:p>0.53836</text:p>
              </table:table-cell>
              <table:table-cell office:value-type="float" office:value="0.570770697956624">
                <text:p>0.57077069795662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406426">
                <text:p>0.406426</text:p>
              </table:table-cell>
              <table:table-cell office:value-type="float" office:value="5.73558300256255">
                <text:p>5.735583002562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440211">
                <text:p>0.440211</text:p>
              </table:table-cell>
              <table:table-cell office:value-type="float" office:value="4.54965261199858">
                <text:p>4.5496526119985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336119">
                <text:p>0.336119</text:p>
              </table:table-cell>
              <table:table-cell office:value-type="float" office:value="4.20331928700461">
                <text:p>4.2033192870046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27131">
                <text:p>0.227131</text:p>
              </table:table-cell>
              <table:table-cell office:value-type="float" office:value="0.312557228829215">
                <text:p>0.3125572288292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415988">
                <text:p>0.415988</text:p>
              </table:table-cell>
              <table:table-cell office:value-type="float" office:value="5.50811851605308">
                <text:p>5.5081185160530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352881">
                <text:p>0.352881</text:p>
              </table:table-cell>
              <table:table-cell office:value-type="float" office:value="4.9888812042746">
                <text:p>4.988881204274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555407">
                <text:p>0.555407</text:p>
              </table:table-cell>
              <table:table-cell office:value-type="float" office:value="0.32172644420363">
                <text:p>0.3217264442036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11512">
                <text:p>0.711512</text:p>
              </table:table-cell>
              <table:table-cell office:value-type="float" office:value="0.0000903178380823859">
                <text:p>0.00009031783808238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406625">
                <text:p>0.406625</text:p>
              </table:table-cell>
              <table:table-cell office:value-type="float" office:value="5.73191164000121">
                <text:p>5.731911640001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396538">
                <text:p>0.396538</text:p>
              </table:table-cell>
              <table:table-cell office:value-type="float" office:value="5.85736401483187">
                <text:p>5.8573640148318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85631">
                <text:p>0.285631</text:p>
              </table:table-cell>
              <table:table-cell office:value-type="float" office:value="1.73664943587722">
                <text:p>1.7366494358772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568727">
                <text:p>0.568727</text:p>
              </table:table-cell>
              <table:table-cell office:value-type="float" office:value="0.196749705834656">
                <text:p>0.19674970583465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02873">
                <text:p>0.702873</text:p>
              </table:table-cell>
              <table:table-cell office:value-type="float" office:value="0.000163030566797653">
                <text:p>0.00016303056679765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568191">
                <text:p>0.568191</text:p>
              </table:table-cell>
              <table:table-cell office:value-type="float" office:value="0.200830979851877">
                <text:p>0.20083097985187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523426">
                <text:p>0.523426</text:p>
              </table:table-cell>
              <table:table-cell office:value-type="float" office:value="0.895579826065099">
                <text:p>0.89557982606509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519648">
                <text:p>0.519648</text:p>
              </table:table-cell>
              <table:table-cell office:value-type="float" office:value="0.996028469940446">
                <text:p>0.9960284699404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436655">
                <text:p>0.436655</text:p>
              </table:table-cell>
              <table:table-cell office:value-type="float" office:value="4.71654903395709">
                <text:p>4.7165490339570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92004">
                <text:p>0.292004</text:p>
              </table:table-cell>
              <table:table-cell office:value-type="float" office:value="2.00168891317044">
                <text:p>2.0016889131704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370484">
                <text:p>0.370484</text:p>
              </table:table-cell>
              <table:table-cell office:value-type="float" office:value="5.59352112146872">
                <text:p>5.5935211214687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354435">
                <text:p>0.354435</text:p>
              </table:table-cell>
              <table:table-cell office:value-type="float" office:value="5.05315435758848">
                <text:p>5.053154357588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96859">
                <text:p>0.496859</text:p>
              </table:table-cell>
              <table:table-cell office:value-type="float" office:value="1.77120607546298">
                <text:p>1.771206075462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64203">
                <text:p>0.464203</text:p>
              </table:table-cell>
              <table:table-cell office:value-type="float" office:value="3.32137750221356">
                <text:p>3.3213775022135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1778">
                <text:p>0.71778</text:p>
              </table:table-cell>
              <table:table-cell office:value-type="float" office:value="0.0000582475618511724">
                <text:p>0.00005824756185117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711364">
                <text:p>0.0711364</text:p>
              </table:table-cell>
              <table:table-cell office:value-type="float" office:value="0.0000860209502802751">
                <text:p>0.00008602095028027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552318">
                <text:p>0.552318</text:p>
              </table:table-cell>
              <table:table-cell office:value-type="float" office:value="0.358616999158756">
                <text:p>0.35861699915875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591432">
                <text:p>0.591432</text:p>
              </table:table-cell>
              <table:table-cell office:value-type="float" office:value="0.0778713498642226">
                <text:p>0.07787134986422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391712">
                <text:p>0.391712</text:p>
              </table:table-cell>
              <table:table-cell office:value-type="float" office:value="5.87238617889627">
                <text:p>5.872386178896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694635">
                <text:p>0.694635</text:p>
              </table:table-cell>
              <table:table-cell office:value-type="float" office:value="0.0002820441771723">
                <text:p>0.00028204417717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65195">
                <text:p>0.365195</text:p>
              </table:table-cell>
              <table:table-cell office:value-type="float" office:value="5.44279679333708">
                <text:p>5.442796793337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641787">
                <text:p>0.641787</text:p>
              </table:table-cell>
              <table:table-cell office:value-type="float" office:value="0.00669174889196497">
                <text:p>0.006691748891964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399987">
                <text:p>0.399987</text:p>
              </table:table-cell>
              <table:table-cell office:value-type="float" office:value="5.82860170220264">
                <text:p>5.8286017022026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393961">
                <text:p>0.393961</text:p>
              </table:table-cell>
              <table:table-cell office:value-type="float" office:value="5.86906476769933">
                <text:p>5.8690647676993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12089">
                <text:p>0.712089</text:p>
              </table:table-cell>
              <table:table-cell office:value-type="float" office:value="0.0000867744693442429">
                <text:p>0.000086774469344242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67649">
                <text:p>0.67649</text:p>
              </table:table-cell>
              <table:table-cell office:value-type="float" office:value="0.000895606801212917">
                <text:p>0.0008956068012129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593979">
                <text:p>0.593979</text:p>
              </table:table-cell>
              <table:table-cell office:value-type="float" office:value="0.0696940765115694">
                <text:p>0.06969407651156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603295">
                <text:p>0.603295</text:p>
              </table:table-cell>
              <table:table-cell office:value-type="float" office:value="0.0458948992630002">
                <text:p>0.04589489926300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563198">
                <text:p>0.563198</text:p>
              </table:table-cell>
              <table:table-cell office:value-type="float" office:value="0.242433568475766">
                <text:p>0.24243356847576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434881">
                <text:p>0.434881</text:p>
              </table:table-cell>
              <table:table-cell office:value-type="float" office:value="4.79716803058307">
                <text:p>4.797168030583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886035">
                <text:p>0.886035</text:p>
              </table:table-cell>
              <table:table-cell office:value-type="float" office:value="0.0000000000186251638112553">
                <text:p>0.00000000001862516381125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432708">
                <text:p>0.432708</text:p>
              </table:table-cell>
              <table:table-cell office:value-type="float" office:value="4.8932507541215">
                <text:p>4.89325075412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50818">
                <text:p>0.150818</text:p>
              </table:table-cell>
              <table:table-cell office:value-type="float" office:value="0.0109473700919911">
                <text:p>0.01094737009199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01225">
                <text:p>0.601225</text:p>
              </table:table-cell>
              <table:table-cell office:value-type="float" office:value="0.0504410260287671">
                <text:p>0.05044102602876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509311">
                <text:p>0.509311</text:p>
              </table:table-cell>
              <table:table-cell office:value-type="float" office:value="1.31137141207605">
                <text:p>1.3113714120760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5779">
                <text:p>0.75779</text:p>
              </table:table-cell>
              <table:table-cell office:value-type="float" office:value="0.00000289857278632213">
                <text:p>0.000002898572786322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669045">
                <text:p>0.669045</text:p>
              </table:table-cell>
              <table:table-cell office:value-type="float" office:value="0.00140943495297522">
                <text:p>0.001409434952975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400182">
                <text:p>0.400182</text:p>
              </table:table-cell>
              <table:table-cell office:value-type="float" office:value="5.82653120140006">
                <text:p>5.8265312014000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23947">
                <text:p>0.223947</text:p>
              </table:table-cell>
              <table:table-cell office:value-type="float" office:value="0.27870978306644">
                <text:p>0.2787097830664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50242">
                <text:p>0.650242</text:p>
              </table:table-cell>
              <table:table-cell office:value-type="float" office:value="0.00419934706199899">
                <text:p>0.0041993470619989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545986">
                <text:p>0.545986</text:p>
              </table:table-cell>
              <table:table-cell office:value-type="float" office:value="0.445105233701415">
                <text:p>0.4451052337014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598108">
                <text:p>0.598108</text:p>
              </table:table-cell>
              <table:table-cell office:value-type="float" office:value="0.0580483978110956">
                <text:p>0.058048397811095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20335">
                <text:p>0.420335</text:p>
              </table:table-cell>
              <table:table-cell office:value-type="float" office:value="5.37240827288521">
                <text:p>5.3724082728852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44989">
                <text:p>0.44989</text:p>
              </table:table-cell>
              <table:table-cell office:value-type="float" office:value="4.06784294345339">
                <text:p>4.0678429434533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554133">
                <text:p>0.554133</text:p>
              </table:table-cell>
              <table:table-cell office:value-type="float" office:value="0.336541989449633">
                <text:p>0.3365419894496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305658">
                <text:p>0.0305658</text:p>
              </table:table-cell>
              <table:table-cell office:value-type="float" office:value="0.00000429961408131484">
                <text:p>0.0000042996140813148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34521">
                <text:p>0.34521</text:p>
              </table:table-cell>
              <table:table-cell office:value-type="float" office:value="4.64762201653151">
                <text:p>4.6476220165315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425825">
                <text:p>0.425825</text:p>
              </table:table-cell>
              <table:table-cell office:value-type="float" office:value="5.175413046239">
                <text:p>5.17541304623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646248">
                <text:p>0.646248</text:p>
              </table:table-cell>
              <table:table-cell office:value-type="float" office:value="0.00524337036443987">
                <text:p>0.0052433703644398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596144">
                <text:p>0.596144</text:p>
              </table:table-cell>
              <table:table-cell office:value-type="float" office:value="0.0633520070136873">
                <text:p>0.063352007013687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02749">
                <text:p>0.302749</text:p>
              </table:table-cell>
              <table:table-cell office:value-type="float" office:value="2.4931222959059">
                <text:p>2.493122295905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67287">
                <text:p>0.167287</text:p>
              </table:table-cell>
              <table:table-cell office:value-type="float" office:value="0.0251082562204792">
                <text:p>0.025108256220479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639472">
                <text:p>0.639472</text:p>
              </table:table-cell>
              <table:table-cell office:value-type="float" office:value="0.00758180543195554">
                <text:p>0.0075818054319555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77972">
                <text:p>0.777972</text:p>
              </table:table-cell>
              <table:table-cell office:value-type="float" office:value="0.000000559391776114037">
                <text:p>0.00000055939177611403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404633">
                <text:p>0.404633</text:p>
              </table:table-cell>
              <table:table-cell office:value-type="float" office:value="5.76653662767748">
                <text:p>5.7665366276774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470376">
                <text:p>0.470376</text:p>
              </table:table-cell>
              <table:table-cell office:value-type="float" office:value="3.00189320685705">
                <text:p>3.001893206857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608496">
                <text:p>0.608496</text:p>
              </table:table-cell>
              <table:table-cell office:value-type="float" office:value="0.0360513217253616">
                <text:p>0.03605132172536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410451">
                <text:p>0.410451</text:p>
              </table:table-cell>
              <table:table-cell office:value-type="float" office:value="5.65234268409964">
                <text:p>5.6523426840996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24072">
                <text:p>0.124072</text:p>
              </table:table-cell>
              <table:table-cell office:value-type="float" office:value="0.00250874830401313">
                <text:p>0.002508748304013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449477">
                <text:p>0.449477</text:p>
              </table:table-cell>
              <table:table-cell office:value-type="float" office:value="4.0890138287344">
                <text:p>4.08901382873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472176">
                <text:p>0.472176</text:p>
              </table:table-cell>
              <table:table-cell office:value-type="float" office:value="2.91012996203561">
                <text:p>2.9101299620356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373019">
                <text:p>0.373019</text:p>
              </table:table-cell>
              <table:table-cell office:value-type="float" office:value="5.65507104920435">
                <text:p>5.655071049204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544423">
                <text:p>0.544423</text:p>
              </table:table-cell>
              <table:table-cell office:value-type="float" office:value="0.468860544802072">
                <text:p>0.46886054480207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87408">
                <text:p>0.287408</text:p>
              </table:table-cell>
              <table:table-cell office:value-type="float" office:value="1.80840646742237">
                <text:p>1.8084064674223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951683">
                <text:p>0.951683</text:p>
              </table:table-cell>
              <table:table-cell office:value-type="float" office:value="0.0000000000000103135228606817">
                <text:p>0.00000000000001031352286068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685834">
                <text:p>0.685834</text:p>
              </table:table-cell>
              <table:table-cell office:value-type="float" office:value="0.000498400177249204">
                <text:p>0.00049840017724920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59985">
                <text:p>0.259985</text:p>
              </table:table-cell>
              <table:table-cell office:value-type="float" office:value="0.897114761230196">
                <text:p>0.8971147612301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462242">
                <text:p>0.462242</text:p>
              </table:table-cell>
              <table:table-cell office:value-type="float" office:value="3.42389890529967">
                <text:p>3.4238989052996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26538">
                <text:p>0.326538</text:p>
              </table:table-cell>
              <table:table-cell office:value-type="float" office:value="3.70838418936497">
                <text:p>3.708384189364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466857">
                <text:p>0.466857</text:p>
              </table:table-cell>
              <table:table-cell office:value-type="float" office:value="3.18327052391954">
                <text:p>3.1832705239195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586122">
                <text:p>0.586122</text:p>
              </table:table-cell>
              <table:table-cell office:value-type="float" office:value="0.0976932348782814">
                <text:p>0.09769323487828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19379">
                <text:p>0.319379</text:p>
              </table:table-cell>
              <table:table-cell office:value-type="float" office:value="3.33343722236049">
                <text:p>3.3334372223604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16546">
                <text:p>0.316546</text:p>
              </table:table-cell>
              <table:table-cell office:value-type="float" office:value="3.18596721227249">
                <text:p>3.1859672122724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424692">
                <text:p>0.424692</text:p>
              </table:table-cell>
              <table:table-cell office:value-type="float" office:value="5.21825754849883">
                <text:p>5.218257548498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418842">
                <text:p>0.418842</text:p>
              </table:table-cell>
              <table:table-cell office:value-type="float" office:value="5.42113943875516">
                <text:p>5.421139438755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48077">
                <text:p>0.148077</text:p>
              </table:table-cell>
              <table:table-cell office:value-type="float" office:value="0.0094805128634445">
                <text:p>0.009480512863444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775123">
                <text:p>0.775123</text:p>
              </table:table-cell>
              <table:table-cell office:value-type="float" office:value="0.000000709410617485929">
                <text:p>0.0000007094106174859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695021">
                <text:p>0.695021</text:p>
              </table:table-cell>
              <table:table-cell office:value-type="float" office:value="0.000274982940854837">
                <text:p>0.00027498294085483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323439">
                <text:p>0.323439</text:p>
              </table:table-cell>
              <table:table-cell office:value-type="float" office:value="3.54599041023879">
                <text:p>3.5459904102387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10987">
                <text:p>0.410987</text:p>
              </table:table-cell>
              <table:table-cell office:value-type="float" office:value="5.63985536863745">
                <text:p>5.6398553686374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77001">
                <text:p>0.377001</text:p>
              </table:table-cell>
              <table:table-cell office:value-type="float" office:value="5.73697276144064">
                <text:p>5.7369727614406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757315">
                <text:p>0.757315</text:p>
              </table:table-cell>
              <table:table-cell office:value-type="float" office:value="0.00000300980351060688">
                <text:p>0.0000030098035106068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643274">
                <text:p>0.643274</text:p>
              </table:table-cell>
              <table:table-cell office:value-type="float" office:value="0.00617217183388333">
                <text:p>0.006172171833883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94024">
                <text:p>0.294024</text:p>
              </table:table-cell>
              <table:table-cell office:value-type="float" office:value="2.09002041028676">
                <text:p>2.090020410286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527523">
                <text:p>0.527523</text:p>
              </table:table-cell>
              <table:table-cell office:value-type="float" office:value="0.795281021123762">
                <text:p>0.7952810211237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45398">
                <text:p>0.845398</text:p>
              </table:table-cell>
              <table:table-cell office:value-type="float" office:value="0.00000000121010070947701">
                <text:p>0.000000001210100709477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589714">
                <text:p>0.589714</text:p>
              </table:table-cell>
              <table:table-cell office:value-type="float" office:value="0.083855686219328">
                <text:p>0.08385568621932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551417">
                <text:p>0.551417</text:p>
              </table:table-cell>
              <table:table-cell office:value-type="float" office:value="0.370009375471603">
                <text:p>0.37000937547160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55577">
                <text:p>0.55577</text:p>
              </table:table-cell>
              <table:table-cell office:value-type="float" office:value="0.317605284161438">
                <text:p>0.3176052841614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529622">
                <text:p>0.529622</text:p>
              </table:table-cell>
              <table:table-cell office:value-type="float" office:value="0.747276012400466">
                <text:p>0.74727601240046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523142">
                <text:p>0.523142</text:p>
              </table:table-cell>
              <table:table-cell office:value-type="float" office:value="0.902862243551716">
                <text:p>0.90286224355171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540499">
                <text:p>0.540499</text:p>
              </table:table-cell>
              <table:table-cell office:value-type="float" office:value="0.532992983808831">
                <text:p>0.53299298380883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652545">
                <text:p>0.652545</text:p>
              </table:table-cell>
              <table:table-cell office:value-type="float" office:value="0.00368890251856693">
                <text:p>0.0036889025185669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271371">
                <text:p>0.271371</text:p>
              </table:table-cell>
              <table:table-cell office:value-type="float" office:value="1.22418141842576">
                <text:p>1.224181418425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716517">
                <text:p>0.716517</text:p>
              </table:table-cell>
              <table:table-cell office:value-type="float" office:value="0.000063673688882838">
                <text:p>0.00006367368888283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502725">
                <text:p>0.502725</text:p>
              </table:table-cell>
              <table:table-cell office:value-type="float" office:value="1.54379370589269">
                <text:p>1.5437937058926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552882">
                <text:p>0.552882</text:p>
              </table:table-cell>
              <table:table-cell office:value-type="float" office:value="0.351633421141637">
                <text:p>0.35163342114163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4569">
                <text:p>0.4569</text:p>
              </table:table-cell>
              <table:table-cell office:value-type="float" office:value="3.70383045788265">
                <text:p>3.7038304578826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608887">
                <text:p>0.608887</text:p>
              </table:table-cell>
              <table:table-cell office:value-type="float" office:value="0.0353945527215027">
                <text:p>0.03539455272150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796713">
                <text:p>0.796713</text:p>
              </table:table-cell>
              <table:table-cell office:value-type="float" office:value="0.000000112186330481262">
                <text:p>0.0000001121863304812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721767">
                <text:p>0.721767</text:p>
              </table:table-cell>
              <table:table-cell office:value-type="float" office:value="0.0000438714432420716">
                <text:p>0.00004387144324207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97877">
                <text:p>0.397877</text:p>
              </table:table-cell>
              <table:table-cell office:value-type="float" office:value="5.84797055245194">
                <text:p>5.8479705524519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58974">
                <text:p>0.358974</text:p>
              </table:table-cell>
              <table:table-cell office:value-type="float" office:value="5.22997374659371">
                <text:p>5.2299737465937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47002">
                <text:p>0.47002</text:p>
              </table:table-cell>
              <table:table-cell office:value-type="float" office:value="3.02013067202747">
                <text:p>3.0201306720274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42552">
                <text:p>0.342552</text:p>
              </table:table-cell>
              <table:table-cell office:value-type="float" office:value="4.52143652077415">
                <text:p>4.5214365207741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470706">
                <text:p>0.470706</text:p>
              </table:table-cell>
              <table:table-cell office:value-type="float" office:value="2.98501285450427">
                <text:p>2.9850128545042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521271">
                <text:p>0.521271</text:p>
              </table:table-cell>
              <table:table-cell office:value-type="float" office:value="0.951925869798692">
                <text:p>0.9519258697986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532623">
                <text:p>0.532623</text:p>
              </table:table-cell>
              <table:table-cell office:value-type="float" office:value="0.682498463760669">
                <text:p>0.68249846376066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650765">
                <text:p>0.650765</text:p>
              </table:table-cell>
              <table:table-cell office:value-type="float" office:value="0.00407796614485709">
                <text:p>0.0040779661448570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521152">
                <text:p>0.521152</text:p>
              </table:table-cell>
              <table:table-cell office:value-type="float" office:value="0.955110619139678">
                <text:p>0.95511061913967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730642">
                <text:p>0.730642</text:p>
              </table:table-cell>
              <table:table-cell office:value-type="float" office:value="0.0000230569417195153">
                <text:p>0.000023056941719515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50613">
                <text:p>0.50613</text:p>
              </table:table-cell>
              <table:table-cell office:value-type="float" office:value="1.42056796606423">
                <text:p>1.4205679660642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729031">
                <text:p>0.729031</text:p>
              </table:table-cell>
              <table:table-cell office:value-type="float" office:value="0.000025945719132714">
                <text:p>0.00002594571913271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71385">
                <text:p>0.271385</text:p>
              </table:table-cell>
              <table:table-cell office:value-type="float" office:value="1.22462822429909">
                <text:p>1.2246282242990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613247">
                <text:p>0.613247</text:p>
              </table:table-cell>
              <table:table-cell office:value-type="float" office:value="0.0287689859241656">
                <text:p>0.028768985924165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443477">
                <text:p>0.443477</text:p>
              </table:table-cell>
              <table:table-cell office:value-type="float" office:value="4.39096306356156">
                <text:p>4.390963063561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10818">
                <text:p>0.410818</text:p>
              </table:table-cell>
              <table:table-cell office:value-type="float" office:value="5.64382754296374">
                <text:p>5.643827542963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72599">
                <text:p>0.372599</text:p>
              </table:table-cell>
              <table:table-cell office:value-type="float" office:value="5.64537007980784">
                <text:p>5.6453700798078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49113">
                <text:p>0.349113</text:p>
              </table:table-cell>
              <table:table-cell office:value-type="float" office:value="4.82591542146367">
                <text:p>4.825915421463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507955">
                <text:p>0.507955</text:p>
              </table:table-cell>
              <table:table-cell office:value-type="float" office:value="1.35721789105041">
                <text:p>1.3572178910504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674373">
                <text:p>0.674373</text:p>
              </table:table-cell>
              <table:table-cell office:value-type="float" office:value="0.00102010490978882">
                <text:p>0.0010201049097888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31444">
                <text:p>0.831444</text:p>
              </table:table-cell>
              <table:table-cell office:value-type="float" office:value="0.00000000467127590042034">
                <text:p>0.000000004671275900420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44048">
                <text:p>0.144048</text:p>
              </table:table-cell>
              <table:table-cell office:value-type="float" office:value="0.00765089091063883">
                <text:p>0.0076508909106388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86211">
                <text:p>0.386211</text:p>
              </table:table-cell>
              <table:table-cell office:value-type="float" office:value="5.85342029683604">
                <text:p>5.8534202968360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492539">
                <text:p>0.492539</text:p>
              </table:table-cell>
              <table:table-cell office:value-type="float" office:value="1.95051708203838">
                <text:p>1.9505170820383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529154">
                <text:p>0.529154</text:p>
              </table:table-cell>
              <table:table-cell office:value-type="float" office:value="0.757784624688979">
                <text:p>0.7577846246889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38778">
                <text:p>0.338778</text:p>
              </table:table-cell>
              <table:table-cell office:value-type="float" office:value="4.33671361079409">
                <text:p>4.3367136107940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549716">
                <text:p>0.549716</text:p>
              </table:table-cell>
              <table:table-cell office:value-type="float" office:value="0.392324745513225">
                <text:p>0.3923247455132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57138">
                <text:p>0.57138</text:p>
              </table:table-cell>
              <table:table-cell office:value-type="float" office:value="0.177575115575243">
                <text:p>0.1775751155752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62069">
                <text:p>0.62069</text:p>
              </table:table-cell>
              <table:table-cell office:value-type="float" office:value="0.0200046522872521">
                <text:p>0.020004652287252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774311">
                <text:p>0.774311</text:p>
              </table:table-cell>
              <table:table-cell office:value-type="float" office:value="0.000000758867303654071">
                <text:p>0.00000075886730365407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560494">
                <text:p>0.560494</text:p>
              </table:table-cell>
              <table:table-cell office:value-type="float" office:value="0.26785047060994">
                <text:p>0.2678504706099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448259">
                <text:p>0.448259</text:p>
              </table:table-cell>
              <table:table-cell office:value-type="float" office:value="4.1512002886833">
                <text:p>4.15120028868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400642">
                <text:p>0.400642</text:p>
              </table:table-cell>
              <table:table-cell office:value-type="float" office:value="5.82145982871945">
                <text:p>5.8214598287194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449913">
                <text:p>0.449913</text:p>
              </table:table-cell>
              <table:table-cell office:value-type="float" office:value="4.06666274465006">
                <text:p>4.0666627446500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402919">
                <text:p>0.402919</text:p>
              </table:table-cell>
              <table:table-cell office:value-type="float" office:value="5.79250917828768">
                <text:p>5.7925091782876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590755">
                <text:p>0.590755</text:p>
              </table:table-cell>
              <table:table-cell office:value-type="float" office:value="0.0801829223182563">
                <text:p>0.08018292231825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448627">
                <text:p>0.448627</text:p>
              </table:table-cell>
              <table:table-cell office:value-type="float" office:value="4.1324525905824">
                <text:p>4.132452590582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884596">
                <text:p>0.0884596</text:p>
              </table:table-cell>
              <table:table-cell office:value-type="float" office:value="0.00027733482202367">
                <text:p>0.0002773348220236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573148">
                <text:p>0.573148</text:p>
              </table:table-cell>
              <table:table-cell office:value-type="float" office:value="0.165705736884529">
                <text:p>0.16570573688452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5579">
                <text:p>0.5579</text:p>
              </table:table-cell>
              <table:table-cell office:value-type="float" office:value="0.294295762114057">
                <text:p>0.29429576211405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287919">
                <text:p>0.287919</text:p>
              </table:table-cell>
              <table:table-cell office:value-type="float" office:value="1.82935302908185">
                <text:p>1.8293530290818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704311">
                <text:p>0.704311</text:p>
              </table:table-cell>
              <table:table-cell office:value-type="float" office:value="0.000147931761598774">
                <text:p>0.00014793176159877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629888">
                <text:p>0.629888</text:p>
              </table:table-cell>
              <table:table-cell office:value-type="float" office:value="0.0125582544808974">
                <text:p>0.012558254480897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546536">
                <text:p>0.546536</text:p>
              </table:table-cell>
              <table:table-cell office:value-type="float" office:value="0.43698049927934">
                <text:p>0.4369804992793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425773">
                <text:p>0.425773</text:p>
              </table:table-cell>
              <table:table-cell office:value-type="float" office:value="5.17740323664836">
                <text:p>5.177403236648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557149">
                <text:p>0.557149</text:p>
              </table:table-cell>
              <table:table-cell office:value-type="float" office:value="0.302346198890921">
                <text:p>0.3023461988909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454483">
                <text:p>0.454483</text:p>
              </table:table-cell>
              <table:table-cell office:value-type="float" office:value="3.83010790292569">
                <text:p>3.8301079029256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64847">
                <text:p>0.864847</text:p>
              </table:table-cell>
              <table:table-cell office:value-type="float" office:value="0.000000000171646898269145">
                <text:p>0.00000000017164689826914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48359">
                <text:p>0.848359</text:p>
              </table:table-cell>
              <table:table-cell office:value-type="float" office:value="0.000000000903622674248152">
                <text:p>0.0000000009036226742481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617023">
                <text:p>0.617023</text:p>
              </table:table-cell>
              <table:table-cell office:value-type="float" office:value="0.0239620436052178">
                <text:p>0.023962043605217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32458">
                <text:p>0.332458</text:p>
              </table:table-cell>
              <table:table-cell office:value-type="float" office:value="4.01626514187479">
                <text:p>4.0162651418747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92216">
                <text:p>0.392216</text:p>
              </table:table-cell>
              <table:table-cell office:value-type="float" office:value="5.87220116969427">
                <text:p>5.8722011696942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66543">
                <text:p>0.66543</text:p>
              </table:table-cell>
              <table:table-cell office:value-type="float" office:value="0.00174897748028072">
                <text:p>0.0017489774802807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766934">
                <text:p>0.766934</text:p>
              </table:table-cell>
              <table:table-cell office:value-type="float" office:value="0.00000139066972767021">
                <text:p>0.000001390669727670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425057">
                <text:p>0.425057</text:p>
              </table:table-cell>
              <table:table-cell office:value-type="float" office:value="5.20457450929918">
                <text:p>5.2045745092991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411574">
                <text:p>0.411574</text:p>
              </table:table-cell>
              <table:table-cell office:value-type="float" office:value="5.62580975318043">
                <text:p>5.625809753180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492461">
                <text:p>0.492461</text:p>
              </table:table-cell>
              <table:table-cell office:value-type="float" office:value="1.95384359882112">
                <text:p>1.953843598821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611506">
                <text:p>0.611506</text:p>
              </table:table-cell>
              <table:table-cell office:value-type="float" office:value="0.0312666897087309">
                <text:p>0.031266689708730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487186">
                <text:p>0.487186</text:p>
              </table:table-cell>
              <table:table-cell office:value-type="float" office:value="2.1857912971164">
                <text:p>2.185791297116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410506">
                <text:p>0.410506</text:p>
              </table:table-cell>
              <table:table-cell office:value-type="float" office:value="5.65107626085887">
                <text:p>5.6510762608588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602854">
                <text:p>0.602854</text:p>
              </table:table-cell>
              <table:table-cell office:value-type="float" office:value="0.0468314016742128">
                <text:p>0.04683140167421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472129">
                <text:p>0.472129</text:p>
              </table:table-cell>
              <table:table-cell office:value-type="float" office:value="2.91251595526402">
                <text:p>2.9125159552640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559621">
                <text:p>0.559621</text:p>
              </table:table-cell>
              <table:table-cell office:value-type="float" office:value="0.276519015081952">
                <text:p>0.2765190150819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88893">
                <text:p>0.388893</text:p>
              </table:table-cell>
              <table:table-cell office:value-type="float" office:value="5.86746343394933">
                <text:p>5.867463433949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704419">
                <text:p>0.704419</text:p>
              </table:table-cell>
              <table:table-cell office:value-type="float" office:value="0.000146853262600467">
                <text:p>0.00014685326260046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442153">
                <text:p>0.442153</text:p>
              </table:table-cell>
              <table:table-cell office:value-type="float" office:value="4.45585684376801">
                <text:p>4.4558568437680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99131">
                <text:p>0.399131</text:p>
              </table:table-cell>
              <table:table-cell office:value-type="float" office:value="5.83713042448324">
                <text:p>5.837130424483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505297">
                <text:p>0.505297</text:p>
              </table:table-cell>
              <table:table-cell office:value-type="float" office:value="1.45011017583727">
                <text:p>1.450110175837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576825">
                <text:p>0.576825</text:p>
              </table:table-cell>
              <table:table-cell office:value-type="float" office:value="0.143189220313899">
                <text:p>0.14318922031389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560394">
                <text:p>0.560394</text:p>
              </table:table-cell>
              <table:table-cell office:value-type="float" office:value="0.268831737891793">
                <text:p>0.26883173789179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569727">
                <text:p>0.569727</text:p>
              </table:table-cell>
              <table:table-cell office:value-type="float" office:value="0.189324293839427">
                <text:p>0.18932429383942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638335">
                <text:p>0.638335</text:p>
              </table:table-cell>
              <table:table-cell office:value-type="float" office:value="0.00805794347436889">
                <text:p>0.008057943474368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64741">
                <text:p>0.664741</text:p>
              </table:table-cell>
              <table:table-cell office:value-type="float" office:value="0.0018218427414591">
                <text:p>0.001821842741459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81799">
                <text:p>0.281799</text:p>
              </table:table-cell>
              <table:table-cell office:value-type="float" office:value="1.58775030192126">
                <text:p>1.5877503019212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43031">
                <text:p>0.243031</text:p>
              </table:table-cell>
              <table:table-cell office:value-type="float" office:value="0.536076507106483">
                <text:p>0.53607650710648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562921">
                <text:p>0.562921</text:p>
              </table:table-cell>
              <table:table-cell office:value-type="float" office:value="0.244940183070561">
                <text:p>0.24494018307056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572576">
                <text:p>0.572576</text:p>
              </table:table-cell>
              <table:table-cell office:value-type="float" office:value="0.169468908175786">
                <text:p>0.16946890817578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561964">
                <text:p>0.561964</text:p>
              </table:table-cell>
              <table:table-cell office:value-type="float" office:value="0.253768887802276">
                <text:p>0.25376888780227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862627">
                <text:p>0.862627</text:p>
              </table:table-cell>
              <table:table-cell office:value-type="float" office:value="0.000000000215402845645649">
                <text:p>0.00000000021540284564564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91258">
                <text:p>0.191258</text:p>
              </table:table-cell>
              <table:table-cell office:value-type="float" office:value="0.0756714681314739">
                <text:p>0.075671468131473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473721">
                <text:p>0.473721</text:p>
              </table:table-cell>
              <table:table-cell office:value-type="float" office:value="2.8320208333648">
                <text:p>2.832020833364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94382">
                <text:p>0.394382</text:p>
              </table:table-cell>
              <table:table-cell office:value-type="float" office:value="5.86772861729313">
                <text:p>5.867728617293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59804">
                <text:p>0.59804</text:p>
              </table:table-cell>
              <table:table-cell office:value-type="float" office:value="0.0582251950266292">
                <text:p>0.05822519502662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721068">
                <text:p>0.721068</text:p>
              </table:table-cell>
              <table:table-cell office:value-type="float" office:value="0.0000461180773211572">
                <text:p>0.00004611807732115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566479">
                <text:p>0.566479</text:p>
              </table:table-cell>
              <table:table-cell office:value-type="float" office:value="0.214352999975639">
                <text:p>0.21435299997563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681562">
                <text:p>0.681562</text:p>
              </table:table-cell>
              <table:table-cell office:value-type="float" office:value="0.000653086768177631">
                <text:p>0.00065308676817763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657026">
                <text:p>0.657026</text:p>
              </table:table-cell>
              <table:table-cell office:value-type="float" office:value="0.00285727912417574">
                <text:p>0.002857279124175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725392">
                <text:p>0.725392</text:p>
              </table:table-cell>
              <table:table-cell office:value-type="float" office:value="0.0000338037049562353">
                <text:p>0.000033803704956235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400732">
                <text:p>0.400732</text:p>
              </table:table-cell>
              <table:table-cell office:value-type="float" office:value="5.82043690664227">
                <text:p>5.8204369066422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754058">
                <text:p>0.754058</text:p>
              </table:table-cell>
              <table:table-cell office:value-type="float" office:value="0.00000389137051302798">
                <text:p>0.0000038913705130279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612106">
                <text:p>0.612106</text:p>
              </table:table-cell>
              <table:table-cell office:value-type="float" office:value="0.0303845790619741">
                <text:p>0.030384579061974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36403">
                <text:p>0.336403</text:p>
              </table:table-cell>
              <table:table-cell office:value-type="float" office:value="4.21767695893949">
                <text:p>4.2176769589394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539962">
                <text:p>0.539962</text:p>
              </table:table-cell>
              <table:table-cell office:value-type="float" office:value="0.542285879650026">
                <text:p>0.54228587965002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588071">
                <text:p>0.588071</text:p>
              </table:table-cell>
              <table:table-cell office:value-type="float" office:value="0.089954683852475">
                <text:p>0.0899546838524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98922">
                <text:p>0.398922</text:p>
              </table:table-cell>
              <table:table-cell office:value-type="float" office:value="5.83907387552175">
                <text:p>5.839073875521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580207">
                <text:p>0.580207</text:p>
              </table:table-cell>
              <table:table-cell office:value-type="float" office:value="0.124867239758282">
                <text:p>0.12486723975828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67046">
                <text:p>0.367046</text:p>
              </table:table-cell>
              <table:table-cell office:value-type="float" office:value="5.49886815825184">
                <text:p>5.498868158251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576684">
                <text:p>0.576684</text:p>
              </table:table-cell>
              <table:table-cell office:value-type="float" office:value="0.144001160811679">
                <text:p>0.14400116081167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566316">
                <text:p>0.566316</text:p>
              </table:table-cell>
              <table:table-cell office:value-type="float" office:value="0.215679828020463">
                <text:p>0.21567982802046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30497">
                <text:p>0.330497</text:p>
              </table:table-cell>
              <table:table-cell office:value-type="float" office:value="3.91483924443489">
                <text:p>3.9148392444348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652622">
                <text:p>0.652622</text:p>
              </table:table-cell>
              <table:table-cell office:value-type="float" office:value="0.00367287967424703">
                <text:p>0.0036728796742470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54952">
                <text:p>0.354952</text:p>
              </table:table-cell>
              <table:table-cell office:value-type="float" office:value="5.07413180358613">
                <text:p>5.0741318035861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884471">
                <text:p>0.884471</text:p>
              </table:table-cell>
              <table:table-cell office:value-type="float" office:value="0.0000000000220161683901511">
                <text:p>0.00000000002201616839015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680706">
                <text:p>0.680706</text:p>
              </table:table-cell>
              <table:table-cell office:value-type="float" office:value="0.000689107315674398">
                <text:p>0.00068910731567439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450172">
                <text:p>0.450172</text:p>
              </table:table-cell>
              <table:table-cell office:value-type="float" office:value="4.05336422091794">
                <text:p>4.0533642209179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16853">
                <text:p>0.116853</text:p>
              </table:table-cell>
              <table:table-cell office:value-type="float" office:value="0.00164141464928338">
                <text:p>0.0016414146492833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66138">
                <text:p>0.466138</text:p>
              </table:table-cell>
              <table:table-cell office:value-type="float" office:value="3.22059335605642">
                <text:p>3.2205933560564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486758">
                <text:p>0.486758</text:p>
              </table:table-cell>
              <table:table-cell office:value-type="float" office:value="2.2051938589224">
                <text:p>2.20519385892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410399">
                <text:p>0.410399</text:p>
              </table:table-cell>
              <table:table-cell office:value-type="float" office:value="5.65353688281988">
                <text:p>5.6535368828198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432753">
                <text:p>0.432753</text:p>
              </table:table-cell>
              <table:table-cell office:value-type="float" office:value="4.8912923679683">
                <text:p>4.891292367968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577555">
                <text:p>0.577555</text:p>
              </table:table-cell>
              <table:table-cell office:value-type="float" office:value="0.139048613391486">
                <text:p>0.13904861339148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79283">
                <text:p>0.379283</text:p>
              </table:table-cell>
              <table:table-cell office:value-type="float" office:value="5.77549146435606">
                <text:p>5.7754914643560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95908">
                <text:p>0.395908</text:p>
              </table:table-cell>
              <table:table-cell office:value-type="float" office:value="5.86100115036082">
                <text:p>5.8610011503608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613386">
                <text:p>0.613386</text:p>
              </table:table-cell>
              <table:table-cell office:value-type="float" office:value="0.0285775823970024">
                <text:p>0.02857758239700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293278">
                <text:p>0.293278</text:p>
              </table:table-cell>
              <table:table-cell office:value-type="float" office:value="2.05716573943509">
                <text:p>2.0571657394350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92017">
                <text:p>0.292017</text:p>
              </table:table-cell>
              <table:table-cell office:value-type="float" office:value="2.00225093447491">
                <text:p>2.002250934474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53311">
                <text:p>0.353311</text:p>
              </table:table-cell>
              <table:table-cell office:value-type="float" office:value="5.00684583044611">
                <text:p>5.006845830446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53145">
                <text:p>0.353145</text:p>
              </table:table-cell>
              <table:table-cell office:value-type="float" office:value="4.99992673426989">
                <text:p>4.9999267342698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48795">
                <text:p>0.348795</text:p>
              </table:table-cell>
              <table:table-cell office:value-type="float" office:value="4.81173061271184">
                <text:p>4.8117306127118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58317">
                <text:p>0.58317</text:p>
              </table:table-cell>
              <table:table-cell office:value-type="float" office:value="0.110527140542951">
                <text:p>0.11052714054295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498493">
                <text:p>0.498493</text:p>
              </table:table-cell>
              <table:table-cell office:value-type="float" office:value="1.70596600894604">
                <text:p>1.7059660089460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78308">
                <text:p>0.378308</text:p>
              </table:table-cell>
              <table:table-cell office:value-type="float" office:value="5.75979767174393">
                <text:p>5.7597976717439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627177">
                <text:p>0.627177</text:p>
              </table:table-cell>
              <table:table-cell office:value-type="float" office:value="0.0144328882920394">
                <text:p>0.014432888292039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619008">
                <text:p>0.619008</text:p>
              </table:table-cell>
              <table:table-cell office:value-type="float" office:value="0.0217393105046737">
                <text:p>0.02173931050467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32642">
                <text:p>0.432642</text:p>
              </table:table-cell>
              <table:table-cell office:value-type="float" office:value="4.89612058629543">
                <text:p>4.8961205862954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246959">
                <text:p>0.246959</text:p>
              </table:table-cell>
              <table:table-cell office:value-type="float" office:value="0.607356959423316">
                <text:p>0.6073569594233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714311">
                <text:p>0.714311</text:p>
              </table:table-cell>
              <table:table-cell office:value-type="float" office:value="0.000074329932974619">
                <text:p>0.00007432993297461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690444">
                <text:p>0.690444</text:p>
              </table:table-cell>
              <table:table-cell office:value-type="float" office:value="0.000370655860523438">
                <text:p>0.00037065586052343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17293">
                <text:p>0.317293</text:p>
              </table:table-cell>
              <table:table-cell office:value-type="float" office:value="3.22475073395324">
                <text:p>3.2247507339532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29884">
                <text:p>0.329884</text:p>
              </table:table-cell>
              <table:table-cell office:value-type="float" office:value="3.88299868741763">
                <text:p>3.8829986874176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53005">
                <text:p>0.53005</text:p>
              </table:table-cell>
              <table:table-cell office:value-type="float" office:value="0.737762548628288">
                <text:p>0.73776254862828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46945">
                <text:p>0.446945</text:p>
              </table:table-cell>
              <table:table-cell office:value-type="float" office:value="4.21782849252557">
                <text:p>4.2178284925255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481775">
                <text:p>0.481775</text:p>
              </table:table-cell>
              <table:table-cell office:value-type="float" office:value="2.43704254868679">
                <text:p>2.4370425486867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56885">
                <text:p>0.56885</text:p>
              </table:table-cell>
              <table:table-cell office:value-type="float" office:value="0.195823186969834">
                <text:p>0.1958231869698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565449">
                <text:p>0.565449</text:p>
              </table:table-cell>
              <table:table-cell office:value-type="float" office:value="0.222854948439436">
                <text:p>0.22285494843943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618326">
                <text:p>0.618326</text:p>
              </table:table-cell>
              <table:table-cell office:value-type="float" office:value="0.022480882115669">
                <text:p>0.02248088211566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470225">
                <text:p>0.470225</text:p>
              </table:table-cell>
              <table:table-cell office:value-type="float" office:value="3.0096253658066">
                <text:p>3.00962536580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779507">
                <text:p>0.779507</text:p>
              </table:table-cell>
              <table:table-cell office:value-type="float" office:value="0.000000491820578954277">
                <text:p>0.00000049182057895427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693395">
                <text:p>0.693395</text:p>
              </table:table-cell>
              <table:table-cell office:value-type="float" office:value="0.000305911382626303">
                <text:p>0.00030591138262630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56631">
                <text:p>0.56631</text:p>
              </table:table-cell>
              <table:table-cell office:value-type="float" office:value="0.215728801030229">
                <text:p>0.21572880103022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43895">
                <text:p>0.43895</text:p>
              </table:table-cell>
              <table:table-cell office:value-type="float" office:value="4.60959426422592">
                <text:p>4.609594264225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662253">
                <text:p>0.662253</text:p>
              </table:table-cell>
              <table:table-cell office:value-type="float" office:value="0.00210935911892493">
                <text:p>0.0021093591189249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39486">
                <text:p>0.339486</text:p>
              </table:table-cell>
              <table:table-cell office:value-type="float" office:value="4.37181090995244">
                <text:p>4.3718109099524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724443">
                <text:p>0.724443</text:p>
              </table:table-cell>
              <table:table-cell office:value-type="float" office:value="0.0000362012344459156">
                <text:p>0.00003620123444591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10016">
                <text:p>0.210016</text:p>
              </table:table-cell>
              <table:table-cell office:value-type="float" office:value="0.164491156200569">
                <text:p>0.16449115620056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773817">
                <text:p>0.773817</text:p>
              </table:table-cell>
              <table:table-cell office:value-type="float" office:value="0.000000790572099265582">
                <text:p>0.00000079057209926558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461332">
                <text:p>0.461332</text:p>
              </table:table-cell>
              <table:table-cell office:value-type="float" office:value="3.47156023315049">
                <text:p>3.4715602331504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445805">
                <text:p>0.445805</text:p>
              </table:table-cell>
              <table:table-cell office:value-type="float" office:value="4.27520360902916">
                <text:p>4.275203609029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4755">
                <text:p>0.4755</text:p>
              </table:table-cell>
              <table:table-cell office:value-type="float" office:value="2.74291706733273">
                <text:p>2.7429170673327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296618">
                <text:p>0.296618</text:p>
              </table:table-cell>
              <table:table-cell office:value-type="float" office:value="2.20632978826543">
                <text:p>2.2063297882654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548678">
                <text:p>0.548678</text:p>
              </table:table-cell>
              <table:table-cell office:value-type="float" office:value="0.406473164225944">
                <text:p>0.4064731642259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731204">
                <text:p>0.731204</text:p>
              </table:table-cell>
              <table:table-cell office:value-type="float" office:value="0.0000221238501472003">
                <text:p>0.000022123850147200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643319">
                <text:p>0.643319</text:p>
              </table:table-cell>
              <table:table-cell office:value-type="float" office:value="0.00615704757943915">
                <text:p>0.006157047579439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376669">
                <text:p>0.376669</text:p>
              </table:table-cell>
              <table:table-cell office:value-type="float" office:value="5.73085141702951">
                <text:p>5.7308514170295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409833">
                <text:p>0.409833</text:p>
              </table:table-cell>
              <table:table-cell office:value-type="float" office:value="5.6663368759288">
                <text:p>5.666336875928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464386">
                <text:p>0.464386</text:p>
              </table:table-cell>
              <table:table-cell office:value-type="float" office:value="3.31182749528097">
                <text:p>3.3118274952809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511069">
                <text:p>0.511069</text:p>
              </table:table-cell>
              <table:table-cell office:value-type="float" office:value="1.25348731357408">
                <text:p>1.253487313574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4361">
                <text:p>0.34361</text:p>
              </table:table-cell>
              <table:table-cell office:value-type="float" office:value="4.57208654775359">
                <text:p>4.5720865477535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171895">
                <text:p>0.171895</text:p>
              </table:table-cell>
              <table:table-cell office:value-type="float" office:value="0.031341234426078">
                <text:p>0.03134123442607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390107">
                <text:p>0.390107</text:p>
              </table:table-cell>
              <table:table-cell office:value-type="float" office:value="5.87082205993907">
                <text:p>5.870822059939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86456">
                <text:p>0.386456</text:p>
              </table:table-cell>
              <table:table-cell office:value-type="float" office:value="5.85508045882945">
                <text:p>5.8550804588294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291075">
                <text:p>0.291075</text:p>
              </table:table-cell>
              <table:table-cell office:value-type="float" office:value="1.96174577620281">
                <text:p>1.9617457762028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56443">
                <text:p>0.56443</text:p>
              </table:table-cell>
              <table:table-cell office:value-type="float" office:value="0.231545503768005">
                <text:p>0.23154550376800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19515">
                <text:p>0.319515</text:p>
              </table:table-cell>
              <table:table-cell office:value-type="float" office:value="3.34053972258327">
                <text:p>3.3405397225832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517956">
                <text:p>0.517956</text:p>
              </table:table-cell>
              <table:table-cell office:value-type="float" office:value="1.04354855069262">
                <text:p>1.0435485506926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467568">
                <text:p>0.467568</text:p>
              </table:table-cell>
              <table:table-cell office:value-type="float" office:value="3.14644172012969">
                <text:p>3.1464417201296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439145">
                <text:p>0.439145</text:p>
              </table:table-cell>
              <table:table-cell office:value-type="float" office:value="4.60037717727986">
                <text:p>4.6003771772798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643653">
                <text:p>0.643653</text:p>
              </table:table-cell>
              <table:table-cell office:value-type="float" office:value="0.00604586138428846">
                <text:p>0.0060458613842884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305903">
                <text:p>0.0305903</text:p>
              </table:table-cell>
              <table:table-cell office:value-type="float" office:value="0.00000430786392097975">
                <text:p>0.0000043078639209797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214487">
                <text:p>0.214487</text:p>
              </table:table-cell>
              <table:table-cell office:value-type="float" office:value="0.195717965823675">
                <text:p>0.1957179658236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625802">
                <text:p>0.625802</text:p>
              </table:table-cell>
              <table:table-cell office:value-type="float" office:value="0.0154787369343878">
                <text:p>0.015478736934387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439713">
                <text:p>0.439713</text:p>
              </table:table-cell>
              <table:table-cell office:value-type="float" office:value="4.57341961463231">
                <text:p>4.57341961463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